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799in"/>
    </style:style>
    <style:style style:name="co2" style:family="table-column">
      <style:table-column-properties fo:break-before="auto" style:column-width="1.5583in"/>
    </style:style>
    <style:style style:name="co3" style:family="table-column">
      <style:table-column-properties fo:break-before="auto" style:column-width="2.8665in"/>
    </style:style>
    <style:style style:name="co4" style:family="table-column">
      <style:table-column-properties fo:break-before="auto" style:column-width="0.5819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1.332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orldpeaks4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ntinent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ummit</text:p>
          </table:table-cell>
          <table:table-cell office:value-type="string" calcext:value-type="string">
            <text:p>broadrelief</text:p>
          </table:table-cell>
          <table:table-cell office:value-type="string" calcext:value-type="string">
            <text:p>steeprelief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broadcoord.X</text:p>
          </table:table-cell>
          <table:table-cell office:value-type="string" calcext:value-type="string">
            <text:p>broadcoord.Y</text:p>
          </table:table-cell>
          <table:table-cell office:value-type="string" calcext:value-type="string">
            <text:p>steepcoord.X</text:p>
          </table:table-cell>
          <table:table-cell office:value-type="string" calcext:value-type="string">
            <text:p>steepcoord.Y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Denali</text:p>
          </table:table-cell>
          <table:table-cell office:value-type="float" office:value="6191" calcext:value-type="float">
            <text:p>6191</text:p>
          </table:table-cell>
          <table:table-cell office:value-type="float" office:value="6021" calcext:value-type="float">
            <text:p>6021</text:p>
          </table:table-cell>
          <table:table-cell office:value-type="float" office:value="5263" calcext:value-type="float">
            <text:p>5263</text:p>
          </table:table-cell>
          <table:table-cell office:value-type="float" office:value="63.0691111111111" calcext:value-type="float">
            <text:p>63.0691111111111</text:p>
          </table:table-cell>
          <table:table-cell office:value-type="float" office:value="-151.006530555556" calcext:value-type="float">
            <text:p>-151.006530555556</text:p>
          </table:table-cell>
          <table:table-cell office:value-type="float" office:value="-152.262637091085" calcext:value-type="float">
            <text:p>-152.262637091085</text:p>
          </table:table-cell>
          <table:table-cell office:value-type="float" office:value="63.6240448515247" calcext:value-type="float">
            <text:p>63.6240448515247</text:p>
          </table:table-cell>
          <table:table-cell office:value-type="float" office:value="-152.262637091085" calcext:value-type="float">
            <text:p>-152.262637091085</text:p>
          </table:table-cell>
          <table:table-cell office:value-type="float" office:value="63.6240448515247" calcext:value-type="float">
            <text:p>63.624044851524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Yukon</text:p>
          </table:table-cell>
          <table:table-cell office:value-type="string" calcext:value-type="string">
            <text:p>Mount Logan</text:p>
          </table:table-cell>
          <table:table-cell office:value-type="float" office:value="5959" calcext:value-type="float">
            <text:p>5959</text:p>
          </table:table-cell>
          <table:table-cell office:value-type="float" office:value="5559" calcext:value-type="float">
            <text:p>5559</text:p>
          </table:table-cell>
          <table:table-cell office:value-type="float" office:value="4287" calcext:value-type="float">
            <text:p>4287</text:p>
          </table:table-cell>
          <table:table-cell office:value-type="float" office:value="60.5671611111111" calcext:value-type="float">
            <text:p>60.5671611111111</text:p>
          </table:table-cell>
          <table:table-cell office:value-type="float" office:value="-140.404138888889" calcext:value-type="float">
            <text:p>-140.404138888889</text:p>
          </table:table-cell>
          <table:table-cell office:value-type="float" office:value="-141.515977315844" calcext:value-type="float">
            <text:p>-141.515977315844</text:p>
          </table:table-cell>
          <table:table-cell office:value-type="float" office:value="61.1014054816471" calcext:value-type="float">
            <text:p>61.1014054816471</text:p>
          </table:table-cell>
          <table:table-cell office:value-type="float" office:value="-140.367114069001" calcext:value-type="float">
            <text:p>-140.367114069001</text:p>
          </table:table-cell>
          <table:table-cell office:value-type="float" office:value="60.4956705646551" calcext:value-type="float">
            <text:p>60.495670564655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Mount Saint Elias</text:p>
          </table:table-cell>
          <table:table-cell table:number-columns-repeated="2" office:value-type="float" office:value="5489" calcext:value-type="float">
            <text:p>5489</text:p>
          </table:table-cell>
          <table:table-cell office:value-type="float" office:value="5212" calcext:value-type="float">
            <text:p>5212</text:p>
          </table:table-cell>
          <table:table-cell office:value-type="float" office:value="60.2930166666667" calcext:value-type="float">
            <text:p>60.2930166666667</text:p>
          </table:table-cell>
          <table:table-cell office:value-type="float" office:value="-140.930072222222" calcext:value-type="float">
            <text:p>-140.930072222222</text:p>
          </table:table-cell>
          <table:table-cell office:value-type="float" office:value="-141.944638909079" calcext:value-type="float">
            <text:p>-141.944638909079</text:p>
          </table:table-cell>
          <table:table-cell office:value-type="float" office:value="60.7849380739248" calcext:value-type="float">
            <text:p>60.7849380739248</text:p>
          </table:table-cell>
          <table:table-cell office:value-type="float" office:value="-141.944638909079" calcext:value-type="float">
            <text:p>-141.944638909079</text:p>
          </table:table-cell>
          <table:table-cell office:value-type="float" office:value="60.7849380739248" calcext:value-type="float">
            <text:p>60.784938073924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Mount Foraker</text:p>
          </table:table-cell>
          <table:table-cell office:value-type="float" office:value="5304" calcext:value-type="float">
            <text:p>5304</text:p>
          </table:table-cell>
          <table:table-cell office:value-type="float" office:value="5105" calcext:value-type="float">
            <text:p>5105</text:p>
          </table:table-cell>
          <table:table-cell office:value-type="float" office:value="4193" calcext:value-type="float">
            <text:p>4193</text:p>
          </table:table-cell>
          <table:table-cell office:value-type="float" office:value="62.9604" calcext:value-type="float">
            <text:p>62.9604</text:p>
          </table:table-cell>
          <table:table-cell office:value-type="float" office:value="-151.3998" calcext:value-type="float">
            <text:p>-151.3998</text:p>
          </table:table-cell>
          <table:table-cell office:value-type="float" office:value="-152.469900984661" calcext:value-type="float">
            <text:p>-152.469900984661</text:p>
          </table:table-cell>
          <table:table-cell office:value-type="float" office:value="63.4349103631522" calcext:value-type="float">
            <text:p>63.4349103631522</text:p>
          </table:table-cell>
          <table:table-cell office:value-type="float" office:value="-152.469900984661" calcext:value-type="float">
            <text:p>-152.469900984661</text:p>
          </table:table-cell>
          <table:table-cell office:value-type="float" office:value="63.4349103631522" calcext:value-type="float">
            <text:p>63.434910363152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Mount Blackburn</text:p>
          </table:table-cell>
          <table:table-cell office:value-type="float" office:value="4996" calcext:value-type="float">
            <text:p>4996</text:p>
          </table:table-cell>
          <table:table-cell office:value-type="float" office:value="4679" calcext:value-type="float">
            <text:p>4679</text:p>
          </table:table-cell>
          <table:table-cell office:value-type="float" office:value="4169" calcext:value-type="float">
            <text:p>4169</text:p>
          </table:table-cell>
          <table:table-cell office:value-type="float" office:value="61.7316313333333" calcext:value-type="float">
            <text:p>61.7316313333333</text:p>
          </table:table-cell>
          <table:table-cell office:value-type="float" office:value="-143.435118277778" calcext:value-type="float">
            <text:p>-143.435118277778</text:p>
          </table:table-cell>
          <table:table-cell office:value-type="float" office:value="-144.401492581324" calcext:value-type="float">
            <text:p>-144.401492581324</text:p>
          </table:table-cell>
          <table:table-cell office:value-type="float" office:value="62.1806570834137" calcext:value-type="float">
            <text:p>62.1806570834137</text:p>
          </table:table-cell>
          <table:table-cell office:value-type="float" office:value="-143.559512043987" calcext:value-type="float">
            <text:p>-143.559512043987</text:p>
          </table:table-cell>
          <table:table-cell office:value-type="float" office:value="61.6859453443175" calcext:value-type="float">
            <text:p>61.685945344317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Mount Bona</text:p>
          </table:table-cell>
          <table:table-cell office:value-type="float" office:value="5044" calcext:value-type="float">
            <text:p>5044</text:p>
          </table:table-cell>
          <table:table-cell office:value-type="float" office:value="4625" calcext:value-type="float">
            <text:p>4625</text:p>
          </table:table-cell>
          <table:table-cell office:value-type="float" office:value="3556" calcext:value-type="float">
            <text:p>3556</text:p>
          </table:table-cell>
          <table:table-cell office:value-type="float" office:value="61.3856" calcext:value-type="float">
            <text:p>61.3856</text:p>
          </table:table-cell>
          <table:table-cell office:value-type="float" office:value="-141.7495" calcext:value-type="float">
            <text:p>-141.7495</text:p>
          </table:table-cell>
          <table:table-cell office:value-type="float" office:value="-142.71423002486" calcext:value-type="float">
            <text:p>-142.71423002486</text:p>
          </table:table-cell>
          <table:table-cell office:value-type="float" office:value="61.8392995531225" calcext:value-type="float">
            <text:p>61.8392995531225</text:p>
          </table:table-cell>
          <table:table-cell office:value-type="float" office:value="-141.816100759706" calcext:value-type="float">
            <text:p>-141.816100759706</text:p>
          </table:table-cell>
          <table:table-cell office:value-type="float" office:value="61.3401312645573" calcext:value-type="float">
            <text:p>61.340131264557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Mount Fairweather</text:p>
          </table:table-cell>
          <table:table-cell office:value-type="float" office:value="4671" calcext:value-type="float">
            <text:p>4671</text:p>
          </table:table-cell>
          <table:table-cell office:value-type="float" office:value="4578" calcext:value-type="float">
            <text:p>4578</text:p>
          </table:table-cell>
          <table:table-cell office:value-type="float" office:value="4327" calcext:value-type="float">
            <text:p>4327</text:p>
          </table:table-cell>
          <table:table-cell office:value-type="float" office:value="58.9063962962963" calcext:value-type="float">
            <text:p>58.9063962962963</text:p>
          </table:table-cell>
          <table:table-cell office:value-type="float" office:value="-137.526555555556" calcext:value-type="float">
            <text:p>-137.526555555556</text:p>
          </table:table-cell>
          <table:table-cell office:value-type="float" office:value="-138.353821870743" calcext:value-type="float">
            <text:p>-138.353821870743</text:p>
          </table:table-cell>
          <table:table-cell office:value-type="float" office:value="59.3270922397382" calcext:value-type="float">
            <text:p>59.3270922397382</text:p>
          </table:table-cell>
          <table:table-cell office:value-type="float" office:value="-138.353821870743" calcext:value-type="float">
            <text:p>-138.353821870743</text:p>
          </table:table-cell>
          <table:table-cell office:value-type="float" office:value="59.3270922397382" calcext:value-type="float">
            <text:p>59.327092239738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Mount Hubbard</text:p>
          </table:table-cell>
          <table:table-cell table:number-columns-repeated="2" office:value-type="float" office:value="4557" calcext:value-type="float">
            <text:p>4557</text:p>
          </table:table-cell>
          <table:table-cell office:value-type="float" office:value="3360" calcext:value-type="float">
            <text:p>3360</text:p>
          </table:table-cell>
          <table:table-cell office:value-type="float" office:value="60.3194" calcext:value-type="float">
            <text:p>60.3194</text:p>
          </table:table-cell>
          <table:table-cell office:value-type="float" office:value="-139.0726" calcext:value-type="float">
            <text:p>-139.0726</text:p>
          </table:table-cell>
          <table:table-cell office:value-type="float" office:value="-139.914563726981" calcext:value-type="float">
            <text:p>-139.914563726981</text:p>
          </table:table-cell>
          <table:table-cell office:value-type="float" office:value="60.727869545587" calcext:value-type="float">
            <text:p>60.727869545587</text:p>
          </table:table-cell>
          <table:table-cell office:value-type="float" office:value="-139.157485650305" calcext:value-type="float">
            <text:p>-139.157485650305</text:p>
          </table:table-cell>
          <table:table-cell office:value-type="float" office:value="60.2906969947952" calcext:value-type="float">
            <text:p>60.290696994795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Mount Sanford</text:p>
          </table:table-cell>
          <table:table-cell office:value-type="float" office:value="4949" calcext:value-type="float">
            <text:p>4949</text:p>
          </table:table-cell>
          <table:table-cell office:value-type="float" office:value="4355" calcext:value-type="float">
            <text:p>4355</text:p>
          </table:table-cell>
          <table:table-cell office:value-type="float" office:value="3746" calcext:value-type="float">
            <text:p>3746</text:p>
          </table:table-cell>
          <table:table-cell office:value-type="float" office:value="62.2132" calcext:value-type="float">
            <text:p>62.2132</text:p>
          </table:table-cell>
          <table:table-cell office:value-type="float" office:value="-144.1292" calcext:value-type="float">
            <text:p>-144.1292</text:p>
          </table:table-cell>
          <table:table-cell office:value-type="float" office:value="-145.101902790002" calcext:value-type="float">
            <text:p>-145.101902790002</text:p>
          </table:table-cell>
          <table:table-cell office:value-type="float" office:value="62.65743351006" calcext:value-type="float">
            <text:p>62.65743351006</text:p>
          </table:table-cell>
          <table:table-cell office:value-type="float" office:value="-143.992107493514" calcext:value-type="float">
            <text:p>-143.992107493514</text:p>
          </table:table-cell>
          <table:table-cell office:value-type="float" office:value="62.2053709406258" calcext:value-type="float">
            <text:p>62.205370940625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Mount Hunter</text:p>
          </table:table-cell>
          <table:table-cell office:value-type="float" office:value="4442" calcext:value-type="float">
            <text:p>4442</text:p>
          </table:table-cell>
          <table:table-cell office:value-type="float" office:value="4224" calcext:value-type="float">
            <text:p>4224</text:p>
          </table:table-cell>
          <table:table-cell office:value-type="float" office:value="3464" calcext:value-type="float">
            <text:p>3464</text:p>
          </table:table-cell>
          <table:table-cell office:value-type="float" office:value="62.9504" calcext:value-type="float">
            <text:p>62.9504</text:p>
          </table:table-cell>
          <table:table-cell office:value-type="float" office:value="-151.0915" calcext:value-type="float">
            <text:p>-151.0915</text:p>
          </table:table-cell>
          <table:table-cell office:value-type="float" office:value="-151.986211961088" calcext:value-type="float">
            <text:p>-151.986211961088</text:p>
          </table:table-cell>
          <table:table-cell office:value-type="float" office:value="63.3486799325661" calcext:value-type="float">
            <text:p>63.3486799325661</text:p>
          </table:table-cell>
          <table:table-cell office:value-type="float" office:value="-151.986211961088" calcext:value-type="float">
            <text:p>-151.986211961088</text:p>
          </table:table-cell>
          <table:table-cell office:value-type="float" office:value="63.3486799325661" calcext:value-type="float">
            <text:p>63.348679932566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Mount Cook</text:p>
          </table:table-cell>
          <table:table-cell table:number-columns-repeated="2" office:value-type="float" office:value="4194" calcext:value-type="float">
            <text:p>4194</text:p>
          </table:table-cell>
          <table:table-cell office:value-type="float" office:value="3387" calcext:value-type="float">
            <text:p>3387</text:p>
          </table:table-cell>
          <table:table-cell office:value-type="float" office:value="60.1816" calcext:value-type="float">
            <text:p>60.1816</text:p>
          </table:table-cell>
          <table:table-cell office:value-type="float" office:value="-139.9811" calcext:value-type="float">
            <text:p>-139.9811</text:p>
          </table:table-cell>
          <table:table-cell office:value-type="float" office:value="-140.752469850943" calcext:value-type="float">
            <text:p>-140.752469850943</text:p>
          </table:table-cell>
          <table:table-cell office:value-type="float" office:value="60.5580027872629" calcext:value-type="float">
            <text:p>60.5580027872629</text:p>
          </table:table-cell>
          <table:table-cell office:value-type="float" office:value="-140.00925665045" calcext:value-type="float">
            <text:p>-140.00925665045</text:p>
          </table:table-cell>
          <table:table-cell office:value-type="float" office:value="60.1294047418048" calcext:value-type="float">
            <text:p>60.129404741804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Yukon</text:p>
          </table:table-cell>
          <table:table-cell office:value-type="string" calcext:value-type="string">
            <text:p>Mount Lucania</text:p>
          </table:table-cell>
          <table:table-cell office:value-type="float" office:value="5226" calcext:value-type="float">
            <text:p>5226</text:p>
          </table:table-cell>
          <table:table-cell office:value-type="float" office:value="4157" calcext:value-type="float">
            <text:p>4157</text:p>
          </table:table-cell>
          <table:table-cell office:value-type="float" office:value="3399" calcext:value-type="float">
            <text:p>3399</text:p>
          </table:table-cell>
          <table:table-cell office:value-type="float" office:value="61.0233333333333" calcext:value-type="float">
            <text:p>61.0233333333333</text:p>
          </table:table-cell>
          <table:table-cell office:value-type="float" office:value="-140.465555555556" calcext:value-type="float">
            <text:p>-140.465555555556</text:p>
          </table:table-cell>
          <table:table-cell office:value-type="float" office:value="-141.453683868907" calcext:value-type="float">
            <text:p>-141.453683868907</text:p>
          </table:table-cell>
          <table:table-cell office:value-type="float" office:value="61.4919402765165" calcext:value-type="float">
            <text:p>61.4919402765165</text:p>
          </table:table-cell>
          <table:table-cell office:value-type="float" office:value="-141.453683868907" calcext:value-type="float">
            <text:p>-141.453683868907</text:p>
          </table:table-cell>
          <table:table-cell office:value-type="float" office:value="61.4919402765165" calcext:value-type="float">
            <text:p>61.491940276516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Mount Marcus Baker</text:p>
          </table:table-cell>
          <table:table-cell table:number-columns-repeated="2" office:value-type="float" office:value="4016" calcext:value-type="float">
            <text:p>4016</text:p>
          </table:table-cell>
          <table:table-cell office:value-type="float" office:value="3756" calcext:value-type="float">
            <text:p>3756</text:p>
          </table:table-cell>
          <table:table-cell office:value-type="float" office:value="61.4375259259259" calcext:value-type="float">
            <text:p>61.4375259259259</text:p>
          </table:table-cell>
          <table:table-cell office:value-type="float" office:value="-147.752037037037" calcext:value-type="float">
            <text:p>-147.752037037037</text:p>
          </table:table-cell>
          <table:table-cell office:value-type="float" office:value="-148.520946229937" calcext:value-type="float">
            <text:p>-148.520946229937</text:p>
          </table:table-cell>
          <table:table-cell office:value-type="float" office:value="61.7983172207051" calcext:value-type="float">
            <text:p>61.7983172207051</text:p>
          </table:table-cell>
          <table:table-cell office:value-type="float" office:value="-147.720327782666" calcext:value-type="float">
            <text:p>-147.720327782666</text:p>
          </table:table-cell>
          <table:table-cell office:value-type="float" office:value="61.3831860914895" calcext:value-type="float">
            <text:p>61.383186091489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Yukon</text:p>
          </table:table-cell>
          <table:table-cell office:value-type="string" calcext:value-type="string">
            <text:p>Mount Augusta</text:p>
          </table:table-cell>
          <table:table-cell office:value-type="float" office:value="4289" calcext:value-type="float">
            <text:p>4289</text:p>
          </table:table-cell>
          <table:table-cell office:value-type="float" office:value="4014" calcext:value-type="float">
            <text:p>4014</text:p>
          </table:table-cell>
          <table:table-cell office:value-type="float" office:value="3276" calcext:value-type="float">
            <text:p>3276</text:p>
          </table:table-cell>
          <table:table-cell office:value-type="float" office:value="60.3074" calcext:value-type="float">
            <text:p>60.3074</text:p>
          </table:table-cell>
          <table:table-cell office:value-type="float" office:value="-140.4584" calcext:value-type="float">
            <text:p>-140.4584</text:p>
          </table:table-cell>
          <table:table-cell office:value-type="float" office:value="-140.296666798592" calcext:value-type="float">
            <text:p>-140.296666798592</text:p>
          </table:table-cell>
          <table:table-cell office:value-type="float" office:value="60.1456103606017" calcext:value-type="float">
            <text:p>60.1456103606017</text:p>
          </table:table-cell>
          <table:table-cell office:value-type="float" office:value="-141.250393869869" calcext:value-type="float">
            <text:p>-141.250393869869</text:p>
          </table:table-cell>
          <table:table-cell office:value-type="float" office:value="60.6931058621916" calcext:value-type="float">
            <text:p>60.693105862191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Mount Crillon</text:p>
          </table:table-cell>
          <table:table-cell office:value-type="float" office:value="3879" calcext:value-type="float">
            <text:p>3879</text:p>
          </table:table-cell>
          <table:table-cell office:value-type="float" office:value="3823" calcext:value-type="float">
            <text:p>3823</text:p>
          </table:table-cell>
          <table:table-cell office:value-type="float" office:value="3389" calcext:value-type="float">
            <text:p>3389</text:p>
          </table:table-cell>
          <table:table-cell office:value-type="float" office:value="58.6625" calcext:value-type="float">
            <text:p>58.6625</text:p>
          </table:table-cell>
          <table:table-cell office:value-type="float" office:value="-137.1712" calcext:value-type="float">
            <text:p>-137.1712</text:p>
          </table:table-cell>
          <table:table-cell office:value-type="float" office:value="-137.853030112785" calcext:value-type="float">
            <text:p>-137.853030112785</text:p>
          </table:table-cell>
          <table:table-cell office:value-type="float" office:value="59.0115031439964" calcext:value-type="float">
            <text:p>59.0115031439964</text:p>
          </table:table-cell>
          <table:table-cell office:value-type="float" office:value="-137.264593120496" calcext:value-type="float">
            <text:p>-137.264593120496</text:p>
          </table:table-cell>
          <table:table-cell office:value-type="float" office:value="58.63171806706" calcext:value-type="float">
            <text:p>58.6317180670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Regal Mountain</text:p>
          </table:table-cell>
          <table:table-cell office:value-type="float" office:value="4220" calcext:value-type="float">
            <text:p>4220</text:p>
          </table:table-cell>
          <table:table-cell office:value-type="float" office:value="3689" calcext:value-type="float">
            <text:p>3689</text:p>
          </table:table-cell>
          <table:table-cell office:value-type="float" office:value="3004" calcext:value-type="float">
            <text:p>3004</text:p>
          </table:table-cell>
          <table:table-cell office:value-type="float" office:value="61.7438" calcext:value-type="float">
            <text:p>61.7438</text:p>
          </table:table-cell>
          <table:table-cell office:value-type="float" office:value="-142.8675" calcext:value-type="float">
            <text:p>-142.8675</text:p>
          </table:table-cell>
          <table:table-cell office:value-type="float" office:value="-143.683307087618" calcext:value-type="float">
            <text:p>-143.683307087618</text:p>
          </table:table-cell>
          <table:table-cell office:value-type="float" office:value="62.1220904499881" calcext:value-type="float">
            <text:p>62.1220904499881</text:p>
          </table:table-cell>
          <table:table-cell office:value-type="float" office:value="-142.802774407766" calcext:value-type="float">
            <text:p>-142.802774407766</text:p>
          </table:table-cell>
          <table:table-cell office:value-type="float" office:value="61.6982449631703" calcext:value-type="float">
            <text:p>61.698244963170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Mount Wrangell</text:p>
          </table:table-cell>
          <table:table-cell office:value-type="float" office:value="4317" calcext:value-type="float">
            <text:p>4317</text:p>
          </table:table-cell>
          <table:table-cell office:value-type="float" office:value="3678" calcext:value-type="float">
            <text:p>3678</text:p>
          </table:table-cell>
          <table:table-cell office:value-type="float" office:value="2892" calcext:value-type="float">
            <text:p>2892</text:p>
          </table:table-cell>
          <table:table-cell office:value-type="float" office:value="62.0059" calcext:value-type="float">
            <text:p>62.0059</text:p>
          </table:table-cell>
          <table:table-cell office:value-type="float" office:value="-144.0187" calcext:value-type="float">
            <text:p>-144.0187</text:p>
          </table:table-cell>
          <table:table-cell office:value-type="float" office:value="-144.860626912956" calcext:value-type="float">
            <text:p>-144.860626912956</text:p>
          </table:table-cell>
          <table:table-cell office:value-type="float" office:value="62.3932785221557" calcext:value-type="float">
            <text:p>62.3932785221557</text:p>
          </table:table-cell>
          <table:table-cell office:value-type="float" office:value="-144.167294501351" calcext:value-type="float">
            <text:p>-144.167294501351</text:p>
          </table:table-cell>
          <table:table-cell office:value-type="float" office:value="61.9650377252708" calcext:value-type="float">
            <text:p>61.965037725270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Mount Hayes</text:p>
          </table:table-cell>
          <table:table-cell office:value-type="float" office:value="4216" calcext:value-type="float">
            <text:p>4216</text:p>
          </table:table-cell>
          <table:table-cell office:value-type="float" office:value="3591" calcext:value-type="float">
            <text:p>3591</text:p>
          </table:table-cell>
          <table:table-cell office:value-type="float" office:value="3121" calcext:value-type="float">
            <text:p>3121</text:p>
          </table:table-cell>
          <table:table-cell office:value-type="float" office:value="63.6204777777778" calcext:value-type="float">
            <text:p>63.6204777777778</text:p>
          </table:table-cell>
          <table:table-cell office:value-type="float" office:value="-146.716866666667" calcext:value-type="float">
            <text:p>-146.716866666667</text:p>
          </table:table-cell>
          <table:table-cell office:value-type="float" office:value="-147.586120953182" calcext:value-type="float">
            <text:p>-147.586120953182</text:p>
          </table:table-cell>
          <table:table-cell office:value-type="float" office:value="63.9988273157203" calcext:value-type="float">
            <text:p>63.9988273157203</text:p>
          </table:table-cell>
          <table:table-cell office:value-type="float" office:value="-146.646895856266" calcext:value-type="float">
            <text:p>-146.646895856266</text:p>
          </table:table-cell>
          <table:table-cell office:value-type="float" office:value="63.662758513322" calcext:value-type="float">
            <text:p>63.66275851332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Mount Bear</text:p>
          </table:table-cell>
          <table:table-cell office:value-type="float" office:value="4520" calcext:value-type="float">
            <text:p>4520</text:p>
          </table:table-cell>
          <table:table-cell office:value-type="float" office:value="3490" calcext:value-type="float">
            <text:p>3490</text:p>
          </table:table-cell>
          <table:table-cell office:value-type="float" office:value="2626" calcext:value-type="float">
            <text:p>2626</text:p>
          </table:table-cell>
          <table:table-cell office:value-type="float" office:value="61.2834" calcext:value-type="float">
            <text:p>61.2834</text:p>
          </table:table-cell>
          <table:table-cell office:value-type="float" office:value="-141.1433" calcext:value-type="float">
            <text:p>-141.1433</text:p>
          </table:table-cell>
          <table:table-cell office:value-type="float" office:value="-141.191116716975" calcext:value-type="float">
            <text:p>-141.191116716975</text:p>
          </table:table-cell>
          <table:table-cell office:value-type="float" office:value="61.1503517454498" calcext:value-type="float">
            <text:p>61.1503517454498</text:p>
          </table:table-cell>
          <table:table-cell office:value-type="float" office:value="-141.219267691601" calcext:value-type="float">
            <text:p>-141.219267691601</text:p>
          </table:table-cell>
          <table:table-cell office:value-type="float" office:value="61.2737317825718" calcext:value-type="float">
            <text:p>61.273731782571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Mount Russell</text:p>
          </table:table-cell>
          <table:table-cell office:value-type="float" office:value="3557" calcext:value-type="float">
            <text:p>3557</text:p>
          </table:table-cell>
          <table:table-cell office:value-type="float" office:value="3388" calcext:value-type="float">
            <text:p>3388</text:p>
          </table:table-cell>
          <table:table-cell office:value-type="float" office:value="2387" calcext:value-type="float">
            <text:p>2387</text:p>
          </table:table-cell>
          <table:table-cell office:value-type="float" office:value="62.7984" calcext:value-type="float">
            <text:p>62.7984</text:p>
          </table:table-cell>
          <table:table-cell office:value-type="float" office:value="-151.8845" calcext:value-type="float">
            <text:p>-151.8845</text:p>
          </table:table-cell>
          <table:table-cell office:value-type="float" office:value="-152.591783165849" calcext:value-type="float">
            <text:p>-152.591783165849</text:p>
          </table:table-cell>
          <table:table-cell office:value-type="float" office:value="63.1178778498132" calcext:value-type="float">
            <text:p>63.1178778498132</text:p>
          </table:table-cell>
          <table:table-cell office:value-type="float" office:value="-151.902999250749" calcext:value-type="float">
            <text:p>-151.902999250749</text:p>
          </table:table-cell>
          <table:table-cell office:value-type="float" office:value="62.7630043464745" calcext:value-type="float">
            <text:p>62.763004346474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Mount Foresta</text:p>
          </table:table-cell>
          <table:table-cell table:number-columns-repeated="2" office:value-type="float" office:value="3368" calcext:value-type="float">
            <text:p>3368</text:p>
          </table:table-cell>
          <table:table-cell office:value-type="float" office:value="3004" calcext:value-type="float">
            <text:p>3004</text:p>
          </table:table-cell>
          <table:table-cell office:value-type="float" office:value="60.1912" calcext:value-type="float">
            <text:p>60.1912</text:p>
          </table:table-cell>
          <table:table-cell office:value-type="float" office:value="-139.4323" calcext:value-type="float">
            <text:p>-139.4323</text:p>
          </table:table-cell>
          <table:table-cell office:value-type="float" office:value="-140.047329275007" calcext:value-type="float">
            <text:p>-140.047329275007</text:p>
          </table:table-cell>
          <table:table-cell office:value-type="float" office:value="60.4944526872021" calcext:value-type="float">
            <text:p>60.4944526872021</text:p>
          </table:table-cell>
          <table:table-cell office:value-type="float" office:value="-140.047329275007" calcext:value-type="float">
            <text:p>-140.047329275007</text:p>
          </table:table-cell>
          <table:table-cell office:value-type="float" office:value="60.4944526872021" calcext:value-type="float">
            <text:p>60.494452687202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Mount Tom White</text:p>
          </table:table-cell>
          <table:table-cell office:value-type="float" office:value="3411" calcext:value-type="float">
            <text:p>3411</text:p>
          </table:table-cell>
          <table:table-cell office:value-type="float" office:value="3367" calcext:value-type="float">
            <text:p>3367</text:p>
          </table:table-cell>
          <table:table-cell office:value-type="float" office:value="2371" calcext:value-type="float">
            <text:p>2371</text:p>
          </table:table-cell>
          <table:table-cell office:value-type="float" office:value="60.6518" calcext:value-type="float">
            <text:p>60.6518</text:p>
          </table:table-cell>
          <table:table-cell office:value-type="float" office:value="-143.6972" calcext:value-type="float">
            <text:p>-143.6972</text:p>
          </table:table-cell>
          <table:table-cell office:value-type="float" office:value="-144.329089851585" calcext:value-type="float">
            <text:p>-144.329089851585</text:p>
          </table:table-cell>
          <table:table-cell office:value-type="float" office:value="60.9578395268718" calcext:value-type="float">
            <text:p>60.9578395268718</text:p>
          </table:table-cell>
          <table:table-cell office:value-type="float" office:value="-143.738026297338" calcext:value-type="float">
            <text:p>-143.738026297338</text:p>
          </table:table-cell>
          <table:table-cell office:value-type="float" office:value="60.625004000732" calcext:value-type="float">
            <text:p>60.62500400073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Mount Torbert</text:p>
          </table:table-cell>
          <table:table-cell office:value-type="float" office:value="3479" calcext:value-type="float">
            <text:p>3479</text:p>
          </table:table-cell>
          <table:table-cell office:value-type="float" office:value="3311" calcext:value-type="float">
            <text:p>3311</text:p>
          </table:table-cell>
          <table:table-cell office:value-type="float" office:value="2311" calcext:value-type="float">
            <text:p>2311</text:p>
          </table:table-cell>
          <table:table-cell office:value-type="float" office:value="61.4086" calcext:value-type="float">
            <text:p>61.4086</text:p>
          </table:table-cell>
          <table:table-cell office:value-type="float" office:value="-152.4125" calcext:value-type="float">
            <text:p>-152.4125</text:p>
          </table:table-cell>
          <table:table-cell office:value-type="float" office:value="-153.072833367376" calcext:value-type="float">
            <text:p>-153.072833367376</text:p>
          </table:table-cell>
          <table:table-cell office:value-type="float" office:value="61.7218545893405" calcext:value-type="float">
            <text:p>61.7218545893405</text:p>
          </table:table-cell>
          <table:table-cell office:value-type="float" office:value="-152.4296010498" calcext:value-type="float">
            <text:p>-152.4296010498</text:p>
          </table:table-cell>
          <table:table-cell office:value-type="float" office:value="61.3532754272825" calcext:value-type="float">
            <text:p>61.353275427282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Mount Jarvis</text:p>
          </table:table-cell>
          <table:table-cell office:value-type="float" office:value="4091" calcext:value-type="float">
            <text:p>4091</text:p>
          </table:table-cell>
          <table:table-cell office:value-type="float" office:value="3271" calcext:value-type="float">
            <text:p>3271</text:p>
          </table:table-cell>
          <table:table-cell office:value-type="float" office:value="2576" calcext:value-type="float">
            <text:p>2576</text:p>
          </table:table-cell>
          <table:table-cell office:value-type="float" office:value="62.0234" calcext:value-type="float">
            <text:p>62.0234</text:p>
          </table:table-cell>
          <table:table-cell office:value-type="float" office:value="-143.6198" calcext:value-type="float">
            <text:p>-143.6198</text:p>
          </table:table-cell>
          <table:table-cell office:value-type="float" office:value="-144.41796657367" calcext:value-type="float">
            <text:p>-144.41796657367</text:p>
          </table:table-cell>
          <table:table-cell office:value-type="float" office:value="62.3909350358335" calcext:value-type="float">
            <text:p>62.3909350358335</text:p>
          </table:table-cell>
          <table:table-cell office:value-type="float" office:value="-144.41796657367" calcext:value-type="float">
            <text:p>-144.41796657367</text:p>
          </table:table-cell>
          <table:table-cell office:value-type="float" office:value="62.3909350358335" calcext:value-type="float">
            <text:p>62.390935035833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Mount Natazhat</text:p>
          </table:table-cell>
          <table:table-cell office:value-type="float" office:value="4095" calcext:value-type="float">
            <text:p>4095</text:p>
          </table:table-cell>
          <table:table-cell office:value-type="float" office:value="3242" calcext:value-type="float">
            <text:p>3242</text:p>
          </table:table-cell>
          <table:table-cell office:value-type="float" office:value="2616" calcext:value-type="float">
            <text:p>2616</text:p>
          </table:table-cell>
          <table:table-cell office:value-type="float" office:value="61.5217" calcext:value-type="float">
            <text:p>61.5217</text:p>
          </table:table-cell>
          <table:table-cell office:value-type="float" office:value="-141.103" calcext:value-type="float">
            <text:p>-141.103</text:p>
          </table:table-cell>
          <table:table-cell office:value-type="float" office:value="-141.888824352367" calcext:value-type="float">
            <text:p>-141.888824352367</text:p>
          </table:table-cell>
          <table:table-cell office:value-type="float" office:value="61.8889467196164" calcext:value-type="float">
            <text:p>61.8889467196164</text:p>
          </table:table-cell>
          <table:table-cell office:value-type="float" office:value="-141.118520998152" calcext:value-type="float">
            <text:p>-141.118520998152</text:p>
          </table:table-cell>
          <table:table-cell office:value-type="float" office:value="61.5591638912638" calcext:value-type="float">
            <text:p>61.559163891263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Mount Miller</text:p>
          </table:table-cell>
          <table:table-cell office:value-type="float" office:value="3277" calcext:value-type="float">
            <text:p>3277</text:p>
          </table:table-cell>
          <table:table-cell office:value-type="float" office:value="3171" calcext:value-type="float">
            <text:p>3171</text:p>
          </table:table-cell>
          <table:table-cell office:value-type="float" office:value="2194" calcext:value-type="float">
            <text:p>2194</text:p>
          </table:table-cell>
          <table:table-cell office:value-type="float" office:value="60.4605" calcext:value-type="float">
            <text:p>60.4605</text:p>
          </table:table-cell>
          <table:table-cell office:value-type="float" office:value="-142.3012" calcext:value-type="float">
            <text:p>-142.3012</text:p>
          </table:table-cell>
          <table:table-cell office:value-type="float" office:value="-142.904501232304" calcext:value-type="float">
            <text:p>-142.904501232304</text:p>
          </table:table-cell>
          <table:table-cell office:value-type="float" office:value="60.754018495276" calcext:value-type="float">
            <text:p>60.754018495276</text:p>
          </table:table-cell>
          <table:table-cell office:value-type="float" office:value="-142.344686764211" calcext:value-type="float">
            <text:p>-142.344686764211</text:p>
          </table:table-cell>
          <table:table-cell office:value-type="float" office:value="60.4300225795693" calcext:value-type="float">
            <text:p>60.430022579569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Mount Drum</text:p>
          </table:table-cell>
          <table:table-cell office:value-type="float" office:value="3661" calcext:value-type="float">
            <text:p>3661</text:p>
          </table:table-cell>
          <table:table-cell office:value-type="float" office:value="3167" calcext:value-type="float">
            <text:p>3167</text:p>
          </table:table-cell>
          <table:table-cell office:value-type="float" office:value="2616" calcext:value-type="float">
            <text:p>2616</text:p>
          </table:table-cell>
          <table:table-cell office:value-type="float" office:value="62.1159" calcext:value-type="float">
            <text:p>62.1159</text:p>
          </table:table-cell>
          <table:table-cell office:value-type="float" office:value="-144.6394" calcext:value-type="float">
            <text:p>-144.6394</text:p>
          </table:table-cell>
          <table:table-cell office:value-type="float" office:value="-145.35085603907" calcext:value-type="float">
            <text:p>-145.35085603907</text:p>
          </table:table-cell>
          <table:table-cell office:value-type="float" office:value="62.4439722913245" calcext:value-type="float">
            <text:p>62.4439722913245</text:p>
          </table:table-cell>
          <table:table-cell office:value-type="float" office:value="-144.567240037361" calcext:value-type="float">
            <text:p>-144.567240037361</text:p>
          </table:table-cell>
          <table:table-cell office:value-type="float" office:value="62.1294750600876" calcext:value-type="float">
            <text:p>62.129475060087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Mount Seattle</text:p>
          </table:table-cell>
          <table:table-cell table:number-columns-repeated="2" office:value-type="float" office:value="3155" calcext:value-type="float">
            <text:p>3155</text:p>
          </table:table-cell>
          <table:table-cell office:value-type="float" office:value="3045" calcext:value-type="float">
            <text:p>3045</text:p>
          </table:table-cell>
          <table:table-cell office:value-type="float" office:value="60.068" calcext:value-type="float">
            <text:p>60.068</text:p>
          </table:table-cell>
          <table:table-cell office:value-type="float" office:value="-139.1893" calcext:value-type="float">
            <text:p>-139.1893</text:p>
          </table:table-cell>
          <table:table-cell office:value-type="float" office:value="-139.763068793021" calcext:value-type="float">
            <text:p>-139.763068793021</text:p>
          </table:table-cell>
          <table:table-cell office:value-type="float" office:value="60.3524101075812" calcext:value-type="float">
            <text:p>60.3524101075812</text:p>
          </table:table-cell>
          <table:table-cell office:value-type="float" office:value="-139.277667003968" calcext:value-type="float">
            <text:p>-139.277667003968</text:p>
          </table:table-cell>
          <table:table-cell office:value-type="float" office:value="60.039472994186" calcext:value-type="float">
            <text:p>60.03947299418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Mount Steller</text:p>
          </table:table-cell>
          <table:table-cell office:value-type="float" office:value="3205" calcext:value-type="float">
            <text:p>3205</text:p>
          </table:table-cell>
          <table:table-cell office:value-type="float" office:value="3150" calcext:value-type="float">
            <text:p>3150</text:p>
          </table:table-cell>
          <table:table-cell office:value-type="float" office:value="2567" calcext:value-type="float">
            <text:p>2567</text:p>
          </table:table-cell>
          <table:table-cell office:value-type="float" office:value="60.5199" calcext:value-type="float">
            <text:p>60.5199</text:p>
          </table:table-cell>
          <table:table-cell office:value-type="float" office:value="-143.0932" calcext:value-type="float">
            <text:p>-143.0932</text:p>
          </table:table-cell>
          <table:table-cell office:value-type="float" office:value="-143.68430246539" calcext:value-type="float">
            <text:p>-143.68430246539</text:p>
          </table:table-cell>
          <table:table-cell office:value-type="float" office:value="60.8087148504174" calcext:value-type="float">
            <text:p>60.8087148504174</text:p>
          </table:table-cell>
          <table:table-cell office:value-type="float" office:value="-143.119119469175" calcext:value-type="float">
            <text:p>-143.119119469175</text:p>
          </table:table-cell>
          <table:table-cell office:value-type="float" office:value="60.4869144235534" calcext:value-type="float">
            <text:p>60.4869144235534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Redoubt Volcano</text:p>
          </table:table-cell>
          <table:table-cell table:number-columns-repeated="2" office:value-type="float" office:value="3108" calcext:value-type="float">
            <text:p>3108</text:p>
          </table:table-cell>
          <table:table-cell office:value-type="float" office:value="2909" calcext:value-type="float">
            <text:p>2909</text:p>
          </table:table-cell>
          <table:table-cell office:value-type="float" office:value="60.4854" calcext:value-type="float">
            <text:p>60.4854</text:p>
          </table:table-cell>
          <table:table-cell office:value-type="float" office:value="-152.7442" calcext:value-type="float">
            <text:p>-152.7442</text:p>
          </table:table-cell>
          <table:table-cell office:value-type="float" office:value="-153.316702303046" calcext:value-type="float">
            <text:p>-153.316702303046</text:p>
          </table:table-cell>
          <table:table-cell office:value-type="float" office:value="60.7650514526447" calcext:value-type="float">
            <text:p>60.7650514526447</text:p>
          </table:table-cell>
          <table:table-cell office:value-type="float" office:value="-152.720619887291" calcext:value-type="float">
            <text:p>-152.720619887291</text:p>
          </table:table-cell>
          <table:table-cell office:value-type="float" office:value="60.5217017454524" calcext:value-type="float">
            <text:p>60.5217017454524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Mount Deborah</text:p>
          </table:table-cell>
          <table:table-cell office:value-type="float" office:value="3761" calcext:value-type="float">
            <text:p>3761</text:p>
          </table:table-cell>
          <table:table-cell office:value-type="float" office:value="3107" calcext:value-type="float">
            <text:p>3107</text:p>
          </table:table-cell>
          <table:table-cell office:value-type="float" office:value="2520" calcext:value-type="float">
            <text:p>2520</text:p>
          </table:table-cell>
          <table:table-cell office:value-type="float" office:value="63.6377" calcext:value-type="float">
            <text:p>63.6377</text:p>
          </table:table-cell>
          <table:table-cell office:value-type="float" office:value="-147.2384" calcext:value-type="float">
            <text:p>-147.2384</text:p>
          </table:table-cell>
          <table:table-cell office:value-type="float" office:value="-148.013989130843" calcext:value-type="float">
            <text:p>-148.013989130843</text:p>
          </table:table-cell>
          <table:table-cell office:value-type="float" office:value="63.9744136492934" calcext:value-type="float">
            <text:p>63.9744136492934</text:p>
          </table:table-cell>
          <table:table-cell office:value-type="float" office:value="-147.187605547095" calcext:value-type="float">
            <text:p>-147.187605547095</text:p>
          </table:table-cell>
          <table:table-cell office:value-type="float" office:value="63.6669809392957" calcext:value-type="float">
            <text:p>63.666980939295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Iliamna Volcano</text:p>
          </table:table-cell>
          <table:table-cell table:number-columns-repeated="2" office:value-type="float" office:value="3053" calcext:value-type="float">
            <text:p>3053</text:p>
          </table:table-cell>
          <table:table-cell office:value-type="float" office:value="2917" calcext:value-type="float">
            <text:p>2917</text:p>
          </table:table-cell>
          <table:table-cell office:value-type="float" office:value="60.0321" calcext:value-type="float">
            <text:p>60.0321</text:p>
          </table:table-cell>
          <table:table-cell office:value-type="float" office:value="-153.0915" calcext:value-type="float">
            <text:p>-153.0915</text:p>
          </table:table-cell>
          <table:table-cell office:value-type="float" office:value="-153.645996758518" calcext:value-type="float">
            <text:p>-153.645996758518</text:p>
          </table:table-cell>
          <table:table-cell office:value-type="float" office:value="60.3055522234472" calcext:value-type="float">
            <text:p>60.3055522234472</text:p>
          </table:table-cell>
          <table:table-cell office:value-type="float" office:value="-153.152532611732" calcext:value-type="float">
            <text:p>-153.152532611732</text:p>
          </table:table-cell>
          <table:table-cell office:value-type="float" office:value="60.0060116797221" calcext:value-type="float">
            <text:p>60.006011679722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Shishaldin Volcano</text:p>
          </table:table-cell>
          <table:table-cell table:number-columns-repeated="2" office:value-type="float" office:value="2869" calcext:value-type="float">
            <text:p>2869</text:p>
          </table:table-cell>
          <table:table-cell office:value-type="float" office:value="2625" calcext:value-type="float">
            <text:p>2625</text:p>
          </table:table-cell>
          <table:table-cell office:value-type="float" office:value="54.7536" calcext:value-type="float">
            <text:p>54.7536</text:p>
          </table:table-cell>
          <table:table-cell office:value-type="float" office:value="-163.969488888889" calcext:value-type="float">
            <text:p>-163.969488888889</text:p>
          </table:table-cell>
          <table:table-cell office:value-type="float" office:value="-164.419906961159" calcext:value-type="float">
            <text:p>-164.419906961159</text:p>
          </table:table-cell>
          <table:table-cell office:value-type="float" office:value="55.0126942444227" calcext:value-type="float">
            <text:p>55.0126942444227</text:p>
          </table:table-cell>
          <table:table-cell office:value-type="float" office:value="-164.419906961159" calcext:value-type="float">
            <text:p>-164.419906961159</text:p>
          </table:table-cell>
          <table:table-cell office:value-type="float" office:value="55.0126942444227" calcext:value-type="float">
            <text:p>55.012694244422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Mount Aylesworth</text:p>
          </table:table-cell>
          <table:table-cell table:number-columns-repeated="2" office:value-type="float" office:value="2830" calcext:value-type="float">
            <text:p>2830</text:p>
          </table:table-cell>
          <table:table-cell office:value-type="float" office:value="2215" calcext:value-type="float">
            <text:p>2215</text:p>
          </table:table-cell>
          <table:table-cell office:value-type="float" office:value="59.9242" calcext:value-type="float">
            <text:p>59.9242</text:p>
          </table:table-cell>
          <table:table-cell office:value-type="float" office:value="-138.7985" calcext:value-type="float">
            <text:p>-138.7985</text:p>
          </table:table-cell>
          <table:table-cell office:value-type="float" office:value="-139.310690764774" calcext:value-type="float">
            <text:p>-139.310690764774</text:p>
          </table:table-cell>
          <table:table-cell office:value-type="float" office:value="60.1796927179568" calcext:value-type="float">
            <text:p>60.1796927179568</text:p>
          </table:table-cell>
          <table:table-cell office:value-type="float" office:value="-139.310690764774" calcext:value-type="float">
            <text:p>-139.310690764774</text:p>
          </table:table-cell>
          <table:table-cell office:value-type="float" office:value="60.1796927179568" calcext:value-type="float">
            <text:p>60.179692717956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Mount Neacola</text:p>
          </table:table-cell>
          <table:table-cell office:value-type="float" office:value="2873" calcext:value-type="float">
            <text:p>2873</text:p>
          </table:table-cell>
          <table:table-cell office:value-type="float" office:value="2742" calcext:value-type="float">
            <text:p>2742</text:p>
          </table:table-cell>
          <table:table-cell office:value-type="float" office:value="2370" calcext:value-type="float">
            <text:p>2370</text:p>
          </table:table-cell>
          <table:table-cell office:value-type="float" office:value="60.7981" calcext:value-type="float">
            <text:p>60.7981</text:p>
          </table:table-cell>
          <table:table-cell office:value-type="float" office:value="-153.3959" calcext:value-type="float">
            <text:p>-153.3959</text:p>
          </table:table-cell>
          <table:table-cell office:value-type="float" office:value="-153.930139999805" calcext:value-type="float">
            <text:p>-153.930139999805</text:p>
          </table:table-cell>
          <table:table-cell office:value-type="float" office:value="61.0563636108929" calcext:value-type="float">
            <text:p>61.0563636108929</text:p>
          </table:table-cell>
          <table:table-cell office:value-type="float" office:value="-153.930139999805" calcext:value-type="float">
            <text:p>-153.930139999805</text:p>
          </table:table-cell>
          <table:table-cell office:value-type="float" office:value="61.0563636108929" calcext:value-type="float">
            <text:p>61.056363610892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Devils Paw</text:p>
          </table:table-cell>
          <table:table-cell office:value-type="float" office:value="2593" calcext:value-type="float">
            <text:p>2593</text:p>
          </table:table-cell>
          <table:table-cell office:value-type="float" office:value="2588" calcext:value-type="float">
            <text:p>2588</text:p>
          </table:table-cell>
          <table:table-cell office:value-type="float" office:value="2306" calcext:value-type="float">
            <text:p>2306</text:p>
          </table:table-cell>
          <table:table-cell office:value-type="float" office:value="58.7289" calcext:value-type="float">
            <text:p>58.7289</text:p>
          </table:table-cell>
          <table:table-cell office:value-type="float" office:value="-133.8402" calcext:value-type="float">
            <text:p>-133.8402</text:p>
          </table:table-cell>
          <table:table-cell office:value-type="float" office:value="-134.29321659706" calcext:value-type="float">
            <text:p>-134.29321659706</text:p>
          </table:table-cell>
          <table:table-cell office:value-type="float" office:value="58.9631806995474" calcext:value-type="float">
            <text:p>58.9631806995474</text:p>
          </table:table-cell>
          <table:table-cell office:value-type="float" office:value="-134.29321659706" calcext:value-type="float">
            <text:p>-134.29321659706</text:p>
          </table:table-cell>
          <table:table-cell office:value-type="float" office:value="58.9631806995474" calcext:value-type="float">
            <text:p>58.9631806995474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Kichatna Spire</text:p>
          </table:table-cell>
          <table:table-cell office:value-type="float" office:value="2739" calcext:value-type="float">
            <text:p>2739</text:p>
          </table:table-cell>
          <table:table-cell office:value-type="float" office:value="2541" calcext:value-type="float">
            <text:p>2541</text:p>
          </table:table-cell>
          <table:table-cell office:value-type="float" office:value="2127" calcext:value-type="float">
            <text:p>2127</text:p>
          </table:table-cell>
          <table:table-cell office:value-type="float" office:value="62.4231" calcext:value-type="float">
            <text:p>62.4231</text:p>
          </table:table-cell>
          <table:table-cell office:value-type="float" office:value="-152.7231" calcext:value-type="float">
            <text:p>-152.7231</text:p>
          </table:table-cell>
          <table:table-cell office:value-type="float" office:value="-153.260020554082" calcext:value-type="float">
            <text:p>-153.260020554082</text:p>
          </table:table-cell>
          <table:table-cell office:value-type="float" office:value="62.6686793490482" calcext:value-type="float">
            <text:p>62.6686793490482</text:p>
          </table:table-cell>
          <table:table-cell office:value-type="float" office:value="-153.260020554082" calcext:value-type="float">
            <text:p>-153.260020554082</text:p>
          </table:table-cell>
          <table:table-cell office:value-type="float" office:value="62.6686793490482" calcext:value-type="float">
            <text:p>62.668679349048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Mount Hesperus</text:p>
          </table:table-cell>
          <table:table-cell office:value-type="float" office:value="2996" calcext:value-type="float">
            <text:p>2996</text:p>
          </table:table-cell>
          <table:table-cell office:value-type="float" office:value="2522" calcext:value-type="float">
            <text:p>2522</text:p>
          </table:table-cell>
          <table:table-cell office:value-type="float" office:value="2422" calcext:value-type="float">
            <text:p>2422</text:p>
          </table:table-cell>
          <table:table-cell office:value-type="float" office:value="61.8036" calcext:value-type="float">
            <text:p>61.8036</text:p>
          </table:table-cell>
          <table:table-cell office:value-type="float" office:value="-154.1469" calcext:value-type="float">
            <text:p>-154.1469</text:p>
          </table:table-cell>
          <table:table-cell office:value-type="float" office:value="-154.722443437528" calcext:value-type="float">
            <text:p>-154.722443437528</text:p>
          </table:table-cell>
          <table:table-cell office:value-type="float" office:value="62.0730795788656" calcext:value-type="float">
            <text:p>62.0730795788656</text:p>
          </table:table-cell>
          <table:table-cell office:value-type="float" office:value="-154.205440994408" calcext:value-type="float">
            <text:p>-154.205440994408</text:p>
          </table:table-cell>
          <table:table-cell office:value-type="float" office:value="61.8252579158727" calcext:value-type="float">
            <text:p>61.825257915872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Mount Pavlof</text:p>
          </table:table-cell>
          <table:table-cell table:number-columns-repeated="2" office:value-type="float" office:value="2515" calcext:value-type="float">
            <text:p>2515</text:p>
          </table:table-cell>
          <table:table-cell office:value-type="float" office:value="2430" calcext:value-type="float">
            <text:p>2430</text:p>
          </table:table-cell>
          <table:table-cell office:value-type="float" office:value="55.4173" calcext:value-type="float">
            <text:p>55.4173</text:p>
          </table:table-cell>
          <table:table-cell office:value-type="float" office:value="-161.8932" calcext:value-type="float">
            <text:p>-161.8932</text:p>
          </table:table-cell>
          <table:table-cell office:value-type="float" office:value="-162.296364836433" calcext:value-type="float">
            <text:p>-162.296364836433</text:p>
          </table:table-cell>
          <table:table-cell office:value-type="float" office:value="55.644470600541" calcext:value-type="float">
            <text:p>55.644470600541</text:p>
          </table:table-cell>
          <table:table-cell office:value-type="float" office:value="-162.296364836433" calcext:value-type="float">
            <text:p>-162.296364836433</text:p>
          </table:table-cell>
          <table:table-cell office:value-type="float" office:value="55.644470600541" calcext:value-type="float">
            <text:p>55.64447060054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Isanotski Peaks</text:p>
          </table:table-cell>
          <table:table-cell table:number-columns-repeated="2" office:value-type="float" office:value="2471" calcext:value-type="float">
            <text:p>2471</text:p>
          </table:table-cell>
          <table:table-cell office:value-type="float" office:value="2373" calcext:value-type="float">
            <text:p>2373</text:p>
          </table:table-cell>
          <table:table-cell office:value-type="float" office:value="54.768" calcext:value-type="float">
            <text:p>54.768</text:p>
          </table:table-cell>
          <table:table-cell office:value-type="float" office:value="-163.7291" calcext:value-type="float">
            <text:p>-163.7291</text:p>
          </table:table-cell>
          <table:table-cell office:value-type="float" office:value="-164.11709741597" calcext:value-type="float">
            <text:p>-164.11709741597</text:p>
          </table:table-cell>
          <table:table-cell office:value-type="float" office:value="54.9911961387056" calcext:value-type="float">
            <text:p>54.9911961387056</text:p>
          </table:table-cell>
          <table:table-cell office:value-type="float" office:value="-163.74594232641" calcext:value-type="float">
            <text:p>-163.74594232641</text:p>
          </table:table-cell>
          <table:table-cell office:value-type="float" office:value="54.7313024722732" calcext:value-type="float">
            <text:p>54.731302472273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Mount Kimball</text:p>
          </table:table-cell>
          <table:table-cell office:value-type="float" office:value="3155" calcext:value-type="float">
            <text:p>3155</text:p>
          </table:table-cell>
          <table:table-cell office:value-type="float" office:value="2468" calcext:value-type="float">
            <text:p>2468</text:p>
          </table:table-cell>
          <table:table-cell office:value-type="float" office:value="1892" calcext:value-type="float">
            <text:p>1892</text:p>
          </table:table-cell>
          <table:table-cell office:value-type="float" office:value="63.239" calcext:value-type="float">
            <text:p>63.239</text:p>
          </table:table-cell>
          <table:table-cell office:value-type="float" office:value="-144.6419" calcext:value-type="float">
            <text:p>-144.6419</text:p>
          </table:table-cell>
          <table:table-cell office:value-type="float" office:value="-144.535664629335" calcext:value-type="float">
            <text:p>-144.535664629335</text:p>
          </table:table-cell>
          <table:table-cell office:value-type="float" office:value="63.3158898057711" calcext:value-type="float">
            <text:p>63.3158898057711</text:p>
          </table:table-cell>
          <table:table-cell office:value-type="float" office:value="-144.660328266952" calcext:value-type="float">
            <text:p>-144.660328266952</text:p>
          </table:table-cell>
          <table:table-cell office:value-type="float" office:value="63.2755571403838" calcext:value-type="float">
            <text:p>63.275557140383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Mount Veniaminof</text:p>
          </table:table-cell>
          <table:table-cell office:value-type="float" office:value="2507" calcext:value-type="float">
            <text:p>2507</text:p>
          </table:table-cell>
          <table:table-cell office:value-type="float" office:value="2467" calcext:value-type="float">
            <text:p>2467</text:p>
          </table:table-cell>
          <table:table-cell office:value-type="float" office:value="2153" calcext:value-type="float">
            <text:p>2153</text:p>
          </table:table-cell>
          <table:table-cell office:value-type="float" office:value="56.2194" calcext:value-type="float">
            <text:p>56.2194</text:p>
          </table:table-cell>
          <table:table-cell office:value-type="float" office:value="-159.2975" calcext:value-type="float">
            <text:p>-159.2975</text:p>
          </table:table-cell>
          <table:table-cell office:value-type="float" office:value="-159.707803055777" calcext:value-type="float">
            <text:p>-159.707803055777</text:p>
          </table:table-cell>
          <table:table-cell office:value-type="float" office:value="56.4449981039579" calcext:value-type="float">
            <text:p>56.4449981039579</text:p>
          </table:table-cell>
          <table:table-cell office:value-type="float" office:value="-159.707803055777" calcext:value-type="float">
            <text:p>-159.707803055777</text:p>
          </table:table-cell>
          <table:table-cell office:value-type="float" office:value="56.4449981039579" calcext:value-type="float">
            <text:p>56.444998103957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Hanagita Peak</text:p>
          </table:table-cell>
          <table:table-cell office:value-type="float" office:value="2592" calcext:value-type="float">
            <text:p>2592</text:p>
          </table:table-cell>
          <table:table-cell office:value-type="float" office:value="2430" calcext:value-type="float">
            <text:p>2430</text:p>
          </table:table-cell>
          <table:table-cell office:value-type="float" office:value="2260" calcext:value-type="float">
            <text:p>2260</text:p>
          </table:table-cell>
          <table:table-cell office:value-type="float" office:value="61.067" calcext:value-type="float">
            <text:p>61.067</text:p>
          </table:table-cell>
          <table:table-cell office:value-type="float" office:value="-143.7075" calcext:value-type="float">
            <text:p>-143.7075</text:p>
          </table:table-cell>
          <table:table-cell office:value-type="float" office:value="-144.193433799881" calcext:value-type="float">
            <text:p>-144.193433799881</text:p>
          </table:table-cell>
          <table:table-cell office:value-type="float" office:value="61.2990560452585" calcext:value-type="float">
            <text:p>61.2990560452585</text:p>
          </table:table-cell>
          <table:table-cell office:value-type="float" office:value="-144.193433799881" calcext:value-type="float">
            <text:p>-144.193433799881</text:p>
          </table:table-cell>
          <table:table-cell office:value-type="float" office:value="61.2990560452585" calcext:value-type="float">
            <text:p>61.299056045258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Bashful Peak</text:p>
          </table:table-cell>
          <table:table-cell office:value-type="float" office:value="2440" calcext:value-type="float">
            <text:p>2440</text:p>
          </table:table-cell>
          <table:table-cell office:value-type="float" office:value="2425" calcext:value-type="float">
            <text:p>2425</text:p>
          </table:table-cell>
          <table:table-cell office:value-type="float" office:value="2175" calcext:value-type="float">
            <text:p>2175</text:p>
          </table:table-cell>
          <table:table-cell office:value-type="float" office:value="61.3076" calcext:value-type="float">
            <text:p>61.3076</text:p>
          </table:table-cell>
          <table:table-cell office:value-type="float" office:value="-148.8697" calcext:value-type="float">
            <text:p>-148.8697</text:p>
          </table:table-cell>
          <table:table-cell office:value-type="float" office:value="-149.330987104646" calcext:value-type="float">
            <text:p>-149.330987104646</text:p>
          </table:table-cell>
          <table:table-cell office:value-type="float" office:value="61.5262768169012" calcext:value-type="float">
            <text:p>61.5262768169012</text:p>
          </table:table-cell>
          <table:table-cell office:value-type="float" office:value="-149.330987104646" calcext:value-type="float">
            <text:p>-149.330987104646</text:p>
          </table:table-cell>
          <table:table-cell office:value-type="float" office:value="61.5262768169012" calcext:value-type="float">
            <text:p>61.526276816901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Mount Chosin Few</text:p>
          </table:table-cell>
          <table:table-cell office:value-type="float" office:value="2464" calcext:value-type="float">
            <text:p>2464</text:p>
          </table:table-cell>
          <table:table-cell office:value-type="float" office:value="2396" calcext:value-type="float">
            <text:p>2396</text:p>
          </table:table-cell>
          <table:table-cell office:value-type="float" office:value="2184" calcext:value-type="float">
            <text:p>2184</text:p>
          </table:table-cell>
          <table:table-cell office:value-type="float" office:value="60.8299" calcext:value-type="float">
            <text:p>60.8299</text:p>
          </table:table-cell>
          <table:table-cell office:value-type="float" office:value="-145.1335" calcext:value-type="float">
            <text:p>-145.1335</text:p>
          </table:table-cell>
          <table:table-cell office:value-type="float" office:value="-145.280626746634" calcext:value-type="float">
            <text:p>-145.280626746634</text:p>
          </table:table-cell>
          <table:table-cell office:value-type="float" office:value="60.7825683704794" calcext:value-type="float">
            <text:p>60.7825683704794</text:p>
          </table:table-cell>
          <table:table-cell office:value-type="float" office:value="-145.591938332476" calcext:value-type="float">
            <text:p>-145.591938332476</text:p>
          </table:table-cell>
          <table:table-cell office:value-type="float" office:value="61.0511066533929" calcext:value-type="float">
            <text:p>61.051106653392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Peak 8010 (Alaska)</text:p>
          </table:table-cell>
          <table:table-cell office:value-type="float" office:value="2441" calcext:value-type="float">
            <text:p>2441</text:p>
          </table:table-cell>
          <table:table-cell office:value-type="float" office:value="2380" calcext:value-type="float">
            <text:p>2380</text:p>
          </table:table-cell>
          <table:table-cell office:value-type="float" office:value="2365" calcext:value-type="float">
            <text:p>2365</text:p>
          </table:table-cell>
          <table:table-cell office:value-type="float" office:value="61.1605" calcext:value-type="float">
            <text:p>61.1605</text:p>
          </table:table-cell>
          <table:table-cell office:value-type="float" office:value="-144.8129" calcext:value-type="float">
            <text:p>-144.8129</text:p>
          </table:table-cell>
          <table:table-cell office:value-type="float" office:value="-145.271832990996" calcext:value-type="float">
            <text:p>-145.271832990996</text:p>
          </table:table-cell>
          <table:table-cell office:value-type="float" office:value="61.379276703343" calcext:value-type="float">
            <text:p>61.379276703343</text:p>
          </table:table-cell>
          <table:table-cell office:value-type="float" office:value="-145.271832990996" calcext:value-type="float">
            <text:p>-145.271832990996</text:p>
          </table:table-cell>
          <table:table-cell office:value-type="float" office:value="61.379276703343" calcext:value-type="float">
            <text:p>61.37927670334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Mount Griggs</text:p>
          </table:table-cell>
          <table:table-cell office:value-type="float" office:value="2332" calcext:value-type="float">
            <text:p>2332</text:p>
          </table:table-cell>
          <table:table-cell office:value-type="float" office:value="2317" calcext:value-type="float">
            <text:p>2317</text:p>
          </table:table-cell>
          <table:table-cell office:value-type="float" office:value="2095" calcext:value-type="float">
            <text:p>2095</text:p>
          </table:table-cell>
          <table:table-cell office:value-type="float" office:value="58.3534" calcext:value-type="float">
            <text:p>58.3534</text:p>
          </table:table-cell>
          <table:table-cell office:value-type="float" office:value="-155.0958" calcext:value-type="float">
            <text:p>-155.0958</text:p>
          </table:table-cell>
          <table:table-cell office:value-type="float" office:value="-155.499149245341" calcext:value-type="float">
            <text:p>-155.499149245341</text:p>
          </table:table-cell>
          <table:table-cell office:value-type="float" office:value="58.5639728401806" calcext:value-type="float">
            <text:p>58.5639728401806</text:p>
          </table:table-cell>
          <table:table-cell office:value-type="float" office:value="-155.078275446166" calcext:value-type="float">
            <text:p>-155.078275446166</text:p>
          </table:table-cell>
          <table:table-cell office:value-type="float" office:value="58.3895350064085" calcext:value-type="float">
            <text:p>58.389535006408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Mount Igikpak</text:p>
          </table:table-cell>
          <table:table-cell office:value-type="float" office:value="2523" calcext:value-type="float">
            <text:p>2523</text:p>
          </table:table-cell>
          <table:table-cell office:value-type="float" office:value="2303" calcext:value-type="float">
            <text:p>2303</text:p>
          </table:table-cell>
          <table:table-cell office:value-type="float" office:value="2032" calcext:value-type="float">
            <text:p>2032</text:p>
          </table:table-cell>
          <table:table-cell office:value-type="float" office:value="67.4129" calcext:value-type="float">
            <text:p>67.4129</text:p>
          </table:table-cell>
          <table:table-cell office:value-type="float" office:value="-154.9656" calcext:value-type="float">
            <text:p>-154.9656</text:p>
          </table:table-cell>
          <table:table-cell office:value-type="float" office:value="-155.555955616505" calcext:value-type="float">
            <text:p>-155.555955616505</text:p>
          </table:table-cell>
          <table:table-cell office:value-type="float" office:value="67.6375573644985" calcext:value-type="float">
            <text:p>67.6375573644985</text:p>
          </table:table-cell>
          <table:table-cell office:value-type="float" office:value="-155.555955616505" calcext:value-type="float">
            <text:p>-155.555955616505</text:p>
          </table:table-cell>
          <table:table-cell office:value-type="float" office:value="67.6375573644985" calcext:value-type="float">
            <text:p>67.637557364498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Sovereign Mountain</text:p>
          </table:table-cell>
          <table:table-cell office:value-type="float" office:value="2697" calcext:value-type="float">
            <text:p>2697</text:p>
          </table:table-cell>
          <table:table-cell office:value-type="float" office:value="2262" calcext:value-type="float">
            <text:p>2262</text:p>
          </table:table-cell>
          <table:table-cell office:value-type="float" office:value="1560" calcext:value-type="float">
            <text:p>1560</text:p>
          </table:table-cell>
          <table:table-cell office:value-type="float" office:value="62.1311" calcext:value-type="float">
            <text:p>62.1311</text:p>
          </table:table-cell>
          <table:table-cell office:value-type="float" office:value="-148.6044" calcext:value-type="float">
            <text:p>-148.6044</text:p>
          </table:table-cell>
          <table:table-cell office:value-type="float" office:value="-149.128308459668" calcext:value-type="float">
            <text:p>-149.128308459668</text:p>
          </table:table-cell>
          <table:table-cell office:value-type="float" office:value="62.3735913543793" calcext:value-type="float">
            <text:p>62.3735913543793</text:p>
          </table:table-cell>
          <table:table-cell office:value-type="float" office:value="-149.128308459668" calcext:value-type="float">
            <text:p>-149.128308459668</text:p>
          </table:table-cell>
          <table:table-cell office:value-type="float" office:value="62.3735913543793" calcext:value-type="float">
            <text:p>62.373591354379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Mount Chamberlin</text:p>
          </table:table-cell>
          <table:table-cell office:value-type="float" office:value="2713" calcext:value-type="float">
            <text:p>2713</text:p>
          </table:table-cell>
          <table:table-cell office:value-type="float" office:value="2260" calcext:value-type="float">
            <text:p>2260</text:p>
          </table:table-cell>
          <table:table-cell office:value-type="float" office:value="1860" calcext:value-type="float">
            <text:p>1860</text:p>
          </table:table-cell>
          <table:table-cell office:value-type="float" office:value="69.2775" calcext:value-type="float">
            <text:p>69.2775</text:p>
          </table:table-cell>
          <table:table-cell office:value-type="float" office:value="-144.9107" calcext:value-type="float">
            <text:p>-144.9107</text:p>
          </table:table-cell>
          <table:table-cell office:value-type="float" office:value="-145.60843446784" calcext:value-type="float">
            <text:p>-145.60843446784</text:p>
          </table:table-cell>
          <table:table-cell office:value-type="float" office:value="69.5203405322762" calcext:value-type="float">
            <text:p>69.5203405322762</text:p>
          </table:table-cell>
          <table:table-cell office:value-type="float" office:value="-145.60843446784" calcext:value-type="float">
            <text:p>-145.60843446784</text:p>
          </table:table-cell>
          <table:table-cell office:value-type="float" office:value="69.5203405322762" calcext:value-type="float">
            <text:p>69.520340532276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Cleave Peak</text:p>
          </table:table-cell>
          <table:table-cell office:value-type="float" office:value="2301" calcext:value-type="float">
            <text:p>2301</text:p>
          </table:table-cell>
          <table:table-cell office:value-type="float" office:value="2235" calcext:value-type="float">
            <text:p>2235</text:p>
          </table:table-cell>
          <table:table-cell office:value-type="float" office:value="2127" calcext:value-type="float">
            <text:p>2127</text:p>
          </table:table-cell>
          <table:table-cell office:value-type="float" office:value="61.1256" calcext:value-type="float">
            <text:p>61.1256</text:p>
          </table:table-cell>
          <table:table-cell office:value-type="float" office:value="-145.3006" calcext:value-type="float">
            <text:p>-145.3006</text:p>
          </table:table-cell>
          <table:table-cell office:value-type="float" office:value="-145.73269800072" calcext:value-type="float">
            <text:p>-145.73269800072</text:p>
          </table:table-cell>
          <table:table-cell office:value-type="float" office:value="61.3323498851013" calcext:value-type="float">
            <text:p>61.3323498851013</text:p>
          </table:table-cell>
          <table:table-cell office:value-type="float" office:value="-145.73269800072" calcext:value-type="float">
            <text:p>-145.73269800072</text:p>
          </table:table-cell>
          <table:table-cell office:value-type="float" office:value="61.3323498851013" calcext:value-type="float">
            <text:p>61.332349885101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8517 Peak</text:p>
          </table:table-cell>
          <table:table-cell office:value-type="float" office:value="2596" calcext:value-type="float">
            <text:p>2596</text:p>
          </table:table-cell>
          <table:table-cell office:value-type="float" office:value="2233" calcext:value-type="float">
            <text:p>2233</text:p>
          </table:table-cell>
          <table:table-cell office:value-type="float" office:value="1698" calcext:value-type="float">
            <text:p>1698</text:p>
          </table:table-cell>
          <table:table-cell office:value-type="float" office:value="60.9283" calcext:value-type="float">
            <text:p>60.9283</text:p>
          </table:table-cell>
          <table:table-cell office:value-type="float" office:value="-142.5237" calcext:value-type="float">
            <text:p>-142.5237</text:p>
          </table:table-cell>
          <table:table-cell office:value-type="float" office:value="-142.557632353308" calcext:value-type="float">
            <text:p>-142.557632353308</text:p>
          </table:table-cell>
          <table:table-cell office:value-type="float" office:value="61.0172765180747" calcext:value-type="float">
            <text:p>61.0172765180747</text:p>
          </table:table-cell>
          <table:table-cell office:value-type="float" office:value="-142.566735622505" calcext:value-type="float">
            <text:p>-142.566735622505</text:p>
          </table:table-cell>
          <table:table-cell office:value-type="float" office:value="60.9118250676621" calcext:value-type="float">
            <text:p>60.911825067662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Stony Peak</text:p>
          </table:table-cell>
          <table:table-cell office:value-type="float" office:value="2587" calcext:value-type="float">
            <text:p>2587</text:p>
          </table:table-cell>
          <table:table-cell office:value-type="float" office:value="2207" calcext:value-type="float">
            <text:p>2207</text:p>
          </table:table-cell>
          <table:table-cell office:value-type="float" office:value="2085" calcext:value-type="float">
            <text:p>2085</text:p>
          </table:table-cell>
          <table:table-cell office:value-type="float" office:value="61.495" calcext:value-type="float">
            <text:p>61.495</text:p>
          </table:table-cell>
          <table:table-cell office:value-type="float" office:value="-153.6224" calcext:value-type="float">
            <text:p>-153.6224</text:p>
          </table:table-cell>
          <table:table-cell office:value-type="float" office:value="-154.114120033043" calcext:value-type="float">
            <text:p>-154.114120033043</text:p>
          </table:table-cell>
          <table:table-cell office:value-type="float" office:value="61.7274777502965" calcext:value-type="float">
            <text:p>61.7274777502965</text:p>
          </table:table-cell>
          <table:table-cell office:value-type="float" office:value="-154.114120033043" calcext:value-type="float">
            <text:p>-154.114120033043</text:p>
          </table:table-cell>
          <table:table-cell office:value-type="float" office:value="61.7274777502965" calcext:value-type="float">
            <text:p>61.727477750296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Necons Peak</text:p>
          </table:table-cell>
          <table:table-cell office:value-type="float" office:value="2541" calcext:value-type="float">
            <text:p>2541</text:p>
          </table:table-cell>
          <table:table-cell office:value-type="float" office:value="2196" calcext:value-type="float">
            <text:p>2196</text:p>
          </table:table-cell>
          <table:table-cell office:value-type="float" office:value="1879" calcext:value-type="float">
            <text:p>1879</text:p>
          </table:table-cell>
          <table:table-cell office:value-type="float" office:value="61.1125" calcext:value-type="float">
            <text:p>61.1125</text:p>
          </table:table-cell>
          <table:table-cell office:value-type="float" office:value="-153.469" calcext:value-type="float">
            <text:p>-153.469</text:p>
          </table:table-cell>
          <table:table-cell office:value-type="float" office:value="-153.946043068129" calcext:value-type="float">
            <text:p>-153.946043068129</text:p>
          </table:table-cell>
          <table:table-cell office:value-type="float" office:value="61.3401894110837" calcext:value-type="float">
            <text:p>61.3401894110837</text:p>
          </table:table-cell>
          <table:table-cell office:value-type="float" office:value="-153.946043068129" calcext:value-type="float">
            <text:p>-153.946043068129</text:p>
          </table:table-cell>
          <table:table-cell office:value-type="float" office:value="61.3401894110837" calcext:value-type="float">
            <text:p>61.340189411083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Aleutian Is.</text:p>
          </table:table-cell>
          <table:table-cell office:value-type="string" calcext:value-type="string">
            <text:p>Mount Vsevidof</text:p>
          </table:table-cell>
          <table:table-cell table:number-columns-repeated="3" office:value-type="float" office:value="2149" calcext:value-type="float">
            <text:p>2149</text:p>
          </table:table-cell>
          <table:table-cell office:value-type="float" office:value="53.1256" calcext:value-type="float">
            <text:p>53.1256</text:p>
          </table:table-cell>
          <table:table-cell office:value-type="float" office:value="-168.6938" calcext:value-type="float">
            <text:p>-168.6938</text:p>
          </table:table-cell>
          <table:table-cell office:value-type="float" office:value="-169.018450831509" calcext:value-type="float">
            <text:p>-169.018450831509</text:p>
          </table:table-cell>
          <table:table-cell office:value-type="float" office:value="53.3193821551633" calcext:value-type="float">
            <text:p>53.3193821551633</text:p>
          </table:table-cell>
          <table:table-cell office:value-type="float" office:value="-169.018450831509" calcext:value-type="float">
            <text:p>-169.018450831509</text:p>
          </table:table-cell>
          <table:table-cell office:value-type="float" office:value="53.3193821551633" calcext:value-type="float">
            <text:p>53.319382155163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Mount Douglas</text:p>
          </table:table-cell>
          <table:table-cell table:number-columns-repeated="2" office:value-type="float" office:value="2149" calcext:value-type="float">
            <text:p>2149</text:p>
          </table:table-cell>
          <table:table-cell office:value-type="float" office:value="2103" calcext:value-type="float">
            <text:p>2103</text:p>
          </table:table-cell>
          <table:table-cell office:value-type="float" office:value="58.8598" calcext:value-type="float">
            <text:p>58.8598</text:p>
          </table:table-cell>
          <table:table-cell office:value-type="float" office:value="-153.5353" calcext:value-type="float">
            <text:p>-153.5353</text:p>
          </table:table-cell>
          <table:table-cell office:value-type="float" office:value="-153.912478963618" calcext:value-type="float">
            <text:p>-153.912478963618</text:p>
          </table:table-cell>
          <table:table-cell office:value-type="float" office:value="59.0532042571439" calcext:value-type="float">
            <text:p>59.0532042571439</text:p>
          </table:table-cell>
          <table:table-cell office:value-type="float" office:value="-153.912478963618" calcext:value-type="float">
            <text:p>-153.912478963618</text:p>
          </table:table-cell>
          <table:table-cell office:value-type="float" office:value="59.0532042571439" calcext:value-type="float">
            <text:p>59.053204257143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Yukon</text:p>
          </table:table-cell>
          <table:table-cell office:value-type="string" calcext:value-type="string">
            <text:p>Mount Nirvana</text:p>
          </table:table-cell>
          <table:table-cell office:value-type="float" office:value="2773" calcext:value-type="float">
            <text:p>2773</text:p>
          </table:table-cell>
          <table:table-cell office:value-type="float" office:value="2145" calcext:value-type="float">
            <text:p>2145</text:p>
          </table:table-cell>
          <table:table-cell office:value-type="float" office:value="2007" calcext:value-type="float">
            <text:p>2007</text:p>
          </table:table-cell>
          <table:table-cell office:value-type="float" office:value="61.8752388888889" calcext:value-type="float">
            <text:p>61.8752388888889</text:p>
          </table:table-cell>
          <table:table-cell office:value-type="float" office:value="-127.680627777778" calcext:value-type="float">
            <text:p>-127.680627777778</text:p>
          </table:table-cell>
          <table:table-cell office:value-type="float" office:value="-127.498064794042" calcext:value-type="float">
            <text:p>-127.498064794042</text:p>
          </table:table-cell>
          <table:table-cell office:value-type="float" office:value="61.9073765086695" calcext:value-type="float">
            <text:p>61.9073765086695</text:p>
          </table:table-cell>
          <table:table-cell office:value-type="float" office:value="-128.18639556762" calcext:value-type="float">
            <text:p>-128.18639556762</text:p>
          </table:table-cell>
          <table:table-cell office:value-type="float" office:value="62.1107117709312" calcext:value-type="float">
            <text:p>62.110711770931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Mount Isto</text:p>
          </table:table-cell>
          <table:table-cell office:value-type="float" office:value="2736" calcext:value-type="float">
            <text:p>2736</text:p>
          </table:table-cell>
          <table:table-cell office:value-type="float" office:value="2119" calcext:value-type="float">
            <text:p>2119</text:p>
          </table:table-cell>
          <table:table-cell office:value-type="float" office:value="1789" calcext:value-type="float">
            <text:p>1789</text:p>
          </table:table-cell>
          <table:table-cell office:value-type="float" office:value="69.2025" calcext:value-type="float">
            <text:p>69.2025</text:p>
          </table:table-cell>
          <table:table-cell office:value-type="float" office:value="-143.802" calcext:value-type="float">
            <text:p>-143.802</text:p>
          </table:table-cell>
          <table:table-cell office:value-type="float" office:value="-144.503246163744" calcext:value-type="float">
            <text:p>-144.503246163744</text:p>
          </table:table-cell>
          <table:table-cell office:value-type="float" office:value="69.4477449003806" calcext:value-type="float">
            <text:p>69.4477449003806</text:p>
          </table:table-cell>
          <table:table-cell office:value-type="float" office:value="-143.656467697145" calcext:value-type="float">
            <text:p>-143.656467697145</text:p>
          </table:table-cell>
          <table:table-cell office:value-type="float" office:value="69.2182609281796" calcext:value-type="float">
            <text:p>69.218260928179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Mount Chiginagak</text:p>
          </table:table-cell>
          <table:table-cell table:number-columns-repeated="2" office:value-type="float" office:value="2111" calcext:value-type="float">
            <text:p>2111</text:p>
          </table:table-cell>
          <table:table-cell office:value-type="float" office:value="2053" calcext:value-type="float">
            <text:p>2053</text:p>
          </table:table-cell>
          <table:table-cell office:value-type="float" office:value="57.1334" calcext:value-type="float">
            <text:p>57.1334</text:p>
          </table:table-cell>
          <table:table-cell office:value-type="float" office:value="-156.9912" calcext:value-type="float">
            <text:p>-156.9912</text:p>
          </table:table-cell>
          <table:table-cell office:value-type="float" office:value="-157.345173515796" calcext:value-type="float">
            <text:p>-157.345173515796</text:p>
          </table:table-cell>
          <table:table-cell office:value-type="float" office:value="57.323046601851" calcext:value-type="float">
            <text:p>57.323046601851</text:p>
          </table:table-cell>
          <table:table-cell office:value-type="float" office:value="-157.345173515796" calcext:value-type="float">
            <text:p>-157.345173515796</text:p>
          </table:table-cell>
          <table:table-cell office:value-type="float" office:value="57.323046601851" calcext:value-type="float">
            <text:p>57.32304660185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Double Peak</text:p>
          </table:table-cell>
          <table:table-cell office:value-type="float" office:value="2078" calcext:value-type="float">
            <text:p>2078</text:p>
          </table:table-cell>
          <table:table-cell office:value-type="float" office:value="2067" calcext:value-type="float">
            <text:p>2067</text:p>
          </table:table-cell>
          <table:table-cell office:value-type="float" office:value="1758" calcext:value-type="float">
            <text:p>1758</text:p>
          </table:table-cell>
          <table:table-cell office:value-type="float" office:value="60.7296" calcext:value-type="float">
            <text:p>60.7296</text:p>
          </table:table-cell>
          <table:table-cell office:value-type="float" office:value="-152.5861" calcext:value-type="float">
            <text:p>-152.5861</text:p>
          </table:table-cell>
          <table:table-cell office:value-type="float" office:value="-152.971445674459" calcext:value-type="float">
            <text:p>-152.971445674459</text:p>
          </table:table-cell>
          <table:table-cell office:value-type="float" office:value="60.9161252235995" calcext:value-type="float">
            <text:p>60.9161252235995</text:p>
          </table:table-cell>
          <table:table-cell office:value-type="float" office:value="-152.971445674459" calcext:value-type="float">
            <text:p>-152.971445674459</text:p>
          </table:table-cell>
          <table:table-cell office:value-type="float" office:value="60.9161252235995" calcext:value-type="float">
            <text:p>60.916125223599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Copper Peak</text:p>
          </table:table-cell>
          <table:table-cell office:value-type="float" office:value="2108" calcext:value-type="float">
            <text:p>2108</text:p>
          </table:table-cell>
          <table:table-cell office:value-type="float" office:value="2024" calcext:value-type="float">
            <text:p>2024</text:p>
          </table:table-cell>
          <table:table-cell office:value-type="float" office:value="2009" calcext:value-type="float">
            <text:p>2009</text:p>
          </table:table-cell>
          <table:table-cell office:value-type="float" office:value="61.3297" calcext:value-type="float">
            <text:p>61.3297</text:p>
          </table:table-cell>
          <table:table-cell office:value-type="float" office:value="-144.9599" calcext:value-type="float">
            <text:p>-144.9599</text:p>
          </table:table-cell>
          <table:table-cell office:value-type="float" office:value="-145.35830991641" calcext:value-type="float">
            <text:p>-145.35830991641</text:p>
          </table:table-cell>
          <table:table-cell office:value-type="float" office:value="61.5179731034771" calcext:value-type="float">
            <text:p>61.5179731034771</text:p>
          </table:table-cell>
          <table:table-cell office:value-type="float" office:value="-145.35830991641" calcext:value-type="float">
            <text:p>-145.35830991641</text:p>
          </table:table-cell>
          <table:table-cell office:value-type="float" office:value="61.5179731034771" calcext:value-type="float">
            <text:p>61.517973103477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Snow Tower</text:p>
          </table:table-cell>
          <table:table-cell table:number-columns-repeated="2" office:value-type="float" office:value="2003" calcext:value-type="float">
            <text:p>2003</text:p>
          </table:table-cell>
          <table:table-cell office:value-type="float" office:value="1985" calcext:value-type="float">
            <text:p>1985</text:p>
          </table:table-cell>
          <table:table-cell office:value-type="float" office:value="58.1724" calcext:value-type="float">
            <text:p>58.1724</text:p>
          </table:table-cell>
          <table:table-cell office:value-type="float" office:value="-133.4009" calcext:value-type="float">
            <text:p>-133.4009</text:p>
          </table:table-cell>
          <table:table-cell office:value-type="float" office:value="-133.745300631841" calcext:value-type="float">
            <text:p>-133.745300631841</text:p>
          </table:table-cell>
          <table:table-cell office:value-type="float" office:value="58.3522636307976" calcext:value-type="float">
            <text:p>58.3522636307976</text:p>
          </table:table-cell>
          <table:table-cell office:value-type="float" office:value="-133.745300631841" calcext:value-type="float">
            <text:p>-133.745300631841</text:p>
          </table:table-cell>
          <table:table-cell office:value-type="float" office:value="58.3522636307976" calcext:value-type="float">
            <text:p>58.352263630797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Yukon</text:p>
          </table:table-cell>
          <table:table-cell office:value-type="string" calcext:value-type="string">
            <text:p>Mount Macdonald</text:p>
          </table:table-cell>
          <table:table-cell office:value-type="float" office:value="2760" calcext:value-type="float">
            <text:p>2760</text:p>
          </table:table-cell>
          <table:table-cell office:value-type="float" office:value="2001" calcext:value-type="float">
            <text:p>2001</text:p>
          </table:table-cell>
          <table:table-cell office:value-type="float" office:value="1768" calcext:value-type="float">
            <text:p>1768</text:p>
          </table:table-cell>
          <table:table-cell office:value-type="float" office:value="64.7256" calcext:value-type="float">
            <text:p>64.7256</text:p>
          </table:table-cell>
          <table:table-cell office:value-type="float" office:value="-132.7781" calcext:value-type="float">
            <text:p>-132.7781</text:p>
          </table:table-cell>
          <table:table-cell office:value-type="float" office:value="-133.36522408164" calcext:value-type="float">
            <text:p>-133.36522408164</text:p>
          </table:table-cell>
          <table:table-cell office:value-type="float" office:value="64.9735740340707" calcext:value-type="float">
            <text:p>64.9735740340707</text:p>
          </table:table-cell>
          <table:table-cell office:value-type="float" office:value="-133.36522408164" calcext:value-type="float">
            <text:p>-133.36522408164</text:p>
          </table:table-cell>
          <table:table-cell office:value-type="float" office:value="64.9735740340707" calcext:value-type="float">
            <text:p>64.973574034070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Pogromni Volcano</text:p>
          </table:table-cell>
          <table:table-cell table:number-columns-repeated="2" office:value-type="float" office:value="1991" calcext:value-type="float">
            <text:p>1991</text:p>
          </table:table-cell>
          <table:table-cell office:value-type="float" office:value="1886" calcext:value-type="float">
            <text:p>1886</text:p>
          </table:table-cell>
          <table:table-cell office:value-type="float" office:value="54.5705" calcext:value-type="float">
            <text:p>54.5705</text:p>
          </table:table-cell>
          <table:table-cell office:value-type="float" office:value="-164.6926" calcext:value-type="float">
            <text:p>-164.6926</text:p>
          </table:table-cell>
          <table:table-cell office:value-type="float" office:value="-165.004048772215" calcext:value-type="float">
            <text:p>-165.004048772215</text:p>
          </table:table-cell>
          <table:table-cell office:value-type="float" office:value="54.7492746405942" calcext:value-type="float">
            <text:p>54.7492746405942</text:p>
          </table:table-cell>
          <table:table-cell office:value-type="float" office:value="-164.739842739601" calcext:value-type="float">
            <text:p>-164.739842739601</text:p>
          </table:table-cell>
          <table:table-cell office:value-type="float" office:value="54.5767343056789" calcext:value-type="float">
            <text:p>54.576734305678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Isthmus Peak</text:p>
          </table:table-cell>
          <table:table-cell table:number-columns-repeated="2" office:value-type="float" office:value="1991" calcext:value-type="float">
            <text:p>1991</text:p>
          </table:table-cell>
          <table:table-cell office:value-type="float" office:value="1600" calcext:value-type="float">
            <text:p>1600</text:p>
          </table:table-cell>
          <table:table-cell office:value-type="float" office:value="60.5772" calcext:value-type="float">
            <text:p>60.5772</text:p>
          </table:table-cell>
          <table:table-cell office:value-type="float" office:value="-148.8915" calcext:value-type="float">
            <text:p>-148.8915</text:p>
          </table:table-cell>
          <table:table-cell office:value-type="float" office:value="-149.259330149079" calcext:value-type="float">
            <text:p>-149.259330149079</text:p>
          </table:table-cell>
          <table:table-cell office:value-type="float" office:value="60.7556993765324" calcext:value-type="float">
            <text:p>60.7556993765324</text:p>
          </table:table-cell>
          <table:table-cell office:value-type="float" office:value="-149.259330149079" calcext:value-type="float">
            <text:p>-149.259330149079</text:p>
          </table:table-cell>
          <table:table-cell office:value-type="float" office:value="60.7556993765324" calcext:value-type="float">
            <text:p>60.7556993765324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Yukon</text:p>
          </table:table-cell>
          <table:table-cell office:value-type="string" calcext:value-type="string">
            <text:p>Keele Peak</text:p>
          </table:table-cell>
          <table:table-cell office:value-type="float" office:value="2952" calcext:value-type="float">
            <text:p>2952</text:p>
          </table:table-cell>
          <table:table-cell office:value-type="float" office:value="1952" calcext:value-type="float">
            <text:p>1952</text:p>
          </table:table-cell>
          <table:table-cell office:value-type="float" office:value="1811" calcext:value-type="float">
            <text:p>1811</text:p>
          </table:table-cell>
          <table:table-cell office:value-type="float" office:value="63.4314" calcext:value-type="float">
            <text:p>63.4314</text:p>
          </table:table-cell>
          <table:table-cell office:value-type="float" office:value="-130.3243" calcext:value-type="float">
            <text:p>-130.3243</text:p>
          </table:table-cell>
          <table:table-cell office:value-type="float" office:value="-130.917738783989" calcext:value-type="float">
            <text:p>-130.917738783989</text:p>
          </table:table-cell>
          <table:table-cell office:value-type="float" office:value="63.6938839086263" calcext:value-type="float">
            <text:p>63.6938839086263</text:p>
          </table:table-cell>
          <table:table-cell office:value-type="float" office:value="-130.917738783989" calcext:value-type="float">
            <text:p>-130.917738783989</text:p>
          </table:table-cell>
          <table:table-cell office:value-type="float" office:value="63.6938839086263" calcext:value-type="float">
            <text:p>63.693883908626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Truuli Peak</text:p>
          </table:table-cell>
          <table:table-cell office:value-type="float" office:value="2015" calcext:value-type="float">
            <text:p>2015</text:p>
          </table:table-cell>
          <table:table-cell office:value-type="float" office:value="1879" calcext:value-type="float">
            <text:p>1879</text:p>
          </table:table-cell>
          <table:table-cell office:value-type="float" office:value="1598" calcext:value-type="float">
            <text:p>1598</text:p>
          </table:table-cell>
          <table:table-cell office:value-type="float" office:value="59.9129" calcext:value-type="float">
            <text:p>59.9129</text:p>
          </table:table-cell>
          <table:table-cell office:value-type="float" office:value="-150.4348" calcext:value-type="float">
            <text:p>-150.4348</text:p>
          </table:table-cell>
          <table:table-cell office:value-type="float" office:value="-150.799542577625" calcext:value-type="float">
            <text:p>-150.799542577625</text:p>
          </table:table-cell>
          <table:table-cell office:value-type="float" office:value="60.0937526089968" calcext:value-type="float">
            <text:p>60.0937526089968</text:p>
          </table:table-cell>
          <table:table-cell office:value-type="float" office:value="-150.489240902835" calcext:value-type="float">
            <text:p>-150.489240902835</text:p>
          </table:table-cell>
          <table:table-cell office:value-type="float" office:value="59.9214606565359" calcext:value-type="float">
            <text:p>59.921460656535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Accomplishment Peak</text:p>
          </table:table-cell>
          <table:table-cell office:value-type="float" office:value="2452" calcext:value-type="float">
            <text:p>2452</text:p>
          </table:table-cell>
          <table:table-cell office:value-type="float" office:value="1834" calcext:value-type="float">
            <text:p>1834</text:p>
          </table:table-cell>
          <table:table-cell office:value-type="float" office:value="1558" calcext:value-type="float">
            <text:p>1558</text:p>
          </table:table-cell>
          <table:table-cell office:value-type="float" office:value="68.4433" calcext:value-type="float">
            <text:p>68.4433</text:p>
          </table:table-cell>
          <table:table-cell office:value-type="float" office:value="-148.0947" calcext:value-type="float">
            <text:p>-148.0947</text:p>
          </table:table-cell>
          <table:table-cell office:value-type="float" office:value="-148.701392084656" calcext:value-type="float">
            <text:p>-148.701392084656</text:p>
          </table:table-cell>
          <table:table-cell office:value-type="float" office:value="68.6628002674503" calcext:value-type="float">
            <text:p>68.6628002674503</text:p>
          </table:table-cell>
          <table:table-cell office:value-type="float" office:value="-148.061587470539" calcext:value-type="float">
            <text:p>-148.061587470539</text:p>
          </table:table-cell>
          <table:table-cell office:value-type="float" office:value="68.4980294625417" calcext:value-type="float">
            <text:p>68.498029462541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Aleutian Is.</text:p>
          </table:table-cell>
          <table:table-cell office:value-type="string" calcext:value-type="string">
            <text:p>Makushin Volcano</text:p>
          </table:table-cell>
          <table:table-cell office:value-type="float" office:value="1800" calcext:value-type="float">
            <text:p>1800</text:p>
          </table:table-cell>
          <table:table-cell office:value-type="float" office:value="1807" calcext:value-type="float">
            <text:p>1807</text:p>
          </table:table-cell>
          <table:table-cell office:value-type="float" office:value="1653" calcext:value-type="float">
            <text:p>1653</text:p>
          </table:table-cell>
          <table:table-cell office:value-type="float" office:value="53.8782" calcext:value-type="float">
            <text:p>53.8782</text:p>
          </table:table-cell>
          <table:table-cell office:value-type="float" office:value="-166.9299" calcext:value-type="float">
            <text:p>-166.9299</text:p>
          </table:table-cell>
          <table:table-cell office:value-type="float" office:value="-167.206871688448" calcext:value-type="float">
            <text:p>-167.206871688448</text:p>
          </table:table-cell>
          <table:table-cell office:value-type="float" office:value="54.0405448517214" calcext:value-type="float">
            <text:p>54.0405448517214</text:p>
          </table:table-cell>
          <table:table-cell office:value-type="float" office:value="-167.008191101362" calcext:value-type="float">
            <text:p>-167.008191101362</text:p>
          </table:table-cell>
          <table:table-cell office:value-type="float" office:value="53.9105636084092" calcext:value-type="float">
            <text:p>53.910563608409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Aleutian Is.</text:p>
          </table:table-cell>
          <table:table-cell office:value-type="string" calcext:value-type="string">
            <text:p>Tanaga Volcano</text:p>
          </table:table-cell>
          <table:table-cell table:number-columns-repeated="3" office:value-type="float" office:value="1806" calcext:value-type="float">
            <text:p>1806</text:p>
          </table:table-cell>
          <table:table-cell office:value-type="float" office:value="51.8838" calcext:value-type="float">
            <text:p>51.8838</text:p>
          </table:table-cell>
          <table:table-cell office:value-type="float" office:value="-178.1429" calcext:value-type="float">
            <text:p>-178.1429</text:p>
          </table:table-cell>
          <table:table-cell office:value-type="float" office:value="-178.407956871988" calcext:value-type="float">
            <text:p>-178.407956871988</text:p>
          </table:table-cell>
          <table:table-cell office:value-type="float" office:value="52.0458611448428" calcext:value-type="float">
            <text:p>52.0458611448428</text:p>
          </table:table-cell>
          <table:table-cell office:value-type="float" office:value="-178.407956871988" calcext:value-type="float">
            <text:p>-178.407956871988</text:p>
          </table:table-cell>
          <table:table-cell office:value-type="float" office:value="52.0458611448428" calcext:value-type="float">
            <text:p>52.045861144842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Frosty Peak</text:p>
          </table:table-cell>
          <table:table-cell table:number-columns-repeated="2" office:value-type="float" office:value="1769" calcext:value-type="float">
            <text:p>1769</text:p>
          </table:table-cell>
          <table:table-cell office:value-type="float" office:value="1713" calcext:value-type="float">
            <text:p>1713</text:p>
          </table:table-cell>
          <table:table-cell office:value-type="float" office:value="55.0672" calcext:value-type="float">
            <text:p>55.0672</text:p>
          </table:table-cell>
          <table:table-cell office:value-type="float" office:value="-162.8351" calcext:value-type="float">
            <text:p>-162.8351</text:p>
          </table:table-cell>
          <table:table-cell office:value-type="float" office:value="-163.116796105888" calcext:value-type="float">
            <text:p>-163.116796105888</text:p>
          </table:table-cell>
          <table:table-cell office:value-type="float" office:value="55.2269913407448" calcext:value-type="float">
            <text:p>55.2269913407448</text:p>
          </table:table-cell>
          <table:table-cell office:value-type="float" office:value="-163.116796105888" calcext:value-type="float">
            <text:p>-163.116796105888</text:p>
          </table:table-cell>
          <table:table-cell office:value-type="float" office:value="55.2269913407448" calcext:value-type="float">
            <text:p>55.226991340744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Chunekukleik Mountain</text:p>
          </table:table-cell>
          <table:table-cell office:value-type="float" office:value="1762" calcext:value-type="float">
            <text:p>1762</text:p>
          </table:table-cell>
          <table:table-cell office:value-type="float" office:value="1749" calcext:value-type="float">
            <text:p>1749</text:p>
          </table:table-cell>
          <table:table-cell office:value-type="float" office:value="1701" calcext:value-type="float">
            <text:p>1701</text:p>
          </table:table-cell>
          <table:table-cell office:value-type="float" office:value="59.2919" calcext:value-type="float">
            <text:p>59.2919</text:p>
          </table:table-cell>
          <table:table-cell office:value-type="float" office:value="-135.9529" calcext:value-type="float">
            <text:p>-135.9529</text:p>
          </table:table-cell>
          <table:table-cell office:value-type="float" office:value="-136.265916786511" calcext:value-type="float">
            <text:p>-136.265916786511</text:p>
          </table:table-cell>
          <table:table-cell office:value-type="float" office:value="59.4508151030759" calcext:value-type="float">
            <text:p>59.4508151030759</text:p>
          </table:table-cell>
          <table:table-cell office:value-type="float" office:value="-136.265916786511" calcext:value-type="float">
            <text:p>-136.265916786511</text:p>
          </table:table-cell>
          <table:table-cell office:value-type="float" office:value="59.4508151030759" calcext:value-type="float">
            <text:p>59.450815103075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Aleutian Is.</text:p>
          </table:table-cell>
          <table:table-cell office:value-type="string" calcext:value-type="string">
            <text:p>Great Sitkin Volcano</text:p>
          </table:table-cell>
          <table:table-cell table:number-columns-repeated="3" office:value-type="float" office:value="1740" calcext:value-type="float">
            <text:p>1740</text:p>
          </table:table-cell>
          <table:table-cell office:value-type="float" office:value="52.0763" calcext:value-type="float">
            <text:p>52.0763</text:p>
          </table:table-cell>
          <table:table-cell office:value-type="float" office:value="-176.1108" calcext:value-type="float">
            <text:p>-176.1108</text:p>
          </table:table-cell>
          <table:table-cell office:value-type="float" office:value="-176.367310181221" calcext:value-type="float">
            <text:p>-176.367310181221</text:p>
          </table:table-cell>
          <table:table-cell office:value-type="float" office:value="52.2330727364532" calcext:value-type="float">
            <text:p>52.2330727364532</text:p>
          </table:table-cell>
          <table:table-cell office:value-type="float" office:value="-176.367310181221" calcext:value-type="float">
            <text:p>-176.367310181221</text:p>
          </table:table-cell>
          <table:table-cell office:value-type="float" office:value="52.2330727364532" calcext:value-type="float">
            <text:p>52.233072736453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Aleutian Is.</text:p>
          </table:table-cell>
          <table:table-cell office:value-type="string" calcext:value-type="string">
            <text:p>Mount Cleveland</text:p>
          </table:table-cell>
          <table:table-cell table:number-columns-repeated="3" office:value-type="float" office:value="1730" calcext:value-type="float">
            <text:p>1730</text:p>
          </table:table-cell>
          <table:table-cell office:value-type="float" office:value="52.823" calcext:value-type="float">
            <text:p>52.823</text:p>
          </table:table-cell>
          <table:table-cell office:value-type="float" office:value="-169.9465" calcext:value-type="float">
            <text:p>-169.9465</text:p>
          </table:table-cell>
          <table:table-cell office:value-type="float" office:value="-170.205913245233" calcext:value-type="float">
            <text:p>-170.205913245233</text:p>
          </table:table-cell>
          <table:table-cell office:value-type="float" office:value="52.9784005885271" calcext:value-type="float">
            <text:p>52.9784005885271</text:p>
          </table:table-cell>
          <table:table-cell office:value-type="float" office:value="-170.205913245233" calcext:value-type="float">
            <text:p>-170.205913245233</text:p>
          </table:table-cell>
          <table:table-cell office:value-type="float" office:value="52.9784005885271" calcext:value-type="float">
            <text:p>52.978400588527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Tetlin Peak</text:p>
          </table:table-cell>
          <table:table-cell office:value-type="float" office:value="2550" calcext:value-type="float">
            <text:p>2550</text:p>
          </table:table-cell>
          <table:table-cell office:value-type="float" office:value="1655" calcext:value-type="float">
            <text:p>1655</text:p>
          </table:table-cell>
          <table:table-cell office:value-type="float" office:value="1334" calcext:value-type="float">
            <text:p>1334</text:p>
          </table:table-cell>
          <table:table-cell office:value-type="float" office:value="62.6215" calcext:value-type="float">
            <text:p>62.6215</text:p>
          </table:table-cell>
          <table:table-cell office:value-type="float" office:value="-143.1084" calcext:value-type="float">
            <text:p>-143.1084</text:p>
          </table:table-cell>
          <table:table-cell office:value-type="float" office:value="-143.13512913737" calcext:value-type="float">
            <text:p>-143.13512913737</text:p>
          </table:table-cell>
          <table:table-cell office:value-type="float" office:value="62.5553273262697" calcext:value-type="float">
            <text:p>62.5553273262697</text:p>
          </table:table-cell>
          <table:table-cell office:value-type="float" office:value="-143.611526775358" calcext:value-type="float">
            <text:p>-143.611526775358</text:p>
          </table:table-cell>
          <table:table-cell office:value-type="float" office:value="62.8505133714916" calcext:value-type="float">
            <text:p>62.850513371491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Veniaminof Peak</text:p>
          </table:table-cell>
          <table:table-cell table:number-columns-repeated="2" office:value-type="float" office:value="1643" calcext:value-type="float">
            <text:p>1643</text:p>
          </table:table-cell>
          <table:table-cell office:value-type="float" office:value="1569" calcext:value-type="float">
            <text:p>1569</text:p>
          </table:table-cell>
          <table:table-cell office:value-type="float" office:value="57.0151" calcext:value-type="float">
            <text:p>57.0151</text:p>
          </table:table-cell>
          <table:table-cell office:value-type="float" office:value="-134.9882" calcext:value-type="float">
            <text:p>-134.9882</text:p>
          </table:table-cell>
          <table:table-cell office:value-type="float" office:value="-135.261968732183" calcext:value-type="float">
            <text:p>-135.261968732183</text:p>
          </table:table-cell>
          <table:table-cell office:value-type="float" office:value="57.1623850786486" calcext:value-type="float">
            <text:p>57.1623850786486</text:p>
          </table:table-cell>
          <table:table-cell office:value-type="float" office:value="-135.261968732183" calcext:value-type="float">
            <text:p>-135.261968732183</text:p>
          </table:table-cell>
          <table:table-cell office:value-type="float" office:value="57.1623850786486" calcext:value-type="float">
            <text:p>57.162385078648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Aleutian Is.</text:p>
          </table:table-cell>
          <table:table-cell office:value-type="string" calcext:value-type="string">
            <text:p>Mount Carlisle</text:p>
          </table:table-cell>
          <table:table-cell table:number-columns-repeated="3" office:value-type="float" office:value="1610" calcext:value-type="float">
            <text:p>1610</text:p>
          </table:table-cell>
          <table:table-cell office:value-type="float" office:value="52.8913" calcext:value-type="float">
            <text:p>52.8913</text:p>
          </table:table-cell>
          <table:table-cell office:value-type="float" office:value="-170.058" calcext:value-type="float">
            <text:p>-170.058</text:p>
          </table:table-cell>
          <table:table-cell office:value-type="float" office:value="-170.299864818028" calcext:value-type="float">
            <text:p>-170.299864818028</text:p>
          </table:table-cell>
          <table:table-cell office:value-type="float" office:value="53.0350541983747" calcext:value-type="float">
            <text:p>53.0350541983747</text:p>
          </table:table-cell>
          <table:table-cell office:value-type="float" office:value="-170.299864818028" calcext:value-type="float">
            <text:p>-170.299864818028</text:p>
          </table:table-cell>
          <table:table-cell office:value-type="float" office:value="53.0350541983747" calcext:value-type="float">
            <text:p>53.035054198374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Aleutian Is.</text:p>
          </table:table-cell>
          <table:table-cell office:value-type="string" calcext:value-type="string">
            <text:p>Gareloi Volcano</text:p>
          </table:table-cell>
          <table:table-cell table:number-columns-repeated="3" office:value-type="float" office:value="1573" calcext:value-type="float">
            <text:p>1573</text:p>
          </table:table-cell>
          <table:table-cell office:value-type="float" office:value="51.788" calcext:value-type="float">
            <text:p>51.788</text:p>
          </table:table-cell>
          <table:table-cell office:value-type="float" office:value="-178.794" calcext:value-type="float">
            <text:p>-178.794</text:p>
          </table:table-cell>
          <table:table-cell office:value-type="float" office:value="-179.024491937238" calcext:value-type="float">
            <text:p>-179.024491937238</text:p>
          </table:table-cell>
          <table:table-cell office:value-type="float" office:value="51.9283861699567" calcext:value-type="float">
            <text:p>51.9283861699567</text:p>
          </table:table-cell>
          <table:table-cell office:value-type="float" office:value="-179.024491937238" calcext:value-type="float">
            <text:p>-179.024491937238</text:p>
          </table:table-cell>
          <table:table-cell office:value-type="float" office:value="51.9283861699567" calcext:value-type="float">
            <text:p>51.928386169956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Yukon</text:p>
          </table:table-cell>
          <table:table-cell office:value-type="string" calcext:value-type="string">
            <text:p>Grey Hunter Peak</text:p>
          </table:table-cell>
          <table:table-cell office:value-type="float" office:value="2214" calcext:value-type="float">
            <text:p>2214</text:p>
          </table:table-cell>
          <table:table-cell office:value-type="float" office:value="1542" calcext:value-type="float">
            <text:p>1542</text:p>
          </table:table-cell>
          <table:table-cell office:value-type="float" office:value="853" calcext:value-type="float">
            <text:p>853</text:p>
          </table:table-cell>
          <table:table-cell office:value-type="float" office:value="63.1357" calcext:value-type="float">
            <text:p>63.1357</text:p>
          </table:table-cell>
          <table:table-cell office:value-type="float" office:value="-135.6359" calcext:value-type="float">
            <text:p>-135.6359</text:p>
          </table:table-cell>
          <table:table-cell office:value-type="float" office:value="-136.018123224066" calcext:value-type="float">
            <text:p>-136.018123224066</text:p>
          </table:table-cell>
          <table:table-cell office:value-type="float" office:value="63.3064086100985" calcext:value-type="float">
            <text:p>63.3064086100985</text:p>
          </table:table-cell>
          <table:table-cell office:value-type="float" office:value="-135.544901763831" calcext:value-type="float">
            <text:p>-135.544901763831</text:p>
          </table:table-cell>
          <table:table-cell office:value-type="float" office:value="63.1655908657444" calcext:value-type="float">
            <text:p>63.1655908657444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Aleutian Is.</text:p>
          </table:table-cell>
          <table:table-cell office:value-type="string" calcext:value-type="string">
            <text:p>Korovin Volcano</text:p>
          </table:table-cell>
          <table:table-cell table:number-columns-repeated="3" office:value-type="float" office:value="1533" calcext:value-type="float">
            <text:p>1533</text:p>
          </table:table-cell>
          <table:table-cell office:value-type="float" office:value="52.3816" calcext:value-type="float">
            <text:p>52.3816</text:p>
          </table:table-cell>
          <table:table-cell office:value-type="float" office:value="-174.1653" calcext:value-type="float">
            <text:p>-174.1653</text:p>
          </table:table-cell>
          <table:table-cell office:value-type="float" office:value="-174.392976816764" calcext:value-type="float">
            <text:p>-174.392976816764</text:p>
          </table:table-cell>
          <table:table-cell office:value-type="float" office:value="52.5188332320095" calcext:value-type="float">
            <text:p>52.5188332320095</text:p>
          </table:table-cell>
          <table:table-cell office:value-type="float" office:value="-174.392976816764" calcext:value-type="float">
            <text:p>-174.392976816764</text:p>
          </table:table-cell>
          <table:table-cell office:value-type="float" office:value="52.5188332320095" calcext:value-type="float">
            <text:p>52.518833232009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Yukon</text:p>
          </table:table-cell>
          <table:table-cell office:value-type="string" calcext:value-type="string">
            <text:p>Mount Frank Rae</text:p>
          </table:table-cell>
          <table:table-cell office:value-type="float" office:value="2362" calcext:value-type="float">
            <text:p>2362</text:p>
          </table:table-cell>
          <table:table-cell office:value-type="float" office:value="1523" calcext:value-type="float">
            <text:p>1523</text:p>
          </table:table-cell>
          <table:table-cell office:value-type="float" office:value="1117" calcext:value-type="float">
            <text:p>1117</text:p>
          </table:table-cell>
          <table:table-cell office:value-type="float" office:value="64.4706" calcext:value-type="float">
            <text:p>64.4706</text:p>
          </table:table-cell>
          <table:table-cell office:value-type="float" office:value="-138.5553" calcext:value-type="float">
            <text:p>-138.5553</text:p>
          </table:table-cell>
          <table:table-cell office:value-type="float" office:value="-138.998722928559" calcext:value-type="float">
            <text:p>-138.998722928559</text:p>
          </table:table-cell>
          <table:table-cell office:value-type="float" office:value="64.6588848571473" calcext:value-type="float">
            <text:p>64.6588848571473</text:p>
          </table:table-cell>
          <table:table-cell office:value-type="float" office:value="-138.595526876994" calcext:value-type="float">
            <text:p>-138.595526876994</text:p>
          </table:table-cell>
          <table:table-cell office:value-type="float" office:value="64.473420009885" calcext:value-type="float">
            <text:p>64.47342000988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Kuskokwim High Point</text:p>
          </table:table-cell>
          <table:table-cell office:value-type="float" office:value="1600" calcext:value-type="float">
            <text:p>1600</text:p>
          </table:table-cell>
          <table:table-cell office:value-type="float" office:value="1505" calcext:value-type="float">
            <text:p>1505</text:p>
          </table:table-cell>
          <table:table-cell office:value-type="float" office:value="1325" calcext:value-type="float">
            <text:p>1325</text:p>
          </table:table-cell>
          <table:table-cell office:value-type="float" office:value="60.1159" calcext:value-type="float">
            <text:p>60.1159</text:p>
          </table:table-cell>
          <table:table-cell office:value-type="float" office:value="-159.3241" calcext:value-type="float">
            <text:p>-159.3241</text:p>
          </table:table-cell>
          <table:table-cell office:value-type="float" office:value="-159.254532286377" calcext:value-type="float">
            <text:p>-159.254532286377</text:p>
          </table:table-cell>
          <table:table-cell office:value-type="float" office:value="60.0586626104091" calcext:value-type="float">
            <text:p>60.0586626104091</text:p>
          </table:table-cell>
          <table:table-cell office:value-type="float" office:value="-159.615369800059" calcext:value-type="float">
            <text:p>-159.615369800059</text:p>
          </table:table-cell>
          <table:table-cell office:value-type="float" office:value="60.2603102160085" calcext:value-type="float">
            <text:p>60.260310216008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Kootznoowoo Peak</text:p>
          </table:table-cell>
          <table:table-cell office:value-type="float" office:value="1478" calcext:value-type="float">
            <text:p>1478</text:p>
          </table:table-cell>
          <table:table-cell office:value-type="float" office:value="1477" calcext:value-type="float">
            <text:p>1477</text:p>
          </table:table-cell>
          <table:table-cell office:value-type="float" office:value="1392" calcext:value-type="float">
            <text:p>1392</text:p>
          </table:table-cell>
          <table:table-cell office:value-type="float" office:value="57.7891" calcext:value-type="float">
            <text:p>57.7891</text:p>
          </table:table-cell>
          <table:table-cell office:value-type="float" office:value="-134.4546" calcext:value-type="float">
            <text:p>-134.4546</text:p>
          </table:table-cell>
          <table:table-cell office:value-type="float" office:value="-134.706281796882" calcext:value-type="float">
            <text:p>-134.706281796882</text:p>
          </table:table-cell>
          <table:table-cell office:value-type="float" office:value="57.922050244555" calcext:value-type="float">
            <text:p>57.922050244555</text:p>
          </table:table-cell>
          <table:table-cell office:value-type="float" office:value="-134.478381107677" calcext:value-type="float">
            <text:p>-134.478381107677</text:p>
          </table:table-cell>
          <table:table-cell office:value-type="float" office:value="57.7763928115819" calcext:value-type="float">
            <text:p>57.776392811581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Mount Osborn</text:p>
          </table:table-cell>
          <table:table-cell office:value-type="float" office:value="1437" calcext:value-type="float">
            <text:p>1437</text:p>
          </table:table-cell>
          <table:table-cell office:value-type="float" office:value="1427" calcext:value-type="float">
            <text:p>1427</text:p>
          </table:table-cell>
          <table:table-cell office:value-type="float" office:value="1159" calcext:value-type="float">
            <text:p>1159</text:p>
          </table:table-cell>
          <table:table-cell office:value-type="float" office:value="64.9922" calcext:value-type="float">
            <text:p>64.9922</text:p>
          </table:table-cell>
          <table:table-cell office:value-type="float" office:value="-165.3294" calcext:value-type="float">
            <text:p>-165.3294</text:p>
          </table:table-cell>
          <table:table-cell office:value-type="float" office:value="-165.638065481871" calcext:value-type="float">
            <text:p>-165.638065481871</text:p>
          </table:table-cell>
          <table:table-cell office:value-type="float" office:value="65.1219803960508" calcext:value-type="float">
            <text:p>65.1219803960508</text:p>
          </table:table-cell>
          <table:table-cell office:value-type="float" office:value="-165.638065481871" calcext:value-type="float">
            <text:p>-165.638065481871</text:p>
          </table:table-cell>
          <table:table-cell office:value-type="float" office:value="65.1219803960508" calcext:value-type="float">
            <text:p>65.121980396050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Mount Reid</text:p>
          </table:table-cell>
          <table:table-cell office:value-type="float" office:value="1400" calcext:value-type="float">
            <text:p>1400</text:p>
          </table:table-cell>
          <table:table-cell office:value-type="float" office:value="1398" calcext:value-type="float">
            <text:p>1398</text:p>
          </table:table-cell>
          <table:table-cell office:value-type="float" office:value="1199" calcext:value-type="float">
            <text:p>1199</text:p>
          </table:table-cell>
          <table:table-cell office:value-type="float" office:value="55.7065" calcext:value-type="float">
            <text:p>55.7065</text:p>
          </table:table-cell>
          <table:table-cell office:value-type="float" office:value="-131.2472" calcext:value-type="float">
            <text:p>-131.2472</text:p>
          </table:table-cell>
          <table:table-cell office:value-type="float" office:value="-131.474539906843" calcext:value-type="float">
            <text:p>-131.474539906843</text:p>
          </table:table-cell>
          <table:table-cell office:value-type="float" office:value="55.8343247954228" calcext:value-type="float">
            <text:p>55.8343247954228</text:p>
          </table:table-cell>
          <table:table-cell office:value-type="float" office:value="-131.474539906843" calcext:value-type="float">
            <text:p>-131.474539906843</text:p>
          </table:table-cell>
          <table:table-cell office:value-type="float" office:value="55.8343247954228" calcext:value-type="float">
            <text:p>55.834324795422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Koniag Peak</text:p>
          </table:table-cell>
          <table:table-cell table:number-columns-repeated="2" office:value-type="float" office:value="1378" calcext:value-type="float">
            <text:p>1378</text:p>
          </table:table-cell>
          <table:table-cell office:value-type="float" office:value="1212" calcext:value-type="float">
            <text:p>1212</text:p>
          </table:table-cell>
          <table:table-cell office:value-type="float" office:value="57.3548" calcext:value-type="float">
            <text:p>57.3548</text:p>
          </table:table-cell>
          <table:table-cell office:value-type="float" office:value="-153.3235" calcext:value-type="float">
            <text:p>-153.3235</text:p>
          </table:table-cell>
          <table:table-cell office:value-type="float" office:value="-153.55578913139" calcext:value-type="float">
            <text:p>-153.55578913139</text:p>
          </table:table-cell>
          <table:table-cell office:value-type="float" office:value="57.4786358890563" calcext:value-type="float">
            <text:p>57.4786358890563</text:p>
          </table:table-cell>
          <table:table-cell office:value-type="float" office:value="-153.55578913139" calcext:value-type="float">
            <text:p>-153.55578913139</text:p>
          </table:table-cell>
          <table:table-cell office:value-type="float" office:value="57.4786358890563" calcext:value-type="float">
            <text:p>57.478635889056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Yukon</text:p>
          </table:table-cell>
          <table:table-cell office:value-type="string" calcext:value-type="string">
            <text:p>Fox Mountain</text:p>
          </table:table-cell>
          <table:table-cell office:value-type="float" office:value="2404" calcext:value-type="float">
            <text:p>2404</text:p>
          </table:table-cell>
          <table:table-cell office:value-type="float" office:value="1349" calcext:value-type="float">
            <text:p>1349</text:p>
          </table:table-cell>
          <table:table-cell office:value-type="float" office:value="1074" calcext:value-type="float">
            <text:p>1074</text:p>
          </table:table-cell>
          <table:table-cell office:value-type="float" office:value="61.9224" calcext:value-type="float">
            <text:p>61.9224</text:p>
          </table:table-cell>
          <table:table-cell office:value-type="float" office:value="-133.3677" calcext:value-type="float">
            <text:p>-133.3677</text:p>
          </table:table-cell>
          <table:table-cell office:value-type="float" office:value="-133.332718996628" calcext:value-type="float">
            <text:p>-133.332718996628</text:p>
          </table:table-cell>
          <table:table-cell office:value-type="float" office:value="61.9657803465706" calcext:value-type="float">
            <text:p>61.9657803465706</text:p>
          </table:table-cell>
          <table:table-cell office:value-type="float" office:value="-133.356557010142" calcext:value-type="float">
            <text:p>-133.356557010142</text:p>
          </table:table-cell>
          <table:table-cell office:value-type="float" office:value="61.9411084222476" calcext:value-type="float">
            <text:p>61.941108422247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Yukon</text:p>
          </table:table-cell>
          <table:table-cell office:value-type="string" calcext:value-type="string">
            <text:p>Cap Mountain</text:p>
          </table:table-cell>
          <table:table-cell office:value-type="float" office:value="1577" calcext:value-type="float">
            <text:p>1577</text:p>
          </table:table-cell>
          <table:table-cell office:value-type="float" office:value="1319" calcext:value-type="float">
            <text:p>1319</text:p>
          </table:table-cell>
          <table:table-cell office:value-type="float" office:value="1053" calcext:value-type="float">
            <text:p>1053</text:p>
          </table:table-cell>
          <table:table-cell office:value-type="float" office:value="63.4063" calcext:value-type="float">
            <text:p>63.4063</text:p>
          </table:table-cell>
          <table:table-cell office:value-type="float" office:value="-123.2061" calcext:value-type="float">
            <text:p>-123.2061</text:p>
          </table:table-cell>
          <table:table-cell office:value-type="float" office:value="-123.513658665816" calcext:value-type="float">
            <text:p>-123.513658665816</text:p>
          </table:table-cell>
          <table:table-cell office:value-type="float" office:value="63.5423766645664" calcext:value-type="float">
            <text:p>63.5423766645664</text:p>
          </table:table-cell>
          <table:table-cell office:value-type="float" office:value="-123.227000341711" calcext:value-type="float">
            <text:p>-123.227000341711</text:p>
          </table:table-cell>
          <table:table-cell office:value-type="float" office:value="63.3879523915656" calcext:value-type="float">
            <text:p>63.387952391565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Aleutian Is.</text:p>
          </table:table-cell>
          <table:table-cell office:value-type="string" calcext:value-type="string">
            <text:p>Herbert Volcano</text:p>
          </table:table-cell>
          <table:table-cell table:number-columns-repeated="3" office:value-type="float" office:value="1311" calcext:value-type="float">
            <text:p>1311</text:p>
          </table:table-cell>
          <table:table-cell office:value-type="float" office:value="52.7405" calcext:value-type="float">
            <text:p>52.7405</text:p>
          </table:table-cell>
          <table:table-cell office:value-type="float" office:value="-170.1142" calcext:value-type="float">
            <text:p>-170.1142</text:p>
          </table:table-cell>
          <table:table-cell office:value-type="float" office:value="-170.310686052161" calcext:value-type="float">
            <text:p>-170.310686052161</text:p>
          </table:table-cell>
          <table:table-cell office:value-type="float" office:value="52.8572927959093" calcext:value-type="float">
            <text:p>52.8572927959093</text:p>
          </table:table-cell>
          <table:table-cell office:value-type="float" office:value="-170.310686052161" calcext:value-type="float">
            <text:p>-170.310686052161</text:p>
          </table:table-cell>
          <table:table-cell office:value-type="float" office:value="52.8572927959093" calcext:value-type="float">
            <text:p>52.857292795909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Aleutian Is.</text:p>
          </table:table-cell>
          <table:table-cell office:value-type="string" calcext:value-type="string">
            <text:p>Mount Kanaga</text:p>
          </table:table-cell>
          <table:table-cell table:number-columns-repeated="3" office:value-type="float" office:value="1307" calcext:value-type="float">
            <text:p>1307</text:p>
          </table:table-cell>
          <table:table-cell office:value-type="float" office:value="51.9238" calcext:value-type="float">
            <text:p>51.9238</text:p>
          </table:table-cell>
          <table:table-cell office:value-type="float" office:value="-177.1623" calcext:value-type="float">
            <text:p>-177.1623</text:p>
          </table:table-cell>
          <table:table-cell office:value-type="float" office:value="-177.354603791198" calcext:value-type="float">
            <text:p>-177.354603791198</text:p>
          </table:table-cell>
          <table:table-cell office:value-type="float" office:value="52.0409741915612" calcext:value-type="float">
            <text:p>52.0409741915612</text:p>
          </table:table-cell>
          <table:table-cell office:value-type="float" office:value="-177.354603791198" calcext:value-type="float">
            <text:p>-177.354603791198</text:p>
          </table:table-cell>
          <table:table-cell office:value-type="float" office:value="52.0409741915612" calcext:value-type="float">
            <text:p>52.040974191561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Aleutian Is.</text:p>
          </table:table-cell>
          <table:table-cell office:value-type="string" calcext:value-type="string">
            <text:p>Mount Akutan</text:p>
          </table:table-cell>
          <table:table-cell table:number-columns-repeated="2" office:value-type="float" office:value="1296" calcext:value-type="float">
            <text:p>1296</text:p>
          </table:table-cell>
          <table:table-cell office:value-type="float" office:value="1240" calcext:value-type="float">
            <text:p>1240</text:p>
          </table:table-cell>
          <table:table-cell office:value-type="float" office:value="54.133" calcext:value-type="float">
            <text:p>54.133</text:p>
          </table:table-cell>
          <table:table-cell office:value-type="float" office:value="-165.9854" calcext:value-type="float">
            <text:p>-165.9854</text:p>
          </table:table-cell>
          <table:table-cell office:value-type="float" office:value="-166.186445070057" calcext:value-type="float">
            <text:p>-166.186445070057</text:p>
          </table:table-cell>
          <table:table-cell office:value-type="float" office:value="54.2486822100959" calcext:value-type="float">
            <text:p>54.2486822100959</text:p>
          </table:table-cell>
          <table:table-cell office:value-type="float" office:value="-166.186445070057" calcext:value-type="float">
            <text:p>-166.186445070057</text:p>
          </table:table-cell>
          <table:table-cell office:value-type="float" office:value="54.2486822100959" calcext:value-type="float">
            <text:p>54.248682210095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Mount Harper</text:p>
          </table:table-cell>
          <table:table-cell office:value-type="float" office:value="1994" calcext:value-type="float">
            <text:p>1994</text:p>
          </table:table-cell>
          <table:table-cell office:value-type="float" office:value="1250" calcext:value-type="float">
            <text:p>1250</text:p>
          </table:table-cell>
          <table:table-cell office:value-type="float" office:value="1053" calcext:value-type="float">
            <text:p>1053</text:p>
          </table:table-cell>
          <table:table-cell office:value-type="float" office:value="64.237" calcext:value-type="float">
            <text:p>64.237</text:p>
          </table:table-cell>
          <table:table-cell office:value-type="float" office:value="-143.8442" calcext:value-type="float">
            <text:p>-143.8442</text:p>
          </table:table-cell>
          <table:table-cell office:value-type="float" office:value="-144.236865651477" calcext:value-type="float">
            <text:p>-144.236865651477</text:p>
          </table:table-cell>
          <table:table-cell office:value-type="float" office:value="64.4052477946352" calcext:value-type="float">
            <text:p>64.4052477946352</text:p>
          </table:table-cell>
          <table:table-cell office:value-type="float" office:value="-143.853159614484" calcext:value-type="float">
            <text:p>-143.853159614484</text:p>
          </table:table-cell>
          <table:table-cell office:value-type="float" office:value="64.2173999484367" calcext:value-type="float">
            <text:p>64.217399948436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Mount Tozi</text:p>
          </table:table-cell>
          <table:table-cell office:value-type="float" office:value="1682" calcext:value-type="float">
            <text:p>1682</text:p>
          </table:table-cell>
          <table:table-cell office:value-type="float" office:value="1229" calcext:value-type="float">
            <text:p>1229</text:p>
          </table:table-cell>
          <table:table-cell office:value-type="float" office:value="1060" calcext:value-type="float">
            <text:p>1060</text:p>
          </table:table-cell>
          <table:table-cell office:value-type="float" office:value="65.6865" calcext:value-type="float">
            <text:p>65.6865</text:p>
          </table:table-cell>
          <table:table-cell office:value-type="float" office:value="-150.9498" calcext:value-type="float">
            <text:p>-150.9498</text:p>
          </table:table-cell>
          <table:table-cell office:value-type="float" office:value="-151.309626755713" calcext:value-type="float">
            <text:p>-151.309626755713</text:p>
          </table:table-cell>
          <table:table-cell office:value-type="float" office:value="65.8323065696555" calcext:value-type="float">
            <text:p>65.8323065696555</text:p>
          </table:table-cell>
          <table:table-cell office:value-type="float" office:value="-150.915984177534" calcext:value-type="float">
            <text:p>-150.915984177534</text:p>
          </table:table-cell>
          <table:table-cell office:value-type="float" office:value="65.6735369317127" calcext:value-type="float">
            <text:p>65.673536931712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Aleutian Is.</text:p>
          </table:table-cell>
          <table:table-cell office:value-type="string" calcext:value-type="string">
            <text:p>Anvil Peak</text:p>
          </table:table-cell>
          <table:table-cell table:number-columns-repeated="3" office:value-type="float" office:value="1221" calcext:value-type="float">
            <text:p>1221</text:p>
          </table:table-cell>
          <table:table-cell office:value-type="float" office:value="51.9859" calcext:value-type="float">
            <text:p>51.9859</text:p>
          </table:table-cell>
          <table:table-cell office:value-type="float" office:value="179.6021" calcext:value-type="float">
            <text:p>179.6021</text:p>
          </table:table-cell>
          <table:table-cell office:value-type="float" office:value="179.425760270476" calcext:value-type="float">
            <text:p>179.425760270476</text:p>
          </table:table-cell>
          <table:table-cell office:value-type="float" office:value="52.0950992376544" calcext:value-type="float">
            <text:p>52.0950992376544</text:p>
          </table:table-cell>
          <table:table-cell office:value-type="float" office:value="179.425760270476" calcext:value-type="float">
            <text:p>179.425760270476</text:p>
          </table:table-cell>
          <table:table-cell office:value-type="float" office:value="52.0950992376544" calcext:value-type="float">
            <text:p>52.0950992376544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Aleutian Is.</text:p>
          </table:table-cell>
          <table:table-cell office:value-type="string" calcext:value-type="string">
            <text:p>Kiska Volcano</text:p>
          </table:table-cell>
          <table:table-cell table:number-columns-repeated="3" office:value-type="float" office:value="1220" calcext:value-type="float">
            <text:p>1220</text:p>
          </table:table-cell>
          <table:table-cell office:value-type="float" office:value="52.1027" calcext:value-type="float">
            <text:p>52.1027</text:p>
          </table:table-cell>
          <table:table-cell office:value-type="float" office:value="177.603" calcext:value-type="float">
            <text:p>177.603</text:p>
          </table:table-cell>
          <table:table-cell office:value-type="float" office:value="177.426344129097" calcext:value-type="float">
            <text:p>177.426344129097</text:p>
          </table:table-cell>
          <table:table-cell office:value-type="float" office:value="52.2119865945622" calcext:value-type="float">
            <text:p>52.2119865945622</text:p>
          </table:table-cell>
          <table:table-cell office:value-type="float" office:value="177.426344129097" calcext:value-type="float">
            <text:p>177.426344129097</text:p>
          </table:table-cell>
          <table:table-cell office:value-type="float" office:value="52.2119865945622" calcext:value-type="float">
            <text:p>52.211986594562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Mount Angayukaqsraq</text:p>
          </table:table-cell>
          <table:table-cell office:value-type="float" office:value="1448" calcext:value-type="float">
            <text:p>1448</text:p>
          </table:table-cell>
          <table:table-cell office:value-type="float" office:value="1148" calcext:value-type="float">
            <text:p>1148</text:p>
          </table:table-cell>
          <table:table-cell office:value-type="float" office:value="850" calcext:value-type="float">
            <text:p>850</text:p>
          </table:table-cell>
          <table:table-cell office:value-type="float" office:value="67.7083" calcext:value-type="float">
            <text:p>67.7083</text:p>
          </table:table-cell>
          <table:table-cell office:value-type="float" office:value="-159.4053" calcext:value-type="float">
            <text:p>-159.4053</text:p>
          </table:table-cell>
          <table:table-cell office:value-type="float" office:value="-159.752085000045" calcext:value-type="float">
            <text:p>-159.752085000045</text:p>
          </table:table-cell>
          <table:table-cell office:value-type="float" office:value="67.8369991488258" calcext:value-type="float">
            <text:p>67.8369991488258</text:p>
          </table:table-cell>
          <table:table-cell office:value-type="float" office:value="-159.437280666684" calcext:value-type="float">
            <text:p>-159.437280666684</text:p>
          </table:table-cell>
          <table:table-cell office:value-type="float" office:value="67.6961478454026" calcext:value-type="float">
            <text:p>67.696147845402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Black Mountain</text:p>
          </table:table-cell>
          <table:table-cell office:value-type="float" office:value="1530" calcext:value-type="float">
            <text:p>1530</text:p>
          </table:table-cell>
          <table:table-cell office:value-type="float" office:value="1081" calcext:value-type="float">
            <text:p>1081</text:p>
          </table:table-cell>
          <table:table-cell office:value-type="float" office:value="911" calcext:value-type="float">
            <text:p>911</text:p>
          </table:table-cell>
          <table:table-cell office:value-type="float" office:value="68.5598" calcext:value-type="float">
            <text:p>68.5598</text:p>
          </table:table-cell>
          <table:table-cell office:value-type="float" office:value="-160.3281" calcext:value-type="float">
            <text:p>-160.3281</text:p>
          </table:table-cell>
          <table:table-cell office:value-type="float" office:value="-160.70839465745" calcext:value-type="float">
            <text:p>-160.70839465745</text:p>
          </table:table-cell>
          <table:table-cell office:value-type="float" office:value="68.6967627547126" calcext:value-type="float">
            <text:p>68.6967627547126</text:p>
          </table:table-cell>
          <table:table-cell office:value-type="float" office:value="-160.338509470107" calcext:value-type="float">
            <text:p>-160.338509470107</text:p>
          </table:table-cell>
          <table:table-cell office:value-type="float" office:value="68.5492656437071" calcext:value-type="float">
            <text:p>68.549265643707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Yukon</text:p>
          </table:table-cell>
          <table:table-cell office:value-type="string" calcext:value-type="string">
            <text:p>Manuel Peak</text:p>
          </table:table-cell>
          <table:table-cell office:value-type="float" office:value="1722" calcext:value-type="float">
            <text:p>1722</text:p>
          </table:table-cell>
          <table:table-cell office:value-type="float" office:value="1070" calcext:value-type="float">
            <text:p>1070</text:p>
          </table:table-cell>
          <table:table-cell office:value-type="float" office:value="890" calcext:value-type="float">
            <text:p>890</text:p>
          </table:table-cell>
          <table:table-cell office:value-type="float" office:value="67.9833" calcext:value-type="float">
            <text:p>67.9833</text:p>
          </table:table-cell>
          <table:table-cell office:value-type="float" office:value="-136.5833" calcext:value-type="float">
            <text:p>-136.5833</text:p>
          </table:table-cell>
          <table:table-cell office:value-type="float" office:value="-137.000500991328" calcext:value-type="float">
            <text:p>-137.000500991328</text:p>
          </table:table-cell>
          <table:table-cell office:value-type="float" office:value="68.1365817808805" calcext:value-type="float">
            <text:p>68.1365817808805</text:p>
          </table:table-cell>
          <table:table-cell office:value-type="float" office:value="-136.585569180312" calcext:value-type="float">
            <text:p>-136.585569180312</text:p>
          </table:table-cell>
          <table:table-cell office:value-type="float" office:value="67.9757239160337" calcext:value-type="float">
            <text:p>67.975723916033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Blackburn Hills</text:p>
          </table:table-cell>
          <table:table-cell office:value-type="float" office:value="1004" calcext:value-type="float">
            <text:p>1004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63.4107" calcext:value-type="float">
            <text:p>63.4107</text:p>
          </table:table-cell>
          <table:table-cell office:value-type="float" office:value="-159.6559" calcext:value-type="float">
            <text:p>-159.6559</text:p>
          </table:table-cell>
          <table:table-cell office:value-type="float" office:value="-159.854986771193" calcext:value-type="float">
            <text:p>-159.854986771193</text:p>
          </table:table-cell>
          <table:table-cell office:value-type="float" office:value="63.5010357378259" calcext:value-type="float">
            <text:p>63.5010357378259</text:p>
          </table:table-cell>
          <table:table-cell office:value-type="float" office:value="-159.854986771193" calcext:value-type="float">
            <text:p>-159.854986771193</text:p>
          </table:table-cell>
          <table:table-cell office:value-type="float" office:value="63.5010357378259" calcext:value-type="float">
            <text:p>63.501035737825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Mount Prindle</text:p>
          </table:table-cell>
          <table:table-cell office:value-type="float" office:value="1611" calcext:value-type="float">
            <text:p>1611</text:p>
          </table:table-cell>
          <table:table-cell office:value-type="float" office:value="917" calcext:value-type="float">
            <text:p>917</text:p>
          </table:table-cell>
          <table:table-cell office:value-type="float" office:value="773" calcext:value-type="float">
            <text:p>773</text:p>
          </table:table-cell>
          <table:table-cell office:value-type="float" office:value="65.461" calcext:value-type="float">
            <text:p>65.461</text:p>
          </table:table-cell>
          <table:table-cell office:value-type="float" office:value="-146.4758" calcext:value-type="float">
            <text:p>-146.4758</text:p>
          </table:table-cell>
          <table:table-cell office:value-type="float" office:value="-146.808082093552" calcext:value-type="float">
            <text:p>-146.808082093552</text:p>
          </table:table-cell>
          <table:table-cell office:value-type="float" office:value="65.5967359735266" calcext:value-type="float">
            <text:p>65.5967359735266</text:p>
          </table:table-cell>
          <table:table-cell office:value-type="float" office:value="-146.808082093552" calcext:value-type="float">
            <text:p>-146.808082093552</text:p>
          </table:table-cell>
          <table:table-cell office:value-type="float" office:value="65.5967359735266" calcext:value-type="float">
            <text:p>65.596735973526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Peak 4030</text:p>
          </table:table-cell>
          <table:table-cell office:value-type="float" office:value="1228" calcext:value-type="float">
            <text:p>1228</text:p>
          </table:table-cell>
          <table:table-cell office:value-type="float" office:value="847" calcext:value-type="float">
            <text:p>847</text:p>
          </table:table-cell>
          <table:table-cell office:value-type="float" office:value="618" calcext:value-type="float">
            <text:p>618</text:p>
          </table:table-cell>
          <table:table-cell office:value-type="float" office:value="64.4535" calcext:value-type="float">
            <text:p>64.4535</text:p>
          </table:table-cell>
          <table:table-cell office:value-type="float" office:value="-159.4152" calcext:value-type="float">
            <text:p>-159.4152</text:p>
          </table:table-cell>
          <table:table-cell office:value-type="float" office:value="-159.668730196992" calcext:value-type="float">
            <text:p>-159.668730196992</text:p>
          </table:table-cell>
          <table:table-cell office:value-type="float" office:value="64.5640149149672" calcext:value-type="float">
            <text:p>64.5640149149672</text:p>
          </table:table-cell>
          <table:table-cell office:value-type="float" office:value="-159.42881071696" calcext:value-type="float">
            <text:p>-159.42881071696</text:p>
          </table:table-cell>
          <table:table-cell office:value-type="float" office:value="64.4610789076587" calcext:value-type="float">
            <text:p>64.461078907658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Kusilvak High Point</text:p>
          </table:table-cell>
          <table:table-cell office:value-type="float" office:value="885" calcext:value-type="float">
            <text:p>885</text:p>
          </table:table-cell>
          <table:table-cell office:value-type="float" office:value="700" calcext:value-type="float">
            <text:p>700</text:p>
          </table:table-cell>
          <table:table-cell office:value-type="float" office:value="636" calcext:value-type="float">
            <text:p>636</text:p>
          </table:table-cell>
          <table:table-cell office:value-type="float" office:value="62.9285" calcext:value-type="float">
            <text:p>62.9285</text:p>
          </table:table-cell>
          <table:table-cell office:value-type="float" office:value="-161.7461" calcext:value-type="float">
            <text:p>-161.7461</text:p>
          </table:table-cell>
          <table:table-cell office:value-type="float" office:value="-161.918324947001" calcext:value-type="float">
            <text:p>-161.918324947001</text:p>
          </table:table-cell>
          <table:table-cell office:value-type="float" office:value="63.0071224076158" calcext:value-type="float">
            <text:p>63.0071224076158</text:p>
          </table:table-cell>
          <table:table-cell office:value-type="float" office:value="-161.918324947001" calcext:value-type="float">
            <text:p>-161.918324947001</text:p>
          </table:table-cell>
          <table:table-cell office:value-type="float" office:value="63.0071224076158" calcext:value-type="float">
            <text:p>63.007122407615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Aleutian Is.</text:p>
          </table:table-cell>
          <table:table-cell office:value-type="string" calcext:value-type="string">
            <text:p>Buldir Volcano</text:p>
          </table:table-cell>
          <table:table-cell table:number-columns-repeated="3" office:value-type="float" office:value="656" calcext:value-type="float">
            <text:p>656</text:p>
          </table:table-cell>
          <table:table-cell office:value-type="float" office:value="52.3482" calcext:value-type="float">
            <text:p>52.3482</text:p>
          </table:table-cell>
          <table:table-cell office:value-type="float" office:value="175.9105" calcext:value-type="float">
            <text:p>175.9105</text:p>
          </table:table-cell>
          <table:table-cell office:value-type="float" office:value="175.815941699805" calcext:value-type="float">
            <text:p>175.815941699805</text:p>
          </table:table-cell>
          <table:table-cell office:value-type="float" office:value="52.4071605722508" calcext:value-type="float">
            <text:p>52.4071605722508</text:p>
          </table:table-cell>
          <table:table-cell office:value-type="float" office:value="175.815941699805" calcext:value-type="float">
            <text:p>175.815941699805</text:p>
          </table:table-cell>
          <table:table-cell office:value-type="float" office:value="52.4071605722508" calcext:value-type="float">
            <text:p>52.407160572250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Tooth Benchmark</text:p>
          </table:table-cell>
          <table:table-cell office:value-type="float" office:value="673" calcext:value-type="float">
            <text:p>673</text:p>
          </table:table-cell>
          <table:table-cell office:value-type="float" office:value="404" calcext:value-type="float">
            <text:p>404</text:p>
          </table:table-cell>
          <table:table-cell office:value-type="float" office:value="211" calcext:value-type="float">
            <text:p>211</text:p>
          </table:table-cell>
          <table:table-cell office:value-type="float" office:value="63.592" calcext:value-type="float">
            <text:p>63.592</text:p>
          </table:table-cell>
          <table:table-cell office:value-type="float" office:value="-170.3804" calcext:value-type="float">
            <text:p>-170.3804</text:p>
          </table:table-cell>
          <table:table-cell office:value-type="float" office:value="-170.352287563258" calcext:value-type="float">
            <text:p>-170.352287563258</text:p>
          </table:table-cell>
          <table:table-cell office:value-type="float" office:value="63.60451170917" calcext:value-type="float">
            <text:p>63.60451170917</text:p>
          </table:table-cell>
          <table:table-cell office:value-type="float" office:value="-170.513726117232" calcext:value-type="float">
            <text:p>-170.513726117232</text:p>
          </table:table-cell>
          <table:table-cell office:value-type="float" office:value="63.6515500284593" calcext:value-type="float">
            <text:p>63.651550028459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Yukon</text:p>
          </table:table-cell>
          <table:table-cell office:value-type="string" calcext:value-type="string">
            <text:p>Melville Hills High Point</text:p>
          </table:table-cell>
          <table:table-cell office:value-type="float" office:value="876" calcext:value-type="float">
            <text:p>876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9.2425" calcext:value-type="float">
            <text:p>69.2425</text:p>
          </table:table-cell>
          <table:table-cell office:value-type="float" office:value="-121.5391" calcext:value-type="float">
            <text:p>-121.5391</text:p>
          </table:table-cell>
          <table:table-cell office:value-type="float" office:value="-121.758103018308" calcext:value-type="float">
            <text:p>-121.758103018308</text:p>
          </table:table-cell>
          <table:table-cell office:value-type="float" office:value="69.3195898100095" calcext:value-type="float">
            <text:p>69.3195898100095</text:p>
          </table:table-cell>
          <table:table-cell office:value-type="float" office:value="-121.758103018308" calcext:value-type="float">
            <text:p>-121.758103018308</text:p>
          </table:table-cell>
          <table:table-cell office:value-type="float" office:value="69.3195898100095" calcext:value-type="float">
            <text:p>69.3195898100095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ont Blanc</text:p>
          </table:table-cell>
          <table:table-cell office:value-type="float" office:value="4808" calcext:value-type="float">
            <text:p>4808</text:p>
          </table:table-cell>
          <table:table-cell office:value-type="float" office:value="4471" calcext:value-type="float">
            <text:p>4471</text:p>
          </table:table-cell>
          <table:table-cell office:value-type="float" office:value="4242" calcext:value-type="float">
            <text:p>4242</text:p>
          </table:table-cell>
          <table:table-cell office:value-type="float" office:value="45.8327777777778" calcext:value-type="float">
            <text:p>45.8327777777778</text:p>
          </table:table-cell>
          <table:table-cell office:value-type="float" office:value="6.865" calcext:value-type="float">
            <text:p>6.865</text:p>
          </table:table-cell>
          <table:table-cell office:value-type="float" office:value="6.23515348215694" calcext:value-type="float">
            <text:p>6.23515348215694</text:p>
          </table:table-cell>
          <table:table-cell office:value-type="float" office:value="46.2669042623832" calcext:value-type="float">
            <text:p>46.2669042623832</text:p>
          </table:table-cell>
          <table:table-cell office:value-type="float" office:value="6.23515348215694" calcext:value-type="float">
            <text:p>6.23515348215694</text:p>
          </table:table-cell>
          <table:table-cell office:value-type="float" office:value="46.2669042623832" calcext:value-type="float">
            <text:p>46.2669042623832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end</text:p>
          </table:table-cell>
          <table:table-cell office:value-type="float" office:value="4633" calcext:value-type="float">
            <text:p>4633</text:p>
          </table:table-cell>
          <table:table-cell office:value-type="float" office:value="4428" calcext:value-type="float">
            <text:p>4428</text:p>
          </table:table-cell>
          <table:table-cell office:value-type="float" office:value="3738" calcext:value-type="float">
            <text:p>3738</text:p>
          </table:table-cell>
          <table:table-cell office:value-type="float" office:value="45.9385185185185" calcext:value-type="float">
            <text:p>45.9385185185185</text:p>
          </table:table-cell>
          <table:table-cell office:value-type="float" office:value="7.86842592592593" calcext:value-type="float">
            <text:p>7.86842592592593</text:p>
          </table:table-cell>
          <table:table-cell office:value-type="float" office:value="7.26105650739356" calcext:value-type="float">
            <text:p>7.26105650739356</text:p>
          </table:table-cell>
          <table:table-cell office:value-type="float" office:value="46.3575536109111" calcext:value-type="float">
            <text:p>46.3575536109111</text:p>
          </table:table-cell>
          <table:table-cell office:value-type="float" office:value="7.26105650739356" calcext:value-type="float">
            <text:p>7.26105650739356</text:p>
          </table:table-cell>
          <table:table-cell office:value-type="float" office:value="46.3575536109111" calcext:value-type="float">
            <text:p>46.3575536109111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Matterhorn</text:p>
          </table:table-cell>
          <table:table-cell office:value-type="float" office:value="4478" calcext:value-type="float">
            <text:p>4478</text:p>
          </table:table-cell>
          <table:table-cell office:value-type="float" office:value="4136" calcext:value-type="float">
            <text:p>4136</text:p>
          </table:table-cell>
          <table:table-cell office:value-type="float" office:value="3006" calcext:value-type="float">
            <text:p>3006</text:p>
          </table:table-cell>
          <table:table-cell office:value-type="float" office:value="45.9763888888889" calcext:value-type="float">
            <text:p>45.9763888888889</text:p>
          </table:table-cell>
          <table:table-cell office:value-type="float" office:value="7.65861111111111" calcext:value-type="float">
            <text:p>7.65861111111111</text:p>
          </table:table-cell>
          <table:table-cell office:value-type="float" office:value="7.07152521795873" calcext:value-type="float">
            <text:p>7.07152521795873</text:p>
          </table:table-cell>
          <table:table-cell office:value-type="float" office:value="46.3805022378194" calcext:value-type="float">
            <text:p>46.3805022378194</text:p>
          </table:table-cell>
          <table:table-cell office:value-type="float" office:value="7.07152521795873" calcext:value-type="float">
            <text:p>7.07152521795873</text:p>
          </table:table-cell>
          <table:table-cell office:value-type="float" office:value="46.3805022378194" calcext:value-type="float">
            <text:p>46.3805022378194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Nadelhorn</text:p>
          </table:table-cell>
          <table:table-cell office:value-type="float" office:value="4326" calcext:value-type="float">
            <text:p>4326</text:p>
          </table:table-cell>
          <table:table-cell office:value-type="float" office:value="4124" calcext:value-type="float">
            <text:p>4124</text:p>
          </table:table-cell>
          <table:table-cell office:value-type="float" office:value="3562" calcext:value-type="float">
            <text:p>3562</text:p>
          </table:table-cell>
          <table:table-cell office:value-type="float" office:value="46.1091666666667" calcext:value-type="float">
            <text:p>46.1091666666667</text:p>
          </table:table-cell>
          <table:table-cell office:value-type="float" office:value="7.86388888888889" calcext:value-type="float">
            <text:p>7.86388888888889</text:p>
          </table:table-cell>
          <table:table-cell office:value-type="float" office:value="7.29493084524872" calcext:value-type="float">
            <text:p>7.29493084524872</text:p>
          </table:table-cell>
          <table:table-cell office:value-type="float" office:value="46.4997773913791" calcext:value-type="float">
            <text:p>46.4997773913791</text:p>
          </table:table-cell>
          <table:table-cell office:value-type="float" office:value="7.29493084524872" calcext:value-type="float">
            <text:p>7.29493084524872</text:p>
          </table:table-cell>
          <table:table-cell office:value-type="float" office:value="46.4997773913791" calcext:value-type="float">
            <text:p>46.4997773913791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iz Bernina</text:p>
          </table:table-cell>
          <table:table-cell office:value-type="float" office:value="4049" calcext:value-type="float">
            <text:p>4049</text:p>
          </table:table-cell>
          <table:table-cell office:value-type="float" office:value="3788" calcext:value-type="float">
            <text:p>3788</text:p>
          </table:table-cell>
          <table:table-cell office:value-type="float" office:value="3016" calcext:value-type="float">
            <text:p>3016</text:p>
          </table:table-cell>
          <table:table-cell office:value-type="float" office:value="46.3825" calcext:value-type="float">
            <text:p>46.3825</text:p>
          </table:table-cell>
          <table:table-cell office:value-type="float" office:value="9.90805555555556" calcext:value-type="float">
            <text:p>9.90805555555556</text:p>
          </table:table-cell>
          <table:table-cell office:value-type="float" office:value="9.37234459882102" calcext:value-type="float">
            <text:p>9.37234459882102</text:p>
          </table:table-cell>
          <table:table-cell office:value-type="float" office:value="46.7484233232022" calcext:value-type="float">
            <text:p>46.7484233232022</text:p>
          </table:table-cell>
          <table:table-cell office:value-type="float" office:value="9.37234459882102" calcext:value-type="float">
            <text:p>9.37234459882102</text:p>
          </table:table-cell>
          <table:table-cell office:value-type="float" office:value="46.7484233232022" calcext:value-type="float">
            <text:p>46.7484233232022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insteraarhorn</text:p>
          </table:table-cell>
          <table:table-cell office:value-type="float" office:value="4274" calcext:value-type="float">
            <text:p>4274</text:p>
          </table:table-cell>
          <table:table-cell office:value-type="float" office:value="3716" calcext:value-type="float">
            <text:p>3716</text:p>
          </table:table-cell>
          <table:table-cell office:value-type="float" office:value="3325" calcext:value-type="float">
            <text:p>3325</text:p>
          </table:table-cell>
          <table:table-cell office:value-type="float" office:value="46.5372222222222" calcext:value-type="float">
            <text:p>46.5372222222222</text:p>
          </table:table-cell>
          <table:table-cell office:value-type="float" office:value="8.12611111111111" calcext:value-type="float">
            <text:p>8.12611111111111</text:p>
          </table:table-cell>
          <table:table-cell office:value-type="float" office:value="7.56003138194723" calcext:value-type="float">
            <text:p>7.56003138194723</text:p>
          </table:table-cell>
          <table:table-cell office:value-type="float" office:value="46.9238607293139" calcext:value-type="float">
            <text:p>46.9238607293139</text:p>
          </table:table-cell>
          <table:table-cell office:value-type="float" office:value="7.56003138194723" calcext:value-type="float">
            <text:p>7.56003138194723</text:p>
          </table:table-cell>
          <table:table-cell office:value-type="float" office:value="46.9238607293139" calcext:value-type="float">
            <text:p>46.9238607293139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Wildspitze</text:p>
          </table:table-cell>
          <table:table-cell office:value-type="float" office:value="3767" calcext:value-type="float">
            <text:p>3767</text:p>
          </table:table-cell>
          <table:table-cell office:value-type="float" office:value="3421" calcext:value-type="float">
            <text:p>3421</text:p>
          </table:table-cell>
          <table:table-cell office:value-type="float" office:value="2069" calcext:value-type="float">
            <text:p>2069</text:p>
          </table:table-cell>
          <table:table-cell office:value-type="float" office:value="46.8852777777778" calcext:value-type="float">
            <text:p>46.8852777777778</text:p>
          </table:table-cell>
          <table:table-cell office:value-type="float" office:value="10.8672222222222" calcext:value-type="float">
            <text:p>10.8672222222222</text:p>
          </table:table-cell>
          <table:table-cell office:value-type="float" office:value="10.3640946047656" calcext:value-type="float">
            <text:p>10.3640946047656</text:p>
          </table:table-cell>
          <table:table-cell office:value-type="float" office:value="47.2250512002259" calcext:value-type="float">
            <text:p>47.2250512002259</text:p>
          </table:table-cell>
          <table:table-cell office:value-type="float" office:value="10.3640946047656" calcext:value-type="float">
            <text:p>10.3640946047656</text:p>
          </table:table-cell>
          <table:table-cell office:value-type="float" office:value="47.2250512002259" calcext:value-type="float">
            <text:p>47.2250512002259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ochwilde</text:p>
          </table:table-cell>
          <table:table-cell office:value-type="float" office:value="3480" calcext:value-type="float">
            <text:p>3480</text:p>
          </table:table-cell>
          <table:table-cell office:value-type="float" office:value="3283" calcext:value-type="float">
            <text:p>3283</text:p>
          </table:table-cell>
          <table:table-cell office:value-type="float" office:value="3128" calcext:value-type="float">
            <text:p>3128</text:p>
          </table:table-cell>
          <table:table-cell office:value-type="float" office:value="46.7655555555556" calcext:value-type="float">
            <text:p>46.7655555555556</text:p>
          </table:table-cell>
          <table:table-cell office:value-type="float" office:value="11.0222222222222" calcext:value-type="float">
            <text:p>11.0222222222222</text:p>
          </table:table-cell>
          <table:table-cell office:value-type="float" office:value="10.5612870485221" calcext:value-type="float">
            <text:p>10.5612870485221</text:p>
          </table:table-cell>
          <table:table-cell office:value-type="float" office:value="47.0794259055932" calcext:value-type="float">
            <text:p>47.0794259055932</text:p>
          </table:table-cell>
          <table:table-cell office:value-type="float" office:value="10.5612870485221" calcext:value-type="float">
            <text:p>10.5612870485221</text:p>
          </table:table-cell>
          <table:table-cell office:value-type="float" office:value="47.0794259055932" calcext:value-type="float">
            <text:p>47.0794259055932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roßglockner</text:p>
          </table:table-cell>
          <table:table-cell office:value-type="float" office:value="3797" calcext:value-type="float">
            <text:p>3797</text:p>
          </table:table-cell>
          <table:table-cell office:value-type="float" office:value="3085" calcext:value-type="float">
            <text:p>3085</text:p>
          </table:table-cell>
          <table:table-cell office:value-type="float" office:value="2555" calcext:value-type="float">
            <text:p>2555</text:p>
          </table:table-cell>
          <table:table-cell office:value-type="float" office:value="47.0744444444444" calcext:value-type="float">
            <text:p>47.0744444444444</text:p>
          </table:table-cell>
          <table:table-cell office:value-type="float" office:value="12.6938888888889" calcext:value-type="float">
            <text:p>12.6938888888889</text:p>
          </table:table-cell>
          <table:table-cell office:value-type="float" office:value="12.7638310603087" calcext:value-type="float">
            <text:p>12.7638310603087</text:p>
          </table:table-cell>
          <table:table-cell office:value-type="float" office:value="46.9446682176992" calcext:value-type="float">
            <text:p>46.9446682176992</text:p>
          </table:table-cell>
          <table:table-cell office:value-type="float" office:value="12.7806201940341" calcext:value-type="float">
            <text:p>12.7806201940341</text:p>
          </table:table-cell>
          <table:table-cell office:value-type="float" office:value="47.1740311362611" calcext:value-type="float">
            <text:p>47.1740311362611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Zugspitze</text:p>
          </table:table-cell>
          <table:table-cell office:value-type="float" office:value="2962" calcext:value-type="float">
            <text:p>2962</text:p>
          </table:table-cell>
          <table:table-cell office:value-type="float" office:value="2358" calcext:value-type="float">
            <text:p>2358</text:p>
          </table:table-cell>
          <table:table-cell office:value-type="float" office:value="2232" calcext:value-type="float">
            <text:p>2232</text:p>
          </table:table-cell>
          <table:table-cell office:value-type="float" office:value="47.4211111111111" calcext:value-type="float">
            <text:p>47.4211111111111</text:p>
          </table:table-cell>
          <table:table-cell office:value-type="float" office:value="10.9863888888889" calcext:value-type="float">
            <text:p>10.9863888888889</text:p>
          </table:table-cell>
          <table:table-cell office:value-type="float" office:value="10.5891042851862" calcext:value-type="float">
            <text:p>10.5891042851862</text:p>
          </table:table-cell>
          <table:table-cell office:value-type="float" office:value="47.6895826839596" calcext:value-type="float">
            <text:p>47.6895826839596</text:p>
          </table:table-cell>
          <table:table-cell office:value-type="float" office:value="11.018544042644" calcext:value-type="float">
            <text:p>11.018544042644</text:p>
          </table:table-cell>
          <table:table-cell office:value-type="float" office:value="47.4496640886684" calcext:value-type="float">
            <text:p>47.4496640886684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rauspitz</text:p>
          </table:table-cell>
          <table:table-cell office:value-type="float" office:value="2600" calcext:value-type="float">
            <text:p>2600</text:p>
          </table:table-cell>
          <table:table-cell office:value-type="float" office:value="2169" calcext:value-type="float">
            <text:p>2169</text:p>
          </table:table-cell>
          <table:table-cell office:value-type="float" office:value="2139" calcext:value-type="float">
            <text:p>2139</text:p>
          </table:table-cell>
          <table:table-cell office:value-type="float" office:value="47.0527777777778" calcext:value-type="float">
            <text:p>47.0527777777778</text:p>
          </table:table-cell>
          <table:table-cell office:value-type="float" office:value="9.58138888888889" calcext:value-type="float">
            <text:p>9.58138888888889</text:p>
          </table:table-cell>
          <table:table-cell office:value-type="float" office:value="9.23523336120914" calcext:value-type="float">
            <text:p>9.23523336120914</text:p>
          </table:table-cell>
          <table:table-cell office:value-type="float" office:value="47.2889594689254" calcext:value-type="float">
            <text:p>47.2889594689254</text:p>
          </table:table-cell>
          <table:table-cell office:value-type="float" office:value="9.23523336120914" calcext:value-type="float">
            <text:p>9.23523336120914</text:p>
          </table:table-cell>
          <table:table-cell office:value-type="float" office:value="47.2889594689254" calcext:value-type="float">
            <text:p>47.2889594689254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Aconcagua</text:p>
          </table:table-cell>
          <table:table-cell office:value-type="float" office:value="6961" calcext:value-type="float">
            <text:p>6961</text:p>
          </table:table-cell>
          <table:table-cell office:value-type="float" office:value="6256" calcext:value-type="float">
            <text:p>6256</text:p>
          </table:table-cell>
          <table:table-cell office:value-type="float" office:value="3704" calcext:value-type="float">
            <text:p>3704</text:p>
          </table:table-cell>
          <table:table-cell office:value-type="float" office:value="-32.6530555555556" calcext:value-type="float">
            <text:p>-32.6530555555556</text:p>
          </table:table-cell>
          <table:table-cell office:value-type="float" office:value="-70.0116666666667" calcext:value-type="float">
            <text:p>-70.0116666666667</text:p>
          </table:table-cell>
          <table:table-cell office:value-type="float" office:value="-70.3367768323136" calcext:value-type="float">
            <text:p>-70.3367768323136</text:p>
          </table:table-cell>
          <table:table-cell office:value-type="float" office:value="-32.699841873549" calcext:value-type="float">
            <text:p>-32.699841873549</text:p>
          </table:table-cell>
          <table:table-cell office:value-type="float" office:value="-69.9901763839886" calcext:value-type="float">
            <text:p>-69.9901763839886</text:p>
          </table:table-cell>
          <table:table-cell office:value-type="float" office:value="-32.7047675738935" calcext:value-type="float">
            <text:p>-32.7047675738935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Chimborazo</text:p>
          </table:table-cell>
          <table:table-cell office:value-type="float" office:value="6263" calcext:value-type="float">
            <text:p>6263</text:p>
          </table:table-cell>
          <table:table-cell office:value-type="float" office:value="6229" calcext:value-type="float">
            <text:p>6229</text:p>
          </table:table-cell>
          <table:table-cell office:value-type="float" office:value="2892" calcext:value-type="float">
            <text:p>2892</text:p>
          </table:table-cell>
          <table:table-cell office:value-type="float" office:value="-1.46916666666667" calcext:value-type="float">
            <text:p>-1.46916666666667</text:p>
          </table:table-cell>
          <table:table-cell office:value-type="float" office:value="-78.8175" calcext:value-type="float">
            <text:p>-78.8175</text:p>
          </table:table-cell>
          <table:table-cell office:value-type="float" office:value="-79.3859738230673" calcext:value-type="float">
            <text:p>-79.3859738230673</text:p>
          </table:table-cell>
          <table:table-cell office:value-type="float" office:value="-0.897314085367657" calcext:value-type="float">
            <text:p>-0.897314085367657</text:p>
          </table:table-cell>
          <table:table-cell office:value-type="float" office:value="-79.3859738230673" calcext:value-type="float">
            <text:p>-79.3859738230673</text:p>
          </table:table-cell>
          <table:table-cell office:value-type="float" office:value="-0.897314085367657" calcext:value-type="float">
            <text:p>-0.897314085367657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Nevado Huascarán</text:p>
          </table:table-cell>
          <table:table-cell office:value-type="float" office:value="6768" calcext:value-type="float">
            <text:p>6768</text:p>
          </table:table-cell>
          <table:table-cell office:value-type="float" office:value="6202" calcext:value-type="float">
            <text:p>6202</text:p>
          </table:table-cell>
          <table:table-cell office:value-type="float" office:value="4440" calcext:value-type="float">
            <text:p>4440</text:p>
          </table:table-cell>
          <table:table-cell office:value-type="float" office:value="-9.12111111111111" calcext:value-type="float">
            <text:p>-9.12111111111111</text:p>
          </table:table-cell>
          <table:table-cell office:value-type="float" office:value="-77.6047222222222" calcext:value-type="float">
            <text:p>-77.6047222222222</text:p>
          </table:table-cell>
          <table:table-cell office:value-type="float" office:value="-78.2290766917619" calcext:value-type="float">
            <text:p>-78.2290766917619</text:p>
          </table:table-cell>
          <table:table-cell office:value-type="float" office:value="-8.49893217669797" calcext:value-type="float">
            <text:p>-8.49893217669797</text:p>
          </table:table-cell>
          <table:table-cell office:value-type="float" office:value="-77.6956464671789" calcext:value-type="float">
            <text:p>-77.6956464671789</text:p>
          </table:table-cell>
          <table:table-cell office:value-type="float" office:value="-9.10297177408865" calcext:value-type="float">
            <text:p>-9.10297177408865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Nevado Huandoy</text:p>
          </table:table-cell>
          <table:table-cell office:value-type="float" office:value="6395" calcext:value-type="float">
            <text:p>6395</text:p>
          </table:table-cell>
          <table:table-cell office:value-type="float" office:value="6194" calcext:value-type="float">
            <text:p>6194</text:p>
          </table:table-cell>
          <table:table-cell office:value-type="float" office:value="4435" calcext:value-type="float">
            <text:p>4435</text:p>
          </table:table-cell>
          <table:table-cell office:value-type="float" office:value="-9.02861111111111" calcext:value-type="float">
            <text:p>-9.02861111111111</text:p>
          </table:table-cell>
          <table:table-cell office:value-type="float" office:value="-77.6652777777778" calcext:value-type="float">
            <text:p>-77.6652777777778</text:p>
          </table:table-cell>
          <table:table-cell office:value-type="float" office:value="-78.2556672054967" calcext:value-type="float">
            <text:p>-78.2556672054967</text:p>
          </table:table-cell>
          <table:table-cell office:value-type="float" office:value="-8.44057664625365" calcext:value-type="float">
            <text:p>-8.44057664625365</text:p>
          </table:table-cell>
          <table:table-cell office:value-type="float" office:value="-77.69497977072" calcext:value-type="float">
            <text:p>-77.69497977072</text:p>
          </table:table-cell>
          <table:table-cell office:value-type="float" office:value="-9.10785814401887" calcext:value-type="float">
            <text:p>-9.10785814401887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Nevado Huascarán - Pico Norte</text:p>
          </table:table-cell>
          <table:table-cell office:value-type="float" office:value="6664" calcext:value-type="float">
            <text:p>6664</text:p>
          </table:table-cell>
          <table:table-cell office:value-type="float" office:value="6160" calcext:value-type="float">
            <text:p>6160</text:p>
          </table:table-cell>
          <table:table-cell office:value-type="float" office:value="4424" calcext:value-type="float">
            <text:p>4424</text:p>
          </table:table-cell>
          <table:table-cell office:value-type="float" office:value="-9.10222222222222" calcext:value-type="float">
            <text:p>-9.10222222222222</text:p>
          </table:table-cell>
          <table:table-cell office:value-type="float" office:value="-77.6202777777778" calcext:value-type="float">
            <text:p>-77.6202777777778</text:p>
          </table:table-cell>
          <table:table-cell office:value-type="float" office:value="-78.235174320639" calcext:value-type="float">
            <text:p>-78.235174320639</text:p>
          </table:table-cell>
          <table:table-cell office:value-type="float" office:value="-8.49099992263988" calcext:value-type="float">
            <text:p>-8.49099992263988</text:p>
          </table:table-cell>
          <table:table-cell office:value-type="float" office:value="-78.235174320639" calcext:value-type="float">
            <text:p>-78.235174320639</text:p>
          </table:table-cell>
          <table:table-cell office:value-type="float" office:value="-8.49099992263988" calcext:value-type="float">
            <text:p>-8.49099992263988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Nevado Coropuna</text:p>
          </table:table-cell>
          <table:table-cell office:value-type="float" office:value="6405" calcext:value-type="float">
            <text:p>6405</text:p>
          </table:table-cell>
          <table:table-cell office:value-type="float" office:value="5741" calcext:value-type="float">
            <text:p>5741</text:p>
          </table:table-cell>
          <table:table-cell office:value-type="float" office:value="2529" calcext:value-type="float">
            <text:p>2529</text:p>
          </table:table-cell>
          <table:table-cell office:value-type="float" office:value="-15.5461111111111" calcext:value-type="float">
            <text:p>-15.5461111111111</text:p>
          </table:table-cell>
          <table:table-cell office:value-type="float" office:value="-72.6605555555556" calcext:value-type="float">
            <text:p>-72.6605555555556</text:p>
          </table:table-cell>
          <table:table-cell office:value-type="float" office:value="-73.2621660815763" calcext:value-type="float">
            <text:p>-73.2621660815763</text:p>
          </table:table-cell>
          <table:table-cell office:value-type="float" office:value="-14.9620707811879" calcext:value-type="float">
            <text:p>-14.9620707811879</text:p>
          </table:table-cell>
          <table:table-cell office:value-type="float" office:value="-72.5856375846754" calcext:value-type="float">
            <text:p>-72.5856375846754</text:p>
          </table:table-cell>
          <table:table-cell office:value-type="float" office:value="-15.5887086403847" calcext:value-type="float">
            <text:p>-15.5887086403847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Cerro Mercedario</text:p>
          </table:table-cell>
          <table:table-cell office:value-type="float" office:value="6720" calcext:value-type="float">
            <text:p>6720</text:p>
          </table:table-cell>
          <table:table-cell office:value-type="float" office:value="5740" calcext:value-type="float">
            <text:p>5740</text:p>
          </table:table-cell>
          <table:table-cell office:value-type="float" office:value="4013" calcext:value-type="float">
            <text:p>4013</text:p>
          </table:table-cell>
          <table:table-cell office:value-type="float" office:value="-31.9788888888889" calcext:value-type="float">
            <text:p>-31.9788888888889</text:p>
          </table:table-cell>
          <table:table-cell office:value-type="float" office:value="-70.1127777777778" calcext:value-type="float">
            <text:p>-70.1127777777778</text:p>
          </table:table-cell>
          <table:table-cell office:value-type="float" office:value="-70.8257029132922" calcext:value-type="float">
            <text:p>-70.8257029132922</text:p>
          </table:table-cell>
          <table:table-cell office:value-type="float" office:value="-31.3665536343463" calcext:value-type="float">
            <text:p>-31.3665536343463</text:p>
          </table:table-cell>
          <table:table-cell office:value-type="float" office:value="-70.8257029132922" calcext:value-type="float">
            <text:p>-70.8257029132922</text:p>
          </table:table-cell>
          <table:table-cell office:value-type="float" office:value="-31.3665536343463" calcext:value-type="float">
            <text:p>-31.3665536343463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Nevado Ancohuma</text:p>
          </table:table-cell>
          <table:table-cell office:value-type="float" office:value="6427" calcext:value-type="float">
            <text:p>6427</text:p>
          </table:table-cell>
          <table:table-cell office:value-type="float" office:value="5735" calcext:value-type="float">
            <text:p>5735</text:p>
          </table:table-cell>
          <table:table-cell office:value-type="float" office:value="3941" calcext:value-type="float">
            <text:p>3941</text:p>
          </table:table-cell>
          <table:table-cell office:value-type="float" office:value="-15.8541666666667" calcext:value-type="float">
            <text:p>-15.8541666666667</text:p>
          </table:table-cell>
          <table:table-cell office:value-type="float" office:value="-68.5408333333333" calcext:value-type="float">
            <text:p>-68.5408333333333</text:p>
          </table:table-cell>
          <table:table-cell office:value-type="float" office:value="-68.3485862105659" calcext:value-type="float">
            <text:p>-68.3485862105659</text:p>
          </table:table-cell>
          <table:table-cell office:value-type="float" office:value="-15.7243563348798" calcext:value-type="float">
            <text:p>-15.7243563348798</text:p>
          </table:table-cell>
          <table:table-cell office:value-type="float" office:value="-69.1449802925622" calcext:value-type="float">
            <text:p>-69.1449802925622</text:p>
          </table:table-cell>
          <table:table-cell office:value-type="float" office:value="-15.2672289659627" calcext:value-type="float">
            <text:p>-15.2672289659627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Pico Cristóbal Colón</text:p>
          </table:table-cell>
          <table:table-cell table:number-columns-repeated="2" office:value-type="float" office:value="5700" calcext:value-type="float">
            <text:p>5700</text:p>
          </table:table-cell>
          <table:table-cell office:value-type="float" office:value="4554" calcext:value-type="float">
            <text:p>4554</text:p>
          </table:table-cell>
          <table:table-cell office:value-type="float" office:value="10.8383333333333" calcext:value-type="float">
            <text:p>10.8383333333333</text:p>
          </table:table-cell>
          <table:table-cell office:value-type="float" office:value="-73.6866666666667" calcext:value-type="float">
            <text:p>-73.6866666666667</text:p>
          </table:table-cell>
          <table:table-cell office:value-type="float" office:value="-74.2200964390634" calcext:value-type="float">
            <text:p>-74.2200964390634</text:p>
          </table:table-cell>
          <table:table-cell office:value-type="float" office:value="11.364697983855" calcext:value-type="float">
            <text:p>11.364697983855</text:p>
          </table:table-cell>
          <table:table-cell office:value-type="float" office:value="-74.2200964390634" calcext:value-type="float">
            <text:p>-74.2200964390634</text:p>
          </table:table-cell>
          <table:table-cell office:value-type="float" office:value="11.364697983855" calcext:value-type="float">
            <text:p>11.364697983855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Nevado de Illimani</text:p>
          </table:table-cell>
          <table:table-cell office:value-type="float" office:value="6438" calcext:value-type="float">
            <text:p>6438</text:p>
          </table:table-cell>
          <table:table-cell office:value-type="float" office:value="5433" calcext:value-type="float">
            <text:p>5433</text:p>
          </table:table-cell>
          <table:table-cell office:value-type="float" office:value="4659" calcext:value-type="float">
            <text:p>4659</text:p>
          </table:table-cell>
          <table:table-cell office:value-type="float" office:value="-16.6480555555556" calcext:value-type="float">
            <text:p>-16.6480555555556</text:p>
          </table:table-cell>
          <table:table-cell office:value-type="float" office:value="-67.7808333333333" calcext:value-type="float">
            <text:p>-67.7808333333333</text:p>
          </table:table-cell>
          <table:table-cell office:value-type="float" office:value="-68.3883420200211" calcext:value-type="float">
            <text:p>-68.3883420200211</text:p>
          </table:table-cell>
          <table:table-cell office:value-type="float" office:value="-16.0598486970992" calcext:value-type="float">
            <text:p>-16.0598486970992</text:p>
          </table:table-cell>
          <table:table-cell office:value-type="float" office:value="-67.7363415183618" calcext:value-type="float">
            <text:p>-67.7363415183618</text:p>
          </table:table-cell>
          <table:table-cell office:value-type="float" office:value="-16.7090904561659" calcext:value-type="float">
            <text:p>-16.7090904561659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Cerro Tupungato</text:p>
          </table:table-cell>
          <table:table-cell office:value-type="float" office:value="6573" calcext:value-type="float">
            <text:p>6573</text:p>
          </table:table-cell>
          <table:table-cell office:value-type="float" office:value="5416" calcext:value-type="float">
            <text:p>5416</text:p>
          </table:table-cell>
          <table:table-cell office:value-type="float" office:value="3805" calcext:value-type="float">
            <text:p>3805</text:p>
          </table:table-cell>
          <table:table-cell office:value-type="float" office:value="-33.3586111111111" calcext:value-type="float">
            <text:p>-33.3586111111111</text:p>
          </table:table-cell>
          <table:table-cell office:value-type="float" office:value="-69.7702777777778" calcext:value-type="float">
            <text:p>-69.7702777777778</text:p>
          </table:table-cell>
          <table:table-cell office:value-type="float" office:value="-69.5106422347242" calcext:value-type="float">
            <text:p>-69.5106422347242</text:p>
          </table:table-cell>
          <table:table-cell office:value-type="float" office:value="-33.4314173447812" calcext:value-type="float">
            <text:p>-33.4314173447812</text:p>
          </table:table-cell>
          <table:table-cell office:value-type="float" office:value="-70.4784091771856" calcext:value-type="float">
            <text:p>-70.4784091771856</text:p>
          </table:table-cell>
          <table:table-cell office:value-type="float" office:value="-32.7601875203997" calcext:value-type="float">
            <text:p>-32.7601875203997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Nevado de Chiaraco</text:p>
          </table:table-cell>
          <table:table-cell office:value-type="float" office:value="6104" calcext:value-type="float">
            <text:p>6104</text:p>
          </table:table-cell>
          <table:table-cell office:value-type="float" office:value="5344" calcext:value-type="float">
            <text:p>5344</text:p>
          </table:table-cell>
          <table:table-cell office:value-type="float" office:value="3127" calcext:value-type="float">
            <text:p>3127</text:p>
          </table:table-cell>
          <table:table-cell office:value-type="float" office:value="-15.9605555555556" calcext:value-type="float">
            <text:p>-15.9605555555556</text:p>
          </table:table-cell>
          <table:table-cell office:value-type="float" office:value="-68.4130555555556" calcext:value-type="float">
            <text:p>-68.4130555555556</text:p>
          </table:table-cell>
          <table:table-cell office:value-type="float" office:value="-68.2582638940893" calcext:value-type="float">
            <text:p>-68.2582638940893</text:p>
          </table:table-cell>
          <table:table-cell office:value-type="float" office:value="-15.7925496698694" calcext:value-type="float">
            <text:p>-15.7925496698694</text:p>
          </table:table-cell>
          <table:table-cell office:value-type="float" office:value="-68.5873009657377" calcext:value-type="float">
            <text:p>-68.5873009657377</text:p>
          </table:table-cell>
          <table:table-cell office:value-type="float" office:value="-15.8399788457218" calcext:value-type="float">
            <text:p>-15.8399788457218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Huayna Potosí</text:p>
          </table:table-cell>
          <table:table-cell office:value-type="float" office:value="6088" calcext:value-type="float">
            <text:p>6088</text:p>
          </table:table-cell>
          <table:table-cell office:value-type="float" office:value="5333" calcext:value-type="float">
            <text:p>5333</text:p>
          </table:table-cell>
          <table:table-cell office:value-type="float" office:value="3556" calcext:value-type="float">
            <text:p>3556</text:p>
          </table:table-cell>
          <table:table-cell office:value-type="float" office:value="-16.2622222222222" calcext:value-type="float">
            <text:p>-16.2622222222222</text:p>
          </table:table-cell>
          <table:table-cell office:value-type="float" office:value="-68.1538888888889" calcext:value-type="float">
            <text:p>-68.1538888888889</text:p>
          </table:table-cell>
          <table:table-cell office:value-type="float" office:value="-68.7283330222629" calcext:value-type="float">
            <text:p>-68.7283330222629</text:p>
          </table:table-cell>
          <table:table-cell office:value-type="float" office:value="-15.7041065672597" calcext:value-type="float">
            <text:p>-15.7041065672597</text:p>
          </table:table-cell>
          <table:table-cell office:value-type="float" office:value="-68.0681093069826" calcext:value-type="float">
            <text:p>-68.0681093069826</text:p>
          </table:table-cell>
          <table:table-cell office:value-type="float" office:value="-16.1386291524301" calcext:value-type="float">
            <text:p>-16.1386291524301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Nevado Yerupajá</text:p>
          </table:table-cell>
          <table:table-cell office:value-type="float" office:value="6614" calcext:value-type="float">
            <text:p>6614</text:p>
          </table:table-cell>
          <table:table-cell office:value-type="float" office:value="5286" calcext:value-type="float">
            <text:p>5286</text:p>
          </table:table-cell>
          <table:table-cell office:value-type="float" office:value="3657" calcext:value-type="float">
            <text:p>3657</text:p>
          </table:table-cell>
          <table:table-cell office:value-type="float" office:value="-10.2688888888889" calcext:value-type="float">
            <text:p>-10.2688888888889</text:p>
          </table:table-cell>
          <table:table-cell office:value-type="float" office:value="-76.9055555555556" calcext:value-type="float">
            <text:p>-76.9055555555556</text:p>
          </table:table-cell>
          <table:table-cell office:value-type="float" office:value="-77.5226249279024" calcext:value-type="float">
            <text:p>-77.5226249279024</text:p>
          </table:table-cell>
          <table:table-cell office:value-type="float" office:value="-9.65781999576429" calcext:value-type="float">
            <text:p>-9.65781999576429</text:p>
          </table:table-cell>
          <table:table-cell office:value-type="float" office:value="-77.0286231616924" calcext:value-type="float">
            <text:p>-77.0286231616924</text:p>
          </table:table-cell>
          <table:table-cell office:value-type="float" office:value="-10.4291133012909" calcext:value-type="float">
            <text:p>-10.4291133012909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Salcantay</text:p>
          </table:table-cell>
          <table:table-cell office:value-type="float" office:value="6264" calcext:value-type="float">
            <text:p>6264</text:p>
          </table:table-cell>
          <table:table-cell office:value-type="float" office:value="5249" calcext:value-type="float">
            <text:p>5249</text:p>
          </table:table-cell>
          <table:table-cell office:value-type="float" office:value="4431" calcext:value-type="float">
            <text:p>4431</text:p>
          </table:table-cell>
          <table:table-cell office:value-type="float" office:value="-13.3327777777778" calcext:value-type="float">
            <text:p>-13.3327777777778</text:p>
          </table:table-cell>
          <table:table-cell office:value-type="float" office:value="-72.5461111111111" calcext:value-type="float">
            <text:p>-72.5461111111111</text:p>
          </table:table-cell>
          <table:table-cell office:value-type="float" office:value="-73.1290948010567" calcext:value-type="float">
            <text:p>-73.1290948010567</text:p>
          </table:table-cell>
          <table:table-cell office:value-type="float" office:value="-12.7608929583158" calcext:value-type="float">
            <text:p>-12.7608929583158</text:p>
          </table:table-cell>
          <table:table-cell office:value-type="float" office:value="-72.5696881296412" calcext:value-type="float">
            <text:p>-72.5696881296412</text:p>
          </table:table-cell>
          <table:table-cell office:value-type="float" office:value="-13.2654821600427" calcext:value-type="float">
            <text:p>-13.2654821600427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Marmolejo</text:p>
          </table:table-cell>
          <table:table-cell office:value-type="float" office:value="6120" calcext:value-type="float">
            <text:p>6120</text:p>
          </table:table-cell>
          <table:table-cell office:value-type="float" office:value="5248" calcext:value-type="float">
            <text:p>5248</text:p>
          </table:table-cell>
          <table:table-cell office:value-type="float" office:value="4014" calcext:value-type="float">
            <text:p>4014</text:p>
          </table:table-cell>
          <table:table-cell office:value-type="float" office:value="-33.7344444444444" calcext:value-type="float">
            <text:p>-33.7344444444444</text:p>
          </table:table-cell>
          <table:table-cell office:value-type="float" office:value="-69.8786111111111" calcext:value-type="float">
            <text:p>-69.8786111111111</text:p>
          </table:table-cell>
          <table:table-cell office:value-type="float" office:value="-70.5388212237863" calcext:value-type="float">
            <text:p>-70.5388212237863</text:p>
          </table:table-cell>
          <table:table-cell office:value-type="float" office:value="-33.1766149183586" calcext:value-type="float">
            <text:p>-33.1766149183586</text:p>
          </table:table-cell>
          <table:table-cell office:value-type="float" office:value="-69.9820232558536" calcext:value-type="float">
            <text:p>-69.9820232558536</text:p>
          </table:table-cell>
          <table:table-cell office:value-type="float" office:value="-33.8094566681346" calcext:value-type="float">
            <text:p>-33.8094566681346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La Rioja</text:p>
          </table:table-cell>
          <table:table-cell office:value-type="string" calcext:value-type="string">
            <text:p>Cerro General Manuel Belgrano</text:p>
          </table:table-cell>
          <table:table-cell office:value-type="float" office:value="6097" calcext:value-type="float">
            <text:p>6097</text:p>
          </table:table-cell>
          <table:table-cell office:value-type="float" office:value="5230" calcext:value-type="float">
            <text:p>5230</text:p>
          </table:table-cell>
          <table:table-cell office:value-type="float" office:value="3630" calcext:value-type="float">
            <text:p>3630</text:p>
          </table:table-cell>
          <table:table-cell office:value-type="float" office:value="-29.0166666666667" calcext:value-type="float">
            <text:p>-29.0166666666667</text:p>
          </table:table-cell>
          <table:table-cell office:value-type="float" office:value="-67.8333333333333" calcext:value-type="float">
            <text:p>-67.8333333333333</text:p>
          </table:table-cell>
          <table:table-cell office:value-type="float" office:value="-68.44160511206" calcext:value-type="float">
            <text:p>-68.44160511206</text:p>
          </table:table-cell>
          <table:table-cell office:value-type="float" office:value="-28.4767765211491" calcext:value-type="float">
            <text:p>-28.4767765211491</text:p>
          </table:table-cell>
          <table:table-cell office:value-type="float" office:value="-67.7440927443051" calcext:value-type="float">
            <text:p>-67.7440927443051</text:p>
          </table:table-cell>
          <table:table-cell office:value-type="float" office:value="-29.1254908970987" calcext:value-type="float">
            <text:p>-29.1254908970987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Cerro del Bolsón</text:p>
          </table:table-cell>
          <table:table-cell office:value-type="float" office:value="5552" calcext:value-type="float">
            <text:p>5552</text:p>
          </table:table-cell>
          <table:table-cell office:value-type="float" office:value="5184" calcext:value-type="float">
            <text:p>5184</text:p>
          </table:table-cell>
          <table:table-cell office:value-type="float" office:value="4176" calcext:value-type="float">
            <text:p>4176</text:p>
          </table:table-cell>
          <table:table-cell office:value-type="float" office:value="-27.2141666666667" calcext:value-type="float">
            <text:p>-27.2141666666667</text:p>
          </table:table-cell>
          <table:table-cell office:value-type="float" office:value="-66.0941666666667" calcext:value-type="float">
            <text:p>-66.0941666666667</text:p>
          </table:table-cell>
          <table:table-cell office:value-type="float" office:value="-66.645366145351" calcext:value-type="float">
            <text:p>-66.645366145351</text:p>
          </table:table-cell>
          <table:table-cell office:value-type="float" office:value="-26.7175694296705" calcext:value-type="float">
            <text:p>-26.7175694296705</text:p>
          </table:table-cell>
          <table:table-cell office:value-type="float" office:value="-65.9815461920081" calcext:value-type="float">
            <text:p>-65.9815461920081</text:p>
          </table:table-cell>
          <table:table-cell office:value-type="float" office:value="-27.2330283823831" calcext:value-type="float">
            <text:p>-27.2330283823831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Nevado Lalaccotuna</text:p>
          </table:table-cell>
          <table:table-cell office:value-type="float" office:value="5314" calcext:value-type="float">
            <text:p>5314</text:p>
          </table:table-cell>
          <table:table-cell office:value-type="float" office:value="5138" calcext:value-type="float">
            <text:p>5138</text:p>
          </table:table-cell>
          <table:table-cell office:value-type="float" office:value="3788" calcext:value-type="float">
            <text:p>3788</text:p>
          </table:table-cell>
          <table:table-cell office:value-type="float" office:value="-11.8963888888889" calcext:value-type="float">
            <text:p>-11.8963888888889</text:p>
          </table:table-cell>
          <table:table-cell office:value-type="float" office:value="-74.8502777777778" calcext:value-type="float">
            <text:p>-74.8502777777778</text:p>
          </table:table-cell>
          <table:table-cell office:value-type="float" office:value="-75.3494228861655" calcext:value-type="float">
            <text:p>-75.3494228861655</text:p>
          </table:table-cell>
          <table:table-cell office:value-type="float" office:value="-11.4030478999792" calcext:value-type="float">
            <text:p>-11.4030478999792</text:p>
          </table:table-cell>
          <table:table-cell office:value-type="float" office:value="-74.790361925939" calcext:value-type="float">
            <text:p>-74.790361925939</text:p>
          </table:table-cell>
          <table:table-cell office:value-type="float" office:value="-12.0001143396445" calcext:value-type="float">
            <text:p>-12.0001143396445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Volcán Cayambe</text:p>
          </table:table-cell>
          <table:table-cell office:value-type="float" office:value="5790" calcext:value-type="float">
            <text:p>5790</text:p>
          </table:table-cell>
          <table:table-cell office:value-type="float" office:value="5087" calcext:value-type="float">
            <text:p>5087</text:p>
          </table:table-cell>
          <table:table-cell office:value-type="float" office:value="3003" calcext:value-type="float">
            <text:p>3003</text:p>
          </table:table-cell>
          <table:table-cell office:value-type="float" office:value="0.0252777777777778" calcext:value-type="float">
            <text:p>0.0252777777777778</text:p>
          </table:table-cell>
          <table:table-cell office:value-type="float" office:value="-77.9888888888889" calcext:value-type="float">
            <text:p>-77.9888888888889</text:p>
          </table:table-cell>
          <table:table-cell office:value-type="float" office:value="-77.7851055175968" calcext:value-type="float">
            <text:p>-77.7851055175968</text:p>
          </table:table-cell>
          <table:table-cell office:value-type="float" office:value="0.130953036843371" calcext:value-type="float">
            <text:p>0.130953036843371</text:p>
          </table:table-cell>
          <table:table-cell office:value-type="float" office:value="-77.9333280857592" calcext:value-type="float">
            <text:p>-77.9333280857592</text:p>
          </table:table-cell>
          <table:table-cell office:value-type="float" office:value="0.0111243852089334" calcext:value-type="float">
            <text:p>0.0111243852089334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Nevado del Ruiz</text:p>
          </table:table-cell>
          <table:table-cell office:value-type="float" office:value="5311" calcext:value-type="float">
            <text:p>5311</text:p>
          </table:table-cell>
          <table:table-cell office:value-type="float" office:value="5063" calcext:value-type="float">
            <text:p>5063</text:p>
          </table:table-cell>
          <table:table-cell office:value-type="float" office:value="2362" calcext:value-type="float">
            <text:p>2362</text:p>
          </table:table-cell>
          <table:table-cell office:value-type="float" office:value="4.89166666666667" calcext:value-type="float">
            <text:p>4.89166666666667</text:p>
          </table:table-cell>
          <table:table-cell office:value-type="float" office:value="-75.3186111111111" calcext:value-type="float">
            <text:p>-75.3186111111111</text:p>
          </table:table-cell>
          <table:table-cell office:value-type="float" office:value="-75.801179554609" calcext:value-type="float">
            <text:p>-75.801179554609</text:p>
          </table:table-cell>
          <table:table-cell office:value-type="float" office:value="5.3754260880327" calcext:value-type="float">
            <text:p>5.3754260880327</text:p>
          </table:table-cell>
          <table:table-cell office:value-type="float" office:value="-75.2801606313962" calcext:value-type="float">
            <text:p>-75.2801606313962</text:p>
          </table:table-cell>
          <table:table-cell office:value-type="float" office:value="4.86015057835503" calcext:value-type="float">
            <text:p>4.86015057835503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Ritacuba Blanco</text:p>
          </table:table-cell>
          <table:table-cell office:value-type="float" office:value="5410" calcext:value-type="float">
            <text:p>5410</text:p>
          </table:table-cell>
          <table:table-cell office:value-type="float" office:value="4952" calcext:value-type="float">
            <text:p>4952</text:p>
          </table:table-cell>
          <table:table-cell office:value-type="float" office:value="2498" calcext:value-type="float">
            <text:p>2498</text:p>
          </table:table-cell>
          <table:table-cell office:value-type="float" office:value="6.49416666666667" calcext:value-type="float">
            <text:p>6.49416666666667</text:p>
          </table:table-cell>
          <table:table-cell office:value-type="float" office:value="-72.2975" calcext:value-type="float">
            <text:p>-72.2975</text:p>
          </table:table-cell>
          <table:table-cell office:value-type="float" office:value="-72.1074619799202" calcext:value-type="float">
            <text:p>-72.1074619799202</text:p>
          </table:table-cell>
          <table:table-cell office:value-type="float" office:value="6.37454362668767" calcext:value-type="float">
            <text:p>6.37454362668767</text:p>
          </table:table-cell>
          <table:table-cell office:value-type="float" office:value="-72.2498004688334" calcext:value-type="float">
            <text:p>-72.2498004688334</text:p>
          </table:table-cell>
          <table:table-cell office:value-type="float" office:value="6.59385818536789" calcext:value-type="float">
            <text:p>6.59385818536789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Pico Bolívar</text:p>
          </table:table-cell>
          <table:table-cell office:value-type="float" office:value="4981" calcext:value-type="float">
            <text:p>4981</text:p>
          </table:table-cell>
          <table:table-cell office:value-type="float" office:value="4753" calcext:value-type="float">
            <text:p>4753</text:p>
          </table:table-cell>
          <table:table-cell office:value-type="float" office:value="3749" calcext:value-type="float">
            <text:p>3749</text:p>
          </table:table-cell>
          <table:table-cell office:value-type="float" office:value="8.54086111111111" calcext:value-type="float">
            <text:p>8.54086111111111</text:p>
          </table:table-cell>
          <table:table-cell office:value-type="float" office:value="-71.0465" calcext:value-type="float">
            <text:p>-71.0465</text:p>
          </table:table-cell>
          <table:table-cell office:value-type="float" office:value="-71.5051661184355" calcext:value-type="float">
            <text:p>-71.5051661184355</text:p>
          </table:table-cell>
          <table:table-cell office:value-type="float" office:value="8.99551733213382" calcext:value-type="float">
            <text:p>8.99551733213382</text:p>
          </table:table-cell>
          <table:table-cell office:value-type="float" office:value="-71.5051661184355" calcext:value-type="float">
            <text:p>-71.5051661184355</text:p>
          </table:table-cell>
          <table:table-cell office:value-type="float" office:value="8.99551733213382" calcext:value-type="float">
            <text:p>8.99551733213382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Nevado del Huila</text:p>
          </table:table-cell>
          <table:table-cell office:value-type="float" office:value="5390" calcext:value-type="float">
            <text:p>5390</text:p>
          </table:table-cell>
          <table:table-cell office:value-type="float" office:value="4386" calcext:value-type="float">
            <text:p>4386</text:p>
          </table:table-cell>
          <table:table-cell office:value-type="float" office:value="3351" calcext:value-type="float">
            <text:p>3351</text:p>
          </table:table-cell>
          <table:table-cell office:value-type="float" office:value="2.92361111111111" calcext:value-type="float">
            <text:p>2.92361111111111</text:p>
          </table:table-cell>
          <table:table-cell office:value-type="float" office:value="-76.0283333333333" calcext:value-type="float">
            <text:p>-76.0283333333333</text:p>
          </table:table-cell>
          <table:table-cell office:value-type="float" office:value="-76.1793238781234" calcext:value-type="float">
            <text:p>-76.1793238781234</text:p>
          </table:table-cell>
          <table:table-cell office:value-type="float" office:value="3.02050148475315" calcext:value-type="float">
            <text:p>3.02050148475315</text:p>
          </table:table-cell>
          <table:table-cell office:value-type="float" office:value="-76.0421396627454" calcext:value-type="float">
            <text:p>-76.0421396627454</text:p>
          </table:table-cell>
          <table:table-cell office:value-type="float" office:value="2.86903372584655" calcext:value-type="float">
            <text:p>2.86903372584655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Nevado Tarata</text:p>
          </table:table-cell>
          <table:table-cell office:value-type="float" office:value="5723" calcext:value-type="float">
            <text:p>5723</text:p>
          </table:table-cell>
          <table:table-cell office:value-type="float" office:value="4154" calcext:value-type="float">
            <text:p>4154</text:p>
          </table:table-cell>
          <table:table-cell office:value-type="float" office:value="1887" calcext:value-type="float">
            <text:p>1887</text:p>
          </table:table-cell>
          <table:table-cell office:value-type="float" office:value="-10.5308333333333" calcext:value-type="float">
            <text:p>-10.5308333333333</text:p>
          </table:table-cell>
          <table:table-cell office:value-type="float" office:value="-75.9313888888889" calcext:value-type="float">
            <text:p>-75.9313888888889</text:p>
          </table:table-cell>
          <table:table-cell office:value-type="float" office:value="-75.833818898952" calcext:value-type="float">
            <text:p>-75.833818898952</text:p>
          </table:table-cell>
          <table:table-cell office:value-type="float" office:value="-10.37545395383" calcext:value-type="float">
            <text:p>-10.37545395383</text:p>
          </table:table-cell>
          <table:table-cell office:value-type="float" office:value="-75.8131804910293" calcext:value-type="float">
            <text:p>-75.8131804910293</text:p>
          </table:table-cell>
          <table:table-cell office:value-type="float" office:value="-10.6195452533392" calcext:value-type="float">
            <text:p>-10.6195452533392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Aisén</text:p>
          </table:table-cell>
          <table:table-cell office:value-type="string" calcext:value-type="string">
            <text:p>Cerro San Valentín</text:p>
          </table:table-cell>
          <table:table-cell office:value-type="float" office:value="4058" calcext:value-type="float">
            <text:p>4058</text:p>
          </table:table-cell>
          <table:table-cell office:value-type="float" office:value="4086" calcext:value-type="float">
            <text:p>4086</text:p>
          </table:table-cell>
          <table:table-cell office:value-type="float" office:value="3949" calcext:value-type="float">
            <text:p>3949</text:p>
          </table:table-cell>
          <table:table-cell office:value-type="float" office:value="-46.595" calcext:value-type="float">
            <text:p>-46.595</text:p>
          </table:table-cell>
          <table:table-cell office:value-type="float" office:value="-73.3456944444444" calcext:value-type="float">
            <text:p>-73.3456944444444</text:p>
          </table:table-cell>
          <table:table-cell office:value-type="float" office:value="-73.9339500744685" calcext:value-type="float">
            <text:p>-73.9339500744685</text:p>
          </table:table-cell>
          <table:table-cell office:value-type="float" office:value="-46.1856449784975" calcext:value-type="float">
            <text:p>-46.1856449784975</text:p>
          </table:table-cell>
          <table:table-cell office:value-type="float" office:value="-73.2728838415034" calcext:value-type="float">
            <text:p>-73.2728838415034</text:p>
          </table:table-cell>
          <table:table-cell office:value-type="float" office:value="-46.5402371789173" calcext:value-type="float">
            <text:p>-46.5402371789173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Nevado Ausangate</text:p>
          </table:table-cell>
          <table:table-cell office:value-type="float" office:value="6372" calcext:value-type="float">
            <text:p>6372</text:p>
          </table:table-cell>
          <table:table-cell office:value-type="float" office:value="3723" calcext:value-type="float">
            <text:p>3723</text:p>
          </table:table-cell>
          <table:table-cell office:value-type="float" office:value="2230" calcext:value-type="float">
            <text:p>2230</text:p>
          </table:table-cell>
          <table:table-cell office:value-type="float" office:value="-13.7883333333333" calcext:value-type="float">
            <text:p>-13.7883333333333</text:p>
          </table:table-cell>
          <table:table-cell office:value-type="float" office:value="-71.2288888888889" calcext:value-type="float">
            <text:p>-71.2288888888889</text:p>
          </table:table-cell>
          <table:table-cell office:value-type="float" office:value="-71.8225099004607" calcext:value-type="float">
            <text:p>-71.8225099004607</text:p>
          </table:table-cell>
          <table:table-cell office:value-type="float" office:value="-13.2077453697344" calcext:value-type="float">
            <text:p>-13.2077453697344</text:p>
          </table:table-cell>
          <table:table-cell office:value-type="float" office:value="-71.8225099004607" calcext:value-type="float">
            <text:p>-71.8225099004607</text:p>
          </table:table-cell>
          <table:table-cell office:value-type="float" office:value="-13.2077453697344" calcext:value-type="float">
            <text:p>-13.2077453697344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La Rioja</text:p>
          </table:table-cell>
          <table:table-cell office:value-type="string" calcext:value-type="string">
            <text:p>Cerro Bonete</text:p>
          </table:table-cell>
          <table:table-cell office:value-type="float" office:value="6760" calcext:value-type="float">
            <text:p>6760</text:p>
          </table:table-cell>
          <table:table-cell office:value-type="float" office:value="3705" calcext:value-type="float">
            <text:p>3705</text:p>
          </table:table-cell>
          <table:table-cell office:value-type="float" office:value="1902" calcext:value-type="float">
            <text:p>1902</text:p>
          </table:table-cell>
          <table:table-cell office:value-type="float" office:value="-28.0183333333333" calcext:value-type="float">
            <text:p>-28.0183333333333</text:p>
          </table:table-cell>
          <table:table-cell office:value-type="float" office:value="-68.7558333333333" calcext:value-type="float">
            <text:p>-68.7558333333333</text:p>
          </table:table-cell>
          <table:table-cell office:value-type="float" office:value="-68.6690550626777" calcext:value-type="float">
            <text:p>-68.6690550626777</text:p>
          </table:table-cell>
          <table:table-cell office:value-type="float" office:value="-28.1353872267559" calcext:value-type="float">
            <text:p>-28.1353872267559</text:p>
          </table:table-cell>
          <table:table-cell office:value-type="float" office:value="-68.7428645062088" calcext:value-type="float">
            <text:p>-68.7428645062088</text:p>
          </table:table-cell>
          <table:table-cell office:value-type="float" office:value="-28.0542016881482" calcext:value-type="float">
            <text:p>-28.0542016881482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Aisén</text:p>
          </table:table-cell>
          <table:table-cell office:value-type="string" calcext:value-type="string">
            <text:p>Lautaro</text:p>
          </table:table-cell>
          <table:table-cell office:value-type="float" office:value="3623" calcext:value-type="float">
            <text:p>3623</text:p>
          </table:table-cell>
          <table:table-cell table:number-columns-repeated="2" office:value-type="float" office:value="3481" calcext:value-type="float">
            <text:p>3481</text:p>
          </table:table-cell>
          <table:table-cell office:value-type="float" office:value="-49.019" calcext:value-type="float">
            <text:p>-49.019</text:p>
          </table:table-cell>
          <table:table-cell office:value-type="float" office:value="-73.504" calcext:value-type="float">
            <text:p>-73.504</text:p>
          </table:table-cell>
          <table:table-cell office:value-type="float" office:value="-74.0627999555499" calcext:value-type="float">
            <text:p>-74.0627999555499</text:p>
          </table:table-cell>
          <table:table-cell office:value-type="float" office:value="-48.6482856156959" calcext:value-type="float">
            <text:p>-48.6482856156959</text:p>
          </table:table-cell>
          <table:table-cell office:value-type="float" office:value="-74.0627999555499" calcext:value-type="float">
            <text:p>-74.0627999555499</text:p>
          </table:table-cell>
          <table:table-cell office:value-type="float" office:value="-48.6482856156959" calcext:value-type="float">
            <text:p>-48.6482856156959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Antofagasta</text:p>
          </table:table-cell>
          <table:table-cell office:value-type="string" calcext:value-type="string">
            <text:p>Cerro Llullaillaco</text:p>
          </table:table-cell>
          <table:table-cell office:value-type="float" office:value="6752" calcext:value-type="float">
            <text:p>6752</text:p>
          </table:table-cell>
          <table:table-cell office:value-type="float" office:value="3434" calcext:value-type="float">
            <text:p>3434</text:p>
          </table:table-cell>
          <table:table-cell office:value-type="float" office:value="2403" calcext:value-type="float">
            <text:p>2403</text:p>
          </table:table-cell>
          <table:table-cell office:value-type="float" office:value="-24.7197222222222" calcext:value-type="float">
            <text:p>-24.7197222222222</text:p>
          </table:table-cell>
          <table:table-cell office:value-type="float" office:value="-68.5366666666667" calcext:value-type="float">
            <text:p>-68.5366666666667</text:p>
          </table:table-cell>
          <table:table-cell office:value-type="float" office:value="-69.2070221812425" calcext:value-type="float">
            <text:p>-69.2070221812425</text:p>
          </table:table-cell>
          <table:table-cell office:value-type="float" office:value="-24.1034594415728" calcext:value-type="float">
            <text:p>-24.1034594415728</text:p>
          </table:table-cell>
          <table:table-cell office:value-type="float" office:value="-68.5703139790755" calcext:value-type="float">
            <text:p>-68.5703139790755</text:p>
          </table:table-cell>
          <table:table-cell office:value-type="float" office:value="-24.6962912338117" calcext:value-type="float">
            <text:p>-24.6962912338117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Neuquén</text:p>
          </table:table-cell>
          <table:table-cell office:value-type="string" calcext:value-type="string">
            <text:p>Volcán Lanín</text:p>
          </table:table-cell>
          <table:table-cell office:value-type="float" office:value="3747" calcext:value-type="float">
            <text:p>3747</text:p>
          </table:table-cell>
          <table:table-cell office:value-type="float" office:value="3431" calcext:value-type="float">
            <text:p>3431</text:p>
          </table:table-cell>
          <table:table-cell office:value-type="float" office:value="2827" calcext:value-type="float">
            <text:p>2827</text:p>
          </table:table-cell>
          <table:table-cell office:value-type="float" office:value="-39.6372222222222" calcext:value-type="float">
            <text:p>-39.6372222222222</text:p>
          </table:table-cell>
          <table:table-cell office:value-type="float" office:value="-71.5025" calcext:value-type="float">
            <text:p>-71.5025</text:p>
          </table:table-cell>
          <table:table-cell office:value-type="float" office:value="-71.9384391811637" calcext:value-type="float">
            <text:p>-71.9384391811637</text:p>
          </table:table-cell>
          <table:table-cell office:value-type="float" office:value="-39.2973360009793" calcext:value-type="float">
            <text:p>-39.2973360009793</text:p>
          </table:table-cell>
          <table:table-cell office:value-type="float" office:value="-71.9384391811637" calcext:value-type="float">
            <text:p>-71.9384391811637</text:p>
          </table:table-cell>
          <table:table-cell office:value-type="float" office:value="-39.2973360009793" calcext:value-type="float">
            <text:p>-39.2973360009793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Monte San Lorenzo</text:p>
          </table:table-cell>
          <table:table-cell office:value-type="float" office:value="3706" calcext:value-type="float">
            <text:p>3706</text:p>
          </table:table-cell>
          <table:table-cell office:value-type="float" office:value="3405" calcext:value-type="float">
            <text:p>3405</text:p>
          </table:table-cell>
          <table:table-cell office:value-type="float" office:value="3257" calcext:value-type="float">
            <text:p>3257</text:p>
          </table:table-cell>
          <table:table-cell office:value-type="float" office:value="-47.5916666666667" calcext:value-type="float">
            <text:p>-47.5916666666667</text:p>
          </table:table-cell>
          <table:table-cell office:value-type="float" office:value="-72.3066666666667" calcext:value-type="float">
            <text:p>-72.3066666666667</text:p>
          </table:table-cell>
          <table:table-cell office:value-type="float" office:value="-72.8419010243396" calcext:value-type="float">
            <text:p>-72.8419010243396</text:p>
          </table:table-cell>
          <table:table-cell office:value-type="float" office:value="-47.2264524124279" calcext:value-type="float">
            <text:p>-47.2264524124279</text:p>
          </table:table-cell>
          <table:table-cell office:value-type="float" office:value="-72.8419010243396" calcext:value-type="float">
            <text:p>-72.8419010243396</text:p>
          </table:table-cell>
          <table:table-cell office:value-type="float" office:value="-47.2264524124279" calcext:value-type="float">
            <text:p>-47.2264524124279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Los Lagos</text:p>
          </table:table-cell>
          <table:table-cell office:value-type="string" calcext:value-type="string">
            <text:p>Cerro Tronador</text:p>
          </table:table-cell>
          <table:table-cell office:value-type="float" office:value="3491" calcext:value-type="float">
            <text:p>3491</text:p>
          </table:table-cell>
          <table:table-cell office:value-type="float" office:value="3306" calcext:value-type="float">
            <text:p>3306</text:p>
          </table:table-cell>
          <table:table-cell office:value-type="float" office:value="3145" calcext:value-type="float">
            <text:p>3145</text:p>
          </table:table-cell>
          <table:table-cell office:value-type="float" office:value="-41.1608333333333" calcext:value-type="float">
            <text:p>-41.1608333333333</text:p>
          </table:table-cell>
          <table:table-cell office:value-type="float" office:value="-71.8883333333333" calcext:value-type="float">
            <text:p>-71.8883333333333</text:p>
          </table:table-cell>
          <table:table-cell office:value-type="float" office:value="-72.3095463506884" calcext:value-type="float">
            <text:p>-72.3095463506884</text:p>
          </table:table-cell>
          <table:table-cell office:value-type="float" office:value="-40.8383735475306" calcext:value-type="float">
            <text:p>-40.8383735475306</text:p>
          </table:table-cell>
          <table:table-cell office:value-type="float" office:value="-71.9035121112358" calcext:value-type="float">
            <text:p>-71.9035121112358</text:p>
          </table:table-cell>
          <table:table-cell office:value-type="float" office:value="-41.1070309116271" calcext:value-type="float">
            <text:p>-41.1070309116271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Volcán Cotopaxi</text:p>
          </table:table-cell>
          <table:table-cell office:value-type="float" office:value="5897" calcext:value-type="float">
            <text:p>5897</text:p>
          </table:table-cell>
          <table:table-cell office:value-type="float" office:value="3241" calcext:value-type="float">
            <text:p>3241</text:p>
          </table:table-cell>
          <table:table-cell office:value-type="float" office:value="2469" calcext:value-type="float">
            <text:p>2469</text:p>
          </table:table-cell>
          <table:table-cell office:value-type="float" office:value="-0.680555555555555" calcext:value-type="float">
            <text:p>-0.680555555555555</text:p>
          </table:table-cell>
          <table:table-cell office:value-type="float" office:value="-78.4380555555556" calcext:value-type="float">
            <text:p>-78.4380555555556</text:p>
          </table:table-cell>
          <table:table-cell office:value-type="float" office:value="-78.4841861542368" calcext:value-type="float">
            <text:p>-78.4841861542368</text:p>
          </table:table-cell>
          <table:table-cell office:value-type="float" office:value="-0.552903719427354" calcext:value-type="float">
            <text:p>-0.552903719427354</text:p>
          </table:table-cell>
          <table:table-cell office:value-type="float" office:value="-78.4752035749378" calcext:value-type="float">
            <text:p>-78.4752035749378</text:p>
          </table:table-cell>
          <table:table-cell office:value-type="float" office:value="-0.690819990058124" calcext:value-type="float">
            <text:p>-0.690819990058124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La Rioja</text:p>
          </table:table-cell>
          <table:table-cell office:value-type="string" calcext:value-type="string">
            <text:p>El Melao</text:p>
          </table:table-cell>
          <table:table-cell office:value-type="float" office:value="4150" calcext:value-type="float">
            <text:p>4150</text:p>
          </table:table-cell>
          <table:table-cell office:value-type="float" office:value="3189" calcext:value-type="float">
            <text:p>3189</text:p>
          </table:table-cell>
          <table:table-cell office:value-type="float" office:value="2707" calcext:value-type="float">
            <text:p>2707</text:p>
          </table:table-cell>
          <table:table-cell office:value-type="float" office:value="-28.8675" calcext:value-type="float">
            <text:p>-28.8675</text:p>
          </table:table-cell>
          <table:table-cell office:value-type="float" office:value="-67.1275" calcext:value-type="float">
            <text:p>-67.1275</text:p>
          </table:table-cell>
          <table:table-cell office:value-type="float" office:value="-67.5428599295399" calcext:value-type="float">
            <text:p>-67.5428599295399</text:p>
          </table:table-cell>
          <table:table-cell office:value-type="float" office:value="-28.5006739764254" calcext:value-type="float">
            <text:p>-28.5006739764254</text:p>
          </table:table-cell>
          <table:table-cell office:value-type="float" office:value="-67.2624753834246" calcext:value-type="float">
            <text:p>-67.2624753834246</text:p>
          </table:table-cell>
          <table:table-cell office:value-type="float" office:value="-28.8959890466285" calcext:value-type="float">
            <text:p>-28.8959890466285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Volcán Antofalla</text:p>
          </table:table-cell>
          <table:table-cell office:value-type="float" office:value="6440" calcext:value-type="float">
            <text:p>6440</text:p>
          </table:table-cell>
          <table:table-cell office:value-type="float" office:value="3118" calcext:value-type="float">
            <text:p>3118</text:p>
          </table:table-cell>
          <table:table-cell office:value-type="float" office:value="1695" calcext:value-type="float">
            <text:p>1695</text:p>
          </table:table-cell>
          <table:table-cell office:value-type="float" office:value="-25.5627777777778" calcext:value-type="float">
            <text:p>-25.5627777777778</text:p>
          </table:table-cell>
          <table:table-cell office:value-type="float" office:value="-67.8811111111111" calcext:value-type="float">
            <text:p>-67.8811111111111</text:p>
          </table:table-cell>
          <table:table-cell office:value-type="float" office:value="-68.5251126503788" calcext:value-type="float">
            <text:p>-68.5251126503788</text:p>
          </table:table-cell>
          <table:table-cell office:value-type="float" office:value="-24.9748305016856" calcext:value-type="float">
            <text:p>-24.9748305016856</text:p>
          </table:table-cell>
          <table:table-cell office:value-type="float" office:value="-67.8614524337103" calcext:value-type="float">
            <text:p>-67.8614524337103</text:p>
          </table:table-cell>
          <table:table-cell office:value-type="float" office:value="-25.5878257596921" calcext:value-type="float">
            <text:p>-25.5878257596921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Atacama</text:p>
          </table:table-cell>
          <table:table-cell office:value-type="string" calcext:value-type="string">
            <text:p>Tres Cruces</text:p>
          </table:table-cell>
          <table:table-cell office:value-type="float" office:value="6748" calcext:value-type="float">
            <text:p>6748</text:p>
          </table:table-cell>
          <table:table-cell office:value-type="float" office:value="2924" calcext:value-type="float">
            <text:p>2924</text:p>
          </table:table-cell>
          <table:table-cell office:value-type="float" office:value="2083" calcext:value-type="float">
            <text:p>2083</text:p>
          </table:table-cell>
          <table:table-cell office:value-type="float" office:value="-27.0977777777778" calcext:value-type="float">
            <text:p>-27.0977777777778</text:p>
          </table:table-cell>
          <table:table-cell office:value-type="float" office:value="-68.7788888888889" calcext:value-type="float">
            <text:p>-68.7788888888889</text:p>
          </table:table-cell>
          <table:table-cell office:value-type="float" office:value="-68.8882992009868" calcext:value-type="float">
            <text:p>-68.8882992009868</text:p>
          </table:table-cell>
          <table:table-cell office:value-type="float" office:value="-27.046789910513" calcext:value-type="float">
            <text:p>-27.046789910513</text:p>
          </table:table-cell>
          <table:table-cell office:value-type="float" office:value="-68.8152238814032" calcext:value-type="float">
            <text:p>-68.8152238814032</text:p>
          </table:table-cell>
          <table:table-cell office:value-type="float" office:value="-27.044571370484" calcext:value-type="float">
            <text:p>-27.044571370484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Pico da Neblina</text:p>
          </table:table-cell>
          <table:table-cell office:value-type="float" office:value="2995" calcext:value-type="float">
            <text:p>2995</text:p>
          </table:table-cell>
          <table:table-cell office:value-type="float" office:value="2899" calcext:value-type="float">
            <text:p>2899</text:p>
          </table:table-cell>
          <table:table-cell office:value-type="float" office:value="2708" calcext:value-type="float">
            <text:p>2708</text:p>
          </table:table-cell>
          <table:table-cell office:value-type="float" office:value="0.802747222222222" calcext:value-type="float">
            <text:p>0.802747222222222</text:p>
          </table:table-cell>
          <table:table-cell office:value-type="float" office:value="-66.0064291666667" calcext:value-type="float">
            <text:p>-66.0064291666667</text:p>
          </table:table-cell>
          <table:table-cell office:value-type="float" office:value="-66.2747572237948" calcext:value-type="float">
            <text:p>-66.2747572237948</text:p>
          </table:table-cell>
          <table:table-cell office:value-type="float" office:value="1.07300803546176" calcext:value-type="float">
            <text:p>1.07300803546176</text:p>
          </table:table-cell>
          <table:table-cell office:value-type="float" office:value="-66.2747572237948" calcext:value-type="float">
            <text:p>-66.2747572237948</text:p>
          </table:table-cell>
          <table:table-cell office:value-type="float" office:value="1.07300803546176" calcext:value-type="float">
            <text:p>1.07300803546176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Cerro Cazadero</text:p>
          </table:table-cell>
          <table:table-cell office:value-type="float" office:value="6663" calcext:value-type="float">
            <text:p>6663</text:p>
          </table:table-cell>
          <table:table-cell office:value-type="float" office:value="2733" calcext:value-type="float">
            <text:p>2733</text:p>
          </table:table-cell>
          <table:table-cell office:value-type="float" office:value="2224" calcext:value-type="float">
            <text:p>2224</text:p>
          </table:table-cell>
          <table:table-cell office:value-type="float" office:value="-27.1944444444444" calcext:value-type="float">
            <text:p>-27.1944444444444</text:p>
          </table:table-cell>
          <table:table-cell office:value-type="float" office:value="-68.5608333333333" calcext:value-type="float">
            <text:p>-68.5608333333333</text:p>
          </table:table-cell>
          <table:table-cell office:value-type="float" office:value="-68.6239796303933" calcext:value-type="float">
            <text:p>-68.6239796303933</text:p>
          </table:table-cell>
          <table:table-cell office:value-type="float" office:value="-27.2260619173855" calcext:value-type="float">
            <text:p>-27.2260619173855</text:p>
          </table:table-cell>
          <table:table-cell office:value-type="float" office:value="-69.2359802640844" calcext:value-type="float">
            <text:p>-69.2359802640844</text:p>
          </table:table-cell>
          <table:table-cell office:value-type="float" office:value="-26.5859327316866" calcext:value-type="float">
            <text:p>-26.5859327316866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Cerro del Nacimiento</text:p>
          </table:table-cell>
          <table:table-cell office:value-type="float" office:value="6465" calcext:value-type="float">
            <text:p>6465</text:p>
          </table:table-cell>
          <table:table-cell office:value-type="float" office:value="2719" calcext:value-type="float">
            <text:p>2719</text:p>
          </table:table-cell>
          <table:table-cell office:value-type="float" office:value="2238" calcext:value-type="float">
            <text:p>2238</text:p>
          </table:table-cell>
          <table:table-cell office:value-type="float" office:value="-27.2805555555556" calcext:value-type="float">
            <text:p>-27.2805555555556</text:p>
          </table:table-cell>
          <table:table-cell office:value-type="float" office:value="-68.5125" calcext:value-type="float">
            <text:p>-68.5125</text:p>
          </table:table-cell>
          <table:table-cell office:value-type="float" office:value="-68.4269087867835" calcext:value-type="float">
            <text:p>-68.4269087867835</text:p>
          </table:table-cell>
          <table:table-cell office:value-type="float" office:value="-27.2694743281555" calcext:value-type="float">
            <text:p>-27.2694743281555</text:p>
          </table:table-cell>
          <table:table-cell office:value-type="float" office:value="-69.168366694407" calcext:value-type="float">
            <text:p>-69.168366694407</text:p>
          </table:table-cell>
          <table:table-cell office:value-type="float" office:value="-26.6903703464508" calcext:value-type="float">
            <text:p>-26.6903703464508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Atacama</text:p>
          </table:table-cell>
          <table:table-cell office:value-type="string" calcext:value-type="string">
            <text:p>Ojos del Salado</text:p>
          </table:table-cell>
          <table:table-cell office:value-type="float" office:value="6893" calcext:value-type="float">
            <text:p>6893</text:p>
          </table:table-cell>
          <table:table-cell office:value-type="float" office:value="2691" calcext:value-type="float">
            <text:p>2691</text:p>
          </table:table-cell>
          <table:table-cell office:value-type="float" office:value="1951" calcext:value-type="float">
            <text:p>1951</text:p>
          </table:table-cell>
          <table:table-cell office:value-type="float" office:value="-27.1095833333333" calcext:value-type="float">
            <text:p>-27.1095833333333</text:p>
          </table:table-cell>
          <table:table-cell office:value-type="float" office:value="-68.5423611111111" calcext:value-type="float">
            <text:p>-68.5423611111111</text:p>
          </table:table-cell>
          <table:table-cell office:value-type="float" office:value="-68.6110536243656" calcext:value-type="float">
            <text:p>-68.6110536243656</text:p>
          </table:table-cell>
          <table:table-cell office:value-type="float" office:value="-27.2161041908127" calcext:value-type="float">
            <text:p>-27.2161041908127</text:p>
          </table:table-cell>
          <table:table-cell office:value-type="float" office:value="-69.2399626536977" calcext:value-type="float">
            <text:p>-69.2399626536977</text:p>
          </table:table-cell>
          <table:table-cell office:value-type="float" office:value="-26.4811022049418" calcext:value-type="float">
            <text:p>-26.4811022049418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Monte Pissis</text:p>
          </table:table-cell>
          <table:table-cell office:value-type="float" office:value="6793" calcext:value-type="float">
            <text:p>6793</text:p>
          </table:table-cell>
          <table:table-cell office:value-type="float" office:value="2689" calcext:value-type="float">
            <text:p>2689</text:p>
          </table:table-cell>
          <table:table-cell office:value-type="float" office:value="2155" calcext:value-type="float">
            <text:p>2155</text:p>
          </table:table-cell>
          <table:table-cell office:value-type="float" office:value="-27.7555555555556" calcext:value-type="float">
            <text:p>-27.7555555555556</text:p>
          </table:table-cell>
          <table:table-cell office:value-type="float" office:value="-68.7983333333333" calcext:value-type="float">
            <text:p>-68.7983333333333</text:p>
          </table:table-cell>
          <table:table-cell office:value-type="float" office:value="-68.715244284855" calcext:value-type="float">
            <text:p>-68.715244284855</text:p>
          </table:table-cell>
          <table:table-cell office:value-type="float" office:value="-27.7041388230401" calcext:value-type="float">
            <text:p>-27.7041388230401</text:p>
          </table:table-cell>
          <table:table-cell office:value-type="float" office:value="-68.7380322314554" calcext:value-type="float">
            <text:p>-68.7380322314554</text:p>
          </table:table-cell>
          <table:table-cell office:value-type="float" office:value="-27.7492707781854" calcext:value-type="float">
            <text:p>-27.7492707781854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Nevado Sajama</text:p>
          </table:table-cell>
          <table:table-cell office:value-type="float" office:value="6542" calcext:value-type="float">
            <text:p>6542</text:p>
          </table:table-cell>
          <table:table-cell office:value-type="float" office:value="2634" calcext:value-type="float">
            <text:p>2634</text:p>
          </table:table-cell>
          <table:table-cell office:value-type="float" office:value="2232" calcext:value-type="float">
            <text:p>2232</text:p>
          </table:table-cell>
          <table:table-cell office:value-type="float" office:value="-18.1077777777778" calcext:value-type="float">
            <text:p>-18.1077777777778</text:p>
          </table:table-cell>
          <table:table-cell office:value-type="float" office:value="-68.8830555555555" calcext:value-type="float">
            <text:p>-68.8830555555555</text:p>
          </table:table-cell>
          <table:table-cell office:value-type="float" office:value="-68.8029595485931" calcext:value-type="float">
            <text:p>-68.8029595485931</text:p>
          </table:table-cell>
          <table:table-cell office:value-type="float" office:value="-18.1576790589122" calcext:value-type="float">
            <text:p>-18.1576790589122</text:p>
          </table:table-cell>
          <table:table-cell office:value-type="float" office:value="-68.914002352655" calcext:value-type="float">
            <text:p>-68.914002352655</text:p>
          </table:table-cell>
          <table:table-cell office:value-type="float" office:value="-18.1305884528829" calcext:value-type="float">
            <text:p>-18.1305884528829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Atacama</text:p>
          </table:table-cell>
          <table:table-cell office:value-type="string" calcext:value-type="string">
            <text:p>El Muerto</text:p>
          </table:table-cell>
          <table:table-cell office:value-type="float" office:value="6502" calcext:value-type="float">
            <text:p>6502</text:p>
          </table:table-cell>
          <table:table-cell office:value-type="float" office:value="2515" calcext:value-type="float">
            <text:p>2515</text:p>
          </table:table-cell>
          <table:table-cell office:value-type="float" office:value="2409" calcext:value-type="float">
            <text:p>2409</text:p>
          </table:table-cell>
          <table:table-cell office:value-type="float" office:value="-27.0572222222222" calcext:value-type="float">
            <text:p>-27.0572222222222</text:p>
          </table:table-cell>
          <table:table-cell office:value-type="float" office:value="-68.4844444444444" calcext:value-type="float">
            <text:p>-68.4844444444444</text:p>
          </table:table-cell>
          <table:table-cell office:value-type="float" office:value="-69.1427309509294" calcext:value-type="float">
            <text:p>-69.1427309509294</text:p>
          </table:table-cell>
          <table:table-cell office:value-type="float" office:value="-26.4635860637485" calcext:value-type="float">
            <text:p>-26.4635860637485</text:p>
          </table:table-cell>
          <table:table-cell office:value-type="float" office:value="-69.1427309509294" calcext:value-type="float">
            <text:p>-69.1427309509294</text:p>
          </table:table-cell>
          <table:table-cell office:value-type="float" office:value="-26.4635860637485" calcext:value-type="float">
            <text:p>-26.4635860637485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Antofagasta</text:p>
          </table:table-cell>
          <table:table-cell office:value-type="string" calcext:value-type="string">
            <text:p>Aucanquilcha</text:p>
          </table:table-cell>
          <table:table-cell office:value-type="float" office:value="6176" calcext:value-type="float">
            <text:p>6176</text:p>
          </table:table-cell>
          <table:table-cell office:value-type="float" office:value="2487" calcext:value-type="float">
            <text:p>2487</text:p>
          </table:table-cell>
          <table:table-cell office:value-type="float" office:value="1886" calcext:value-type="float">
            <text:p>1886</text:p>
          </table:table-cell>
          <table:table-cell office:value-type="float" office:value="-21.2208333333333" calcext:value-type="float">
            <text:p>-21.2208333333333</text:p>
          </table:table-cell>
          <table:table-cell office:value-type="float" office:value="-68.4686111111111" calcext:value-type="float">
            <text:p>-68.4686111111111</text:p>
          </table:table-cell>
          <table:table-cell office:value-type="float" office:value="-69.0694771244799" calcext:value-type="float">
            <text:p>-69.0694771244799</text:p>
          </table:table-cell>
          <table:table-cell office:value-type="float" office:value="-20.6540471841348" calcext:value-type="float">
            <text:p>-20.6540471841348</text:p>
          </table:table-cell>
          <table:table-cell office:value-type="float" office:value="-69.0694771244799" calcext:value-type="float">
            <text:p>-69.0694771244799</text:p>
          </table:table-cell>
          <table:table-cell office:value-type="float" office:value="-20.6540471841348" calcext:value-type="float">
            <text:p>-20.6540471841348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Monte Roraima</text:p>
          </table:table-cell>
          <table:table-cell office:value-type="float" office:value="2810" calcext:value-type="float">
            <text:p>2810</text:p>
          </table:table-cell>
          <table:table-cell office:value-type="float" office:value="2279" calcext:value-type="float">
            <text:p>2279</text:p>
          </table:table-cell>
          <table:table-cell office:value-type="float" office:value="1669" calcext:value-type="float">
            <text:p>1669</text:p>
          </table:table-cell>
          <table:table-cell office:value-type="float" office:value="5.14194444444444" calcext:value-type="float">
            <text:p>5.14194444444444</text:p>
          </table:table-cell>
          <table:table-cell office:value-type="float" office:value="-60.7641666666667" calcext:value-type="float">
            <text:p>-60.7641666666667</text:p>
          </table:table-cell>
          <table:table-cell office:value-type="float" office:value="-60.7468022510615" calcext:value-type="float">
            <text:p>-60.7468022510615</text:p>
          </table:table-cell>
          <table:table-cell office:value-type="float" office:value="5.23169553028214" calcext:value-type="float">
            <text:p>5.23169553028214</text:p>
          </table:table-cell>
          <table:table-cell office:value-type="float" office:value="-61.0265101343201" calcext:value-type="float">
            <text:p>-61.0265101343201</text:p>
          </table:table-cell>
          <table:table-cell office:value-type="float" office:value="5.40571792436137" calcext:value-type="float">
            <text:p>5.40571792436137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Mount Roraima</text:p>
          </table:table-cell>
          <table:table-cell office:value-type="float" office:value="2772" calcext:value-type="float">
            <text:p>2772</text:p>
          </table:table-cell>
          <table:table-cell office:value-type="float" office:value="2271" calcext:value-type="float">
            <text:p>2271</text:p>
          </table:table-cell>
          <table:table-cell office:value-type="float" office:value="2073" calcext:value-type="float">
            <text:p>2073</text:p>
          </table:table-cell>
          <table:table-cell office:value-type="float" office:value="5.21361111111111" calcext:value-type="float">
            <text:p>5.21361111111111</text:p>
          </table:table-cell>
          <table:table-cell office:value-type="float" office:value="-60.7466666666667" calcext:value-type="float">
            <text:p>-60.7466666666667</text:p>
          </table:table-cell>
          <table:table-cell office:value-type="float" office:value="-61.0056106164989" calcext:value-type="float">
            <text:p>-61.0056106164989</text:p>
          </table:table-cell>
          <table:table-cell office:value-type="float" office:value="5.47403879543328" calcext:value-type="float">
            <text:p>5.47403879543328</text:p>
          </table:table-cell>
          <table:table-cell office:value-type="float" office:value="-61.0056106164989" calcext:value-type="float">
            <text:p>-61.0056106164989</text:p>
          </table:table-cell>
          <table:table-cell office:value-type="float" office:value="5.47403879543328" calcext:value-type="float">
            <text:p>5.47403879543328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Serrania de Santiago</text:p>
          </table:table-cell>
          <table:table-cell office:value-type="float" office:value="1320" calcext:value-type="float">
            <text:p>1320</text:p>
          </table:table-cell>
          <table:table-cell office:value-type="float" office:value="983" calcext:value-type="float">
            <text:p>983</text:p>
          </table:table-cell>
          <table:table-cell office:value-type="float" office:value="913" calcext:value-type="float">
            <text:p>913</text:p>
          </table:table-cell>
          <table:table-cell office:value-type="float" office:value="-18.1197222222222" calcext:value-type="float">
            <text:p>-18.1197222222222</text:p>
          </table:table-cell>
          <table:table-cell office:value-type="float" office:value="-60.0202777777778" calcext:value-type="float">
            <text:p>-60.0202777777778</text:p>
          </table:table-cell>
          <table:table-cell office:value-type="float" office:value="-60.1367551639463" calcext:value-type="float">
            <text:p>-60.1367551639463</text:p>
          </table:table-cell>
          <table:table-cell office:value-type="float" office:value="-18.0075182080978" calcext:value-type="float">
            <text:p>-18.0075182080978</text:p>
          </table:table-cell>
          <table:table-cell office:value-type="float" office:value="-60.0305307142226" calcext:value-type="float">
            <text:p>-60.0305307142226</text:p>
          </table:table-cell>
          <table:table-cell office:value-type="float" office:value="-18.1363009888533" calcext:value-type="float">
            <text:p>-18.1363009888533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Andes</text:p>
          </table:table-cell>
          <table:table-cell office:value-type="string" calcext:value-type="string">
            <text:p>Rondônia</text:p>
          </table:table-cell>
          <table:table-cell office:value-type="string" calcext:value-type="string">
            <text:p>Pico do Tracuá</text:p>
          </table:table-cell>
          <table:table-cell office:value-type="float" office:value="1126" calcext:value-type="float">
            <text:p>1126</text:p>
          </table:table-cell>
          <table:table-cell office:value-type="float" office:value="764" calcext:value-type="float">
            <text:p>764</text:p>
          </table:table-cell>
          <table:table-cell office:value-type="float" office:value="501" calcext:value-type="float">
            <text:p>501</text:p>
          </table:table-cell>
          <table:table-cell office:value-type="float" office:value="-10.8316666666667" calcext:value-type="float">
            <text:p>-10.8316666666667</text:p>
          </table:table-cell>
          <table:table-cell office:value-type="float" office:value="-63.5769444444445" calcext:value-type="float">
            <text:p>-63.5769444444445</text:p>
          </table:table-cell>
          <table:table-cell office:value-type="float" office:value="-63.6744446089453" calcext:value-type="float">
            <text:p>-63.6744446089453</text:p>
          </table:table-cell>
          <table:table-cell office:value-type="float" office:value="-10.7336974002446" calcext:value-type="float">
            <text:p>-10.7336974002446</text:p>
          </table:table-cell>
          <table:table-cell office:value-type="float" office:value="-63.5693086553262" calcext:value-type="float">
            <text:p>-63.5693086553262</text:p>
          </table:table-cell>
          <table:table-cell office:value-type="float" office:value="-10.8195975066711" calcext:value-type="float">
            <text:p>-10.819597506671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Mount Le Conte</text:p>
          </table:table-cell>
          <table:table-cell office:value-type="float" office:value="2010" calcext:value-type="float">
            <text:p>2010</text:p>
          </table:table-cell>
          <table:table-cell office:value-type="float" office:value="1682" calcext:value-type="float">
            <text:p>1682</text:p>
          </table:table-cell>
          <table:table-cell office:value-type="float" office:value="1281" calcext:value-type="float">
            <text:p>1281</text:p>
          </table:table-cell>
          <table:table-cell office:value-type="float" office:value="35.6541666666667" calcext:value-type="float">
            <text:p>35.6541666666667</text:p>
          </table:table-cell>
          <table:table-cell office:value-type="float" office:value="-83.4366666666667" calcext:value-type="float">
            <text:p>-83.4366666666667</text:p>
          </table:table-cell>
          <table:table-cell office:value-type="float" office:value="-83.4824735542234" calcext:value-type="float">
            <text:p>-83.4824735542234</text:p>
          </table:table-cell>
          <table:table-cell office:value-type="float" office:value="35.7136876528703" calcext:value-type="float">
            <text:p>35.7136876528703</text:p>
          </table:table-cell>
          <table:table-cell office:value-type="float" office:value="-83.418939577133" calcext:value-type="float">
            <text:p>-83.418939577133</text:p>
          </table:table-cell>
          <table:table-cell office:value-type="float" office:value="35.6686309797893" calcext:value-type="float">
            <text:p>35.668630979789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Mount Guyot</text:p>
          </table:table-cell>
          <table:table-cell office:value-type="float" office:value="2019" calcext:value-type="float">
            <text:p>2019</text:p>
          </table:table-cell>
          <table:table-cell office:value-type="float" office:value="1662" calcext:value-type="float">
            <text:p>1662</text:p>
          </table:table-cell>
          <table:table-cell office:value-type="float" office:value="1143" calcext:value-type="float">
            <text:p>1143</text:p>
          </table:table-cell>
          <table:table-cell office:value-type="float" office:value="35.7052777777778" calcext:value-type="float">
            <text:p>35.7052777777778</text:p>
          </table:table-cell>
          <table:table-cell office:value-type="float" office:value="-83.2575" calcext:value-type="float">
            <text:p>-83.2575</text:p>
          </table:table-cell>
          <table:table-cell office:value-type="float" office:value="-83.2877446783651" calcext:value-type="float">
            <text:p>-83.2877446783651</text:p>
          </table:table-cell>
          <table:table-cell office:value-type="float" office:value="35.7662451773181" calcext:value-type="float">
            <text:p>35.7662451773181</text:p>
          </table:table-cell>
          <table:table-cell office:value-type="float" office:value="-83.2352230001916" calcext:value-type="float">
            <text:p>-83.2352230001916</text:p>
          </table:table-cell>
          <table:table-cell office:value-type="float" office:value="35.7459683007396" calcext:value-type="float">
            <text:p>35.745968300739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Mount Washington</text:p>
          </table:table-cell>
          <table:table-cell office:value-type="float" office:value="1917" calcext:value-type="float">
            <text:p>1917</text:p>
          </table:table-cell>
          <table:table-cell office:value-type="float" office:value="1653" calcext:value-type="float">
            <text:p>1653</text:p>
          </table:table-cell>
          <table:table-cell office:value-type="float" office:value="1344" calcext:value-type="float">
            <text:p>1344</text:p>
          </table:table-cell>
          <table:table-cell office:value-type="float" office:value="44.2705" calcext:value-type="float">
            <text:p>44.2705</text:p>
          </table:table-cell>
          <table:table-cell office:value-type="float" office:value="-71.3032666666667" calcext:value-type="float">
            <text:p>-71.3032666666667</text:p>
          </table:table-cell>
          <table:table-cell office:value-type="float" office:value="-71.2575340779465" calcext:value-type="float">
            <text:p>-71.2575340779465</text:p>
          </table:table-cell>
          <table:table-cell office:value-type="float" office:value="44.2111390133102" calcext:value-type="float">
            <text:p>44.2111390133102</text:p>
          </table:table-cell>
          <table:table-cell office:value-type="float" office:value="-71.282542979204" calcext:value-type="float">
            <text:p>-71.282542979204</text:p>
          </table:table-cell>
          <table:table-cell office:value-type="float" office:value="44.2561439337694" calcext:value-type="float">
            <text:p>44.2561439337694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Mount Mitchell</text:p>
          </table:table-cell>
          <table:table-cell office:value-type="float" office:value="2037" calcext:value-type="float">
            <text:p>2037</text:p>
          </table:table-cell>
          <table:table-cell office:value-type="float" office:value="1585" calcext:value-type="float">
            <text:p>1585</text:p>
          </table:table-cell>
          <table:table-cell office:value-type="float" office:value="1107" calcext:value-type="float">
            <text:p>1107</text:p>
          </table:table-cell>
          <table:table-cell office:value-type="float" office:value="35.7649" calcext:value-type="float">
            <text:p>35.7649</text:p>
          </table:table-cell>
          <table:table-cell office:value-type="float" office:value="-82.2651" calcext:value-type="float">
            <text:p>-82.2651</text:p>
          </table:table-cell>
          <table:table-cell office:value-type="float" office:value="-82.499704828044" calcext:value-type="float">
            <text:p>-82.499704828044</text:p>
          </table:table-cell>
          <table:table-cell office:value-type="float" office:value="35.9547024999414" calcext:value-type="float">
            <text:p>35.9547024999414</text:p>
          </table:table-cell>
          <table:table-cell office:value-type="float" office:value="-82.2420447082696" calcext:value-type="float">
            <text:p>-82.2420447082696</text:p>
          </table:table-cell>
          <table:table-cell office:value-type="float" office:value="35.7611575231931" calcext:value-type="float">
            <text:p>35.761157523193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Mount Gibbes</text:p>
          </table:table-cell>
          <table:table-cell office:value-type="float" office:value="2003" calcext:value-type="float">
            <text:p>2003</text:p>
          </table:table-cell>
          <table:table-cell office:value-type="float" office:value="1583" calcext:value-type="float">
            <text:p>1583</text:p>
          </table:table-cell>
          <table:table-cell office:value-type="float" office:value="1109" calcext:value-type="float">
            <text:p>1109</text:p>
          </table:table-cell>
          <table:table-cell office:value-type="float" office:value="35.7391666666667" calcext:value-type="float">
            <text:p>35.7391666666667</text:p>
          </table:table-cell>
          <table:table-cell office:value-type="float" office:value="-82.285" calcext:value-type="float">
            <text:p>-82.285</text:p>
          </table:table-cell>
          <table:table-cell office:value-type="float" office:value="-82.5157505597331" calcext:value-type="float">
            <text:p>-82.5157505597331</text:p>
          </table:table-cell>
          <table:table-cell office:value-type="float" office:value="35.9252823344903" calcext:value-type="float">
            <text:p>35.9252823344903</text:p>
          </table:table-cell>
          <table:table-cell office:value-type="float" office:value="-82.2415986488987" calcext:value-type="float">
            <text:p>-82.2415986488987</text:p>
          </table:table-cell>
          <table:table-cell office:value-type="float" office:value="35.7610147004096" calcext:value-type="float">
            <text:p>35.761014700409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Clingmans Dome</text:p>
          </table:table-cell>
          <table:table-cell office:value-type="float" office:value="2025" calcext:value-type="float">
            <text:p>2025</text:p>
          </table:table-cell>
          <table:table-cell office:value-type="float" office:value="1583" calcext:value-type="float">
            <text:p>1583</text:p>
          </table:table-cell>
          <table:table-cell office:value-type="float" office:value="944" calcext:value-type="float">
            <text:p>944</text:p>
          </table:table-cell>
          <table:table-cell office:value-type="float" office:value="35.5629" calcext:value-type="float">
            <text:p>35.5629</text:p>
          </table:table-cell>
          <table:table-cell office:value-type="float" office:value="-83.4986" calcext:value-type="float">
            <text:p>-83.4986</text:p>
          </table:table-cell>
          <table:table-cell office:value-type="float" office:value="-83.7312803487928" calcext:value-type="float">
            <text:p>-83.7312803487928</text:p>
          </table:table-cell>
          <table:table-cell office:value-type="float" office:value="35.7515414782276" calcext:value-type="float">
            <text:p>35.7515414782276</text:p>
          </table:table-cell>
          <table:table-cell office:value-type="float" office:value="-83.5156390133719" calcext:value-type="float">
            <text:p>-83.5156390133719</text:p>
          </table:table-cell>
          <table:table-cell office:value-type="float" office:value="35.5489737015565" calcext:value-type="float">
            <text:p>35.548973701556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Mount Kephart</text:p>
          </table:table-cell>
          <table:table-cell office:value-type="float" office:value="1895" calcext:value-type="float">
            <text:p>1895</text:p>
          </table:table-cell>
          <table:table-cell office:value-type="float" office:value="1566" calcext:value-type="float">
            <text:p>1566</text:p>
          </table:table-cell>
          <table:table-cell office:value-type="float" office:value="1242" calcext:value-type="float">
            <text:p>1242</text:p>
          </table:table-cell>
          <table:table-cell office:value-type="float" office:value="35.6308333333333" calcext:value-type="float">
            <text:p>35.6308333333333</text:p>
          </table:table-cell>
          <table:table-cell office:value-type="float" office:value="-83.3897222222222" calcext:value-type="float">
            <text:p>-83.3897222222222</text:p>
          </table:table-cell>
          <table:table-cell office:value-type="float" office:value="-83.6081856639823" calcext:value-type="float">
            <text:p>-83.6081856639823</text:p>
          </table:table-cell>
          <table:table-cell office:value-type="float" office:value="35.8086837625766" calcext:value-type="float">
            <text:p>35.8086837625766</text:p>
          </table:table-cell>
          <table:table-cell office:value-type="float" office:value="-83.4145175201809" calcext:value-type="float">
            <text:p>-83.4145175201809</text:p>
          </table:table-cell>
          <table:table-cell office:value-type="float" office:value="35.6669273232091" calcext:value-type="float">
            <text:p>35.666927323209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Mount Adams</text:p>
          </table:table-cell>
          <table:table-cell office:value-type="float" office:value="1767" calcext:value-type="float">
            <text:p>1767</text:p>
          </table:table-cell>
          <table:table-cell office:value-type="float" office:value="1540" calcext:value-type="float">
            <text:p>1540</text:p>
          </table:table-cell>
          <table:table-cell office:value-type="float" office:value="1268" calcext:value-type="float">
            <text:p>1268</text:p>
          </table:table-cell>
          <table:table-cell office:value-type="float" office:value="44.3205555555556" calcext:value-type="float">
            <text:p>44.3205555555556</text:p>
          </table:table-cell>
          <table:table-cell office:value-type="float" office:value="-71.2916666666667" calcext:value-type="float">
            <text:p>-71.2916666666667</text:p>
          </table:table-cell>
          <table:table-cell office:value-type="float" office:value="-71.2144672612771" calcext:value-type="float">
            <text:p>-71.2144672612771</text:p>
          </table:table-cell>
          <table:table-cell office:value-type="float" office:value="44.3534222923789" calcext:value-type="float">
            <text:p>44.3534222923789</text:p>
          </table:table-cell>
          <table:table-cell office:value-type="float" office:value="-71.2521130412968" calcext:value-type="float">
            <text:p>-71.2521130412968</text:p>
          </table:table-cell>
          <table:table-cell office:value-type="float" office:value="44.3264433318636" calcext:value-type="float">
            <text:p>44.326443331863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Katahdin</text:p>
          </table:table-cell>
          <table:table-cell office:value-type="float" office:value="1606" calcext:value-type="float">
            <text:p>1606</text:p>
          </table:table-cell>
          <table:table-cell office:value-type="float" office:value="1434" calcext:value-type="float">
            <text:p>1434</text:p>
          </table:table-cell>
          <table:table-cell office:value-type="float" office:value="1188" calcext:value-type="float">
            <text:p>1188</text:p>
          </table:table-cell>
          <table:table-cell office:value-type="float" office:value="45.9044" calcext:value-type="float">
            <text:p>45.9044</text:p>
          </table:table-cell>
          <table:table-cell office:value-type="float" office:value="-68.9213333333333" calcext:value-type="float">
            <text:p>-68.9213333333333</text:p>
          </table:table-cell>
          <table:table-cell office:value-type="float" office:value="-69.1338218571943" calcext:value-type="float">
            <text:p>-69.1338218571943</text:p>
          </table:table-cell>
          <table:table-cell office:value-type="float" office:value="46.0508962251159" calcext:value-type="float">
            <text:p>46.0508962251159</text:p>
          </table:table-cell>
          <table:table-cell office:value-type="float" office:value="-69.1338218571943" calcext:value-type="float">
            <text:p>-69.1338218571943</text:p>
          </table:table-cell>
          <table:table-cell office:value-type="float" office:value="46.0508962251159" calcext:value-type="float">
            <text:p>46.050896225115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Grandfather Mountain</text:p>
          </table:table-cell>
          <table:table-cell office:value-type="float" office:value="1812" calcext:value-type="float">
            <text:p>1812</text:p>
          </table:table-cell>
          <table:table-cell office:value-type="float" office:value="1368" calcext:value-type="float">
            <text:p>1368</text:p>
          </table:table-cell>
          <table:table-cell office:value-type="float" office:value="768" calcext:value-type="float">
            <text:p>768</text:p>
          </table:table-cell>
          <table:table-cell office:value-type="float" office:value="36.1116666666667" calcext:value-type="float">
            <text:p>36.1116666666667</text:p>
          </table:table-cell>
          <table:table-cell office:value-type="float" office:value="-81.8111111111111" calcext:value-type="float">
            <text:p>-81.8111111111111</text:p>
          </table:table-cell>
          <table:table-cell office:value-type="float" office:value="-82.0216456082294" calcext:value-type="float">
            <text:p>-82.0216456082294</text:p>
          </table:table-cell>
          <table:table-cell office:value-type="float" office:value="36.281224834971" calcext:value-type="float">
            <text:p>36.281224834971</text:p>
          </table:table-cell>
          <table:table-cell office:value-type="float" office:value="-81.8129433029508" calcext:value-type="float">
            <text:p>-81.8129433029508</text:p>
          </table:table-cell>
          <table:table-cell office:value-type="float" office:value="36.0944083169251" calcext:value-type="float">
            <text:p>36.094408316925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Mount Lafayette</text:p>
          </table:table-cell>
          <table:table-cell office:value-type="float" office:value="1598" calcext:value-type="float">
            <text:p>1598</text:p>
          </table:table-cell>
          <table:table-cell office:value-type="float" office:value="1310" calcext:value-type="float">
            <text:p>1310</text:p>
          </table:table-cell>
          <table:table-cell office:value-type="float" office:value="1069" calcext:value-type="float">
            <text:p>1069</text:p>
          </table:table-cell>
          <table:table-cell office:value-type="float" office:value="44.1605555555556" calcext:value-type="float">
            <text:p>44.1605555555556</text:p>
          </table:table-cell>
          <table:table-cell office:value-type="float" office:value="-71.6444444444444" calcext:value-type="float">
            <text:p>-71.6444444444444</text:p>
          </table:table-cell>
          <table:table-cell office:value-type="float" office:value="-71.8657520755002" calcext:value-type="float">
            <text:p>-71.8657520755002</text:p>
          </table:table-cell>
          <table:table-cell office:value-type="float" office:value="44.3186893751774" calcext:value-type="float">
            <text:p>44.3186893751774</text:p>
          </table:table-cell>
          <table:table-cell office:value-type="float" office:value="-71.6651302247474" calcext:value-type="float">
            <text:p>-71.6651302247474</text:p>
          </table:table-cell>
          <table:table-cell office:value-type="float" office:value="44.1479091569479" calcext:value-type="float">
            <text:p>44.147909156947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Thunderhead Mountain</text:p>
          </table:table-cell>
          <table:table-cell office:value-type="float" office:value="1684" calcext:value-type="float">
            <text:p>1684</text:p>
          </table:table-cell>
          <table:table-cell office:value-type="float" office:value="1309" calcext:value-type="float">
            <text:p>1309</text:p>
          </table:table-cell>
          <table:table-cell office:value-type="float" office:value="945" calcext:value-type="float">
            <text:p>945</text:p>
          </table:table-cell>
          <table:table-cell office:value-type="float" office:value="35.5686111111111" calcext:value-type="float">
            <text:p>35.5686111111111</text:p>
          </table:table-cell>
          <table:table-cell office:value-type="float" office:value="-83.7063888888889" calcext:value-type="float">
            <text:p>-83.7063888888889</text:p>
          </table:table-cell>
          <table:table-cell office:value-type="float" office:value="-83.8965430330996" calcext:value-type="float">
            <text:p>-83.8965430330996</text:p>
          </table:table-cell>
          <table:table-cell office:value-type="float" office:value="35.7220865948622" calcext:value-type="float">
            <text:p>35.7220865948622</text:p>
          </table:table-cell>
          <table:table-cell office:value-type="float" office:value="-83.7114092218177" calcext:value-type="float">
            <text:p>-83.7114092218177</text:p>
          </table:table-cell>
          <table:table-cell office:value-type="float" office:value="35.5870425288429" calcext:value-type="float">
            <text:p>35.587042528842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Waterrock Knob</text:p>
          </table:table-cell>
          <table:table-cell office:value-type="float" office:value="1917" calcext:value-type="float">
            <text:p>1917</text:p>
          </table:table-cell>
          <table:table-cell office:value-type="float" office:value="1268" calcext:value-type="float">
            <text:p>1268</text:p>
          </table:table-cell>
          <table:table-cell office:value-type="float" office:value="1009" calcext:value-type="float">
            <text:p>1009</text:p>
          </table:table-cell>
          <table:table-cell office:value-type="float" office:value="35.4641666666667" calcext:value-type="float">
            <text:p>35.4641666666667</text:p>
          </table:table-cell>
          <table:table-cell office:value-type="float" office:value="-83.1377777777778" calcext:value-type="float">
            <text:p>-83.1377777777778</text:p>
          </table:table-cell>
          <table:table-cell office:value-type="float" office:value="-83.3582226373737" calcext:value-type="float">
            <text:p>-83.3582226373737</text:p>
          </table:table-cell>
          <table:table-cell office:value-type="float" office:value="35.6445424569259" calcext:value-type="float">
            <text:p>35.6445424569259</text:p>
          </table:table-cell>
          <table:table-cell office:value-type="float" office:value="-83.3582226373737" calcext:value-type="float">
            <text:p>-83.3582226373737</text:p>
          </table:table-cell>
          <table:table-cell office:value-type="float" office:value="35.6445424569259" calcext:value-type="float">
            <text:p>35.644542456925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Mount Moosilauke</text:p>
          </table:table-cell>
          <table:table-cell office:value-type="float" office:value="1463" calcext:value-type="float">
            <text:p>1463</text:p>
          </table:table-cell>
          <table:table-cell office:value-type="float" office:value="1220" calcext:value-type="float">
            <text:p>1220</text:p>
          </table:table-cell>
          <table:table-cell office:value-type="float" office:value="881" calcext:value-type="float">
            <text:p>881</text:p>
          </table:table-cell>
          <table:table-cell office:value-type="float" office:value="44.0233333333333" calcext:value-type="float">
            <text:p>44.0233333333333</text:p>
          </table:table-cell>
          <table:table-cell office:value-type="float" office:value="-71.8313888888889" calcext:value-type="float">
            <text:p>-71.8313888888889</text:p>
          </table:table-cell>
          <table:table-cell office:value-type="float" office:value="-72.0352561899956" calcext:value-type="float">
            <text:p>-72.0352561899956</text:p>
          </table:table-cell>
          <table:table-cell office:value-type="float" office:value="44.1689037128917" calcext:value-type="float">
            <text:p>44.1689037128917</text:p>
          </table:table-cell>
          <table:table-cell office:value-type="float" office:value="-71.810242153865" calcext:value-type="float">
            <text:p>-71.810242153865</text:p>
          </table:table-cell>
          <table:table-cell office:value-type="float" office:value="44.0385861426254" calcext:value-type="float">
            <text:p>44.0385861426254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Richland Balsam</text:p>
          </table:table-cell>
          <table:table-cell office:value-type="float" office:value="1954" calcext:value-type="float">
            <text:p>1954</text:p>
          </table:table-cell>
          <table:table-cell office:value-type="float" office:value="1208" calcext:value-type="float">
            <text:p>1208</text:p>
          </table:table-cell>
          <table:table-cell office:value-type="float" office:value="812" calcext:value-type="float">
            <text:p>812</text:p>
          </table:table-cell>
          <table:table-cell office:value-type="float" office:value="35.3672222222222" calcext:value-type="float">
            <text:p>35.3672222222222</text:p>
          </table:table-cell>
          <table:table-cell office:value-type="float" office:value="-82.99" calcext:value-type="float">
            <text:p>-82.99</text:p>
          </table:table-cell>
          <table:table-cell office:value-type="float" office:value="-83.2142629158077" calcext:value-type="float">
            <text:p>-83.2142629158077</text:p>
          </table:table-cell>
          <table:table-cell office:value-type="float" office:value="35.548765865947" calcext:value-type="float">
            <text:p>35.548765865947</text:p>
          </table:table-cell>
          <table:table-cell office:value-type="float" office:value="-82.9606648100924" calcext:value-type="float">
            <text:p>-82.9606648100924</text:p>
          </table:table-cell>
          <table:table-cell office:value-type="float" office:value="35.3957456631023" calcext:value-type="float">
            <text:p>35.395745663102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Mount Mansfield</text:p>
          </table:table-cell>
          <table:table-cell office:value-type="float" office:value="1340" calcext:value-type="float">
            <text:p>1340</text:p>
          </table:table-cell>
          <table:table-cell office:value-type="float" office:value="1197" calcext:value-type="float">
            <text:p>1197</text:p>
          </table:table-cell>
          <table:table-cell office:value-type="float" office:value="1060" calcext:value-type="float">
            <text:p>1060</text:p>
          </table:table-cell>
          <table:table-cell office:value-type="float" office:value="44.5438" calcext:value-type="float">
            <text:p>44.5438</text:p>
          </table:table-cell>
          <table:table-cell office:value-type="float" office:value="-72.8144" calcext:value-type="float">
            <text:p>-72.8144</text:p>
          </table:table-cell>
          <table:table-cell office:value-type="float" office:value="-73.0045309854937" calcext:value-type="float">
            <text:p>-73.0045309854937</text:p>
          </table:table-cell>
          <table:table-cell office:value-type="float" office:value="44.6779519685783" calcext:value-type="float">
            <text:p>44.6779519685783</text:p>
          </table:table-cell>
          <table:table-cell office:value-type="float" office:value="-73.0045309854937" calcext:value-type="float">
            <text:p>-73.0045309854937</text:p>
          </table:table-cell>
          <table:table-cell office:value-type="float" office:value="44.6779519685783" calcext:value-type="float">
            <text:p>44.677951968578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Mount Carrigain</text:p>
          </table:table-cell>
          <table:table-cell office:value-type="float" office:value="1426" calcext:value-type="float">
            <text:p>1426</text:p>
          </table:table-cell>
          <table:table-cell office:value-type="float" office:value="1191" calcext:value-type="float">
            <text:p>1191</text:p>
          </table:table-cell>
          <table:table-cell office:value-type="float" office:value="821" calcext:value-type="float">
            <text:p>821</text:p>
          </table:table-cell>
          <table:table-cell office:value-type="float" office:value="44.0936111111111" calcext:value-type="float">
            <text:p>44.0936111111111</text:p>
          </table:table-cell>
          <table:table-cell office:value-type="float" office:value="-71.4469444444445" calcext:value-type="float">
            <text:p>-71.4469444444445</text:p>
          </table:table-cell>
          <table:table-cell office:value-type="float" office:value="-71.6464109867066" calcext:value-type="float">
            <text:p>-71.6464109867066</text:p>
          </table:table-cell>
          <table:table-cell office:value-type="float" office:value="44.2357675620906" calcext:value-type="float">
            <text:p>44.2357675620906</text:p>
          </table:table-cell>
          <table:table-cell office:value-type="float" office:value="-71.4336461164785" calcext:value-type="float">
            <text:p>-71.4336461164785</text:p>
          </table:table-cell>
          <table:table-cell office:value-type="float" office:value="44.0896954378448" calcext:value-type="float">
            <text:p>44.089695437844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Roan High Knob</text:p>
          </table:table-cell>
          <table:table-cell office:value-type="float" office:value="1915" calcext:value-type="float">
            <text:p>1915</text:p>
          </table:table-cell>
          <table:table-cell office:value-type="float" office:value="1186" calcext:value-type="float">
            <text:p>1186</text:p>
          </table:table-cell>
          <table:table-cell office:value-type="float" office:value="966" calcext:value-type="float">
            <text:p>966</text:p>
          </table:table-cell>
          <table:table-cell office:value-type="float" office:value="36.1044444444444" calcext:value-type="float">
            <text:p>36.1044444444444</text:p>
          </table:table-cell>
          <table:table-cell office:value-type="float" office:value="-82.1222222222222" calcext:value-type="float">
            <text:p>-82.1222222222222</text:p>
          </table:table-cell>
          <table:table-cell office:value-type="float" office:value="-82.3442254057882" calcext:value-type="float">
            <text:p>-82.3442254057882</text:p>
          </table:table-cell>
          <table:table-cell office:value-type="float" office:value="36.2827238576667" calcext:value-type="float">
            <text:p>36.2827238576667</text:p>
          </table:table-cell>
          <table:table-cell office:value-type="float" office:value="-82.1632565062217" calcext:value-type="float">
            <text:p>-82.1632565062217</text:p>
          </table:table-cell>
          <table:table-cell office:value-type="float" office:value="36.1026800644892" calcext:value-type="float">
            <text:p>36.102680064489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Gregory Bald</text:p>
          </table:table-cell>
          <table:table-cell office:value-type="float" office:value="1509" calcext:value-type="float">
            <text:p>1509</text:p>
          </table:table-cell>
          <table:table-cell office:value-type="float" office:value="1168" calcext:value-type="float">
            <text:p>1168</text:p>
          </table:table-cell>
          <table:table-cell office:value-type="float" office:value="797" calcext:value-type="float">
            <text:p>797</text:p>
          </table:table-cell>
          <table:table-cell office:value-type="float" office:value="35.5205555555556" calcext:value-type="float">
            <text:p>35.5205555555556</text:p>
          </table:table-cell>
          <table:table-cell office:value-type="float" office:value="-83.8652777777778" calcext:value-type="float">
            <text:p>-83.8652777777778</text:p>
          </table:table-cell>
          <table:table-cell office:value-type="float" office:value="-84.0359545525656" calcext:value-type="float">
            <text:p>-84.0359545525656</text:p>
          </table:table-cell>
          <table:table-cell office:value-type="float" office:value="35.6582887892448" calcext:value-type="float">
            <text:p>35.6582887892448</text:p>
          </table:table-cell>
          <table:table-cell office:value-type="float" office:value="-83.8978519861057" calcext:value-type="float">
            <text:p>-83.8978519861057</text:p>
          </table:table-cell>
          <table:table-cell office:value-type="float" office:value="35.5119436919335" calcext:value-type="float">
            <text:p>35.511943691933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Carter Dome</text:p>
          </table:table-cell>
          <table:table-cell office:value-type="float" office:value="1475" calcext:value-type="float">
            <text:p>1475</text:p>
          </table:table-cell>
          <table:table-cell office:value-type="float" office:value="1161" calcext:value-type="float">
            <text:p>1161</text:p>
          </table:table-cell>
          <table:table-cell office:value-type="float" office:value="824" calcext:value-type="float">
            <text:p>824</text:p>
          </table:table-cell>
          <table:table-cell office:value-type="float" office:value="44.2675" calcext:value-type="float">
            <text:p>44.2675</text:p>
          </table:table-cell>
          <table:table-cell office:value-type="float" office:value="-71.1791666666667" calcext:value-type="float">
            <text:p>-71.1791666666667</text:p>
          </table:table-cell>
          <table:table-cell office:value-type="float" office:value="-71.3853910557967" calcext:value-type="float">
            <text:p>-71.3853910557967</text:p>
          </table:table-cell>
          <table:table-cell office:value-type="float" office:value="44.4142297851331" calcext:value-type="float">
            <text:p>44.4142297851331</text:p>
          </table:table-cell>
          <table:table-cell office:value-type="float" office:value="-71.1970248481841" calcext:value-type="float">
            <text:p>-71.1970248481841</text:p>
          </table:table-cell>
          <table:table-cell office:value-type="float" office:value="44.3041714027483" calcext:value-type="float">
            <text:p>44.304171402748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Big Bald</text:p>
          </table:table-cell>
          <table:table-cell office:value-type="float" office:value="1681" calcext:value-type="float">
            <text:p>1681</text:p>
          </table:table-cell>
          <table:table-cell office:value-type="float" office:value="1113" calcext:value-type="float">
            <text:p>1113</text:p>
          </table:table-cell>
          <table:table-cell office:value-type="float" office:value="859" calcext:value-type="float">
            <text:p>859</text:p>
          </table:table-cell>
          <table:table-cell office:value-type="float" office:value="35.9897222222222" calcext:value-type="float">
            <text:p>35.9897222222222</text:p>
          </table:table-cell>
          <table:table-cell office:value-type="float" office:value="-82.4902777777778" calcext:value-type="float">
            <text:p>-82.4902777777778</text:p>
          </table:table-cell>
          <table:table-cell office:value-type="float" office:value="-82.6859008178444" calcext:value-type="float">
            <text:p>-82.6859008178444</text:p>
          </table:table-cell>
          <table:table-cell office:value-type="float" office:value="36.1485847436905" calcext:value-type="float">
            <text:p>36.1485847436905</text:p>
          </table:table-cell>
          <table:table-cell office:value-type="float" office:value="-82.4969883701212" calcext:value-type="float">
            <text:p>-82.4969883701212</text:p>
          </table:table-cell>
          <table:table-cell office:value-type="float" office:value="36.0068004144722" calcext:value-type="float">
            <text:p>36.006800414472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South Twin</text:p>
          </table:table-cell>
          <table:table-cell office:value-type="float" office:value="1493" calcext:value-type="float">
            <text:p>1493</text:p>
          </table:table-cell>
          <table:table-cell office:value-type="float" office:value="1109" calcext:value-type="float">
            <text:p>1109</text:p>
          </table:table-cell>
          <table:table-cell office:value-type="float" office:value="779" calcext:value-type="float">
            <text:p>779</text:p>
          </table:table-cell>
          <table:table-cell office:value-type="float" office:value="44.1877777777778" calcext:value-type="float">
            <text:p>44.1877777777778</text:p>
          </table:table-cell>
          <table:table-cell office:value-type="float" office:value="-71.5544444444444" calcext:value-type="float">
            <text:p>-71.5544444444444</text:p>
          </table:table-cell>
          <table:table-cell office:value-type="float" office:value="-71.7626483956296" calcext:value-type="float">
            <text:p>-71.7626483956296</text:p>
          </table:table-cell>
          <table:table-cell office:value-type="float" office:value="44.3351360226708" calcext:value-type="float">
            <text:p>44.3351360226708</text:p>
          </table:table-cell>
          <table:table-cell office:value-type="float" office:value="-71.5713865242608" calcext:value-type="float">
            <text:p>-71.5713865242608</text:p>
          </table:table-cell>
          <table:table-cell office:value-type="float" office:value="44.1688323104361" calcext:value-type="float">
            <text:p>44.168832310436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Killington Peak</text:p>
          </table:table-cell>
          <table:table-cell office:value-type="float" office:value="1289" calcext:value-type="float">
            <text:p>1289</text:p>
          </table:table-cell>
          <table:table-cell office:value-type="float" office:value="1082" calcext:value-type="float">
            <text:p>1082</text:p>
          </table:table-cell>
          <table:table-cell office:value-type="float" office:value="544" calcext:value-type="float">
            <text:p>544</text:p>
          </table:table-cell>
          <table:table-cell office:value-type="float" office:value="43.6047222222222" calcext:value-type="float">
            <text:p>43.6047222222222</text:p>
          </table:table-cell>
          <table:table-cell office:value-type="float" office:value="-72.8202777777778" calcext:value-type="float">
            <text:p>-72.8202777777778</text:p>
          </table:table-cell>
          <table:table-cell office:value-type="float" office:value="-73.0010676036328" calcext:value-type="float">
            <text:p>-73.0010676036328</text:p>
          </table:table-cell>
          <table:table-cell office:value-type="float" office:value="43.7345014044005" calcext:value-type="float">
            <text:p>43.7345014044005</text:p>
          </table:table-cell>
          <table:table-cell office:value-type="float" office:value="-72.811792233006" calcext:value-type="float">
            <text:p>-72.811792233006</text:p>
          </table:table-cell>
          <table:table-cell office:value-type="float" office:value="43.6131373963812" calcext:value-type="float">
            <text:p>43.613137396381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Sugarloaf Mountain</text:p>
          </table:table-cell>
          <table:table-cell office:value-type="float" office:value="1295" calcext:value-type="float">
            <text:p>1295</text:p>
          </table:table-cell>
          <table:table-cell office:value-type="float" office:value="1065" calcext:value-type="float">
            <text:p>1065</text:p>
          </table:table-cell>
          <table:table-cell office:value-type="float" office:value="779" calcext:value-type="float">
            <text:p>779</text:p>
          </table:table-cell>
          <table:table-cell office:value-type="float" office:value="45.0317333333333" calcext:value-type="float">
            <text:p>45.0317333333333</text:p>
          </table:table-cell>
          <table:table-cell office:value-type="float" office:value="-70.3132666666667" calcext:value-type="float">
            <text:p>-70.3132666666667</text:p>
          </table:table-cell>
          <table:table-cell office:value-type="float" office:value="-70.4992812322175" calcext:value-type="float">
            <text:p>-70.4992812322175</text:p>
          </table:table-cell>
          <table:table-cell office:value-type="float" office:value="45.1631810773621" calcext:value-type="float">
            <text:p>45.1631810773621</text:p>
          </table:table-cell>
          <table:table-cell office:value-type="float" office:value="-70.4992812322175" calcext:value-type="float">
            <text:p>-70.4992812322175</text:p>
          </table:table-cell>
          <table:table-cell office:value-type="float" office:value="45.1631810773621" calcext:value-type="float">
            <text:p>45.163181077362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Apple Orchard Mountain</text:p>
          </table:table-cell>
          <table:table-cell office:value-type="float" office:value="1287" calcext:value-type="float">
            <text:p>1287</text:p>
          </table:table-cell>
          <table:table-cell office:value-type="float" office:value="1063" calcext:value-type="float">
            <text:p>1063</text:p>
          </table:table-cell>
          <table:table-cell office:value-type="float" office:value="857" calcext:value-type="float">
            <text:p>857</text:p>
          </table:table-cell>
          <table:table-cell office:value-type="float" office:value="37.5172222222222" calcext:value-type="float">
            <text:p>37.5172222222222</text:p>
          </table:table-cell>
          <table:table-cell office:value-type="float" office:value="-79.5111111111111" calcext:value-type="float">
            <text:p>-79.5111111111111</text:p>
          </table:table-cell>
          <table:table-cell office:value-type="float" office:value="-79.6645742584583" calcext:value-type="float">
            <text:p>-79.6645742584583</text:p>
          </table:table-cell>
          <table:table-cell office:value-type="float" office:value="37.6383519663742" calcext:value-type="float">
            <text:p>37.6383519663742</text:p>
          </table:table-cell>
          <table:table-cell office:value-type="float" office:value="-79.6645742584583" calcext:value-type="float">
            <text:p>-79.6645742584583</text:p>
          </table:table-cell>
          <table:table-cell office:value-type="float" office:value="37.6383519663742" calcext:value-type="float">
            <text:p>37.638351966374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naka Mountain</text:p>
          </table:table-cell>
          <table:table-cell office:value-type="float" office:value="1576" calcext:value-type="float">
            <text:p>1576</text:p>
          </table:table-cell>
          <table:table-cell office:value-type="float" office:value="1056" calcext:value-type="float">
            <text:p>1056</text:p>
          </table:table-cell>
          <table:table-cell office:value-type="float" office:value="791" calcext:value-type="float">
            <text:p>791</text:p>
          </table:table-cell>
          <table:table-cell office:value-type="float" office:value="36.1338888888889" calcext:value-type="float">
            <text:p>36.1338888888889</text:p>
          </table:table-cell>
          <table:table-cell office:value-type="float" office:value="-82.2969444444444" calcext:value-type="float">
            <text:p>-82.2969444444444</text:p>
          </table:table-cell>
          <table:table-cell office:value-type="float" office:value="-82.481212604106" calcext:value-type="float">
            <text:p>-82.481212604106</text:p>
          </table:table-cell>
          <table:table-cell office:value-type="float" office:value="36.2819508913231" calcext:value-type="float">
            <text:p>36.2819508913231</text:p>
          </table:table-cell>
          <table:table-cell office:value-type="float" office:value="-82.2975556338325" calcext:value-type="float">
            <text:p>-82.2975556338325</text:p>
          </table:table-cell>
          <table:table-cell office:value-type="float" office:value="36.1536704882798" calcext:value-type="float">
            <text:p>36.153670488279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Mount Ellen</text:p>
          </table:table-cell>
          <table:table-cell office:value-type="float" office:value="1244" calcext:value-type="float">
            <text:p>1244</text:p>
          </table:table-cell>
          <table:table-cell office:value-type="float" office:value="1056" calcext:value-type="float">
            <text:p>1056</text:p>
          </table:table-cell>
          <table:table-cell office:value-type="float" office:value="777" calcext:value-type="float">
            <text:p>777</text:p>
          </table:table-cell>
          <table:table-cell office:value-type="float" office:value="44.15995" calcext:value-type="float">
            <text:p>44.15995</text:p>
          </table:table-cell>
          <table:table-cell office:value-type="float" office:value="-72.92898" calcext:value-type="float">
            <text:p>-72.92898</text:p>
          </table:table-cell>
          <table:table-cell office:value-type="float" office:value="-72.9868" calcext:value-type="float">
            <text:p>-72.9868</text:p>
          </table:table-cell>
          <table:table-cell office:value-type="float" office:value="44.13923" calcext:value-type="float">
            <text:p>44.13923</text:p>
          </table:table-cell>
          <table:table-cell office:value-type="float" office:value="-72.91494" calcext:value-type="float">
            <text:p>-72.91494</text:p>
          </table:table-cell>
          <table:table-cell office:value-type="float" office:value="44.16399" calcext:value-type="float">
            <text:p>44.1639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The Priest</text:p>
          </table:table-cell>
          <table:table-cell office:value-type="float" office:value="1240" calcext:value-type="float">
            <text:p>1240</text:p>
          </table:table-cell>
          <table:table-cell office:value-type="float" office:value="1042" calcext:value-type="float">
            <text:p>1042</text:p>
          </table:table-cell>
          <table:table-cell office:value-type="float" office:value="929" calcext:value-type="float">
            <text:p>929</text:p>
          </table:table-cell>
          <table:table-cell office:value-type="float" office:value="37.8197222222222" calcext:value-type="float">
            <text:p>37.8197222222222</text:p>
          </table:table-cell>
          <table:table-cell office:value-type="float" office:value="-79.0622222222222" calcext:value-type="float">
            <text:p>-79.0622222222222</text:p>
          </table:table-cell>
          <table:table-cell office:value-type="float" office:value="-79.2109558535078" calcext:value-type="float">
            <text:p>-79.2109558535078</text:p>
          </table:table-cell>
          <table:table-cell office:value-type="float" office:value="37.9360765008235" calcext:value-type="float">
            <text:p>37.9360765008235</text:p>
          </table:table-cell>
          <table:table-cell office:value-type="float" office:value="-79.0403597719787" calcext:value-type="float">
            <text:p>-79.0403597719787</text:p>
          </table:table-cell>
          <table:table-cell office:value-type="float" office:value="37.8167920824617" calcext:value-type="float">
            <text:p>37.816792082461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Hawksbill</text:p>
          </table:table-cell>
          <table:table-cell office:value-type="float" office:value="1234" calcext:value-type="float">
            <text:p>1234</text:p>
          </table:table-cell>
          <table:table-cell office:value-type="float" office:value="1034" calcext:value-type="float">
            <text:p>1034</text:p>
          </table:table-cell>
          <table:table-cell office:value-type="float" office:value="728" calcext:value-type="float">
            <text:p>728</text:p>
          </table:table-cell>
          <table:table-cell office:value-type="float" office:value="38.5552777777778" calcext:value-type="float">
            <text:p>38.5552777777778</text:p>
          </table:table-cell>
          <table:table-cell office:value-type="float" office:value="-78.3952777777778" calcext:value-type="float">
            <text:p>-78.3952777777778</text:p>
          </table:table-cell>
          <table:table-cell office:value-type="float" office:value="-78.5448326348078" calcext:value-type="float">
            <text:p>-78.5448326348078</text:p>
          </table:table-cell>
          <table:table-cell office:value-type="float" office:value="38.6721563041776" calcext:value-type="float">
            <text:p>38.6721563041776</text:p>
          </table:table-cell>
          <table:table-cell office:value-type="float" office:value="-78.412661072182" calcext:value-type="float">
            <text:p>-78.412661072182</text:p>
          </table:table-cell>
          <table:table-cell office:value-type="float" office:value="38.566401899207" calcext:value-type="float">
            <text:p>38.56640189920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Mount Rogers</text:p>
          </table:table-cell>
          <table:table-cell office:value-type="float" office:value="1741" calcext:value-type="float">
            <text:p>1741</text:p>
          </table:table-cell>
          <table:table-cell office:value-type="float" office:value="1000" calcext:value-type="float">
            <text:p>1000</text:p>
          </table:table-cell>
          <table:table-cell office:value-type="float" office:value="646" calcext:value-type="float">
            <text:p>646</text:p>
          </table:table-cell>
          <table:table-cell office:value-type="float" office:value="36.6601" calcext:value-type="float">
            <text:p>36.6601</text:p>
          </table:table-cell>
          <table:table-cell office:value-type="float" office:value="-81.5449" calcext:value-type="float">
            <text:p>-81.5449</text:p>
          </table:table-cell>
          <table:table-cell office:value-type="float" office:value="-81.7412032255115" calcext:value-type="float">
            <text:p>-81.7412032255115</text:p>
          </table:table-cell>
          <table:table-cell office:value-type="float" office:value="36.817500585856" calcext:value-type="float">
            <text:p>36.817500585856</text:p>
          </table:table-cell>
          <table:table-cell office:value-type="float" office:value="-81.5506608803136" calcext:value-type="float">
            <text:p>-81.5506608803136</text:p>
          </table:table-cell>
          <table:table-cell office:value-type="float" office:value="36.6689760171311" calcext:value-type="float">
            <text:p>36.668976017131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Spruce Knob</text:p>
          </table:table-cell>
          <table:table-cell office:value-type="float" office:value="1482" calcext:value-type="float">
            <text:p>1482</text:p>
          </table:table-cell>
          <table:table-cell office:value-type="float" office:value="932" calcext:value-type="float">
            <text:p>932</text:p>
          </table:table-cell>
          <table:table-cell office:value-type="float" office:value="648" calcext:value-type="float">
            <text:p>648</text:p>
          </table:table-cell>
          <table:table-cell office:value-type="float" office:value="38.69985" calcext:value-type="float">
            <text:p>38.69985</text:p>
          </table:table-cell>
          <table:table-cell office:value-type="float" office:value="-79.5329" calcext:value-type="float">
            <text:p>-79.5329</text:p>
          </table:table-cell>
          <table:table-cell office:value-type="float" office:value="-79.4897211648162" calcext:value-type="float">
            <text:p>-79.4897211648162</text:p>
          </table:table-cell>
          <table:table-cell office:value-type="float" office:value="38.7224075996509" calcext:value-type="float">
            <text:p>38.7224075996509</text:p>
          </table:table-cell>
          <table:table-cell office:value-type="float" office:value="-79.518473696338" calcext:value-type="float">
            <text:p>-79.518473696338</text:p>
          </table:table-cell>
          <table:table-cell office:value-type="float" office:value="38.6976420927806" calcext:value-type="float">
            <text:p>38.697642092780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Brasstown Bald</text:p>
          </table:table-cell>
          <table:table-cell office:value-type="float" office:value="1458" calcext:value-type="float">
            <text:p>1458</text:p>
          </table:table-cell>
          <table:table-cell office:value-type="float" office:value="895" calcext:value-type="float">
            <text:p>895</text:p>
          </table:table-cell>
          <table:table-cell office:value-type="float" office:value="753" calcext:value-type="float">
            <text:p>753</text:p>
          </table:table-cell>
          <table:table-cell office:value-type="float" office:value="34.8744" calcext:value-type="float">
            <text:p>34.8744</text:p>
          </table:table-cell>
          <table:table-cell office:value-type="float" office:value="-83.8111" calcext:value-type="float">
            <text:p>-83.8111</text:p>
          </table:table-cell>
          <table:table-cell office:value-type="float" office:value="-83.8269084239108" calcext:value-type="float">
            <text:p>-83.8269084239108</text:p>
          </table:table-cell>
          <table:table-cell office:value-type="float" office:value="34.8929227566207" calcext:value-type="float">
            <text:p>34.8929227566207</text:p>
          </table:table-cell>
          <table:table-cell office:value-type="float" office:value="-83.8187023234601" calcext:value-type="float">
            <text:p>-83.8187023234601</text:p>
          </table:table-cell>
          <table:table-cell office:value-type="float" office:value="34.8816560373756" calcext:value-type="float">
            <text:p>34.881656037375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Mount Porte Crayon</text:p>
          </table:table-cell>
          <table:table-cell office:value-type="float" office:value="1454" calcext:value-type="float">
            <text:p>1454</text:p>
          </table:table-cell>
          <table:table-cell office:value-type="float" office:value="871" calcext:value-type="float">
            <text:p>871</text:p>
          </table:table-cell>
          <table:table-cell office:value-type="float" office:value="594" calcext:value-type="float">
            <text:p>594</text:p>
          </table:table-cell>
          <table:table-cell office:value-type="float" office:value="38.9288888888889" calcext:value-type="float">
            <text:p>38.9288888888889</text:p>
          </table:table-cell>
          <table:table-cell office:value-type="float" office:value="-79.4561111111111" calcext:value-type="float">
            <text:p>-79.4561111111111</text:p>
          </table:table-cell>
          <table:table-cell office:value-type="float" office:value="-79.6319089246816" calcext:value-type="float">
            <text:p>-79.6319089246816</text:p>
          </table:table-cell>
          <table:table-cell office:value-type="float" office:value="39.0641890542605" calcext:value-type="float">
            <text:p>39.0641890542605</text:p>
          </table:table-cell>
          <table:table-cell office:value-type="float" office:value="-79.4124694706133" calcext:value-type="float">
            <text:p>-79.4124694706133</text:p>
          </table:table-cell>
          <table:table-cell office:value-type="float" office:value="38.9156842238623" calcext:value-type="float">
            <text:p>38.915684223862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Mount Greylock</text:p>
          </table:table-cell>
          <table:table-cell office:value-type="float" office:value="1063" calcext:value-type="float">
            <text:p>1063</text:p>
          </table:table-cell>
          <table:table-cell office:value-type="float" office:value="862" calcext:value-type="float">
            <text:p>862</text:p>
          </table:table-cell>
          <table:table-cell office:value-type="float" office:value="742" calcext:value-type="float">
            <text:p>742</text:p>
          </table:table-cell>
          <table:table-cell office:value-type="float" office:value="42.6373" calcext:value-type="float">
            <text:p>42.6373</text:p>
          </table:table-cell>
          <table:table-cell office:value-type="float" office:value="-73.1659" calcext:value-type="float">
            <text:p>-73.1659</text:p>
          </table:table-cell>
          <table:table-cell office:value-type="float" office:value="-73.141815081064" calcext:value-type="float">
            <text:p>-73.141815081064</text:p>
          </table:table-cell>
          <table:table-cell office:value-type="float" office:value="42.6505754984406" calcext:value-type="float">
            <text:p>42.6505754984406</text:p>
          </table:table-cell>
          <table:table-cell office:value-type="float" office:value="-73.1540133999262" calcext:value-type="float">
            <text:p>-73.1540133999262</text:p>
          </table:table-cell>
          <table:table-cell office:value-type="float" office:value="42.6325732961965" calcext:value-type="float">
            <text:p>42.632573296196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Cross Mountain</text:p>
          </table:table-cell>
          <table:table-cell office:value-type="float" office:value="1077" calcext:value-type="float">
            <text:p>1077</text:p>
          </table:table-cell>
          <table:table-cell office:value-type="float" office:value="815" calcext:value-type="float">
            <text:p>815</text:p>
          </table:table-cell>
          <table:table-cell office:value-type="float" office:value="732" calcext:value-type="float">
            <text:p>732</text:p>
          </table:table-cell>
          <table:table-cell office:value-type="float" office:value="36.1983333333333" calcext:value-type="float">
            <text:p>36.1983333333333</text:p>
          </table:table-cell>
          <table:table-cell office:value-type="float" office:value="-84.2305555555556" calcext:value-type="float">
            <text:p>-84.2305555555556</text:p>
          </table:table-cell>
          <table:table-cell office:value-type="float" office:value="-84.3408151841152" calcext:value-type="float">
            <text:p>-84.3408151841152</text:p>
          </table:table-cell>
          <table:table-cell office:value-type="float" office:value="36.2892587203438" calcext:value-type="float">
            <text:p>36.2892587203438</text:p>
          </table:table-cell>
          <table:table-cell office:value-type="float" office:value="-84.2183809823971" calcext:value-type="float">
            <text:p>-84.2183809823971</text:p>
          </table:table-cell>
          <table:table-cell office:value-type="float" office:value="36.1946828313828" calcext:value-type="float">
            <text:p>36.194682831382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Québec</text:p>
          </table:table-cell>
          <table:table-cell office:value-type="string" calcext:value-type="string">
            <text:p>Mont Jacques-Cartier</text:p>
          </table:table-cell>
          <table:table-cell office:value-type="float" office:value="1276" calcext:value-type="float">
            <text:p>1276</text:p>
          </table:table-cell>
          <table:table-cell office:value-type="float" office:value="803" calcext:value-type="float">
            <text:p>803</text:p>
          </table:table-cell>
          <table:table-cell office:value-type="float" office:value="533" calcext:value-type="float">
            <text:p>533</text:p>
          </table:table-cell>
          <table:table-cell office:value-type="float" office:value="48.9875611111111" calcext:value-type="float">
            <text:p>48.9875611111111</text:p>
          </table:table-cell>
          <table:table-cell office:value-type="float" office:value="-65.9481777777778" calcext:value-type="float">
            <text:p>-65.9481777777778</text:p>
          </table:table-cell>
          <table:table-cell office:value-type="float" office:value="-65.9843367716886" calcext:value-type="float">
            <text:p>-65.9843367716886</text:p>
          </table:table-cell>
          <table:table-cell office:value-type="float" office:value="49.0154756778424" calcext:value-type="float">
            <text:p>49.0154756778424</text:p>
          </table:table-cell>
          <table:table-cell office:value-type="float" office:value="-65.9262353209422" calcext:value-type="float">
            <text:p>-65.9262353209422</text:p>
          </table:table-cell>
          <table:table-cell office:value-type="float" office:value="49.0177272449493" calcext:value-type="float">
            <text:p>49.017727244949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Black Mountain</text:p>
          </table:table-cell>
          <table:table-cell office:value-type="float" office:value="1262" calcext:value-type="float">
            <text:p>1262</text:p>
          </table:table-cell>
          <table:table-cell office:value-type="float" office:value="742" calcext:value-type="float">
            <text:p>742</text:p>
          </table:table-cell>
          <table:table-cell office:value-type="float" office:value="502" calcext:value-type="float">
            <text:p>502</text:p>
          </table:table-cell>
          <table:table-cell office:value-type="float" office:value="36.9142" calcext:value-type="float">
            <text:p>36.9142</text:p>
          </table:table-cell>
          <table:table-cell office:value-type="float" office:value="-82.8938" calcext:value-type="float">
            <text:p>-82.8938</text:p>
          </table:table-cell>
          <table:table-cell office:value-type="float" office:value="-83.0271339243622" calcext:value-type="float">
            <text:p>-83.0271339243622</text:p>
          </table:table-cell>
          <table:table-cell office:value-type="float" office:value="37.0212198981485" calcext:value-type="float">
            <text:p>37.0212198981485</text:p>
          </table:table-cell>
          <table:table-cell office:value-type="float" office:value="-82.931564459634" calcext:value-type="float">
            <text:p>-82.931564459634</text:p>
          </table:table-cell>
          <table:table-cell office:value-type="float" office:value="36.9199159689833" calcext:value-type="float">
            <text:p>36.919915968983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Québec</text:p>
          </table:table-cell>
          <table:table-cell office:value-type="string" calcext:value-type="string">
            <text:p>Mont Raoul-Blanchard</text:p>
          </table:table-cell>
          <table:table-cell office:value-type="float" office:value="1175" calcext:value-type="float">
            <text:p>1175</text:p>
          </table:table-cell>
          <table:table-cell office:value-type="float" office:value="736" calcext:value-type="float">
            <text:p>736</text:p>
          </table:table-cell>
          <table:table-cell office:value-type="float" office:value="509" calcext:value-type="float">
            <text:p>509</text:p>
          </table:table-cell>
          <table:table-cell office:value-type="float" office:value="47.3097222222222" calcext:value-type="float">
            <text:p>47.3097222222222</text:p>
          </table:table-cell>
          <table:table-cell office:value-type="float" office:value="-70.8317111111111" calcext:value-type="float">
            <text:p>-70.8317111111111</text:p>
          </table:table-cell>
          <table:table-cell office:value-type="float" office:value="-71.0096562566529" calcext:value-type="float">
            <text:p>-71.0096562566529</text:p>
          </table:table-cell>
          <table:table-cell office:value-type="float" office:value="47.4294377095905" calcext:value-type="float">
            <text:p>47.4294377095905</text:p>
          </table:table-cell>
          <table:table-cell office:value-type="float" office:value="-71.0096562566529" calcext:value-type="float">
            <text:p>-71.0096562566529</text:p>
          </table:table-cell>
          <table:table-cell office:value-type="float" office:value="47.4294377095905" calcext:value-type="float">
            <text:p>47.429437709590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Québec</text:p>
          </table:table-cell>
          <table:table-cell office:value-type="string" calcext:value-type="string">
            <text:p>Mont Tremblant</text:p>
          </table:table-cell>
          <table:table-cell office:value-type="float" office:value="932" calcext:value-type="float">
            <text:p>932</text:p>
          </table:table-cell>
          <table:table-cell office:value-type="float" office:value="717" calcext:value-type="float">
            <text:p>717</text:p>
          </table:table-cell>
          <table:table-cell office:value-type="float" office:value="386" calcext:value-type="float">
            <text:p>386</text:p>
          </table:table-cell>
          <table:table-cell office:value-type="float" office:value="46.2488888888889" calcext:value-type="float">
            <text:p>46.2488888888889</text:p>
          </table:table-cell>
          <table:table-cell office:value-type="float" office:value="-74.5594444444444" calcext:value-type="float">
            <text:p>-74.5594444444444</text:p>
          </table:table-cell>
          <table:table-cell office:value-type="float" office:value="-74.684977994915" calcext:value-type="float">
            <text:p>-74.684977994915</text:p>
          </table:table-cell>
          <table:table-cell office:value-type="float" office:value="46.3372987841229" calcext:value-type="float">
            <text:p>46.3372987841229</text:p>
          </table:table-cell>
          <table:table-cell office:value-type="float" office:value="-74.5323999880287" calcext:value-type="float">
            <text:p>-74.5323999880287</text:p>
          </table:table-cell>
          <table:table-cell office:value-type="float" office:value="46.2631448973082" calcext:value-type="float">
            <text:p>46.263144897308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Sassafras Mountain</text:p>
          </table:table-cell>
          <table:table-cell office:value-type="float" office:value="1083" calcext:value-type="float">
            <text:p>1083</text:p>
          </table:table-cell>
          <table:table-cell office:value-type="float" office:value="693" calcext:value-type="float">
            <text:p>693</text:p>
          </table:table-cell>
          <table:table-cell office:value-type="float" office:value="369" calcext:value-type="float">
            <text:p>369</text:p>
          </table:table-cell>
          <table:table-cell office:value-type="float" office:value="35.0651" calcext:value-type="float">
            <text:p>35.0651</text:p>
          </table:table-cell>
          <table:table-cell office:value-type="float" office:value="-82.7773" calcext:value-type="float">
            <text:p>-82.7773</text:p>
          </table:table-cell>
          <table:table-cell office:value-type="float" office:value="-82.9021602521153" calcext:value-type="float">
            <text:p>-82.9021602521153</text:p>
          </table:table-cell>
          <table:table-cell office:value-type="float" office:value="35.1675665648308" calcext:value-type="float">
            <text:p>35.1675665648308</text:p>
          </table:table-cell>
          <table:table-cell office:value-type="float" office:value="-82.9021602521153" calcext:value-type="float">
            <text:p>-82.9021602521153</text:p>
          </table:table-cell>
          <table:table-cell office:value-type="float" office:value="35.1675665648308" calcext:value-type="float">
            <text:p>35.167566564830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Hogback Mountain</text:p>
          </table:table-cell>
          <table:table-cell office:value-type="float" office:value="982" calcext:value-type="float">
            <text:p>982</text:p>
          </table:table-cell>
          <table:table-cell office:value-type="float" office:value="692" calcext:value-type="float">
            <text:p>692</text:p>
          </table:table-cell>
          <table:table-cell office:value-type="float" office:value="622" calcext:value-type="float">
            <text:p>622</text:p>
          </table:table-cell>
          <table:table-cell office:value-type="float" office:value="35.17" calcext:value-type="float">
            <text:p>35.17</text:p>
          </table:table-cell>
          <table:table-cell office:value-type="float" office:value="-82.2905555555556" calcext:value-type="float">
            <text:p>-82.2905555555556</text:p>
          </table:table-cell>
          <table:table-cell office:value-type="float" office:value="-82.2671223834185" calcext:value-type="float">
            <text:p>-82.2671223834185</text:p>
          </table:table-cell>
          <table:table-cell office:value-type="float" office:value="35.159947583467" calcext:value-type="float">
            <text:p>35.159947583467</text:p>
          </table:table-cell>
          <table:table-cell office:value-type="float" office:value="-82.2863299015076" calcext:value-type="float">
            <text:p>-82.2863299015076</text:p>
          </table:table-cell>
          <table:table-cell office:value-type="float" office:value="35.1599497665179" calcext:value-type="float">
            <text:p>35.159949766517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Dans Mountain</text:p>
          </table:table-cell>
          <table:table-cell office:value-type="float" office:value="882" calcext:value-type="float">
            <text:p>882</text:p>
          </table:table-cell>
          <table:table-cell office:value-type="float" office:value="684" calcext:value-type="float">
            <text:p>684</text:p>
          </table:table-cell>
          <table:table-cell office:value-type="float" office:value="536" calcext:value-type="float">
            <text:p>536</text:p>
          </table:table-cell>
          <table:table-cell office:value-type="float" office:value="39.5816666666667" calcext:value-type="float">
            <text:p>39.5816666666667</text:p>
          </table:table-cell>
          <table:table-cell office:value-type="float" office:value="-78.8975" calcext:value-type="float">
            <text:p>-78.8975</text:p>
          </table:table-cell>
          <table:table-cell office:value-type="float" office:value="-79.0052382127179" calcext:value-type="float">
            <text:p>-79.0052382127179</text:p>
          </table:table-cell>
          <table:table-cell office:value-type="float" office:value="39.6649748269358" calcext:value-type="float">
            <text:p>39.6649748269358</text:p>
          </table:table-cell>
          <table:table-cell office:value-type="float" office:value="-78.8858028234598" calcext:value-type="float">
            <text:p>-78.8858028234598</text:p>
          </table:table-cell>
          <table:table-cell office:value-type="float" office:value="39.5772076808413" calcext:value-type="float">
            <text:p>39.577207680841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Frozen Head</text:p>
          </table:table-cell>
          <table:table-cell office:value-type="float" office:value="1013" calcext:value-type="float">
            <text:p>1013</text:p>
          </table:table-cell>
          <table:table-cell office:value-type="float" office:value="619" calcext:value-type="float">
            <text:p>619</text:p>
          </table:table-cell>
          <table:table-cell office:value-type="float" office:value="566" calcext:value-type="float">
            <text:p>566</text:p>
          </table:table-cell>
          <table:table-cell office:value-type="float" office:value="36.1225" calcext:value-type="float">
            <text:p>36.1225</text:p>
          </table:table-cell>
          <table:table-cell office:value-type="float" office:value="-84.4577777777778" calcext:value-type="float">
            <text:p>-84.4577777777778</text:p>
          </table:table-cell>
          <table:table-cell office:value-type="float" office:value="-84.4650516161251" calcext:value-type="float">
            <text:p>-84.4650516161251</text:p>
          </table:table-cell>
          <table:table-cell office:value-type="float" office:value="36.1008255076439" calcext:value-type="float">
            <text:p>36.1008255076439</text:p>
          </table:table-cell>
          <table:table-cell office:value-type="float" office:value="-84.4511691145359" calcext:value-type="float">
            <text:p>-84.4511691145359</text:p>
          </table:table-cell>
          <table:table-cell office:value-type="float" office:value="36.1143438060524" calcext:value-type="float">
            <text:p>36.1143438060524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Tuscarora Mountain</text:p>
          </table:table-cell>
          <table:table-cell office:value-type="float" office:value="750" calcext:value-type="float">
            <text:p>750</text:p>
          </table:table-cell>
          <table:table-cell office:value-type="float" office:value="572" calcext:value-type="float">
            <text:p>572</text:p>
          </table:table-cell>
          <table:table-cell office:value-type="float" office:value="502" calcext:value-type="float">
            <text:p>502</text:p>
          </table:table-cell>
          <table:table-cell office:value-type="float" office:value="39.9502777777778" calcext:value-type="float">
            <text:p>39.9502777777778</text:p>
          </table:table-cell>
          <table:table-cell office:value-type="float" office:value="-77.9369444444444" calcext:value-type="float">
            <text:p>-77.9369444444444</text:p>
          </table:table-cell>
          <table:table-cell office:value-type="float" office:value="-78.0297806984295" calcext:value-type="float">
            <text:p>-78.0297806984295</text:p>
          </table:table-cell>
          <table:table-cell office:value-type="float" office:value="40.0229660545533" calcext:value-type="float">
            <text:p>40.0229660545533</text:p>
          </table:table-cell>
          <table:table-cell office:value-type="float" office:value="-77.9243659483597" calcext:value-type="float">
            <text:p>-77.9243659483597</text:p>
          </table:table-cell>
          <table:table-cell office:value-type="float" office:value="39.9441978517164" calcext:value-type="float">
            <text:p>39.9441978517164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New Brunswick</text:p>
          </table:table-cell>
          <table:table-cell office:value-type="string" calcext:value-type="string">
            <text:p>Mount Carleton</text:p>
          </table:table-cell>
          <table:table-cell office:value-type="float" office:value="820" calcext:value-type="float">
            <text:p>820</text:p>
          </table:table-cell>
          <table:table-cell office:value-type="float" office:value="570" calcext:value-type="float">
            <text:p>570</text:p>
          </table:table-cell>
          <table:table-cell office:value-type="float" office:value="326" calcext:value-type="float">
            <text:p>326</text:p>
          </table:table-cell>
          <table:table-cell office:value-type="float" office:value="47.3780277777778" calcext:value-type="float">
            <text:p>47.3780277777778</text:p>
          </table:table-cell>
          <table:table-cell office:value-type="float" office:value="-66.8761055555555" calcext:value-type="float">
            <text:p>-66.8761055555555</text:p>
          </table:table-cell>
          <table:table-cell office:value-type="float" office:value="-66.9833149906637" calcext:value-type="float">
            <text:p>-66.9833149906637</text:p>
          </table:table-cell>
          <table:table-cell office:value-type="float" office:value="47.4514180837289" calcext:value-type="float">
            <text:p>47.4514180837289</text:p>
          </table:table-cell>
          <table:table-cell office:value-type="float" office:value="-66.9037180237958" calcext:value-type="float">
            <text:p>-66.9037180237958</text:p>
          </table:table-cell>
          <table:table-cell office:value-type="float" office:value="47.3840058438765" calcext:value-type="float">
            <text:p>47.384005843876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Shade Mountain - Snyder County High Point</text:p>
          </table:table-cell>
          <table:table-cell office:value-type="float" office:value="667" calcext:value-type="float">
            <text:p>667</text:p>
          </table:table-cell>
          <table:table-cell office:value-type="float" office:value="476" calcext:value-type="float">
            <text:p>476</text:p>
          </table:table-cell>
          <table:table-cell office:value-type="float" office:value="234" calcext:value-type="float">
            <text:p>234</text:p>
          </table:table-cell>
          <table:table-cell office:value-type="float" office:value="40.6988888888889" calcext:value-type="float">
            <text:p>40.6988888888889</text:p>
          </table:table-cell>
          <table:table-cell office:value-type="float" office:value="-77.2216666666667" calcext:value-type="float">
            <text:p>-77.2216666666667</text:p>
          </table:table-cell>
          <table:table-cell office:value-type="float" office:value="-77.2173466301387" calcext:value-type="float">
            <text:p>-77.2173466301387</text:p>
          </table:table-cell>
          <table:table-cell office:value-type="float" office:value="40.7201858460407" calcext:value-type="float">
            <text:p>40.7201858460407</text:p>
          </table:table-cell>
          <table:table-cell office:value-type="float" office:value="-77.3061685153623" calcext:value-type="float">
            <text:p>-77.3061685153623</text:p>
          </table:table-cell>
          <table:table-cell office:value-type="float" office:value="40.7629291216355" calcext:value-type="float">
            <text:p>40.762929121635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Cadillac Mountain</text:p>
          </table:table-cell>
          <table:table-cell office:value-type="float" office:value="466" calcext:value-type="float">
            <text:p>466</text:p>
          </table:table-cell>
          <table:table-cell office:value-type="float" office:value="464" calcext:value-type="float">
            <text:p>464</text:p>
          </table:table-cell>
          <table:table-cell office:value-type="float" office:value="360" calcext:value-type="float">
            <text:p>360</text:p>
          </table:table-cell>
          <table:table-cell office:value-type="float" office:value="44.3513888888889" calcext:value-type="float">
            <text:p>44.3513888888889</text:p>
          </table:table-cell>
          <table:table-cell office:value-type="float" office:value="-68.2266666666667" calcext:value-type="float">
            <text:p>-68.2266666666667</text:p>
          </table:table-cell>
          <table:table-cell office:value-type="float" office:value="-68.2865985963466" calcext:value-type="float">
            <text:p>-68.2865985963466</text:p>
          </table:table-cell>
          <table:table-cell office:value-type="float" office:value="44.3938950247836" calcext:value-type="float">
            <text:p>44.3938950247836</text:p>
          </table:table-cell>
          <table:table-cell office:value-type="float" office:value="-68.2332510050993" calcext:value-type="float">
            <text:p>-68.2332510050993</text:p>
          </table:table-cell>
          <table:table-cell office:value-type="float" office:value="44.3489138723944" calcext:value-type="float">
            <text:p>44.3489138723944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Cheaha Mountain</text:p>
          </table:table-cell>
          <table:table-cell office:value-type="float" office:value="733" calcext:value-type="float">
            <text:p>733</text:p>
          </table:table-cell>
          <table:table-cell office:value-type="float" office:value="460" calcext:value-type="float">
            <text:p>460</text:p>
          </table:table-cell>
          <table:table-cell office:value-type="float" office:value="337" calcext:value-type="float">
            <text:p>337</text:p>
          </table:table-cell>
          <table:table-cell office:value-type="float" office:value="33.4854" calcext:value-type="float">
            <text:p>33.4854</text:p>
          </table:table-cell>
          <table:table-cell office:value-type="float" office:value="-85.8086" calcext:value-type="float">
            <text:p>-85.8086</text:p>
          </table:table-cell>
          <table:table-cell office:value-type="float" office:value="-85.8242580776613" calcext:value-type="float">
            <text:p>-85.8242580776613</text:p>
          </table:table-cell>
          <table:table-cell office:value-type="float" office:value="33.4993288125763" calcext:value-type="float">
            <text:p>33.4993288125763</text:p>
          </table:table-cell>
          <table:table-cell office:value-type="float" office:value="-85.816186511077" calcext:value-type="float">
            <text:p>-85.816186511077</text:p>
          </table:table-cell>
          <table:table-cell office:value-type="float" office:value="33.4948215407505" calcext:value-type="float">
            <text:p>33.494821540750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Quirauk Mountain</text:p>
          </table:table-cell>
          <table:table-cell office:value-type="float" office:value="652" calcext:value-type="float">
            <text:p>652</text:p>
          </table:table-cell>
          <table:table-cell office:value-type="float" office:value="452" calcext:value-type="float">
            <text:p>452</text:p>
          </table:table-cell>
          <table:table-cell office:value-type="float" office:value="194" calcext:value-type="float">
            <text:p>194</text:p>
          </table:table-cell>
          <table:table-cell office:value-type="float" office:value="39.6966666666667" calcext:value-type="float">
            <text:p>39.6966666666667</text:p>
          </table:table-cell>
          <table:table-cell office:value-type="float" office:value="-77.5125" calcext:value-type="float">
            <text:p>-77.5125</text:p>
          </table:table-cell>
          <table:table-cell office:value-type="float" office:value="-77.5298148010652" calcext:value-type="float">
            <text:p>-77.5298148010652</text:p>
          </table:table-cell>
          <table:table-cell office:value-type="float" office:value="39.7013038080789" calcext:value-type="float">
            <text:p>39.7013038080789</text:p>
          </table:table-cell>
          <table:table-cell office:value-type="float" office:value="-77.5239841563818" calcext:value-type="float">
            <text:p>-77.5239841563818</text:p>
          </table:table-cell>
          <table:table-cell office:value-type="float" office:value="39.6968011941251" calcext:value-type="float">
            <text:p>39.696801194125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Québec</text:p>
          </table:table-cell>
          <table:table-cell office:value-type="string" calcext:value-type="string">
            <text:p>Mont Yapeitso</text:p>
          </table:table-cell>
          <table:table-cell office:value-type="float" office:value="1135" calcext:value-type="float">
            <text:p>1135</text:p>
          </table:table-cell>
          <table:table-cell office:value-type="float" office:value="451" calcext:value-type="float">
            <text:p>451</text:p>
          </table:table-cell>
          <table:table-cell office:value-type="float" office:value="408" calcext:value-type="float">
            <text:p>408</text:p>
          </table:table-cell>
          <table:table-cell office:value-type="float" office:value="52.3223" calcext:value-type="float">
            <text:p>52.3223</text:p>
          </table:table-cell>
          <table:table-cell office:value-type="float" office:value="-70.4451" calcext:value-type="float">
            <text:p>-70.4451</text:p>
          </table:table-cell>
          <table:table-cell office:value-type="float" office:value="-70.5939008127995" calcext:value-type="float">
            <text:p>-70.5939008127995</text:p>
          </table:table-cell>
          <table:table-cell office:value-type="float" office:value="52.4131981128727" calcext:value-type="float">
            <text:p>52.4131981128727</text:p>
          </table:table-cell>
          <table:table-cell office:value-type="float" office:value="-70.4432664854208" calcext:value-type="float">
            <text:p>-70.4432664854208</text:p>
          </table:table-cell>
          <table:table-cell office:value-type="float" office:value="52.3279167735015" calcext:value-type="float">
            <text:p>52.327916773501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Mount Tammany</text:p>
          </table:table-cell>
          <table:table-cell office:value-type="float" office:value="464" calcext:value-type="float">
            <text:p>464</text:p>
          </table:table-cell>
          <table:table-cell office:value-type="float" office:value="377" calcext:value-type="float">
            <text:p>377</text:p>
          </table:table-cell>
          <table:table-cell office:value-type="float" office:value="371" calcext:value-type="float">
            <text:p>371</text:p>
          </table:table-cell>
          <table:table-cell office:value-type="float" office:value="40.9697222222222" calcext:value-type="float">
            <text:p>40.9697222222222</text:p>
          </table:table-cell>
          <table:table-cell office:value-type="float" office:value="-75.1105555555555" calcext:value-type="float">
            <text:p>-75.1105555555555</text:p>
          </table:table-cell>
          <table:table-cell office:value-type="float" office:value="-75.1712463744733" calcext:value-type="float">
            <text:p>-75.1712463744733</text:p>
          </table:table-cell>
          <table:table-cell office:value-type="float" office:value="41.0160352412131" calcext:value-type="float">
            <text:p>41.0160352412131</text:p>
          </table:table-cell>
          <table:table-cell office:value-type="float" office:value="-75.1147729660399" calcext:value-type="float">
            <text:p>-75.1147729660399</text:p>
          </table:table-cell>
          <table:table-cell office:value-type="float" office:value="40.9687766471826" calcext:value-type="float">
            <text:p>40.968776647182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High Point</text:p>
          </table:table-cell>
          <table:table-cell office:value-type="float" office:value="549" calcext:value-type="float">
            <text:p>549</text:p>
          </table:table-cell>
          <table:table-cell office:value-type="float" office:value="373" calcext:value-type="float">
            <text:p>373</text:p>
          </table:table-cell>
          <table:table-cell office:value-type="float" office:value="198" calcext:value-type="float">
            <text:p>198</text:p>
          </table:table-cell>
          <table:table-cell office:value-type="float" office:value="41.3209" calcext:value-type="float">
            <text:p>41.3209</text:p>
          </table:table-cell>
          <table:table-cell office:value-type="float" office:value="-74.6616" calcext:value-type="float">
            <text:p>-74.6616</text:p>
          </table:table-cell>
          <table:table-cell office:value-type="float" office:value="-74.6730087040098" calcext:value-type="float">
            <text:p>-74.6730087040098</text:p>
          </table:table-cell>
          <table:table-cell office:value-type="float" office:value="41.3348108004083" calcext:value-type="float">
            <text:p>41.3348108004083</text:p>
          </table:table-cell>
          <table:table-cell office:value-type="float" office:value="-74.6550899450355" calcext:value-type="float">
            <text:p>-74.6550899450355</text:p>
          </table:table-cell>
          <table:table-cell office:value-type="float" office:value="41.328058091789" calcext:value-type="float">
            <text:p>41.32805809178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Québec</text:p>
          </table:table-cell>
          <table:table-cell office:value-type="string" calcext:value-type="string">
            <text:p>Mont Veyrier</text:p>
          </table:table-cell>
          <table:table-cell office:value-type="float" office:value="1104" calcext:value-type="float">
            <text:p>1104</text:p>
          </table:table-cell>
          <table:table-cell office:value-type="float" office:value="362" calcext:value-type="float">
            <text:p>362</text:p>
          </table:table-cell>
          <table:table-cell office:value-type="float" office:value="310" calcext:value-type="float">
            <text:p>310</text:p>
          </table:table-cell>
          <table:table-cell office:value-type="float" office:value="51.5309" calcext:value-type="float">
            <text:p>51.5309</text:p>
          </table:table-cell>
          <table:table-cell office:value-type="float" office:value="-68.0763" calcext:value-type="float">
            <text:p>-68.0763</text:p>
          </table:table-cell>
          <table:table-cell office:value-type="float" office:value="-68.2339350301875" calcext:value-type="float">
            <text:p>-68.2339350301875</text:p>
          </table:table-cell>
          <table:table-cell office:value-type="float" office:value="51.6304267369445" calcext:value-type="float">
            <text:p>51.6304267369445</text:p>
          </table:table-cell>
          <table:table-cell office:value-type="float" office:value="-68.2339350301875" calcext:value-type="float">
            <text:p>-68.2339350301875</text:p>
          </table:table-cell>
          <table:table-cell office:value-type="float" office:value="51.6304267369445" calcext:value-type="float">
            <text:p>51.630426736944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North Preston Hill</text:p>
          </table:table-cell>
          <table:table-cell office:value-type="float" office:value="441" calcext:value-type="float">
            <text:p>441</text:p>
          </table:table-cell>
          <table:table-cell office:value-type="float" office:value="329" calcext:value-type="float">
            <text:p>329</text:p>
          </table:table-cell>
          <table:table-cell office:value-type="float" office:value="173" calcext:value-type="float">
            <text:p>173</text:p>
          </table:table-cell>
          <table:table-cell office:value-type="float" office:value="41.7208333333333" calcext:value-type="float">
            <text:p>41.7208333333333</text:p>
          </table:table-cell>
          <table:table-cell office:value-type="float" office:value="-73.5133333333333" calcext:value-type="float">
            <text:p>-73.5133333333333</text:p>
          </table:table-cell>
          <table:table-cell office:value-type="float" office:value="-73.5719585533947" calcext:value-type="float">
            <text:p>-73.5719585533947</text:p>
          </table:table-cell>
          <table:table-cell office:value-type="float" office:value="41.7647103707775" calcext:value-type="float">
            <text:p>41.7647103707775</text:p>
          </table:table-cell>
          <table:table-cell office:value-type="float" office:value="-73.4998148102032" calcext:value-type="float">
            <text:p>-73.4998148102032</text:p>
          </table:table-cell>
          <table:table-cell office:value-type="float" office:value="41.7152053424572" calcext:value-type="float">
            <text:p>41.715205342457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Hoye-Crest</text:p>
          </table:table-cell>
          <table:table-cell office:value-type="float" office:value="1027" calcext:value-type="float">
            <text:p>1027</text:p>
          </table:table-cell>
          <table:table-cell office:value-type="float" office:value="296" calcext:value-type="float">
            <text:p>296</text:p>
          </table:table-cell>
          <table:table-cell office:value-type="float" office:value="222" calcext:value-type="float">
            <text:p>222</text:p>
          </table:table-cell>
          <table:table-cell office:value-type="float" office:value="39.2374" calcext:value-type="float">
            <text:p>39.2374</text:p>
          </table:table-cell>
          <table:table-cell office:value-type="float" office:value="-79.4855" calcext:value-type="float">
            <text:p>-79.4855</text:p>
          </table:table-cell>
          <table:table-cell office:value-type="float" office:value="-79.5022364826469" calcext:value-type="float">
            <text:p>-79.5022364826469</text:p>
          </table:table-cell>
          <table:table-cell office:value-type="float" office:value="39.2356423549308" calcext:value-type="float">
            <text:p>39.2356423549308</text:p>
          </table:table-cell>
          <table:table-cell office:value-type="float" office:value="-79.6095474511114" calcext:value-type="float">
            <text:p>-79.6095474511114</text:p>
          </table:table-cell>
          <table:table-cell office:value-type="float" office:value="39.3346583419245" calcext:value-type="float">
            <text:p>39.334658341924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Mount Davis</text:p>
          </table:table-cell>
          <table:table-cell office:value-type="float" office:value="979" calcext:value-type="float">
            <text:p>979</text:p>
          </table:table-cell>
          <table:table-cell office:value-type="float" office:value="269" calcext:value-type="float">
            <text:p>269</text:p>
          </table:table-cell>
          <table:table-cell office:value-type="float" office:value="267" calcext:value-type="float">
            <text:p>267</text:p>
          </table:table-cell>
          <table:table-cell office:value-type="float" office:value="39.786" calcext:value-type="float">
            <text:p>39.786</text:p>
          </table:table-cell>
          <table:table-cell office:value-type="float" office:value="-79.1768" calcext:value-type="float">
            <text:p>-79.1768</text:p>
          </table:table-cell>
          <table:table-cell office:value-type="float" office:value="-79.2962107374029" calcext:value-type="float">
            <text:p>-79.2962107374029</text:p>
          </table:table-cell>
          <table:table-cell office:value-type="float" office:value="39.87857039379" calcext:value-type="float">
            <text:p>39.87857039379</text:p>
          </table:table-cell>
          <table:table-cell office:value-type="float" office:value="-79.2962107374029" calcext:value-type="float">
            <text:p>-79.2962107374029</text:p>
          </table:table-cell>
          <table:table-cell office:value-type="float" office:value="39.87857039379" calcext:value-type="float">
            <text:p>39.8785703937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Appalachians</text:p>
          </table:table-cell>
          <table:table-cell office:value-type="string" calcext:value-type="string">
            <text:p>Nova Scotia</text:p>
          </table:table-cell>
          <table:table-cell office:value-type="string" calcext:value-type="string">
            <text:p>White Hill</text:p>
          </table:table-cell>
          <table:table-cell office:value-type="float" office:value="535" calcext:value-type="float">
            <text:p>535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46.7040166666667" calcext:value-type="float">
            <text:p>46.7040166666667</text:p>
          </table:table-cell>
          <table:table-cell office:value-type="float" office:value="-60.5987555555556" calcext:value-type="float">
            <text:p>-60.5987555555556</text:p>
          </table:table-cell>
          <table:table-cell office:value-type="float" office:value="-60.6673999291035" calcext:value-type="float">
            <text:p>-60.6673999291035</text:p>
          </table:table-cell>
          <table:table-cell office:value-type="float" office:value="46.7512680246463" calcext:value-type="float">
            <text:p>46.7512680246463</text:p>
          </table:table-cell>
          <table:table-cell office:value-type="float" office:value="-60.6673999291035" calcext:value-type="float">
            <text:p>-60.6673999291035</text:p>
          </table:table-cell>
          <table:table-cell office:value-type="float" office:value="46.7512680246463" calcext:value-type="float">
            <text:p>46.751268024646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Great Lakes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Sleeping Giant</text:p>
          </table:table-cell>
          <table:table-cell office:value-type="float" office:value="563" calcext:value-type="float">
            <text:p>563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48.3508333333333" calcext:value-type="float">
            <text:p>48.3508333333333</text:p>
          </table:table-cell>
          <table:table-cell office:value-type="float" office:value="-88.8975" calcext:value-type="float">
            <text:p>-88.8975</text:p>
          </table:table-cell>
          <table:table-cell office:value-type="float" office:value="-88.9718452843039" calcext:value-type="float">
            <text:p>-88.9718452843039</text:p>
          </table:table-cell>
          <table:table-cell office:value-type="float" office:value="48.4002259454952" calcext:value-type="float">
            <text:p>48.4002259454952</text:p>
          </table:table-cell>
          <table:table-cell office:value-type="float" office:value="-88.9043137545708" calcext:value-type="float">
            <text:p>-88.9043137545708</text:p>
          </table:table-cell>
          <table:table-cell office:value-type="float" office:value="48.3530364222377" calcext:value-type="float">
            <text:p>48.353036422237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Great Lakes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Silver Peak</text:p>
          </table:table-cell>
          <table:table-cell office:value-type="float" office:value="539" calcext:value-type="float">
            <text:p>539</text:p>
          </table:table-cell>
          <table:table-cell office:value-type="float" office:value="337" calcext:value-type="float">
            <text:p>337</text:p>
          </table:table-cell>
          <table:table-cell office:value-type="float" office:value="192" calcext:value-type="float">
            <text:p>192</text:p>
          </table:table-cell>
          <table:table-cell office:value-type="float" office:value="46.1111111111111" calcext:value-type="float">
            <text:p>46.1111111111111</text:p>
          </table:table-cell>
          <table:table-cell office:value-type="float" office:value="-81.2894444444444" calcext:value-type="float">
            <text:p>-81.2894444444444</text:p>
          </table:table-cell>
          <table:table-cell office:value-type="float" office:value="-81.3484095301042" calcext:value-type="float">
            <text:p>-81.3484095301042</text:p>
          </table:table-cell>
          <table:table-cell office:value-type="float" office:value="46.1533347081121" calcext:value-type="float">
            <text:p>46.1533347081121</text:p>
          </table:table-cell>
          <table:table-cell office:value-type="float" office:value="-81.2804552527666" calcext:value-type="float">
            <text:p>-81.2804552527666</text:p>
          </table:table-cell>
          <table:table-cell office:value-type="float" office:value="46.1061176569176" calcext:value-type="float">
            <text:p>46.106117656917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Great Lakes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oose Mountain</text:p>
          </table:table-cell>
          <table:table-cell office:value-type="float" office:value="515" calcext:value-type="float">
            <text:p>515</text:p>
          </table:table-cell>
          <table:table-cell office:value-type="float" office:value="336" calcext:value-type="float">
            <text:p>336</text:p>
          </table:table-cell>
          <table:table-cell office:value-type="float" office:value="197" calcext:value-type="float">
            <text:p>197</text:p>
          </table:table-cell>
          <table:table-cell office:value-type="float" office:value="47.6511111111111" calcext:value-type="float">
            <text:p>47.6511111111111</text:p>
          </table:table-cell>
          <table:table-cell office:value-type="float" office:value="-90.735" calcext:value-type="float">
            <text:p>-90.735</text:p>
          </table:table-cell>
          <table:table-cell office:value-type="float" office:value="-90.778084480294" calcext:value-type="float">
            <text:p>-90.778084480294</text:p>
          </table:table-cell>
          <table:table-cell office:value-type="float" office:value="47.680468838958" calcext:value-type="float">
            <text:p>47.680468838958</text:p>
          </table:table-cell>
          <table:table-cell office:value-type="float" office:value="-90.734800363565" calcext:value-type="float">
            <text:p>-90.734800363565</text:p>
          </table:table-cell>
          <table:table-cell office:value-type="float" office:value="47.6445004125384" calcext:value-type="float">
            <text:p>47.6445004125384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Great Lakes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Kwagama Hill</text:p>
          </table:table-cell>
          <table:table-cell office:value-type="float" office:value="642" calcext:value-type="float">
            <text:p>642</text:p>
          </table:table-cell>
          <table:table-cell office:value-type="float" office:value="324" calcext:value-type="float">
            <text:p>324</text:p>
          </table:table-cell>
          <table:table-cell office:value-type="float" office:value="156" calcext:value-type="float">
            <text:p>156</text:p>
          </table:table-cell>
          <table:table-cell office:value-type="float" office:value="47.4147222222222" calcext:value-type="float">
            <text:p>47.4147222222222</text:p>
          </table:table-cell>
          <table:table-cell office:value-type="float" office:value="-84.5588888888889" calcext:value-type="float">
            <text:p>-84.5588888888889</text:p>
          </table:table-cell>
          <table:table-cell office:value-type="float" office:value="-84.6423962015081" calcext:value-type="float">
            <text:p>-84.6423962015081</text:p>
          </table:table-cell>
          <table:table-cell office:value-type="float" office:value="47.4727512289755" calcext:value-type="float">
            <text:p>47.4727512289755</text:p>
          </table:table-cell>
          <table:table-cell office:value-type="float" office:value="-84.5495481332302" calcext:value-type="float">
            <text:p>-84.5495481332302</text:p>
          </table:table-cell>
          <table:table-cell office:value-type="float" office:value="47.4075711993557" calcext:value-type="float">
            <text:p>47.407571199355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Great Lakes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Ishpatina Ridge</text:p>
          </table:table-cell>
          <table:table-cell office:value-type="float" office:value="693" calcext:value-type="float">
            <text:p>693</text:p>
          </table:table-cell>
          <table:table-cell office:value-type="float" office:value="317" calcext:value-type="float">
            <text:p>317</text:p>
          </table:table-cell>
          <table:table-cell office:value-type="float" office:value="186" calcext:value-type="float">
            <text:p>186</text:p>
          </table:table-cell>
          <table:table-cell office:value-type="float" office:value="47.3169444444444" calcext:value-type="float">
            <text:p>47.3169444444444</text:p>
          </table:table-cell>
          <table:table-cell office:value-type="float" office:value="-80.7488888888889" calcext:value-type="float">
            <text:p>-80.7488888888889</text:p>
          </table:table-cell>
          <table:table-cell office:value-type="float" office:value="-80.8311800518245" calcext:value-type="float">
            <text:p>-80.8311800518245</text:p>
          </table:table-cell>
          <table:table-cell office:value-type="float" office:value="47.3734462335422" calcext:value-type="float">
            <text:p>47.3734462335422</text:p>
          </table:table-cell>
          <table:table-cell office:value-type="float" office:value="-80.7616537408161" calcext:value-type="float">
            <text:p>-80.7616537408161</text:p>
          </table:table-cell>
          <table:table-cell office:value-type="float" office:value="47.3217558756423" calcext:value-type="float">
            <text:p>47.321755875642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Great Lakes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uyahoga Peak</text:p>
          </table:table-cell>
          <table:table-cell office:value-type="float" office:value="485" calcext:value-type="float">
            <text:p>485</text:p>
          </table:table-cell>
          <table:table-cell office:value-type="float" office:value="306" calcext:value-type="float">
            <text:p>306</text:p>
          </table:table-cell>
          <table:table-cell office:value-type="float" office:value="160" calcext:value-type="float">
            <text:p>160</text:p>
          </table:table-cell>
          <table:table-cell office:value-type="float" office:value="46.8136111111111" calcext:value-type="float">
            <text:p>46.8136111111111</text:p>
          </table:table-cell>
          <table:table-cell office:value-type="float" office:value="-89.7130555555556" calcext:value-type="float">
            <text:p>-89.7130555555556</text:p>
          </table:table-cell>
          <table:table-cell office:value-type="float" office:value="-89.7553348612401" calcext:value-type="float">
            <text:p>-89.7553348612401</text:p>
          </table:table-cell>
          <table:table-cell office:value-type="float" office:value="46.8430633862325" calcext:value-type="float">
            <text:p>46.8430633862325</text:p>
          </table:table-cell>
          <table:table-cell office:value-type="float" office:value="-89.7225554558221" calcext:value-type="float">
            <text:p>-89.7225554558221</text:p>
          </table:table-cell>
          <table:table-cell office:value-type="float" office:value="46.8160844647562" calcext:value-type="float">
            <text:p>46.816084464756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Great Lakes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Pie Island High Point</text:p>
          </table:table-cell>
          <table:table-cell office:value-type="float" office:value="455" calcext:value-type="float">
            <text:p>455</text:p>
          </table:table-cell>
          <table:table-cell office:value-type="float" office:value="276" calcext:value-type="float">
            <text:p>276</text:p>
          </table:table-cell>
          <table:table-cell office:value-type="float" office:value="250" calcext:value-type="float">
            <text:p>250</text:p>
          </table:table-cell>
          <table:table-cell office:value-type="float" office:value="48.2352777777778" calcext:value-type="float">
            <text:p>48.2352777777778</text:p>
          </table:table-cell>
          <table:table-cell office:value-type="float" office:value="-89.1608333333333" calcext:value-type="float">
            <text:p>-89.1608333333333</text:p>
          </table:table-cell>
          <table:table-cell office:value-type="float" office:value="-89.2204486357564" calcext:value-type="float">
            <text:p>-89.2204486357564</text:p>
          </table:table-cell>
          <table:table-cell office:value-type="float" office:value="48.2764062194469" calcext:value-type="float">
            <text:p>48.2764062194469</text:p>
          </table:table-cell>
          <table:table-cell office:value-type="float" office:value="-89.1665545858333" calcext:value-type="float">
            <text:p>-89.1665545858333</text:p>
          </table:table-cell>
          <table:table-cell office:value-type="float" office:value="48.2359521236237" calcext:value-type="float">
            <text:p>48.235952123623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Great Lakes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Peak 489</text:p>
          </table:table-cell>
          <table:table-cell office:value-type="float" office:value="489" calcext:value-type="float">
            <text:p>489</text:p>
          </table:table-cell>
          <table:table-cell office:value-type="float" office:value="275" calcext:value-type="float">
            <text:p>275</text:p>
          </table:table-cell>
          <table:table-cell office:value-type="float" office:value="221" calcext:value-type="float">
            <text:p>221</text:p>
          </table:table-cell>
          <table:table-cell office:value-type="float" office:value="46.0666666666667" calcext:value-type="float">
            <text:p>46.0666666666667</text:p>
          </table:table-cell>
          <table:table-cell office:value-type="float" office:value="-81.3833333333333" calcext:value-type="float">
            <text:p>-81.3833333333333</text:p>
          </table:table-cell>
          <table:table-cell office:value-type="float" office:value="-81.4357793880386" calcext:value-type="float">
            <text:p>-81.4357793880386</text:p>
          </table:table-cell>
          <table:table-cell office:value-type="float" office:value="46.1043954652171" calcext:value-type="float">
            <text:p>46.1043954652171</text:p>
          </table:table-cell>
          <table:table-cell office:value-type="float" office:value="-81.3872753836743" calcext:value-type="float">
            <text:p>-81.3872753836743</text:p>
          </table:table-cell>
          <table:table-cell office:value-type="float" office:value="46.0661717794532" calcext:value-type="float">
            <text:p>46.066171779453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Great Lakes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ount Bohemia</text:p>
          </table:table-cell>
          <table:table-cell office:value-type="float" office:value="447" calcext:value-type="float">
            <text:p>447</text:p>
          </table:table-cell>
          <table:table-cell office:value-type="float" office:value="268" calcext:value-type="float">
            <text:p>268</text:p>
          </table:table-cell>
          <table:table-cell office:value-type="float" office:value="233" calcext:value-type="float">
            <text:p>233</text:p>
          </table:table-cell>
          <table:table-cell office:value-type="float" office:value="47.3916666666667" calcext:value-type="float">
            <text:p>47.3916666666667</text:p>
          </table:table-cell>
          <table:table-cell office:value-type="float" office:value="-88.0136111111111" calcext:value-type="float">
            <text:p>-88.0136111111111</text:p>
          </table:table-cell>
          <table:table-cell office:value-type="float" office:value="-88.0712051067666" calcext:value-type="float">
            <text:p>-88.0712051067666</text:p>
          </table:table-cell>
          <table:table-cell office:value-type="float" office:value="47.4312731046472" calcext:value-type="float">
            <text:p>47.4312731046472</text:p>
          </table:table-cell>
          <table:table-cell office:value-type="float" office:value="-88.0082470749807" calcext:value-type="float">
            <text:p>-88.0082470749807</text:p>
          </table:table-cell>
          <table:table-cell office:value-type="float" office:value="47.3885634183766" calcext:value-type="float">
            <text:p>47.388563418376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Great Lakes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uron Mountain</text:p>
          </table:table-cell>
          <table:table-cell office:value-type="float" office:value="460" calcext:value-type="float">
            <text:p>460</text:p>
          </table:table-cell>
          <table:table-cell office:value-type="float" office:value="267" calcext:value-type="float">
            <text:p>267</text:p>
          </table:table-cell>
          <table:table-cell office:value-type="float" office:value="197" calcext:value-type="float">
            <text:p>197</text:p>
          </table:table-cell>
          <table:table-cell office:value-type="float" office:value="46.8783333333333" calcext:value-type="float">
            <text:p>46.8783333333333</text:p>
          </table:table-cell>
          <table:table-cell office:value-type="float" office:value="-87.9216666666667" calcext:value-type="float">
            <text:p>-87.9216666666667</text:p>
          </table:table-cell>
          <table:table-cell office:value-type="float" office:value="-87.9804161448406" calcext:value-type="float">
            <text:p>-87.9804161448406</text:p>
          </table:table-cell>
          <table:table-cell office:value-type="float" office:value="46.9190221703703" calcext:value-type="float">
            <text:p>46.9190221703703</text:p>
          </table:table-cell>
          <table:table-cell office:value-type="float" office:value="-87.9278984800574" calcext:value-type="float">
            <text:p>-87.9278984800574</text:p>
          </table:table-cell>
          <table:table-cell office:value-type="float" office:value="46.8830557206629" calcext:value-type="float">
            <text:p>46.883055720662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Great Lakes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lue Mounds</text:p>
          </table:table-cell>
          <table:table-cell office:value-type="float" office:value="524" calcext:value-type="float">
            <text:p>524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43.0280555555556" calcext:value-type="float">
            <text:p>43.0280555555556</text:p>
          </table:table-cell>
          <table:table-cell office:value-type="float" office:value="-89.8525" calcext:value-type="float">
            <text:p>-89.8525</text:p>
          </table:table-cell>
          <table:table-cell office:value-type="float" office:value="-89.9036323619099" calcext:value-type="float">
            <text:p>-89.9036323619099</text:p>
          </table:table-cell>
          <table:table-cell office:value-type="float" office:value="43.0648149693069" calcext:value-type="float">
            <text:p>43.0648149693069</text:p>
          </table:table-cell>
          <table:table-cell office:value-type="float" office:value="-89.9036323619099" calcext:value-type="float">
            <text:p>-89.9036323619099</text:p>
          </table:table-cell>
          <table:table-cell office:value-type="float" office:value="43.0648149693069" calcext:value-type="float">
            <text:p>43.064814969306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Great Lakes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urphy Mountain</text:p>
          </table:table-cell>
          <table:table-cell office:value-type="float" office:value="488" calcext:value-type="float">
            <text:p>488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7.7575" calcext:value-type="float">
            <text:p>47.7575</text:p>
          </table:table-cell>
          <table:table-cell office:value-type="float" office:value="-90.4336111111111" calcext:value-type="float">
            <text:p>-90.4336111111111</text:p>
          </table:table-cell>
          <table:table-cell office:value-type="float" office:value="-90.4299438083102" calcext:value-type="float">
            <text:p>-90.4299438083102</text:p>
          </table:table-cell>
          <table:table-cell office:value-type="float" office:value="47.7487308109509" calcext:value-type="float">
            <text:p>47.7487308109509</text:p>
          </table:table-cell>
          <table:table-cell office:value-type="float" office:value="-90.4733119947145" calcext:value-type="float">
            <text:p>-90.4733119947145</text:p>
          </table:table-cell>
          <table:table-cell office:value-type="float" office:value="47.7846998560432" calcext:value-type="float">
            <text:p>47.784699856043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Great Lakes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Rib Mountain</text:p>
          </table:table-cell>
          <table:table-cell office:value-type="float" office:value="586" calcext:value-type="float">
            <text:p>586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44.9208333333333" calcext:value-type="float">
            <text:p>44.9208333333333</text:p>
          </table:table-cell>
          <table:table-cell office:value-type="float" office:value="-89.695" calcext:value-type="float">
            <text:p>-89.695</text:p>
          </table:table-cell>
          <table:table-cell office:value-type="float" office:value="-89.6894897528084" calcext:value-type="float">
            <text:p>-89.6894897528084</text:p>
          </table:table-cell>
          <table:table-cell office:value-type="float" office:value="44.9292467428869" calcext:value-type="float">
            <text:p>44.9292467428869</text:p>
          </table:table-cell>
          <table:table-cell office:value-type="float" office:value="-89.7496889695438" calcext:value-type="float">
            <text:p>-89.7496889695438</text:p>
          </table:table-cell>
          <table:table-cell office:value-type="float" office:value="44.9607282945396" calcext:value-type="float">
            <text:p>44.960728294539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Great Lakes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Sauk Point</text:p>
          </table:table-cell>
          <table:table-cell office:value-type="float" office:value="486" calcext:value-type="float">
            <text:p>486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43.4277777777778" calcext:value-type="float">
            <text:p>43.4277777777778</text:p>
          </table:table-cell>
          <table:table-cell office:value-type="float" office:value="-89.6541666666667" calcext:value-type="float">
            <text:p>-89.6541666666667</text:p>
          </table:table-cell>
          <table:table-cell office:value-type="float" office:value="-89.6515118677446" calcext:value-type="float">
            <text:p>-89.6515118677446</text:p>
          </table:table-cell>
          <table:table-cell office:value-type="float" office:value="43.4184618935459" calcext:value-type="float">
            <text:p>43.4184618935459</text:p>
          </table:table-cell>
          <table:table-cell office:value-type="float" office:value="-89.7009363506358" calcext:value-type="float">
            <text:p>-89.7009363506358</text:p>
          </table:table-cell>
          <table:table-cell office:value-type="float" office:value="43.4612061797854" calcext:value-type="float">
            <text:p>43.4612061797854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Great Lakes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raham Benchmark</text:p>
          </table:table-cell>
          <table:table-cell office:value-type="float" office:value="405" calcext:value-type="float">
            <text:p>405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45.4736111111111" calcext:value-type="float">
            <text:p>45.4736111111111</text:p>
          </table:table-cell>
          <table:table-cell office:value-type="float" office:value="-84.9497222222222" calcext:value-type="float">
            <text:p>-84.9497222222222</text:p>
          </table:table-cell>
          <table:table-cell office:value-type="float" office:value="-84.9391719104494" calcext:value-type="float">
            <text:p>-84.9391719104494</text:p>
          </table:table-cell>
          <table:table-cell office:value-type="float" office:value="45.47203604482" calcext:value-type="float">
            <text:p>45.47203604482</text:p>
          </table:table-cell>
          <table:table-cell office:value-type="float" office:value="-84.9999500623013" calcext:value-type="float">
            <text:p>-84.9999500623013</text:p>
          </table:table-cell>
          <table:table-cell office:value-type="float" office:value="45.5102651273834" calcext:value-type="float">
            <text:p>45.5102651273834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Great Lakes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ubs Nob</text:p>
          </table:table-cell>
          <table:table-cell office:value-type="float" office:value="405" calcext:value-type="float">
            <text:p>405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45.4669444444444" calcext:value-type="float">
            <text:p>45.4669444444444</text:p>
          </table:table-cell>
          <table:table-cell office:value-type="float" office:value="-84.9011111111111" calcext:value-type="float">
            <text:p>-84.9011111111111</text:p>
          </table:table-cell>
          <table:table-cell office:value-type="float" office:value="-84.9097418240045" calcext:value-type="float">
            <text:p>-84.9097418240045</text:p>
          </table:table-cell>
          <table:table-cell office:value-type="float" office:value="45.4631201391006" calcext:value-type="float">
            <text:p>45.4631201391006</text:p>
          </table:table-cell>
          <table:table-cell office:value-type="float" office:value="-84.9513330225882" calcext:value-type="float">
            <text:p>-84.9513330225882</text:p>
          </table:table-cell>
          <table:table-cell office:value-type="float" office:value="45.503598506246" calcext:value-type="float">
            <text:p>45.50359850624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Great Lakes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Empire Bluffs</text:p>
          </table:table-cell>
          <table:table-cell office:value-type="float" office:value="340" calcext:value-type="float">
            <text:p>340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44.7997222222222" calcext:value-type="float">
            <text:p>44.7997222222222</text:p>
          </table:table-cell>
          <table:table-cell office:value-type="float" office:value="-86.0713888888889" calcext:value-type="float">
            <text:p>-86.0713888888889</text:p>
          </table:table-cell>
          <table:table-cell office:value-type="float" office:value="-86.1128019059165" calcext:value-type="float">
            <text:p>-86.1128019059165</text:p>
          </table:table-cell>
          <table:table-cell office:value-type="float" office:value="44.8287352961793" calcext:value-type="float">
            <text:p>44.8287352961793</text:p>
          </table:table-cell>
          <table:table-cell office:value-type="float" office:value="-86.0748644281535" calcext:value-type="float">
            <text:p>-86.0748644281535</text:p>
          </table:table-cell>
          <table:table-cell office:value-type="float" office:value="44.7972475373866" calcext:value-type="float">
            <text:p>44.797247537386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Great Lakes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Mount Whittlesey</text:p>
          </table:table-cell>
          <table:table-cell office:value-type="float" office:value="571" calcext:value-type="float">
            <text:p>571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46.3008333333333" calcext:value-type="float">
            <text:p>46.3008333333333</text:p>
          </table:table-cell>
          <table:table-cell office:value-type="float" office:value="-90.6175" calcext:value-type="float">
            <text:p>-90.6175</text:p>
          </table:table-cell>
          <table:table-cell office:value-type="float" office:value="-90.6669202773869" calcext:value-type="float">
            <text:p>-90.6669202773869</text:p>
          </table:table-cell>
          <table:table-cell office:value-type="float" office:value="46.3363128712034" calcext:value-type="float">
            <text:p>46.3363128712034</text:p>
          </table:table-cell>
          <table:table-cell office:value-type="float" office:value="-90.6669202773869" calcext:value-type="float">
            <text:p>-90.6669202773869</text:p>
          </table:table-cell>
          <table:table-cell office:value-type="float" office:value="46.3363128712034" calcext:value-type="float">
            <text:p>46.3363128712034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Great Lakes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ount Desor</text:p>
          </table:table-cell>
          <table:table-cell office:value-type="float" office:value="425" calcext:value-type="float">
            <text:p>425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47.9558333333333" calcext:value-type="float">
            <text:p>47.9558333333333</text:p>
          </table:table-cell>
          <table:table-cell office:value-type="float" office:value="-89.0116666666667" calcext:value-type="float">
            <text:p>-89.0116666666667</text:p>
          </table:table-cell>
          <table:table-cell office:value-type="float" office:value="-89.0669351867021" calcext:value-type="float">
            <text:p>-89.0669351867021</text:p>
          </table:table-cell>
          <table:table-cell office:value-type="float" office:value="47.992918812543" calcext:value-type="float">
            <text:p>47.992918812543</text:p>
          </table:table-cell>
          <table:table-cell office:value-type="float" office:value="-89.0669351867021" calcext:value-type="float">
            <text:p>-89.0669351867021</text:p>
          </table:table-cell>
          <table:table-cell office:value-type="float" office:value="47.992918812543" calcext:value-type="float">
            <text:p>47.99291881254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Great Lakes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Devil's Lake West Bluff</text:p>
          </table:table-cell>
          <table:table-cell office:value-type="float" office:value="447" calcext:value-type="float">
            <text:p>447</text:p>
          </table:table-cell>
          <table:table-cell office:value-type="float" office:value="158" calcext:value-type="float">
            <text:p>158</text:p>
          </table:table-cell>
          <table:table-cell office:value-type="float" office:value="155" calcext:value-type="float">
            <text:p>155</text:p>
          </table:table-cell>
          <table:table-cell office:value-type="float" office:value="43.4202777777778" calcext:value-type="float">
            <text:p>43.4202777777778</text:p>
          </table:table-cell>
          <table:table-cell office:value-type="float" office:value="-89.7386111111111" calcext:value-type="float">
            <text:p>-89.7386111111111</text:p>
          </table:table-cell>
          <table:table-cell office:value-type="float" office:value="-89.7373143788369" calcext:value-type="float">
            <text:p>-89.7373143788369</text:p>
          </table:table-cell>
          <table:table-cell office:value-type="float" office:value="43.4279734657649" calcext:value-type="float">
            <text:p>43.4279734657649</text:p>
          </table:table-cell>
          <table:table-cell office:value-type="float" office:value="-89.7373145707054" calcext:value-type="float">
            <text:p>-89.7373145707054</text:p>
          </table:table-cell>
          <table:table-cell office:value-type="float" office:value="43.4189726454148" calcext:value-type="float">
            <text:p>43.418972645414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Great Lakes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hauger Hill</text:p>
          </table:table-cell>
          <table:table-cell office:value-type="float" office:value="330" calcext:value-type="float">
            <text:p>330</text:p>
          </table:table-cell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office:value-type="float" office:value="44.8597222222222" calcext:value-type="float">
            <text:p>44.8597222222222</text:p>
          </table:table-cell>
          <table:table-cell office:value-type="float" office:value="-86.0655555555555" calcext:value-type="float">
            <text:p>-86.0655555555555</text:p>
          </table:table-cell>
          <table:table-cell office:value-type="float" office:value="-86.1057463958764" calcext:value-type="float">
            <text:p>-86.1057463958764</text:p>
          </table:table-cell>
          <table:table-cell office:value-type="float" office:value="44.8896352757413" calcext:value-type="float">
            <text:p>44.8896352757413</text:p>
          </table:table-cell>
          <table:table-cell office:value-type="float" office:value="-86.0677695062802" calcext:value-type="float">
            <text:p>-86.0677695062802</text:p>
          </table:table-cell>
          <table:table-cell office:value-type="float" office:value="44.8558978119247" calcext:value-type="float">
            <text:p>44.855897811924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Great Lakes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Eagle Mountain</text:p>
          </table:table-cell>
          <table:table-cell office:value-type="float" office:value="702" calcext:value-type="float">
            <text:p>702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47.8974" calcext:value-type="float">
            <text:p>47.8974</text:p>
          </table:table-cell>
          <table:table-cell office:value-type="float" office:value="-90.5606" calcext:value-type="float">
            <text:p>-90.5606</text:p>
          </table:table-cell>
          <table:table-cell office:value-type="float" office:value="-90.5621377540814" calcext:value-type="float">
            <text:p>-90.5621377540814</text:p>
          </table:table-cell>
          <table:table-cell office:value-type="float" office:value="47.8896203876626" calcext:value-type="float">
            <text:p>47.8896203876626</text:p>
          </table:table-cell>
          <table:table-cell office:value-type="float" office:value="-90.6290676892882" calcext:value-type="float">
            <text:p>-90.6290676892882</text:p>
          </table:table-cell>
          <table:table-cell office:value-type="float" office:value="47.9435624019749" calcext:value-type="float">
            <text:p>47.943562401974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Great Lakes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ummit Peak</text:p>
          </table:table-cell>
          <table:table-cell office:value-type="float" office:value="595" calcext:value-type="float">
            <text:p>595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46.7472222222222" calcext:value-type="float">
            <text:p>46.7472222222222</text:p>
          </table:table-cell>
          <table:table-cell office:value-type="float" office:value="-89.7716666666667" calcext:value-type="float">
            <text:p>-89.7716666666667</text:p>
          </table:table-cell>
          <table:table-cell office:value-type="float" office:value="-89.7693768229553" calcext:value-type="float">
            <text:p>-89.7693768229553</text:p>
          </table:table-cell>
          <table:table-cell office:value-type="float" office:value="46.7398008511189" calcext:value-type="float">
            <text:p>46.7398008511189</text:p>
          </table:table-cell>
          <table:table-cell office:value-type="float" office:value="-89.8283079293496" calcext:value-type="float">
            <text:p>-89.8283079293496</text:p>
          </table:table-cell>
          <table:table-cell office:value-type="float" office:value="46.7870134994561" calcext:value-type="float">
            <text:p>46.787013499456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Great Lakes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ount Arvon</text:p>
          </table:table-cell>
          <table:table-cell office:value-type="float" office:value="603" calcext:value-type="float">
            <text:p>603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46.7557" calcext:value-type="float">
            <text:p>46.7557</text:p>
          </table:table-cell>
          <table:table-cell office:value-type="float" office:value="-88.1553" calcext:value-type="float">
            <text:p>-88.1553</text:p>
          </table:table-cell>
          <table:table-cell office:value-type="float" office:value="-88.1507837754135" calcext:value-type="float">
            <text:p>-88.1507837754135</text:p>
          </table:table-cell>
          <table:table-cell office:value-type="float" office:value="46.7633011424817" calcext:value-type="float">
            <text:p>46.7633011424817</text:p>
          </table:table-cell>
          <table:table-cell office:value-type="float" office:value="-88.2326637498889" calcext:value-type="float">
            <text:p>-88.2326637498889</text:p>
          </table:table-cell>
          <table:table-cell office:value-type="float" office:value="46.8082527264017" calcext:value-type="float">
            <text:p>46.808252726401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Great Lakes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Briar Hill</text:p>
          </table:table-cell>
          <table:table-cell office:value-type="float" office:value="519" calcext:value-type="float">
            <text:p>519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44.3661111111111" calcext:value-type="float">
            <text:p>44.3661111111111</text:p>
          </table:table-cell>
          <table:table-cell office:value-type="float" office:value="-85.6794444444444" calcext:value-type="float">
            <text:p>-85.6794444444444</text:p>
          </table:table-cell>
          <table:table-cell office:value-type="float" office:value="-85.6795071803168" calcext:value-type="float">
            <text:p>-85.6795071803168</text:p>
          </table:table-cell>
          <table:table-cell office:value-type="float" office:value="44.3750654325688" calcext:value-type="float">
            <text:p>44.3750654325688</text:p>
          </table:table-cell>
          <table:table-cell office:value-type="float" office:value="-85.7297189482721" calcext:value-type="float">
            <text:p>-85.7297189482721</text:p>
          </table:table-cell>
          <table:table-cell office:value-type="float" office:value="44.4020523056649" calcext:value-type="float">
            <text:p>44.402052305664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Great Lakes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outh Manitou Island High Point</text:p>
          </table:table-cell>
          <table:table-cell office:value-type="float" office:value="306" calcext:value-type="float">
            <text:p>306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45.0166666666667" calcext:value-type="float">
            <text:p>45.0166666666667</text:p>
          </table:table-cell>
          <table:table-cell office:value-type="float" office:value="-86.1447222222222" calcext:value-type="float">
            <text:p>-86.1447222222222</text:p>
          </table:table-cell>
          <table:table-cell office:value-type="float" office:value="-86.1819749502461" calcext:value-type="float">
            <text:p>-86.1819749502461</text:p>
          </table:table-cell>
          <table:table-cell office:value-type="float" office:value="45.0442403391561" calcext:value-type="float">
            <text:p>45.0442403391561</text:p>
          </table:table-cell>
          <table:table-cell office:value-type="float" office:value="-86.1819749502461" calcext:value-type="float">
            <text:p>-86.1819749502461</text:p>
          </table:table-cell>
          <table:table-cell office:value-type="float" office:value="45.0442403391561" calcext:value-type="float">
            <text:p>45.044240339156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Great Lakes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ount Curwood</text:p>
          </table:table-cell>
          <table:table-cell office:value-type="float" office:value="603" calcext:value-type="float">
            <text:p>603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46.7030555555556" calcext:value-type="float">
            <text:p>46.7030555555556</text:p>
          </table:table-cell>
          <table:table-cell office:value-type="float" office:value="-88.2394444444444" calcext:value-type="float">
            <text:p>-88.2394444444444</text:p>
          </table:table-cell>
          <table:table-cell office:value-type="float" office:value="-88.3167328219114" calcext:value-type="float">
            <text:p>-88.3167328219114</text:p>
          </table:table-cell>
          <table:table-cell office:value-type="float" office:value="46.7556088156526" calcext:value-type="float">
            <text:p>46.7556088156526</text:p>
          </table:table-cell>
          <table:table-cell office:value-type="float" office:value="-88.3167328219114" calcext:value-type="float">
            <text:p>-88.3167328219114</text:p>
          </table:table-cell>
          <table:table-cell office:value-type="float" office:value="46.7556088156526" calcext:value-type="float">
            <text:p>46.755608815652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Great Lakes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augatuck Dunes State Park High Point</text:p>
          </table:table-cell>
          <table:table-cell office:value-type="float" office:value="250" calcext:value-type="float">
            <text:p>25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2.7102777777778" calcext:value-type="float">
            <text:p>42.7102777777778</text:p>
          </table:table-cell>
          <table:table-cell office:value-type="float" office:value="-86.2019444444445" calcext:value-type="float">
            <text:p>-86.2019444444445</text:p>
          </table:table-cell>
          <table:table-cell office:value-type="float" office:value="-86.2254483012031" calcext:value-type="float">
            <text:p>-86.2254483012031</text:p>
          </table:table-cell>
          <table:table-cell office:value-type="float" office:value="42.7267039000512" calcext:value-type="float">
            <text:p>42.7267039000512</text:p>
          </table:table-cell>
          <table:table-cell office:value-type="float" office:value="-86.2254483012031" calcext:value-type="float">
            <text:p>-86.2254483012031</text:p>
          </table:table-cell>
          <table:table-cell office:value-type="float" office:value="42.7267039000512" calcext:value-type="float">
            <text:p>42.726703900051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Great Lakes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Otsego County High Point</text:p>
          </table:table-cell>
          <table:table-cell office:value-type="float" office:value="462" calcext:value-type="float">
            <text:p>46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44.9313888888889" calcext:value-type="float">
            <text:p>44.9313888888889</text:p>
          </table:table-cell>
          <table:table-cell office:value-type="float" office:value="-84.8125" calcext:value-type="float">
            <text:p>-84.8125</text:p>
          </table:table-cell>
          <table:table-cell office:value-type="float" office:value="-84.8156038329172" calcext:value-type="float">
            <text:p>-84.8156038329172</text:p>
          </table:table-cell>
          <table:table-cell office:value-type="float" office:value="44.935933050166" calcext:value-type="float">
            <text:p>44.935933050166</text:p>
          </table:table-cell>
          <table:table-cell office:value-type="float" office:value="-84.8694813880921" calcext:value-type="float">
            <text:p>-84.8694813880921</text:p>
          </table:table-cell>
          <table:table-cell office:value-type="float" office:value="44.9719125462537" calcext:value-type="float">
            <text:p>44.971912546253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Great Lakes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Rose City Lookout Tower</text:p>
          </table:table-cell>
          <table:table-cell office:value-type="float" office:value="457" calcext:value-type="float">
            <text:p>457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4.4333333333333" calcext:value-type="float">
            <text:p>44.4333333333333</text:p>
          </table:table-cell>
          <table:table-cell office:value-type="float" office:value="-84.1833333333333" calcext:value-type="float">
            <text:p>-84.1833333333333</text:p>
          </table:table-cell>
          <table:table-cell office:value-type="float" office:value="-84.2258696478781" calcext:value-type="float">
            <text:p>-84.2258696478781</text:p>
          </table:table-cell>
          <table:table-cell office:value-type="float" office:value="44.4636077522384" calcext:value-type="float">
            <text:p>44.4636077522384</text:p>
          </table:table-cell>
          <table:table-cell office:value-type="float" office:value="-84.2258696478781" calcext:value-type="float">
            <text:p>-84.2258696478781</text:p>
          </table:table-cell>
          <table:table-cell office:value-type="float" office:value="44.4636077522384" calcext:value-type="float">
            <text:p>44.4636077522384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Great Lakes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uskegon State Park High Point</text:p>
          </table:table-cell>
          <table:table-cell office:value-type="float" office:value="241" calcext:value-type="float">
            <text:p>24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3.2436111111111" calcext:value-type="float">
            <text:p>43.2436111111111</text:p>
          </table:table-cell>
          <table:table-cell office:value-type="float" office:value="-86.3386111111111" calcext:value-type="float">
            <text:p>-86.3386111111111</text:p>
          </table:table-cell>
          <table:table-cell office:value-type="float" office:value="-86.3427356048698" calcext:value-type="float">
            <text:p>-86.3427356048698</text:p>
          </table:table-cell>
          <table:table-cell office:value-type="float" office:value="43.2405956611162" calcext:value-type="float">
            <text:p>43.2405956611162</text:p>
          </table:table-cell>
          <table:table-cell office:value-type="float" office:value="-86.3612109646874" calcext:value-type="float">
            <text:p>-86.3612109646874</text:p>
          </table:table-cell>
          <table:table-cell office:value-type="float" office:value="43.2608459727135" calcext:value-type="float">
            <text:p>43.260845972713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Great Lakes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P J Hoffmaster State Park High Point</text:p>
          </table:table-cell>
          <table:table-cell office:value-type="float" office:value="247" calcext:value-type="float">
            <text:p>247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3.1333333333333" calcext:value-type="float">
            <text:p>43.1333333333333</text:p>
          </table:table-cell>
          <table:table-cell office:value-type="float" office:value="-86.2733333333333" calcext:value-type="float">
            <text:p>-86.2733333333333</text:p>
          </table:table-cell>
          <table:table-cell office:value-type="float" office:value="-86.2751154009485" calcext:value-type="float">
            <text:p>-86.2751154009485</text:p>
          </table:table-cell>
          <table:table-cell office:value-type="float" office:value="43.1320281286239" calcext:value-type="float">
            <text:p>43.1320281286239</text:p>
          </table:table-cell>
          <table:table-cell office:value-type="float" office:value="-86.2966299387541" calcext:value-type="float">
            <text:p>-86.2966299387541</text:p>
          </table:table-cell>
          <table:table-cell office:value-type="float" office:value="43.1500283144749" calcext:value-type="float">
            <text:p>43.150028314474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Great Lakes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Rosy Mound</text:p>
          </table:table-cell>
          <table:table-cell office:value-type="float" office:value="247" calcext:value-type="float">
            <text:p>24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43.0230555555556" calcext:value-type="float">
            <text:p>43.0230555555556</text:p>
          </table:table-cell>
          <table:table-cell office:value-type="float" office:value="-86.2233333333333" calcext:value-type="float">
            <text:p>-86.2233333333333</text:p>
          </table:table-cell>
          <table:table-cell office:value-type="float" office:value="-86.2312465480705" calcext:value-type="float">
            <text:p>-86.2312465480705</text:p>
          </table:table-cell>
          <table:table-cell office:value-type="float" office:value="43.0240004299248" calcext:value-type="float">
            <text:p>43.0240004299248</text:p>
          </table:table-cell>
          <table:table-cell office:value-type="float" office:value="-86.2465881742633" calcext:value-type="float">
            <text:p>-86.2465881742633</text:p>
          </table:table-cell>
          <table:table-cell office:value-type="float" office:value="43.0397508687225" calcext:value-type="float">
            <text:p>43.039750868722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Great Lakes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rove Hill</text:p>
          </table:table-cell>
          <table:table-cell office:value-type="float" office:value="521" calcext:value-type="float">
            <text:p>52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4.1375" calcext:value-type="float">
            <text:p>44.1375</text:p>
          </table:table-cell>
          <table:table-cell office:value-type="float" office:value="-85.3447222222222" calcext:value-type="float">
            <text:p>-85.3447222222222</text:p>
          </table:table-cell>
          <table:table-cell office:value-type="float" office:value="-85.3950520419756" calcext:value-type="float">
            <text:p>-85.3950520419756</text:p>
          </table:table-cell>
          <table:table-cell office:value-type="float" office:value="44.1732626243147" calcext:value-type="float">
            <text:p>44.1732626243147</text:p>
          </table:table-cell>
          <table:table-cell office:value-type="float" office:value="-85.3950520419756" calcext:value-type="float">
            <text:p>-85.3950520419756</text:p>
          </table:table-cell>
          <table:table-cell office:value-type="float" office:value="44.1732626243147" calcext:value-type="float">
            <text:p>44.173262624314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Great Lakes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Timms Hill</text:p>
          </table:table-cell>
          <table:table-cell office:value-type="float" office:value="595" calcext:value-type="float">
            <text:p>59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5.4508" calcext:value-type="float">
            <text:p>45.4508</text:p>
          </table:table-cell>
          <table:table-cell office:value-type="float" office:value="-90.1954" calcext:value-type="float">
            <text:p>-90.1954</text:p>
          </table:table-cell>
          <table:table-cell office:value-type="float" office:value="-90.2507273350896" calcext:value-type="float">
            <text:p>-90.2507273350896</text:p>
          </table:table-cell>
          <table:table-cell office:value-type="float" office:value="45.4906009624449" calcext:value-type="float">
            <text:p>45.4906009624449</text:p>
          </table:table-cell>
          <table:table-cell office:value-type="float" office:value="-90.2507273350896" calcext:value-type="float">
            <text:p>-90.2507273350896</text:p>
          </table:table-cell>
          <table:table-cell office:value-type="float" office:value="45.4906009624449" calcext:value-type="float">
            <text:p>45.490600962444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Great Lakes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Indian Springs Lookout</text:p>
          </table:table-cell>
          <table:table-cell office:value-type="float" office:value="481" calcext:value-type="float">
            <text:p>48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4.2997222222222" calcext:value-type="float">
            <text:p>44.2997222222222</text:p>
          </table:table-cell>
          <table:table-cell office:value-type="float" office:value="-84.3955555555556" calcext:value-type="float">
            <text:p>-84.3955555555556</text:p>
          </table:table-cell>
          <table:table-cell office:value-type="float" office:value="-84.4410060057338" calcext:value-type="float">
            <text:p>-84.4410060057338</text:p>
          </table:table-cell>
          <table:table-cell office:value-type="float" office:value="44.3323360769016" calcext:value-type="float">
            <text:p>44.3323360769016</text:p>
          </table:table-cell>
          <table:table-cell office:value-type="float" office:value="-84.4410060057338" calcext:value-type="float">
            <text:p>-84.4410060057338</text:p>
          </table:table-cell>
          <table:table-cell office:value-type="float" office:value="44.3323360769016" calcext:value-type="float">
            <text:p>44.3323360769016</text:p>
          </table:table-cell>
        </table:table-row>
        <table:table-row table:style-name="ro1">
          <table:table-cell office:value-type="string" calcext:value-type="string">
            <text:p>PACIFIC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Mauna Kea</text:p>
          </table:table-cell>
          <table:table-cell table:number-columns-repeated="2" office:value-type="float" office:value="4207" calcext:value-type="float">
            <text:p>4207</text:p>
          </table:table-cell>
          <table:table-cell office:value-type="float" office:value="2111" calcext:value-type="float">
            <text:p>2111</text:p>
          </table:table-cell>
          <table:table-cell office:value-type="float" office:value="19.8206518518518" calcext:value-type="float">
            <text:p>19.8206518518518</text:p>
          </table:table-cell>
          <table:table-cell office:value-type="float" office:value="-155.468051851852" calcext:value-type="float">
            <text:p>-155.468051851852</text:p>
          </table:table-cell>
          <table:table-cell office:value-type="float" office:value="-155.874559235196" calcext:value-type="float">
            <text:p>-155.874559235196</text:p>
          </table:table-cell>
          <table:table-cell office:value-type="float" office:value="20.2042330297154" calcext:value-type="float">
            <text:p>20.2042330297154</text:p>
          </table:table-cell>
          <table:table-cell office:value-type="float" office:value="-155.506100096024" calcext:value-type="float">
            <text:p>-155.506100096024</text:p>
          </table:table-cell>
          <table:table-cell office:value-type="float" office:value="19.8659494832281" calcext:value-type="float">
            <text:p>19.8659494832281</text:p>
          </table:table-cell>
        </table:table-row>
        <table:table-row table:style-name="ro1">
          <table:table-cell office:value-type="string" calcext:value-type="string">
            <text:p>PACIFIC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Mauna Loa</text:p>
          </table:table-cell>
          <table:table-cell table:number-columns-repeated="2" office:value-type="float" office:value="4169" calcext:value-type="float">
            <text:p>4169</text:p>
          </table:table-cell>
          <table:table-cell office:value-type="float" office:value="1775" calcext:value-type="float">
            <text:p>1775</text:p>
          </table:table-cell>
          <table:table-cell office:value-type="float" office:value="19.4756" calcext:value-type="float">
            <text:p>19.4756</text:p>
          </table:table-cell>
          <table:table-cell office:value-type="float" office:value="-155.6054" calcext:value-type="float">
            <text:p>-155.6054</text:p>
          </table:table-cell>
          <table:table-cell office:value-type="float" office:value="-156.008146717313" calcext:value-type="float">
            <text:p>-156.008146717313</text:p>
          </table:table-cell>
          <table:table-cell office:value-type="float" office:value="19.8551460673475" calcext:value-type="float">
            <text:p>19.8551460673475</text:p>
          </table:table-cell>
          <table:table-cell office:value-type="float" office:value="-155.62382085867" calcext:value-type="float">
            <text:p>-155.62382085867</text:p>
          </table:table-cell>
          <table:table-cell office:value-type="float" office:value="19.3903666575715" calcext:value-type="float">
            <text:p>19.3903666575715</text:p>
          </table:table-cell>
        </table:table-row>
        <table:table-row table:style-name="ro1">
          <table:table-cell office:value-type="string" calcext:value-type="string">
            <text:p>PACIFIC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Haleakalā</text:p>
          </table:table-cell>
          <table:table-cell office:value-type="float" office:value="3055" calcext:value-type="float">
            <text:p>3055</text:p>
          </table:table-cell>
          <table:table-cell office:value-type="float" office:value="3059" calcext:value-type="float">
            <text:p>3059</text:p>
          </table:table-cell>
          <table:table-cell office:value-type="float" office:value="3055" calcext:value-type="float">
            <text:p>3055</text:p>
          </table:table-cell>
          <table:table-cell office:value-type="float" office:value="20.7115166666667" calcext:value-type="float">
            <text:p>20.7115166666667</text:p>
          </table:table-cell>
          <table:table-cell office:value-type="float" office:value="-156.2554" calcext:value-type="float">
            <text:p>-156.2554</text:p>
          </table:table-cell>
          <table:table-cell office:value-type="float" office:value="-156.551570540096" calcext:value-type="float">
            <text:p>-156.551570540096</text:p>
          </table:table-cell>
          <table:table-cell office:value-type="float" office:value="20.9908553504673" calcext:value-type="float">
            <text:p>20.9908553504673</text:p>
          </table:table-cell>
          <table:table-cell office:value-type="float" office:value="-156.551570540096" calcext:value-type="float">
            <text:p>-156.551570540096</text:p>
          </table:table-cell>
          <table:table-cell office:value-type="float" office:value="20.9908553504673" calcext:value-type="float">
            <text:p>20.9908553504673</text:p>
          </table:table-cell>
        </table:table-row>
        <table:table-row table:style-name="ro1">
          <table:table-cell office:value-type="string" calcext:value-type="string">
            <text:p>PACIFIC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Puʻu Kukui</text:p>
          </table:table-cell>
          <table:table-cell table:number-columns-repeated="2" office:value-type="float" office:value="1764" calcext:value-type="float">
            <text:p>1764</text:p>
          </table:table-cell>
          <table:table-cell office:value-type="float" office:value="1551" calcext:value-type="float">
            <text:p>1551</text:p>
          </table:table-cell>
          <table:table-cell office:value-type="float" office:value="20.8904" calcext:value-type="float">
            <text:p>20.8904</text:p>
          </table:table-cell>
          <table:table-cell office:value-type="float" office:value="-156.5863" calcext:value-type="float">
            <text:p>-156.5863</text:p>
          </table:table-cell>
          <table:table-cell office:value-type="float" office:value="-156.758378964069" calcext:value-type="float">
            <text:p>-156.758378964069</text:p>
          </table:table-cell>
          <table:table-cell office:value-type="float" office:value="21.0516718978242" calcext:value-type="float">
            <text:p>21.0516718978242</text:p>
          </table:table-cell>
          <table:table-cell office:value-type="float" office:value="-156.758378964069" calcext:value-type="float">
            <text:p>-156.758378964069</text:p>
          </table:table-cell>
          <table:table-cell office:value-type="float" office:value="21.0516718978242" calcext:value-type="float">
            <text:p>21.0516718978242</text:p>
          </table:table-cell>
        </table:table-row>
        <table:table-row table:style-name="ro1">
          <table:table-cell office:value-type="string" calcext:value-type="string">
            <text:p>PACIFIC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Kawaikini</text:p>
          </table:table-cell>
          <table:table-cell office:value-type="float" office:value="1598" calcext:value-type="float">
            <text:p>1598</text:p>
          </table:table-cell>
          <table:table-cell office:value-type="float" office:value="1591" calcext:value-type="float">
            <text:p>1591</text:p>
          </table:table-cell>
          <table:table-cell office:value-type="float" office:value="1349" calcext:value-type="float">
            <text:p>1349</text:p>
          </table:table-cell>
          <table:table-cell office:value-type="float" office:value="22.0586" calcext:value-type="float">
            <text:p>22.0586</text:p>
          </table:table-cell>
          <table:table-cell office:value-type="float" office:value="-159.4973" calcext:value-type="float">
            <text:p>-159.4973</text:p>
          </table:table-cell>
          <table:table-cell office:value-type="float" office:value="-159.654649204717" calcext:value-type="float">
            <text:p>-159.654649204717</text:p>
          </table:table-cell>
          <table:table-cell office:value-type="float" office:value="22.2032436455274" calcext:value-type="float">
            <text:p>22.2032436455274</text:p>
          </table:table-cell>
          <table:table-cell office:value-type="float" office:value="-159.654649204717" calcext:value-type="float">
            <text:p>-159.654649204717</text:p>
          </table:table-cell>
          <table:table-cell office:value-type="float" office:value="22.2032436455274" calcext:value-type="float">
            <text:p>22.2032436455274</text:p>
          </table:table-cell>
        </table:table-row>
        <table:table-row table:style-name="ro1">
          <table:table-cell office:value-type="string" calcext:value-type="string">
            <text:p>PACIFIC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Kamakou</text:p>
          </table:table-cell>
          <table:table-cell table:number-columns-repeated="3" office:value-type="float" office:value="1512" calcext:value-type="float">
            <text:p>1512</text:p>
          </table:table-cell>
          <table:table-cell office:value-type="float" office:value="21.1065" calcext:value-type="float">
            <text:p>21.1065</text:p>
          </table:table-cell>
          <table:table-cell office:value-type="float" office:value="-156.8682" calcext:value-type="float">
            <text:p>-156.8682</text:p>
          </table:table-cell>
          <table:table-cell office:value-type="float" office:value="-157.016225415836" calcext:value-type="float">
            <text:p>-157.016225415836</text:p>
          </table:table-cell>
          <table:table-cell office:value-type="float" office:value="21.2453908373111" calcext:value-type="float">
            <text:p>21.2453908373111</text:p>
          </table:table-cell>
          <table:table-cell office:value-type="float" office:value="-157.016225415836" calcext:value-type="float">
            <text:p>-157.016225415836</text:p>
          </table:table-cell>
          <table:table-cell office:value-type="float" office:value="21.2453908373111" calcext:value-type="float">
            <text:p>21.2453908373111</text:p>
          </table:table-cell>
        </table:table-row>
        <table:table-row table:style-name="ro1">
          <table:table-cell office:value-type="string" calcext:value-type="string">
            <text:p>PACIFIC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Kaʻala</text:p>
          </table:table-cell>
          <table:table-cell table:number-columns-repeated="2" office:value-type="float" office:value="1237" calcext:value-type="float">
            <text:p>1237</text:p>
          </table:table-cell>
          <table:table-cell office:value-type="float" office:value="1098" calcext:value-type="float">
            <text:p>1098</text:p>
          </table:table-cell>
          <table:table-cell office:value-type="float" office:value="21.5079" calcext:value-type="float">
            <text:p>21.5079</text:p>
          </table:table-cell>
          <table:table-cell office:value-type="float" office:value="-158.1426" calcext:value-type="float">
            <text:p>-158.1426</text:p>
          </table:table-cell>
          <table:table-cell office:value-type="float" office:value="-158.262027782956" calcext:value-type="float">
            <text:p>-158.262027782956</text:p>
          </table:table-cell>
          <table:table-cell office:value-type="float" office:value="21.6197118735752" calcext:value-type="float">
            <text:p>21.6197118735752</text:p>
          </table:table-cell>
          <table:table-cell office:value-type="float" office:value="-158.150947027043" calcext:value-type="float">
            <text:p>-158.150947027043</text:p>
          </table:table-cell>
          <table:table-cell office:value-type="float" office:value="21.4865402785426" calcext:value-type="float">
            <text:p>21.4865402785426</text:p>
          </table:table-cell>
        </table:table-row>
        <table:table-row table:style-name="ro1">
          <table:table-cell office:value-type="string" calcext:value-type="string">
            <text:p>ASIA-TEMPERATE</text:p>
          </table:table-cell>
          <table:table-cell office:value-type="string" calcext:value-type="string">
            <text:p>Himalaya</text:p>
          </table:table-cell>
          <table:table-cell office:value-type="string" calcext:value-type="string">
            <text:p>Tibet</text:p>
          </table:table-cell>
          <table:table-cell office:value-type="string" calcext:value-type="string">
            <text:p>Mount Everest</text:p>
          </table:table-cell>
          <table:table-cell office:value-type="float" office:value="8849" calcext:value-type="float">
            <text:p>8849</text:p>
          </table:table-cell>
          <table:table-cell office:value-type="float" office:value="8568" calcext:value-type="float">
            <text:p>8568</text:p>
          </table:table-cell>
          <table:table-cell office:value-type="float" office:value="6468" calcext:value-type="float">
            <text:p>6468</text:p>
          </table:table-cell>
          <table:table-cell office:value-type="float" office:value="27.9880555555556" calcext:value-type="float">
            <text:p>27.9880555555556</text:p>
          </table:table-cell>
          <table:table-cell office:value-type="float" office:value="86.925" calcext:value-type="float">
            <text:p>86.925</text:p>
          </table:table-cell>
          <table:table-cell office:value-type="float" office:value="87.0628709434479" calcext:value-type="float">
            <text:p>87.0628709434479</text:p>
          </table:table-cell>
          <table:table-cell office:value-type="float" office:value="27.6482815645358" calcext:value-type="float">
            <text:p>27.6482815645358</text:p>
          </table:table-cell>
          <table:table-cell office:value-type="float" office:value="87.2255070997307" calcext:value-type="float">
            <text:p>87.2255070997307</text:p>
          </table:table-cell>
          <table:table-cell office:value-type="float" office:value="27.8285039979063" calcext:value-type="float">
            <text:p>27.8285039979063</text:p>
          </table:table-cell>
        </table:table-row>
        <table:table-row table:style-name="ro1">
          <table:table-cell office:value-type="string" calcext:value-type="string">
            <text:p>ASIA-TROPICAL</text:p>
          </table:table-cell>
          <table:table-cell office:value-type="string" calcext:value-type="string">
            <text:p>Himalaya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Kangchenjunga</text:p>
          </table:table-cell>
          <table:table-cell office:value-type="float" office:value="8586" calcext:value-type="float">
            <text:p>8586</text:p>
          </table:table-cell>
          <table:table-cell office:value-type="float" office:value="8208" calcext:value-type="float">
            <text:p>8208</text:p>
          </table:table-cell>
          <table:table-cell office:value-type="float" office:value="6513" calcext:value-type="float">
            <text:p>6513</text:p>
          </table:table-cell>
          <table:table-cell office:value-type="float" office:value="27.7013888888889" calcext:value-type="float">
            <text:p>27.7013888888889</text:p>
          </table:table-cell>
          <table:table-cell office:value-type="float" office:value="88.1404152777778" calcext:value-type="float">
            <text:p>88.1404152777778</text:p>
          </table:table-cell>
          <table:table-cell office:value-type="float" office:value="87.2583740085933" calcext:value-type="float">
            <text:p>87.2583740085933</text:p>
          </table:table-cell>
          <table:table-cell office:value-type="float" office:value="28.4780181328061" calcext:value-type="float">
            <text:p>28.4780181328061</text:p>
          </table:table-cell>
          <table:table-cell office:value-type="float" office:value="87.2583740085933" calcext:value-type="float">
            <text:p>87.2583740085933</text:p>
          </table:table-cell>
          <table:table-cell office:value-type="float" office:value="28.4780181328061" calcext:value-type="float">
            <text:p>28.4780181328061</text:p>
          </table:table-cell>
        </table:table-row>
        <table:table-row table:style-name="ro1">
          <table:table-cell office:value-type="string" calcext:value-type="string">
            <text:p>ASIA-TROPICAL</text:p>
          </table:table-cell>
          <table:table-cell office:value-type="string" calcext:value-type="string">
            <text:p>Himalaya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Manaslu</text:p>
          </table:table-cell>
          <table:table-cell office:value-type="float" office:value="8163" calcext:value-type="float">
            <text:p>8163</text:p>
          </table:table-cell>
          <table:table-cell office:value-type="float" office:value="7861" calcext:value-type="float">
            <text:p>7861</text:p>
          </table:table-cell>
          <table:table-cell office:value-type="float" office:value="7157" calcext:value-type="float">
            <text:p>7157</text:p>
          </table:table-cell>
          <table:table-cell office:value-type="float" office:value="28.55" calcext:value-type="float">
            <text:p>28.55</text:p>
          </table:table-cell>
          <table:table-cell office:value-type="float" office:value="84.5597222222222" calcext:value-type="float">
            <text:p>84.5597222222222</text:p>
          </table:table-cell>
          <table:table-cell office:value-type="float" office:value="83.7176466884973" calcext:value-type="float">
            <text:p>83.7176466884973</text:p>
          </table:table-cell>
          <table:table-cell office:value-type="float" office:value="29.2865804345779" calcext:value-type="float">
            <text:p>29.2865804345779</text:p>
          </table:table-cell>
          <table:table-cell office:value-type="float" office:value="83.7176466884973" calcext:value-type="float">
            <text:p>83.7176466884973</text:p>
          </table:table-cell>
          <table:table-cell office:value-type="float" office:value="29.2865804345779" calcext:value-type="float">
            <text:p>29.2865804345779</text:p>
          </table:table-cell>
        </table:table-row>
        <table:table-row table:style-name="ro1">
          <table:table-cell office:value-type="string" calcext:value-type="string">
            <text:p>ASIA-TROPICAL</text:p>
          </table:table-cell>
          <table:table-cell office:value-type="string" calcext:value-type="string">
            <text:p>Himalaya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Dhaulagiri</text:p>
          </table:table-cell>
          <table:table-cell office:value-type="float" office:value="8167" calcext:value-type="float">
            <text:p>8167</text:p>
          </table:table-cell>
          <table:table-cell office:value-type="float" office:value="7485" calcext:value-type="float">
            <text:p>7485</text:p>
          </table:table-cell>
          <table:table-cell office:value-type="float" office:value="6788" calcext:value-type="float">
            <text:p>6788</text:p>
          </table:table-cell>
          <table:table-cell office:value-type="float" office:value="28.6966666666667" calcext:value-type="float">
            <text:p>28.6966666666667</text:p>
          </table:table-cell>
          <table:table-cell office:value-type="float" office:value="83.49" calcext:value-type="float">
            <text:p>83.49</text:p>
          </table:table-cell>
          <table:table-cell office:value-type="float" office:value="82.6469220126576" calcext:value-type="float">
            <text:p>82.6469220126576</text:p>
          </table:table-cell>
          <table:table-cell office:value-type="float" office:value="29.4333968679301" calcext:value-type="float">
            <text:p>29.4333968679301</text:p>
          </table:table-cell>
          <table:table-cell office:value-type="float" office:value="82.6469220126576" calcext:value-type="float">
            <text:p>82.6469220126576</text:p>
          </table:table-cell>
          <table:table-cell office:value-type="float" office:value="29.4333968679301" calcext:value-type="float">
            <text:p>29.4333968679301</text:p>
          </table:table-cell>
        </table:table-row>
        <table:table-row table:style-name="ro1">
          <table:table-cell office:value-type="string" calcext:value-type="string">
            <text:p>ASIA-TEMPERATE</text:p>
          </table:table-cell>
          <table:table-cell office:value-type="string" calcext:value-type="string">
            <text:p>Himalaya</text:p>
          </table:table-cell>
          <table:table-cell office:value-type="string" calcext:value-type="string">
            <text:p>Tibet</text:p>
          </table:table-cell>
          <table:table-cell office:value-type="string" calcext:value-type="string">
            <text:p>Shishapangma</text:p>
          </table:table-cell>
          <table:table-cell office:value-type="float" office:value="8027" calcext:value-type="float">
            <text:p>8027</text:p>
          </table:table-cell>
          <table:table-cell office:value-type="float" office:value="7415" calcext:value-type="float">
            <text:p>7415</text:p>
          </table:table-cell>
          <table:table-cell office:value-type="float" office:value="4457" calcext:value-type="float">
            <text:p>4457</text:p>
          </table:table-cell>
          <table:table-cell office:value-type="float" office:value="28.3522222222222" calcext:value-type="float">
            <text:p>28.3522222222222</text:p>
          </table:table-cell>
          <table:table-cell office:value-type="float" office:value="85.7797222222222" calcext:value-type="float">
            <text:p>85.7797222222222</text:p>
          </table:table-cell>
          <table:table-cell office:value-type="float" office:value="84.9523927956322" calcext:value-type="float">
            <text:p>84.9523927956322</text:p>
          </table:table-cell>
          <table:table-cell office:value-type="float" office:value="29.0778276063379" calcext:value-type="float">
            <text:p>29.0778276063379</text:p>
          </table:table-cell>
          <table:table-cell office:value-type="float" office:value="84.9523927956322" calcext:value-type="float">
            <text:p>84.9523927956322</text:p>
          </table:table-cell>
          <table:table-cell office:value-type="float" office:value="29.0778276063379" calcext:value-type="float">
            <text:p>29.0778276063379</text:p>
          </table:table-cell>
        </table:table-row>
        <table:table-row table:style-name="ro1">
          <table:table-cell office:value-type="string" calcext:value-type="string">
            <text:p>ASIA-TEMPERATE</text:p>
          </table:table-cell>
          <table:table-cell office:value-type="string" calcext:value-type="string">
            <text:p>Himalaya</text:p>
          </table:table-cell>
          <table:table-cell office:value-type="string" calcext:value-type="string">
            <text:p>Tibet</text:p>
          </table:table-cell>
          <table:table-cell office:value-type="string" calcext:value-type="string">
            <text:p>Namcha Barwa</text:p>
          </table:table-cell>
          <table:table-cell office:value-type="float" office:value="7782" calcext:value-type="float">
            <text:p>7782</text:p>
          </table:table-cell>
          <table:table-cell office:value-type="float" office:value="7180" calcext:value-type="float">
            <text:p>7180</text:p>
          </table:table-cell>
          <table:table-cell office:value-type="float" office:value="6032" calcext:value-type="float">
            <text:p>6032</text:p>
          </table:table-cell>
          <table:table-cell office:value-type="float" office:value="29.6305555555556" calcext:value-type="float">
            <text:p>29.6305555555556</text:p>
          </table:table-cell>
          <table:table-cell office:value-type="float" office:value="95.0552777777778" calcext:value-type="float">
            <text:p>95.0552777777778</text:p>
          </table:table-cell>
          <table:table-cell office:value-type="float" office:value="94.2481012086315" calcext:value-type="float">
            <text:p>94.2481012086315</text:p>
          </table:table-cell>
          <table:table-cell office:value-type="float" office:value="30.3283818872195" calcext:value-type="float">
            <text:p>30.3283818872195</text:p>
          </table:table-cell>
          <table:table-cell office:value-type="float" office:value="95.1546016958335" calcext:value-type="float">
            <text:p>95.1546016958335</text:p>
          </table:table-cell>
          <table:table-cell office:value-type="float" office:value="29.5639846342125" calcext:value-type="float">
            <text:p>29.5639846342125</text:p>
          </table:table-cell>
        </table:table-row>
        <table:table-row table:style-name="ro1">
          <table:table-cell office:value-type="string" calcext:value-type="string">
            <text:p>ASIA-TROPICAL</text:p>
          </table:table-cell>
          <table:table-cell office:value-type="string" calcext:value-type="string">
            <text:p>Himalaya</text:p>
          </table:table-cell>
          <table:table-cell office:value-type="string" calcext:value-type="string">
            <text:p>Jammu-Kashmir</text:p>
          </table:table-cell>
          <table:table-cell office:value-type="string" calcext:value-type="string">
            <text:p>Nanga Parbat</text:p>
          </table:table-cell>
          <table:table-cell office:value-type="float" office:value="8125" calcext:value-type="float">
            <text:p>8125</text:p>
          </table:table-cell>
          <table:table-cell office:value-type="float" office:value="7153" calcext:value-type="float">
            <text:p>7153</text:p>
          </table:table-cell>
          <table:table-cell office:value-type="float" office:value="7063" calcext:value-type="float">
            <text:p>7063</text:p>
          </table:table-cell>
          <table:table-cell office:value-type="float" office:value="35.2391666666667" calcext:value-type="float">
            <text:p>35.2391666666667</text:p>
          </table:table-cell>
          <table:table-cell office:value-type="float" office:value="74.59" calcext:value-type="float">
            <text:p>74.59</text:p>
          </table:table-cell>
          <table:table-cell office:value-type="float" office:value="73.7060683595752" calcext:value-type="float">
            <text:p>73.7060683595752</text:p>
          </table:table-cell>
          <table:table-cell office:value-type="float" office:value="35.9548044773647" calcext:value-type="float">
            <text:p>35.9548044773647</text:p>
          </table:table-cell>
          <table:table-cell office:value-type="float" office:value="73.7060683595752" calcext:value-type="float">
            <text:p>73.7060683595752</text:p>
          </table:table-cell>
          <table:table-cell office:value-type="float" office:value="35.9548044773647" calcext:value-type="float">
            <text:p>35.9548044773647</text:p>
          </table:table-cell>
        </table:table-row>
        <table:table-row table:style-name="ro1">
          <table:table-cell office:value-type="string" calcext:value-type="string">
            <text:p>ASIA-TROPICAL</text:p>
          </table:table-cell>
          <table:table-cell office:value-type="string" calcext:value-type="string">
            <text:p>Himalaya</text:p>
          </table:table-cell>
          <table:table-cell office:value-type="string" calcext:value-type="string">
            <text:p>Uttaranchal</text:p>
          </table:table-cell>
          <table:table-cell office:value-type="string" calcext:value-type="string">
            <text:p>Nanda Devi</text:p>
          </table:table-cell>
          <table:table-cell office:value-type="float" office:value="7816" calcext:value-type="float">
            <text:p>7816</text:p>
          </table:table-cell>
          <table:table-cell office:value-type="float" office:value="7087" calcext:value-type="float">
            <text:p>7087</text:p>
          </table:table-cell>
          <table:table-cell office:value-type="float" office:value="5222" calcext:value-type="float">
            <text:p>5222</text:p>
          </table:table-cell>
          <table:table-cell office:value-type="float" office:value="30.3738888888889" calcext:value-type="float">
            <text:p>30.3738888888889</text:p>
          </table:table-cell>
          <table:table-cell office:value-type="float" office:value="79.9708333333333" calcext:value-type="float">
            <text:p>79.9708333333333</text:p>
          </table:table-cell>
          <table:table-cell office:value-type="float" office:value="80.1721618519006" calcext:value-type="float">
            <text:p>80.1721618519006</text:p>
          </table:table-cell>
          <table:table-cell office:value-type="float" office:value="30.1045128671849" calcext:value-type="float">
            <text:p>30.1045128671849</text:p>
          </table:table-cell>
          <table:table-cell office:value-type="float" office:value="79.7387170182304" calcext:value-type="float">
            <text:p>79.7387170182304</text:p>
          </table:table-cell>
          <table:table-cell office:value-type="float" office:value="30.2262423154008" calcext:value-type="float">
            <text:p>30.2262423154008</text:p>
          </table:table-cell>
        </table:table-row>
        <table:table-row table:style-name="ro1">
          <table:table-cell office:value-type="string" calcext:value-type="string">
            <text:p>ASIA-TROPICAL</text:p>
          </table:table-cell>
          <table:table-cell office:value-type="string" calcext:value-type="string">
            <text:p>Himalaya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Annapurna</text:p>
          </table:table-cell>
          <table:table-cell office:value-type="float" office:value="8091" calcext:value-type="float">
            <text:p>8091</text:p>
          </table:table-cell>
          <table:table-cell office:value-type="float" office:value="6749" calcext:value-type="float">
            <text:p>6749</text:p>
          </table:table-cell>
          <table:table-cell office:value-type="float" office:value="5709" calcext:value-type="float">
            <text:p>5709</text:p>
          </table:table-cell>
          <table:table-cell office:value-type="float" office:value="28.5961111111111" calcext:value-type="float">
            <text:p>28.5961111111111</text:p>
          </table:table-cell>
          <table:table-cell office:value-type="float" office:value="83.8238888888889" calcext:value-type="float">
            <text:p>83.8238888888889</text:p>
          </table:table-cell>
          <table:table-cell office:value-type="float" office:value="84.0321146979089" calcext:value-type="float">
            <text:p>84.0321146979089</text:p>
          </table:table-cell>
          <table:table-cell office:value-type="float" office:value="28.3493069273783" calcext:value-type="float">
            <text:p>28.3493069273783</text:p>
          </table:table-cell>
          <table:table-cell office:value-type="float" office:value="83.7335662309483" calcext:value-type="float">
            <text:p>83.7335662309483</text:p>
          </table:table-cell>
          <table:table-cell office:value-type="float" office:value="28.5953142334032" calcext:value-type="float">
            <text:p>28.5953142334032</text:p>
          </table:table-cell>
        </table:table-row>
        <table:table-row table:style-name="ro1">
          <table:table-cell office:value-type="string" calcext:value-type="string">
            <text:p>ASIA-TROPICAL</text:p>
          </table:table-cell>
          <table:table-cell office:value-type="string" calcext:value-type="string">
            <text:p>Himalaya</text:p>
          </table:table-cell>
          <table:table-cell office:value-type="string" calcext:value-type="string">
            <text:p>Uttaranchal</text:p>
          </table:table-cell>
          <table:table-cell office:value-type="string" calcext:value-type="string">
            <text:p>Kamet</text:p>
          </table:table-cell>
          <table:table-cell office:value-type="float" office:value="7756" calcext:value-type="float">
            <text:p>7756</text:p>
          </table:table-cell>
          <table:table-cell office:value-type="float" office:value="6738" calcext:value-type="float">
            <text:p>6738</text:p>
          </table:table-cell>
          <table:table-cell office:value-type="float" office:value="4286" calcext:value-type="float">
            <text:p>4286</text:p>
          </table:table-cell>
          <table:table-cell office:value-type="float" office:value="30.92" calcext:value-type="float">
            <text:p>30.92</text:p>
          </table:table-cell>
          <table:table-cell office:value-type="float" office:value="79.5933333333333" calcext:value-type="float">
            <text:p>79.5933333333333</text:p>
          </table:table-cell>
          <table:table-cell office:value-type="float" office:value="79.4884200810828" calcext:value-type="float">
            <text:p>79.4884200810828</text:p>
          </table:table-cell>
          <table:table-cell office:value-type="float" office:value="30.6601394928488" calcext:value-type="float">
            <text:p>30.6601394928488</text:p>
          </table:table-cell>
          <table:table-cell office:value-type="float" office:value="79.5404790556079" calcext:value-type="float">
            <text:p>79.5404790556079</text:p>
          </table:table-cell>
          <table:table-cell office:value-type="float" office:value="30.86311963139" calcext:value-type="float">
            <text:p>30.86311963139</text:p>
          </table:table-cell>
        </table:table-row>
        <table:table-row table:style-name="ro1">
          <table:table-cell office:value-type="string" calcext:value-type="string">
            <text:p>ASIA-TROPICAL</text:p>
          </table:table-cell>
          <table:table-cell office:value-type="string" calcext:value-type="string">
            <text:p>Himalaya</text:p>
          </table:table-cell>
          <table:table-cell office:value-type="string" calcext:value-type="string">
            <text:p>Jammu-Kashmir</text:p>
          </table:table-cell>
          <table:table-cell office:value-type="string" calcext:value-type="string">
            <text:p>Rakaposhi</text:p>
          </table:table-cell>
          <table:table-cell office:value-type="float" office:value="7788" calcext:value-type="float">
            <text:p>7788</text:p>
          </table:table-cell>
          <table:table-cell office:value-type="float" office:value="6580" calcext:value-type="float">
            <text:p>6580</text:p>
          </table:table-cell>
          <table:table-cell office:value-type="float" office:value="6346" calcext:value-type="float">
            <text:p>6346</text:p>
          </table:table-cell>
          <table:table-cell office:value-type="float" office:value="36.1425" calcext:value-type="float">
            <text:p>36.1425</text:p>
          </table:table-cell>
          <table:table-cell office:value-type="float" office:value="74.4891666666667" calcext:value-type="float">
            <text:p>74.4891666666667</text:p>
          </table:table-cell>
          <table:table-cell office:value-type="float" office:value="74.5485780680809" calcext:value-type="float">
            <text:p>74.5485780680809</text:p>
          </table:table-cell>
          <table:table-cell office:value-type="float" office:value="35.8776586095541" calcext:value-type="float">
            <text:p>35.8776586095541</text:p>
          </table:table-cell>
          <table:table-cell office:value-type="float" office:value="73.6357863196997" calcext:value-type="float">
            <text:p>73.6357863196997</text:p>
          </table:table-cell>
          <table:table-cell office:value-type="float" office:value="36.8254141287141" calcext:value-type="float">
            <text:p>36.8254141287141</text:p>
          </table:table-cell>
        </table:table-row>
        <table:table-row table:style-name="ro1">
          <table:table-cell office:value-type="string" calcext:value-type="string">
            <text:p>ASIA-TEMPERATE</text:p>
          </table:table-cell>
          <table:table-cell office:value-type="string" calcext:value-type="string">
            <text:p>Himalaya</text:p>
          </table:table-cell>
          <table:table-cell office:value-type="string" calcext:value-type="string">
            <text:p>Tibet</text:p>
          </table:table-cell>
          <table:table-cell office:value-type="string" calcext:value-type="string">
            <text:p>Gyala Peri</text:p>
          </table:table-cell>
          <table:table-cell office:value-type="float" office:value="7294" calcext:value-type="float">
            <text:p>7294</text:p>
          </table:table-cell>
          <table:table-cell office:value-type="float" office:value="6561" calcext:value-type="float">
            <text:p>6561</text:p>
          </table:table-cell>
          <table:table-cell office:value-type="float" office:value="5888" calcext:value-type="float">
            <text:p>5888</text:p>
          </table:table-cell>
          <table:table-cell office:value-type="float" office:value="29.8141666666667" calcext:value-type="float">
            <text:p>29.8141666666667</text:p>
          </table:table-cell>
          <table:table-cell office:value-type="float" office:value="94.9683333333333" calcext:value-type="float">
            <text:p>94.9683333333333</text:p>
          </table:table-cell>
          <table:table-cell office:value-type="float" office:value="94.2115621726559" calcext:value-type="float">
            <text:p>94.2115621726559</text:p>
          </table:table-cell>
          <table:table-cell office:value-type="float" office:value="30.4667064462125" calcext:value-type="float">
            <text:p>30.4667064462125</text:p>
          </table:table-cell>
          <table:table-cell office:value-type="float" office:value="94.2115621726559" calcext:value-type="float">
            <text:p>94.2115621726559</text:p>
          </table:table-cell>
          <table:table-cell office:value-type="float" office:value="30.4667064462125" calcext:value-type="float">
            <text:p>30.4667064462125</text:p>
          </table:table-cell>
        </table:table-row>
        <table:table-row table:style-name="ro1">
          <table:table-cell office:value-type="string" calcext:value-type="string">
            <text:p>ASIA-TROPICAL</text:p>
          </table:table-cell>
          <table:table-cell office:value-type="string" calcext:value-type="string">
            <text:p>Himalaya</text:p>
          </table:table-cell>
          <table:table-cell office:value-type="string" calcext:value-type="string">
            <text:p>Jammu-Kashmir</text:p>
          </table:table-cell>
          <table:table-cell office:value-type="string" calcext:value-type="string">
            <text:p>Batura Sar</text:p>
          </table:table-cell>
          <table:table-cell office:value-type="float" office:value="7795" calcext:value-type="float">
            <text:p>7795</text:p>
          </table:table-cell>
          <table:table-cell office:value-type="float" office:value="6322" calcext:value-type="float">
            <text:p>6322</text:p>
          </table:table-cell>
          <table:table-cell office:value-type="float" office:value="5549" calcext:value-type="float">
            <text:p>5549</text:p>
          </table:table-cell>
          <table:table-cell office:value-type="float" office:value="36.51" calcext:value-type="float">
            <text:p>36.51</text:p>
          </table:table-cell>
          <table:table-cell office:value-type="float" office:value="74.5225" calcext:value-type="float">
            <text:p>74.5225</text:p>
          </table:table-cell>
          <table:table-cell office:value-type="float" office:value="74.4050557693432" calcext:value-type="float">
            <text:p>74.4050557693432</text:p>
          </table:table-cell>
          <table:table-cell office:value-type="float" office:value="36.2548648366272" calcext:value-type="float">
            <text:p>36.2548648366272</text:p>
          </table:table-cell>
          <table:table-cell office:value-type="float" office:value="74.644437900623" calcext:value-type="float">
            <text:p>74.644437900623</text:p>
          </table:table-cell>
          <table:table-cell office:value-type="float" office:value="36.3539908300096" calcext:value-type="float">
            <text:p>36.3539908300096</text:p>
          </table:table-cell>
        </table:table-row>
        <table:table-row table:style-name="ro1">
          <table:table-cell office:value-type="string" calcext:value-type="string">
            <text:p>ASIA-TROPICAL</text:p>
          </table:table-cell>
          <table:table-cell office:value-type="string" calcext:value-type="string">
            <text:p>Himalaya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Tirich Mir</text:p>
          </table:table-cell>
          <table:table-cell office:value-type="float" office:value="7708" calcext:value-type="float">
            <text:p>7708</text:p>
          </table:table-cell>
          <table:table-cell office:value-type="float" office:value="6257" calcext:value-type="float">
            <text:p>6257</text:p>
          </table:table-cell>
          <table:table-cell office:value-type="float" office:value="5484" calcext:value-type="float">
            <text:p>5484</text:p>
          </table:table-cell>
          <table:table-cell office:value-type="float" office:value="36.2458333333333" calcext:value-type="float">
            <text:p>36.2458333333333</text:p>
          </table:table-cell>
          <table:table-cell office:value-type="float" office:value="71.8438888888889" calcext:value-type="float">
            <text:p>71.8438888888889</text:p>
          </table:table-cell>
          <table:table-cell office:value-type="float" office:value="70.9992097066608" calcext:value-type="float">
            <text:p>70.9992097066608</text:p>
          </table:table-cell>
          <table:table-cell office:value-type="float" office:value="36.9208634098109" calcext:value-type="float">
            <text:p>36.9208634098109</text:p>
          </table:table-cell>
          <table:table-cell office:value-type="float" office:value="71.9465833179285" calcext:value-type="float">
            <text:p>71.9465833179285</text:p>
          </table:table-cell>
          <table:table-cell office:value-type="float" office:value="36.2073532777903" calcext:value-type="float">
            <text:p>36.2073532777903</text:p>
          </table:table-cell>
        </table:table-row>
        <table:table-row table:style-name="ro1">
          <table:table-cell office:value-type="string" calcext:value-type="string">
            <text:p>ASIA-TROPICAL</text:p>
          </table:table-cell>
          <table:table-cell office:value-type="string" calcext:value-type="string">
            <text:p>Himalaya</text:p>
          </table:table-cell>
          <table:table-cell office:value-type="string" calcext:value-type="string">
            <text:p>Jammu-Kashmir</text:p>
          </table:table-cell>
          <table:table-cell office:value-type="string" calcext:value-type="string">
            <text:p>Disteghil Sar</text:p>
          </table:table-cell>
          <table:table-cell office:value-type="float" office:value="7885" calcext:value-type="float">
            <text:p>7885</text:p>
          </table:table-cell>
          <table:table-cell office:value-type="float" office:value="6076" calcext:value-type="float">
            <text:p>6076</text:p>
          </table:table-cell>
          <table:table-cell office:value-type="float" office:value="5226" calcext:value-type="float">
            <text:p>5226</text:p>
          </table:table-cell>
          <table:table-cell office:value-type="float" office:value="36.3258333333333" calcext:value-type="float">
            <text:p>36.3258333333333</text:p>
          </table:table-cell>
          <table:table-cell office:value-type="float" office:value="75.1880555555556" calcext:value-type="float">
            <text:p>75.1880555555556</text:p>
          </table:table-cell>
          <table:table-cell office:value-type="float" office:value="74.3318258532283" calcext:value-type="float">
            <text:p>74.3318258532283</text:p>
          </table:table-cell>
          <table:table-cell office:value-type="float" office:value="37.0103223323109" calcext:value-type="float">
            <text:p>37.0103223323109</text:p>
          </table:table-cell>
          <table:table-cell office:value-type="float" office:value="74.9770148102292" calcext:value-type="float">
            <text:p>74.9770148102292</text:p>
          </table:table-cell>
          <table:table-cell office:value-type="float" office:value="36.3035236825467" calcext:value-type="float">
            <text:p>36.3035236825467</text:p>
          </table:table-cell>
        </table:table-row>
        <table:table-row table:style-name="ro1">
          <table:table-cell office:value-type="string" calcext:value-type="string">
            <text:p>ASIA-TEMPERATE</text:p>
          </table:table-cell>
          <table:table-cell office:value-type="string" calcext:value-type="string">
            <text:p>Himalaya</text:p>
          </table:table-cell>
          <table:table-cell office:value-type="string" calcext:value-type="string">
            <text:p>Xinjiang</text:p>
          </table:table-cell>
          <table:table-cell office:value-type="string" calcext:value-type="string">
            <text:p>Kongur Tagh</text:p>
          </table:table-cell>
          <table:table-cell office:value-type="float" office:value="7649" calcext:value-type="float">
            <text:p>7649</text:p>
          </table:table-cell>
          <table:table-cell office:value-type="float" office:value="6075" calcext:value-type="float">
            <text:p>6075</text:p>
          </table:table-cell>
          <table:table-cell office:value-type="float" office:value="5301" calcext:value-type="float">
            <text:p>5301</text:p>
          </table:table-cell>
          <table:table-cell office:value-type="float" office:value="38.5938888888889" calcext:value-type="float">
            <text:p>38.5938888888889</text:p>
          </table:table-cell>
          <table:table-cell office:value-type="float" office:value="75.3133333333333" calcext:value-type="float">
            <text:p>75.3133333333333</text:p>
          </table:table-cell>
          <table:table-cell office:value-type="float" office:value="75.4733550864121" calcext:value-type="float">
            <text:p>75.4733550864121</text:p>
          </table:table-cell>
          <table:table-cell office:value-type="float" office:value="38.8315522190244" calcext:value-type="float">
            <text:p>38.8315522190244</text:p>
          </table:table-cell>
          <table:table-cell office:value-type="float" office:value="74.4956647476924" calcext:value-type="float">
            <text:p>74.4956647476924</text:p>
          </table:table-cell>
          <table:table-cell office:value-type="float" office:value="39.2274292233709" calcext:value-type="float">
            <text:p>39.2274292233709</text:p>
          </table:table-cell>
        </table:table-row>
        <table:table-row table:style-name="ro1">
          <table:table-cell office:value-type="string" calcext:value-type="string">
            <text:p>ASIA-TEMPERATE</text:p>
          </table:table-cell>
          <table:table-cell office:value-type="string" calcext:value-type="string">
            <text:p>Himalaya</text:p>
          </table:table-cell>
          <table:table-cell office:value-type="string" calcext:value-type="string">
            <text:p>Kirgizistan</text:p>
          </table:table-cell>
          <table:table-cell office:value-type="string" calcext:value-type="string">
            <text:p>Pik Pobeda</text:p>
          </table:table-cell>
          <table:table-cell office:value-type="float" office:value="7439" calcext:value-type="float">
            <text:p>7439</text:p>
          </table:table-cell>
          <table:table-cell office:value-type="float" office:value="6069" calcext:value-type="float">
            <text:p>6069</text:p>
          </table:table-cell>
          <table:table-cell office:value-type="float" office:value="3851" calcext:value-type="float">
            <text:p>3851</text:p>
          </table:table-cell>
          <table:table-cell office:value-type="float" office:value="42.035" calcext:value-type="float">
            <text:p>42.035</text:p>
          </table:table-cell>
          <table:table-cell office:value-type="float" office:value="80.1284722222222" calcext:value-type="float">
            <text:p>80.1284722222222</text:p>
          </table:table-cell>
          <table:table-cell office:value-type="float" office:value="79.9976532759873" calcext:value-type="float">
            <text:p>79.9976532759873</text:p>
          </table:table-cell>
          <table:table-cell office:value-type="float" office:value="41.7839615209918" calcext:value-type="float">
            <text:p>41.7839615209918</text:p>
          </table:table-cell>
          <table:table-cell office:value-type="float" office:value="79.2546539543852" calcext:value-type="float">
            <text:p>79.2546539543852</text:p>
          </table:table-cell>
          <table:table-cell office:value-type="float" office:value="42.6765213287358" calcext:value-type="float">
            <text:p>42.6765213287358</text:p>
          </table:table-cell>
        </table:table-row>
        <table:table-row table:style-name="ro1">
          <table:table-cell office:value-type="string" calcext:value-type="string">
            <text:p>ASIA-TROPICAL</text:p>
          </table:table-cell>
          <table:table-cell office:value-type="string" calcext:value-type="string">
            <text:p>Himalaya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Noshaq</text:p>
          </table:table-cell>
          <table:table-cell office:value-type="float" office:value="7492" calcext:value-type="float">
            <text:p>7492</text:p>
          </table:table-cell>
          <table:table-cell office:value-type="float" office:value="6001" calcext:value-type="float">
            <text:p>6001</text:p>
          </table:table-cell>
          <table:table-cell office:value-type="float" office:value="4770" calcext:value-type="float">
            <text:p>4770</text:p>
          </table:table-cell>
          <table:table-cell office:value-type="float" office:value="36.4330555555556" calcext:value-type="float">
            <text:p>36.4330555555556</text:p>
          </table:table-cell>
          <table:table-cell office:value-type="float" office:value="71.8283333333333" calcext:value-type="float">
            <text:p>71.8283333333333</text:p>
          </table:table-cell>
          <table:table-cell office:value-type="float" office:value="71.0092765599054" calcext:value-type="float">
            <text:p>71.0092765599054</text:p>
          </table:table-cell>
          <table:table-cell office:value-type="float" office:value="37.0851669380713" calcext:value-type="float">
            <text:p>37.0851669380713</text:p>
          </table:table-cell>
          <table:table-cell office:value-type="float" office:value="71.7468621981245" calcext:value-type="float">
            <text:p>71.7468621981245</text:p>
          </table:table-cell>
          <table:table-cell office:value-type="float" office:value="36.2228268827957" calcext:value-type="float">
            <text:p>36.2228268827957</text:p>
          </table:table-cell>
        </table:table-row>
        <table:table-row table:style-name="ro1">
          <table:table-cell office:value-type="string" calcext:value-type="string">
            <text:p>ASIA-TEMPERATE</text:p>
          </table:table-cell>
          <table:table-cell office:value-type="string" calcext:value-type="string">
            <text:p>Himalaya</text:p>
          </table:table-cell>
          <table:table-cell office:value-type="string" calcext:value-type="string">
            <text:p>Sichuan</text:p>
          </table:table-cell>
          <table:table-cell office:value-type="string" calcext:value-type="string">
            <text:p>Mount Gongga</text:p>
          </table:table-cell>
          <table:table-cell office:value-type="float" office:value="7556" calcext:value-type="float">
            <text:p>7556</text:p>
          </table:table-cell>
          <table:table-cell office:value-type="float" office:value="5927" calcext:value-type="float">
            <text:p>5927</text:p>
          </table:table-cell>
          <table:table-cell office:value-type="float" office:value="4985" calcext:value-type="float">
            <text:p>4985</text:p>
          </table:table-cell>
          <table:table-cell office:value-type="float" office:value="29.5958333333333" calcext:value-type="float">
            <text:p>29.5958333333333</text:p>
          </table:table-cell>
          <table:table-cell office:value-type="float" office:value="101.879166666667" calcext:value-type="float">
            <text:p>101.879166666667</text:p>
          </table:table-cell>
          <table:table-cell office:value-type="float" office:value="101.114646837558" calcext:value-type="float">
            <text:p>101.114646837558</text:p>
          </table:table-cell>
          <table:table-cell office:value-type="float" office:value="30.2582832328401" calcext:value-type="float">
            <text:p>30.2582832328401</text:p>
          </table:table-cell>
          <table:table-cell office:value-type="float" office:value="101.114646837558" calcext:value-type="float">
            <text:p>101.114646837558</text:p>
          </table:table-cell>
          <table:table-cell office:value-type="float" office:value="30.2582832328401" calcext:value-type="float">
            <text:p>30.2582832328401</text:p>
          </table:table-cell>
        </table:table-row>
        <table:table-row table:style-name="ro1">
          <table:table-cell office:value-type="string" calcext:value-type="string">
            <text:p>ASIA-TROPICAL</text:p>
          </table:table-cell>
          <table:table-cell office:value-type="string" calcext:value-type="string">
            <text:p>Himalaya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Gangkhar Puensum</text:p>
          </table:table-cell>
          <table:table-cell office:value-type="float" office:value="7570" calcext:value-type="float">
            <text:p>7570</text:p>
          </table:table-cell>
          <table:table-cell office:value-type="float" office:value="5776" calcext:value-type="float">
            <text:p>5776</text:p>
          </table:table-cell>
          <table:table-cell office:value-type="float" office:value="3074" calcext:value-type="float">
            <text:p>3074</text:p>
          </table:table-cell>
          <table:table-cell office:value-type="float" office:value="28.0469444444444" calcext:value-type="float">
            <text:p>28.0469444444444</text:p>
          </table:table-cell>
          <table:table-cell office:value-type="float" office:value="90.455" calcext:value-type="float">
            <text:p>90.455</text:p>
          </table:table-cell>
          <table:table-cell office:value-type="float" office:value="90.2321632508264" calcext:value-type="float">
            <text:p>90.2321632508264</text:p>
          </table:table-cell>
          <table:table-cell office:value-type="float" office:value="27.9187633760027" calcext:value-type="float">
            <text:p>27.9187633760027</text:p>
          </table:table-cell>
          <table:table-cell office:value-type="float" office:value="89.6751311031917" calcext:value-type="float">
            <text:p>89.6751311031917</text:p>
          </table:table-cell>
          <table:table-cell office:value-type="float" office:value="28.7333550401972" calcext:value-type="float">
            <text:p>28.7333550401972</text:p>
          </table:table-cell>
        </table:table-row>
        <table:table-row table:style-name="ro1">
          <table:table-cell office:value-type="string" calcext:value-type="string">
            <text:p>ASIA-TROPICAL</text:p>
          </table:table-cell>
          <table:table-cell office:value-type="string" calcext:value-type="string">
            <text:p>Himalaya</text:p>
          </table:table-cell>
          <table:table-cell office:value-type="string" calcext:value-type="string">
            <text:p>Jammu-Kashmir</text:p>
          </table:table-cell>
          <table:table-cell office:value-type="string" calcext:value-type="string">
            <text:p>K2</text:p>
          </table:table-cell>
          <table:table-cell office:value-type="float" office:value="8611" calcext:value-type="float">
            <text:p>8611</text:p>
          </table:table-cell>
          <table:table-cell office:value-type="float" office:value="5663" calcext:value-type="float">
            <text:p>5663</text:p>
          </table:table-cell>
          <table:table-cell office:value-type="float" office:value="4317" calcext:value-type="float">
            <text:p>4317</text:p>
          </table:table-cell>
          <table:table-cell office:value-type="float" office:value="35.8811111111111" calcext:value-type="float">
            <text:p>35.8811111111111</text:p>
          </table:table-cell>
          <table:table-cell office:value-type="float" office:value="76.5133333333333" calcext:value-type="float">
            <text:p>76.5133333333333</text:p>
          </table:table-cell>
          <table:table-cell office:value-type="float" office:value="76.4192903078021" calcext:value-type="float">
            <text:p>76.4192903078021</text:p>
          </table:table-cell>
          <table:table-cell office:value-type="float" office:value="35.6646352098212" calcext:value-type="float">
            <text:p>35.6646352098212</text:p>
          </table:table-cell>
          <table:table-cell office:value-type="float" office:value="76.4578348272416" calcext:value-type="float">
            <text:p>76.4578348272416</text:p>
          </table:table-cell>
          <table:table-cell office:value-type="float" office:value="35.8246346771803" calcext:value-type="float">
            <text:p>35.8246346771803</text:p>
          </table:table-cell>
        </table:table-row>
        <table:table-row table:style-name="ro1">
          <table:table-cell office:value-type="string" calcext:value-type="string">
            <text:p>ASIA-TEMPERATE</text:p>
          </table:table-cell>
          <table:table-cell office:value-type="string" calcext:value-type="string">
            <text:p>Himalaya</text:p>
          </table:table-cell>
          <table:table-cell office:value-type="string" calcext:value-type="string">
            <text:p>Tadzhikistan</text:p>
          </table:table-cell>
          <table:table-cell office:value-type="string" calcext:value-type="string">
            <text:p>Ismoil Somoni Peak</text:p>
          </table:table-cell>
          <table:table-cell office:value-type="float" office:value="7495" calcext:value-type="float">
            <text:p>7495</text:p>
          </table:table-cell>
          <table:table-cell office:value-type="float" office:value="5529" calcext:value-type="float">
            <text:p>5529</text:p>
          </table:table-cell>
          <table:table-cell office:value-type="float" office:value="4397" calcext:value-type="float">
            <text:p>4397</text:p>
          </table:table-cell>
          <table:table-cell office:value-type="float" office:value="38.9427777777778" calcext:value-type="float">
            <text:p>38.9427777777778</text:p>
          </table:table-cell>
          <table:table-cell office:value-type="float" office:value="72.0152777777778" calcext:value-type="float">
            <text:p>72.0152777777778</text:p>
          </table:table-cell>
          <table:table-cell office:value-type="float" office:value="71.7765991968318" calcext:value-type="float">
            <text:p>71.7765991968318</text:p>
          </table:table-cell>
          <table:table-cell office:value-type="float" office:value="39.0717512491256" calcext:value-type="float">
            <text:p>39.0717512491256</text:p>
          </table:table-cell>
          <table:table-cell office:value-type="float" office:value="71.9325640249565" calcext:value-type="float">
            <text:p>71.9325640249565</text:p>
          </table:table-cell>
          <table:table-cell office:value-type="float" office:value="39.1012397226074" calcext:value-type="float">
            <text:p>39.1012397226074</text:p>
          </table:table-cell>
        </table:table-row>
        <table:table-row table:style-name="ro1">
          <table:table-cell office:value-type="string" calcext:value-type="string">
            <text:p>ASIA-TEMPERATE</text:p>
          </table:table-cell>
          <table:table-cell office:value-type="string" calcext:value-type="string">
            <text:p>Himalaya</text:p>
          </table:table-cell>
          <table:table-cell office:value-type="string" calcext:value-type="string">
            <text:p>Xinjiang</text:p>
          </table:table-cell>
          <table:table-cell office:value-type="string" calcext:value-type="string">
            <text:p>Chakragil</text:p>
          </table:table-cell>
          <table:table-cell office:value-type="float" office:value="6760" calcext:value-type="float">
            <text:p>6760</text:p>
          </table:table-cell>
          <table:table-cell office:value-type="float" office:value="5249" calcext:value-type="float">
            <text:p>5249</text:p>
          </table:table-cell>
          <table:table-cell office:value-type="float" office:value="4421" calcext:value-type="float">
            <text:p>4421</text:p>
          </table:table-cell>
          <table:table-cell office:value-type="float" office:value="38.8658333333333" calcext:value-type="float">
            <text:p>38.8658333333333</text:p>
          </table:table-cell>
          <table:table-cell office:value-type="float" office:value="75.1083333333333" calcext:value-type="float">
            <text:p>75.1083333333333</text:p>
          </table:table-cell>
          <table:table-cell office:value-type="float" office:value="74.3846260081764" calcext:value-type="float">
            <text:p>74.3846260081764</text:p>
          </table:table-cell>
          <table:table-cell office:value-type="float" office:value="39.426001303008" calcext:value-type="float">
            <text:p>39.426001303008</text:p>
          </table:table-cell>
          <table:table-cell office:value-type="float" office:value="75.1854040493446" calcext:value-type="float">
            <text:p>75.1854040493446</text:p>
          </table:table-cell>
          <table:table-cell office:value-type="float" office:value="38.9080101686465" calcext:value-type="float">
            <text:p>38.9080101686465</text:p>
          </table:table-cell>
        </table:table-row>
        <table:table-row table:style-name="ro1">
          <table:table-cell office:value-type="string" calcext:value-type="string">
            <text:p>ASIA-TEMPERATE</text:p>
          </table:table-cell>
          <table:table-cell office:value-type="string" calcext:value-type="string">
            <text:p>Himalaya</text:p>
          </table:table-cell>
          <table:table-cell office:value-type="string" calcext:value-type="string">
            <text:p>Kirgizistan</text:p>
          </table:table-cell>
          <table:table-cell office:value-type="string" calcext:value-type="string">
            <text:p>Khan Tengri</text:p>
          </table:table-cell>
          <table:table-cell office:value-type="float" office:value="7010" calcext:value-type="float">
            <text:p>7010</text:p>
          </table:table-cell>
          <table:table-cell office:value-type="float" office:value="5089" calcext:value-type="float">
            <text:p>5089</text:p>
          </table:table-cell>
          <table:table-cell office:value-type="float" office:value="3717" calcext:value-type="float">
            <text:p>3717</text:p>
          </table:table-cell>
          <table:table-cell office:value-type="float" office:value="42.2108333333333" calcext:value-type="float">
            <text:p>42.2108333333333</text:p>
          </table:table-cell>
          <table:table-cell office:value-type="float" office:value="80.1741666666667" calcext:value-type="float">
            <text:p>80.1741666666667</text:p>
          </table:table-cell>
          <table:table-cell office:value-type="float" office:value="79.338026757709" calcext:value-type="float">
            <text:p>79.338026757709</text:p>
          </table:table-cell>
          <table:table-cell office:value-type="float" office:value="42.8233533847206" calcext:value-type="float">
            <text:p>42.8233533847206</text:p>
          </table:table-cell>
          <table:table-cell office:value-type="float" office:value="80.1938624548151" calcext:value-type="float">
            <text:p>80.1938624548151</text:p>
          </table:table-cell>
          <table:table-cell office:value-type="float" office:value="42.2659731498981" calcext:value-type="float">
            <text:p>42.2659731498981</text:p>
          </table:table-cell>
        </table:table-row>
        <table:table-row table:style-name="ro1">
          <table:table-cell office:value-type="string" calcext:value-type="string">
            <text:p>ASIA-TEMPERATE</text:p>
          </table:table-cell>
          <table:table-cell office:value-type="string" calcext:value-type="string">
            <text:p>Himalaya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Kuh-e Bandaka</text:p>
          </table:table-cell>
          <table:table-cell office:value-type="float" office:value="6812" calcext:value-type="float">
            <text:p>6812</text:p>
          </table:table-cell>
          <table:table-cell office:value-type="float" office:value="5087" calcext:value-type="float">
            <text:p>5087</text:p>
          </table:table-cell>
          <table:table-cell office:value-type="float" office:value="4462" calcext:value-type="float">
            <text:p>4462</text:p>
          </table:table-cell>
          <table:table-cell office:value-type="float" office:value="36.1791666666667" calcext:value-type="float">
            <text:p>36.1791666666667</text:p>
          </table:table-cell>
          <table:table-cell office:value-type="float" office:value="70.9833333333333" calcext:value-type="float">
            <text:p>70.9833333333333</text:p>
          </table:table-cell>
          <table:table-cell office:value-type="float" office:value="70.2401919654155" calcext:value-type="float">
            <text:p>70.2401919654155</text:p>
          </table:table-cell>
          <table:table-cell office:value-type="float" office:value="36.773049294246" calcext:value-type="float">
            <text:p>36.773049294246</text:p>
          </table:table-cell>
          <table:table-cell office:value-type="float" office:value="70.8905489655783" calcext:value-type="float">
            <text:p>70.8905489655783</text:p>
          </table:table-cell>
          <table:table-cell office:value-type="float" office:value="36.1962988324736" calcext:value-type="float">
            <text:p>36.1962988324736</text:p>
          </table:table-cell>
        </table:table-row>
        <table:table-row table:style-name="ro1">
          <table:table-cell office:value-type="string" calcext:value-type="string">
            <text:p>ASIA-TROPICAL</text:p>
          </table:table-cell>
          <table:table-cell office:value-type="string" calcext:value-type="string">
            <text:p>Himalaya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Buni Zom</text:p>
          </table:table-cell>
          <table:table-cell office:value-type="float" office:value="6542" calcext:value-type="float">
            <text:p>6542</text:p>
          </table:table-cell>
          <table:table-cell office:value-type="float" office:value="5004" calcext:value-type="float">
            <text:p>5004</text:p>
          </table:table-cell>
          <table:table-cell office:value-type="float" office:value="4647" calcext:value-type="float">
            <text:p>4647</text:p>
          </table:table-cell>
          <table:table-cell office:value-type="float" office:value="36.1541666666667" calcext:value-type="float">
            <text:p>36.1541666666667</text:p>
          </table:table-cell>
          <table:table-cell office:value-type="float" office:value="72.3275" calcext:value-type="float">
            <text:p>72.3275</text:p>
          </table:table-cell>
          <table:table-cell office:value-type="float" office:value="71.6145991301167" calcext:value-type="float">
            <text:p>71.6145991301167</text:p>
          </table:table-cell>
          <table:table-cell office:value-type="float" office:value="36.7248947290015" calcext:value-type="float">
            <text:p>36.7248947290015</text:p>
          </table:table-cell>
          <table:table-cell office:value-type="float" office:value="71.6145991301167" calcext:value-type="float">
            <text:p>71.6145991301167</text:p>
          </table:table-cell>
          <table:table-cell office:value-type="float" office:value="36.7248947290015" calcext:value-type="float">
            <text:p>36.7248947290015</text:p>
          </table:table-cell>
        </table:table-row>
        <table:table-row table:style-name="ro1">
          <table:table-cell office:value-type="string" calcext:value-type="string">
            <text:p>ASIA-TEMPERATE</text:p>
          </table:table-cell>
          <table:table-cell office:value-type="string" calcext:value-type="string">
            <text:p>Himalaya</text:p>
          </table:table-cell>
          <table:table-cell office:value-type="string" calcext:value-type="string">
            <text:p>Xinjiang</text:p>
          </table:table-cell>
          <table:table-cell office:value-type="string" calcext:value-type="string">
            <text:p>Bogda Peak</text:p>
          </table:table-cell>
          <table:table-cell office:value-type="float" office:value="5445" calcext:value-type="float">
            <text:p>5445</text:p>
          </table:table-cell>
          <table:table-cell office:value-type="float" office:value="4865" calcext:value-type="float">
            <text:p>4865</text:p>
          </table:table-cell>
          <table:table-cell office:value-type="float" office:value="2403" calcext:value-type="float">
            <text:p>2403</text:p>
          </table:table-cell>
          <table:table-cell office:value-type="float" office:value="43.8016666666667" calcext:value-type="float">
            <text:p>43.8016666666667</text:p>
          </table:table-cell>
          <table:table-cell office:value-type="float" office:value="88.335" calcext:value-type="float">
            <text:p>88.335</text:p>
          </table:table-cell>
          <table:table-cell office:value-type="float" office:value="88.2849572824721" calcext:value-type="float">
            <text:p>88.2849572824721</text:p>
          </table:table-cell>
          <table:table-cell office:value-type="float" office:value="43.9815227526052" calcext:value-type="float">
            <text:p>43.9815227526052</text:p>
          </table:table-cell>
          <table:table-cell office:value-type="float" office:value="88.3037625301905" calcext:value-type="float">
            <text:p>88.3037625301905</text:p>
          </table:table-cell>
          <table:table-cell office:value-type="float" office:value="43.7722766134459" calcext:value-type="float">
            <text:p>43.7722766134459</text:p>
          </table:table-cell>
        </table:table-row>
        <table:table-row table:style-name="ro1">
          <table:table-cell office:value-type="string" calcext:value-type="string">
            <text:p>ASIA-TEMPERATE</text:p>
          </table:table-cell>
          <table:table-cell office:value-type="string" calcext:value-type="string">
            <text:p>Himalaya</text:p>
          </table:table-cell>
          <table:table-cell office:value-type="string" calcext:value-type="string">
            <text:p>Xinjiang</text:p>
          </table:table-cell>
          <table:table-cell office:value-type="string" calcext:value-type="string">
            <text:p>Xuelian Feng</text:p>
          </table:table-cell>
          <table:table-cell office:value-type="float" office:value="6627" calcext:value-type="float">
            <text:p>6627</text:p>
          </table:table-cell>
          <table:table-cell office:value-type="float" office:value="4604" calcext:value-type="float">
            <text:p>4604</text:p>
          </table:table-cell>
          <table:table-cell office:value-type="float" office:value="4059" calcext:value-type="float">
            <text:p>4059</text:p>
          </table:table-cell>
          <table:table-cell office:value-type="float" office:value="42.2616666666667" calcext:value-type="float">
            <text:p>42.2616666666667</text:p>
          </table:table-cell>
          <table:table-cell office:value-type="float" office:value="80.89" calcext:value-type="float">
            <text:p>80.89</text:p>
          </table:table-cell>
          <table:table-cell office:value-type="float" office:value="80.094805773958" calcext:value-type="float">
            <text:p>80.094805773958</text:p>
          </table:table-cell>
          <table:table-cell office:value-type="float" office:value="42.8440414419022" calcext:value-type="float">
            <text:p>42.8440414419022</text:p>
          </table:table-cell>
          <table:table-cell office:value-type="float" office:value="80.7960453912617" calcext:value-type="float">
            <text:p>80.7960453912617</text:p>
          </table:table-cell>
          <table:table-cell office:value-type="float" office:value="42.2390766244579" calcext:value-type="float">
            <text:p>42.2390766244579</text:p>
          </table:table-cell>
        </table:table-row>
        <table:table-row table:style-name="ro1">
          <table:table-cell office:value-type="string" calcext:value-type="string">
            <text:p>ASIA-TEMPERATE</text:p>
          </table:table-cell>
          <table:table-cell office:value-type="string" calcext:value-type="string">
            <text:p>Himalaya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Pik Talgar</text:p>
          </table:table-cell>
          <table:table-cell office:value-type="float" office:value="4979" calcext:value-type="float">
            <text:p>4979</text:p>
          </table:table-cell>
          <table:table-cell office:value-type="float" office:value="4377" calcext:value-type="float">
            <text:p>4377</text:p>
          </table:table-cell>
          <table:table-cell office:value-type="float" office:value="3378" calcext:value-type="float">
            <text:p>3378</text:p>
          </table:table-cell>
          <table:table-cell office:value-type="float" office:value="43.1178388888889" calcext:value-type="float">
            <text:p>43.1178388888889</text:p>
          </table:table-cell>
          <table:table-cell office:value-type="float" office:value="77.3413333333333" calcext:value-type="float">
            <text:p>77.3413333333333</text:p>
          </table:table-cell>
          <table:table-cell office:value-type="float" office:value="77.2896362131834" calcext:value-type="float">
            <text:p>77.2896362131834</text:p>
          </table:table-cell>
          <table:table-cell office:value-type="float" office:value="43.2983459280674" calcext:value-type="float">
            <text:p>43.2983459280674</text:p>
          </table:table-cell>
          <table:table-cell office:value-type="float" office:value="77.3235618014537" calcext:value-type="float">
            <text:p>77.3235618014537</text:p>
          </table:table-cell>
          <table:table-cell office:value-type="float" office:value="43.1745904731108" calcext:value-type="float">
            <text:p>43.1745904731108</text:p>
          </table:table-cell>
        </table:table-row>
        <table:table-row table:style-name="ro1">
          <table:table-cell office:value-type="string" calcext:value-type="string">
            <text:p>ASIA-TEMPERATE</text:p>
          </table:table-cell>
          <table:table-cell office:value-type="string" calcext:value-type="string">
            <text:p>Himalaya</text:p>
          </table:table-cell>
          <table:table-cell office:value-type="string" calcext:value-type="string">
            <text:p>Yunnan</text:p>
          </table:table-cell>
          <table:table-cell office:value-type="string" calcext:value-type="string">
            <text:p>Jade Dragon Snow Mountain</text:p>
          </table:table-cell>
          <table:table-cell office:value-type="float" office:value="5596" calcext:value-type="float">
            <text:p>5596</text:p>
          </table:table-cell>
          <table:table-cell office:value-type="float" office:value="4298" calcext:value-type="float">
            <text:p>4298</text:p>
          </table:table-cell>
          <table:table-cell office:value-type="float" office:value="3870" calcext:value-type="float">
            <text:p>3870</text:p>
          </table:table-cell>
          <table:table-cell office:value-type="float" office:value="27.0983333333333" calcext:value-type="float">
            <text:p>27.0983333333333</text:p>
          </table:table-cell>
          <table:table-cell office:value-type="float" office:value="100.175" calcext:value-type="float">
            <text:p>100.175</text:p>
          </table:table-cell>
          <table:table-cell office:value-type="float" office:value="100.29055970386" calcext:value-type="float">
            <text:p>100.29055970386</text:p>
          </table:table-cell>
          <table:table-cell office:value-type="float" office:value="26.9491488365654" calcext:value-type="float">
            <text:p>26.9491488365654</text:p>
          </table:table-cell>
          <table:table-cell office:value-type="float" office:value="100.159612289498" calcext:value-type="float">
            <text:p>100.159612289498</text:p>
          </table:table-cell>
          <table:table-cell office:value-type="float" office:value="27.1703054006332" calcext:value-type="float">
            <text:p>27.1703054006332</text:p>
          </table:table-cell>
        </table:table-row>
        <table:table-row table:style-name="ro1">
          <table:table-cell office:value-type="string" calcext:value-type="string">
            <text:p>ASIA-TEMPERATE</text:p>
          </table:table-cell>
          <table:table-cell office:value-type="string" calcext:value-type="string">
            <text:p>Himalaya</text:p>
          </table:table-cell>
          <table:table-cell office:value-type="string" calcext:value-type="string">
            <text:p>Qinghai</text:p>
          </table:table-cell>
          <table:table-cell office:value-type="string" calcext:value-type="string">
            <text:p>Altun Shan</text:p>
          </table:table-cell>
          <table:table-cell office:value-type="float" office:value="5830" calcext:value-type="float">
            <text:p>5830</text:p>
          </table:table-cell>
          <table:table-cell office:value-type="float" office:value="3949" calcext:value-type="float">
            <text:p>3949</text:p>
          </table:table-cell>
          <table:table-cell office:value-type="float" office:value="2395" calcext:value-type="float">
            <text:p>2395</text:p>
          </table:table-cell>
          <table:table-cell office:value-type="float" office:value="39.2508333333333" calcext:value-type="float">
            <text:p>39.2508333333333</text:p>
          </table:table-cell>
          <table:table-cell office:value-type="float" office:value="93.6963888888889" calcext:value-type="float">
            <text:p>93.6963888888889</text:p>
          </table:table-cell>
          <table:table-cell office:value-type="float" office:value="93.7080607787913" calcext:value-type="float">
            <text:p>93.7080607787913</text:p>
          </table:table-cell>
          <table:table-cell office:value-type="float" office:value="39.4265190842463" calcext:value-type="float">
            <text:p>39.4265190842463</text:p>
          </table:table-cell>
          <table:table-cell office:value-type="float" office:value="93.1017376985257" calcext:value-type="float">
            <text:p>93.1017376985257</text:p>
          </table:table-cell>
          <table:table-cell office:value-type="float" office:value="39.7087332997294" calcext:value-type="float">
            <text:p>39.7087332997294</text:p>
          </table:table-cell>
        </table:table-row>
        <table:table-row table:style-name="ro1">
          <table:table-cell office:value-type="string" calcext:value-type="string">
            <text:p>ASIA-TEMPERATE</text:p>
          </table:table-cell>
          <table:table-cell office:value-type="string" calcext:value-type="string">
            <text:p>Himalaya</text:p>
          </table:table-cell>
          <table:table-cell office:value-type="string" calcext:value-type="string">
            <text:p>Xinjiang</text:p>
          </table:table-cell>
          <table:table-cell office:value-type="string" calcext:value-type="string">
            <text:p>Tomort</text:p>
          </table:table-cell>
          <table:table-cell office:value-type="float" office:value="4886" calcext:value-type="float">
            <text:p>4886</text:p>
          </table:table-cell>
          <table:table-cell office:value-type="float" office:value="3883" calcext:value-type="float">
            <text:p>3883</text:p>
          </table:table-cell>
          <table:table-cell office:value-type="float" office:value="1778" calcext:value-type="float">
            <text:p>1778</text:p>
          </table:table-cell>
          <table:table-cell office:value-type="float" office:value="43.0733333333333" calcext:value-type="float">
            <text:p>43.0733333333333</text:p>
          </table:table-cell>
          <table:table-cell office:value-type="float" office:value="94.3466666666667" calcext:value-type="float">
            <text:p>94.3466666666667</text:p>
          </table:table-cell>
          <table:table-cell office:value-type="float" office:value="93.7432423790358" calcext:value-type="float">
            <text:p>93.7432423790358</text:p>
          </table:table-cell>
          <table:table-cell office:value-type="float" office:value="43.5101542438023" calcext:value-type="float">
            <text:p>43.5101542438023</text:p>
          </table:table-cell>
          <table:table-cell office:value-type="float" office:value="94.257021083229" calcext:value-type="float">
            <text:p>94.257021083229</text:p>
          </table:table-cell>
          <table:table-cell office:value-type="float" office:value="43.1246509912803" calcext:value-type="float">
            <text:p>43.1246509912803</text:p>
          </table:table-cell>
        </table:table-row>
        <table:table-row table:style-name="ro1">
          <table:table-cell office:value-type="string" calcext:value-type="string">
            <text:p>ASIA-TEMPERATE</text:p>
          </table:table-cell>
          <table:table-cell office:value-type="string" calcext:value-type="string">
            <text:p>Himalaya</text:p>
          </table:table-cell>
          <table:table-cell office:value-type="string" calcext:value-type="string">
            <text:p>Qinghai</text:p>
          </table:table-cell>
          <table:table-cell office:value-type="string" calcext:value-type="string">
            <text:p>Amnye Maqen</text:p>
          </table:table-cell>
          <table:table-cell office:value-type="float" office:value="6282" calcext:value-type="float">
            <text:p>6282</text:p>
          </table:table-cell>
          <table:table-cell office:value-type="float" office:value="2605" calcext:value-type="float">
            <text:p>2605</text:p>
          </table:table-cell>
          <table:table-cell office:value-type="float" office:value="2114" calcext:value-type="float">
            <text:p>2114</text:p>
          </table:table-cell>
          <table:table-cell office:value-type="float" office:value="34.7383333333333" calcext:value-type="float">
            <text:p>34.7383333333333</text:p>
          </table:table-cell>
          <table:table-cell office:value-type="float" office:value="99.5036111111111" calcext:value-type="float">
            <text:p>99.5036111111111</text:p>
          </table:table-cell>
          <table:table-cell office:value-type="float" office:value="99.029717776597" calcext:value-type="float">
            <text:p>99.029717776597</text:p>
          </table:table-cell>
          <table:table-cell office:value-type="float" office:value="35.1255148250654" calcext:value-type="float">
            <text:p>35.1255148250654</text:p>
          </table:table-cell>
          <table:table-cell office:value-type="float" office:value="99.029717776597" calcext:value-type="float">
            <text:p>99.029717776597</text:p>
          </table:table-cell>
          <table:table-cell office:value-type="float" office:value="35.1255148250654" calcext:value-type="float">
            <text:p>35.1255148250654</text:p>
          </table:table-cell>
        </table:table-row>
        <table:table-row table:style-name="ro1">
          <table:table-cell office:value-type="string" calcext:value-type="string">
            <text:p>ASIA-TEMPERATE</text:p>
          </table:table-cell>
          <table:table-cell office:value-type="string" calcext:value-type="string">
            <text:p>Himalaya</text:p>
          </table:table-cell>
          <table:table-cell office:value-type="string" calcext:value-type="string">
            <text:p>Xinjiang</text:p>
          </table:table-cell>
          <table:table-cell office:value-type="string" calcext:value-type="string">
            <text:p>Sauyr Zhotasy</text:p>
          </table:table-cell>
          <table:table-cell office:value-type="float" office:value="3840" calcext:value-type="float">
            <text:p>3840</text:p>
          </table:table-cell>
          <table:table-cell office:value-type="float" office:value="2309" calcext:value-type="float">
            <text:p>2309</text:p>
          </table:table-cell>
          <table:table-cell office:value-type="float" office:value="1486" calcext:value-type="float">
            <text:p>1486</text:p>
          </table:table-cell>
          <table:table-cell office:value-type="float" office:value="47.0491666666667" calcext:value-type="float">
            <text:p>47.0491666666667</text:p>
          </table:table-cell>
          <table:table-cell office:value-type="float" office:value="85.5666666666667" calcext:value-type="float">
            <text:p>85.5666666666667</text:p>
          </table:table-cell>
          <table:table-cell office:value-type="float" office:value="85.0802195509523" calcext:value-type="float">
            <text:p>85.0802195509523</text:p>
          </table:table-cell>
          <table:table-cell office:value-type="float" office:value="47.378838134411" calcext:value-type="float">
            <text:p>47.378838134411</text:p>
          </table:table-cell>
          <table:table-cell office:value-type="float" office:value="85.4614976688427" calcext:value-type="float">
            <text:p>85.4614976688427</text:p>
          </table:table-cell>
          <table:table-cell office:value-type="float" office:value="47.0919800025482" calcext:value-type="float">
            <text:p>47.0919800025482</text:p>
          </table:table-cell>
        </table:table-row>
        <table:table-row table:style-name="ro1">
          <table:table-cell office:value-type="string" calcext:value-type="string">
            <text:p>ASIA-TEMPERATE</text:p>
          </table:table-cell>
          <table:table-cell office:value-type="string" calcext:value-type="string">
            <text:p>Himalaya</text:p>
          </table:table-cell>
          <table:table-cell office:value-type="string" calcext:value-type="string">
            <text:p>Tibet</text:p>
          </table:table-cell>
          <table:table-cell office:value-type="string" calcext:value-type="string">
            <text:p>Muztag</text:p>
          </table:table-cell>
          <table:table-cell office:value-type="float" office:value="6973" calcext:value-type="float">
            <text:p>6973</text:p>
          </table:table-cell>
          <table:table-cell office:value-type="float" office:value="2036" calcext:value-type="float">
            <text:p>2036</text:p>
          </table:table-cell>
          <table:table-cell office:value-type="float" office:value="1427" calcext:value-type="float">
            <text:p>1427</text:p>
          </table:table-cell>
          <table:table-cell office:value-type="float" office:value="36.4166666666667" calcext:value-type="float">
            <text:p>36.4166666666667</text:p>
          </table:table-cell>
          <table:table-cell office:value-type="float" office:value="87.3833333333333" calcext:value-type="float">
            <text:p>87.3833333333333</text:p>
          </table:table-cell>
          <table:table-cell office:value-type="float" office:value="86.6932021911635" calcext:value-type="float">
            <text:p>86.6932021911635</text:p>
          </table:table-cell>
          <table:table-cell office:value-type="float" office:value="36.9692936637533" calcext:value-type="float">
            <text:p>36.9692936637533</text:p>
          </table:table-cell>
          <table:table-cell office:value-type="float" office:value="86.6932021911635" calcext:value-type="float">
            <text:p>86.6932021911635</text:p>
          </table:table-cell>
          <table:table-cell office:value-type="float" office:value="36.9692936637533" calcext:value-type="float">
            <text:p>36.9692936637533</text:p>
          </table:table-cell>
        </table:table-row>
        <table:table-row table:style-name="ro1">
          <table:table-cell office:value-type="string" calcext:value-type="string">
            <text:p>ASIA-TEMPERATE</text:p>
          </table:table-cell>
          <table:table-cell office:value-type="string" calcext:value-type="string">
            <text:p>Himalaya</text:p>
          </table:table-cell>
          <table:table-cell office:value-type="string" calcext:value-type="string">
            <text:p>Qinghai</text:p>
          </table:table-cell>
          <table:table-cell office:value-type="string" calcext:value-type="string">
            <text:p>Kangze'gyai</text:p>
          </table:table-cell>
          <table:table-cell office:value-type="float" office:value="5808" calcext:value-type="float">
            <text:p>5808</text:p>
          </table:table-cell>
          <table:table-cell office:value-type="float" office:value="1747" calcext:value-type="float">
            <text:p>1747</text:p>
          </table:table-cell>
          <table:table-cell office:value-type="float" office:value="1414" calcext:value-type="float">
            <text:p>1414</text:p>
          </table:table-cell>
          <table:table-cell office:value-type="float" office:value="38.5002777777778" calcext:value-type="float">
            <text:p>38.5002777777778</text:p>
          </table:table-cell>
          <table:table-cell office:value-type="float" office:value="97.7247222222222" calcext:value-type="float">
            <text:p>97.7247222222222</text:p>
          </table:table-cell>
          <table:table-cell office:value-type="float" office:value="97.173656017271" calcext:value-type="float">
            <text:p>97.173656017271</text:p>
          </table:table-cell>
          <table:table-cell office:value-type="float" office:value="38.9288201139947" calcext:value-type="float">
            <text:p>38.9288201139947</text:p>
          </table:table-cell>
          <table:table-cell office:value-type="float" office:value="97.7472537554323" calcext:value-type="float">
            <text:p>97.7472537554323</text:p>
          </table:table-cell>
          <table:table-cell office:value-type="float" office:value="38.5179773399421" calcext:value-type="float">
            <text:p>38.517977339942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Pico de Orizaba</text:p>
          </table:table-cell>
          <table:table-cell office:value-type="float" office:value="5636" calcext:value-type="float">
            <text:p>5636</text:p>
          </table:table-cell>
          <table:table-cell office:value-type="float" office:value="5104" calcext:value-type="float">
            <text:p>5104</text:p>
          </table:table-cell>
          <table:table-cell office:value-type="float" office:value="3755" calcext:value-type="float">
            <text:p>3755</text:p>
          </table:table-cell>
          <table:table-cell office:value-type="float" office:value="19.03025" calcext:value-type="float">
            <text:p>19.03025</text:p>
          </table:table-cell>
          <table:table-cell office:value-type="float" office:value="-97.2699" calcext:value-type="float">
            <text:p>-97.2699</text:p>
          </table:table-cell>
          <table:table-cell office:value-type="float" office:value="-97.8106940338644" calcext:value-type="float">
            <text:p>-97.8106940338644</text:p>
          </table:table-cell>
          <table:table-cell office:value-type="float" office:value="19.5420863022393" calcext:value-type="float">
            <text:p>19.5420863022393</text:p>
          </table:table-cell>
          <table:table-cell office:value-type="float" office:value="-97.2200872278859" calcext:value-type="float">
            <text:p>-97.2200872278859</text:p>
          </table:table-cell>
          <table:table-cell office:value-type="float" office:value="18.9963204320234" calcext:value-type="float">
            <text:p>18.9963204320234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Popocatepetl</text:p>
          </table:table-cell>
          <table:table-cell office:value-type="float" office:value="5410" calcext:value-type="float">
            <text:p>5410</text:p>
          </table:table-cell>
          <table:table-cell office:value-type="float" office:value="4162" calcext:value-type="float">
            <text:p>4162</text:p>
          </table:table-cell>
          <table:table-cell office:value-type="float" office:value="3212" calcext:value-type="float">
            <text:p>3212</text:p>
          </table:table-cell>
          <table:table-cell office:value-type="float" office:value="19.0223597222222" calcext:value-type="float">
            <text:p>19.0223597222222</text:p>
          </table:table-cell>
          <table:table-cell office:value-type="float" office:value="-98.6277902777778" calcext:value-type="float">
            <text:p>-98.6277902777778</text:p>
          </table:table-cell>
          <table:table-cell office:value-type="float" office:value="-99.1469604088021" calcext:value-type="float">
            <text:p>-99.1469604088021</text:p>
          </table:table-cell>
          <table:table-cell office:value-type="float" office:value="19.514023199691" calcext:value-type="float">
            <text:p>19.514023199691</text:p>
          </table:table-cell>
          <table:table-cell office:value-type="float" office:value="-98.594506409933" calcext:value-type="float">
            <text:p>-98.594506409933</text:p>
          </table:table-cell>
          <table:table-cell office:value-type="float" office:value="18.977231556511" calcext:value-type="float">
            <text:p>18.97723155651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Jalisco</text:p>
          </table:table-cell>
          <table:table-cell office:value-type="string" calcext:value-type="string">
            <text:p>Volcán de Colima</text:p>
          </table:table-cell>
          <table:table-cell office:value-type="float" office:value="3820" calcext:value-type="float">
            <text:p>3820</text:p>
          </table:table-cell>
          <table:table-cell office:value-type="float" office:value="3769" calcext:value-type="float">
            <text:p>3769</text:p>
          </table:table-cell>
          <table:table-cell office:value-type="float" office:value="2709" calcext:value-type="float">
            <text:p>2709</text:p>
          </table:table-cell>
          <table:table-cell office:value-type="float" office:value="19.5130555555556" calcext:value-type="float">
            <text:p>19.5130555555556</text:p>
          </table:table-cell>
          <table:table-cell office:value-type="float" office:value="-103.6175" calcext:value-type="float">
            <text:p>-103.6175</text:p>
          </table:table-cell>
          <table:table-cell office:value-type="float" office:value="-103.985887790017" calcext:value-type="float">
            <text:p>-103.985887790017</text:p>
          </table:table-cell>
          <table:table-cell office:value-type="float" office:value="19.8597008723583" calcext:value-type="float">
            <text:p>19.8597008723583</text:p>
          </table:table-cell>
          <table:table-cell office:value-type="float" office:value="-103.570662795068" calcext:value-type="float">
            <text:p>-103.570662795068</text:p>
          </table:table-cell>
          <table:table-cell office:value-type="float" office:value="19.5551910053467" calcext:value-type="float">
            <text:p>19.555191005346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Jalisco</text:p>
          </table:table-cell>
          <table:table-cell office:value-type="string" calcext:value-type="string">
            <text:p>Nevado de Colima</text:p>
          </table:table-cell>
          <table:table-cell office:value-type="float" office:value="4270" calcext:value-type="float">
            <text:p>4270</text:p>
          </table:table-cell>
          <table:table-cell office:value-type="float" office:value="3762" calcext:value-type="float">
            <text:p>3762</text:p>
          </table:table-cell>
          <table:table-cell office:value-type="float" office:value="2721" calcext:value-type="float">
            <text:p>2721</text:p>
          </table:table-cell>
          <table:table-cell office:value-type="float" office:value="19.5633166666667" calcext:value-type="float">
            <text:p>19.5633166666667</text:p>
          </table:table-cell>
          <table:table-cell office:value-type="float" office:value="-103.608655555556" calcext:value-type="float">
            <text:p>-103.608655555556</text:p>
          </table:table-cell>
          <table:table-cell office:value-type="float" office:value="-104.020241121638" calcext:value-type="float">
            <text:p>-104.020241121638</text:p>
          </table:table-cell>
          <table:table-cell office:value-type="float" office:value="19.9505157065018" calcext:value-type="float">
            <text:p>19.9505157065018</text:p>
          </table:table-cell>
          <table:table-cell office:value-type="float" office:value="-103.56896581528" calcext:value-type="float">
            <text:p>-103.56896581528</text:p>
          </table:table-cell>
          <table:table-cell office:value-type="float" office:value="19.5535109474941" calcext:value-type="float">
            <text:p>19.553510947494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ichoacán</text:p>
          </table:table-cell>
          <table:table-cell office:value-type="string" calcext:value-type="string">
            <text:p>Volcán Tancítaro</text:p>
          </table:table-cell>
          <table:table-cell office:value-type="float" office:value="3840" calcext:value-type="float">
            <text:p>3840</text:p>
          </table:table-cell>
          <table:table-cell office:value-type="float" office:value="3452" calcext:value-type="float">
            <text:p>3452</text:p>
          </table:table-cell>
          <table:table-cell office:value-type="float" office:value="1508" calcext:value-type="float">
            <text:p>1508</text:p>
          </table:table-cell>
          <table:table-cell office:value-type="float" office:value="19.4166333333333" calcext:value-type="float">
            <text:p>19.4166333333333</text:p>
          </table:table-cell>
          <table:table-cell office:value-type="float" office:value="-102.319761111111" calcext:value-type="float">
            <text:p>-102.319761111111</text:p>
          </table:table-cell>
          <table:table-cell office:value-type="float" office:value="-102.689841521332" calcext:value-type="float">
            <text:p>-102.689841521332</text:p>
          </table:table-cell>
          <table:table-cell office:value-type="float" office:value="19.7659904873476" calcext:value-type="float">
            <text:p>19.7659904873476</text:p>
          </table:table-cell>
          <table:table-cell office:value-type="float" office:value="-102.336754336887" calcext:value-type="float">
            <text:p>-102.336754336887</text:p>
          </table:table-cell>
          <table:table-cell office:value-type="float" office:value="19.3937321737612" calcext:value-type="float">
            <text:p>19.393732173761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Oaxaca</text:p>
          </table:table-cell>
          <table:table-cell office:value-type="string" calcext:value-type="string">
            <text:p>Cerro Nube Flane</text:p>
          </table:table-cell>
          <table:table-cell office:value-type="float" office:value="3721" calcext:value-type="float">
            <text:p>3721</text:p>
          </table:table-cell>
          <table:table-cell office:value-type="float" office:value="3442" calcext:value-type="float">
            <text:p>3442</text:p>
          </table:table-cell>
          <table:table-cell office:value-type="float" office:value="2340" calcext:value-type="float">
            <text:p>2340</text:p>
          </table:table-cell>
          <table:table-cell office:value-type="float" office:value="16.2144444444444" calcext:value-type="float">
            <text:p>16.2144444444444</text:p>
          </table:table-cell>
          <table:table-cell office:value-type="float" office:value="-96.1822222222222" calcext:value-type="float">
            <text:p>-96.1822222222222</text:p>
          </table:table-cell>
          <table:table-cell office:value-type="float" office:value="-96.5320102270307" calcext:value-type="float">
            <text:p>-96.5320102270307</text:p>
          </table:table-cell>
          <table:table-cell office:value-type="float" office:value="16.5522578201028" calcext:value-type="float">
            <text:p>16.5522578201028</text:p>
          </table:table-cell>
          <table:table-cell office:value-type="float" office:value="-96.2811845036382" calcext:value-type="float">
            <text:p>-96.2811845036382</text:p>
          </table:table-cell>
          <table:table-cell office:value-type="float" office:value="16.1391011053351" calcext:value-type="float">
            <text:p>16.139101105335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Oaxaca</text:p>
          </table:table-cell>
          <table:table-cell office:value-type="string" calcext:value-type="string">
            <text:p>Cerro el Nacimiento</text:p>
          </table:table-cell>
          <table:table-cell office:value-type="float" office:value="3710" calcext:value-type="float">
            <text:p>3710</text:p>
          </table:table-cell>
          <table:table-cell office:value-type="float" office:value="3437" calcext:value-type="float">
            <text:p>3437</text:p>
          </table:table-cell>
          <table:table-cell office:value-type="float" office:value="2400" calcext:value-type="float">
            <text:p>2400</text:p>
          </table:table-cell>
          <table:table-cell office:value-type="float" office:value="16.2115" calcext:value-type="float">
            <text:p>16.2115</text:p>
          </table:table-cell>
          <table:table-cell office:value-type="float" office:value="-96.1967" calcext:value-type="float">
            <text:p>-96.1967</text:p>
          </table:table-cell>
          <table:table-cell office:value-type="float" office:value="-96.5454498734091" calcext:value-type="float">
            <text:p>-96.5454498734091</text:p>
          </table:table-cell>
          <table:table-cell office:value-type="float" office:value="16.5480501259567" calcext:value-type="float">
            <text:p>16.5480501259567</text:p>
          </table:table-cell>
          <table:table-cell office:value-type="float" office:value="-96.5454498734091" calcext:value-type="float">
            <text:p>-96.5454498734091</text:p>
          </table:table-cell>
          <table:table-cell office:value-type="float" office:value="16.5480501259567" calcext:value-type="float">
            <text:p>16.548050125956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Cerro Tiotepec</text:p>
          </table:table-cell>
          <table:table-cell office:value-type="float" office:value="3550" calcext:value-type="float">
            <text:p>3550</text:p>
          </table:table-cell>
          <table:table-cell office:value-type="float" office:value="3323" calcext:value-type="float">
            <text:p>3323</text:p>
          </table:table-cell>
          <table:table-cell office:value-type="float" office:value="2571" calcext:value-type="float">
            <text:p>2571</text:p>
          </table:table-cell>
          <table:table-cell office:value-type="float" office:value="17.4682666666667" calcext:value-type="float">
            <text:p>17.4682666666667</text:p>
          </table:table-cell>
          <table:table-cell office:value-type="float" office:value="-100.136394444444" calcext:value-type="float">
            <text:p>-100.136394444444</text:p>
          </table:table-cell>
          <table:table-cell office:value-type="float" office:value="-100.472481613359" calcext:value-type="float">
            <text:p>-100.472481613359</text:p>
          </table:table-cell>
          <table:table-cell office:value-type="float" office:value="17.7920380458876" calcext:value-type="float">
            <text:p>17.7920380458876</text:p>
          </table:table-cell>
          <table:table-cell office:value-type="float" office:value="-100.182377174861" calcext:value-type="float">
            <text:p>-100.182377174861</text:p>
          </table:table-cell>
          <table:table-cell office:value-type="float" office:value="17.4376761166713" calcext:value-type="float">
            <text:p>17.437676116671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éxico State</text:p>
          </table:table-cell>
          <table:table-cell office:value-type="string" calcext:value-type="string">
            <text:p>Volcán Iztaccíhuatl</text:p>
          </table:table-cell>
          <table:table-cell office:value-type="float" office:value="5213" calcext:value-type="float">
            <text:p>5213</text:p>
          </table:table-cell>
          <table:table-cell office:value-type="float" office:value="3207" calcext:value-type="float">
            <text:p>3207</text:p>
          </table:table-cell>
          <table:table-cell office:value-type="float" office:value="2436" calcext:value-type="float">
            <text:p>2436</text:p>
          </table:table-cell>
          <table:table-cell office:value-type="float" office:value="19.1802777777778" calcext:value-type="float">
            <text:p>19.1802777777778</text:p>
          </table:table-cell>
          <table:table-cell office:value-type="float" office:value="-98.6416666666667" calcext:value-type="float">
            <text:p>-98.6416666666667</text:p>
          </table:table-cell>
          <table:table-cell office:value-type="float" office:value="-99.1424053630686" calcext:value-type="float">
            <text:p>-99.1424053630686</text:p>
          </table:table-cell>
          <table:table-cell office:value-type="float" office:value="19.6537310652824" calcext:value-type="float">
            <text:p>19.6537310652824</text:p>
          </table:table-cell>
          <table:table-cell office:value-type="float" office:value="-98.6798363485706" calcext:value-type="float">
            <text:p>-98.6798363485706</text:p>
          </table:table-cell>
          <table:table-cell office:value-type="float" office:value="19.164328983167" calcext:value-type="float">
            <text:p>19.16432898316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Oaxaca</text:p>
          </table:table-cell>
          <table:table-cell office:value-type="string" calcext:value-type="string">
            <text:p>Cerro Zempoaltépetl</text:p>
          </table:table-cell>
          <table:table-cell office:value-type="float" office:value="3420" calcext:value-type="float">
            <text:p>3420</text:p>
          </table:table-cell>
          <table:table-cell office:value-type="float" office:value="3120" calcext:value-type="float">
            <text:p>3120</text:p>
          </table:table-cell>
          <table:table-cell office:value-type="float" office:value="2472" calcext:value-type="float">
            <text:p>2472</text:p>
          </table:table-cell>
          <table:table-cell office:value-type="float" office:value="17.1324" calcext:value-type="float">
            <text:p>17.1324</text:p>
          </table:table-cell>
          <table:table-cell office:value-type="float" office:value="-96.0125" calcext:value-type="float">
            <text:p>-96.0125</text:p>
          </table:table-cell>
          <table:table-cell office:value-type="float" office:value="-96.3357986228563" calcext:value-type="float">
            <text:p>-96.3357986228563</text:p>
          </table:table-cell>
          <table:table-cell office:value-type="float" office:value="17.4430158624459" calcext:value-type="float">
            <text:p>17.4430158624459</text:p>
          </table:table-cell>
          <table:table-cell office:value-type="float" office:value="-95.964041260122" calcext:value-type="float">
            <text:p>-95.964041260122</text:p>
          </table:table-cell>
          <table:table-cell office:value-type="float" office:value="17.1880095245437" calcext:value-type="float">
            <text:p>17.188009524543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éxico State</text:p>
          </table:table-cell>
          <table:table-cell office:value-type="string" calcext:value-type="string">
            <text:p>Nevado de Toluca</text:p>
          </table:table-cell>
          <table:table-cell office:value-type="float" office:value="4690" calcext:value-type="float">
            <text:p>4690</text:p>
          </table:table-cell>
          <table:table-cell office:value-type="float" office:value="3037" calcext:value-type="float">
            <text:p>3037</text:p>
          </table:table-cell>
          <table:table-cell office:value-type="float" office:value="1586" calcext:value-type="float">
            <text:p>1586</text:p>
          </table:table-cell>
          <table:table-cell office:value-type="float" office:value="19.1019722222222" calcext:value-type="float">
            <text:p>19.1019722222222</text:p>
          </table:table-cell>
          <table:table-cell office:value-type="float" office:value="-99.7677388888889" calcext:value-type="float">
            <text:p>-99.7677388888889</text:p>
          </table:table-cell>
          <table:table-cell office:value-type="float" office:value="-100.218259324264" calcext:value-type="float">
            <text:p>-100.218259324264</text:p>
          </table:table-cell>
          <table:table-cell office:value-type="float" office:value="19.527954075741" calcext:value-type="float">
            <text:p>19.527954075741</text:p>
          </table:table-cell>
          <table:table-cell office:value-type="float" office:value="-99.7751976758449" calcext:value-type="float">
            <text:p>-99.7751976758449</text:p>
          </table:table-cell>
          <table:table-cell office:value-type="float" office:value="19.074553919225" calcext:value-type="float">
            <text:p>19.07455391922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Nuevo León</text:p>
          </table:table-cell>
          <table:table-cell office:value-type="string" calcext:value-type="string">
            <text:p>Cerro El Potosí</text:p>
          </table:table-cell>
          <table:table-cell office:value-type="float" office:value="3720" calcext:value-type="float">
            <text:p>3720</text:p>
          </table:table-cell>
          <table:table-cell office:value-type="float" office:value="2942" calcext:value-type="float">
            <text:p>2942</text:p>
          </table:table-cell>
          <table:table-cell office:value-type="float" office:value="1789" calcext:value-type="float">
            <text:p>1789</text:p>
          </table:table-cell>
          <table:table-cell office:value-type="float" office:value="24.8717833333333" calcext:value-type="float">
            <text:p>24.8717833333333</text:p>
          </table:table-cell>
          <table:table-cell office:value-type="float" office:value="-100.232738888889" calcext:value-type="float">
            <text:p>-100.232738888889</text:p>
          </table:table-cell>
          <table:table-cell office:value-type="float" office:value="-100.1471420323" calcext:value-type="float">
            <text:p>-100.1471420323</text:p>
          </table:table-cell>
          <table:table-cell office:value-type="float" office:value="24.9430318013997" calcext:value-type="float">
            <text:p>24.9430318013997</text:p>
          </table:table-cell>
          <table:table-cell office:value-type="float" office:value="-100.201618464502" calcext:value-type="float">
            <text:p>-100.201618464502</text:p>
          </table:table-cell>
          <table:table-cell office:value-type="float" office:value="24.8663183736727" calcext:value-type="float">
            <text:p>24.866318373672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oahuila</text:p>
          </table:table-cell>
          <table:table-cell office:value-type="string" calcext:value-type="string">
            <text:p>Cerro San Rafael</text:p>
          </table:table-cell>
          <table:table-cell office:value-type="float" office:value="3715" calcext:value-type="float">
            <text:p>3715</text:p>
          </table:table-cell>
          <table:table-cell office:value-type="float" office:value="2913" calcext:value-type="float">
            <text:p>2913</text:p>
          </table:table-cell>
          <table:table-cell office:value-type="float" office:value="1470" calcext:value-type="float">
            <text:p>1470</text:p>
          </table:table-cell>
          <table:table-cell office:value-type="float" office:value="25.3636111111111" calcext:value-type="float">
            <text:p>25.3636111111111</text:p>
          </table:table-cell>
          <table:table-cell office:value-type="float" office:value="-100.556944444444" calcext:value-type="float">
            <text:p>-100.556944444444</text:p>
          </table:table-cell>
          <table:table-cell office:value-type="float" office:value="-100.47733825454" calcext:value-type="float">
            <text:p>-100.47733825454</text:p>
          </table:table-cell>
          <table:table-cell office:value-type="float" office:value="25.4764720267201" calcext:value-type="float">
            <text:p>25.4764720267201</text:p>
          </table:table-cell>
          <table:table-cell office:value-type="float" office:value="-100.928014915331" calcext:value-type="float">
            <text:p>-100.928014915331</text:p>
          </table:table-cell>
          <table:table-cell office:value-type="float" office:value="25.6994417297646" calcext:value-type="float">
            <text:p>25.699441729764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Cerro Gordo</text:p>
          </table:table-cell>
          <table:table-cell office:value-type="float" office:value="3357" calcext:value-type="float">
            <text:p>3357</text:p>
          </table:table-cell>
          <table:table-cell office:value-type="float" office:value="2789" calcext:value-type="float">
            <text:p>2789</text:p>
          </table:table-cell>
          <table:table-cell office:value-type="float" office:value="1853" calcext:value-type="float">
            <text:p>1853</text:p>
          </table:table-cell>
          <table:table-cell office:value-type="float" office:value="23.2060555555556" calcext:value-type="float">
            <text:p>23.2060555555556</text:p>
          </table:table-cell>
          <table:table-cell office:value-type="float" office:value="-104.944183333333" calcext:value-type="float">
            <text:p>-104.944183333333</text:p>
          </table:table-cell>
          <table:table-cell office:value-type="float" office:value="-104.978304317451" calcext:value-type="float">
            <text:p>-104.978304317451</text:p>
          </table:table-cell>
          <table:table-cell office:value-type="float" office:value="23.1225728267397" calcext:value-type="float">
            <text:p>23.1225728267397</text:p>
          </table:table-cell>
          <table:table-cell office:value-type="float" office:value="-105.274584128382" calcext:value-type="float">
            <text:p>-105.274584128382</text:p>
          </table:table-cell>
          <table:table-cell office:value-type="float" office:value="23.5104994394027" calcext:value-type="float">
            <text:p>23.510499439402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hihuahua</text:p>
          </table:table-cell>
          <table:table-cell office:value-type="string" calcext:value-type="string">
            <text:p>Cerro Mohinora</text:p>
          </table:table-cell>
          <table:table-cell office:value-type="float" office:value="3308" calcext:value-type="float">
            <text:p>3308</text:p>
          </table:table-cell>
          <table:table-cell office:value-type="float" office:value="2695" calcext:value-type="float">
            <text:p>2695</text:p>
          </table:table-cell>
          <table:table-cell office:value-type="float" office:value="2191" calcext:value-type="float">
            <text:p>2191</text:p>
          </table:table-cell>
          <table:table-cell office:value-type="float" office:value="25.9560555555556" calcext:value-type="float">
            <text:p>25.9560555555556</text:p>
          </table:table-cell>
          <table:table-cell office:value-type="float" office:value="-107.04755" calcext:value-type="float">
            <text:p>-107.04755</text:p>
          </table:table-cell>
          <table:table-cell office:value-type="float" office:value="-107.381236327771" calcext:value-type="float">
            <text:p>-107.381236327771</text:p>
          </table:table-cell>
          <table:table-cell office:value-type="float" office:value="26.2572817958816" calcext:value-type="float">
            <text:p>26.2572817958816</text:p>
          </table:table-cell>
          <table:table-cell office:value-type="float" office:value="-107.381236327771" calcext:value-type="float">
            <text:p>-107.381236327771</text:p>
          </table:table-cell>
          <table:table-cell office:value-type="float" office:value="26.2572817958816" calcext:value-type="float">
            <text:p>26.257281795881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Sinaloa High Point</text:p>
          </table:table-cell>
          <table:table-cell office:value-type="float" office:value="2920" calcext:value-type="float">
            <text:p>2920</text:p>
          </table:table-cell>
          <table:table-cell office:value-type="float" office:value="2532" calcext:value-type="float">
            <text:p>2532</text:p>
          </table:table-cell>
          <table:table-cell office:value-type="float" office:value="2181" calcext:value-type="float">
            <text:p>2181</text:p>
          </table:table-cell>
          <table:table-cell office:value-type="float" office:value="24.3386111111111" calcext:value-type="float">
            <text:p>24.3386111111111</text:p>
          </table:table-cell>
          <table:table-cell office:value-type="float" office:value="-106.1525" calcext:value-type="float">
            <text:p>-106.1525</text:p>
          </table:table-cell>
          <table:table-cell office:value-type="float" office:value="-106.442658644434" calcext:value-type="float">
            <text:p>-106.442658644434</text:p>
          </table:table-cell>
          <table:table-cell office:value-type="float" office:value="24.6034464801733" calcext:value-type="float">
            <text:p>24.6034464801733</text:p>
          </table:table-cell>
          <table:table-cell office:value-type="float" office:value="-106.442658644434" calcext:value-type="float">
            <text:p>-106.442658644434</text:p>
          </table:table-cell>
          <table:table-cell office:value-type="float" office:value="24.6034464801733" calcext:value-type="float">
            <text:p>24.603446480173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hiapas</text:p>
          </table:table-cell>
          <table:table-cell office:value-type="string" calcext:value-type="string">
            <text:p>Cerro Tres Picos</text:p>
          </table:table-cell>
          <table:table-cell office:value-type="float" office:value="2550" calcext:value-type="float">
            <text:p>2550</text:p>
          </table:table-cell>
          <table:table-cell office:value-type="float" office:value="2516" calcext:value-type="float">
            <text:p>2516</text:p>
          </table:table-cell>
          <table:table-cell office:value-type="float" office:value="2220" calcext:value-type="float">
            <text:p>2220</text:p>
          </table:table-cell>
          <table:table-cell office:value-type="float" office:value="16.197" calcext:value-type="float">
            <text:p>16.197</text:p>
          </table:table-cell>
          <table:table-cell office:value-type="float" office:value="-93.6112" calcext:value-type="float">
            <text:p>-93.6112</text:p>
          </table:table-cell>
          <table:table-cell office:value-type="float" office:value="-93.8517835141129" calcext:value-type="float">
            <text:p>-93.8517835141129</text:p>
          </table:table-cell>
          <table:table-cell office:value-type="float" office:value="16.4300524824872" calcext:value-type="float">
            <text:p>16.4300524824872</text:p>
          </table:table-cell>
          <table:table-cell office:value-type="float" office:value="-93.8517835141129" calcext:value-type="float">
            <text:p>-93.8517835141129</text:p>
          </table:table-cell>
          <table:table-cell office:value-type="float" office:value="16.4300524824872" calcext:value-type="float">
            <text:p>16.430052482487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Nayarit</text:p>
          </table:table-cell>
          <table:table-cell office:value-type="string" calcext:value-type="string">
            <text:p>Cerro Del Faro</text:p>
          </table:table-cell>
          <table:table-cell office:value-type="float" office:value="2760" calcext:value-type="float">
            <text:p>2760</text:p>
          </table:table-cell>
          <table:table-cell office:value-type="float" office:value="2376" calcext:value-type="float">
            <text:p>2376</text:p>
          </table:table-cell>
          <table:table-cell office:value-type="float" office:value="1785" calcext:value-type="float">
            <text:p>1785</text:p>
          </table:table-cell>
          <table:table-cell office:value-type="float" office:value="21.3108333333333" calcext:value-type="float">
            <text:p>21.3108333333333</text:p>
          </table:table-cell>
          <table:table-cell office:value-type="float" office:value="-104.049444444444" calcext:value-type="float">
            <text:p>-104.049444444444</text:p>
          </table:table-cell>
          <table:table-cell office:value-type="float" office:value="-104.317601431585" calcext:value-type="float">
            <text:p>-104.317601431585</text:p>
          </table:table-cell>
          <table:table-cell office:value-type="float" office:value="21.5610214671926" calcext:value-type="float">
            <text:p>21.5610214671926</text:p>
          </table:table-cell>
          <table:table-cell office:value-type="float" office:value="-104.317601431585" calcext:value-type="float">
            <text:p>-104.317601431585</text:p>
          </table:table-cell>
          <table:table-cell office:value-type="float" office:value="21.5610214671926" calcext:value-type="float">
            <text:p>21.561021467192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ichoacán</text:p>
          </table:table-cell>
          <table:table-cell office:value-type="string" calcext:value-type="string">
            <text:p>Cerro Las Conchas</text:p>
          </table:table-cell>
          <table:table-cell office:value-type="float" office:value="2890" calcext:value-type="float">
            <text:p>2890</text:p>
          </table:table-cell>
          <table:table-cell office:value-type="float" office:value="2335" calcext:value-type="float">
            <text:p>2335</text:p>
          </table:table-cell>
          <table:table-cell office:value-type="float" office:value="1521" calcext:value-type="float">
            <text:p>1521</text:p>
          </table:table-cell>
          <table:table-cell office:value-type="float" office:value="18.7215" calcext:value-type="float">
            <text:p>18.7215</text:p>
          </table:table-cell>
          <table:table-cell office:value-type="float" office:value="-102.974" calcext:value-type="float">
            <text:p>-102.974</text:p>
          </table:table-cell>
          <table:table-cell office:value-type="float" office:value="-102.893615748429" calcext:value-type="float">
            <text:p>-102.893615748429</text:p>
          </table:table-cell>
          <table:table-cell office:value-type="float" office:value="18.7777214615271" calcext:value-type="float">
            <text:p>18.7777214615271</text:p>
          </table:table-cell>
          <table:table-cell office:value-type="float" office:value="-103.249632851301" calcext:value-type="float">
            <text:p>-103.249632851301</text:p>
          </table:table-cell>
          <table:table-cell office:value-type="float" office:value="18.9830650711589" calcext:value-type="float">
            <text:p>18.983065071158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Oaxaca</text:p>
          </table:table-cell>
          <table:table-cell office:value-type="string" calcext:value-type="string">
            <text:p>Cerro la Muralla</text:p>
          </table:table-cell>
          <table:table-cell office:value-type="float" office:value="3370" calcext:value-type="float">
            <text:p>3370</text:p>
          </table:table-cell>
          <table:table-cell office:value-type="float" office:value="2310" calcext:value-type="float">
            <text:p>2310</text:p>
          </table:table-cell>
          <table:table-cell office:value-type="float" office:value="1258" calcext:value-type="float">
            <text:p>1258</text:p>
          </table:table-cell>
          <table:table-cell office:value-type="float" office:value="17.1344" calcext:value-type="float">
            <text:p>17.1344</text:p>
          </table:table-cell>
          <table:table-cell office:value-type="float" office:value="-97.664" calcext:value-type="float">
            <text:p>-97.664</text:p>
          </table:table-cell>
          <table:table-cell office:value-type="float" office:value="-97.9825876647916" calcext:value-type="float">
            <text:p>-97.9825876647916</text:p>
          </table:table-cell>
          <table:table-cell office:value-type="float" office:value="17.4405054339129" calcext:value-type="float">
            <text:p>17.4405054339129</text:p>
          </table:table-cell>
          <table:table-cell office:value-type="float" office:value="-97.9825876647916" calcext:value-type="float">
            <text:p>-97.9825876647916</text:p>
          </table:table-cell>
          <table:table-cell office:value-type="float" office:value="17.4405054339129" calcext:value-type="float">
            <text:p>17.440505433912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oahuila</text:p>
          </table:table-cell>
          <table:table-cell office:value-type="string" calcext:value-type="string">
            <text:p>Sierra la Madera</text:p>
          </table:table-cell>
          <table:table-cell office:value-type="float" office:value="3030" calcext:value-type="float">
            <text:p>3030</text:p>
          </table:table-cell>
          <table:table-cell office:value-type="float" office:value="2263" calcext:value-type="float">
            <text:p>2263</text:p>
          </table:table-cell>
          <table:table-cell office:value-type="float" office:value="1889" calcext:value-type="float">
            <text:p>1889</text:p>
          </table:table-cell>
          <table:table-cell office:value-type="float" office:value="27.0345" calcext:value-type="float">
            <text:p>27.0345</text:p>
          </table:table-cell>
          <table:table-cell office:value-type="float" office:value="-102.3922" calcext:value-type="float">
            <text:p>-102.3922</text:p>
          </table:table-cell>
          <table:table-cell office:value-type="float" office:value="-102.306825325407" calcext:value-type="float">
            <text:p>-102.306825325407</text:p>
          </table:table-cell>
          <table:table-cell office:value-type="float" office:value="26.9846112834418" calcext:value-type="float">
            <text:p>26.9846112834418</text:p>
          </table:table-cell>
          <table:table-cell office:value-type="float" office:value="-102.382376176791" calcext:value-type="float">
            <text:p>-102.382376176791</text:p>
          </table:table-cell>
          <table:table-cell office:value-type="float" office:value="27.0071991557835" calcext:value-type="float">
            <text:p>27.007199155783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Oaxaca</text:p>
          </table:table-cell>
          <table:table-cell office:value-type="string" calcext:value-type="string">
            <text:p>Cerro Atravesado</text:p>
          </table:table-cell>
          <table:table-cell office:value-type="float" office:value="2310" calcext:value-type="float">
            <text:p>2310</text:p>
          </table:table-cell>
          <table:table-cell office:value-type="float" office:value="2219" calcext:value-type="float">
            <text:p>2219</text:p>
          </table:table-cell>
          <table:table-cell office:value-type="float" office:value="1632" calcext:value-type="float">
            <text:p>1632</text:p>
          </table:table-cell>
          <table:table-cell office:value-type="float" office:value="16.7652" calcext:value-type="float">
            <text:p>16.7652</text:p>
          </table:table-cell>
          <table:table-cell office:value-type="float" office:value="-94.4514" calcext:value-type="float">
            <text:p>-94.4514</text:p>
          </table:table-cell>
          <table:table-cell office:value-type="float" office:value="-94.670131557397" calcext:value-type="float">
            <text:p>-94.670131557397</text:p>
          </table:table-cell>
          <table:table-cell office:value-type="float" office:value="16.9747662934834" calcext:value-type="float">
            <text:p>16.9747662934834</text:p>
          </table:table-cell>
          <table:table-cell office:value-type="float" office:value="-94.670131557397" calcext:value-type="float">
            <text:p>-94.670131557397</text:p>
          </table:table-cell>
          <table:table-cell office:value-type="float" office:value="16.9747662934834" calcext:value-type="float">
            <text:p>16.9747662934834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Tlaxcala</text:p>
          </table:table-cell>
          <table:table-cell office:value-type="string" calcext:value-type="string">
            <text:p>Volcán La Malinche</text:p>
          </table:table-cell>
          <table:table-cell office:value-type="float" office:value="4438" calcext:value-type="float">
            <text:p>4438</text:p>
          </table:table-cell>
          <table:table-cell office:value-type="float" office:value="2211" calcext:value-type="float">
            <text:p>2211</text:p>
          </table:table-cell>
          <table:table-cell office:value-type="float" office:value="1303" calcext:value-type="float">
            <text:p>1303</text:p>
          </table:table-cell>
          <table:table-cell office:value-type="float" office:value="19.2308333333333" calcext:value-type="float">
            <text:p>19.2308333333333</text:p>
          </table:table-cell>
          <table:table-cell office:value-type="float" office:value="-98.0319444444444" calcext:value-type="float">
            <text:p>-98.0319444444444</text:p>
          </table:table-cell>
          <table:table-cell office:value-type="float" office:value="-98.1225166203475" calcext:value-type="float">
            <text:p>-98.1225166203475</text:p>
          </table:table-cell>
          <table:table-cell office:value-type="float" office:value="19.2012251766612" calcext:value-type="float">
            <text:p>19.2012251766612</text:p>
          </table:table-cell>
          <table:table-cell office:value-type="float" office:value="-98.046446884851" calcext:value-type="float">
            <text:p>-98.046446884851</text:p>
          </table:table-cell>
          <table:table-cell office:value-type="float" office:value="19.2170561264126" calcext:value-type="float">
            <text:p>19.217056126412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Nuevo León</text:p>
          </table:table-cell>
          <table:table-cell office:value-type="string" calcext:value-type="string">
            <text:p>Cerro Peña Nevada</text:p>
          </table:table-cell>
          <table:table-cell office:value-type="float" office:value="3510" calcext:value-type="float">
            <text:p>3510</text:p>
          </table:table-cell>
          <table:table-cell office:value-type="float" office:value="2185" calcext:value-type="float">
            <text:p>2185</text:p>
          </table:table-cell>
          <table:table-cell office:value-type="float" office:value="1847" calcext:value-type="float">
            <text:p>1847</text:p>
          </table:table-cell>
          <table:table-cell office:value-type="float" office:value="23.77" calcext:value-type="float">
            <text:p>23.77</text:p>
          </table:table-cell>
          <table:table-cell office:value-type="float" office:value="-99.8602777777778" calcext:value-type="float">
            <text:p>-99.8602777777778</text:p>
          </table:table-cell>
          <table:table-cell office:value-type="float" office:value="-100.206991816958" calcext:value-type="float">
            <text:p>-100.206991816958</text:p>
          </table:table-cell>
          <table:table-cell office:value-type="float" office:value="24.087832492108" calcext:value-type="float">
            <text:p>24.087832492108</text:p>
          </table:table-cell>
          <table:table-cell office:value-type="float" office:value="-99.8897567414207" calcext:value-type="float">
            <text:p>-99.8897567414207</text:p>
          </table:table-cell>
          <table:table-cell office:value-type="float" office:value="23.7631803325218" calcext:value-type="float">
            <text:p>23.763180332521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Nuevo León</text:p>
          </table:table-cell>
          <table:table-cell office:value-type="string" calcext:value-type="string">
            <text:p>Picacho San Onofre</text:p>
          </table:table-cell>
          <table:table-cell office:value-type="float" office:value="3550" calcext:value-type="float">
            <text:p>3550</text:p>
          </table:table-cell>
          <table:table-cell office:value-type="float" office:value="2185" calcext:value-type="float">
            <text:p>2185</text:p>
          </table:table-cell>
          <table:table-cell office:value-type="float" office:value="1846" calcext:value-type="float">
            <text:p>1846</text:p>
          </table:table-cell>
          <table:table-cell office:value-type="float" office:value="23.8007" calcext:value-type="float">
            <text:p>23.8007</text:p>
          </table:table-cell>
          <table:table-cell office:value-type="float" office:value="-99.8464" calcext:value-type="float">
            <text:p>-99.8464</text:p>
          </table:table-cell>
          <table:table-cell office:value-type="float" office:value="-100.19714610274" calcext:value-type="float">
            <text:p>-100.19714610274</text:p>
          </table:table-cell>
          <table:table-cell office:value-type="float" office:value="24.1239389383864" calcext:value-type="float">
            <text:p>24.1239389383864</text:p>
          </table:table-cell>
          <table:table-cell office:value-type="float" office:value="-99.8896129405304" calcext:value-type="float">
            <text:p>-99.8896129405304</text:p>
          </table:table-cell>
          <table:table-cell office:value-type="float" office:value="23.7631787701188" calcext:value-type="float">
            <text:p>23.763178770118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hiapas</text:p>
          </table:table-cell>
          <table:table-cell office:value-type="string" calcext:value-type="string">
            <text:p>Cerro Tzontehuitz</text:p>
          </table:table-cell>
          <table:table-cell office:value-type="float" office:value="2910" calcext:value-type="float">
            <text:p>2910</text:p>
          </table:table-cell>
          <table:table-cell office:value-type="float" office:value="2152" calcext:value-type="float">
            <text:p>2152</text:p>
          </table:table-cell>
          <table:table-cell office:value-type="float" office:value="1252" calcext:value-type="float">
            <text:p>1252</text:p>
          </table:table-cell>
          <table:table-cell office:value-type="float" office:value="16.8358" calcext:value-type="float">
            <text:p>16.8358</text:p>
          </table:table-cell>
          <table:table-cell office:value-type="float" office:value="-92.5894" calcext:value-type="float">
            <text:p>-92.5894</text:p>
          </table:table-cell>
          <table:table-cell office:value-type="float" office:value="-92.573394598988" calcext:value-type="float">
            <text:p>-92.573394598988</text:p>
          </table:table-cell>
          <table:table-cell office:value-type="float" office:value="16.928012183379" calcext:value-type="float">
            <text:p>16.928012183379</text:p>
          </table:table-cell>
          <table:table-cell office:value-type="float" office:value="-92.6062434652376" calcext:value-type="float">
            <text:p>-92.6062434652376</text:p>
          </table:table-cell>
          <table:table-cell office:value-type="float" office:value="16.851205802627" calcext:value-type="float">
            <text:p>16.85120580262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oahuila</text:p>
          </table:table-cell>
          <table:table-cell office:value-type="string" calcext:value-type="string">
            <text:p>Cerro El Centinela</text:p>
          </table:table-cell>
          <table:table-cell office:value-type="float" office:value="3122" calcext:value-type="float">
            <text:p>3122</text:p>
          </table:table-cell>
          <table:table-cell office:value-type="float" office:value="1984" calcext:value-type="float">
            <text:p>1984</text:p>
          </table:table-cell>
          <table:table-cell office:value-type="float" office:value="1771" calcext:value-type="float">
            <text:p>1771</text:p>
          </table:table-cell>
          <table:table-cell office:value-type="float" office:value="25.1359" calcext:value-type="float">
            <text:p>25.1359</text:p>
          </table:table-cell>
          <table:table-cell office:value-type="float" office:value="-103.2304" calcext:value-type="float">
            <text:p>-103.2304</text:p>
          </table:table-cell>
          <table:table-cell office:value-type="float" office:value="-103.541963393311" calcext:value-type="float">
            <text:p>-103.541963393311</text:p>
          </table:table-cell>
          <table:table-cell office:value-type="float" office:value="25.4190724109588" calcext:value-type="float">
            <text:p>25.4190724109588</text:p>
          </table:table-cell>
          <table:table-cell office:value-type="float" office:value="-103.253651797641" calcext:value-type="float">
            <text:p>-103.253651797641</text:p>
          </table:table-cell>
          <table:table-cell office:value-type="float" office:value="25.1192427599302" calcext:value-type="float">
            <text:p>25.119242759930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éxico Distrito Federal</text:p>
          </table:table-cell>
          <table:table-cell office:value-type="string" calcext:value-type="string">
            <text:p>Cerro Ajusco</text:p>
          </table:table-cell>
          <table:table-cell office:value-type="float" office:value="3937" calcext:value-type="float">
            <text:p>3937</text:p>
          </table:table-cell>
          <table:table-cell office:value-type="float" office:value="1695" calcext:value-type="float">
            <text:p>1695</text:p>
          </table:table-cell>
          <table:table-cell office:value-type="float" office:value="1228" calcext:value-type="float">
            <text:p>1228</text:p>
          </table:table-cell>
          <table:table-cell office:value-type="float" office:value="19.2075" calcext:value-type="float">
            <text:p>19.2075</text:p>
          </table:table-cell>
          <table:table-cell office:value-type="float" office:value="-99.2583333333333" calcext:value-type="float">
            <text:p>-99.2583333333333</text:p>
          </table:table-cell>
          <table:table-cell office:value-type="float" office:value="-99.1941829937053" calcext:value-type="float">
            <text:p>-99.1941829937053</text:p>
          </table:table-cell>
          <table:table-cell office:value-type="float" office:value="19.2345452245913" calcext:value-type="float">
            <text:p>19.2345452245913</text:p>
          </table:table-cell>
          <table:table-cell office:value-type="float" office:value="-99.637199512627" calcext:value-type="float">
            <text:p>-99.637199512627</text:p>
          </table:table-cell>
          <table:table-cell office:value-type="float" office:value="19.5661553065194" calcext:value-type="float">
            <text:p>19.5661553065194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Veracruz</text:p>
          </table:table-cell>
          <table:table-cell office:value-type="string" calcext:value-type="string">
            <text:p>Sierra de Santa Martha</text:p>
          </table:table-cell>
          <table:table-cell table:number-columns-repeated="2" office:value-type="float" office:value="1690" calcext:value-type="float">
            <text:p>1690</text:p>
          </table:table-cell>
          <table:table-cell office:value-type="float" office:value="1231" calcext:value-type="float">
            <text:p>1231</text:p>
          </table:table-cell>
          <table:table-cell office:value-type="float" office:value="18.3455" calcext:value-type="float">
            <text:p>18.3455</text:p>
          </table:table-cell>
          <table:table-cell office:value-type="float" office:value="-94.8576" calcext:value-type="float">
            <text:p>-94.8576</text:p>
          </table:table-cell>
          <table:table-cell office:value-type="float" office:value="-95.0192893303557" calcext:value-type="float">
            <text:p>-95.0192893303557</text:p>
          </table:table-cell>
          <table:table-cell office:value-type="float" office:value="18.4983430000711" calcext:value-type="float">
            <text:p>18.4983430000711</text:p>
          </table:table-cell>
          <table:table-cell office:value-type="float" office:value="-95.0192893303557" calcext:value-type="float">
            <text:p>-95.0192893303557</text:p>
          </table:table-cell>
          <table:table-cell office:value-type="float" office:value="18.4983430000711" calcext:value-type="float">
            <text:p>18.498343000071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Guanajuato</text:p>
          </table:table-cell>
          <table:table-cell office:value-type="string" calcext:value-type="string">
            <text:p>Cerro El Zamorano</text:p>
          </table:table-cell>
          <table:table-cell office:value-type="float" office:value="3370" calcext:value-type="float">
            <text:p>3370</text:p>
          </table:table-cell>
          <table:table-cell office:value-type="float" office:value="1623" calcext:value-type="float">
            <text:p>1623</text:p>
          </table:table-cell>
          <table:table-cell office:value-type="float" office:value="1096" calcext:value-type="float">
            <text:p>1096</text:p>
          </table:table-cell>
          <table:table-cell office:value-type="float" office:value="20.9337055555556" calcext:value-type="float">
            <text:p>20.9337055555556</text:p>
          </table:table-cell>
          <table:table-cell office:value-type="float" office:value="-100.180527777778" calcext:value-type="float">
            <text:p>-100.180527777778</text:p>
          </table:table-cell>
          <table:table-cell office:value-type="float" office:value="-100.11665920097" calcext:value-type="float">
            <text:p>-100.11665920097</text:p>
          </table:table-cell>
          <table:table-cell office:value-type="float" office:value="20.8966168028413" calcext:value-type="float">
            <text:p>20.8966168028413</text:p>
          </table:table-cell>
          <table:table-cell office:value-type="float" office:value="-100.205574034725" calcext:value-type="float">
            <text:p>-100.205574034725</text:p>
          </table:table-cell>
          <table:table-cell office:value-type="float" office:value="20.9463034920893" calcext:value-type="float">
            <text:p>20.946303492089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Sonora</text:p>
          </table:table-cell>
          <table:table-cell office:value-type="string" calcext:value-type="string">
            <text:p>Cerro Pico Guacamayas</text:p>
          </table:table-cell>
          <table:table-cell office:value-type="float" office:value="2620" calcext:value-type="float">
            <text:p>2620</text:p>
          </table:table-cell>
          <table:table-cell office:value-type="float" office:value="1576" calcext:value-type="float">
            <text:p>1576</text:p>
          </table:table-cell>
          <table:table-cell office:value-type="float" office:value="1117" calcext:value-type="float">
            <text:p>1117</text:p>
          </table:table-cell>
          <table:table-cell office:value-type="float" office:value="29.9533333333333" calcext:value-type="float">
            <text:p>29.9533333333333</text:p>
          </table:table-cell>
          <table:table-cell office:value-type="float" office:value="-108.839444444444" calcext:value-type="float">
            <text:p>-108.839444444444</text:p>
          </table:table-cell>
          <table:table-cell office:value-type="float" office:value="-109.114159035441" calcext:value-type="float">
            <text:p>-109.114159035441</text:p>
          </table:table-cell>
          <table:table-cell office:value-type="float" office:value="30.1925090572008" calcext:value-type="float">
            <text:p>30.1925090572008</text:p>
          </table:table-cell>
          <table:table-cell office:value-type="float" office:value="-109.114159035441" calcext:value-type="float">
            <text:p>-109.114159035441</text:p>
          </table:table-cell>
          <table:table-cell office:value-type="float" office:value="30.1925090572008" calcext:value-type="float">
            <text:p>30.192509057200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Zacatecas</text:p>
          </table:table-cell>
          <table:table-cell office:value-type="string" calcext:value-type="string">
            <text:p>Cerro El Refugio</text:p>
          </table:table-cell>
          <table:table-cell office:value-type="float" office:value="3200" calcext:value-type="float">
            <text:p>3200</text:p>
          </table:table-cell>
          <table:table-cell office:value-type="float" office:value="1527" calcext:value-type="float">
            <text:p>1527</text:p>
          </table:table-cell>
          <table:table-cell office:value-type="float" office:value="1339" calcext:value-type="float">
            <text:p>1339</text:p>
          </table:table-cell>
          <table:table-cell office:value-type="float" office:value="24.5761111111111" calcext:value-type="float">
            <text:p>24.5761111111111</text:p>
          </table:table-cell>
          <table:table-cell office:value-type="float" office:value="-101.104722222222" calcext:value-type="float">
            <text:p>-101.104722222222</text:p>
          </table:table-cell>
          <table:table-cell office:value-type="float" office:value="-101.421017341744" calcext:value-type="float">
            <text:p>-101.421017341744</text:p>
          </table:table-cell>
          <table:table-cell office:value-type="float" office:value="24.8649878013961" calcext:value-type="float">
            <text:p>24.8649878013961</text:p>
          </table:table-cell>
          <table:table-cell office:value-type="float" office:value="-101.129060076296" calcext:value-type="float">
            <text:p>-101.129060076296</text:p>
          </table:table-cell>
          <table:table-cell office:value-type="float" office:value="24.5899670971951" calcext:value-type="float">
            <text:p>24.589967097195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San Luis Potosí</text:p>
          </table:table-cell>
          <table:table-cell office:value-type="string" calcext:value-type="string">
            <text:p>Cerro Grande</text:p>
          </table:table-cell>
          <table:table-cell office:value-type="float" office:value="3190" calcext:value-type="float">
            <text:p>3190</text:p>
          </table:table-cell>
          <table:table-cell office:value-type="float" office:value="1403" calcext:value-type="float">
            <text:p>1403</text:p>
          </table:table-cell>
          <table:table-cell office:value-type="float" office:value="1045" calcext:value-type="float">
            <text:p>1045</text:p>
          </table:table-cell>
          <table:table-cell office:value-type="float" office:value="23.6668222222222" calcext:value-type="float">
            <text:p>23.6668222222222</text:p>
          </table:table-cell>
          <table:table-cell office:value-type="float" office:value="-100.887261111111" calcext:value-type="float">
            <text:p>-100.887261111111</text:p>
          </table:table-cell>
          <table:table-cell office:value-type="float" office:value="-100.928685680908" calcext:value-type="float">
            <text:p>-100.928685680908</text:p>
          </table:table-cell>
          <table:table-cell office:value-type="float" office:value="23.6918723232986" calcext:value-type="float">
            <text:p>23.6918723232986</text:p>
          </table:table-cell>
          <table:table-cell office:value-type="float" office:value="-100.909071555751" calcext:value-type="float">
            <text:p>-100.909071555751</text:p>
          </table:table-cell>
          <table:table-cell office:value-type="float" office:value="23.6625318749156" calcext:value-type="float">
            <text:p>23.662531874915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hihuahua</text:p>
          </table:table-cell>
          <table:table-cell office:value-type="string" calcext:value-type="string">
            <text:p>Cerro San José</text:p>
          </table:table-cell>
          <table:table-cell office:value-type="float" office:value="2710" calcext:value-type="float">
            <text:p>2710</text:p>
          </table:table-cell>
          <table:table-cell office:value-type="float" office:value="1299" calcext:value-type="float">
            <text:p>1299</text:p>
          </table:table-cell>
          <table:table-cell office:value-type="float" office:value="851" calcext:value-type="float">
            <text:p>851</text:p>
          </table:table-cell>
          <table:table-cell office:value-type="float" office:value="30.5483" calcext:value-type="float">
            <text:p>30.5483</text:p>
          </table:table-cell>
          <table:table-cell office:value-type="float" office:value="-108.6167" calcext:value-type="float">
            <text:p>-108.6167</text:p>
          </table:table-cell>
          <table:table-cell office:value-type="float" office:value="-108.660617457145" calcext:value-type="float">
            <text:p>-108.660617457145</text:p>
          </table:table-cell>
          <table:table-cell office:value-type="float" office:value="30.5238026142149" calcext:value-type="float">
            <text:p>30.5238026142149</text:p>
          </table:table-cell>
          <table:table-cell office:value-type="float" office:value="-108.611125532132" calcext:value-type="float">
            <text:p>-108.611125532132</text:p>
          </table:table-cell>
          <table:table-cell office:value-type="float" office:value="30.5260649319499" calcext:value-type="float">
            <text:p>30.526064931949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hiapas</text:p>
          </table:table-cell>
          <table:table-cell office:value-type="string" calcext:value-type="string">
            <text:p>Tabasco High Point</text:p>
          </table:table-cell>
          <table:table-cell office:value-type="float" office:value="1140" calcext:value-type="float">
            <text:p>1140</text:p>
          </table:table-cell>
          <table:table-cell office:value-type="float" office:value="1112" calcext:value-type="float">
            <text:p>1112</text:p>
          </table:table-cell>
          <table:table-cell office:value-type="float" office:value="1008" calcext:value-type="float">
            <text:p>1008</text:p>
          </table:table-cell>
          <table:table-cell office:value-type="float" office:value="17.4105555555556" calcext:value-type="float">
            <text:p>17.4105555555556</text:p>
          </table:table-cell>
          <table:table-cell office:value-type="float" office:value="-92.8394444444444" calcext:value-type="float">
            <text:p>-92.8394444444444</text:p>
          </table:table-cell>
          <table:table-cell office:value-type="float" office:value="-92.9462795475232" calcext:value-type="float">
            <text:p>-92.9462795475232</text:p>
          </table:table-cell>
          <table:table-cell office:value-type="float" office:value="17.5135772437903" calcext:value-type="float">
            <text:p>17.5135772437903</text:p>
          </table:table-cell>
          <table:table-cell office:value-type="float" office:value="-92.9462795475232" calcext:value-type="float">
            <text:p>-92.9462795475232</text:p>
          </table:table-cell>
          <table:table-cell office:value-type="float" office:value="17.5135772437903" calcext:value-type="float">
            <text:p>17.513577243790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Cerro La Peña de Tepozán</text:p>
          </table:table-cell>
          <table:table-cell office:value-type="float" office:value="3370" calcext:value-type="float">
            <text:p>3370</text:p>
          </table:table-cell>
          <table:table-cell office:value-type="float" office:value="931" calcext:value-type="float">
            <text:p>931</text:p>
          </table:table-cell>
          <table:table-cell office:value-type="float" office:value="764" calcext:value-type="float">
            <text:p>764</text:p>
          </table:table-cell>
          <table:table-cell office:value-type="float" office:value="19.7697222222222" calcext:value-type="float">
            <text:p>19.7697222222222</text:p>
          </table:table-cell>
          <table:table-cell office:value-type="float" office:value="-98.2475" calcext:value-type="float">
            <text:p>-98.2475</text:p>
          </table:table-cell>
          <table:table-cell office:value-type="float" office:value="-98.20785378159" calcext:value-type="float">
            <text:p>-98.20785378159</text:p>
          </table:table-cell>
          <table:table-cell office:value-type="float" office:value="19.7643430229025" calcext:value-type="float">
            <text:p>19.7643430229025</text:p>
          </table:table-cell>
          <table:table-cell office:value-type="float" office:value="-98.2293256608176" calcext:value-type="float">
            <text:p>-98.2293256608176</text:p>
          </table:table-cell>
          <table:table-cell office:value-type="float" office:value="19.7395048326427" calcext:value-type="float">
            <text:p>19.739504832642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Aguascalientes</text:p>
          </table:table-cell>
          <table:table-cell office:value-type="string" calcext:value-type="string">
            <text:p>Sierra Fría</text:p>
          </table:table-cell>
          <table:table-cell office:value-type="float" office:value="3030" calcext:value-type="float">
            <text:p>3030</text:p>
          </table:table-cell>
          <table:table-cell office:value-type="float" office:value="749" calcext:value-type="float">
            <text:p>749</text:p>
          </table:table-cell>
          <table:table-cell office:value-type="float" office:value="599" calcext:value-type="float">
            <text:p>599</text:p>
          </table:table-cell>
          <table:table-cell office:value-type="float" office:value="22.2738944444444" calcext:value-type="float">
            <text:p>22.2738944444444</text:p>
          </table:table-cell>
          <table:table-cell office:value-type="float" office:value="-102.607261111111" calcext:value-type="float">
            <text:p>-102.607261111111</text:p>
          </table:table-cell>
          <table:table-cell office:value-type="float" office:value="-102.643598814115" calcext:value-type="float">
            <text:p>-102.643598814115</text:p>
          </table:table-cell>
          <table:table-cell office:value-type="float" office:value="22.2761932043368" calcext:value-type="float">
            <text:p>22.2761932043368</text:p>
          </table:table-cell>
          <table:table-cell office:value-type="float" office:value="-102.901295612488" calcext:value-type="float">
            <text:p>-102.901295612488</text:p>
          </table:table-cell>
          <table:table-cell office:value-type="float" office:value="22.5468480584943" calcext:value-type="float">
            <text:p>22.546848058494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Ozarks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Signal Hill</text:p>
          </table:table-cell>
          <table:table-cell office:value-type="float" office:value="839" calcext:value-type="float">
            <text:p>839</text:p>
          </table:table-cell>
          <table:table-cell office:value-type="float" office:value="719" calcext:value-type="float">
            <text:p>719</text:p>
          </table:table-cell>
          <table:table-cell office:value-type="float" office:value="582" calcext:value-type="float">
            <text:p>582</text:p>
          </table:table-cell>
          <table:table-cell office:value-type="float" office:value="35.1671" calcext:value-type="float">
            <text:p>35.1671</text:p>
          </table:table-cell>
          <table:table-cell office:value-type="float" office:value="-93.6447" calcext:value-type="float">
            <text:p>-93.6447</text:p>
          </table:table-cell>
          <table:table-cell office:value-type="float" office:value="-93.6376220701862" calcext:value-type="float">
            <text:p>-93.6376220701862</text:p>
          </table:table-cell>
          <table:table-cell office:value-type="float" office:value="35.1436193530445" calcext:value-type="float">
            <text:p>35.1436193530445</text:p>
          </table:table-cell>
          <table:table-cell office:value-type="float" office:value="-93.7337459655865" calcext:value-type="float">
            <text:p>-93.7337459655865</text:p>
          </table:table-cell>
          <table:table-cell office:value-type="float" office:value="35.2404826911884" calcext:value-type="float">
            <text:p>35.2404826911884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Ozarks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Sugar Loaf Mountain</text:p>
          </table:table-cell>
          <table:table-cell office:value-type="float" office:value="780" calcext:value-type="float">
            <text:p>780</text:p>
          </table:table-cell>
          <table:table-cell office:value-type="float" office:value="629" calcext:value-type="float">
            <text:p>629</text:p>
          </table:table-cell>
          <table:table-cell office:value-type="float" office:value="574" calcext:value-type="float">
            <text:p>574</text:p>
          </table:table-cell>
          <table:table-cell office:value-type="float" office:value="35.0263888888889" calcext:value-type="float">
            <text:p>35.0263888888889</text:p>
          </table:table-cell>
          <table:table-cell office:value-type="float" office:value="-94.4686111111111" calcext:value-type="float">
            <text:p>-94.4686111111111</text:p>
          </table:table-cell>
          <table:table-cell office:value-type="float" office:value="-94.5521249879353" calcext:value-type="float">
            <text:p>-94.5521249879353</text:p>
          </table:table-cell>
          <table:table-cell office:value-type="float" office:value="35.0951802695159" calcext:value-type="float">
            <text:p>35.0951802695159</text:p>
          </table:table-cell>
          <table:table-cell office:value-type="float" office:value="-94.4753493599681" calcext:value-type="float">
            <text:p>-94.4753493599681</text:p>
          </table:table-cell>
          <table:table-cell office:value-type="float" office:value="35.0163383039588" calcext:value-type="float">
            <text:p>35.016338303958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Ozarks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Rich Mountain</text:p>
          </table:table-cell>
          <table:table-cell office:value-type="float" office:value="815" calcext:value-type="float">
            <text:p>815</text:p>
          </table:table-cell>
          <table:table-cell office:value-type="float" office:value="556" calcext:value-type="float">
            <text:p>556</text:p>
          </table:table-cell>
          <table:table-cell office:value-type="float" office:value="483" calcext:value-type="float">
            <text:p>483</text:p>
          </table:table-cell>
          <table:table-cell office:value-type="float" office:value="34.6877777777778" calcext:value-type="float">
            <text:p>34.6877777777778</text:p>
          </table:table-cell>
          <table:table-cell office:value-type="float" office:value="-94.5602777777778" calcext:value-type="float">
            <text:p>-94.5602777777778</text:p>
          </table:table-cell>
          <table:table-cell office:value-type="float" office:value="-94.5681918890406" calcext:value-type="float">
            <text:p>-94.5681918890406</text:p>
          </table:table-cell>
          <table:table-cell office:value-type="float" office:value="34.7105385779754" calcext:value-type="float">
            <text:p>34.7105385779754</text:p>
          </table:table-cell>
          <table:table-cell office:value-type="float" office:value="-94.5545478004043" calcext:value-type="float">
            <text:p>-94.5545478004043</text:p>
          </table:table-cell>
          <table:table-cell office:value-type="float" office:value="34.697017283695" calcext:value-type="float">
            <text:p>34.69701728369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Ozarks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Black Mountain</text:p>
          </table:table-cell>
          <table:table-cell office:value-type="float" office:value="458" calcext:value-type="float">
            <text:p>458</text:p>
          </table:table-cell>
          <table:table-cell office:value-type="float" office:value="288" calcext:value-type="float">
            <text:p>288</text:p>
          </table:table-cell>
          <table:table-cell office:value-type="float" office:value="165" calcext:value-type="float">
            <text:p>165</text:p>
          </table:table-cell>
          <table:table-cell office:value-type="float" office:value="37.4691666666667" calcext:value-type="float">
            <text:p>37.4691666666667</text:p>
          </table:table-cell>
          <table:table-cell office:value-type="float" office:value="-90.4961111111111" calcext:value-type="float">
            <text:p>-90.4961111111111</text:p>
          </table:table-cell>
          <table:table-cell office:value-type="float" office:value="-90.4887075341687" calcext:value-type="float">
            <text:p>-90.4887075341687</text:p>
          </table:table-cell>
          <table:table-cell office:value-type="float" office:value="37.4615528816312" calcext:value-type="float">
            <text:p>37.4615528816312</text:p>
          </table:table-cell>
          <table:table-cell office:value-type="float" office:value="-90.4971849445175" calcext:value-type="float">
            <text:p>-90.4971849445175</text:p>
          </table:table-cell>
          <table:table-cell office:value-type="float" office:value="37.4638056370446" calcext:value-type="float">
            <text:p>37.463805637044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Ozarks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Mudlick Mountain</text:p>
          </table:table-cell>
          <table:table-cell office:value-type="float" office:value="400" calcext:value-type="float">
            <text:p>400</text:p>
          </table:table-cell>
          <table:table-cell office:value-type="float" office:value="273" calcext:value-type="float">
            <text:p>273</text:p>
          </table:table-cell>
          <table:table-cell office:value-type="float" office:value="178" calcext:value-type="float">
            <text:p>178</text:p>
          </table:table-cell>
          <table:table-cell office:value-type="float" office:value="37.2619444444444" calcext:value-type="float">
            <text:p>37.2619444444444</text:p>
          </table:table-cell>
          <table:table-cell office:value-type="float" office:value="-90.5244444444444" calcext:value-type="float">
            <text:p>-90.5244444444444</text:p>
          </table:table-cell>
          <table:table-cell office:value-type="float" office:value="-90.5697280981673" calcext:value-type="float">
            <text:p>-90.5697280981673</text:p>
          </table:table-cell>
          <table:table-cell office:value-type="float" office:value="37.2978422621671" calcext:value-type="float">
            <text:p>37.2978422621671</text:p>
          </table:table-cell>
          <table:table-cell office:value-type="float" office:value="-90.5189764298926" calcext:value-type="float">
            <text:p>-90.5189764298926</text:p>
          </table:table-cell>
          <table:table-cell office:value-type="float" office:value="37.2685669694969" calcext:value-type="float">
            <text:p>37.268566969496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Ozarks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Taum Sauk Mountain</text:p>
          </table:table-cell>
          <table:table-cell office:value-type="float" office:value="540" calcext:value-type="float">
            <text:p>54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37.5713" calcext:value-type="float">
            <text:p>37.5713</text:p>
          </table:table-cell>
          <table:table-cell office:value-type="float" office:value="-90.7291" calcext:value-type="float">
            <text:p>-90.7291</text:p>
          </table:table-cell>
          <table:table-cell office:value-type="float" office:value="-90.7904375815979" calcext:value-type="float">
            <text:p>-90.7904375815979</text:p>
          </table:table-cell>
          <table:table-cell office:value-type="float" office:value="37.6216045244287" calcext:value-type="float">
            <text:p>37.6216045244287</text:p>
          </table:table-cell>
          <table:table-cell office:value-type="float" office:value="-90.7904375815979" calcext:value-type="float">
            <text:p>-90.7904375815979</text:p>
          </table:table-cell>
          <table:table-cell office:value-type="float" office:value="37.6216045244287" calcext:value-type="float">
            <text:p>37.621604524428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Mount Rainier</text:p>
          </table:table-cell>
          <table:table-cell office:value-type="float" office:value="4394" calcext:value-type="float">
            <text:p>4394</text:p>
          </table:table-cell>
          <table:table-cell office:value-type="float" office:value="4314" calcext:value-type="float">
            <text:p>4314</text:p>
          </table:table-cell>
          <table:table-cell office:value-type="float" office:value="3659" calcext:value-type="float">
            <text:p>3659</text:p>
          </table:table-cell>
          <table:table-cell office:value-type="float" office:value="46.8529388888889" calcext:value-type="float">
            <text:p>46.8529388888889</text:p>
          </table:table-cell>
          <table:table-cell office:value-type="float" office:value="-121.760438888889" calcext:value-type="float">
            <text:p>-121.760438888889</text:p>
          </table:table-cell>
          <table:table-cell office:value-type="float" office:value="-121.982110295975" calcext:value-type="float">
            <text:p>-121.982110295975</text:p>
          </table:table-cell>
          <table:table-cell office:value-type="float" office:value="46.9505494359349" calcext:value-type="float">
            <text:p>46.9505494359349</text:p>
          </table:table-cell>
          <table:table-cell office:value-type="float" office:value="-122.346635768451" calcext:value-type="float">
            <text:p>-122.346635768451</text:p>
          </table:table-cell>
          <table:table-cell office:value-type="float" office:value="47.2506104926758" calcext:value-type="float">
            <text:p>47.250610492675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Mount Waddington</text:p>
          </table:table-cell>
          <table:table-cell table:number-columns-repeated="2" office:value-type="float" office:value="4019" calcext:value-type="float">
            <text:p>4019</text:p>
          </table:table-cell>
          <table:table-cell office:value-type="float" office:value="3022" calcext:value-type="float">
            <text:p>3022</text:p>
          </table:table-cell>
          <table:table-cell office:value-type="float" office:value="51.3736555555556" calcext:value-type="float">
            <text:p>51.3736555555556</text:p>
          </table:table-cell>
          <table:table-cell office:value-type="float" office:value="-125.263466666667" calcext:value-type="float">
            <text:p>-125.263466666667</text:p>
          </table:table-cell>
          <table:table-cell office:value-type="float" office:value="-125.851846846339" calcext:value-type="float">
            <text:p>-125.851846846339</text:p>
          </table:table-cell>
          <table:table-cell office:value-type="float" office:value="51.7371535800218" calcext:value-type="float">
            <text:p>51.7371535800218</text:p>
          </table:table-cell>
          <table:table-cell office:value-type="float" office:value="-125.851846846339" calcext:value-type="float">
            <text:p>-125.851846846339</text:p>
          </table:table-cell>
          <table:table-cell office:value-type="float" office:value="51.7371535800218" calcext:value-type="float">
            <text:p>51.737153580021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Mount Kaweah</text:p>
          </table:table-cell>
          <table:table-cell office:value-type="float" office:value="4207" calcext:value-type="float">
            <text:p>4207</text:p>
          </table:table-cell>
          <table:table-cell office:value-type="float" office:value="3924" calcext:value-type="float">
            <text:p>3924</text:p>
          </table:table-cell>
          <table:table-cell office:value-type="float" office:value="2120" calcext:value-type="float">
            <text:p>2120</text:p>
          </table:table-cell>
          <table:table-cell office:value-type="float" office:value="36.526108" calcext:value-type="float">
            <text:p>36.526108</text:p>
          </table:table-cell>
          <table:table-cell office:value-type="float" office:value="-118.478518" calcext:value-type="float">
            <text:p>-118.478518</text:p>
          </table:table-cell>
          <table:table-cell office:value-type="float" office:value="-118.6888" calcext:value-type="float">
            <text:p>-118.6888</text:p>
          </table:table-cell>
          <table:table-cell office:value-type="float" office:value="36.47067" calcext:value-type="float">
            <text:p>36.47067</text:p>
          </table:table-cell>
          <table:table-cell office:value-type="float" office:value="-118.9649" calcext:value-type="float">
            <text:p>-118.9649</text:p>
          </table:table-cell>
          <table:table-cell office:value-type="float" office:value="36.91593" calcext:value-type="float">
            <text:p>36.9159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Mount Shasta</text:p>
          </table:table-cell>
          <table:table-cell office:value-type="float" office:value="4322" calcext:value-type="float">
            <text:p>4322</text:p>
          </table:table-cell>
          <table:table-cell office:value-type="float" office:value="3707" calcext:value-type="float">
            <text:p>3707</text:p>
          </table:table-cell>
          <table:table-cell office:value-type="float" office:value="3116" calcext:value-type="float">
            <text:p>3116</text:p>
          </table:table-cell>
          <table:table-cell office:value-type="float" office:value="41.4091990740741" calcext:value-type="float">
            <text:p>41.4091990740741</text:p>
          </table:table-cell>
          <table:table-cell office:value-type="float" office:value="-122.194896296296" calcext:value-type="float">
            <text:p>-122.194896296296</text:p>
          </table:table-cell>
          <table:table-cell office:value-type="float" office:value="-122.720645859392" calcext:value-type="float">
            <text:p>-122.720645859392</text:p>
          </table:table-cell>
          <table:table-cell office:value-type="float" office:value="41.8001651871541" calcext:value-type="float">
            <text:p>41.8001651871541</text:p>
          </table:table-cell>
          <table:table-cell office:value-type="float" office:value="-122.720645859392" calcext:value-type="float">
            <text:p>-122.720645859392</text:p>
          </table:table-cell>
          <table:table-cell office:value-type="float" office:value="41.8001651871541" calcext:value-type="float">
            <text:p>41.800165187154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Telescope Peak</text:p>
          </table:table-cell>
          <table:table-cell office:value-type="float" office:value="3366" calcext:value-type="float">
            <text:p>3366</text:p>
          </table:table-cell>
          <table:table-cell office:value-type="float" office:value="3457" calcext:value-type="float">
            <text:p>3457</text:p>
          </table:table-cell>
          <table:table-cell office:value-type="float" office:value="3036" calcext:value-type="float">
            <text:p>3036</text:p>
          </table:table-cell>
          <table:table-cell office:value-type="float" office:value="36.1698" calcext:value-type="float">
            <text:p>36.1698</text:p>
          </table:table-cell>
          <table:table-cell office:value-type="float" office:value="-117.0892" calcext:value-type="float">
            <text:p>-117.0892</text:p>
          </table:table-cell>
          <table:table-cell office:value-type="float" office:value="-117.476371827001" calcext:value-type="float">
            <text:p>-117.476371827001</text:p>
          </table:table-cell>
          <table:table-cell office:value-type="float" office:value="36.4828366651615" calcext:value-type="float">
            <text:p>36.4828366651615</text:p>
          </table:table-cell>
          <table:table-cell office:value-type="float" office:value="-117.476371827001" calcext:value-type="float">
            <text:p>-117.476371827001</text:p>
          </table:table-cell>
          <table:table-cell office:value-type="float" office:value="36.4828366651615" calcext:value-type="float">
            <text:p>36.482836665161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Monarch Mountain</text:p>
          </table:table-cell>
          <table:table-cell office:value-type="float" office:value="3555" calcext:value-type="float">
            <text:p>3555</text:p>
          </table:table-cell>
          <table:table-cell office:value-type="float" office:value="3441" calcext:value-type="float">
            <text:p>3441</text:p>
          </table:table-cell>
          <table:table-cell office:value-type="float" office:value="2936" calcext:value-type="float">
            <text:p>2936</text:p>
          </table:table-cell>
          <table:table-cell office:value-type="float" office:value="51.8994444444444" calcext:value-type="float">
            <text:p>51.8994444444444</text:p>
          </table:table-cell>
          <table:table-cell office:value-type="float" office:value="-125.875833333333" calcext:value-type="float">
            <text:p>-125.875833333333</text:p>
          </table:table-cell>
          <table:table-cell office:value-type="float" office:value="-126.419383798349" calcext:value-type="float">
            <text:p>-126.419383798349</text:p>
          </table:table-cell>
          <table:table-cell office:value-type="float" office:value="52.2340109364001" calcext:value-type="float">
            <text:p>52.2340109364001</text:p>
          </table:table-cell>
          <table:table-cell office:value-type="float" office:value="-125.81969186834" calcext:value-type="float">
            <text:p>-125.81969186834</text:p>
          </table:table-cell>
          <table:table-cell office:value-type="float" office:value="51.8914771271559" calcext:value-type="float">
            <text:p>51.891477127155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Mount Adams</text:p>
          </table:table-cell>
          <table:table-cell office:value-type="float" office:value="3743" calcext:value-type="float">
            <text:p>3743</text:p>
          </table:table-cell>
          <table:table-cell office:value-type="float" office:value="3356" calcext:value-type="float">
            <text:p>3356</text:p>
          </table:table-cell>
          <table:table-cell office:value-type="float" office:value="2636" calcext:value-type="float">
            <text:p>2636</text:p>
          </table:table-cell>
          <table:table-cell office:value-type="float" office:value="46.2024" calcext:value-type="float">
            <text:p>46.2024</text:p>
          </table:table-cell>
          <table:table-cell office:value-type="float" office:value="-121.4909" calcext:value-type="float">
            <text:p>-121.4909</text:p>
          </table:table-cell>
          <table:table-cell office:value-type="float" office:value="-121.981274889477" calcext:value-type="float">
            <text:p>-121.981274889477</text:p>
          </table:table-cell>
          <table:table-cell office:value-type="float" office:value="46.539928656839" calcext:value-type="float">
            <text:p>46.539928656839</text:p>
          </table:table-cell>
          <table:table-cell office:value-type="float" office:value="-121.981274889477" calcext:value-type="float">
            <text:p>-121.981274889477</text:p>
          </table:table-cell>
          <table:table-cell office:value-type="float" office:value="46.539928656839" calcext:value-type="float">
            <text:p>46.53992865683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Mount Whitney</text:p>
          </table:table-cell>
          <table:table-cell office:value-type="float" office:value="4421" calcext:value-type="float">
            <text:p>4421</text:p>
          </table:table-cell>
          <table:table-cell office:value-type="float" office:value="3345" calcext:value-type="float">
            <text:p>3345</text:p>
          </table:table-cell>
          <table:table-cell office:value-type="float" office:value="2846" calcext:value-type="float">
            <text:p>2846</text:p>
          </table:table-cell>
          <table:table-cell office:value-type="float" office:value="36.5786027777778" calcext:value-type="float">
            <text:p>36.5786027777778</text:p>
          </table:table-cell>
          <table:table-cell office:value-type="float" office:value="-118.292086111111" calcext:value-type="float">
            <text:p>-118.292086111111</text:p>
          </table:table-cell>
          <table:table-cell office:value-type="float" office:value="-118.803112038491" calcext:value-type="float">
            <text:p>-118.803112038491</text:p>
          </table:table-cell>
          <table:table-cell office:value-type="float" office:value="36.9875703372333" calcext:value-type="float">
            <text:p>36.9875703372333</text:p>
          </table:table-cell>
          <table:table-cell office:value-type="float" office:value="-118.252869620167" calcext:value-type="float">
            <text:p>-118.252869620167</text:p>
          </table:table-cell>
          <table:table-cell office:value-type="float" office:value="36.6867781163147" calcext:value-type="float">
            <text:p>36.686778116314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Mount Baker</text:p>
          </table:table-cell>
          <table:table-cell office:value-type="float" office:value="3288" calcext:value-type="float">
            <text:p>3288</text:p>
          </table:table-cell>
          <table:table-cell office:value-type="float" office:value="3259" calcext:value-type="float">
            <text:p>3259</text:p>
          </table:table-cell>
          <table:table-cell office:value-type="float" office:value="3043" calcext:value-type="float">
            <text:p>3043</text:p>
          </table:table-cell>
          <table:table-cell office:value-type="float" office:value="48.7768" calcext:value-type="float">
            <text:p>48.7768</text:p>
          </table:table-cell>
          <table:table-cell office:value-type="float" office:value="-121.8145" calcext:value-type="float">
            <text:p>-121.8145</text:p>
          </table:table-cell>
          <table:table-cell office:value-type="float" office:value="-122.26691852344" calcext:value-type="float">
            <text:p>-122.26691852344</text:p>
          </table:table-cell>
          <table:table-cell office:value-type="float" office:value="49.0744140175898" calcext:value-type="float">
            <text:p>49.0744140175898</text:p>
          </table:table-cell>
          <table:table-cell office:value-type="float" office:value="-122.26691852344" calcext:value-type="float">
            <text:p>-122.26691852344</text:p>
          </table:table-cell>
          <table:table-cell office:value-type="float" office:value="49.0744140175898" calcext:value-type="float">
            <text:p>49.074414017589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Jacinto Peak</text:p>
          </table:table-cell>
          <table:table-cell office:value-type="float" office:value="3302" calcext:value-type="float">
            <text:p>3302</text:p>
          </table:table-cell>
          <table:table-cell office:value-type="float" office:value="3255" calcext:value-type="float">
            <text:p>3255</text:p>
          </table:table-cell>
          <table:table-cell office:value-type="float" office:value="3164" calcext:value-type="float">
            <text:p>3164</text:p>
          </table:table-cell>
          <table:table-cell office:value-type="float" office:value="33.8147" calcext:value-type="float">
            <text:p>33.8147</text:p>
          </table:table-cell>
          <table:table-cell office:value-type="float" office:value="-116.6794" calcext:value-type="float">
            <text:p>-116.6794</text:p>
          </table:table-cell>
          <table:table-cell office:value-type="float" office:value="-117.047891824381" calcext:value-type="float">
            <text:p>-117.047891824381</text:p>
          </table:table-cell>
          <table:table-cell office:value-type="float" office:value="34.1207215028528" calcext:value-type="float">
            <text:p>34.1207215028528</text:p>
          </table:table-cell>
          <table:table-cell office:value-type="float" office:value="-117.047891824381" calcext:value-type="float">
            <text:p>-117.047891824381</text:p>
          </table:table-cell>
          <table:table-cell office:value-type="float" office:value="34.1207215028528" calcext:value-type="float">
            <text:p>34.120721502852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Mount Hood</text:p>
          </table:table-cell>
          <table:table-cell office:value-type="float" office:value="3429" calcext:value-type="float">
            <text:p>3429</text:p>
          </table:table-cell>
          <table:table-cell office:value-type="float" office:value="3233" calcext:value-type="float">
            <text:p>3233</text:p>
          </table:table-cell>
          <table:table-cell office:value-type="float" office:value="2635" calcext:value-type="float">
            <text:p>2635</text:p>
          </table:table-cell>
          <table:table-cell office:value-type="float" office:value="45.3735" calcext:value-type="float">
            <text:p>45.3735</text:p>
          </table:table-cell>
          <table:table-cell office:value-type="float" office:value="-121.69595" calcext:value-type="float">
            <text:p>-121.69595</text:p>
          </table:table-cell>
          <table:table-cell office:value-type="float" office:value="-122.138479906874" calcext:value-type="float">
            <text:p>-122.138479906874</text:p>
          </table:table-cell>
          <table:table-cell office:value-type="float" office:value="45.683288809479" calcext:value-type="float">
            <text:p>45.683288809479</text:p>
          </table:table-cell>
          <table:table-cell office:value-type="float" office:value="-121.749895226528" calcext:value-type="float">
            <text:p>-121.749895226528</text:p>
          </table:table-cell>
          <table:table-cell office:value-type="float" office:value="45.3827099725892" calcext:value-type="float">
            <text:p>45.382709972589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Gorgonio Mountain</text:p>
          </table:table-cell>
          <table:table-cell office:value-type="float" office:value="3506" calcext:value-type="float">
            <text:p>3506</text:p>
          </table:table-cell>
          <table:table-cell office:value-type="float" office:value="3231" calcext:value-type="float">
            <text:p>3231</text:p>
          </table:table-cell>
          <table:table-cell office:value-type="float" office:value="2140" calcext:value-type="float">
            <text:p>2140</text:p>
          </table:table-cell>
          <table:table-cell office:value-type="float" office:value="34.0992" calcext:value-type="float">
            <text:p>34.0992</text:p>
          </table:table-cell>
          <table:table-cell office:value-type="float" office:value="-116.8249" calcext:value-type="float">
            <text:p>-116.8249</text:p>
          </table:table-cell>
          <table:table-cell office:value-type="float" office:value="-117.217564554841" calcext:value-type="float">
            <text:p>-117.217564554841</text:p>
          </table:table-cell>
          <table:table-cell office:value-type="float" office:value="34.424512550653" calcext:value-type="float">
            <text:p>34.424512550653</text:p>
          </table:table-cell>
          <table:table-cell office:value-type="float" office:value="-116.966826582725" calcext:value-type="float">
            <text:p>-116.966826582725</text:p>
          </table:table-cell>
          <table:table-cell office:value-type="float" office:value="34.1095309001865" calcext:value-type="float">
            <text:p>34.109530900186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orth Palisade</text:p>
          </table:table-cell>
          <table:table-cell office:value-type="float" office:value="4341" calcext:value-type="float">
            <text:p>4341</text:p>
          </table:table-cell>
          <table:table-cell office:value-type="float" office:value="3176" calcext:value-type="float">
            <text:p>3176</text:p>
          </table:table-cell>
          <table:table-cell office:value-type="float" office:value="2538" calcext:value-type="float">
            <text:p>2538</text:p>
          </table:table-cell>
          <table:table-cell office:value-type="float" office:value="37.0941666666667" calcext:value-type="float">
            <text:p>37.0941666666667</text:p>
          </table:table-cell>
          <table:table-cell office:value-type="float" office:value="-118.514444444444" calcext:value-type="float">
            <text:p>-118.514444444444</text:p>
          </table:table-cell>
          <table:table-cell office:value-type="float" office:value="-118.373357880807" calcext:value-type="float">
            <text:p>-118.373357880807</text:p>
          </table:table-cell>
          <table:table-cell office:value-type="float" office:value="37.0202401024729" calcext:value-type="float">
            <text:p>37.0202401024729</text:p>
          </table:table-cell>
          <table:table-cell office:value-type="float" office:value="-118.373295419206" calcext:value-type="float">
            <text:p>-118.373295419206</text:p>
          </table:table-cell>
          <table:table-cell office:value-type="float" office:value="37.0540303952392" calcext:value-type="float">
            <text:p>37.054030395239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White Mountain Peak</text:p>
          </table:table-cell>
          <table:table-cell office:value-type="float" office:value="4344" calcext:value-type="float">
            <text:p>4344</text:p>
          </table:table-cell>
          <table:table-cell office:value-type="float" office:value="3107" calcext:value-type="float">
            <text:p>3107</text:p>
          </table:table-cell>
          <table:table-cell office:value-type="float" office:value="2924" calcext:value-type="float">
            <text:p>2924</text:p>
          </table:table-cell>
          <table:table-cell office:value-type="float" office:value="37.6341" calcext:value-type="float">
            <text:p>37.6341</text:p>
          </table:table-cell>
          <table:table-cell office:value-type="float" office:value="-118.2557" calcext:value-type="float">
            <text:p>-118.2557</text:p>
          </table:table-cell>
          <table:table-cell office:value-type="float" office:value="-118.765156661484" calcext:value-type="float">
            <text:p>-118.765156661484</text:p>
          </table:table-cell>
          <table:table-cell office:value-type="float" office:value="38.0364130575696" calcext:value-type="float">
            <text:p>38.0364130575696</text:p>
          </table:table-cell>
          <table:table-cell office:value-type="float" office:value="-118.312041129987" calcext:value-type="float">
            <text:p>-118.312041129987</text:p>
          </table:table-cell>
          <table:table-cell office:value-type="float" office:value="37.6050297437112" calcext:value-type="float">
            <text:p>37.605029743711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Kates Needle</text:p>
          </table:table-cell>
          <table:table-cell office:value-type="float" office:value="3053" calcext:value-type="float">
            <text:p>3053</text:p>
          </table:table-cell>
          <table:table-cell office:value-type="float" office:value="3050" calcext:value-type="float">
            <text:p>3050</text:p>
          </table:table-cell>
          <table:table-cell office:value-type="float" office:value="2974" calcext:value-type="float">
            <text:p>2974</text:p>
          </table:table-cell>
          <table:table-cell office:value-type="float" office:value="57.0449" calcext:value-type="float">
            <text:p>57.0449</text:p>
          </table:table-cell>
          <table:table-cell office:value-type="float" office:value="-132.0451" calcext:value-type="float">
            <text:p>-132.0451</text:p>
          </table:table-cell>
          <table:table-cell office:value-type="float" office:value="-132.555889699336" calcext:value-type="float">
            <text:p>-132.555889699336</text:p>
          </table:table-cell>
          <table:table-cell office:value-type="float" office:value="57.3197677653886" calcext:value-type="float">
            <text:p>57.3197677653886</text:p>
          </table:table-cell>
          <table:table-cell office:value-type="float" office:value="-132.555889699336" calcext:value-type="float">
            <text:p>-132.555889699336</text:p>
          </table:table-cell>
          <table:table-cell office:value-type="float" office:value="57.3197677653886" calcext:value-type="float">
            <text:p>57.319767765388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Mount Ratz</text:p>
          </table:table-cell>
          <table:table-cell office:value-type="float" office:value="3090" calcext:value-type="float">
            <text:p>3090</text:p>
          </table:table-cell>
          <table:table-cell office:value-type="float" office:value="3036" calcext:value-type="float">
            <text:p>3036</text:p>
          </table:table-cell>
          <table:table-cell office:value-type="float" office:value="2230" calcext:value-type="float">
            <text:p>2230</text:p>
          </table:table-cell>
          <table:table-cell office:value-type="float" office:value="57.393" calcext:value-type="float">
            <text:p>57.393</text:p>
          </table:table-cell>
          <table:table-cell office:value-type="float" office:value="-132.3031" calcext:value-type="float">
            <text:p>-132.3031</text:p>
          </table:table-cell>
          <table:table-cell office:value-type="float" office:value="-132.825021784" calcext:value-type="float">
            <text:p>-132.825021784</text:p>
          </table:table-cell>
          <table:table-cell office:value-type="float" office:value="57.6712250747577" calcext:value-type="float">
            <text:p>57.6712250747577</text:p>
          </table:table-cell>
          <table:table-cell office:value-type="float" office:value="-132.28052219608" calcext:value-type="float">
            <text:p>-132.28052219608</text:p>
          </table:table-cell>
          <table:table-cell office:value-type="float" office:value="57.463530264063" calcext:value-type="float">
            <text:p>57.46353026406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Glacier Peak</text:p>
          </table:table-cell>
          <table:table-cell office:value-type="float" office:value="3214" calcext:value-type="float">
            <text:p>3214</text:p>
          </table:table-cell>
          <table:table-cell office:value-type="float" office:value="2844" calcext:value-type="float">
            <text:p>2844</text:p>
          </table:table-cell>
          <table:table-cell office:value-type="float" office:value="2353" calcext:value-type="float">
            <text:p>2353</text:p>
          </table:table-cell>
          <table:table-cell office:value-type="float" office:value="48.1125" calcext:value-type="float">
            <text:p>48.1125</text:p>
          </table:table-cell>
          <table:table-cell office:value-type="float" office:value="-121.1138" calcext:value-type="float">
            <text:p>-121.1138</text:p>
          </table:table-cell>
          <table:table-cell office:value-type="float" office:value="-121.550376119166" calcext:value-type="float">
            <text:p>-121.550376119166</text:p>
          </table:table-cell>
          <table:table-cell office:value-type="float" office:value="48.4032820958841" calcext:value-type="float">
            <text:p>48.4032820958841</text:p>
          </table:table-cell>
          <table:table-cell office:value-type="float" office:value="-121.550376119166" calcext:value-type="float">
            <text:p>-121.550376119166</text:p>
          </table:table-cell>
          <table:table-cell office:value-type="float" office:value="48.4032820958841" calcext:value-type="float">
            <text:p>48.403282095884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Boundary Peak</text:p>
          </table:table-cell>
          <table:table-cell office:value-type="float" office:value="4007" calcext:value-type="float">
            <text:p>4007</text:p>
          </table:table-cell>
          <table:table-cell office:value-type="float" office:value="2740" calcext:value-type="float">
            <text:p>2740</text:p>
          </table:table-cell>
          <table:table-cell office:value-type="float" office:value="2563" calcext:value-type="float">
            <text:p>2563</text:p>
          </table:table-cell>
          <table:table-cell office:value-type="float" office:value="37.8461" calcext:value-type="float">
            <text:p>37.8461</text:p>
          </table:table-cell>
          <table:table-cell office:value-type="float" office:value="-118.3514" calcext:value-type="float">
            <text:p>-118.3514</text:p>
          </table:table-cell>
          <table:table-cell office:value-type="float" office:value="-118.823624154875" calcext:value-type="float">
            <text:p>-118.823624154875</text:p>
          </table:table-cell>
          <table:table-cell office:value-type="float" office:value="38.2158473773134" calcext:value-type="float">
            <text:p>38.2158473773134</text:p>
          </table:table-cell>
          <table:table-cell office:value-type="float" office:value="-118.372449324877" calcext:value-type="float">
            <text:p>-118.372449324877</text:p>
          </table:table-cell>
          <table:table-cell office:value-type="float" office:value="37.7528037529025" calcext:value-type="float">
            <text:p>37.752803752902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Mount Ritter</text:p>
          </table:table-cell>
          <table:table-cell office:value-type="float" office:value="4006" calcext:value-type="float">
            <text:p>4006</text:p>
          </table:table-cell>
          <table:table-cell office:value-type="float" office:value="2736" calcext:value-type="float">
            <text:p>2736</text:p>
          </table:table-cell>
          <table:table-cell office:value-type="float" office:value="1735" calcext:value-type="float">
            <text:p>1735</text:p>
          </table:table-cell>
          <table:table-cell office:value-type="float" office:value="37.6891666666667" calcext:value-type="float">
            <text:p>37.6891666666667</text:p>
          </table:table-cell>
          <table:table-cell office:value-type="float" office:value="-119.199444444444" calcext:value-type="float">
            <text:p>-119.199444444444</text:p>
          </table:table-cell>
          <table:table-cell office:value-type="float" office:value="-119.670545072622" calcext:value-type="float">
            <text:p>-119.670545072622</text:p>
          </table:table-cell>
          <table:table-cell office:value-type="float" office:value="38.0590198004783" calcext:value-type="float">
            <text:p>38.0590198004783</text:p>
          </table:table-cell>
          <table:table-cell office:value-type="float" office:value="-119.209021157976" calcext:value-type="float">
            <text:p>-119.209021157976</text:p>
          </table:table-cell>
          <table:table-cell office:value-type="float" office:value="37.6612809687525" calcext:value-type="float">
            <text:p>37.661280968752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Skihist Mountain</text:p>
          </table:table-cell>
          <table:table-cell office:value-type="float" office:value="2968" calcext:value-type="float">
            <text:p>2968</text:p>
          </table:table-cell>
          <table:table-cell office:value-type="float" office:value="2718" calcext:value-type="float">
            <text:p>2718</text:p>
          </table:table-cell>
          <table:table-cell office:value-type="float" office:value="2164" calcext:value-type="float">
            <text:p>2164</text:p>
          </table:table-cell>
          <table:table-cell office:value-type="float" office:value="50.1878" calcext:value-type="float">
            <text:p>50.1878</text:p>
          </table:table-cell>
          <table:table-cell office:value-type="float" office:value="-121.9032" calcext:value-type="float">
            <text:p>-121.9032</text:p>
          </table:table-cell>
          <table:table-cell office:value-type="float" office:value="-122.323599674181" calcext:value-type="float">
            <text:p>-122.323599674181</text:p>
          </table:table-cell>
          <table:table-cell office:value-type="float" office:value="50.4558006237284" calcext:value-type="float">
            <text:p>50.4558006237284</text:p>
          </table:table-cell>
          <table:table-cell office:value-type="float" office:value="-122.323599674181" calcext:value-type="float">
            <text:p>-122.323599674181</text:p>
          </table:table-cell>
          <table:table-cell office:value-type="float" office:value="50.4558006237284" calcext:value-type="float">
            <text:p>50.4558006237284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Baja California</text:p>
          </table:table-cell>
          <table:table-cell office:value-type="string" calcext:value-type="string">
            <text:p>Picacho del Diablo</text:p>
          </table:table-cell>
          <table:table-cell office:value-type="float" office:value="3095" calcext:value-type="float">
            <text:p>3095</text:p>
          </table:table-cell>
          <table:table-cell office:value-type="float" office:value="2707" calcext:value-type="float">
            <text:p>2707</text:p>
          </table:table-cell>
          <table:table-cell office:value-type="float" office:value="2463" calcext:value-type="float">
            <text:p>2463</text:p>
          </table:table-cell>
          <table:table-cell office:value-type="float" office:value="30.9925" calcext:value-type="float">
            <text:p>30.9925</text:p>
          </table:table-cell>
          <table:table-cell office:value-type="float" office:value="-115.375288888889" calcext:value-type="float">
            <text:p>-115.375288888889</text:p>
          </table:table-cell>
          <table:table-cell office:value-type="float" office:value="-115.709289417239" calcext:value-type="float">
            <text:p>-115.709289417239</text:p>
          </table:table-cell>
          <table:table-cell office:value-type="float" office:value="31.2801972203508" calcext:value-type="float">
            <text:p>31.2801972203508</text:p>
          </table:table-cell>
          <table:table-cell office:value-type="float" office:value="-115.709289417239" calcext:value-type="float">
            <text:p>-115.709289417239</text:p>
          </table:table-cell>
          <table:table-cell office:value-type="float" office:value="31.2801972203508" calcext:value-type="float">
            <text:p>31.280197220350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Mount San Antonio</text:p>
          </table:table-cell>
          <table:table-cell office:value-type="float" office:value="3069" calcext:value-type="float">
            <text:p>3069</text:p>
          </table:table-cell>
          <table:table-cell office:value-type="float" office:value="2689" calcext:value-type="float">
            <text:p>2689</text:p>
          </table:table-cell>
          <table:table-cell office:value-type="float" office:value="2111" calcext:value-type="float">
            <text:p>2111</text:p>
          </table:table-cell>
          <table:table-cell office:value-type="float" office:value="34.2891" calcext:value-type="float">
            <text:p>34.2891</text:p>
          </table:table-cell>
          <table:table-cell office:value-type="float" office:value="-117.6463" calcext:value-type="float">
            <text:p>-117.6463</text:p>
          </table:table-cell>
          <table:table-cell office:value-type="float" office:value="-117.627041790067" calcext:value-type="float">
            <text:p>-117.627041790067</text:p>
          </table:table-cell>
          <table:table-cell office:value-type="float" office:value="34.1991743837084" calcext:value-type="float">
            <text:p>34.1991743837084</text:p>
          </table:table-cell>
          <table:table-cell office:value-type="float" office:value="-117.703037955154" calcext:value-type="float">
            <text:p>-117.703037955154</text:p>
          </table:table-cell>
          <table:table-cell office:value-type="float" office:value="34.2712824870729" calcext:value-type="float">
            <text:p>34.271282487072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Mount Jefferson</text:p>
          </table:table-cell>
          <table:table-cell office:value-type="float" office:value="3201" calcext:value-type="float">
            <text:p>3201</text:p>
          </table:table-cell>
          <table:table-cell office:value-type="float" office:value="2648" calcext:value-type="float">
            <text:p>2648</text:p>
          </table:table-cell>
          <table:table-cell office:value-type="float" office:value="2281" calcext:value-type="float">
            <text:p>2281</text:p>
          </table:table-cell>
          <table:table-cell office:value-type="float" office:value="44.6743" calcext:value-type="float">
            <text:p>44.6743</text:p>
          </table:table-cell>
          <table:table-cell office:value-type="float" office:value="-121.7996" calcext:value-type="float">
            <text:p>-121.7996</text:p>
          </table:table-cell>
          <table:table-cell office:value-type="float" office:value="-122.208172779771" calcext:value-type="float">
            <text:p>-122.208172779771</text:p>
          </table:table-cell>
          <table:table-cell office:value-type="float" office:value="44.9639157472095" calcext:value-type="float">
            <text:p>44.9639157472095</text:p>
          </table:table-cell>
          <table:table-cell office:value-type="float" office:value="-122.208172779771" calcext:value-type="float">
            <text:p>-122.208172779771</text:p>
          </table:table-cell>
          <table:table-cell office:value-type="float" office:value="44.9639157472095" calcext:value-type="float">
            <text:p>44.963915747209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Mount Shuksan</text:p>
          </table:table-cell>
          <table:table-cell office:value-type="float" office:value="2784" calcext:value-type="float">
            <text:p>2784</text:p>
          </table:table-cell>
          <table:table-cell office:value-type="float" office:value="2570" calcext:value-type="float">
            <text:p>2570</text:p>
          </table:table-cell>
          <table:table-cell office:value-type="float" office:value="2528" calcext:value-type="float">
            <text:p>2528</text:p>
          </table:table-cell>
          <table:table-cell office:value-type="float" office:value="48.8314444444444" calcext:value-type="float">
            <text:p>48.8314444444444</text:p>
          </table:table-cell>
          <table:table-cell office:value-type="float" office:value="-121.602988888889" calcext:value-type="float">
            <text:p>-121.602988888889</text:p>
          </table:table-cell>
          <table:table-cell office:value-type="float" office:value="-121.986487603046" calcext:value-type="float">
            <text:p>-121.986487603046</text:p>
          </table:table-cell>
          <table:table-cell office:value-type="float" office:value="49.0824553683275" calcext:value-type="float">
            <text:p>49.0824553683275</text:p>
          </table:table-cell>
          <table:table-cell office:value-type="float" office:value="-121.986487603046" calcext:value-type="float">
            <text:p>-121.986487603046</text:p>
          </table:table-cell>
          <table:table-cell office:value-type="float" office:value="49.0824553683275" calcext:value-type="float">
            <text:p>49.082455368327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South Sister</text:p>
          </table:table-cell>
          <table:table-cell office:value-type="float" office:value="3158" calcext:value-type="float">
            <text:p>3158</text:p>
          </table:table-cell>
          <table:table-cell office:value-type="float" office:value="2535" calcext:value-type="float">
            <text:p>2535</text:p>
          </table:table-cell>
          <table:table-cell office:value-type="float" office:value="1533" calcext:value-type="float">
            <text:p>1533</text:p>
          </table:table-cell>
          <table:table-cell office:value-type="float" office:value="44.1035" calcext:value-type="float">
            <text:p>44.1035</text:p>
          </table:table-cell>
          <table:table-cell office:value-type="float" office:value="-121.7693" calcext:value-type="float">
            <text:p>-121.7693</text:p>
          </table:table-cell>
          <table:table-cell office:value-type="float" office:value="-122.168464943937" calcext:value-type="float">
            <text:p>-122.168464943937</text:p>
          </table:table-cell>
          <table:table-cell office:value-type="float" office:value="44.3902983004222" calcext:value-type="float">
            <text:p>44.3902983004222</text:p>
          </table:table-cell>
          <table:table-cell office:value-type="float" office:value="-122.168464943937" calcext:value-type="float">
            <text:p>-122.168464943937</text:p>
          </table:table-cell>
          <table:table-cell office:value-type="float" office:value="44.3902983004222" calcext:value-type="float">
            <text:p>44.390298300422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Mount Stuart</text:p>
          </table:table-cell>
          <table:table-cell office:value-type="float" office:value="2871" calcext:value-type="float">
            <text:p>2871</text:p>
          </table:table-cell>
          <table:table-cell office:value-type="float" office:value="2530" calcext:value-type="float">
            <text:p>2530</text:p>
          </table:table-cell>
          <table:table-cell office:value-type="float" office:value="2046" calcext:value-type="float">
            <text:p>2046</text:p>
          </table:table-cell>
          <table:table-cell office:value-type="float" office:value="47.4751" calcext:value-type="float">
            <text:p>47.4751</text:p>
          </table:table-cell>
          <table:table-cell office:value-type="float" office:value="-120.9024" calcext:value-type="float">
            <text:p>-120.9024</text:p>
          </table:table-cell>
          <table:table-cell office:value-type="float" office:value="-121.287623637763" calcext:value-type="float">
            <text:p>-121.287623637763</text:p>
          </table:table-cell>
          <table:table-cell office:value-type="float" office:value="47.7339862579041" calcext:value-type="float">
            <text:p>47.7339862579041</text:p>
          </table:table-cell>
          <table:table-cell office:value-type="float" office:value="-120.758275562224" calcext:value-type="float">
            <text:p>-120.758275562224</text:p>
          </table:table-cell>
          <table:table-cell office:value-type="float" office:value="47.5186774971893" calcext:value-type="float">
            <text:p>47.518677497189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Howson Peak</text:p>
          </table:table-cell>
          <table:table-cell office:value-type="float" office:value="2759" calcext:value-type="float">
            <text:p>2759</text:p>
          </table:table-cell>
          <table:table-cell office:value-type="float" office:value="2528" calcext:value-type="float">
            <text:p>2528</text:p>
          </table:table-cell>
          <table:table-cell office:value-type="float" office:value="2218" calcext:value-type="float">
            <text:p>2218</text:p>
          </table:table-cell>
          <table:table-cell office:value-type="float" office:value="54.4185" calcext:value-type="float">
            <text:p>54.4185</text:p>
          </table:table-cell>
          <table:table-cell office:value-type="float" office:value="-127.7441" calcext:value-type="float">
            <text:p>-127.7441</text:p>
          </table:table-cell>
          <table:table-cell office:value-type="float" office:value="-127.897058346302" calcext:value-type="float">
            <text:p>-127.897058346302</text:p>
          </table:table-cell>
          <table:table-cell office:value-type="float" office:value="54.4370445581319" calcext:value-type="float">
            <text:p>54.4370445581319</text:p>
          </table:table-cell>
          <table:table-cell office:value-type="float" office:value="-128.196420955421" calcext:value-type="float">
            <text:p>-128.196420955421</text:p>
          </table:table-cell>
          <table:table-cell office:value-type="float" office:value="54.6811017744743" calcext:value-type="float">
            <text:p>54.681101774474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Jack Mountain</text:p>
          </table:table-cell>
          <table:table-cell office:value-type="float" office:value="2766" calcext:value-type="float">
            <text:p>2766</text:p>
          </table:table-cell>
          <table:table-cell office:value-type="float" office:value="2498" calcext:value-type="float">
            <text:p>2498</text:p>
          </table:table-cell>
          <table:table-cell office:value-type="float" office:value="2293" calcext:value-type="float">
            <text:p>2293</text:p>
          </table:table-cell>
          <table:table-cell office:value-type="float" office:value="48.7728" calcext:value-type="float">
            <text:p>48.7728</text:p>
          </table:table-cell>
          <table:table-cell office:value-type="float" office:value="-120.9562" calcext:value-type="float">
            <text:p>-120.9562</text:p>
          </table:table-cell>
          <table:table-cell office:value-type="float" office:value="-121.336782025796" calcext:value-type="float">
            <text:p>-121.336782025796</text:p>
          </table:table-cell>
          <table:table-cell office:value-type="float" office:value="49.0231934660493" calcext:value-type="float">
            <text:p>49.0231934660493</text:p>
          </table:table-cell>
          <table:table-cell office:value-type="float" office:value="-121.336782025796" calcext:value-type="float">
            <text:p>-121.336782025796</text:p>
          </table:table-cell>
          <table:table-cell office:value-type="float" office:value="49.0231934660493" calcext:value-type="float">
            <text:p>49.023193466049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Mount Saint Helens</text:p>
          </table:table-cell>
          <table:table-cell office:value-type="float" office:value="2549" calcext:value-type="float">
            <text:p>2549</text:p>
          </table:table-cell>
          <table:table-cell office:value-type="float" office:value="2407" calcext:value-type="float">
            <text:p>2407</text:p>
          </table:table-cell>
          <table:table-cell office:value-type="float" office:value="1994" calcext:value-type="float">
            <text:p>1994</text:p>
          </table:table-cell>
          <table:table-cell office:value-type="float" office:value="46.1914" calcext:value-type="float">
            <text:p>46.1914</text:p>
          </table:table-cell>
          <table:table-cell office:value-type="float" office:value="-122.1956" calcext:value-type="float">
            <text:p>-122.1956</text:p>
          </table:table-cell>
          <table:table-cell office:value-type="float" office:value="-122.529588413655" calcext:value-type="float">
            <text:p>-122.529588413655</text:p>
          </table:table-cell>
          <table:table-cell office:value-type="float" office:value="46.4209952897423" calcext:value-type="float">
            <text:p>46.4209952897423</text:p>
          </table:table-cell>
          <table:table-cell office:value-type="float" office:value="-122.139566085951" calcext:value-type="float">
            <text:p>-122.139566085951</text:p>
          </table:table-cell>
          <table:table-cell office:value-type="float" office:value="46.1988083692438" calcext:value-type="float">
            <text:p>46.198808369243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Mount Pinos</text:p>
          </table:table-cell>
          <table:table-cell office:value-type="float" office:value="2696" calcext:value-type="float">
            <text:p>2696</text:p>
          </table:table-cell>
          <table:table-cell office:value-type="float" office:value="2298" calcext:value-type="float">
            <text:p>2298</text:p>
          </table:table-cell>
          <table:table-cell office:value-type="float" office:value="1341" calcext:value-type="float">
            <text:p>1341</text:p>
          </table:table-cell>
          <table:table-cell office:value-type="float" office:value="34.8128" calcext:value-type="float">
            <text:p>34.8128</text:p>
          </table:table-cell>
          <table:table-cell office:value-type="float" office:value="-119.1454" calcext:value-type="float">
            <text:p>-119.1454</text:p>
          </table:table-cell>
          <table:table-cell office:value-type="float" office:value="-119.452307152389" calcext:value-type="float">
            <text:p>-119.452307152389</text:p>
          </table:table-cell>
          <table:table-cell office:value-type="float" office:value="35.0648510571102" calcext:value-type="float">
            <text:p>35.0648510571102</text:p>
          </table:table-cell>
          <table:table-cell office:value-type="float" office:value="-119.17269507863" calcext:value-type="float">
            <text:p>-119.17269507863</text:p>
          </table:table-cell>
          <table:table-cell office:value-type="float" office:value="34.8917150530457" calcext:value-type="float">
            <text:p>34.891715053045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Mount McLoughlin</text:p>
          </table:table-cell>
          <table:table-cell office:value-type="float" office:value="2895" calcext:value-type="float">
            <text:p>2895</text:p>
          </table:table-cell>
          <table:table-cell office:value-type="float" office:value="2294" calcext:value-type="float">
            <text:p>2294</text:p>
          </table:table-cell>
          <table:table-cell office:value-type="float" office:value="1789" calcext:value-type="float">
            <text:p>1789</text:p>
          </table:table-cell>
          <table:table-cell office:value-type="float" office:value="42.4445" calcext:value-type="float">
            <text:p>42.4445</text:p>
          </table:table-cell>
          <table:table-cell office:value-type="float" office:value="-122.3156" calcext:value-type="float">
            <text:p>-122.3156</text:p>
          </table:table-cell>
          <table:table-cell office:value-type="float" office:value="-122.671712182928" calcext:value-type="float">
            <text:p>-122.671712182928</text:p>
          </table:table-cell>
          <table:table-cell office:value-type="float" office:value="42.7079396551927" calcext:value-type="float">
            <text:p>42.7079396551927</text:p>
          </table:table-cell>
          <table:table-cell office:value-type="float" office:value="-122.354196208553" calcext:value-type="float">
            <text:p>-122.354196208553</text:p>
          </table:table-cell>
          <table:table-cell office:value-type="float" office:value="42.4519204675529" calcext:value-type="float">
            <text:p>42.451920467552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Mount Conness</text:p>
          </table:table-cell>
          <table:table-cell office:value-type="float" office:value="3839" calcext:value-type="float">
            <text:p>3839</text:p>
          </table:table-cell>
          <table:table-cell office:value-type="float" office:value="2293" calcext:value-type="float">
            <text:p>2293</text:p>
          </table:table-cell>
          <table:table-cell office:value-type="float" office:value="1305" calcext:value-type="float">
            <text:p>1305</text:p>
          </table:table-cell>
          <table:table-cell office:value-type="float" office:value="37.9669444444444" calcext:value-type="float">
            <text:p>37.9669444444444</text:p>
          </table:table-cell>
          <table:table-cell office:value-type="float" office:value="-119.321388888889" calcext:value-type="float">
            <text:p>-119.321388888889</text:p>
          </table:table-cell>
          <table:table-cell office:value-type="float" office:value="-119.775093258394" calcext:value-type="float">
            <text:p>-119.775093258394</text:p>
          </table:table-cell>
          <table:table-cell office:value-type="float" office:value="38.3226115029086" calcext:value-type="float">
            <text:p>38.3226115029086</text:p>
          </table:table-cell>
          <table:table-cell office:value-type="float" office:value="-119.775093258394" calcext:value-type="float">
            <text:p>-119.775093258394</text:p>
          </table:table-cell>
          <table:table-cell office:value-type="float" office:value="38.3226115029086" calcext:value-type="float">
            <text:p>38.322611502908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Mount Olympus</text:p>
          </table:table-cell>
          <table:table-cell office:value-type="float" office:value="2432" calcext:value-type="float">
            <text:p>2432</text:p>
          </table:table-cell>
          <table:table-cell office:value-type="float" office:value="2282" calcext:value-type="float">
            <text:p>2282</text:p>
          </table:table-cell>
          <table:table-cell office:value-type="float" office:value="2099" calcext:value-type="float">
            <text:p>2099</text:p>
          </table:table-cell>
          <table:table-cell office:value-type="float" office:value="47.8013" calcext:value-type="float">
            <text:p>47.8013</text:p>
          </table:table-cell>
          <table:table-cell office:value-type="float" office:value="-123.7108" calcext:value-type="float">
            <text:p>-123.7108</text:p>
          </table:table-cell>
          <table:table-cell office:value-type="float" office:value="-124.039574005046" calcext:value-type="float">
            <text:p>-124.039574005046</text:p>
          </table:table-cell>
          <table:table-cell office:value-type="float" office:value="48.0209542924246" calcext:value-type="float">
            <text:p>48.0209542924246</text:p>
          </table:table-cell>
          <table:table-cell office:value-type="float" office:value="-124.039574005046" calcext:value-type="float">
            <text:p>-124.039574005046</text:p>
          </table:table-cell>
          <table:table-cell office:value-type="float" office:value="48.0209542924246" calcext:value-type="float">
            <text:p>48.020954292424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Mount Spickard</text:p>
          </table:table-cell>
          <table:table-cell office:value-type="float" office:value="2737" calcext:value-type="float">
            <text:p>2737</text:p>
          </table:table-cell>
          <table:table-cell office:value-type="float" office:value="2264" calcext:value-type="float">
            <text:p>2264</text:p>
          </table:table-cell>
          <table:table-cell office:value-type="float" office:value="2109" calcext:value-type="float">
            <text:p>2109</text:p>
          </table:table-cell>
          <table:table-cell office:value-type="float" office:value="48.9697" calcext:value-type="float">
            <text:p>48.9697</text:p>
          </table:table-cell>
          <table:table-cell office:value-type="float" office:value="-121.2405" calcext:value-type="float">
            <text:p>-121.2405</text:p>
          </table:table-cell>
          <table:table-cell office:value-type="float" office:value="-121.618579346769" calcext:value-type="float">
            <text:p>-121.618579346769</text:p>
          </table:table-cell>
          <table:table-cell office:value-type="float" office:value="49.2159573927379" calcext:value-type="float">
            <text:p>49.2159573927379</text:p>
          </table:table-cell>
          <table:table-cell office:value-type="float" office:value="-121.618579346769" calcext:value-type="float">
            <text:p>-121.618579346769</text:p>
          </table:table-cell>
          <table:table-cell office:value-type="float" office:value="49.2159573927379" calcext:value-type="float">
            <text:p>49.215957392737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Golden Hinde</text:p>
          </table:table-cell>
          <table:table-cell office:value-type="float" office:value="2197" calcext:value-type="float">
            <text:p>2197</text:p>
          </table:table-cell>
          <table:table-cell office:value-type="float" office:value="2183" calcext:value-type="float">
            <text:p>2183</text:p>
          </table:table-cell>
          <table:table-cell office:value-type="float" office:value="1775" calcext:value-type="float">
            <text:p>1775</text:p>
          </table:table-cell>
          <table:table-cell office:value-type="float" office:value="49.6627" calcext:value-type="float">
            <text:p>49.6627</text:p>
          </table:table-cell>
          <table:table-cell office:value-type="float" office:value="-125.747" calcext:value-type="float">
            <text:p>-125.747</text:p>
          </table:table-cell>
          <table:table-cell office:value-type="float" office:value="-126.055402690728" calcext:value-type="float">
            <text:p>-126.055402690728</text:p>
          </table:table-cell>
          <table:table-cell office:value-type="float" office:value="49.8607648379985" calcext:value-type="float">
            <text:p>49.8607648379985</text:p>
          </table:table-cell>
          <table:table-cell office:value-type="float" office:value="-126.055402690728" calcext:value-type="float">
            <text:p>-126.055402690728</text:p>
          </table:table-cell>
          <table:table-cell office:value-type="float" office:value="49.8607648379985" calcext:value-type="float">
            <text:p>49.860764837998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Mount Linn</text:p>
          </table:table-cell>
          <table:table-cell office:value-type="float" office:value="2468" calcext:value-type="float">
            <text:p>2468</text:p>
          </table:table-cell>
          <table:table-cell office:value-type="float" office:value="2101" calcext:value-type="float">
            <text:p>2101</text:p>
          </table:table-cell>
          <table:table-cell office:value-type="float" office:value="1322" calcext:value-type="float">
            <text:p>1322</text:p>
          </table:table-cell>
          <table:table-cell office:value-type="float" office:value="40.0365" calcext:value-type="float">
            <text:p>40.0365</text:p>
          </table:table-cell>
          <table:table-cell office:value-type="float" office:value="-122.8542" calcext:value-type="float">
            <text:p>-122.8542</text:p>
          </table:table-cell>
          <table:table-cell office:value-type="float" office:value="-123.150387385977" calcext:value-type="float">
            <text:p>-123.150387385977</text:p>
          </table:table-cell>
          <table:table-cell office:value-type="float" office:value="40.2640203421706" calcext:value-type="float">
            <text:p>40.2640203421706</text:p>
          </table:table-cell>
          <table:table-cell office:value-type="float" office:value="-123.150387385977" calcext:value-type="float">
            <text:p>-123.150387385977</text:p>
          </table:table-cell>
          <table:table-cell office:value-type="float" office:value="40.2640203421706" calcext:value-type="float">
            <text:p>40.264020342170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assen Peak</text:p>
          </table:table-cell>
          <table:table-cell office:value-type="float" office:value="3189" calcext:value-type="float">
            <text:p>3189</text:p>
          </table:table-cell>
          <table:table-cell office:value-type="float" office:value="2093" calcext:value-type="float">
            <text:p>2093</text:p>
          </table:table-cell>
          <table:table-cell office:value-type="float" office:value="1284" calcext:value-type="float">
            <text:p>1284</text:p>
          </table:table-cell>
          <table:table-cell office:value-type="float" office:value="40.4882" calcext:value-type="float">
            <text:p>40.4882</text:p>
          </table:table-cell>
          <table:table-cell office:value-type="float" office:value="-121.505" calcext:value-type="float">
            <text:p>-121.505</text:p>
          </table:table-cell>
          <table:table-cell office:value-type="float" office:value="-121.885189986447" calcext:value-type="float">
            <text:p>-121.885189986447</text:p>
          </table:table-cell>
          <table:table-cell office:value-type="float" office:value="40.7771425464724" calcext:value-type="float">
            <text:p>40.7771425464724</text:p>
          </table:table-cell>
          <table:table-cell office:value-type="float" office:value="-121.500221702464" calcext:value-type="float">
            <text:p>-121.500221702464</text:p>
          </table:table-cell>
          <table:table-cell office:value-type="float" office:value="40.5076065826979" calcext:value-type="float">
            <text:p>40.507606582697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Mount Eddy</text:p>
          </table:table-cell>
          <table:table-cell office:value-type="float" office:value="2755" calcext:value-type="float">
            <text:p>2755</text:p>
          </table:table-cell>
          <table:table-cell office:value-type="float" office:value="2018" calcext:value-type="float">
            <text:p>2018</text:p>
          </table:table-cell>
          <table:table-cell office:value-type="float" office:value="1334" calcext:value-type="float">
            <text:p>1334</text:p>
          </table:table-cell>
          <table:table-cell office:value-type="float" office:value="41.3196" calcext:value-type="float">
            <text:p>41.3196</text:p>
          </table:table-cell>
          <table:table-cell office:value-type="float" office:value="-122.479" calcext:value-type="float">
            <text:p>-122.479</text:p>
          </table:table-cell>
          <table:table-cell office:value-type="float" office:value="-122.377852088421" calcext:value-type="float">
            <text:p>-122.377852088421</text:p>
          </table:table-cell>
          <table:table-cell office:value-type="float" office:value="41.2720587130517" calcext:value-type="float">
            <text:p>41.2720587130517</text:p>
          </table:table-cell>
          <table:table-cell office:value-type="float" office:value="-122.449426695466" calcext:value-type="float">
            <text:p>-122.449426695466</text:p>
          </table:table-cell>
          <table:table-cell office:value-type="float" office:value="41.3486344792529" calcext:value-type="float">
            <text:p>41.348634479252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Mount Patterson</text:p>
          </table:table-cell>
          <table:table-cell office:value-type="float" office:value="3560" calcext:value-type="float">
            <text:p>3560</text:p>
          </table:table-cell>
          <table:table-cell office:value-type="float" office:value="1958" calcext:value-type="float">
            <text:p>1958</text:p>
          </table:table-cell>
          <table:table-cell office:value-type="float" office:value="1227" calcext:value-type="float">
            <text:p>1227</text:p>
          </table:table-cell>
          <table:table-cell office:value-type="float" office:value="38.4366" calcext:value-type="float">
            <text:p>38.4366</text:p>
          </table:table-cell>
          <table:table-cell office:value-type="float" office:value="-119.3052" calcext:value-type="float">
            <text:p>-119.3052</text:p>
          </table:table-cell>
          <table:table-cell office:value-type="float" office:value="-119.384122493954" calcext:value-type="float">
            <text:p>-119.384122493954</text:p>
          </table:table-cell>
          <table:table-cell office:value-type="float" office:value="38.4961653124342" calcext:value-type="float">
            <text:p>38.4961653124342</text:p>
          </table:table-cell>
          <table:table-cell office:value-type="float" office:value="-119.252357510136" calcext:value-type="float">
            <text:p>-119.252357510136</text:p>
          </table:table-cell>
          <table:table-cell office:value-type="float" office:value="38.4151025233473" calcext:value-type="float">
            <text:p>38.415102523347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Baja California Sur</text:p>
          </table:table-cell>
          <table:table-cell office:value-type="string" calcext:value-type="string">
            <text:p>Volcán Las Tres Vírgenes</text:p>
          </table:table-cell>
          <table:table-cell office:value-type="float" office:value="1951" calcext:value-type="float">
            <text:p>1951</text:p>
          </table:table-cell>
          <table:table-cell office:value-type="float" office:value="1825" calcext:value-type="float">
            <text:p>1825</text:p>
          </table:table-cell>
          <table:table-cell office:value-type="float" office:value="1563" calcext:value-type="float">
            <text:p>1563</text:p>
          </table:table-cell>
          <table:table-cell office:value-type="float" office:value="27.47" calcext:value-type="float">
            <text:p>27.47</text:p>
          </table:table-cell>
          <table:table-cell office:value-type="float" office:value="-112.5919" calcext:value-type="float">
            <text:p>-112.5919</text:p>
          </table:table-cell>
          <table:table-cell office:value-type="float" office:value="-112.792497399111" calcext:value-type="float">
            <text:p>-112.792497399111</text:p>
          </table:table-cell>
          <table:table-cell office:value-type="float" office:value="27.6476797089893" calcext:value-type="float">
            <text:p>27.6476797089893</text:p>
          </table:table-cell>
          <table:table-cell office:value-type="float" office:value="-112.792497399111" calcext:value-type="float">
            <text:p>-112.792497399111</text:p>
          </table:table-cell>
          <table:table-cell office:value-type="float" office:value="27.6476797089893" calcext:value-type="float">
            <text:p>27.647679708989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Baja California Sur</text:p>
          </table:table-cell>
          <table:table-cell office:value-type="string" calcext:value-type="string">
            <text:p>Sierra La Laguna High Point</text:p>
          </table:table-cell>
          <table:table-cell office:value-type="float" office:value="2090" calcext:value-type="float">
            <text:p>2090</text:p>
          </table:table-cell>
          <table:table-cell office:value-type="float" office:value="1770" calcext:value-type="float">
            <text:p>1770</text:p>
          </table:table-cell>
          <table:table-cell office:value-type="float" office:value="1368" calcext:value-type="float">
            <text:p>1368</text:p>
          </table:table-cell>
          <table:table-cell office:value-type="float" office:value="23.5391833333333" calcext:value-type="float">
            <text:p>23.5391833333333</text:p>
          </table:table-cell>
          <table:table-cell office:value-type="float" office:value="-109.954183333333" calcext:value-type="float">
            <text:p>-109.954183333333</text:p>
          </table:table-cell>
          <table:table-cell office:value-type="float" office:value="-110.161953028648" calcext:value-type="float">
            <text:p>-110.161953028648</text:p>
          </table:table-cell>
          <table:table-cell office:value-type="float" office:value="23.7292437333243" calcext:value-type="float">
            <text:p>23.7292437333243</text:p>
          </table:table-cell>
          <table:table-cell office:value-type="float" office:value="-109.973130837397" calcext:value-type="float">
            <text:p>-109.973130837397</text:p>
          </table:table-cell>
          <table:table-cell office:value-type="float" office:value="23.5217106259965" calcext:value-type="float">
            <text:p>23.521710625996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Junipero Serra Peak</text:p>
          </table:table-cell>
          <table:table-cell office:value-type="float" office:value="1788" calcext:value-type="float">
            <text:p>1788</text:p>
          </table:table-cell>
          <table:table-cell office:value-type="float" office:value="1657" calcext:value-type="float">
            <text:p>1657</text:p>
          </table:table-cell>
          <table:table-cell office:value-type="float" office:value="1182" calcext:value-type="float">
            <text:p>1182</text:p>
          </table:table-cell>
          <table:table-cell office:value-type="float" office:value="36.1457" calcext:value-type="float">
            <text:p>36.1457</text:p>
          </table:table-cell>
          <table:table-cell office:value-type="float" office:value="-121.4191" calcext:value-type="float">
            <text:p>-121.4191</text:p>
          </table:table-cell>
          <table:table-cell office:value-type="float" office:value="-121.623924291361" calcext:value-type="float">
            <text:p>-121.623924291361</text:p>
          </table:table-cell>
          <table:table-cell office:value-type="float" office:value="36.3109412601648" calcext:value-type="float">
            <text:p>36.3109412601648</text:p>
          </table:table-cell>
          <table:table-cell office:value-type="float" office:value="-121.426265311492" calcext:value-type="float">
            <text:p>-121.426265311492</text:p>
          </table:table-cell>
          <table:table-cell office:value-type="float" office:value="36.128621791887" calcext:value-type="float">
            <text:p>36.12862179188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Baja California</text:p>
          </table:table-cell>
          <table:table-cell office:value-type="string" calcext:value-type="string">
            <text:p>Cerro La Sandía</text:p>
          </table:table-cell>
          <table:table-cell office:value-type="float" office:value="1810" calcext:value-type="float">
            <text:p>1810</text:p>
          </table:table-cell>
          <table:table-cell office:value-type="float" office:value="1645" calcext:value-type="float">
            <text:p>1645</text:p>
          </table:table-cell>
          <table:table-cell office:value-type="float" office:value="1156" calcext:value-type="float">
            <text:p>1156</text:p>
          </table:table-cell>
          <table:table-cell office:value-type="float" office:value="28.4073" calcext:value-type="float">
            <text:p>28.4073</text:p>
          </table:table-cell>
          <table:table-cell office:value-type="float" office:value="-113.4387" calcext:value-type="float">
            <text:p>-113.4387</text:p>
          </table:table-cell>
          <table:table-cell office:value-type="float" office:value="-113.411385157122" calcext:value-type="float">
            <text:p>-113.411385157122</text:p>
          </table:table-cell>
          <table:table-cell office:value-type="float" office:value="28.4697823203293" calcext:value-type="float">
            <text:p>28.4697823203293</text:p>
          </table:table-cell>
          <table:table-cell office:value-type="float" office:value="-113.625998183873" calcext:value-type="float">
            <text:p>-113.625998183873</text:p>
          </table:table-cell>
          <table:table-cell office:value-type="float" office:value="28.5711659511006" calcext:value-type="float">
            <text:p>28.571165951100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Baja California Sur</text:p>
          </table:table-cell>
          <table:table-cell office:value-type="string" calcext:value-type="string">
            <text:p>Cerro Giganta</text:p>
          </table:table-cell>
          <table:table-cell office:value-type="float" office:value="1690" calcext:value-type="float">
            <text:p>1690</text:p>
          </table:table-cell>
          <table:table-cell office:value-type="float" office:value="1641" calcext:value-type="float">
            <text:p>1641</text:p>
          </table:table-cell>
          <table:table-cell office:value-type="float" office:value="1446" calcext:value-type="float">
            <text:p>1446</text:p>
          </table:table-cell>
          <table:table-cell office:value-type="float" office:value="26.1064" calcext:value-type="float">
            <text:p>26.1064</text:p>
          </table:table-cell>
          <table:table-cell office:value-type="float" office:value="-111.5844" calcext:value-type="float">
            <text:p>-111.5844</text:p>
          </table:table-cell>
          <table:table-cell office:value-type="float" office:value="-111.757031566121" calcext:value-type="float">
            <text:p>-111.757031566121</text:p>
          </table:table-cell>
          <table:table-cell office:value-type="float" office:value="26.2620413978974" calcext:value-type="float">
            <text:p>26.2620413978974</text:p>
          </table:table-cell>
          <table:table-cell office:value-type="float" office:value="-111.579350508044" calcext:value-type="float">
            <text:p>-111.579350508044</text:p>
          </table:table-cell>
          <table:table-cell office:value-type="float" office:value="26.1267537647542" calcext:value-type="float">
            <text:p>26.126753764754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mmel Mountain</text:p>
          </table:table-cell>
          <table:table-cell office:value-type="float" office:value="2649" calcext:value-type="float">
            <text:p>2649</text:p>
          </table:table-cell>
          <table:table-cell office:value-type="float" office:value="1635" calcext:value-type="float">
            <text:p>1635</text:p>
          </table:table-cell>
          <table:table-cell office:value-type="float" office:value="1053" calcext:value-type="float">
            <text:p>1053</text:p>
          </table:table-cell>
          <table:table-cell office:value-type="float" office:value="48.9234" calcext:value-type="float">
            <text:p>48.9234</text:p>
          </table:table-cell>
          <table:table-cell office:value-type="float" office:value="-120.1968" calcext:value-type="float">
            <text:p>-120.1968</text:p>
          </table:table-cell>
          <table:table-cell office:value-type="float" office:value="-120.562401858024" calcext:value-type="float">
            <text:p>-120.562401858024</text:p>
          </table:table-cell>
          <table:table-cell office:value-type="float" office:value="49.1618762305784" calcext:value-type="float">
            <text:p>49.1618762305784</text:p>
          </table:table-cell>
          <table:table-cell office:value-type="float" office:value="-120.229713207353" calcext:value-type="float">
            <text:p>-120.229713207353</text:p>
          </table:table-cell>
          <table:table-cell office:value-type="float" office:value="48.8612143702862" calcext:value-type="float">
            <text:p>48.861214370286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lark Mountain</text:p>
          </table:table-cell>
          <table:table-cell office:value-type="float" office:value="2418" calcext:value-type="float">
            <text:p>2418</text:p>
          </table:table-cell>
          <table:table-cell office:value-type="float" office:value="1610" calcext:value-type="float">
            <text:p>1610</text:p>
          </table:table-cell>
          <table:table-cell office:value-type="float" office:value="1043" calcext:value-type="float">
            <text:p>1043</text:p>
          </table:table-cell>
          <table:table-cell office:value-type="float" office:value="35.5256" calcext:value-type="float">
            <text:p>35.5256</text:p>
          </table:table-cell>
          <table:table-cell office:value-type="float" office:value="-115.5887" calcext:value-type="float">
            <text:p>-115.5887</text:p>
          </table:table-cell>
          <table:table-cell office:value-type="float" office:value="-115.508367035953" calcext:value-type="float">
            <text:p>-115.508367035953</text:p>
          </table:table-cell>
          <table:table-cell office:value-type="float" office:value="35.539408378938" calcext:value-type="float">
            <text:p>35.539408378938</text:p>
          </table:table-cell>
          <table:table-cell office:value-type="float" office:value="-115.867490701262" calcext:value-type="float">
            <text:p>-115.867490701262</text:p>
          </table:table-cell>
          <table:table-cell office:value-type="float" office:value="35.7531709881138" calcext:value-type="float">
            <text:p>35.753170988113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ound Mountain</text:p>
          </table:table-cell>
          <table:table-cell office:value-type="float" office:value="1629" calcext:value-type="float">
            <text:p>1629</text:p>
          </table:table-cell>
          <table:table-cell office:value-type="float" office:value="1574" calcext:value-type="float">
            <text:p>1574</text:p>
          </table:table-cell>
          <table:table-cell office:value-type="float" office:value="1536" calcext:value-type="float">
            <text:p>1536</text:p>
          </table:table-cell>
          <table:table-cell office:value-type="float" office:value="48.3265" calcext:value-type="float">
            <text:p>48.3265</text:p>
          </table:table-cell>
          <table:table-cell office:value-type="float" office:value="-121.7507" calcext:value-type="float">
            <text:p>-121.7507</text:p>
          </table:table-cell>
          <table:table-cell office:value-type="float" office:value="-121.973377003693" calcext:value-type="float">
            <text:p>-121.973377003693</text:p>
          </table:table-cell>
          <table:table-cell office:value-type="float" office:value="48.4727361966282" calcext:value-type="float">
            <text:p>48.4727361966282</text:p>
          </table:table-cell>
          <table:table-cell office:value-type="float" office:value="-121.973377003693" calcext:value-type="float">
            <text:p>-121.973377003693</text:p>
          </table:table-cell>
          <table:table-cell office:value-type="float" office:value="48.4727361966282" calcext:value-type="float">
            <text:p>48.472736196628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tiago Peak</text:p>
          </table:table-cell>
          <table:table-cell office:value-type="float" office:value="1734" calcext:value-type="float">
            <text:p>1734</text:p>
          </table:table-cell>
          <table:table-cell office:value-type="float" office:value="1571" calcext:value-type="float">
            <text:p>1571</text:p>
          </table:table-cell>
          <table:table-cell office:value-type="float" office:value="1334" calcext:value-type="float">
            <text:p>1334</text:p>
          </table:table-cell>
          <table:table-cell office:value-type="float" office:value="33.7105" calcext:value-type="float">
            <text:p>33.7105</text:p>
          </table:table-cell>
          <table:table-cell office:value-type="float" office:value="-117.5342" calcext:value-type="float">
            <text:p>-117.5342</text:p>
          </table:table-cell>
          <table:table-cell office:value-type="float" office:value="-117.60499395703" calcext:value-type="float">
            <text:p>-117.60499395703</text:p>
          </table:table-cell>
          <table:table-cell office:value-type="float" office:value="33.6760846725939" calcext:value-type="float">
            <text:p>33.6760846725939</text:p>
          </table:table-cell>
          <table:table-cell office:value-type="float" office:value="-117.545686569444" calcext:value-type="float">
            <text:p>-117.545686569444</text:p>
          </table:table-cell>
          <table:table-cell office:value-type="float" office:value="33.6918819366361" calcext:value-type="float">
            <text:p>33.691881936636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Mount Scott</text:p>
          </table:table-cell>
          <table:table-cell office:value-type="float" office:value="2722" calcext:value-type="float">
            <text:p>2722</text:p>
          </table:table-cell>
          <table:table-cell office:value-type="float" office:value="1325" calcext:value-type="float">
            <text:p>1325</text:p>
          </table:table-cell>
          <table:table-cell office:value-type="float" office:value="798" calcext:value-type="float">
            <text:p>798</text:p>
          </table:table-cell>
          <table:table-cell office:value-type="float" office:value="42.9227777777778" calcext:value-type="float">
            <text:p>42.9227777777778</text:p>
          </table:table-cell>
          <table:table-cell office:value-type="float" office:value="-122.016111111111" calcext:value-type="float">
            <text:p>-122.016111111111</text:p>
          </table:table-cell>
          <table:table-cell office:value-type="float" office:value="-122.353622868216" calcext:value-type="float">
            <text:p>-122.353622868216</text:p>
          </table:table-cell>
          <table:table-cell office:value-type="float" office:value="43.1703182380608" calcext:value-type="float">
            <text:p>43.1703182380608</text:p>
          </table:table-cell>
          <table:table-cell office:value-type="float" office:value="-122.006252466481" calcext:value-type="float">
            <text:p>-122.006252466481</text:p>
          </table:table-cell>
          <table:table-cell office:value-type="float" office:value="42.9142708216699" calcext:value-type="float">
            <text:p>42.914270821669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Baja California</text:p>
          </table:table-cell>
          <table:table-cell office:value-type="string" calcext:value-type="string">
            <text:p>Isla Cedros High Point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1155" calcext:value-type="float">
            <text:p>1155</text:p>
          </table:table-cell>
          <table:table-cell office:value-type="float" office:value="28.1301" calcext:value-type="float">
            <text:p>28.1301</text:p>
          </table:table-cell>
          <table:table-cell office:value-type="float" office:value="-115.2206" calcext:value-type="float">
            <text:p>-115.2206</text:p>
          </table:table-cell>
          <table:table-cell office:value-type="float" office:value="-115.342613860324" calcext:value-type="float">
            <text:p>-115.342613860324</text:p>
          </table:table-cell>
          <table:table-cell office:value-type="float" office:value="28.2385530037426" calcext:value-type="float">
            <text:p>28.2385530037426</text:p>
          </table:table-cell>
          <table:table-cell office:value-type="float" office:value="-115.342613860324" calcext:value-type="float">
            <text:p>-115.342613860324</text:p>
          </table:table-cell>
          <table:table-cell office:value-type="float" office:value="28.2385530037426" calcext:value-type="float">
            <text:p>28.238553003742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Mount Moresby</text:p>
          </table:table-cell>
          <table:table-cell table:number-columns-repeated="3" office:value-type="float" office:value="1164" calcext:value-type="float">
            <text:p>1164</text:p>
          </table:table-cell>
          <table:table-cell office:value-type="float" office:value="53.0191" calcext:value-type="float">
            <text:p>53.0191</text:p>
          </table:table-cell>
          <table:table-cell office:value-type="float" office:value="-132.0856" calcext:value-type="float">
            <text:p>-132.0856</text:p>
          </table:table-cell>
          <table:table-cell office:value-type="float" office:value="-132.25790709744" calcext:value-type="float">
            <text:p>-132.25790709744</text:p>
          </table:table-cell>
          <table:table-cell office:value-type="float" office:value="53.1242436482576" calcext:value-type="float">
            <text:p>53.1242436482576</text:p>
          </table:table-cell>
          <table:table-cell office:value-type="float" office:value="-132.25790709744" calcext:value-type="float">
            <text:p>-132.25790709744</text:p>
          </table:table-cell>
          <table:table-cell office:value-type="float" office:value="53.1242436482576" calcext:value-type="float">
            <text:p>53.124243648257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Pacific Coast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opernicus Peak</text:p>
          </table:table-cell>
          <table:table-cell office:value-type="float" office:value="1336" calcext:value-type="float">
            <text:p>1336</text:p>
          </table:table-cell>
          <table:table-cell office:value-type="float" office:value="1018" calcext:value-type="float">
            <text:p>1018</text:p>
          </table:table-cell>
          <table:table-cell office:value-type="float" office:value="739" calcext:value-type="float">
            <text:p>739</text:p>
          </table:table-cell>
          <table:table-cell office:value-type="float" office:value="37.3468" calcext:value-type="float">
            <text:p>37.3468</text:p>
          </table:table-cell>
          <table:table-cell office:value-type="float" office:value="-121.63" calcext:value-type="float">
            <text:p>-121.63</text:p>
          </table:table-cell>
          <table:table-cell office:value-type="float" office:value="-121.786852341132" calcext:value-type="float">
            <text:p>-121.786852341132</text:p>
          </table:table-cell>
          <table:table-cell office:value-type="float" office:value="37.471713244754" calcext:value-type="float">
            <text:p>37.471713244754</text:p>
          </table:table-cell>
          <table:table-cell office:value-type="float" office:value="-121.642697634991" calcext:value-type="float">
            <text:p>-121.642697634991</text:p>
          </table:table-cell>
          <table:table-cell office:value-type="float" office:value="37.3524307455367" calcext:value-type="float">
            <text:p>37.352430745536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Mount Robson</text:p>
          </table:table-cell>
          <table:table-cell office:value-type="float" office:value="3959" calcext:value-type="float">
            <text:p>3959</text:p>
          </table:table-cell>
          <table:table-cell office:value-type="float" office:value="3237" calcext:value-type="float">
            <text:p>3237</text:p>
          </table:table-cell>
          <table:table-cell office:value-type="float" office:value="3156" calcext:value-type="float">
            <text:p>3156</text:p>
          </table:table-cell>
          <table:table-cell office:value-type="float" office:value="53.1105277777778" calcext:value-type="float">
            <text:p>53.1105277777778</text:p>
          </table:table-cell>
          <table:table-cell office:value-type="float" office:value="-119.156633333333" calcext:value-type="float">
            <text:p>-119.156633333333</text:p>
          </table:table-cell>
          <table:table-cell office:value-type="float" office:value="-119.714890941512" calcext:value-type="float">
            <text:p>-119.714890941512</text:p>
          </table:table-cell>
          <table:table-cell office:value-type="float" office:value="53.4430853516393" calcext:value-type="float">
            <text:p>53.4430853516393</text:p>
          </table:table-cell>
          <table:table-cell office:value-type="float" office:value="-119.206533963036" calcext:value-type="float">
            <text:p>-119.206533963036</text:p>
          </table:table-cell>
          <table:table-cell office:value-type="float" office:value="53.0669816359786" calcext:value-type="float">
            <text:p>53.066981635978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Mount Columbia</text:p>
          </table:table-cell>
          <table:table-cell office:value-type="float" office:value="3741" calcext:value-type="float">
            <text:p>3741</text:p>
          </table:table-cell>
          <table:table-cell office:value-type="float" office:value="2844" calcext:value-type="float">
            <text:p>2844</text:p>
          </table:table-cell>
          <table:table-cell office:value-type="float" office:value="2475" calcext:value-type="float">
            <text:p>2475</text:p>
          </table:table-cell>
          <table:table-cell office:value-type="float" office:value="52.1472611111111" calcext:value-type="float">
            <text:p>52.1472611111111</text:p>
          </table:table-cell>
          <table:table-cell office:value-type="float" office:value="-117.441633333333" calcext:value-type="float">
            <text:p>-117.441633333333</text:p>
          </table:table-cell>
          <table:table-cell office:value-type="float" office:value="-117.943598372687" calcext:value-type="float">
            <text:p>-117.943598372687</text:p>
          </table:table-cell>
          <table:table-cell office:value-type="float" office:value="52.4528812421183" calcext:value-type="float">
            <text:p>52.4528812421183</text:p>
          </table:table-cell>
          <table:table-cell office:value-type="float" office:value="-117.943598372687" calcext:value-type="float">
            <text:p>-117.943598372687</text:p>
          </table:table-cell>
          <table:table-cell office:value-type="float" office:value="52.4528812421183" calcext:value-type="float">
            <text:p>52.452881242118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Charleston Peak</text:p>
          </table:table-cell>
          <table:table-cell office:value-type="float" office:value="3632" calcext:value-type="float">
            <text:p>3632</text:p>
          </table:table-cell>
          <table:table-cell office:value-type="float" office:value="2734" calcext:value-type="float">
            <text:p>2734</text:p>
          </table:table-cell>
          <table:table-cell office:value-type="float" office:value="1651" calcext:value-type="float">
            <text:p>1651</text:p>
          </table:table-cell>
          <table:table-cell office:value-type="float" office:value="36.2716" calcext:value-type="float">
            <text:p>36.2716</text:p>
          </table:table-cell>
          <table:table-cell office:value-type="float" office:value="-115.6956" calcext:value-type="float">
            <text:p>-115.6956</text:p>
          </table:table-cell>
          <table:table-cell office:value-type="float" office:value="-115.791305437837" calcext:value-type="float">
            <text:p>-115.791305437837</text:p>
          </table:table-cell>
          <table:table-cell office:value-type="float" office:value="36.2210498030539" calcext:value-type="float">
            <text:p>36.2210498030539</text:p>
          </table:table-cell>
          <table:table-cell office:value-type="float" office:value="-116.113127265052" calcext:value-type="float">
            <text:p>-116.113127265052</text:p>
          </table:table-cell>
          <table:table-cell office:value-type="float" office:value="36.6078691442235" calcext:value-type="float">
            <text:p>36.607869144223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Pikes Peak</text:p>
          </table:table-cell>
          <table:table-cell office:value-type="float" office:value="4302" calcext:value-type="float">
            <text:p>4302</text:p>
          </table:table-cell>
          <table:table-cell office:value-type="float" office:value="2504" calcext:value-type="float">
            <text:p>2504</text:p>
          </table:table-cell>
          <table:table-cell office:value-type="float" office:value="1618" calcext:value-type="float">
            <text:p>1618</text:p>
          </table:table-cell>
          <table:table-cell office:value-type="float" office:value="38.8405" calcext:value-type="float">
            <text:p>38.8405</text:p>
          </table:table-cell>
          <table:table-cell office:value-type="float" office:value="-105.0442" calcext:value-type="float">
            <text:p>-105.0442</text:p>
          </table:table-cell>
          <table:table-cell office:value-type="float" office:value="-105.416884207895" calcext:value-type="float">
            <text:p>-105.416884207895</text:p>
          </table:table-cell>
          <table:table-cell office:value-type="float" office:value="39.1306364517539" calcext:value-type="float">
            <text:p>39.1306364517539</text:p>
          </table:table-cell>
          <table:table-cell office:value-type="float" office:value="-105.416884207895" calcext:value-type="float">
            <text:p>-105.416884207895</text:p>
          </table:table-cell>
          <table:table-cell office:value-type="float" office:value="39.1306364517539" calcext:value-type="float">
            <text:p>39.130636451753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She Devil</text:p>
          </table:table-cell>
          <table:table-cell office:value-type="float" office:value="2873" calcext:value-type="float">
            <text:p>2873</text:p>
          </table:table-cell>
          <table:table-cell office:value-type="float" office:value="2496" calcext:value-type="float">
            <text:p>2496</text:p>
          </table:table-cell>
          <table:table-cell office:value-type="float" office:value="2213" calcext:value-type="float">
            <text:p>2213</text:p>
          </table:table-cell>
          <table:table-cell office:value-type="float" office:value="45.324" calcext:value-type="float">
            <text:p>45.324</text:p>
          </table:table-cell>
          <table:table-cell office:value-type="float" office:value="-116.5406" calcext:value-type="float">
            <text:p>-116.5406</text:p>
          </table:table-cell>
          <table:table-cell office:value-type="float" office:value="-116.899262417638" calcext:value-type="float">
            <text:p>-116.899262417638</text:p>
          </table:table-cell>
          <table:table-cell office:value-type="float" office:value="45.5754196487845" calcext:value-type="float">
            <text:p>45.5754196487845</text:p>
          </table:table-cell>
          <table:table-cell office:value-type="float" office:value="-116.601131644862" calcext:value-type="float">
            <text:p>-116.601131644862</text:p>
          </table:table-cell>
          <table:table-cell office:value-type="float" office:value="45.3330268072267" calcext:value-type="float">
            <text:p>45.333026807226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Mount Assiniboine</text:p>
          </table:table-cell>
          <table:table-cell office:value-type="float" office:value="3616" calcext:value-type="float">
            <text:p>3616</text:p>
          </table:table-cell>
          <table:table-cell office:value-type="float" office:value="2446" calcext:value-type="float">
            <text:p>2446</text:p>
          </table:table-cell>
          <table:table-cell office:value-type="float" office:value="2271" calcext:value-type="float">
            <text:p>2271</text:p>
          </table:table-cell>
          <table:table-cell office:value-type="float" office:value="50.8696" calcext:value-type="float">
            <text:p>50.8696</text:p>
          </table:table-cell>
          <table:table-cell office:value-type="float" office:value="-115.6509" calcext:value-type="float">
            <text:p>-115.6509</text:p>
          </table:table-cell>
          <table:table-cell office:value-type="float" office:value="-115.696488455757" calcext:value-type="float">
            <text:p>-115.696488455757</text:p>
          </table:table-cell>
          <table:table-cell office:value-type="float" office:value="50.7845086626337" calcext:value-type="float">
            <text:p>50.7845086626337</text:p>
          </table:table-cell>
          <table:table-cell office:value-type="float" office:value="-116.114988513147" calcext:value-type="float">
            <text:p>-116.114988513147</text:p>
          </table:table-cell>
          <table:table-cell office:value-type="float" office:value="51.1611390302141" calcext:value-type="float">
            <text:p>51.161139030214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Mount Wood</text:p>
          </table:table-cell>
          <table:table-cell office:value-type="float" office:value="3859" calcext:value-type="float">
            <text:p>3859</text:p>
          </table:table-cell>
          <table:table-cell office:value-type="float" office:value="2419" calcext:value-type="float">
            <text:p>2419</text:p>
          </table:table-cell>
          <table:table-cell office:value-type="float" office:value="1964" calcext:value-type="float">
            <text:p>1964</text:p>
          </table:table-cell>
          <table:table-cell office:value-type="float" office:value="45.275" calcext:value-type="float">
            <text:p>45.275</text:p>
          </table:table-cell>
          <table:table-cell office:value-type="float" office:value="-109.807777777778" calcext:value-type="float">
            <text:p>-109.807777777778</text:p>
          </table:table-cell>
          <table:table-cell office:value-type="float" office:value="-110.216826316721" calcext:value-type="float">
            <text:p>-110.216826316721</text:p>
          </table:table-cell>
          <table:table-cell office:value-type="float" office:value="45.5627839530317" calcext:value-type="float">
            <text:p>45.5627839530317</text:p>
          </table:table-cell>
          <table:table-cell office:value-type="float" office:value="-110.216826316721" calcext:value-type="float">
            <text:p>-110.216826316721</text:p>
          </table:table-cell>
          <table:table-cell office:value-type="float" office:value="45.5627839530317" calcext:value-type="float">
            <text:p>45.562783953031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Wheeler Peak</text:p>
          </table:table-cell>
          <table:table-cell office:value-type="float" office:value="3982" calcext:value-type="float">
            <text:p>3982</text:p>
          </table:table-cell>
          <table:table-cell office:value-type="float" office:value="2412" calcext:value-type="float">
            <text:p>2412</text:p>
          </table:table-cell>
          <table:table-cell office:value-type="float" office:value="2132" calcext:value-type="float">
            <text:p>2132</text:p>
          </table:table-cell>
          <table:table-cell office:value-type="float" office:value="38.9858" calcext:value-type="float">
            <text:p>38.9858</text:p>
          </table:table-cell>
          <table:table-cell office:value-type="float" office:value="-114.3139" calcext:value-type="float">
            <text:p>-114.3139</text:p>
          </table:table-cell>
          <table:table-cell office:value-type="float" office:value="-114.738463938207" calcext:value-type="float">
            <text:p>-114.738463938207</text:p>
          </table:table-cell>
          <table:table-cell office:value-type="float" office:value="39.3150249480001" calcext:value-type="float">
            <text:p>39.3150249480001</text:p>
          </table:table-cell>
          <table:table-cell office:value-type="float" office:value="-114.361386642239" calcext:value-type="float">
            <text:p>-114.361386642239</text:p>
          </table:table-cell>
          <table:table-cell office:value-type="float" office:value="38.9757466921431" calcext:value-type="float">
            <text:p>38.975746692143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Mount Graham</text:p>
          </table:table-cell>
          <table:table-cell office:value-type="float" office:value="3269" calcext:value-type="float">
            <text:p>3269</text:p>
          </table:table-cell>
          <table:table-cell office:value-type="float" office:value="2394" calcext:value-type="float">
            <text:p>2394</text:p>
          </table:table-cell>
          <table:table-cell office:value-type="float" office:value="1984" calcext:value-type="float">
            <text:p>1984</text:p>
          </table:table-cell>
          <table:table-cell office:value-type="float" office:value="32.7017" calcext:value-type="float">
            <text:p>32.7017</text:p>
          </table:table-cell>
          <table:table-cell office:value-type="float" office:value="-109.8714" calcext:value-type="float">
            <text:p>-109.8714</text:p>
          </table:table-cell>
          <table:table-cell office:value-type="float" office:value="-110.202021677022" calcext:value-type="float">
            <text:p>-110.202021677022</text:p>
          </table:table-cell>
          <table:table-cell office:value-type="float" office:value="32.9793971810796" calcext:value-type="float">
            <text:p>32.9793971810796</text:p>
          </table:table-cell>
          <table:table-cell office:value-type="float" office:value="-109.862384537134" calcext:value-type="float">
            <text:p>-109.862384537134</text:p>
          </table:table-cell>
          <table:table-cell office:value-type="float" office:value="32.7386250076009" calcext:value-type="float">
            <text:p>32.738625007600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Mount Peale</text:p>
          </table:table-cell>
          <table:table-cell office:value-type="float" office:value="3879" calcext:value-type="float">
            <text:p>3879</text:p>
          </table:table-cell>
          <table:table-cell office:value-type="float" office:value="2394" calcext:value-type="float">
            <text:p>2394</text:p>
          </table:table-cell>
          <table:table-cell office:value-type="float" office:value="1730" calcext:value-type="float">
            <text:p>1730</text:p>
          </table:table-cell>
          <table:table-cell office:value-type="float" office:value="38.4385" calcext:value-type="float">
            <text:p>38.4385</text:p>
          </table:table-cell>
          <table:table-cell office:value-type="float" office:value="-109.2292" calcext:value-type="float">
            <text:p>-109.2292</text:p>
          </table:table-cell>
          <table:table-cell office:value-type="float" office:value="-109.572429692891" calcext:value-type="float">
            <text:p>-109.572429692891</text:p>
          </table:table-cell>
          <table:table-cell office:value-type="float" office:value="38.7073079541577" calcext:value-type="float">
            <text:p>38.7073079541577</text:p>
          </table:table-cell>
          <table:table-cell office:value-type="float" office:value="-109.572429692891" calcext:value-type="float">
            <text:p>-109.572429692891</text:p>
          </table:table-cell>
          <table:table-cell office:value-type="float" office:value="38.7073079541577" calcext:value-type="float">
            <text:p>38.707307954157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Longs Peak</text:p>
          </table:table-cell>
          <table:table-cell office:value-type="float" office:value="4346" calcext:value-type="float">
            <text:p>4346</text:p>
          </table:table-cell>
          <table:table-cell office:value-type="float" office:value="2392" calcext:value-type="float">
            <text:p>2392</text:p>
          </table:table-cell>
          <table:table-cell office:value-type="float" office:value="1673" calcext:value-type="float">
            <text:p>1673</text:p>
          </table:table-cell>
          <table:table-cell office:value-type="float" office:value="40.255" calcext:value-type="float">
            <text:p>40.255</text:p>
          </table:table-cell>
          <table:table-cell office:value-type="float" office:value="-105.615" calcext:value-type="float">
            <text:p>-105.615</text:p>
          </table:table-cell>
          <table:table-cell office:value-type="float" office:value="-105.499422141723" calcext:value-type="float">
            <text:p>-105.499422141723</text:p>
          </table:table-cell>
          <table:table-cell office:value-type="float" office:value="40.2399478199076" calcext:value-type="float">
            <text:p>40.2399478199076</text:p>
          </table:table-cell>
          <table:table-cell office:value-type="float" office:value="-106.006560858318" calcext:value-type="float">
            <text:p>-106.006560858318</text:p>
          </table:table-cell>
          <table:table-cell office:value-type="float" office:value="40.5545438676874" calcext:value-type="float">
            <text:p>40.5545438676874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Mount Jancowski</text:p>
          </table:table-cell>
          <table:table-cell office:value-type="float" office:value="2729" calcext:value-type="float">
            <text:p>2729</text:p>
          </table:table-cell>
          <table:table-cell office:value-type="float" office:value="2388" calcext:value-type="float">
            <text:p>2388</text:p>
          </table:table-cell>
          <table:table-cell office:value-type="float" office:value="2312" calcext:value-type="float">
            <text:p>2312</text:p>
          </table:table-cell>
          <table:table-cell office:value-type="float" office:value="56.3372" calcext:value-type="float">
            <text:p>56.3372</text:p>
          </table:table-cell>
          <table:table-cell office:value-type="float" office:value="-129.9817" calcext:value-type="float">
            <text:p>-129.9817</text:p>
          </table:table-cell>
          <table:table-cell office:value-type="float" office:value="-129.950003412224" calcext:value-type="float">
            <text:p>-129.950003412224</text:p>
          </table:table-cell>
          <table:table-cell office:value-type="float" office:value="56.2470724444732" calcext:value-type="float">
            <text:p>56.2470724444732</text:p>
          </table:table-cell>
          <table:table-cell office:value-type="float" office:value="-130.429786969244" calcext:value-type="float">
            <text:p>-130.429786969244</text:p>
          </table:table-cell>
          <table:table-cell office:value-type="float" office:value="56.5830513375119" calcext:value-type="float">
            <text:p>56.583051337511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Ibapah Peak</text:p>
          </table:table-cell>
          <table:table-cell office:value-type="float" office:value="3686" calcext:value-type="float">
            <text:p>3686</text:p>
          </table:table-cell>
          <table:table-cell office:value-type="float" office:value="2368" calcext:value-type="float">
            <text:p>2368</text:p>
          </table:table-cell>
          <table:table-cell office:value-type="float" office:value="1884" calcext:value-type="float">
            <text:p>1884</text:p>
          </table:table-cell>
          <table:table-cell office:value-type="float" office:value="39.8282" calcext:value-type="float">
            <text:p>39.8282</text:p>
          </table:table-cell>
          <table:table-cell office:value-type="float" office:value="-113.92" calcext:value-type="float">
            <text:p>-113.92</text:p>
          </table:table-cell>
          <table:table-cell office:value-type="float" office:value="-113.824552305974" calcext:value-type="float">
            <text:p>-113.824552305974</text:p>
          </table:table-cell>
          <table:table-cell office:value-type="float" office:value="39.8791823422102" calcext:value-type="float">
            <text:p>39.8791823422102</text:p>
          </table:table-cell>
          <table:table-cell office:value-type="float" office:value="-114.234570771916" calcext:value-type="float">
            <text:p>-114.234570771916</text:p>
          </table:table-cell>
          <table:table-cell office:value-type="float" office:value="40.0701809203261" calcext:value-type="float">
            <text:p>40.070180920326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Signal Peak</text:p>
          </table:table-cell>
          <table:table-cell office:value-type="float" office:value="3159" calcext:value-type="float">
            <text:p>3159</text:p>
          </table:table-cell>
          <table:table-cell office:value-type="float" office:value="2316" calcext:value-type="float">
            <text:p>2316</text:p>
          </table:table-cell>
          <table:table-cell office:value-type="float" office:value="1627" calcext:value-type="float">
            <text:p>1627</text:p>
          </table:table-cell>
          <table:table-cell office:value-type="float" office:value="37.3194444444444" calcext:value-type="float">
            <text:p>37.3194444444444</text:p>
          </table:table-cell>
          <table:table-cell office:value-type="float" office:value="-113.4925" calcext:value-type="float">
            <text:p>-113.4925</text:p>
          </table:table-cell>
          <table:table-cell office:value-type="float" office:value="-113.835982124554" calcext:value-type="float">
            <text:p>-113.835982124554</text:p>
          </table:table-cell>
          <table:table-cell office:value-type="float" office:value="37.5929930888094" calcext:value-type="float">
            <text:p>37.5929930888094</text:p>
          </table:table-cell>
          <table:table-cell office:value-type="float" office:value="-113.482180898205" calcext:value-type="float">
            <text:p>-113.482180898205</text:p>
          </table:table-cell>
          <table:table-cell office:value-type="float" office:value="37.2916470397062" calcext:value-type="float">
            <text:p>37.291647039706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Grand Teton</text:p>
          </table:table-cell>
          <table:table-cell office:value-type="float" office:value="4199" calcext:value-type="float">
            <text:p>4199</text:p>
          </table:table-cell>
          <table:table-cell office:value-type="float" office:value="2297" calcext:value-type="float">
            <text:p>2297</text:p>
          </table:table-cell>
          <table:table-cell office:value-type="float" office:value="2186" calcext:value-type="float">
            <text:p>2186</text:p>
          </table:table-cell>
          <table:table-cell office:value-type="float" office:value="43.7412" calcext:value-type="float">
            <text:p>43.7412</text:p>
          </table:table-cell>
          <table:table-cell office:value-type="float" office:value="-110.8024" calcext:value-type="float">
            <text:p>-110.8024</text:p>
          </table:table-cell>
          <table:table-cell office:value-type="float" office:value="-111.214159191364" calcext:value-type="float">
            <text:p>-111.214159191364</text:p>
          </table:table-cell>
          <table:table-cell office:value-type="float" office:value="44.0374225350849" calcext:value-type="float">
            <text:p>44.0374225350849</text:p>
          </table:table-cell>
          <table:table-cell office:value-type="float" office:value="-111.214159191364" calcext:value-type="float">
            <text:p>-111.214159191364</text:p>
          </table:table-cell>
          <table:table-cell office:value-type="float" office:value="44.0374225350849" calcext:value-type="float">
            <text:p>44.037422535084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Mount Nebo</text:p>
          </table:table-cell>
          <table:table-cell office:value-type="float" office:value="3637" calcext:value-type="float">
            <text:p>3637</text:p>
          </table:table-cell>
          <table:table-cell office:value-type="float" office:value="2262" calcext:value-type="float">
            <text:p>2262</text:p>
          </table:table-cell>
          <table:table-cell office:value-type="float" office:value="2136" calcext:value-type="float">
            <text:p>2136</text:p>
          </table:table-cell>
          <table:table-cell office:value-type="float" office:value="39.8219" calcext:value-type="float">
            <text:p>39.8219</text:p>
          </table:table-cell>
          <table:table-cell office:value-type="float" office:value="-111.7603" calcext:value-type="float">
            <text:p>-111.7603</text:p>
          </table:table-cell>
          <table:table-cell office:value-type="float" office:value="-112.060257809499" calcext:value-type="float">
            <text:p>-112.060257809499</text:p>
          </table:table-cell>
          <table:table-cell office:value-type="float" office:value="40.0525718452375" calcext:value-type="float">
            <text:p>40.0525718452375</text:p>
          </table:table-cell>
          <table:table-cell office:value-type="float" office:value="-112.060257809499" calcext:value-type="float">
            <text:p>-112.060257809499</text:p>
          </table:table-cell>
          <table:table-cell office:value-type="float" office:value="40.0525718452375" calcext:value-type="float">
            <text:p>40.052571845237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Mount Timpanogos</text:p>
          </table:table-cell>
          <table:table-cell office:value-type="float" office:value="3582" calcext:value-type="float">
            <text:p>3582</text:p>
          </table:table-cell>
          <table:table-cell office:value-type="float" office:value="2214" calcext:value-type="float">
            <text:p>2214</text:p>
          </table:table-cell>
          <table:table-cell office:value-type="float" office:value="2173" calcext:value-type="float">
            <text:p>2173</text:p>
          </table:table-cell>
          <table:table-cell office:value-type="float" office:value="40.3908" calcext:value-type="float">
            <text:p>40.3908</text:p>
          </table:table-cell>
          <table:table-cell office:value-type="float" office:value="-111.6459" calcext:value-type="float">
            <text:p>-111.6459</text:p>
          </table:table-cell>
          <table:table-cell office:value-type="float" office:value="-111.937835801028" calcext:value-type="float">
            <text:p>-111.937835801028</text:p>
          </table:table-cell>
          <table:table-cell office:value-type="float" office:value="40.6137236068991" calcext:value-type="float">
            <text:p>40.6137236068991</text:p>
          </table:table-cell>
          <table:table-cell office:value-type="float" office:value="-111.937835801028" calcext:value-type="float">
            <text:p>-111.937835801028</text:p>
          </table:table-cell>
          <table:table-cell office:value-type="float" office:value="40.6137236068991" calcext:value-type="float">
            <text:p>40.613723606899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Mount Moriah</text:p>
          </table:table-cell>
          <table:table-cell office:value-type="float" office:value="3680" calcext:value-type="float">
            <text:p>3680</text:p>
          </table:table-cell>
          <table:table-cell office:value-type="float" office:value="2202" calcext:value-type="float">
            <text:p>2202</text:p>
          </table:table-cell>
          <table:table-cell office:value-type="float" office:value="1274" calcext:value-type="float">
            <text:p>1274</text:p>
          </table:table-cell>
          <table:table-cell office:value-type="float" office:value="39.2732" calcext:value-type="float">
            <text:p>39.2732</text:p>
          </table:table-cell>
          <table:table-cell office:value-type="float" office:value="-114.1988" calcext:value-type="float">
            <text:p>-114.1988</text:p>
          </table:table-cell>
          <table:table-cell office:value-type="float" office:value="-114.575076253787" calcext:value-type="float">
            <text:p>-114.575076253787</text:p>
          </table:table-cell>
          <table:table-cell office:value-type="float" office:value="39.5645624784551" calcext:value-type="float">
            <text:p>39.5645624784551</text:p>
          </table:table-cell>
          <table:table-cell office:value-type="float" office:value="-114.202677900548" calcext:value-type="float">
            <text:p>-114.202677900548</text:p>
          </table:table-cell>
          <table:table-cell office:value-type="float" office:value="39.1958715428785" calcext:value-type="float">
            <text:p>39.195871542878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McDonald Peak</text:p>
          </table:table-cell>
          <table:table-cell office:value-type="float" office:value="2994" calcext:value-type="float">
            <text:p>2994</text:p>
          </table:table-cell>
          <table:table-cell office:value-type="float" office:value="2188" calcext:value-type="float">
            <text:p>2188</text:p>
          </table:table-cell>
          <table:table-cell office:value-type="float" office:value="2024" calcext:value-type="float">
            <text:p>2024</text:p>
          </table:table-cell>
          <table:table-cell office:value-type="float" office:value="47.3826" calcext:value-type="float">
            <text:p>47.3826</text:p>
          </table:table-cell>
          <table:table-cell office:value-type="float" office:value="-113.9191" calcext:value-type="float">
            <text:p>-113.9191</text:p>
          </table:table-cell>
          <table:table-cell office:value-type="float" office:value="-114.279716024313" calcext:value-type="float">
            <text:p>-114.279716024313</text:p>
          </table:table-cell>
          <table:table-cell office:value-type="float" office:value="47.6261895050638" calcext:value-type="float">
            <text:p>47.6261895050638</text:p>
          </table:table-cell>
          <table:table-cell office:value-type="float" office:value="-114.279716024313" calcext:value-type="float">
            <text:p>-114.279716024313</text:p>
          </table:table-cell>
          <table:table-cell office:value-type="float" office:value="47.6261895050638" calcext:value-type="float">
            <text:p>47.626189505063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Granite Peak</text:p>
          </table:table-cell>
          <table:table-cell office:value-type="float" office:value="3904" calcext:value-type="float">
            <text:p>3904</text:p>
          </table:table-cell>
          <table:table-cell office:value-type="float" office:value="2169" calcext:value-type="float">
            <text:p>2169</text:p>
          </table:table-cell>
          <table:table-cell office:value-type="float" office:value="1579" calcext:value-type="float">
            <text:p>1579</text:p>
          </table:table-cell>
          <table:table-cell office:value-type="float" office:value="45.1634333333333" calcext:value-type="float">
            <text:p>45.1634333333333</text:p>
          </table:table-cell>
          <table:table-cell office:value-type="float" office:value="-109.807533333333" calcext:value-type="float">
            <text:p>-109.807533333333</text:p>
          </table:table-cell>
          <table:table-cell office:value-type="float" office:value="-110.221546861506" calcext:value-type="float">
            <text:p>-110.221546861506</text:p>
          </table:table-cell>
          <table:table-cell office:value-type="float" office:value="45.4539044781135" calcext:value-type="float">
            <text:p>45.4539044781135</text:p>
          </table:table-cell>
          <table:table-cell office:value-type="float" office:value="-109.682003651598" calcext:value-type="float">
            <text:p>-109.682003651598</text:p>
          </table:table-cell>
          <table:table-cell office:value-type="float" office:value="45.1891440098235" calcext:value-type="float">
            <text:p>45.189144009823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Sierra Blanca Peak</text:p>
          </table:table-cell>
          <table:table-cell office:value-type="float" office:value="3652" calcext:value-type="float">
            <text:p>3652</text:p>
          </table:table-cell>
          <table:table-cell office:value-type="float" office:value="2168" calcext:value-type="float">
            <text:p>2168</text:p>
          </table:table-cell>
          <table:table-cell office:value-type="float" office:value="1618" calcext:value-type="float">
            <text:p>1618</text:p>
          </table:table-cell>
          <table:table-cell office:value-type="float" office:value="33.3743" calcext:value-type="float">
            <text:p>33.3743</text:p>
          </table:table-cell>
          <table:table-cell office:value-type="float" office:value="-105.8087" calcext:value-type="float">
            <text:p>-105.8087</text:p>
          </table:table-cell>
          <table:table-cell office:value-type="float" office:value="-105.90779770702" calcext:value-type="float">
            <text:p>-105.90779770702</text:p>
          </table:table-cell>
          <table:table-cell office:value-type="float" office:value="33.3429291542818" calcext:value-type="float">
            <text:p>33.3429291542818</text:p>
          </table:table-cell>
          <table:table-cell office:value-type="float" office:value="-106.121005120425" calcext:value-type="float">
            <text:p>-106.121005120425</text:p>
          </table:table-cell>
          <table:table-cell office:value-type="float" office:value="33.6356007900446" calcext:value-type="float">
            <text:p>33.635600790044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Shedin Peak</text:p>
          </table:table-cell>
          <table:table-cell office:value-type="float" office:value="2588" calcext:value-type="float">
            <text:p>2588</text:p>
          </table:table-cell>
          <table:table-cell office:value-type="float" office:value="2140" calcext:value-type="float">
            <text:p>2140</text:p>
          </table:table-cell>
          <table:table-cell office:value-type="float" office:value="1840" calcext:value-type="float">
            <text:p>1840</text:p>
          </table:table-cell>
          <table:table-cell office:value-type="float" office:value="55.9392" calcext:value-type="float">
            <text:p>55.9392</text:p>
          </table:table-cell>
          <table:table-cell office:value-type="float" office:value="-127.4799" calcext:value-type="float">
            <text:p>-127.4799</text:p>
          </table:table-cell>
          <table:table-cell office:value-type="float" office:value="-127.89855614763" calcext:value-type="float">
            <text:p>-127.89855614763</text:p>
          </table:table-cell>
          <table:table-cell office:value-type="float" office:value="56.1719628372822" calcext:value-type="float">
            <text:p>56.1719628372822</text:p>
          </table:table-cell>
          <table:table-cell office:value-type="float" office:value="-127.519967394965" calcext:value-type="float">
            <text:p>-127.519967394965</text:p>
          </table:table-cell>
          <table:table-cell office:value-type="float" office:value="55.9211856845917" calcext:value-type="float">
            <text:p>55.921185684591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Diamond Peak</text:p>
          </table:table-cell>
          <table:table-cell office:value-type="float" office:value="3719" calcext:value-type="float">
            <text:p>3719</text:p>
          </table:table-cell>
          <table:table-cell office:value-type="float" office:value="2100" calcext:value-type="float">
            <text:p>2100</text:p>
          </table:table-cell>
          <table:table-cell office:value-type="float" office:value="1615" calcext:value-type="float">
            <text:p>1615</text:p>
          </table:table-cell>
          <table:table-cell office:value-type="float" office:value="44.1414" calcext:value-type="float">
            <text:p>44.1414</text:p>
          </table:table-cell>
          <table:table-cell office:value-type="float" office:value="-113.0827" calcext:value-type="float">
            <text:p>-113.0827</text:p>
          </table:table-cell>
          <table:table-cell office:value-type="float" office:value="-113.493978581465" calcext:value-type="float">
            <text:p>-113.493978581465</text:p>
          </table:table-cell>
          <table:table-cell office:value-type="float" office:value="44.4354432035799" calcext:value-type="float">
            <text:p>44.4354432035799</text:p>
          </table:table-cell>
          <table:table-cell office:value-type="float" office:value="-113.045149005761" calcext:value-type="float">
            <text:p>-113.045149005761</text:p>
          </table:table-cell>
          <table:table-cell office:value-type="float" office:value="44.134689075957" calcext:value-type="float">
            <text:p>44.13468907595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Mount Stimson</text:p>
          </table:table-cell>
          <table:table-cell office:value-type="float" office:value="3093" calcext:value-type="float">
            <text:p>3093</text:p>
          </table:table-cell>
          <table:table-cell office:value-type="float" office:value="2094" calcext:value-type="float">
            <text:p>2094</text:p>
          </table:table-cell>
          <table:table-cell office:value-type="float" office:value="1983" calcext:value-type="float">
            <text:p>1983</text:p>
          </table:table-cell>
          <table:table-cell office:value-type="float" office:value="48.5142" calcext:value-type="float">
            <text:p>48.5142</text:p>
          </table:table-cell>
          <table:table-cell office:value-type="float" office:value="-113.6104" calcext:value-type="float">
            <text:p>-113.6104</text:p>
          </table:table-cell>
          <table:table-cell office:value-type="float" office:value="-113.985336268122" calcext:value-type="float">
            <text:p>-113.985336268122</text:p>
          </table:table-cell>
          <table:table-cell office:value-type="float" office:value="48.7625541470234" calcext:value-type="float">
            <text:p>48.7625541470234</text:p>
          </table:table-cell>
          <table:table-cell office:value-type="float" office:value="-113.985336268122" calcext:value-type="float">
            <text:p>-113.985336268122</text:p>
          </table:table-cell>
          <table:table-cell office:value-type="float" office:value="48.7625541470234" calcext:value-type="float">
            <text:p>48.7625541470234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Mount Ellen</text:p>
          </table:table-cell>
          <table:table-cell office:value-type="float" office:value="3513" calcext:value-type="float">
            <text:p>3513</text:p>
          </table:table-cell>
          <table:table-cell office:value-type="float" office:value="2089" calcext:value-type="float">
            <text:p>2089</text:p>
          </table:table-cell>
          <table:table-cell office:value-type="float" office:value="1506" calcext:value-type="float">
            <text:p>1506</text:p>
          </table:table-cell>
          <table:table-cell office:value-type="float" office:value="38.1089" calcext:value-type="float">
            <text:p>38.1089</text:p>
          </table:table-cell>
          <table:table-cell office:value-type="float" office:value="-110.8136" calcext:value-type="float">
            <text:p>-110.8136</text:p>
          </table:table-cell>
          <table:table-cell office:value-type="float" office:value="-110.789341680423" calcext:value-type="float">
            <text:p>-110.789341680423</text:p>
          </table:table-cell>
          <table:table-cell office:value-type="float" office:value="38.1956097915826" calcext:value-type="float">
            <text:p>38.1956097915826</text:p>
          </table:table-cell>
          <table:table-cell office:value-type="float" office:value="-110.843542237771" calcext:value-type="float">
            <text:p>-110.843542237771</text:p>
          </table:table-cell>
          <table:table-cell office:value-type="float" office:value="38.1370496578956" calcext:value-type="float">
            <text:p>38.137049657895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Hayford Peak</text:p>
          </table:table-cell>
          <table:table-cell office:value-type="float" office:value="3025" calcext:value-type="float">
            <text:p>3025</text:p>
          </table:table-cell>
          <table:table-cell office:value-type="float" office:value="2089" calcext:value-type="float">
            <text:p>2089</text:p>
          </table:table-cell>
          <table:table-cell office:value-type="float" office:value="1088" calcext:value-type="float">
            <text:p>1088</text:p>
          </table:table-cell>
          <table:table-cell office:value-type="float" office:value="36.6577" calcext:value-type="float">
            <text:p>36.6577</text:p>
          </table:table-cell>
          <table:table-cell office:value-type="float" office:value="-115.2008" calcext:value-type="float">
            <text:p>-115.2008</text:p>
          </table:table-cell>
          <table:table-cell office:value-type="float" office:value="-115.551996528764" calcext:value-type="float">
            <text:p>-115.551996528764</text:p>
          </table:table-cell>
          <table:table-cell office:value-type="float" office:value="36.9407217425838" calcext:value-type="float">
            <text:p>36.9407217425838</text:p>
          </table:table-cell>
          <table:table-cell office:value-type="float" office:value="-115.551996528764" calcext:value-type="float">
            <text:p>-115.551996528764</text:p>
          </table:table-cell>
          <table:table-cell office:value-type="float" office:value="36.9407217425838" calcext:value-type="float">
            <text:p>36.940721742583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ncompahgre Peak</text:p>
          </table:table-cell>
          <table:table-cell office:value-type="float" office:value="4365" calcext:value-type="float">
            <text:p>4365</text:p>
          </table:table-cell>
          <table:table-cell office:value-type="float" office:value="2088" calcext:value-type="float">
            <text:p>2088</text:p>
          </table:table-cell>
          <table:table-cell office:value-type="float" office:value="1306" calcext:value-type="float">
            <text:p>1306</text:p>
          </table:table-cell>
          <table:table-cell office:value-type="float" office:value="38.0717" calcext:value-type="float">
            <text:p>38.0717</text:p>
          </table:table-cell>
          <table:table-cell office:value-type="float" office:value="-107.4621" calcext:value-type="float">
            <text:p>-107.4621</text:p>
          </table:table-cell>
          <table:table-cell office:value-type="float" office:value="-107.55635182031" calcext:value-type="float">
            <text:p>-107.55635182031</text:p>
          </table:table-cell>
          <table:table-cell office:value-type="float" office:value="38.1188252887862" calcext:value-type="float">
            <text:p>38.1188252887862</text:p>
          </table:table-cell>
          <table:table-cell office:value-type="float" office:value="-107.564841624617" calcext:value-type="float">
            <text:p>-107.564841624617</text:p>
          </table:table-cell>
          <table:table-cell office:value-type="float" office:value="38.0737724329668" calcext:value-type="float">
            <text:p>38.073772432966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Blanca Peak</text:p>
          </table:table-cell>
          <table:table-cell office:value-type="float" office:value="4374" calcext:value-type="float">
            <text:p>4374</text:p>
          </table:table-cell>
          <table:table-cell office:value-type="float" office:value="2087" calcext:value-type="float">
            <text:p>2087</text:p>
          </table:table-cell>
          <table:table-cell office:value-type="float" office:value="1816" calcext:value-type="float">
            <text:p>1816</text:p>
          </table:table-cell>
          <table:table-cell office:value-type="float" office:value="37.5775" calcext:value-type="float">
            <text:p>37.5775</text:p>
          </table:table-cell>
          <table:table-cell office:value-type="float" office:value="-105.485585185185" calcext:value-type="float">
            <text:p>-105.485585185185</text:p>
          </table:table-cell>
          <table:table-cell office:value-type="float" office:value="-105.863228794897" calcext:value-type="float">
            <text:p>-105.863228794897</text:p>
          </table:table-cell>
          <table:table-cell office:value-type="float" office:value="37.8766992972128" calcext:value-type="float">
            <text:p>37.8766992972128</text:p>
          </table:table-cell>
          <table:table-cell office:value-type="float" office:value="-105.496617566057" calcext:value-type="float">
            <text:p>-105.496617566057</text:p>
          </table:table-cell>
          <table:table-cell office:value-type="float" office:value="37.5416848587634" calcext:value-type="float">
            <text:p>37.5416848587634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Mount Cleveland</text:p>
          </table:table-cell>
          <table:table-cell office:value-type="float" office:value="3194" calcext:value-type="float">
            <text:p>3194</text:p>
          </table:table-cell>
          <table:table-cell office:value-type="float" office:value="2067" calcext:value-type="float">
            <text:p>2067</text:p>
          </table:table-cell>
          <table:table-cell office:value-type="float" office:value="1918" calcext:value-type="float">
            <text:p>1918</text:p>
          </table:table-cell>
          <table:table-cell office:value-type="float" office:value="48.9249333333333" calcext:value-type="float">
            <text:p>48.9249333333333</text:p>
          </table:table-cell>
          <table:table-cell office:value-type="float" office:value="-113.848151851852" calcext:value-type="float">
            <text:p>-113.848151851852</text:p>
          </table:table-cell>
          <table:table-cell office:value-type="float" office:value="-113.82233834073" calcext:value-type="float">
            <text:p>-113.82233834073</text:p>
          </table:table-cell>
          <table:table-cell office:value-type="float" office:value="48.8363123287658" calcext:value-type="float">
            <text:p>48.8363123287658</text:p>
          </table:table-cell>
          <table:table-cell office:value-type="float" office:value="-114.247404892211" calcext:value-type="float">
            <text:p>-114.247404892211</text:p>
          </table:table-cell>
          <table:table-cell office:value-type="float" office:value="49.1863179740085" calcext:value-type="float">
            <text:p>49.186317974008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Deseret Peak</text:p>
          </table:table-cell>
          <table:table-cell office:value-type="float" office:value="3364" calcext:value-type="float">
            <text:p>3364</text:p>
          </table:table-cell>
          <table:table-cell office:value-type="float" office:value="2062" calcext:value-type="float">
            <text:p>2062</text:p>
          </table:table-cell>
          <table:table-cell office:value-type="float" office:value="1804" calcext:value-type="float">
            <text:p>1804</text:p>
          </table:table-cell>
          <table:table-cell office:value-type="float" office:value="40.4595" calcext:value-type="float">
            <text:p>40.4595</text:p>
          </table:table-cell>
          <table:table-cell office:value-type="float" office:value="-112.6264" calcext:value-type="float">
            <text:p>-112.6264</text:p>
          </table:table-cell>
          <table:table-cell office:value-type="float" office:value="-112.932519536325" calcext:value-type="float">
            <text:p>-112.932519536325</text:p>
          </table:table-cell>
          <table:table-cell office:value-type="float" office:value="40.6921099737205" calcext:value-type="float">
            <text:p>40.6921099737205</text:p>
          </table:table-cell>
          <table:table-cell office:value-type="float" office:value="-112.663247580218" calcext:value-type="float">
            <text:p>-112.663247580218</text:p>
          </table:table-cell>
          <table:table-cell office:value-type="float" office:value="40.4673739356244" calcext:value-type="float">
            <text:p>40.4673739356244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Crestone Peak</text:p>
          </table:table-cell>
          <table:table-cell office:value-type="float" office:value="4359" calcext:value-type="float">
            <text:p>4359</text:p>
          </table:table-cell>
          <table:table-cell office:value-type="float" office:value="2055" calcext:value-type="float">
            <text:p>2055</text:p>
          </table:table-cell>
          <table:table-cell office:value-type="float" office:value="1903" calcext:value-type="float">
            <text:p>1903</text:p>
          </table:table-cell>
          <table:table-cell office:value-type="float" office:value="37.9669" calcext:value-type="float">
            <text:p>37.9669</text:p>
          </table:table-cell>
          <table:table-cell office:value-type="float" office:value="-105.5855" calcext:value-type="float">
            <text:p>-105.5855</text:p>
          </table:table-cell>
          <table:table-cell office:value-type="float" office:value="-105.696944602207" calcext:value-type="float">
            <text:p>-105.696944602207</text:p>
          </table:table-cell>
          <table:table-cell office:value-type="float" office:value="37.9506756226122" calcext:value-type="float">
            <text:p>37.9506756226122</text:p>
          </table:table-cell>
          <table:table-cell office:value-type="float" office:value="-105.628683664414" calcext:value-type="float">
            <text:p>-105.628683664414</text:p>
          </table:table-cell>
          <table:table-cell office:value-type="float" office:value="37.9597296650225" calcext:value-type="float">
            <text:p>37.959729665022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Mount Lemmon</text:p>
          </table:table-cell>
          <table:table-cell office:value-type="float" office:value="2792" calcext:value-type="float">
            <text:p>2792</text:p>
          </table:table-cell>
          <table:table-cell office:value-type="float" office:value="2047" calcext:value-type="float">
            <text:p>2047</text:p>
          </table:table-cell>
          <table:table-cell office:value-type="float" office:value="1668" calcext:value-type="float">
            <text:p>1668</text:p>
          </table:table-cell>
          <table:table-cell office:value-type="float" office:value="32.443" calcext:value-type="float">
            <text:p>32.443</text:p>
          </table:table-cell>
          <table:table-cell office:value-type="float" office:value="-110.7885" calcext:value-type="float">
            <text:p>-110.7885</text:p>
          </table:table-cell>
          <table:table-cell office:value-type="float" office:value="-111.087569610005" calcext:value-type="float">
            <text:p>-111.087569610005</text:p>
          </table:table-cell>
          <table:table-cell office:value-type="float" office:value="32.6947289410489" calcext:value-type="float">
            <text:p>32.6947289410489</text:p>
          </table:table-cell>
          <table:table-cell office:value-type="float" office:value="-110.826199099417" calcext:value-type="float">
            <text:p>-110.826199099417</text:p>
          </table:table-cell>
          <table:table-cell office:value-type="float" office:value="32.4448429764543" calcext:value-type="float">
            <text:p>32.444842976454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Ulysses Mountain</text:p>
          </table:table-cell>
          <table:table-cell office:value-type="float" office:value="3024" calcext:value-type="float">
            <text:p>3024</text:p>
          </table:table-cell>
          <table:table-cell office:value-type="float" office:value="2039" calcext:value-type="float">
            <text:p>2039</text:p>
          </table:table-cell>
          <table:table-cell office:value-type="float" office:value="1838" calcext:value-type="float">
            <text:p>1838</text:p>
          </table:table-cell>
          <table:table-cell office:value-type="float" office:value="57.3464" calcext:value-type="float">
            <text:p>57.3464</text:p>
          </table:table-cell>
          <table:table-cell office:value-type="float" office:value="-124.0928" calcext:value-type="float">
            <text:p>-124.0928</text:p>
          </table:table-cell>
          <table:table-cell office:value-type="float" office:value="-124.56216951179" calcext:value-type="float">
            <text:p>-124.56216951179</text:p>
          </table:table-cell>
          <table:table-cell office:value-type="float" office:value="57.5986119665024" calcext:value-type="float">
            <text:p>57.5986119665024</text:p>
          </table:table-cell>
          <table:table-cell office:value-type="float" office:value="-124.56216951179" calcext:value-type="float">
            <text:p>-124.56216951179</text:p>
          </table:table-cell>
          <table:table-cell office:value-type="float" office:value="57.5986119665024" calcext:value-type="float">
            <text:p>57.5986119665024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Cloud Peak</text:p>
          </table:table-cell>
          <table:table-cell office:value-type="float" office:value="4014" calcext:value-type="float">
            <text:p>4014</text:p>
          </table:table-cell>
          <table:table-cell office:value-type="float" office:value="2037" calcext:value-type="float">
            <text:p>2037</text:p>
          </table:table-cell>
          <table:table-cell office:value-type="float" office:value="1126" calcext:value-type="float">
            <text:p>1126</text:p>
          </table:table-cell>
          <table:table-cell office:value-type="float" office:value="44.3821407407407" calcext:value-type="float">
            <text:p>44.3821407407407</text:p>
          </table:table-cell>
          <table:table-cell office:value-type="float" office:value="-107.173896296296" calcext:value-type="float">
            <text:p>-107.173896296296</text:p>
          </table:table-cell>
          <table:table-cell office:value-type="float" office:value="-107.60082267963" calcext:value-type="float">
            <text:p>-107.60082267963</text:p>
          </table:table-cell>
          <table:table-cell office:value-type="float" office:value="44.6864632019513" calcext:value-type="float">
            <text:p>44.6864632019513</text:p>
          </table:table-cell>
          <table:table-cell office:value-type="float" office:value="-107.128066564584" calcext:value-type="float">
            <text:p>-107.128066564584</text:p>
          </table:table-cell>
          <table:table-cell office:value-type="float" office:value="44.3362799489859" calcext:value-type="float">
            <text:p>44.336279948985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Navajo Mountain</text:p>
          </table:table-cell>
          <table:table-cell office:value-type="float" office:value="3154" calcext:value-type="float">
            <text:p>3154</text:p>
          </table:table-cell>
          <table:table-cell office:value-type="float" office:value="2032" calcext:value-type="float">
            <text:p>2032</text:p>
          </table:table-cell>
          <table:table-cell office:value-type="float" office:value="1832" calcext:value-type="float">
            <text:p>1832</text:p>
          </table:table-cell>
          <table:table-cell office:value-type="float" office:value="37.0343" calcext:value-type="float">
            <text:p>37.0343</text:p>
          </table:table-cell>
          <table:table-cell office:value-type="float" office:value="-110.8697" calcext:value-type="float">
            <text:p>-110.8697</text:p>
          </table:table-cell>
          <table:table-cell office:value-type="float" office:value="-111.17928878148" calcext:value-type="float">
            <text:p>-111.17928878148</text:p>
          </table:table-cell>
          <table:table-cell office:value-type="float" office:value="37.2820958690911" calcext:value-type="float">
            <text:p>37.2820958690911</text:p>
          </table:table-cell>
          <table:table-cell office:value-type="float" office:value="-111.17928878148" calcext:value-type="float">
            <text:p>-111.17928878148</text:p>
          </table:table-cell>
          <table:table-cell office:value-type="float" office:value="37.2820958690911" calcext:value-type="float">
            <text:p>37.282095869091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Snowshoe Peak</text:p>
          </table:table-cell>
          <table:table-cell office:value-type="float" office:value="2665" calcext:value-type="float">
            <text:p>2665</text:p>
          </table:table-cell>
          <table:table-cell office:value-type="float" office:value="2022" calcext:value-type="float">
            <text:p>2022</text:p>
          </table:table-cell>
          <table:table-cell office:value-type="float" office:value="1690" calcext:value-type="float">
            <text:p>1690</text:p>
          </table:table-cell>
          <table:table-cell office:value-type="float" office:value="48.2231" calcext:value-type="float">
            <text:p>48.2231</text:p>
          </table:table-cell>
          <table:table-cell office:value-type="float" office:value="-115.689" calcext:value-type="float">
            <text:p>-115.689</text:p>
          </table:table-cell>
          <table:table-cell office:value-type="float" office:value="-115.616689803177" calcext:value-type="float">
            <text:p>-115.616689803177</text:p>
          </table:table-cell>
          <table:table-cell office:value-type="float" office:value="48.2983053507002" calcext:value-type="float">
            <text:p>48.2983053507002</text:p>
          </table:table-cell>
          <table:table-cell office:value-type="float" office:value="-115.731185548641" calcext:value-type="float">
            <text:p>-115.731185548641</text:p>
          </table:table-cell>
          <table:table-cell office:value-type="float" office:value="48.2151332593098" calcext:value-type="float">
            <text:p>48.215133259309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Culebra Peak</text:p>
          </table:table-cell>
          <table:table-cell office:value-type="float" office:value="4283" calcext:value-type="float">
            <text:p>4283</text:p>
          </table:table-cell>
          <table:table-cell office:value-type="float" office:value="2016" calcext:value-type="float">
            <text:p>2016</text:p>
          </table:table-cell>
          <table:table-cell office:value-type="float" office:value="1328" calcext:value-type="float">
            <text:p>1328</text:p>
          </table:table-cell>
          <table:table-cell office:value-type="float" office:value="37.1224" calcext:value-type="float">
            <text:p>37.1224</text:p>
          </table:table-cell>
          <table:table-cell office:value-type="float" office:value="-105.1858" calcext:value-type="float">
            <text:p>-105.1858</text:p>
          </table:table-cell>
          <table:table-cell office:value-type="float" office:value="-105.076459371775" calcext:value-type="float">
            <text:p>-105.076459371775</text:p>
          </table:table-cell>
          <table:table-cell office:value-type="float" office:value="37.137803017863" calcext:value-type="float">
            <text:p>37.137803017863</text:p>
          </table:table-cell>
          <table:table-cell office:value-type="float" office:value="-105.15806833687" calcext:value-type="float">
            <text:p>-105.15806833687</text:p>
          </table:table-cell>
          <table:table-cell office:value-type="float" office:value="37.1063127541847" calcext:value-type="float">
            <text:p>37.106312754184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Borah Peak</text:p>
          </table:table-cell>
          <table:table-cell office:value-type="float" office:value="3861" calcext:value-type="float">
            <text:p>3861</text:p>
          </table:table-cell>
          <table:table-cell office:value-type="float" office:value="2015" calcext:value-type="float">
            <text:p>2015</text:p>
          </table:table-cell>
          <table:table-cell office:value-type="float" office:value="1910" calcext:value-type="float">
            <text:p>1910</text:p>
          </table:table-cell>
          <table:table-cell office:value-type="float" office:value="44.1374" calcext:value-type="float">
            <text:p>44.1374</text:p>
          </table:table-cell>
          <table:table-cell office:value-type="float" office:value="-113.7811" calcext:value-type="float">
            <text:p>-113.7811</text:p>
          </table:table-cell>
          <table:table-cell office:value-type="float" office:value="-114.229483994627" calcext:value-type="float">
            <text:p>-114.229483994627</text:p>
          </table:table-cell>
          <table:table-cell office:value-type="float" office:value="44.4588429373821" calcext:value-type="float">
            <text:p>44.4588429373821</text:p>
          </table:table-cell>
          <table:table-cell office:value-type="float" office:value="-113.814645172703" calcext:value-type="float">
            <text:p>-113.814645172703</text:p>
          </table:table-cell>
          <table:table-cell office:value-type="float" office:value="44.1222305888389" calcext:value-type="float">
            <text:p>44.122230588838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Currant Mountain</text:p>
          </table:table-cell>
          <table:table-cell office:value-type="float" office:value="3511" calcext:value-type="float">
            <text:p>3511</text:p>
          </table:table-cell>
          <table:table-cell office:value-type="float" office:value="2008" calcext:value-type="float">
            <text:p>2008</text:p>
          </table:table-cell>
          <table:table-cell office:value-type="float" office:value="1297" calcext:value-type="float">
            <text:p>1297</text:p>
          </table:table-cell>
          <table:table-cell office:value-type="float" office:value="38.9097" calcext:value-type="float">
            <text:p>38.9097</text:p>
          </table:table-cell>
          <table:table-cell office:value-type="float" office:value="-115.4246" calcext:value-type="float">
            <text:p>-115.4246</text:p>
          </table:table-cell>
          <table:table-cell office:value-type="float" office:value="-115.842425749677" calcext:value-type="float">
            <text:p>-115.842425749677</text:p>
          </table:table-cell>
          <table:table-cell office:value-type="float" office:value="39.23481036325" calcext:value-type="float">
            <text:p>39.23481036325</text:p>
          </table:table-cell>
          <table:table-cell office:value-type="float" office:value="-115.445637907031" calcext:value-type="float">
            <text:p>-115.445637907031</text:p>
          </table:table-cell>
          <table:table-cell office:value-type="float" office:value="38.9000146131914" calcext:value-type="float">
            <text:p>38.9000146131914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Kintla Peak</text:p>
          </table:table-cell>
          <table:table-cell office:value-type="float" office:value="3080" calcext:value-type="float">
            <text:p>3080</text:p>
          </table:table-cell>
          <table:table-cell office:value-type="float" office:value="2001" calcext:value-type="float">
            <text:p>2001</text:p>
          </table:table-cell>
          <table:table-cell office:value-type="float" office:value="1845" calcext:value-type="float">
            <text:p>1845</text:p>
          </table:table-cell>
          <table:table-cell office:value-type="float" office:value="48.9437" calcext:value-type="float">
            <text:p>48.9437</text:p>
          </table:table-cell>
          <table:table-cell office:value-type="float" office:value="-114.1714" calcext:value-type="float">
            <text:p>-114.1714</text:p>
          </table:table-cell>
          <table:table-cell office:value-type="float" office:value="-114.560322808529" calcext:value-type="float">
            <text:p>-114.560322808529</text:p>
          </table:table-cell>
          <table:table-cell office:value-type="float" office:value="49.1984649087577" calcext:value-type="float">
            <text:p>49.1984649087577</text:p>
          </table:table-cell>
          <table:table-cell office:value-type="float" office:value="-114.206835100045" calcext:value-type="float">
            <text:p>-114.206835100045</text:p>
          </table:table-cell>
          <table:table-cell office:value-type="float" office:value="48.9585764901578" calcext:value-type="float">
            <text:p>48.958576490157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Mount Wrightson</text:p>
          </table:table-cell>
          <table:table-cell office:value-type="float" office:value="2882" calcext:value-type="float">
            <text:p>2882</text:p>
          </table:table-cell>
          <table:table-cell office:value-type="float" office:value="2001" calcext:value-type="float">
            <text:p>2001</text:p>
          </table:table-cell>
          <table:table-cell office:value-type="float" office:value="1521" calcext:value-type="float">
            <text:p>1521</text:p>
          </table:table-cell>
          <table:table-cell office:value-type="float" office:value="31.6959" calcext:value-type="float">
            <text:p>31.6959</text:p>
          </table:table-cell>
          <table:table-cell office:value-type="float" office:value="-110.8482" calcext:value-type="float">
            <text:p>-110.8482</text:p>
          </table:table-cell>
          <table:table-cell office:value-type="float" office:value="-111.154481554299" calcext:value-type="float">
            <text:p>-111.154481554299</text:p>
          </table:table-cell>
          <table:table-cell office:value-type="float" office:value="31.9574761273066" calcext:value-type="float">
            <text:p>31.9574761273066</text:p>
          </table:table-cell>
          <table:table-cell office:value-type="float" office:value="-110.866188955061" calcext:value-type="float">
            <text:p>-110.866188955061</text:p>
          </table:table-cell>
          <table:table-cell office:value-type="float" office:value="31.7188511208583" calcext:value-type="float">
            <text:p>31.718851120858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Troy Peak</text:p>
          </table:table-cell>
          <table:table-cell office:value-type="float" office:value="3445" calcext:value-type="float">
            <text:p>3445</text:p>
          </table:table-cell>
          <table:table-cell office:value-type="float" office:value="1987" calcext:value-type="float">
            <text:p>1987</text:p>
          </table:table-cell>
          <table:table-cell office:value-type="float" office:value="1542" calcext:value-type="float">
            <text:p>1542</text:p>
          </table:table-cell>
          <table:table-cell office:value-type="float" office:value="38.3194" calcext:value-type="float">
            <text:p>38.3194</text:p>
          </table:table-cell>
          <table:table-cell office:value-type="float" office:value="-115.5019" calcext:value-type="float">
            <text:p>-115.5019</text:p>
          </table:table-cell>
          <table:table-cell office:value-type="float" office:value="-115.56751886551" calcext:value-type="float">
            <text:p>-115.56751886551</text:p>
          </table:table-cell>
          <table:table-cell office:value-type="float" office:value="38.3623085304427" calcext:value-type="float">
            <text:p>38.3623085304427</text:p>
          </table:table-cell>
          <table:table-cell office:value-type="float" office:value="-115.909465437354" calcext:value-type="float">
            <text:p>-115.909465437354</text:p>
          </table:table-cell>
          <table:table-cell office:value-type="float" office:value="38.6386370018116" calcext:value-type="float">
            <text:p>38.638637001811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Pilot Peak</text:p>
          </table:table-cell>
          <table:table-cell office:value-type="float" office:value="3268" calcext:value-type="float">
            <text:p>3268</text:p>
          </table:table-cell>
          <table:table-cell office:value-type="float" office:value="1982" calcext:value-type="float">
            <text:p>1982</text:p>
          </table:table-cell>
          <table:table-cell office:value-type="float" office:value="1813" calcext:value-type="float">
            <text:p>1813</text:p>
          </table:table-cell>
          <table:table-cell office:value-type="float" office:value="41.0211" calcext:value-type="float">
            <text:p>41.0211</text:p>
          </table:table-cell>
          <table:table-cell office:value-type="float" office:value="-114.0774" calcext:value-type="float">
            <text:p>-114.0774</text:p>
          </table:table-cell>
          <table:table-cell office:value-type="float" office:value="-114.386969159335" calcext:value-type="float">
            <text:p>-114.386969159335</text:p>
          </table:table-cell>
          <table:table-cell office:value-type="float" office:value="41.2552976941396" calcext:value-type="float">
            <text:p>41.2552976941396</text:p>
          </table:table-cell>
          <table:table-cell office:value-type="float" office:value="-114.386969159335" calcext:value-type="float">
            <text:p>-114.386969159335</text:p>
          </table:table-cell>
          <table:table-cell office:value-type="float" office:value="41.2552976941396" calcext:value-type="float">
            <text:p>41.255297694139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Humphreys Peak</text:p>
          </table:table-cell>
          <table:table-cell office:value-type="float" office:value="3852" calcext:value-type="float">
            <text:p>3852</text:p>
          </table:table-cell>
          <table:table-cell office:value-type="float" office:value="1972" calcext:value-type="float">
            <text:p>1972</text:p>
          </table:table-cell>
          <table:table-cell office:value-type="float" office:value="1331" calcext:value-type="float">
            <text:p>1331</text:p>
          </table:table-cell>
          <table:table-cell office:value-type="float" office:value="35.3464" calcext:value-type="float">
            <text:p>35.3464</text:p>
          </table:table-cell>
          <table:table-cell office:value-type="float" office:value="-111.678" calcext:value-type="float">
            <text:p>-111.678</text:p>
          </table:table-cell>
          <table:table-cell office:value-type="float" office:value="-111.58614316528" calcext:value-type="float">
            <text:p>-111.58614316528</text:p>
          </table:table-cell>
          <table:table-cell office:value-type="float" office:value="35.3945412719138" calcext:value-type="float">
            <text:p>35.3945412719138</text:p>
          </table:table-cell>
          <table:table-cell office:value-type="float" office:value="-111.696198583264" calcext:value-type="float">
            <text:p>-111.696198583264</text:p>
          </table:table-cell>
          <table:table-cell office:value-type="float" office:value="35.3112015271927" calcext:value-type="float">
            <text:p>35.311201527192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Mount Jefferson</text:p>
          </table:table-cell>
          <table:table-cell office:value-type="float" office:value="3641" calcext:value-type="float">
            <text:p>3641</text:p>
          </table:table-cell>
          <table:table-cell office:value-type="float" office:value="1971" calcext:value-type="float">
            <text:p>1971</text:p>
          </table:table-cell>
          <table:table-cell office:value-type="float" office:value="1210" calcext:value-type="float">
            <text:p>1210</text:p>
          </table:table-cell>
          <table:table-cell office:value-type="float" office:value="38.7519" calcext:value-type="float">
            <text:p>38.7519</text:p>
          </table:table-cell>
          <table:table-cell office:value-type="float" office:value="-116.9267" calcext:value-type="float">
            <text:p>-116.9267</text:p>
          </table:table-cell>
          <table:table-cell office:value-type="float" office:value="-117.359501239777" calcext:value-type="float">
            <text:p>-117.359501239777</text:p>
          </table:table-cell>
          <table:table-cell office:value-type="float" office:value="39.0893966909232" calcext:value-type="float">
            <text:p>39.0893966909232</text:p>
          </table:table-cell>
          <table:table-cell office:value-type="float" office:value="-116.946195335188" calcext:value-type="float">
            <text:p>-116.946195335188</text:p>
          </table:table-cell>
          <table:table-cell office:value-type="float" office:value="38.7388816031302" calcext:value-type="float">
            <text:p>38.738881603130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North Schell Peak</text:p>
          </table:table-cell>
          <table:table-cell office:value-type="float" office:value="3626" calcext:value-type="float">
            <text:p>3626</text:p>
          </table:table-cell>
          <table:table-cell office:value-type="float" office:value="1937" calcext:value-type="float">
            <text:p>1937</text:p>
          </table:table-cell>
          <table:table-cell office:value-type="float" office:value="1737" calcext:value-type="float">
            <text:p>1737</text:p>
          </table:table-cell>
          <table:table-cell office:value-type="float" office:value="39.4132" calcext:value-type="float">
            <text:p>39.4132</text:p>
          </table:table-cell>
          <table:table-cell office:value-type="float" office:value="-114.5997" calcext:value-type="float">
            <text:p>-114.5997</text:p>
          </table:table-cell>
          <table:table-cell office:value-type="float" office:value="-114.958350887575" calcext:value-type="float">
            <text:p>-114.958350887575</text:p>
          </table:table-cell>
          <table:table-cell office:value-type="float" office:value="39.6894787454258" calcext:value-type="float">
            <text:p>39.6894787454258</text:p>
          </table:table-cell>
          <table:table-cell office:value-type="float" office:value="-114.565035912336" calcext:value-type="float">
            <text:p>-114.565035912336</text:p>
          </table:table-cell>
          <table:table-cell office:value-type="float" office:value="39.4198150735801" calcext:value-type="float">
            <text:p>39.419815073580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Delano Peak</text:p>
          </table:table-cell>
          <table:table-cell office:value-type="float" office:value="3711" calcext:value-type="float">
            <text:p>3711</text:p>
          </table:table-cell>
          <table:table-cell office:value-type="float" office:value="1937" calcext:value-type="float">
            <text:p>1937</text:p>
          </table:table-cell>
          <table:table-cell office:value-type="float" office:value="1497" calcext:value-type="float">
            <text:p>1497</text:p>
          </table:table-cell>
          <table:table-cell office:value-type="float" office:value="38.3692" calcext:value-type="float">
            <text:p>38.3692</text:p>
          </table:table-cell>
          <table:table-cell office:value-type="float" office:value="-112.3714" calcext:value-type="float">
            <text:p>-112.3714</text:p>
          </table:table-cell>
          <table:table-cell office:value-type="float" office:value="-112.305165526543" calcext:value-type="float">
            <text:p>-112.305165526543</text:p>
          </table:table-cell>
          <table:table-cell office:value-type="float" office:value="38.4100358183075" calcext:value-type="float">
            <text:p>38.4100358183075</text:p>
          </table:table-cell>
          <table:table-cell office:value-type="float" office:value="-112.313754321311" calcext:value-type="float">
            <text:p>-112.313754321311</text:p>
          </table:table-cell>
          <table:table-cell office:value-type="float" office:value="38.407788166898" calcext:value-type="float">
            <text:p>38.40778816689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Crazy Peak</text:p>
          </table:table-cell>
          <table:table-cell office:value-type="float" office:value="3418" calcext:value-type="float">
            <text:p>3418</text:p>
          </table:table-cell>
          <table:table-cell office:value-type="float" office:value="1929" calcext:value-type="float">
            <text:p>1929</text:p>
          </table:table-cell>
          <table:table-cell office:value-type="float" office:value="1600" calcext:value-type="float">
            <text:p>1600</text:p>
          </table:table-cell>
          <table:table-cell office:value-type="float" office:value="46.0181" calcext:value-type="float">
            <text:p>46.0181</text:p>
          </table:table-cell>
          <table:table-cell office:value-type="float" office:value="-110.2768" calcext:value-type="float">
            <text:p>-110.2768</text:p>
          </table:table-cell>
          <table:table-cell office:value-type="float" office:value="-110.174490406715" calcext:value-type="float">
            <text:p>-110.174490406715</text:p>
          </table:table-cell>
          <table:table-cell office:value-type="float" office:value="46.0016353147436" calcext:value-type="float">
            <text:p>46.0016353147436</text:p>
          </table:table-cell>
          <table:table-cell office:value-type="float" office:value="-110.634495261409" calcext:value-type="float">
            <text:p>-110.634495261409</text:p>
          </table:table-cell>
          <table:table-cell office:value-type="float" office:value="46.2665234787262" calcext:value-type="float">
            <text:p>46.266523478726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Canyon Rim View High Point</text:p>
          </table:table-cell>
          <table:table-cell office:value-type="float" office:value="2707" calcext:value-type="float">
            <text:p>2707</text:p>
          </table:table-cell>
          <table:table-cell office:value-type="float" office:value="1908" calcext:value-type="float">
            <text:p>1908</text:p>
          </table:table-cell>
          <table:table-cell office:value-type="float" office:value="1528" calcext:value-type="float">
            <text:p>1528</text:p>
          </table:table-cell>
          <table:table-cell office:value-type="float" office:value="36.3013888888889" calcext:value-type="float">
            <text:p>36.3013888888889</text:p>
          </table:table-cell>
          <table:table-cell office:value-type="float" office:value="-111.996388888889" calcext:value-type="float">
            <text:p>-111.996388888889</text:p>
          </table:table-cell>
          <table:table-cell office:value-type="float" office:value="-112.290139562335" calcext:value-type="float">
            <text:p>-112.290139562335</text:p>
          </table:table-cell>
          <table:table-cell office:value-type="float" office:value="36.5370924789907" calcext:value-type="float">
            <text:p>36.5370924789907</text:p>
          </table:table-cell>
          <table:table-cell office:value-type="float" office:value="-112.290139562335" calcext:value-type="float">
            <text:p>-112.290139562335</text:p>
          </table:table-cell>
          <table:table-cell office:value-type="float" office:value="36.5370924789907" calcext:value-type="float">
            <text:p>36.537092478990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Kanabownits Lookout</text:p>
          </table:table-cell>
          <table:table-cell office:value-type="float" office:value="2512" calcext:value-type="float">
            <text:p>2512</text:p>
          </table:table-cell>
          <table:table-cell office:value-type="float" office:value="1901" calcext:value-type="float">
            <text:p>1901</text:p>
          </table:table-cell>
          <table:table-cell office:value-type="float" office:value="1346" calcext:value-type="float">
            <text:p>1346</text:p>
          </table:table-cell>
          <table:table-cell office:value-type="float" office:value="36.29" calcext:value-type="float">
            <text:p>36.29</text:p>
          </table:table-cell>
          <table:table-cell office:value-type="float" office:value="-112.2125" calcext:value-type="float">
            <text:p>-112.2125</text:p>
          </table:table-cell>
          <table:table-cell office:value-type="float" office:value="-112.484712397439" calcext:value-type="float">
            <text:p>-112.484712397439</text:p>
          </table:table-cell>
          <table:table-cell office:value-type="float" office:value="36.5092634654575" calcext:value-type="float">
            <text:p>36.5092634654575</text:p>
          </table:table-cell>
          <table:table-cell office:value-type="float" office:value="-112.266862580652" calcext:value-type="float">
            <text:p>-112.266862580652</text:p>
          </table:table-cell>
          <table:table-cell office:value-type="float" office:value="36.2662412858464" calcext:value-type="float">
            <text:p>36.2662412858464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Arc Dome</text:p>
          </table:table-cell>
          <table:table-cell office:value-type="float" office:value="3590" calcext:value-type="float">
            <text:p>3590</text:p>
          </table:table-cell>
          <table:table-cell office:value-type="float" office:value="1894" calcext:value-type="float">
            <text:p>1894</text:p>
          </table:table-cell>
          <table:table-cell office:value-type="float" office:value="1168" calcext:value-type="float">
            <text:p>1168</text:p>
          </table:table-cell>
          <table:table-cell office:value-type="float" office:value="38.8327" calcext:value-type="float">
            <text:p>38.8327</text:p>
          </table:table-cell>
          <table:table-cell office:value-type="float" office:value="-117.3531" calcext:value-type="float">
            <text:p>-117.3531</text:p>
          </table:table-cell>
          <table:table-cell office:value-type="float" office:value="-117.265187484057" calcext:value-type="float">
            <text:p>-117.265187484057</text:p>
          </table:table-cell>
          <table:table-cell office:value-type="float" office:value="38.8181190895822" calcext:value-type="float">
            <text:p>38.8181190895822</text:p>
          </table:table-cell>
          <table:table-cell office:value-type="float" office:value="-117.779648276157" calcext:value-type="float">
            <text:p>-117.779648276157</text:p>
          </table:table-cell>
          <table:table-cell office:value-type="float" office:value="39.1641792279707" calcext:value-type="float">
            <text:p>39.164179227970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Francs Peak</text:p>
          </table:table-cell>
          <table:table-cell office:value-type="float" office:value="4012" calcext:value-type="float">
            <text:p>4012</text:p>
          </table:table-cell>
          <table:table-cell office:value-type="float" office:value="1860" calcext:value-type="float">
            <text:p>1860</text:p>
          </table:table-cell>
          <table:table-cell office:value-type="float" office:value="1309" calcext:value-type="float">
            <text:p>1309</text:p>
          </table:table-cell>
          <table:table-cell office:value-type="float" office:value="43.9613" calcext:value-type="float">
            <text:p>43.9613</text:p>
          </table:table-cell>
          <table:table-cell office:value-type="float" office:value="-109.3392" calcext:value-type="float">
            <text:p>-109.3392</text:p>
          </table:table-cell>
          <table:table-cell office:value-type="float" office:value="-109.746200089632" calcext:value-type="float">
            <text:p>-109.746200089632</text:p>
          </table:table-cell>
          <table:table-cell office:value-type="float" office:value="44.2530279550886" calcext:value-type="float">
            <text:p>44.2530279550886</text:p>
          </table:table-cell>
          <table:table-cell office:value-type="float" office:value="-109.364183701272" calcext:value-type="float">
            <text:p>-109.364183701272</text:p>
          </table:table-cell>
          <table:table-cell office:value-type="float" office:value="43.9657522567395" calcext:value-type="float">
            <text:p>43.965752256739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Hyndman Peak</text:p>
          </table:table-cell>
          <table:table-cell office:value-type="float" office:value="3660" calcext:value-type="float">
            <text:p>3660</text:p>
          </table:table-cell>
          <table:table-cell office:value-type="float" office:value="1839" calcext:value-type="float">
            <text:p>1839</text:p>
          </table:table-cell>
          <table:table-cell office:value-type="float" office:value="1324" calcext:value-type="float">
            <text:p>1324</text:p>
          </table:table-cell>
          <table:table-cell office:value-type="float" office:value="43.7495" calcext:value-type="float">
            <text:p>43.7495</text:p>
          </table:table-cell>
          <table:table-cell office:value-type="float" office:value="-114.1311" calcext:value-type="float">
            <text:p>-114.1311</text:p>
          </table:table-cell>
          <table:table-cell office:value-type="float" office:value="-114.216421527827" calcext:value-type="float">
            <text:p>-114.216421527827</text:p>
          </table:table-cell>
          <table:table-cell office:value-type="float" office:value="43.7235923232333" calcext:value-type="float">
            <text:p>43.7235923232333</text:p>
          </table:table-cell>
          <table:table-cell office:value-type="float" office:value="-114.550692477577" calcext:value-type="float">
            <text:p>-114.550692477577</text:p>
          </table:table-cell>
          <table:table-cell office:value-type="float" office:value="44.0513638083466" calcext:value-type="float">
            <text:p>44.051363808346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Abercrombie Mountain</text:p>
          </table:table-cell>
          <table:table-cell office:value-type="float" office:value="2229" calcext:value-type="float">
            <text:p>2229</text:p>
          </table:table-cell>
          <table:table-cell office:value-type="float" office:value="1832" calcext:value-type="float">
            <text:p>1832</text:p>
          </table:table-cell>
          <table:table-cell office:value-type="float" office:value="1362" calcext:value-type="float">
            <text:p>1362</text:p>
          </table:table-cell>
          <table:table-cell office:value-type="float" office:value="48.9284" calcext:value-type="float">
            <text:p>48.9284</text:p>
          </table:table-cell>
          <table:table-cell office:value-type="float" office:value="-117.46" calcext:value-type="float">
            <text:p>-117.46</text:p>
          </table:table-cell>
          <table:table-cell office:value-type="float" office:value="-117.752825623808" calcext:value-type="float">
            <text:p>-117.752825623808</text:p>
          </table:table-cell>
          <table:table-cell office:value-type="float" office:value="49.1202345469005" calcext:value-type="float">
            <text:p>49.1202345469005</text:p>
          </table:table-cell>
          <table:table-cell office:value-type="float" office:value="-117.752825623808" calcext:value-type="float">
            <text:p>-117.752825623808</text:p>
          </table:table-cell>
          <table:table-cell office:value-type="float" office:value="49.1202345469005" calcext:value-type="float">
            <text:p>49.120234546900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Mica Mountain</text:p>
          </table:table-cell>
          <table:table-cell office:value-type="float" office:value="2641" calcext:value-type="float">
            <text:p>2641</text:p>
          </table:table-cell>
          <table:table-cell office:value-type="float" office:value="1824" calcext:value-type="float">
            <text:p>1824</text:p>
          </table:table-cell>
          <table:table-cell office:value-type="float" office:value="1248" calcext:value-type="float">
            <text:p>1248</text:p>
          </table:table-cell>
          <table:table-cell office:value-type="float" office:value="32.22" calcext:value-type="float">
            <text:p>32.22</text:p>
          </table:table-cell>
          <table:table-cell office:value-type="float" office:value="-110.543333333333" calcext:value-type="float">
            <text:p>-110.543333333333</text:p>
          </table:table-cell>
          <table:table-cell office:value-type="float" office:value="-110.825559081841" calcext:value-type="float">
            <text:p>-110.825559081841</text:p>
          </table:table-cell>
          <table:table-cell office:value-type="float" office:value="32.4583414232424" calcext:value-type="float">
            <text:p>32.4583414232424</text:p>
          </table:table-cell>
          <table:table-cell office:value-type="float" office:value="-110.570228306785" calcext:value-type="float">
            <text:p>-110.570228306785</text:p>
          </table:table-cell>
          <table:table-cell office:value-type="float" office:value="32.2309538718018" calcext:value-type="float">
            <text:p>32.230953871801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Wheeler Peak</text:p>
          </table:table-cell>
          <table:table-cell office:value-type="float" office:value="4013" calcext:value-type="float">
            <text:p>4013</text:p>
          </table:table-cell>
          <table:table-cell office:value-type="float" office:value="1817" calcext:value-type="float">
            <text:p>1817</text:p>
          </table:table-cell>
          <table:table-cell office:value-type="float" office:value="1131" calcext:value-type="float">
            <text:p>1131</text:p>
          </table:table-cell>
          <table:table-cell office:value-type="float" office:value="36.5568" calcext:value-type="float">
            <text:p>36.5568</text:p>
          </table:table-cell>
          <table:table-cell office:value-type="float" office:value="-105.4169" calcext:value-type="float">
            <text:p>-105.4169</text:p>
          </table:table-cell>
          <table:table-cell office:value-type="float" office:value="-105.462048349029" calcext:value-type="float">
            <text:p>-105.462048349029</text:p>
          </table:table-cell>
          <table:table-cell office:value-type="float" office:value="36.4978109675621" calcext:value-type="float">
            <text:p>36.4978109675621</text:p>
          </table:table-cell>
          <table:table-cell office:value-type="float" office:value="-105.750871467983" calcext:value-type="float">
            <text:p>-105.750871467983</text:p>
          </table:table-cell>
          <table:table-cell office:value-type="float" office:value="36.8262693909555" calcext:value-type="float">
            <text:p>36.826269390955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Hole in the Mountain Peak</text:p>
          </table:table-cell>
          <table:table-cell office:value-type="float" office:value="3448" calcext:value-type="float">
            <text:p>3448</text:p>
          </table:table-cell>
          <table:table-cell office:value-type="float" office:value="1807" calcext:value-type="float">
            <text:p>1807</text:p>
          </table:table-cell>
          <table:table-cell office:value-type="float" office:value="1554" calcext:value-type="float">
            <text:p>1554</text:p>
          </table:table-cell>
          <table:table-cell office:value-type="float" office:value="40.9508" calcext:value-type="float">
            <text:p>40.9508</text:p>
          </table:table-cell>
          <table:table-cell office:value-type="float" office:value="-115.1224" calcext:value-type="float">
            <text:p>-115.1224</text:p>
          </table:table-cell>
          <table:table-cell office:value-type="float" office:value="-115.454011380894" calcext:value-type="float">
            <text:p>-115.454011380894</text:p>
          </table:table-cell>
          <table:table-cell office:value-type="float" office:value="41.2018681418139" calcext:value-type="float">
            <text:p>41.2018681418139</text:p>
          </table:table-cell>
          <table:table-cell office:value-type="float" office:value="-115.454011380894" calcext:value-type="float">
            <text:p>-115.454011380894</text:p>
          </table:table-cell>
          <table:table-cell office:value-type="float" office:value="41.2018681418139" calcext:value-type="float">
            <text:p>41.201868141813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Ruby Dome</text:p>
          </table:table-cell>
          <table:table-cell office:value-type="float" office:value="3472" calcext:value-type="float">
            <text:p>3472</text:p>
          </table:table-cell>
          <table:table-cell office:value-type="float" office:value="1804" calcext:value-type="float">
            <text:p>1804</text:p>
          </table:table-cell>
          <table:table-cell office:value-type="float" office:value="1430" calcext:value-type="float">
            <text:p>1430</text:p>
          </table:table-cell>
          <table:table-cell office:value-type="float" office:value="40.6217" calcext:value-type="float">
            <text:p>40.6217</text:p>
          </table:table-cell>
          <table:table-cell office:value-type="float" office:value="-115.4754" calcext:value-type="float">
            <text:p>-115.4754</text:p>
          </table:table-cell>
          <table:table-cell office:value-type="float" office:value="-115.552791956778" calcext:value-type="float">
            <text:p>-115.552791956778</text:p>
          </table:table-cell>
          <table:table-cell office:value-type="float" office:value="40.6572897532245" calcext:value-type="float">
            <text:p>40.6572897532245</text:p>
          </table:table-cell>
          <table:table-cell office:value-type="float" office:value="-115.520263794171" calcext:value-type="float">
            <text:p>-115.520263794171</text:p>
          </table:table-cell>
          <table:table-cell office:value-type="float" office:value="40.6415478130629" calcext:value-type="float">
            <text:p>40.641547813062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Sacajawea Peak</text:p>
          </table:table-cell>
          <table:table-cell office:value-type="float" office:value="3000" calcext:value-type="float">
            <text:p>3000</text:p>
          </table:table-cell>
          <table:table-cell office:value-type="float" office:value="1789" calcext:value-type="float">
            <text:p>1789</text:p>
          </table:table-cell>
          <table:table-cell office:value-type="float" office:value="1608" calcext:value-type="float">
            <text:p>1608</text:p>
          </table:table-cell>
          <table:table-cell office:value-type="float" office:value="45.245" calcext:value-type="float">
            <text:p>45.245</text:p>
          </table:table-cell>
          <table:table-cell office:value-type="float" office:value="-117.2929" calcext:value-type="float">
            <text:p>-117.2929</text:p>
          </table:table-cell>
          <table:table-cell office:value-type="float" office:value="-117.278299430077" calcext:value-type="float">
            <text:p>-117.278299430077</text:p>
          </table:table-cell>
          <table:table-cell office:value-type="float" office:value="45.309289018274" calcext:value-type="float">
            <text:p>45.309289018274</text:p>
          </table:table-cell>
          <table:table-cell office:value-type="float" office:value="-117.668542830969" calcext:value-type="float">
            <text:p>-117.668542830969</text:p>
          </table:table-cell>
          <table:table-cell office:value-type="float" office:value="45.5088756693297" calcext:value-type="float">
            <text:p>45.508875669329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Gannett Peak</text:p>
          </table:table-cell>
          <table:table-cell office:value-type="float" office:value="4209" calcext:value-type="float">
            <text:p>4209</text:p>
          </table:table-cell>
          <table:table-cell office:value-type="float" office:value="1778" calcext:value-type="float">
            <text:p>1778</text:p>
          </table:table-cell>
          <table:table-cell office:value-type="float" office:value="1603" calcext:value-type="float">
            <text:p>1603</text:p>
          </table:table-cell>
          <table:table-cell office:value-type="float" office:value="43.1842666666667" calcext:value-type="float">
            <text:p>43.1842666666667</text:p>
          </table:table-cell>
          <table:table-cell office:value-type="float" office:value="-109.654233333333" calcext:value-type="float">
            <text:p>-109.654233333333</text:p>
          </table:table-cell>
          <table:table-cell office:value-type="float" office:value="-110.066418617786" calcext:value-type="float">
            <text:p>-110.066418617786</text:p>
          </table:table-cell>
          <table:table-cell office:value-type="float" office:value="43.4842077638074" calcext:value-type="float">
            <text:p>43.4842077638074</text:p>
          </table:table-cell>
          <table:table-cell office:value-type="float" office:value="-110.066418617786" calcext:value-type="float">
            <text:p>-110.066418617786</text:p>
          </table:table-cell>
          <table:table-cell office:value-type="float" office:value="43.4842077638074" calcext:value-type="float">
            <text:p>43.4842077638074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Mount Crysdale</text:p>
          </table:table-cell>
          <table:table-cell office:value-type="float" office:value="2429" calcext:value-type="float">
            <text:p>2429</text:p>
          </table:table-cell>
          <table:table-cell office:value-type="float" office:value="1770" calcext:value-type="float">
            <text:p>1770</text:p>
          </table:table-cell>
          <table:table-cell office:value-type="float" office:value="1648" calcext:value-type="float">
            <text:p>1648</text:p>
          </table:table-cell>
          <table:table-cell office:value-type="float" office:value="55.9383" calcext:value-type="float">
            <text:p>55.9383</text:p>
          </table:table-cell>
          <table:table-cell office:value-type="float" office:value="-123.421" calcext:value-type="float">
            <text:p>-123.421</text:p>
          </table:table-cell>
          <table:table-cell office:value-type="float" office:value="-123.761340605709" calcext:value-type="float">
            <text:p>-123.761340605709</text:p>
          </table:table-cell>
          <table:table-cell office:value-type="float" office:value="56.1272041873904" calcext:value-type="float">
            <text:p>56.1272041873904</text:p>
          </table:table-cell>
          <table:table-cell office:value-type="float" office:value="-123.761340605709" calcext:value-type="float">
            <text:p>-123.761340605709</text:p>
          </table:table-cell>
          <table:table-cell office:value-type="float" office:value="56.1272041873904" calcext:value-type="float">
            <text:p>56.1272041873904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Flat Top Mountain</text:p>
          </table:table-cell>
          <table:table-cell office:value-type="float" office:value="3238" calcext:value-type="float">
            <text:p>3238</text:p>
          </table:table-cell>
          <table:table-cell office:value-type="float" office:value="1757" calcext:value-type="float">
            <text:p>1757</text:p>
          </table:table-cell>
          <table:table-cell office:value-type="float" office:value="1434" calcext:value-type="float">
            <text:p>1434</text:p>
          </table:table-cell>
          <table:table-cell office:value-type="float" office:value="40.3724" calcext:value-type="float">
            <text:p>40.3724</text:p>
          </table:table-cell>
          <table:table-cell office:value-type="float" office:value="-112.1888" calcext:value-type="float">
            <text:p>-112.1888</text:p>
          </table:table-cell>
          <table:table-cell office:value-type="float" office:value="-112.465597705009" calcext:value-type="float">
            <text:p>-112.465597705009</text:p>
          </table:table-cell>
          <table:table-cell office:value-type="float" office:value="40.5820334174054" calcext:value-type="float">
            <text:p>40.5820334174054</text:p>
          </table:table-cell>
          <table:table-cell office:value-type="float" office:value="-112.152713962653" calcext:value-type="float">
            <text:p>-112.152713962653</text:p>
          </table:table-cell>
          <table:table-cell office:value-type="float" office:value="40.3662255338415" calcext:value-type="float">
            <text:p>40.366225533841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Star Peak</text:p>
          </table:table-cell>
          <table:table-cell office:value-type="float" office:value="2999" calcext:value-type="float">
            <text:p>2999</text:p>
          </table:table-cell>
          <table:table-cell office:value-type="float" office:value="1756" calcext:value-type="float">
            <text:p>1756</text:p>
          </table:table-cell>
          <table:table-cell office:value-type="float" office:value="1536" calcext:value-type="float">
            <text:p>1536</text:p>
          </table:table-cell>
          <table:table-cell office:value-type="float" office:value="40.5224" calcext:value-type="float">
            <text:p>40.5224</text:p>
          </table:table-cell>
          <table:table-cell office:value-type="float" office:value="-118.1708" calcext:value-type="float">
            <text:p>-118.1708</text:p>
          </table:table-cell>
          <table:table-cell office:value-type="float" office:value="-118.502053438063" calcext:value-type="float">
            <text:p>-118.502053438063</text:p>
          </table:table-cell>
          <table:table-cell office:value-type="float" office:value="40.7743894382085" calcext:value-type="float">
            <text:p>40.7743894382085</text:p>
          </table:table-cell>
          <table:table-cell office:value-type="float" office:value="-118.134987803272" calcext:value-type="float">
            <text:p>-118.134987803272</text:p>
          </table:table-cell>
          <table:table-cell office:value-type="float" office:value="40.5159556128592" calcext:value-type="float">
            <text:p>40.515955612859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Cape Final</text:p>
          </table:table-cell>
          <table:table-cell office:value-type="float" office:value="2413" calcext:value-type="float">
            <text:p>2413</text:p>
          </table:table-cell>
          <table:table-cell office:value-type="float" office:value="1755" calcext:value-type="float">
            <text:p>1755</text:p>
          </table:table-cell>
          <table:table-cell office:value-type="float" office:value="1373" calcext:value-type="float">
            <text:p>1373</text:p>
          </table:table-cell>
          <table:table-cell office:value-type="float" office:value="36.1422222222222" calcext:value-type="float">
            <text:p>36.1422222222222</text:p>
          </table:table-cell>
          <table:table-cell office:value-type="float" office:value="-111.908055555556" calcext:value-type="float">
            <text:p>-111.908055555556</text:p>
          </table:table-cell>
          <table:table-cell office:value-type="float" office:value="-112.167795322046" calcext:value-type="float">
            <text:p>-112.167795322046</text:p>
          </table:table-cell>
          <table:table-cell office:value-type="float" office:value="36.3508851536169" calcext:value-type="float">
            <text:p>36.3508851536169</text:p>
          </table:table-cell>
          <table:table-cell office:value-type="float" office:value="-111.906000519224" calcext:value-type="float">
            <text:p>-111.906000519224</text:p>
          </table:table-cell>
          <table:table-cell office:value-type="float" office:value="36.1236121349584" calcext:value-type="float">
            <text:p>36.1236121349584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Steens Mountain</text:p>
          </table:table-cell>
          <table:table-cell office:value-type="float" office:value="2968" calcext:value-type="float">
            <text:p>2968</text:p>
          </table:table-cell>
          <table:table-cell office:value-type="float" office:value="1754" calcext:value-type="float">
            <text:p>1754</text:p>
          </table:table-cell>
          <table:table-cell office:value-type="float" office:value="1695" calcext:value-type="float">
            <text:p>1695</text:p>
          </table:table-cell>
          <table:table-cell office:value-type="float" office:value="42.6364" calcext:value-type="float">
            <text:p>42.6364</text:p>
          </table:table-cell>
          <table:table-cell office:value-type="float" office:value="-118.5767" calcext:value-type="float">
            <text:p>-118.5767</text:p>
          </table:table-cell>
          <table:table-cell office:value-type="float" office:value="-118.90343050747" calcext:value-type="float">
            <text:p>-118.90343050747</text:p>
          </table:table-cell>
          <table:table-cell office:value-type="float" office:value="42.8772329842472" calcext:value-type="float">
            <text:p>42.8772329842472</text:p>
          </table:table-cell>
          <table:table-cell office:value-type="float" office:value="-118.90343050747" calcext:value-type="float">
            <text:p>-118.90343050747</text:p>
          </table:table-cell>
          <table:table-cell office:value-type="float" office:value="42.8772329842472" calcext:value-type="float">
            <text:p>42.877232984247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Table Mountain</text:p>
          </table:table-cell>
          <table:table-cell office:value-type="float" office:value="3117" calcext:value-type="float">
            <text:p>3117</text:p>
          </table:table-cell>
          <table:table-cell office:value-type="float" office:value="1737" calcext:value-type="float">
            <text:p>1737</text:p>
          </table:table-cell>
          <table:table-cell office:value-type="float" office:value="1027" calcext:value-type="float">
            <text:p>1027</text:p>
          </table:table-cell>
          <table:table-cell office:value-type="float" office:value="45.7426" calcext:value-type="float">
            <text:p>45.7426</text:p>
          </table:table-cell>
          <table:table-cell office:value-type="float" office:value="-112.4619" calcext:value-type="float">
            <text:p>-112.4619</text:p>
          </table:table-cell>
          <table:table-cell office:value-type="float" office:value="-112.370511736421" calcext:value-type="float">
            <text:p>-112.370511736421</text:p>
          </table:table-cell>
          <table:table-cell office:value-type="float" office:value="45.7188560161663" calcext:value-type="float">
            <text:p>45.7188560161663</text:p>
          </table:table-cell>
          <table:table-cell office:value-type="float" office:value="-112.463635741445" calcext:value-type="float">
            <text:p>-112.463635741445</text:p>
          </table:table-cell>
          <table:table-cell office:value-type="float" office:value="45.7751246027709" calcext:value-type="float">
            <text:p>45.775124602770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Sandia Crest</text:p>
          </table:table-cell>
          <table:table-cell office:value-type="float" office:value="3256" calcext:value-type="float">
            <text:p>3256</text:p>
          </table:table-cell>
          <table:table-cell office:value-type="float" office:value="1734" calcext:value-type="float">
            <text:p>1734</text:p>
          </table:table-cell>
          <table:table-cell office:value-type="float" office:value="1400" calcext:value-type="float">
            <text:p>1400</text:p>
          </table:table-cell>
          <table:table-cell office:value-type="float" office:value="35.21" calcext:value-type="float">
            <text:p>35.21</text:p>
          </table:table-cell>
          <table:table-cell office:value-type="float" office:value="-106.4495" calcext:value-type="float">
            <text:p>-106.4495</text:p>
          </table:table-cell>
          <table:table-cell office:value-type="float" office:value="-106.699259685469" calcext:value-type="float">
            <text:p>-106.699259685469</text:p>
          </table:table-cell>
          <table:table-cell office:value-type="float" office:value="35.4131310521143" calcext:value-type="float">
            <text:p>35.4131310521143</text:p>
          </table:table-cell>
          <table:table-cell office:value-type="float" office:value="-106.470750028659" calcext:value-type="float">
            <text:p>-106.470750028659</text:p>
          </table:table-cell>
          <table:table-cell office:value-type="float" office:value="35.2060772511732" calcext:value-type="float">
            <text:p>35.206077251173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Hilgard Peak</text:p>
          </table:table-cell>
          <table:table-cell office:value-type="float" office:value="3451" calcext:value-type="float">
            <text:p>3451</text:p>
          </table:table-cell>
          <table:table-cell office:value-type="float" office:value="1707" calcext:value-type="float">
            <text:p>1707</text:p>
          </table:table-cell>
          <table:table-cell office:value-type="float" office:value="1244" calcext:value-type="float">
            <text:p>1244</text:p>
          </table:table-cell>
          <table:table-cell office:value-type="float" office:value="44.9166" calcext:value-type="float">
            <text:p>44.9166</text:p>
          </table:table-cell>
          <table:table-cell office:value-type="float" office:value="-111.4593" calcext:value-type="float">
            <text:p>-111.4593</text:p>
          </table:table-cell>
          <table:table-cell office:value-type="float" office:value="-111.785002164775" calcext:value-type="float">
            <text:p>-111.785002164775</text:p>
          </table:table-cell>
          <table:table-cell office:value-type="float" office:value="45.1468100022178" calcext:value-type="float">
            <text:p>45.1468100022178</text:p>
          </table:table-cell>
          <table:table-cell office:value-type="float" office:value="-111.495550537923" calcext:value-type="float">
            <text:p>-111.495550537923</text:p>
          </table:table-cell>
          <table:table-cell office:value-type="float" office:value="44.8638180799513" calcext:value-type="float">
            <text:p>44.863818079951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Cache Peak</text:p>
          </table:table-cell>
          <table:table-cell office:value-type="float" office:value="3152" calcext:value-type="float">
            <text:p>3152</text:p>
          </table:table-cell>
          <table:table-cell office:value-type="float" office:value="1698" calcext:value-type="float">
            <text:p>1698</text:p>
          </table:table-cell>
          <table:table-cell office:value-type="float" office:value="1389" calcext:value-type="float">
            <text:p>1389</text:p>
          </table:table-cell>
          <table:table-cell office:value-type="float" office:value="42.1856" calcext:value-type="float">
            <text:p>42.1856</text:p>
          </table:table-cell>
          <table:table-cell office:value-type="float" office:value="-113.6611" calcext:value-type="float">
            <text:p>-113.6611</text:p>
          </table:table-cell>
          <table:table-cell office:value-type="float" office:value="-113.743028782477" calcext:value-type="float">
            <text:p>-113.743028782477</text:p>
          </table:table-cell>
          <table:table-cell office:value-type="float" office:value="42.2146947613208" calcext:value-type="float">
            <text:p>42.2146947613208</text:p>
          </table:table-cell>
          <table:table-cell office:value-type="float" office:value="-113.640102098394" calcext:value-type="float">
            <text:p>-113.640102098394</text:p>
          </table:table-cell>
          <table:table-cell office:value-type="float" office:value="42.1719588639394" calcext:value-type="float">
            <text:p>42.1719588639394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Hualapai Peak</text:p>
          </table:table-cell>
          <table:table-cell office:value-type="float" office:value="2568" calcext:value-type="float">
            <text:p>2568</text:p>
          </table:table-cell>
          <table:table-cell office:value-type="float" office:value="1693" calcext:value-type="float">
            <text:p>1693</text:p>
          </table:table-cell>
          <table:table-cell office:value-type="float" office:value="1091" calcext:value-type="float">
            <text:p>1091</text:p>
          </table:table-cell>
          <table:table-cell office:value-type="float" office:value="35.0751" calcext:value-type="float">
            <text:p>35.0751</text:p>
          </table:table-cell>
          <table:table-cell office:value-type="float" office:value="-113.8979" calcext:value-type="float">
            <text:p>-113.8979</text:p>
          </table:table-cell>
          <table:table-cell office:value-type="float" office:value="-113.978092622917" calcext:value-type="float">
            <text:p>-113.978092622917</text:p>
          </table:table-cell>
          <table:table-cell office:value-type="float" office:value="35.0632205400627" calcext:value-type="float">
            <text:p>35.0632205400627</text:p>
          </table:table-cell>
          <table:table-cell office:value-type="float" office:value="-113.926027214949" calcext:value-type="float">
            <text:p>-113.926027214949</text:p>
          </table:table-cell>
          <table:table-cell office:value-type="float" office:value="35.0857779972807" calcext:value-type="float">
            <text:p>35.085777997280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Vishnu Temple</text:p>
          </table:table-cell>
          <table:table-cell office:value-type="float" office:value="2296" calcext:value-type="float">
            <text:p>2296</text:p>
          </table:table-cell>
          <table:table-cell office:value-type="float" office:value="1664" calcext:value-type="float">
            <text:p>1664</text:p>
          </table:table-cell>
          <table:table-cell office:value-type="float" office:value="1556" calcext:value-type="float">
            <text:p>1556</text:p>
          </table:table-cell>
          <table:table-cell office:value-type="float" office:value="36.0888888888889" calcext:value-type="float">
            <text:p>36.0888888888889</text:p>
          </table:table-cell>
          <table:table-cell office:value-type="float" office:value="-111.935555555556" calcext:value-type="float">
            <text:p>-111.935555555556</text:p>
          </table:table-cell>
          <table:table-cell office:value-type="float" office:value="-112.182506578211" calcext:value-type="float">
            <text:p>-112.182506578211</text:p>
          </table:table-cell>
          <table:table-cell office:value-type="float" office:value="36.2874873345948" calcext:value-type="float">
            <text:p>36.2874873345948</text:p>
          </table:table-cell>
          <table:table-cell office:value-type="float" office:value="-112.182506578211" calcext:value-type="float">
            <text:p>-112.182506578211</text:p>
          </table:table-cell>
          <table:table-cell office:value-type="float" office:value="36.2874873345948" calcext:value-type="float">
            <text:p>36.287487334594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Tweedy Mountain</text:p>
          </table:table-cell>
          <table:table-cell office:value-type="float" office:value="3401" calcext:value-type="float">
            <text:p>3401</text:p>
          </table:table-cell>
          <table:table-cell office:value-type="float" office:value="1659" calcext:value-type="float">
            <text:p>1659</text:p>
          </table:table-cell>
          <table:table-cell office:value-type="float" office:value="1133" calcext:value-type="float">
            <text:p>1133</text:p>
          </table:table-cell>
          <table:table-cell office:value-type="float" office:value="45.4805" calcext:value-type="float">
            <text:p>45.4805</text:p>
          </table:table-cell>
          <table:table-cell office:value-type="float" office:value="-112.9655" calcext:value-type="float">
            <text:p>-112.9655</text:p>
          </table:table-cell>
          <table:table-cell office:value-type="float" office:value="-113.339235697195" calcext:value-type="float">
            <text:p>-113.339235697195</text:p>
          </table:table-cell>
          <table:table-cell office:value-type="float" office:value="45.7423016461515" calcext:value-type="float">
            <text:p>45.7423016461515</text:p>
          </table:table-cell>
          <table:table-cell office:value-type="float" office:value="-113.339235697195" calcext:value-type="float">
            <text:p>-113.339235697195</text:p>
          </table:table-cell>
          <table:table-cell office:value-type="float" office:value="45.7423016461515" calcext:value-type="float">
            <text:p>45.742301646151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Eagle Peak</text:p>
          </table:table-cell>
          <table:table-cell office:value-type="float" office:value="3016" calcext:value-type="float">
            <text:p>3016</text:p>
          </table:table-cell>
          <table:table-cell office:value-type="float" office:value="1657" calcext:value-type="float">
            <text:p>1657</text:p>
          </table:table-cell>
          <table:table-cell office:value-type="float" office:value="1281" calcext:value-type="float">
            <text:p>1281</text:p>
          </table:table-cell>
          <table:table-cell office:value-type="float" office:value="41.2835" calcext:value-type="float">
            <text:p>41.2835</text:p>
          </table:table-cell>
          <table:table-cell office:value-type="float" office:value="-120.2007" calcext:value-type="float">
            <text:p>-120.2007</text:p>
          </table:table-cell>
          <table:table-cell office:value-type="float" office:value="-120.563716968901" calcext:value-type="float">
            <text:p>-120.563716968901</text:p>
          </table:table-cell>
          <table:table-cell office:value-type="float" office:value="41.5549875970044" calcext:value-type="float">
            <text:p>41.5549875970044</text:p>
          </table:table-cell>
          <table:table-cell office:value-type="float" office:value="-120.563716968901" calcext:value-type="float">
            <text:p>-120.563716968901</text:p>
          </table:table-cell>
          <table:table-cell office:value-type="float" office:value="41.5549875970044" calcext:value-type="float">
            <text:p>41.5549875970044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Mount Tobin</text:p>
          </table:table-cell>
          <table:table-cell office:value-type="float" office:value="2980" calcext:value-type="float">
            <text:p>2980</text:p>
          </table:table-cell>
          <table:table-cell office:value-type="float" office:value="1645" calcext:value-type="float">
            <text:p>1645</text:p>
          </table:table-cell>
          <table:table-cell office:value-type="float" office:value="1361" calcext:value-type="float">
            <text:p>1361</text:p>
          </table:table-cell>
          <table:table-cell office:value-type="float" office:value="40.3765" calcext:value-type="float">
            <text:p>40.3765</text:p>
          </table:table-cell>
          <table:table-cell office:value-type="float" office:value="-117.5261" calcext:value-type="float">
            <text:p>-117.5261</text:p>
          </table:table-cell>
          <table:table-cell office:value-type="float" office:value="-117.810379720301" calcext:value-type="float">
            <text:p>-117.810379720301</text:p>
          </table:table-cell>
          <table:table-cell office:value-type="float" office:value="40.591698543042" calcext:value-type="float">
            <text:p>40.591698543042</text:p>
          </table:table-cell>
          <table:table-cell office:value-type="float" office:value="-117.494481300805" calcext:value-type="float">
            <text:p>-117.494481300805</text:p>
          </table:table-cell>
          <table:table-cell office:value-type="float" office:value="40.3804131278252" calcext:value-type="float">
            <text:p>40.380413127825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Mount Elbert</text:p>
          </table:table-cell>
          <table:table-cell office:value-type="float" office:value="4401" calcext:value-type="float">
            <text:p>4401</text:p>
          </table:table-cell>
          <table:table-cell office:value-type="float" office:value="1640" calcext:value-type="float">
            <text:p>1640</text:p>
          </table:table-cell>
          <table:table-cell office:value-type="float" office:value="1551" calcext:value-type="float">
            <text:p>1551</text:p>
          </table:table-cell>
          <table:table-cell office:value-type="float" office:value="39.1178" calcext:value-type="float">
            <text:p>39.1178</text:p>
          </table:table-cell>
          <table:table-cell office:value-type="float" office:value="-106.445366666667" calcext:value-type="float">
            <text:p>-106.445366666667</text:p>
          </table:table-cell>
          <table:table-cell office:value-type="float" office:value="-106.806234969447" calcext:value-type="float">
            <text:p>-106.806234969447</text:p>
          </table:table-cell>
          <table:table-cell office:value-type="float" office:value="39.3979602795775" calcext:value-type="float">
            <text:p>39.3979602795775</text:p>
          </table:table-cell>
          <table:table-cell office:value-type="float" office:value="-106.806234969447" calcext:value-type="float">
            <text:p>-106.806234969447</text:p>
          </table:table-cell>
          <table:table-cell office:value-type="float" office:value="39.3979602795775" calcext:value-type="float">
            <text:p>39.397960279577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Thudaka Mountain</text:p>
          </table:table-cell>
          <table:table-cell office:value-type="float" office:value="2748" calcext:value-type="float">
            <text:p>2748</text:p>
          </table:table-cell>
          <table:table-cell office:value-type="float" office:value="1637" calcext:value-type="float">
            <text:p>1637</text:p>
          </table:table-cell>
          <table:table-cell office:value-type="float" office:value="1491" calcext:value-type="float">
            <text:p>1491</text:p>
          </table:table-cell>
          <table:table-cell office:value-type="float" office:value="57.9272" calcext:value-type="float">
            <text:p>57.9272</text:p>
          </table:table-cell>
          <table:table-cell office:value-type="float" office:value="-126.8485" calcext:value-type="float">
            <text:p>-126.8485</text:p>
          </table:table-cell>
          <table:table-cell office:value-type="float" office:value="-127.305628681212" calcext:value-type="float">
            <text:p>-127.305628681212</text:p>
          </table:table-cell>
          <table:table-cell office:value-type="float" office:value="58.1674101333513" calcext:value-type="float">
            <text:p>58.1674101333513</text:p>
          </table:table-cell>
          <table:table-cell office:value-type="float" office:value="-127.305628681212" calcext:value-type="float">
            <text:p>-127.305628681212</text:p>
          </table:table-cell>
          <table:table-cell office:value-type="float" office:value="58.1674101333513" calcext:value-type="float">
            <text:p>58.167410133351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Granite Peak</text:p>
          </table:table-cell>
          <table:table-cell office:value-type="float" office:value="2966" calcext:value-type="float">
            <text:p>2966</text:p>
          </table:table-cell>
          <table:table-cell office:value-type="float" office:value="1617" calcext:value-type="float">
            <text:p>1617</text:p>
          </table:table-cell>
          <table:table-cell office:value-type="float" office:value="1105" calcext:value-type="float">
            <text:p>1105</text:p>
          </table:table-cell>
          <table:table-cell office:value-type="float" office:value="41.6681" calcext:value-type="float">
            <text:p>41.6681</text:p>
          </table:table-cell>
          <table:table-cell office:value-type="float" office:value="-117.5889" calcext:value-type="float">
            <text:p>-117.5889</text:p>
          </table:table-cell>
          <table:table-cell office:value-type="float" office:value="-117.680233085203" calcext:value-type="float">
            <text:p>-117.680233085203</text:p>
          </table:table-cell>
          <table:table-cell office:value-type="float" office:value="41.6783729452286" calcext:value-type="float">
            <text:p>41.6783729452286</text:p>
          </table:table-cell>
          <table:table-cell office:value-type="float" office:value="-117.61717575291" calcext:value-type="float">
            <text:p>-117.61717575291</text:p>
          </table:table-cell>
          <table:table-cell office:value-type="float" office:value="41.6626493562273" calcext:value-type="float">
            <text:p>41.662649356227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mory Peak</text:p>
          </table:table-cell>
          <table:table-cell office:value-type="float" office:value="2381" calcext:value-type="float">
            <text:p>2381</text:p>
          </table:table-cell>
          <table:table-cell office:value-type="float" office:value="1610" calcext:value-type="float">
            <text:p>1610</text:p>
          </table:table-cell>
          <table:table-cell office:value-type="float" office:value="1056" calcext:value-type="float">
            <text:p>1056</text:p>
          </table:table-cell>
          <table:table-cell office:value-type="float" office:value="29.246" calcext:value-type="float">
            <text:p>29.246</text:p>
          </table:table-cell>
          <table:table-cell office:value-type="float" office:value="-103.3053" calcext:value-type="float">
            <text:p>-103.3053</text:p>
          </table:table-cell>
          <table:table-cell office:value-type="float" office:value="-103.525501157509" calcext:value-type="float">
            <text:p>-103.525501157509</text:p>
          </table:table-cell>
          <table:table-cell office:value-type="float" office:value="29.4387533433695" calcext:value-type="float">
            <text:p>29.4387533433695</text:p>
          </table:table-cell>
          <table:table-cell office:value-type="float" office:value="-103.319344165991" calcext:value-type="float">
            <text:p>-103.319344165991</text:p>
          </table:table-cell>
          <table:table-cell office:value-type="float" office:value="29.2607502541562" calcext:value-type="float">
            <text:p>29.260750254156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Cinnabar Mountain</text:p>
          </table:table-cell>
          <table:table-cell office:value-type="float" office:value="2563" calcext:value-type="float">
            <text:p>2563</text:p>
          </table:table-cell>
          <table:table-cell office:value-type="float" office:value="1591" calcext:value-type="float">
            <text:p>1591</text:p>
          </table:table-cell>
          <table:table-cell office:value-type="float" office:value="1091" calcext:value-type="float">
            <text:p>1091</text:p>
          </table:table-cell>
          <table:table-cell office:value-type="float" office:value="42.9805" calcext:value-type="float">
            <text:p>42.9805</text:p>
          </table:table-cell>
          <table:table-cell office:value-type="float" office:value="-116.6575" calcext:value-type="float">
            <text:p>-116.6575</text:p>
          </table:table-cell>
          <table:table-cell office:value-type="float" office:value="-116.927033558223" calcext:value-type="float">
            <text:p>-116.927033558223</text:p>
          </table:table-cell>
          <table:table-cell office:value-type="float" office:value="43.1767297789671" calcext:value-type="float">
            <text:p>43.1767297789671</text:p>
          </table:table-cell>
          <table:table-cell office:value-type="float" office:value="-116.927033558223" calcext:value-type="float">
            <text:p>-116.927033558223</text:p>
          </table:table-cell>
          <table:table-cell office:value-type="float" office:value="43.1767297789671" calcext:value-type="float">
            <text:p>43.176729778967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Miller Peak</text:p>
          </table:table-cell>
          <table:table-cell office:value-type="float" office:value="2886" calcext:value-type="float">
            <text:p>2886</text:p>
          </table:table-cell>
          <table:table-cell office:value-type="float" office:value="1583" calcext:value-type="float">
            <text:p>1583</text:p>
          </table:table-cell>
          <table:table-cell office:value-type="float" office:value="1338" calcext:value-type="float">
            <text:p>1338</text:p>
          </table:table-cell>
          <table:table-cell office:value-type="float" office:value="31.3928" calcext:value-type="float">
            <text:p>31.3928</text:p>
          </table:table-cell>
          <table:table-cell office:value-type="float" office:value="-110.293" calcext:value-type="float">
            <text:p>-110.293</text:p>
          </table:table-cell>
          <table:table-cell office:value-type="float" office:value="-110.214103086626" calcext:value-type="float">
            <text:p>-110.214103086626</text:p>
          </table:table-cell>
          <table:table-cell office:value-type="float" office:value="31.3792923192124" calcext:value-type="float">
            <text:p>31.3792923192124</text:p>
          </table:table-cell>
          <table:table-cell office:value-type="float" office:value="-110.274546018104" calcext:value-type="float">
            <text:p>-110.274546018104</text:p>
          </table:table-cell>
          <table:table-cell office:value-type="float" office:value="31.401862821915" calcext:value-type="float">
            <text:p>31.40186282191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Mount Edith</text:p>
          </table:table-cell>
          <table:table-cell office:value-type="float" office:value="2897" calcext:value-type="float">
            <text:p>2897</text:p>
          </table:table-cell>
          <table:table-cell office:value-type="float" office:value="1571" calcext:value-type="float">
            <text:p>1571</text:p>
          </table:table-cell>
          <table:table-cell office:value-type="float" office:value="1169" calcext:value-type="float">
            <text:p>1169</text:p>
          </table:table-cell>
          <table:table-cell office:value-type="float" office:value="46.4318" calcext:value-type="float">
            <text:p>46.4318</text:p>
          </table:table-cell>
          <table:table-cell office:value-type="float" office:value="-111.1862" calcext:value-type="float">
            <text:p>-111.1862</text:p>
          </table:table-cell>
          <table:table-cell office:value-type="float" office:value="-111.47656053909" calcext:value-type="float">
            <text:p>-111.47656053909</text:p>
          </table:table-cell>
          <table:table-cell office:value-type="float" office:value="46.6317279230218" calcext:value-type="float">
            <text:p>46.6317279230218</text:p>
          </table:table-cell>
          <table:table-cell office:value-type="float" office:value="-111.27383593074" calcext:value-type="float">
            <text:p>-111.27383593074</text:p>
          </table:table-cell>
          <table:table-cell office:value-type="float" office:value="46.4363994995118" calcext:value-type="float">
            <text:p>46.436399499511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uadalupe Peak</text:p>
          </table:table-cell>
          <table:table-cell office:value-type="float" office:value="2667" calcext:value-type="float">
            <text:p>2667</text:p>
          </table:table-cell>
          <table:table-cell office:value-type="float" office:value="1570" calcext:value-type="float">
            <text:p>1570</text:p>
          </table:table-cell>
          <table:table-cell office:value-type="float" office:value="1398" calcext:value-type="float">
            <text:p>1398</text:p>
          </table:table-cell>
          <table:table-cell office:value-type="float" office:value="31.89155" calcext:value-type="float">
            <text:p>31.89155</text:p>
          </table:table-cell>
          <table:table-cell office:value-type="float" office:value="-104.86065" calcext:value-type="float">
            <text:p>-104.86065</text:p>
          </table:table-cell>
          <table:table-cell office:value-type="float" office:value="-105.098312844588" calcext:value-type="float">
            <text:p>-105.098312844588</text:p>
          </table:table-cell>
          <table:table-cell office:value-type="float" office:value="32.092571014978" calcext:value-type="float">
            <text:p>32.092571014978</text:p>
          </table:table-cell>
          <table:table-cell office:value-type="float" office:value="-104.891676454203" calcext:value-type="float">
            <text:p>-104.891676454203</text:p>
          </table:table-cell>
          <table:table-cell office:value-type="float" office:value="31.898896180083" calcext:value-type="float">
            <text:p>31.89889618008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Northwest Peak</text:p>
          </table:table-cell>
          <table:table-cell office:value-type="float" office:value="2350" calcext:value-type="float">
            <text:p>2350</text:p>
          </table:table-cell>
          <table:table-cell office:value-type="float" office:value="1569" calcext:value-type="float">
            <text:p>1569</text:p>
          </table:table-cell>
          <table:table-cell office:value-type="float" office:value="1035" calcext:value-type="float">
            <text:p>1035</text:p>
          </table:table-cell>
          <table:table-cell office:value-type="float" office:value="48.9632" calcext:value-type="float">
            <text:p>48.9632</text:p>
          </table:table-cell>
          <table:table-cell office:value-type="float" office:value="-115.9683" calcext:value-type="float">
            <text:p>-115.9683</text:p>
          </table:table-cell>
          <table:table-cell office:value-type="float" office:value="-116.067486781991" calcext:value-type="float">
            <text:p>-116.067486781991</text:p>
          </table:table-cell>
          <table:table-cell office:value-type="float" office:value="48.9495344613883" calcext:value-type="float">
            <text:p>48.9495344613883</text:p>
          </table:table-cell>
          <table:table-cell office:value-type="float" office:value="-116.270137663976" calcext:value-type="float">
            <text:p>-116.270137663976</text:p>
          </table:table-cell>
          <table:table-cell office:value-type="float" office:value="49.160495402502" calcext:value-type="float">
            <text:p>49.16049540250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Jackson Mountain</text:p>
          </table:table-cell>
          <table:table-cell office:value-type="float" office:value="2773" calcext:value-type="float">
            <text:p>2773</text:p>
          </table:table-cell>
          <table:table-cell office:value-type="float" office:value="1559" calcext:value-type="float">
            <text:p>1559</text:p>
          </table:table-cell>
          <table:table-cell office:value-type="float" office:value="1218" calcext:value-type="float">
            <text:p>1218</text:p>
          </table:table-cell>
          <table:table-cell office:value-type="float" office:value="41.3033" calcext:value-type="float">
            <text:p>41.3033</text:p>
          </table:table-cell>
          <table:table-cell office:value-type="float" office:value="-118.4163" calcext:value-type="float">
            <text:p>-118.4163</text:p>
          </table:table-cell>
          <table:table-cell office:value-type="float" office:value="-118.723477432373" calcext:value-type="float">
            <text:p>-118.723477432373</text:p>
          </table:table-cell>
          <table:table-cell office:value-type="float" office:value="41.5335302814019" calcext:value-type="float">
            <text:p>41.5335302814019</text:p>
          </table:table-cell>
          <table:table-cell office:value-type="float" office:value="-118.382113296437" calcext:value-type="float">
            <text:p>-118.382113296437</text:p>
          </table:table-cell>
          <table:table-cell office:value-type="float" office:value="41.2593094609947" calcext:value-type="float">
            <text:p>41.259309460994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Chicoma Mountain</text:p>
          </table:table-cell>
          <table:table-cell office:value-type="float" office:value="3524" calcext:value-type="float">
            <text:p>3524</text:p>
          </table:table-cell>
          <table:table-cell office:value-type="float" office:value="1559" calcext:value-type="float">
            <text:p>1559</text:p>
          </table:table-cell>
          <table:table-cell office:value-type="float" office:value="1014" calcext:value-type="float">
            <text:p>1014</text:p>
          </table:table-cell>
          <table:table-cell office:value-type="float" office:value="36.0073" calcext:value-type="float">
            <text:p>36.0073</text:p>
          </table:table-cell>
          <table:table-cell office:value-type="float" office:value="-106.3846" calcext:value-type="float">
            <text:p>-106.3846</text:p>
          </table:table-cell>
          <table:table-cell office:value-type="float" office:value="-106.314523879787" calcext:value-type="float">
            <text:p>-106.314523879787</text:p>
          </table:table-cell>
          <table:table-cell office:value-type="float" office:value="36.0416615557431" calcext:value-type="float">
            <text:p>36.0416615557431</text:p>
          </table:table-cell>
          <table:table-cell office:value-type="float" office:value="-106.65917256438" calcext:value-type="float">
            <text:p>-106.65917256438</text:p>
          </table:table-cell>
          <table:table-cell office:value-type="float" office:value="36.2283718857684" calcext:value-type="float">
            <text:p>36.2283718857684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Matterhorn</text:p>
          </table:table-cell>
          <table:table-cell office:value-type="float" office:value="3305" calcext:value-type="float">
            <text:p>3305</text:p>
          </table:table-cell>
          <table:table-cell office:value-type="float" office:value="1551" calcext:value-type="float">
            <text:p>1551</text:p>
          </table:table-cell>
          <table:table-cell office:value-type="float" office:value="1332" calcext:value-type="float">
            <text:p>1332</text:p>
          </table:table-cell>
          <table:table-cell office:value-type="float" office:value="41.8107" calcext:value-type="float">
            <text:p>41.8107</text:p>
          </table:table-cell>
          <table:table-cell office:value-type="float" office:value="-115.3745" calcext:value-type="float">
            <text:p>-115.3745</text:p>
          </table:table-cell>
          <table:table-cell office:value-type="float" office:value="-115.699624042923" calcext:value-type="float">
            <text:p>-115.699624042923</text:p>
          </table:table-cell>
          <table:table-cell office:value-type="float" office:value="42.0518437076928" calcext:value-type="float">
            <text:p>42.0518437076928</text:p>
          </table:table-cell>
          <table:table-cell office:value-type="float" office:value="-115.406593099185" calcext:value-type="float">
            <text:p>-115.406593099185</text:p>
          </table:table-cell>
          <table:table-cell office:value-type="float" office:value="41.8542266434523" calcext:value-type="float">
            <text:p>41.854226643452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Abajo Peak</text:p>
          </table:table-cell>
          <table:table-cell office:value-type="float" office:value="3463" calcext:value-type="float">
            <text:p>3463</text:p>
          </table:table-cell>
          <table:table-cell office:value-type="float" office:value="1543" calcext:value-type="float">
            <text:p>1543</text:p>
          </table:table-cell>
          <table:table-cell office:value-type="float" office:value="1032" calcext:value-type="float">
            <text:p>1032</text:p>
          </table:table-cell>
          <table:table-cell office:value-type="float" office:value="37.8395" calcext:value-type="float">
            <text:p>37.8395</text:p>
          </table:table-cell>
          <table:table-cell office:value-type="float" office:value="-109.4624" calcext:value-type="float">
            <text:p>-109.4624</text:p>
          </table:table-cell>
          <table:table-cell office:value-type="float" office:value="-109.768149140534" calcext:value-type="float">
            <text:p>-109.768149140534</text:p>
          </table:table-cell>
          <table:table-cell office:value-type="float" office:value="38.0816831673384" calcext:value-type="float">
            <text:p>38.0816831673384</text:p>
          </table:table-cell>
          <table:table-cell office:value-type="float" office:value="-109.768149140534" calcext:value-type="float">
            <text:p>-109.768149140534</text:p>
          </table:table-cell>
          <table:table-cell office:value-type="float" office:value="38.0816831673384" calcext:value-type="float">
            <text:p>38.0816831673384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Mount Taylor</text:p>
          </table:table-cell>
          <table:table-cell office:value-type="float" office:value="3446" calcext:value-type="float">
            <text:p>3446</text:p>
          </table:table-cell>
          <table:table-cell office:value-type="float" office:value="1530" calcext:value-type="float">
            <text:p>1530</text:p>
          </table:table-cell>
          <table:table-cell office:value-type="float" office:value="653" calcext:value-type="float">
            <text:p>653</text:p>
          </table:table-cell>
          <table:table-cell office:value-type="float" office:value="35.2387" calcext:value-type="float">
            <text:p>35.2387</text:p>
          </table:table-cell>
          <table:table-cell office:value-type="float" office:value="-107.6085" calcext:value-type="float">
            <text:p>-107.6085</text:p>
          </table:table-cell>
          <table:table-cell office:value-type="float" office:value="-107.902542334151" calcext:value-type="float">
            <text:p>-107.902542334151</text:p>
          </table:table-cell>
          <table:table-cell office:value-type="float" office:value="35.4800372748872" calcext:value-type="float">
            <text:p>35.4800372748872</text:p>
          </table:table-cell>
          <table:table-cell office:value-type="float" office:value="-107.57481737876" calcext:value-type="float">
            <text:p>-107.57481737876</text:p>
          </table:table-cell>
          <table:table-cell office:value-type="float" office:value="35.2618148603165" calcext:value-type="float">
            <text:p>35.261814860316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Chiricahua Peak</text:p>
          </table:table-cell>
          <table:table-cell office:value-type="float" office:value="2976" calcext:value-type="float">
            <text:p>2976</text:p>
          </table:table-cell>
          <table:table-cell office:value-type="float" office:value="1528" calcext:value-type="float">
            <text:p>1528</text:p>
          </table:table-cell>
          <table:table-cell office:value-type="float" office:value="1125" calcext:value-type="float">
            <text:p>1125</text:p>
          </table:table-cell>
          <table:table-cell office:value-type="float" office:value="31.8456" calcext:value-type="float">
            <text:p>31.8456</text:p>
          </table:table-cell>
          <table:table-cell office:value-type="float" office:value="-109.291" calcext:value-type="float">
            <text:p>-109.291</text:p>
          </table:table-cell>
          <table:table-cell office:value-type="float" office:value="-109.222511952665" calcext:value-type="float">
            <text:p>-109.222511952665</text:p>
          </table:table-cell>
          <table:table-cell office:value-type="float" office:value="31.809372572507" calcext:value-type="float">
            <text:p>31.809372572507</text:p>
          </table:table-cell>
          <table:table-cell office:value-type="float" office:value="-109.593101810011" calcext:value-type="float">
            <text:p>-109.593101810011</text:p>
          </table:table-cell>
          <table:table-cell office:value-type="float" office:value="32.1021287910465" calcext:value-type="float">
            <text:p>32.102128791046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South Baldy</text:p>
          </table:table-cell>
          <table:table-cell office:value-type="float" office:value="3288" calcext:value-type="float">
            <text:p>3288</text:p>
          </table:table-cell>
          <table:table-cell office:value-type="float" office:value="1507" calcext:value-type="float">
            <text:p>1507</text:p>
          </table:table-cell>
          <table:table-cell office:value-type="float" office:value="999" calcext:value-type="float">
            <text:p>999</text:p>
          </table:table-cell>
          <table:table-cell office:value-type="float" office:value="33.991" calcext:value-type="float">
            <text:p>33.991</text:p>
          </table:table-cell>
          <table:table-cell office:value-type="float" office:value="-107.1879" calcext:value-type="float">
            <text:p>-107.1879</text:p>
          </table:table-cell>
          <table:table-cell office:value-type="float" office:value="-107.449783677503" calcext:value-type="float">
            <text:p>-107.449783677503</text:p>
          </table:table-cell>
          <table:table-cell office:value-type="float" office:value="34.2081241814041" calcext:value-type="float">
            <text:p>34.2081241814041</text:p>
          </table:table-cell>
          <table:table-cell office:value-type="float" office:value="-107.173124270981" calcext:value-type="float">
            <text:p>-107.173124270981</text:p>
          </table:table-cell>
          <table:table-cell office:value-type="float" office:value="34.003305016037" calcext:value-type="float">
            <text:p>34.00330501603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Copper Butte</text:p>
          </table:table-cell>
          <table:table-cell office:value-type="float" office:value="2179" calcext:value-type="float">
            <text:p>2179</text:p>
          </table:table-cell>
          <table:table-cell office:value-type="float" office:value="1486" calcext:value-type="float">
            <text:p>1486</text:p>
          </table:table-cell>
          <table:table-cell office:value-type="float" office:value="749" calcext:value-type="float">
            <text:p>749</text:p>
          </table:table-cell>
          <table:table-cell office:value-type="float" office:value="48.7025" calcext:value-type="float">
            <text:p>48.7025</text:p>
          </table:table-cell>
          <table:table-cell office:value-type="float" office:value="-118.4656" calcext:value-type="float">
            <text:p>-118.4656</text:p>
          </table:table-cell>
          <table:table-cell office:value-type="float" office:value="-118.751766963523" calcext:value-type="float">
            <text:p>-118.751766963523</text:p>
          </table:table-cell>
          <table:table-cell office:value-type="float" office:value="48.8911211190236" calcext:value-type="float">
            <text:p>48.8911211190236</text:p>
          </table:table-cell>
          <table:table-cell office:value-type="float" office:value="-118.751766963523" calcext:value-type="float">
            <text:p>-118.751766963523</text:p>
          </table:table-cell>
          <table:table-cell office:value-type="float" office:value="48.8911211190236" calcext:value-type="float">
            <text:p>48.891121119023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Laramie Peak</text:p>
          </table:table-cell>
          <table:table-cell office:value-type="float" office:value="3132" calcext:value-type="float">
            <text:p>3132</text:p>
          </table:table-cell>
          <table:table-cell office:value-type="float" office:value="1380" calcext:value-type="float">
            <text:p>1380</text:p>
          </table:table-cell>
          <table:table-cell office:value-type="float" office:value="1150" calcext:value-type="float">
            <text:p>1150</text:p>
          </table:table-cell>
          <table:table-cell office:value-type="float" office:value="42.2681" calcext:value-type="float">
            <text:p>42.2681</text:p>
          </table:table-cell>
          <table:table-cell office:value-type="float" office:value="-105.4425" calcext:value-type="float">
            <text:p>-105.4425</text:p>
          </table:table-cell>
          <table:table-cell office:value-type="float" office:value="-105.736650700865" calcext:value-type="float">
            <text:p>-105.736650700865</text:p>
          </table:table-cell>
          <table:table-cell office:value-type="float" office:value="42.4843701605995" calcext:value-type="float">
            <text:p>42.4843701605995</text:p>
          </table:table-cell>
          <table:table-cell office:value-type="float" office:value="-105.420503477426" calcext:value-type="float">
            <text:p>-105.420503477426</text:p>
          </table:table-cell>
          <table:table-cell office:value-type="float" office:value="42.2596804157857" calcext:value-type="float">
            <text:p>42.259680415785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Kings Peak</text:p>
          </table:table-cell>
          <table:table-cell office:value-type="float" office:value="4125" calcext:value-type="float">
            <text:p>4125</text:p>
          </table:table-cell>
          <table:table-cell office:value-type="float" office:value="1265" calcext:value-type="float">
            <text:p>1265</text:p>
          </table:table-cell>
          <table:table-cell office:value-type="float" office:value="871" calcext:value-type="float">
            <text:p>871</text:p>
          </table:table-cell>
          <table:table-cell office:value-type="float" office:value="40.7763" calcext:value-type="float">
            <text:p>40.7763</text:p>
          </table:table-cell>
          <table:table-cell office:value-type="float" office:value="-110.3729" calcext:value-type="float">
            <text:p>-110.3729</text:p>
          </table:table-cell>
          <table:table-cell office:value-type="float" office:value="-110.409417641748" calcext:value-type="float">
            <text:p>-110.409417641748</text:p>
          </table:table-cell>
          <table:table-cell office:value-type="float" office:value="40.728252453759" calcext:value-type="float">
            <text:p>40.728252453759</text:p>
          </table:table-cell>
          <table:table-cell office:value-type="float" office:value="-110.724763189684" calcext:value-type="float">
            <text:p>-110.724763189684</text:p>
          </table:table-cell>
          <table:table-cell office:value-type="float" office:value="41.0428947219591" calcext:value-type="float">
            <text:p>41.042894721959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Giant Mountain</text:p>
          </table:table-cell>
          <table:table-cell office:value-type="float" office:value="1411" calcext:value-type="float">
            <text:p>1411</text:p>
          </table:table-cell>
          <table:table-cell office:value-type="float" office:value="1245" calcext:value-type="float">
            <text:p>1245</text:p>
          </table:table-cell>
          <table:table-cell office:value-type="float" office:value="1028" calcext:value-type="float">
            <text:p>1028</text:p>
          </table:table-cell>
          <table:table-cell office:value-type="float" office:value="44.1611111111111" calcext:value-type="float">
            <text:p>44.1611111111111</text:p>
          </table:table-cell>
          <table:table-cell office:value-type="float" office:value="-73.7202777777778" calcext:value-type="float">
            <text:p>-73.7202777777778</text:p>
          </table:table-cell>
          <table:table-cell office:value-type="float" office:value="-73.9180899428325" calcext:value-type="float">
            <text:p>-73.9180899428325</text:p>
          </table:table-cell>
          <table:table-cell office:value-type="float" office:value="44.3023687758095" calcext:value-type="float">
            <text:p>44.3023687758095</text:p>
          </table:table-cell>
          <table:table-cell office:value-type="float" office:value="-73.9180899428325" calcext:value-type="float">
            <text:p>-73.9180899428325</text:p>
          </table:table-cell>
          <table:table-cell office:value-type="float" office:value="44.3023687758095" calcext:value-type="float">
            <text:p>44.302368775809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Whiteface Mountain</text:p>
          </table:table-cell>
          <table:table-cell office:value-type="float" office:value="1482" calcext:value-type="float">
            <text:p>1482</text:p>
          </table:table-cell>
          <table:table-cell office:value-type="float" office:value="1223" calcext:value-type="float">
            <text:p>1223</text:p>
          </table:table-cell>
          <table:table-cell office:value-type="float" office:value="1122" calcext:value-type="float">
            <text:p>1122</text:p>
          </table:table-cell>
          <table:table-cell office:value-type="float" office:value="44.3658333333333" calcext:value-type="float">
            <text:p>44.3658333333333</text:p>
          </table:table-cell>
          <table:table-cell office:value-type="float" office:value="-73.9030555555556" calcext:value-type="float">
            <text:p>-73.9030555555556</text:p>
          </table:table-cell>
          <table:table-cell office:value-type="float" office:value="-74.1105124957114" calcext:value-type="float">
            <text:p>-74.1105124957114</text:p>
          </table:table-cell>
          <table:table-cell office:value-type="float" office:value="44.5141781928478" calcext:value-type="float">
            <text:p>44.5141781928478</text:p>
          </table:table-cell>
          <table:table-cell office:value-type="float" office:value="-73.8779043223449" calcext:value-type="float">
            <text:p>-73.8779043223449</text:p>
          </table:table-cell>
          <table:table-cell office:value-type="float" office:value="44.3613758989889" calcext:value-type="float">
            <text:p>44.361375898988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Simpson Peak</text:p>
          </table:table-cell>
          <table:table-cell office:value-type="float" office:value="2170" calcext:value-type="float">
            <text:p>2170</text:p>
          </table:table-cell>
          <table:table-cell office:value-type="float" office:value="1195" calcext:value-type="float">
            <text:p>1195</text:p>
          </table:table-cell>
          <table:table-cell office:value-type="float" office:value="1054" calcext:value-type="float">
            <text:p>1054</text:p>
          </table:table-cell>
          <table:table-cell office:value-type="float" office:value="59.7234" calcext:value-type="float">
            <text:p>59.7234</text:p>
          </table:table-cell>
          <table:table-cell office:value-type="float" office:value="-131.448" calcext:value-type="float">
            <text:p>-131.448</text:p>
          </table:table-cell>
          <table:table-cell office:value-type="float" office:value="-131.838157184683" calcext:value-type="float">
            <text:p>-131.838157184683</text:p>
          </table:table-cell>
          <table:table-cell office:value-type="float" office:value="59.9173780971799" calcext:value-type="float">
            <text:p>59.9173780971799</text:p>
          </table:table-cell>
          <table:table-cell office:value-type="float" office:value="-131.484873286509" calcext:value-type="float">
            <text:p>-131.484873286509</text:p>
          </table:table-cell>
          <table:table-cell office:value-type="float" office:value="59.7182336007901" calcext:value-type="float">
            <text:p>59.718233600790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Dix Mountain</text:p>
          </table:table-cell>
          <table:table-cell office:value-type="float" office:value="1481" calcext:value-type="float">
            <text:p>1481</text:p>
          </table:table-cell>
          <table:table-cell office:value-type="float" office:value="1187" calcext:value-type="float">
            <text:p>1187</text:p>
          </table:table-cell>
          <table:table-cell office:value-type="float" office:value="787" calcext:value-type="float">
            <text:p>787</text:p>
          </table:table-cell>
          <table:table-cell office:value-type="float" office:value="44.0825" calcext:value-type="float">
            <text:p>44.0825</text:p>
          </table:table-cell>
          <table:table-cell office:value-type="float" office:value="-73.7866666666667" calcext:value-type="float">
            <text:p>-73.7866666666667</text:p>
          </table:table-cell>
          <table:table-cell office:value-type="float" office:value="-73.993000965116" calcext:value-type="float">
            <text:p>-73.993000965116</text:p>
          </table:table-cell>
          <table:table-cell office:value-type="float" office:value="44.2309443193619" calcext:value-type="float">
            <text:p>44.2309443193619</text:p>
          </table:table-cell>
          <table:table-cell office:value-type="float" office:value="-73.7958422515951" calcext:value-type="float">
            <text:p>-73.7958422515951</text:p>
          </table:table-cell>
          <table:table-cell office:value-type="float" office:value="44.0758847875736" calcext:value-type="float">
            <text:p>44.075884787573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Mount Marcy</text:p>
          </table:table-cell>
          <table:table-cell office:value-type="float" office:value="1629" calcext:value-type="float">
            <text:p>1629</text:p>
          </table:table-cell>
          <table:table-cell office:value-type="float" office:value="1121" calcext:value-type="float">
            <text:p>1121</text:p>
          </table:table-cell>
          <table:table-cell office:value-type="float" office:value="760" calcext:value-type="float">
            <text:p>760</text:p>
          </table:table-cell>
          <table:table-cell office:value-type="float" office:value="44.1127666666667" calcext:value-type="float">
            <text:p>44.1127666666667</text:p>
          </table:table-cell>
          <table:table-cell office:value-type="float" office:value="-73.9237333333333" calcext:value-type="float">
            <text:p>-73.9237333333333</text:p>
          </table:table-cell>
          <table:table-cell office:value-type="float" office:value="-74.1487507983038" calcext:value-type="float">
            <text:p>-74.1487507983038</text:p>
          </table:table-cell>
          <table:table-cell office:value-type="float" office:value="44.272604531349" calcext:value-type="float">
            <text:p>44.272604531349</text:p>
          </table:table-cell>
          <table:table-cell office:value-type="float" office:value="-73.8858299017892" calcext:value-type="float">
            <text:p>-73.8858299017892</text:p>
          </table:table-cell>
          <table:table-cell office:value-type="float" office:value="44.0995757768364" calcext:value-type="float">
            <text:p>44.0995757768364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lack Dome</text:p>
          </table:table-cell>
          <table:table-cell office:value-type="float" office:value="1217" calcext:value-type="float">
            <text:p>1217</text:p>
          </table:table-cell>
          <table:table-cell office:value-type="float" office:value="1113" calcext:value-type="float">
            <text:p>1113</text:p>
          </table:table-cell>
          <table:table-cell office:value-type="float" office:value="804" calcext:value-type="float">
            <text:p>804</text:p>
          </table:table-cell>
          <table:table-cell office:value-type="float" office:value="42.2702777777778" calcext:value-type="float">
            <text:p>42.2702777777778</text:p>
          </table:table-cell>
          <table:table-cell office:value-type="float" office:value="-74.1227777777778" calcext:value-type="float">
            <text:p>-74.1227777777778</text:p>
          </table:table-cell>
          <table:table-cell office:value-type="float" office:value="-74.2792472209375" calcext:value-type="float">
            <text:p>-74.2792472209375</text:p>
          </table:table-cell>
          <table:table-cell office:value-type="float" office:value="42.3859895009576" calcext:value-type="float">
            <text:p>42.3859895009576</text:p>
          </table:table-cell>
          <table:table-cell office:value-type="float" office:value="-74.0910799989126" calcext:value-type="float">
            <text:p>-74.0910799989126</text:p>
          </table:table-cell>
          <table:table-cell office:value-type="float" office:value="42.2713087113373" calcext:value-type="float">
            <text:p>42.271308711337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Slide Mountain</text:p>
          </table:table-cell>
          <table:table-cell office:value-type="float" office:value="1275" calcext:value-type="float">
            <text:p>1275</text:p>
          </table:table-cell>
          <table:table-cell office:value-type="float" office:value="1102" calcext:value-type="float">
            <text:p>1102</text:p>
          </table:table-cell>
          <table:table-cell office:value-type="float" office:value="728" calcext:value-type="float">
            <text:p>728</text:p>
          </table:table-cell>
          <table:table-cell office:value-type="float" office:value="41.9991833333333" calcext:value-type="float">
            <text:p>41.9991833333333</text:p>
          </table:table-cell>
          <table:table-cell office:value-type="float" office:value="-74.3858666666667" calcext:value-type="float">
            <text:p>-74.3858666666667</text:p>
          </table:table-cell>
          <table:table-cell office:value-type="float" office:value="-74.3281208089247" calcext:value-type="float">
            <text:p>-74.3281208089247</text:p>
          </table:table-cell>
          <table:table-cell office:value-type="float" office:value="41.9904808910329" calcext:value-type="float">
            <text:p>41.9904808910329</text:p>
          </table:table-cell>
          <table:table-cell office:value-type="float" office:value="-74.3794084142934" calcext:value-type="float">
            <text:p>-74.3794084142934</text:p>
          </table:table-cell>
          <table:table-cell office:value-type="float" office:value="42.0085013133928" calcext:value-type="float">
            <text:p>42.008501313392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Kaibab Plateau High Point</text:p>
          </table:table-cell>
          <table:table-cell office:value-type="float" office:value="2812" calcext:value-type="float">
            <text:p>2812</text:p>
          </table:table-cell>
          <table:table-cell office:value-type="float" office:value="1082" calcext:value-type="float">
            <text:p>1082</text:p>
          </table:table-cell>
          <table:table-cell office:value-type="float" office:value="1057" calcext:value-type="float">
            <text:p>1057</text:p>
          </table:table-cell>
          <table:table-cell office:value-type="float" office:value="36.3958" calcext:value-type="float">
            <text:p>36.3958</text:p>
          </table:table-cell>
          <table:table-cell office:value-type="float" office:value="-112.1509" calcext:value-type="float">
            <text:p>-112.1509</text:p>
          </table:table-cell>
          <table:table-cell office:value-type="float" office:value="-112.199295138868" calcext:value-type="float">
            <text:p>-112.199295138868</text:p>
          </table:table-cell>
          <table:table-cell office:value-type="float" office:value="36.3341045742692" calcext:value-type="float">
            <text:p>36.3341045742692</text:p>
          </table:table-cell>
          <table:table-cell office:value-type="float" office:value="-112.456679435013" calcext:value-type="float">
            <text:p>-112.456679435013</text:p>
          </table:table-cell>
          <table:table-cell office:value-type="float" office:value="36.6423733438409" calcext:value-type="float">
            <text:p>36.642373343840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West Butte</text:p>
          </table:table-cell>
          <table:table-cell office:value-type="float" office:value="2129" calcext:value-type="float">
            <text:p>2129</text:p>
          </table:table-cell>
          <table:table-cell office:value-type="float" office:value="1063" calcext:value-type="float">
            <text:p>1063</text:p>
          </table:table-cell>
          <table:table-cell office:value-type="float" office:value="856" calcext:value-type="float">
            <text:p>856</text:p>
          </table:table-cell>
          <table:table-cell office:value-type="float" office:value="48.9316" calcext:value-type="float">
            <text:p>48.9316</text:p>
          </table:table-cell>
          <table:table-cell office:value-type="float" office:value="-111.5324" calcext:value-type="float">
            <text:p>-111.5324</text:p>
          </table:table-cell>
          <table:table-cell office:value-type="float" office:value="-111.748848857014" calcext:value-type="float">
            <text:p>-111.748848857014</text:p>
          </table:table-cell>
          <table:table-cell office:value-type="float" office:value="49.0724379452372" calcext:value-type="float">
            <text:p>49.0724379452372</text:p>
          </table:table-cell>
          <table:table-cell office:value-type="float" office:value="-111.51281828531" calcext:value-type="float">
            <text:p>-111.51281828531</text:p>
          </table:table-cell>
          <table:table-cell office:value-type="float" office:value="48.9242697526286" calcext:value-type="float">
            <text:p>48.924269752628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Algonquin Peak</text:p>
          </table:table-cell>
          <table:table-cell office:value-type="float" office:value="1559" calcext:value-type="float">
            <text:p>1559</text:p>
          </table:table-cell>
          <table:table-cell office:value-type="float" office:value="1029" calcext:value-type="float">
            <text:p>1029</text:p>
          </table:table-cell>
          <table:table-cell office:value-type="float" office:value="871" calcext:value-type="float">
            <text:p>871</text:p>
          </table:table-cell>
          <table:table-cell office:value-type="float" office:value="44.1436111111111" calcext:value-type="float">
            <text:p>44.1436111111111</text:p>
          </table:table-cell>
          <table:table-cell office:value-type="float" office:value="-73.9866666666667" calcext:value-type="float">
            <text:p>-73.9866666666667</text:p>
          </table:table-cell>
          <table:table-cell office:value-type="float" office:value="-74.2030114890427" calcext:value-type="float">
            <text:p>-74.2030114890427</text:p>
          </table:table-cell>
          <table:table-cell office:value-type="float" office:value="44.2985150424628" calcext:value-type="float">
            <text:p>44.2985150424628</text:p>
          </table:table-cell>
          <table:table-cell office:value-type="float" office:value="-73.99310436939" calcext:value-type="float">
            <text:p>-73.99310436939</text:p>
          </table:table-cell>
          <table:table-cell office:value-type="float" office:value="44.1547255221012" calcext:value-type="float">
            <text:p>44.154725522101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Mount Baldy</text:p>
          </table:table-cell>
          <table:table-cell office:value-type="float" office:value="3477" calcext:value-type="float">
            <text:p>3477</text:p>
          </table:table-cell>
          <table:table-cell office:value-type="float" office:value="918" calcext:value-type="float">
            <text:p>918</text:p>
          </table:table-cell>
          <table:table-cell office:value-type="float" office:value="893" calcext:value-type="float">
            <text:p>893</text:p>
          </table:table-cell>
          <table:table-cell office:value-type="float" office:value="33.9059" calcext:value-type="float">
            <text:p>33.9059</text:p>
          </table:table-cell>
          <table:table-cell office:value-type="float" office:value="-109.5626" calcext:value-type="float">
            <text:p>-109.5626</text:p>
          </table:table-cell>
          <table:table-cell office:value-type="float" office:value="-109.920491001591" calcext:value-type="float">
            <text:p>-109.920491001591</text:p>
          </table:table-cell>
          <table:table-cell office:value-type="float" office:value="34.2030223455608" calcext:value-type="float">
            <text:p>34.2030223455608</text:p>
          </table:table-cell>
          <table:table-cell office:value-type="float" office:value="-109.920491001591" calcext:value-type="float">
            <text:p>-109.920491001591</text:p>
          </table:table-cell>
          <table:table-cell office:value-type="float" office:value="34.2030223455608" calcext:value-type="float">
            <text:p>34.203022345560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aldy Peak</text:p>
          </table:table-cell>
          <table:table-cell office:value-type="float" office:value="2554" calcext:value-type="float">
            <text:p>2554</text:p>
          </table:table-cell>
          <table:table-cell office:value-type="float" office:value="877" calcext:value-type="float">
            <text:p>877</text:p>
          </table:table-cell>
          <table:table-cell office:value-type="float" office:value="697" calcext:value-type="float">
            <text:p>697</text:p>
          </table:table-cell>
          <table:table-cell office:value-type="float" office:value="30.6356" calcext:value-type="float">
            <text:p>30.6356</text:p>
          </table:table-cell>
          <table:table-cell office:value-type="float" office:value="-104.1737" calcext:value-type="float">
            <text:p>-104.1737</text:p>
          </table:table-cell>
          <table:table-cell office:value-type="float" office:value="-104.211712711546" calcext:value-type="float">
            <text:p>-104.211712711546</text:p>
          </table:table-cell>
          <table:table-cell office:value-type="float" office:value="30.611736192634" calcext:value-type="float">
            <text:p>30.611736192634</text:p>
          </table:table-cell>
          <table:table-cell office:value-type="float" office:value="-104.405175485626" calcext:value-type="float">
            <text:p>-104.405175485626</text:p>
          </table:table-cell>
          <table:table-cell office:value-type="float" office:value="30.8347823143636" calcext:value-type="float">
            <text:p>30.834782314363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Bearpaw Baldy</text:p>
          </table:table-cell>
          <table:table-cell office:value-type="float" office:value="2109" calcext:value-type="float">
            <text:p>2109</text:p>
          </table:table-cell>
          <table:table-cell office:value-type="float" office:value="861" calcext:value-type="float">
            <text:p>861</text:p>
          </table:table-cell>
          <table:table-cell office:value-type="float" office:value="667" calcext:value-type="float">
            <text:p>667</text:p>
          </table:table-cell>
          <table:table-cell office:value-type="float" office:value="48.1487" calcext:value-type="float">
            <text:p>48.1487</text:p>
          </table:table-cell>
          <table:table-cell office:value-type="float" office:value="-109.6509" calcext:value-type="float">
            <text:p>-109.6509</text:p>
          </table:table-cell>
          <table:table-cell office:value-type="float" office:value="-109.862532700469" calcext:value-type="float">
            <text:p>-109.862532700469</text:p>
          </table:table-cell>
          <table:table-cell office:value-type="float" office:value="48.2883063867441" calcext:value-type="float">
            <text:p>48.2883063867441</text:p>
          </table:table-cell>
          <table:table-cell office:value-type="float" office:value="-109.646934790419" calcext:value-type="float">
            <text:p>-109.646934790419</text:p>
          </table:table-cell>
          <table:table-cell office:value-type="float" office:value="48.158097976853" calcext:value-type="float">
            <text:p>48.15809797685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Black Elk Peak</text:p>
          </table:table-cell>
          <table:table-cell office:value-type="float" office:value="2208" calcext:value-type="float">
            <text:p>2208</text:p>
          </table:table-cell>
          <table:table-cell office:value-type="float" office:value="784" calcext:value-type="float">
            <text:p>784</text:p>
          </table:table-cell>
          <table:table-cell office:value-type="float" office:value="584" calcext:value-type="float">
            <text:p>584</text:p>
          </table:table-cell>
          <table:table-cell office:value-type="float" office:value="43.8659" calcext:value-type="float">
            <text:p>43.8659</text:p>
          </table:table-cell>
          <table:table-cell office:value-type="float" office:value="-103.5318" calcext:value-type="float">
            <text:p>-103.5318</text:p>
          </table:table-cell>
          <table:table-cell office:value-type="float" office:value="-103.748127602621" calcext:value-type="float">
            <text:p>-103.748127602621</text:p>
          </table:table-cell>
          <table:table-cell office:value-type="float" office:value="44.0200916009564" calcext:value-type="float">
            <text:p>44.0200916009564</text:p>
          </table:table-cell>
          <table:table-cell office:value-type="float" office:value="-103.536092342675" calcext:value-type="float">
            <text:p>-103.536092342675</text:p>
          </table:table-cell>
          <table:table-cell office:value-type="float" office:value="43.8740450183946" calcext:value-type="float">
            <text:p>43.874045018394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Mount Frissell</text:p>
          </table:table-cell>
          <table:table-cell office:value-type="float" office:value="747" calcext:value-type="float">
            <text:p>747</text:p>
          </table:table-cell>
          <table:table-cell office:value-type="float" office:value="575" calcext:value-type="float">
            <text:p>575</text:p>
          </table:table-cell>
          <table:table-cell office:value-type="float" office:value="440" calcext:value-type="float">
            <text:p>440</text:p>
          </table:table-cell>
          <table:table-cell office:value-type="float" office:value="42.0504944444444" calcext:value-type="float">
            <text:p>42.0504944444444</text:p>
          </table:table-cell>
          <table:table-cell office:value-type="float" office:value="-73.4823722222222" calcext:value-type="float">
            <text:p>-73.4823722222222</text:p>
          </table:table-cell>
          <table:table-cell office:value-type="float" office:value="-73.5087716461997" calcext:value-type="float">
            <text:p>-73.5087716461997</text:p>
          </table:table-cell>
          <table:table-cell office:value-type="float" office:value="42.0645810712592" calcext:value-type="float">
            <text:p>42.0645810712592</text:p>
          </table:table-cell>
          <table:table-cell office:value-type="float" office:value="-73.5783318261388" calcext:value-type="float">
            <text:p>-73.5783318261388</text:p>
          </table:table-cell>
          <table:table-cell office:value-type="float" office:value="42.1230631785266" calcext:value-type="float">
            <text:p>42.1230631785266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British Virgin Is.</text:p>
          </table:table-cell>
          <table:table-cell office:value-type="string" calcext:value-type="string">
            <text:p>Mount Sage</text:p>
          </table:table-cell>
          <table:table-cell table:number-columns-repeated="3" office:value-type="float" office:value="521" calcext:value-type="float">
            <text:p>521</text:p>
          </table:table-cell>
          <table:table-cell office:value-type="float" office:value="18.4094722222222" calcext:value-type="float">
            <text:p>18.4094722222222</text:p>
          </table:table-cell>
          <table:table-cell office:value-type="float" office:value="-64.6555777777778" calcext:value-type="float">
            <text:p>-64.6555777777778</text:p>
          </table:table-cell>
          <table:table-cell office:value-type="float" office:value="-64.7041909996786" calcext:value-type="float">
            <text:p>-64.7041909996786</text:p>
          </table:table-cell>
          <table:table-cell office:value-type="float" office:value="18.4556781074469" calcext:value-type="float">
            <text:p>18.4556781074469</text:p>
          </table:table-cell>
          <table:table-cell office:value-type="float" office:value="-64.7041909996786" calcext:value-type="float">
            <text:p>-64.7041909996786</text:p>
          </table:table-cell>
          <table:table-cell office:value-type="float" office:value="18.4556781074469" calcext:value-type="float">
            <text:p>18.455678107446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Panorama Point</text:p>
          </table:table-cell>
          <table:table-cell office:value-type="float" office:value="1656" calcext:value-type="float">
            <text:p>165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1.0077" calcext:value-type="float">
            <text:p>41.0077</text:p>
          </table:table-cell>
          <table:table-cell office:value-type="float" office:value="-104.0314" calcext:value-type="float">
            <text:p>-104.0314</text:p>
          </table:table-cell>
          <table:table-cell office:value-type="float" office:value="-104.026466441758" calcext:value-type="float">
            <text:p>-104.026466441758</text:p>
          </table:table-cell>
          <table:table-cell office:value-type="float" office:value="41.0136879605145" calcext:value-type="float">
            <text:p>41.0136879605145</text:p>
          </table:table-cell>
          <table:table-cell office:value-type="float" office:value="-104.133570440277" calcext:value-type="float">
            <text:p>-104.133570440277</text:p>
          </table:table-cell>
          <table:table-cell office:value-type="float" office:value="41.0856795234213" calcext:value-type="float">
            <text:p>41.085679523421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Rockies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Mount Sunflower</text:p>
          </table:table-cell>
          <table:table-cell office:value-type="float" office:value="1232" calcext:value-type="float">
            <text:p>123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9.022" calcext:value-type="float">
            <text:p>39.022</text:p>
          </table:table-cell>
          <table:table-cell office:value-type="float" office:value="-102.0371" calcext:value-type="float">
            <text:p>-102.0371</text:p>
          </table:table-cell>
          <table:table-cell office:value-type="float" office:value="-102.117253008011" calcext:value-type="float">
            <text:p>-102.117253008011</text:p>
          </table:table-cell>
          <table:table-cell office:value-type="float" office:value="39.0856118099799" calcext:value-type="float">
            <text:p>39.0856118099799</text:p>
          </table:table-cell>
          <table:table-cell office:value-type="float" office:value="-102.117253008011" calcext:value-type="float">
            <text:p>-102.117253008011</text:p>
          </table:table-cell>
          <table:table-cell office:value-type="float" office:value="39.0856118099799" calcext:value-type="float">
            <text:p>39.0856118099799</text:p>
          </table:table-cell>
        </table:table-row>
        <table:table-row table:style-name="ro1">
          <table:table-cell office:value-type="string" calcext:value-type="string">
            <text:p>ASIA-TEMPERATE</text:p>
          </table:table-cell>
          <table:table-cell/>
          <table:table-cell office:value-type="string" calcext:value-type="string">
            <text:p>Iran</text:p>
          </table:table-cell>
          <table:table-cell office:value-type="string" calcext:value-type="string">
            <text:p>Mount Damavand</text:p>
          </table:table-cell>
          <table:table-cell office:value-type="float" office:value="5610" calcext:value-type="float">
            <text:p>5610</text:p>
          </table:table-cell>
          <table:table-cell office:value-type="float" office:value="5409" calcext:value-type="float">
            <text:p>5409</text:p>
          </table:table-cell>
          <table:table-cell office:value-type="float" office:value="4553" calcext:value-type="float">
            <text:p>4553</text:p>
          </table:table-cell>
          <table:table-cell office:value-type="float" office:value="35.9552777777778" calcext:value-type="float">
            <text:p>35.9552777777778</text:p>
          </table:table-cell>
          <table:table-cell office:value-type="float" office:value="52.1091666666667" calcext:value-type="float">
            <text:p>52.1091666666667</text:p>
          </table:table-cell>
          <table:table-cell office:value-type="float" office:value="52.2052546754312" calcext:value-type="float">
            <text:p>52.2052546754312</text:p>
          </table:table-cell>
          <table:table-cell office:value-type="float" office:value="36.1705876321088" calcext:value-type="float">
            <text:p>36.1705876321088</text:p>
          </table:table-cell>
          <table:table-cell office:value-type="float" office:value="52.1939369042205" calcext:value-type="float">
            <text:p>52.1939369042205</text:p>
          </table:table-cell>
          <table:table-cell office:value-type="float" office:value="35.9813388317476" calcext:value-type="float">
            <text:p>35.981338831747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Tanzania</text:p>
          </table:table-cell>
          <table:table-cell office:value-type="string" calcext:value-type="string">
            <text:p>Mount Kilimanjaro</text:p>
          </table:table-cell>
          <table:table-cell office:value-type="float" office:value="5895" calcext:value-type="float">
            <text:p>5895</text:p>
          </table:table-cell>
          <table:table-cell office:value-type="float" office:value="5196" calcext:value-type="float">
            <text:p>5196</text:p>
          </table:table-cell>
          <table:table-cell office:value-type="float" office:value="4478" calcext:value-type="float">
            <text:p>4478</text:p>
          </table:table-cell>
          <table:table-cell office:value-type="float" office:value="-3.06666666666667" calcext:value-type="float">
            <text:p>-3.06666666666667</text:p>
          </table:table-cell>
          <table:table-cell office:value-type="float" office:value="37.3591666666667" calcext:value-type="float">
            <text:p>37.3591666666667</text:p>
          </table:table-cell>
          <table:table-cell office:value-type="float" office:value="36.8257283145828" calcext:value-type="float">
            <text:p>36.8257283145828</text:p>
          </table:table-cell>
          <table:table-cell office:value-type="float" office:value="-2.52912941916133" calcext:value-type="float">
            <text:p>-2.52912941916133</text:p>
          </table:table-cell>
          <table:table-cell office:value-type="float" office:value="37.3360002183225" calcext:value-type="float">
            <text:p>37.3360002183225</text:p>
          </table:table-cell>
          <table:table-cell office:value-type="float" office:value="-3.15325724521511" calcext:value-type="float">
            <text:p>-3.15325724521511</text:p>
          </table:table-cell>
        </table:table-row>
        <table:table-row table:style-name="ro1">
          <table:table-cell office:value-type="string" calcext:value-type="string">
            <text:p>ASIA-TEMPERATE</text:p>
          </table:table-cell>
          <table:table-cell/>
          <table:table-cell office:value-type="string" calcext:value-type="string">
            <text:p>Kabardino-Balkariya</text:p>
          </table:table-cell>
          <table:table-cell office:value-type="string" calcext:value-type="string">
            <text:p>Mount Elbrus</text:p>
          </table:table-cell>
          <table:table-cell office:value-type="float" office:value="5642" calcext:value-type="float">
            <text:p>5642</text:p>
          </table:table-cell>
          <table:table-cell office:value-type="float" office:value="5077" calcext:value-type="float">
            <text:p>5077</text:p>
          </table:table-cell>
          <table:table-cell office:value-type="float" office:value="3636" calcext:value-type="float">
            <text:p>3636</text:p>
          </table:table-cell>
          <table:table-cell office:value-type="float" office:value="43.35254" calcext:value-type="float">
            <text:p>43.35254</text:p>
          </table:table-cell>
          <table:table-cell office:value-type="float" office:value="42.437875" calcext:value-type="float">
            <text:p>42.437875</text:p>
          </table:table-cell>
          <table:table-cell office:value-type="float" office:value="41.7306493639856" calcext:value-type="float">
            <text:p>41.7306493639856</text:p>
          </table:table-cell>
          <table:table-cell office:value-type="float" office:value="43.8624637942384" calcext:value-type="float">
            <text:p>43.8624637942384</text:p>
          </table:table-cell>
          <table:table-cell office:value-type="float" office:value="42.3625905665823" calcext:value-type="float">
            <text:p>42.3625905665823</text:p>
          </table:table-cell>
          <table:table-cell office:value-type="float" office:value="43.3380687891703" calcext:value-type="float">
            <text:p>43.3380687891703</text:p>
          </table:table-cell>
        </table:table-row>
        <table:table-row table:style-name="ro1">
          <table:table-cell office:value-type="string" calcext:value-type="string">
            <text:p>ASIA-TROPICAL</text:p>
          </table:table-cell>
          <table:table-cell/>
          <table:table-cell office:value-type="string" calcext:value-type="string">
            <text:p>Irian Jaya</text:p>
          </table:table-cell>
          <table:table-cell office:value-type="string" calcext:value-type="string">
            <text:p>Puncak Jaya</text:p>
          </table:table-cell>
          <table:table-cell office:value-type="float" office:value="4884" calcext:value-type="float">
            <text:p>4884</text:p>
          </table:table-cell>
          <table:table-cell office:value-type="float" office:value="4750" calcext:value-type="float">
            <text:p>4750</text:p>
          </table:table-cell>
          <table:table-cell office:value-type="float" office:value="3622" calcext:value-type="float">
            <text:p>3622</text:p>
          </table:table-cell>
          <table:table-cell office:value-type="float" office:value="-4.08333333333333" calcext:value-type="float">
            <text:p>-4.08333333333333</text:p>
          </table:table-cell>
          <table:table-cell office:value-type="float" office:value="137.183333333333" calcext:value-type="float">
            <text:p>137.183333333333</text:p>
          </table:table-cell>
          <table:table-cell office:value-type="float" office:value="136.740252602861" calcext:value-type="float">
            <text:p>136.740252602861</text:p>
          </table:table-cell>
          <table:table-cell office:value-type="float" office:value="-3.63760629350493" calcext:value-type="float">
            <text:p>-3.63760629350493</text:p>
          </table:table-cell>
          <table:table-cell office:value-type="float" office:value="137.199319854476" calcext:value-type="float">
            <text:p>137.199319854476</text:p>
          </table:table-cell>
          <table:table-cell office:value-type="float" office:value="-4.13962727043467" calcext:value-type="float">
            <text:p>-4.13962727043467</text:p>
          </table:table-cell>
        </table:table-row>
        <table:table-row table:style-name="ro1">
          <table:table-cell office:value-type="string" calcext:value-type="string">
            <text:p>ASIA-TEMPERATE</text:p>
          </table:table-cell>
          <table:table-cell/>
          <table:table-cell office:value-type="string" calcext:value-type="string">
            <text:p>Kamchatka</text:p>
          </table:table-cell>
          <table:table-cell office:value-type="string" calcext:value-type="string">
            <text:p>Klyuchevskaya Sopka</text:p>
          </table:table-cell>
          <table:table-cell office:value-type="float" office:value="4750" calcext:value-type="float">
            <text:p>4750</text:p>
          </table:table-cell>
          <table:table-cell office:value-type="float" office:value="4720" calcext:value-type="float">
            <text:p>4720</text:p>
          </table:table-cell>
          <table:table-cell office:value-type="float" office:value="4176" calcext:value-type="float">
            <text:p>4176</text:p>
          </table:table-cell>
          <table:table-cell office:value-type="float" office:value="56.0666666666667" calcext:value-type="float">
            <text:p>56.0666666666667</text:p>
          </table:table-cell>
          <table:table-cell office:value-type="float" office:value="160.633333333333" calcext:value-type="float">
            <text:p>160.633333333333</text:p>
          </table:table-cell>
          <table:table-cell office:value-type="float" office:value="159.855741059854" calcext:value-type="float">
            <text:p>159.855741059854</text:p>
          </table:table-cell>
          <table:table-cell office:value-type="float" office:value="56.4940324795982" calcext:value-type="float">
            <text:p>56.4940324795982</text:p>
          </table:table-cell>
          <table:table-cell office:value-type="float" office:value="160.771386833745" calcext:value-type="float">
            <text:p>160.771386833745</text:p>
          </table:table-cell>
          <table:table-cell office:value-type="float" office:value="56.0383434844785" calcext:value-type="float">
            <text:p>56.0383434844785</text:p>
          </table:table-cell>
        </table:table-row>
        <table:table-row table:style-name="ro1">
          <table:table-cell office:value-type="string" calcext:value-type="string">
            <text:p>ASIA-TEMPERATE</text:p>
          </table:table-cell>
          <table:table-cell/>
          <table:table-cell office:value-type="string" calcext:value-type="string">
            <text:p>Kabardino-Balkariya</text:p>
          </table:table-cell>
          <table:table-cell office:value-type="string" calcext:value-type="string">
            <text:p>Shkhara</text:p>
          </table:table-cell>
          <table:table-cell office:value-type="float" office:value="5193" calcext:value-type="float">
            <text:p>5193</text:p>
          </table:table-cell>
          <table:table-cell office:value-type="float" office:value="4534" calcext:value-type="float">
            <text:p>4534</text:p>
          </table:table-cell>
          <table:table-cell office:value-type="float" office:value="3699" calcext:value-type="float">
            <text:p>3699</text:p>
          </table:table-cell>
          <table:table-cell office:value-type="float" office:value="43" calcext:value-type="float">
            <text:p>43</text:p>
          </table:table-cell>
          <table:table-cell office:value-type="float" office:value="43.1097222222222" calcext:value-type="float">
            <text:p>43.1097222222222</text:p>
          </table:table-cell>
          <table:table-cell office:value-type="float" office:value="42.4625814505613" calcext:value-type="float">
            <text:p>42.4625814505613</text:p>
          </table:table-cell>
          <table:table-cell office:value-type="float" office:value="43.4697141433118" calcext:value-type="float">
            <text:p>43.4697141433118</text:p>
          </table:table-cell>
          <table:table-cell office:value-type="float" office:value="42.4625814505613" calcext:value-type="float">
            <text:p>42.4625814505613</text:p>
          </table:table-cell>
          <table:table-cell office:value-type="float" office:value="43.4697141433118" calcext:value-type="float">
            <text:p>43.469714143311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Zaïre</text:p>
          </table:table-cell>
          <table:table-cell office:value-type="string" calcext:value-type="string">
            <text:p>Mount Stanley</text:p>
          </table:table-cell>
          <table:table-cell office:value-type="float" office:value="5109" calcext:value-type="float">
            <text:p>5109</text:p>
          </table:table-cell>
          <table:table-cell office:value-type="float" office:value="4414" calcext:value-type="float">
            <text:p>4414</text:p>
          </table:table-cell>
          <table:table-cell office:value-type="float" office:value="4235" calcext:value-type="float">
            <text:p>4235</text:p>
          </table:table-cell>
          <table:table-cell office:value-type="float" office:value="0.385833333333333" calcext:value-type="float">
            <text:p>0.385833333333333</text:p>
          </table:table-cell>
          <table:table-cell office:value-type="float" office:value="29.8716666666667" calcext:value-type="float">
            <text:p>29.8716666666667</text:p>
          </table:table-cell>
          <table:table-cell office:value-type="float" office:value="29.4550340030072" calcext:value-type="float">
            <text:p>29.4550340030072</text:p>
          </table:table-cell>
          <table:table-cell office:value-type="float" office:value="0.805222191482094" calcext:value-type="float">
            <text:p>0.805222191482094</text:p>
          </table:table-cell>
          <table:table-cell office:value-type="float" office:value="29.8256266301843" calcext:value-type="float">
            <text:p>29.8256266301843</text:p>
          </table:table-cell>
          <table:table-cell office:value-type="float" office:value="0.445747652755033" calcext:value-type="float">
            <text:p>0.445747652755033</text:p>
          </table:table-cell>
        </table:table-row>
        <table:table-row table:style-name="ro1">
          <table:table-cell office:value-type="string" calcext:value-type="string">
            <text:p>ASIA-TEMPERATE</text:p>
          </table:table-cell>
          <table:table-cell/>
          <table:table-cell office:value-type="string" calcext:value-type="string">
            <text:p>Sichuan</text:p>
          </table:table-cell>
          <table:table-cell office:value-type="string" calcext:value-type="string">
            <text:p>Jiuding Shan</text:p>
          </table:table-cell>
          <table:table-cell office:value-type="float" office:value="4969" calcext:value-type="float">
            <text:p>4969</text:p>
          </table:table-cell>
          <table:table-cell office:value-type="float" office:value="4400" calcext:value-type="float">
            <text:p>4400</text:p>
          </table:table-cell>
          <table:table-cell office:value-type="float" office:value="3534" calcext:value-type="float">
            <text:p>3534</text:p>
          </table:table-cell>
          <table:table-cell office:value-type="float" office:value="31.5433333333333" calcext:value-type="float">
            <text:p>31.5433333333333</text:p>
          </table:table-cell>
          <table:table-cell office:value-type="float" office:value="103.853333333333" calcext:value-type="float">
            <text:p>103.853333333333</text:p>
          </table:table-cell>
          <table:table-cell office:value-type="float" office:value="103.341409463508" calcext:value-type="float">
            <text:p>103.341409463508</text:p>
          </table:table-cell>
          <table:table-cell office:value-type="float" office:value="31.9784999228423" calcext:value-type="float">
            <text:p>31.9784999228423</text:p>
          </table:table-cell>
          <table:table-cell office:value-type="float" office:value="103.341409463508" calcext:value-type="float">
            <text:p>103.341409463508</text:p>
          </table:table-cell>
          <table:table-cell office:value-type="float" office:value="31.9784999228423" calcext:value-type="float">
            <text:p>31.9784999228423</text:p>
          </table:table-cell>
        </table:table-row>
        <table:table-row table:style-name="ro1">
          <table:table-cell office:value-type="string" calcext:value-type="string">
            <text:p>ASIA-TROPICAL</text:p>
          </table:table-cell>
          <table:table-cell/>
          <table:table-cell office:value-type="string" calcext:value-type="string">
            <text:p>Papua New Guinea</text:p>
          </table:table-cell>
          <table:table-cell office:value-type="string" calcext:value-type="string">
            <text:p>Mount Wilhelm</text:p>
          </table:table-cell>
          <table:table-cell office:value-type="float" office:value="4509" calcext:value-type="float">
            <text:p>4509</text:p>
          </table:table-cell>
          <table:table-cell office:value-type="float" office:value="4351" calcext:value-type="float">
            <text:p>4351</text:p>
          </table:table-cell>
          <table:table-cell office:value-type="float" office:value="3083" calcext:value-type="float">
            <text:p>3083</text:p>
          </table:table-cell>
          <table:table-cell office:value-type="float" office:value="-5.8" calcext:value-type="float">
            <text:p>-5.8</text:p>
          </table:table-cell>
          <table:table-cell office:value-type="float" office:value="145.033333333333" calcext:value-type="float">
            <text:p>145.033333333333</text:p>
          </table:table-cell>
          <table:table-cell office:value-type="float" office:value="144.623024591347" calcext:value-type="float">
            <text:p>144.623024591347</text:p>
          </table:table-cell>
          <table:table-cell office:value-type="float" office:value="-5.38817933858772" calcext:value-type="float">
            <text:p>-5.38817933858772</text:p>
          </table:table-cell>
          <table:table-cell office:value-type="float" office:value="144.963602725756" calcext:value-type="float">
            <text:p>144.963602725756</text:p>
          </table:table-cell>
          <table:table-cell office:value-type="float" office:value="-5.64378152201854" calcext:value-type="float">
            <text:p>-5.64378152201854</text:p>
          </table:table-cell>
        </table:table-row>
        <table:table-row table:style-name="ro1">
          <table:table-cell office:value-type="string" calcext:value-type="string">
            <text:p>ASIA-TEMPERATE</text:p>
          </table:table-cell>
          <table:table-cell/>
          <table:table-cell office:value-type="string" calcext:value-type="string">
            <text:p>Turkey</text:p>
          </table:table-cell>
          <table:table-cell office:value-type="string" calcext:value-type="string">
            <text:p>Mount Ararat</text:p>
          </table:table-cell>
          <table:table-cell office:value-type="float" office:value="5137" calcext:value-type="float">
            <text:p>5137</text:p>
          </table:table-cell>
          <table:table-cell office:value-type="float" office:value="4341" calcext:value-type="float">
            <text:p>4341</text:p>
          </table:table-cell>
          <table:table-cell office:value-type="float" office:value="4077" calcext:value-type="float">
            <text:p>4077</text:p>
          </table:table-cell>
          <table:table-cell office:value-type="float" office:value="39.7" calcext:value-type="float">
            <text:p>39.7</text:p>
          </table:table-cell>
          <table:table-cell office:value-type="float" office:value="44.3" calcext:value-type="float">
            <text:p>44.3</text:p>
          </table:table-cell>
          <table:table-cell office:value-type="float" office:value="43.6925866014307" calcext:value-type="float">
            <text:p>43.6925866014307</text:p>
          </table:table-cell>
          <table:table-cell office:value-type="float" office:value="40.1645490916864" calcext:value-type="float">
            <text:p>40.1645490916864</text:p>
          </table:table-cell>
          <table:table-cell office:value-type="float" office:value="44.3263197191359" calcext:value-type="float">
            <text:p>44.3263197191359</text:p>
          </table:table-cell>
          <table:table-cell office:value-type="float" office:value="39.7720949926335" calcext:value-type="float">
            <text:p>39.7720949926335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/>
          <table:table-cell office:value-type="string" calcext:value-type="string">
            <text:p>Guatemala</text:p>
          </table:table-cell>
          <table:table-cell office:value-type="string" calcext:value-type="string">
            <text:p>Volcán Tajumulco</text:p>
          </table:table-cell>
          <table:table-cell office:value-type="float" office:value="4220" calcext:value-type="float">
            <text:p>4220</text:p>
          </table:table-cell>
          <table:table-cell office:value-type="float" office:value="4145" calcext:value-type="float">
            <text:p>4145</text:p>
          </table:table-cell>
          <table:table-cell office:value-type="float" office:value="3558" calcext:value-type="float">
            <text:p>3558</text:p>
          </table:table-cell>
          <table:table-cell office:value-type="float" office:value="15.0381666666667" calcext:value-type="float">
            <text:p>15.0381666666667</text:p>
          </table:table-cell>
          <table:table-cell office:value-type="float" office:value="-91.90185" calcext:value-type="float">
            <text:p>-91.90185</text:p>
          </table:table-cell>
          <table:table-cell office:value-type="float" office:value="-92.2986809899592" calcext:value-type="float">
            <text:p>-92.2986809899592</text:p>
          </table:table-cell>
          <table:table-cell office:value-type="float" office:value="15.4210543786819" calcext:value-type="float">
            <text:p>15.4210543786819</text:p>
          </table:table-cell>
          <table:table-cell office:value-type="float" office:value="-91.9468998113835" calcext:value-type="float">
            <text:p>-91.9468998113835</text:p>
          </table:table-cell>
          <table:table-cell office:value-type="float" office:value="15.0056720690063" calcext:value-type="float">
            <text:p>15.0056720690063</text:p>
          </table:table-cell>
        </table:table-row>
        <table:table-row table:style-name="ro1">
          <table:table-cell office:value-type="string" calcext:value-type="string">
            <text:p>ASIA-TEMPERATE</text:p>
          </table:table-cell>
          <table:table-cell/>
          <table:table-cell office:value-type="string" calcext:value-type="string">
            <text:p>Dagestan</text:p>
          </table:table-cell>
          <table:table-cell office:value-type="string" calcext:value-type="string">
            <text:p>Bazar Dyuzi</text:p>
          </table:table-cell>
          <table:table-cell office:value-type="float" office:value="4466" calcext:value-type="float">
            <text:p>4466</text:p>
          </table:table-cell>
          <table:table-cell office:value-type="float" office:value="4125" calcext:value-type="float">
            <text:p>4125</text:p>
          </table:table-cell>
          <table:table-cell office:value-type="float" office:value="3075" calcext:value-type="float">
            <text:p>3075</text:p>
          </table:table-cell>
          <table:table-cell office:value-type="float" office:value="41.2205555555556" calcext:value-type="float">
            <text:p>41.2205555555556</text:p>
          </table:table-cell>
          <table:table-cell office:value-type="float" office:value="47.8580555555556" calcext:value-type="float">
            <text:p>47.8580555555556</text:p>
          </table:table-cell>
          <table:table-cell office:value-type="float" office:value="47.7285460380011" calcext:value-type="float">
            <text:p>47.7285460380011</text:p>
          </table:table-cell>
          <table:table-cell office:value-type="float" office:value="41.0684436153711" calcext:value-type="float">
            <text:p>41.0684436153711</text:p>
          </table:table-cell>
          <table:table-cell office:value-type="float" office:value="47.3134290468078" calcext:value-type="float">
            <text:p>47.3134290468078</text:p>
          </table:table-cell>
          <table:table-cell office:value-type="float" office:value="41.6277455566218" calcext:value-type="float">
            <text:p>41.6277455566218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/>
          <table:table-cell office:value-type="string" calcext:value-type="string">
            <text:p>Guatemala</text:p>
          </table:table-cell>
          <table:table-cell office:value-type="string" calcext:value-type="string">
            <text:p>Volcán Tacaná</text:p>
          </table:table-cell>
          <table:table-cell office:value-type="float" office:value="4067" calcext:value-type="float">
            <text:p>4067</text:p>
          </table:table-cell>
          <table:table-cell office:value-type="float" office:value="4055" calcext:value-type="float">
            <text:p>4055</text:p>
          </table:table-cell>
          <table:table-cell office:value-type="float" office:value="3544" calcext:value-type="float">
            <text:p>3544</text:p>
          </table:table-cell>
          <table:table-cell office:value-type="float" office:value="15.1325" calcext:value-type="float">
            <text:p>15.1325</text:p>
          </table:table-cell>
          <table:table-cell office:value-type="float" office:value="-92.1083333333333" calcext:value-type="float">
            <text:p>-92.1083333333333</text:p>
          </table:table-cell>
          <table:table-cell office:value-type="float" office:value="-92.4910592185369" calcext:value-type="float">
            <text:p>-92.4910592185369</text:p>
          </table:table-cell>
          <table:table-cell office:value-type="float" office:value="15.5021220727125" calcext:value-type="float">
            <text:p>15.5021220727125</text:p>
          </table:table-cell>
          <table:table-cell office:value-type="float" office:value="-92.1554495376065" calcext:value-type="float">
            <text:p>-92.1554495376065</text:p>
          </table:table-cell>
          <table:table-cell office:value-type="float" office:value="15.1002763541448" calcext:value-type="float">
            <text:p>15.1002763541448</text:p>
          </table:table-cell>
        </table:table-row>
        <table:table-row table:style-name="ro1">
          <table:table-cell office:value-type="string" calcext:value-type="string">
            <text:p>ASIA-TROPICAL</text:p>
          </table:table-cell>
          <table:table-cell/>
          <table:table-cell office:value-type="string" calcext:value-type="string">
            <text:p>Sabah</text:p>
          </table:table-cell>
          <table:table-cell office:value-type="string" calcext:value-type="string">
            <text:p>Mount Kinabalu</text:p>
          </table:table-cell>
          <table:table-cell office:value-type="float" office:value="4095" calcext:value-type="float">
            <text:p>4095</text:p>
          </table:table-cell>
          <table:table-cell office:value-type="float" office:value="4047" calcext:value-type="float">
            <text:p>4047</text:p>
          </table:table-cell>
          <table:table-cell office:value-type="float" office:value="3879" calcext:value-type="float">
            <text:p>3879</text:p>
          </table:table-cell>
          <table:table-cell office:value-type="float" office:value="6.075" calcext:value-type="float">
            <text:p>6.075</text:p>
          </table:table-cell>
          <table:table-cell office:value-type="float" office:value="116.558611111111" calcext:value-type="float">
            <text:p>116.558611111111</text:p>
          </table:table-cell>
          <table:table-cell office:value-type="float" office:value="116.184766253728" calcext:value-type="float">
            <text:p>116.184766253728</text:p>
          </table:table-cell>
          <table:table-cell office:value-type="float" office:value="6.44692908362173" calcext:value-type="float">
            <text:p>6.44692908362173</text:p>
          </table:table-cell>
          <table:table-cell office:value-type="float" office:value="116.514748371302" calcext:value-type="float">
            <text:p>116.514748371302</text:p>
          </table:table-cell>
          <table:table-cell office:value-type="float" office:value="6.13508675892788" calcext:value-type="float">
            <text:p>6.1350867589278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Cameroon</text:p>
          </table:table-cell>
          <table:table-cell office:value-type="string" calcext:value-type="string">
            <text:p>Mount Cameroon</text:p>
          </table:table-cell>
          <table:table-cell table:number-columns-repeated="2" office:value-type="float" office:value="4040" calcext:value-type="float">
            <text:p>4040</text:p>
          </table:table-cell>
          <table:table-cell office:value-type="float" office:value="3488" calcext:value-type="float">
            <text:p>3488</text:p>
          </table:table-cell>
          <table:table-cell office:value-type="float" office:value="4.21666666666667" calcext:value-type="float">
            <text:p>4.21666666666667</text:p>
          </table:table-cell>
          <table:table-cell office:value-type="float" office:value="9.1725" calcext:value-type="float">
            <text:p>9.1725</text:p>
          </table:table-cell>
          <table:table-cell office:value-type="float" office:value="8.80504557107324" calcext:value-type="float">
            <text:p>8.80504557107324</text:p>
          </table:table-cell>
          <table:table-cell office:value-type="float" office:value="4.58486192672605" calcext:value-type="float">
            <text:p>4.58486192672605</text:p>
          </table:table-cell>
          <table:table-cell office:value-type="float" office:value="9.11822965710182" calcext:value-type="float">
            <text:p>9.11822965710182</text:p>
          </table:table-cell>
          <table:table-cell office:value-type="float" office:value="4.23000349944701" calcext:value-type="float">
            <text:p>4.23000349944701</text:p>
          </table:table-cell>
        </table:table-row>
        <table:table-row table:style-name="ro1">
          <table:table-cell office:value-type="string" calcext:value-type="string">
            <text:p>ASIA-TEMPERATE</text:p>
          </table:table-cell>
          <table:table-cell/>
          <table:table-cell office:value-type="string" calcext:value-type="string">
            <text:p>Iran</text:p>
          </table:table-cell>
          <table:table-cell office:value-type="string" calcext:value-type="string">
            <text:p>Sabalan</text:p>
          </table:table-cell>
          <table:table-cell office:value-type="float" office:value="4811" calcext:value-type="float">
            <text:p>4811</text:p>
          </table:table-cell>
          <table:table-cell office:value-type="float" office:value="4039" calcext:value-type="float">
            <text:p>4039</text:p>
          </table:table-cell>
          <table:table-cell office:value-type="float" office:value="2585" calcext:value-type="float">
            <text:p>2585</text:p>
          </table:table-cell>
          <table:table-cell office:value-type="float" office:value="38.2669444444444" calcext:value-type="float">
            <text:p>38.2669444444444</text:p>
          </table:table-cell>
          <table:table-cell office:value-type="float" office:value="47.8369444444444" calcext:value-type="float">
            <text:p>47.8369444444444</text:p>
          </table:table-cell>
          <table:table-cell office:value-type="float" office:value="47.6726199576544" calcext:value-type="float">
            <text:p>47.6726199576544</text:p>
          </table:table-cell>
          <table:table-cell office:value-type="float" office:value="38.3965116208783" calcext:value-type="float">
            <text:p>38.3965116208783</text:p>
          </table:table-cell>
          <table:table-cell office:value-type="float" office:value="47.7671757862919" calcext:value-type="float">
            <text:p>47.7671757862919</text:p>
          </table:table-cell>
          <table:table-cell office:value-type="float" office:value="38.2749867295761" calcext:value-type="float">
            <text:p>38.2749867295761</text:p>
          </table:table-cell>
        </table:table-row>
        <table:table-row table:style-name="ro1">
          <table:table-cell office:value-type="string" calcext:value-type="string">
            <text:p>ASIA-TROPICAL</text:p>
          </table:table-cell>
          <table:table-cell/>
          <table:table-cell office:value-type="string" calcext:value-type="string">
            <text:p>Papua New Guinea</text:p>
          </table:table-cell>
          <table:table-cell office:value-type="string" calcext:value-type="string">
            <text:p>Mount Boising</text:p>
          </table:table-cell>
          <table:table-cell office:value-type="float" office:value="4150" calcext:value-type="float">
            <text:p>4150</text:p>
          </table:table-cell>
          <table:table-cell office:value-type="float" office:value="3875" calcext:value-type="float">
            <text:p>3875</text:p>
          </table:table-cell>
          <table:table-cell office:value-type="float" office:value="3223" calcext:value-type="float">
            <text:p>3223</text:p>
          </table:table-cell>
          <table:table-cell office:value-type="float" office:value="-5.8" calcext:value-type="float">
            <text:p>-5.8</text:p>
          </table:table-cell>
          <table:table-cell office:value-type="float" office:value="146.1" calcext:value-type="float">
            <text:p>146.1</text:p>
          </table:table-cell>
          <table:table-cell office:value-type="float" office:value="145.722062132914" calcext:value-type="float">
            <text:p>145.722062132914</text:p>
          </table:table-cell>
          <table:table-cell office:value-type="float" office:value="-5.42129829396134" calcext:value-type="float">
            <text:p>-5.42129829396134</text:p>
          </table:table-cell>
          <table:table-cell office:value-type="float" office:value="146.11909463057" calcext:value-type="float">
            <text:p>146.11909463057</text:p>
          </table:table-cell>
          <table:table-cell office:value-type="float" office:value="-5.74470310228497" calcext:value-type="float">
            <text:p>-5.74470310228497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/>
          <table:table-cell office:value-type="string" calcext:value-type="string">
            <text:p>Guatemala</text:p>
          </table:table-cell>
          <table:table-cell office:value-type="string" calcext:value-type="string">
            <text:p>Volcán Acatenango</text:p>
          </table:table-cell>
          <table:table-cell office:value-type="float" office:value="3975" calcext:value-type="float">
            <text:p>3975</text:p>
          </table:table-cell>
          <table:table-cell office:value-type="float" office:value="3871" calcext:value-type="float">
            <text:p>3871</text:p>
          </table:table-cell>
          <table:table-cell office:value-type="float" office:value="3181" calcext:value-type="float">
            <text:p>3181</text:p>
          </table:table-cell>
          <table:table-cell office:value-type="float" office:value="14.5016" calcext:value-type="float">
            <text:p>14.5016</text:p>
          </table:table-cell>
          <table:table-cell office:value-type="float" office:value="-90.8755" calcext:value-type="float">
            <text:p>-90.8755</text:p>
          </table:table-cell>
          <table:table-cell office:value-type="float" office:value="-91.2485290769702" calcext:value-type="float">
            <text:p>-91.2485290769702</text:p>
          </table:table-cell>
          <table:table-cell office:value-type="float" office:value="14.8637689212094" calcext:value-type="float">
            <text:p>14.8637689212094</text:p>
          </table:table-cell>
          <table:table-cell office:value-type="float" office:value="-91.2485290769702" calcext:value-type="float">
            <text:p>-91.2485290769702</text:p>
          </table:table-cell>
          <table:table-cell office:value-type="float" office:value="14.8637689212094" calcext:value-type="float">
            <text:p>14.8637689212094</text:p>
          </table:table-cell>
        </table:table-row>
        <table:table-row table:style-name="ro1">
          <table:table-cell office:value-type="string" calcext:value-type="string">
            <text:p>ASIA-TEMPERATE</text:p>
          </table:table-cell>
          <table:table-cell/>
          <table:table-cell office:value-type="string" calcext:value-type="string">
            <text:p>Honshu</text:p>
          </table:table-cell>
          <table:table-cell office:value-type="string" calcext:value-type="string">
            <text:p>Mount Fuji</text:p>
          </table:table-cell>
          <table:table-cell table:number-columns-repeated="2" office:value-type="float" office:value="3776" calcext:value-type="float">
            <text:p>3776</text:p>
          </table:table-cell>
          <table:table-cell office:value-type="float" office:value="3320" calcext:value-type="float">
            <text:p>3320</text:p>
          </table:table-cell>
          <table:table-cell office:value-type="float" office:value="35.3605555555556" calcext:value-type="float">
            <text:p>35.3605555555556</text:p>
          </table:table-cell>
          <table:table-cell office:value-type="float" office:value="138.7275" calcext:value-type="float">
            <text:p>138.7275</text:p>
          </table:table-cell>
          <table:table-cell office:value-type="float" office:value="138.303347807425" calcext:value-type="float">
            <text:p>138.303347807425</text:p>
          </table:table-cell>
          <table:table-cell office:value-type="float" office:value="35.7056030456733" calcext:value-type="float">
            <text:p>35.7056030456733</text:p>
          </table:table-cell>
          <table:table-cell office:value-type="float" office:value="138.303347807425" calcext:value-type="float">
            <text:p>138.303347807425</text:p>
          </table:table-cell>
          <table:table-cell office:value-type="float" office:value="35.7056030456733" calcext:value-type="float">
            <text:p>35.705603045673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Canary Is.</text:p>
          </table:table-cell>
          <table:table-cell office:value-type="string" calcext:value-type="string">
            <text:p>Teide</text:p>
          </table:table-cell>
          <table:table-cell table:number-columns-repeated="2" office:value-type="float" office:value="3715" calcext:value-type="float">
            <text:p>3715</text:p>
          </table:table-cell>
          <table:table-cell office:value-type="float" office:value="3435" calcext:value-type="float">
            <text:p>3435</text:p>
          </table:table-cell>
          <table:table-cell office:value-type="float" office:value="28.2726388888889" calcext:value-type="float">
            <text:p>28.2726388888889</text:p>
          </table:table-cell>
          <table:table-cell office:value-type="float" office:value="-16.6436111111111" calcext:value-type="float">
            <text:p>-16.6436111111111</text:p>
          </table:table-cell>
          <table:table-cell office:value-type="float" office:value="-17.0248369689944" calcext:value-type="float">
            <text:p>-17.0248369689944</text:p>
          </table:table-cell>
          <table:table-cell office:value-type="float" office:value="28.6101620444372" calcext:value-type="float">
            <text:p>28.6101620444372</text:p>
          </table:table-cell>
          <table:table-cell office:value-type="float" office:value="-16.6618131388423" calcext:value-type="float">
            <text:p>-16.6618131388423</text:p>
          </table:table-cell>
          <table:table-cell office:value-type="float" office:value="28.3242058157638" calcext:value-type="float">
            <text:p>28.3242058157638</text:p>
          </table:table-cell>
        </table:table-row>
        <table:table-row table:style-name="ro1">
          <table:table-cell office:value-type="string" calcext:value-type="string">
            <text:p>ASIA-TROPICAL</text:p>
          </table:table-cell>
          <table:table-cell/>
          <table:table-cell office:value-type="string" calcext:value-type="string">
            <text:p>Papua New Guinea</text:p>
          </table:table-cell>
          <table:table-cell office:value-type="string" calcext:value-type="string">
            <text:p>Mount Suckling</text:p>
          </table:table-cell>
          <table:table-cell office:value-type="float" office:value="3676" calcext:value-type="float">
            <text:p>3676</text:p>
          </table:table-cell>
          <table:table-cell office:value-type="float" office:value="3665" calcext:value-type="float">
            <text:p>3665</text:p>
          </table:table-cell>
          <table:table-cell office:value-type="float" office:value="3024" calcext:value-type="float">
            <text:p>3024</text:p>
          </table:table-cell>
          <table:table-cell office:value-type="float" office:value="-9.66916666666667" calcext:value-type="float">
            <text:p>-9.66916666666667</text:p>
          </table:table-cell>
          <table:table-cell office:value-type="float" office:value="149.010833333333" calcext:value-type="float">
            <text:p>149.010833333333</text:p>
          </table:table-cell>
          <table:table-cell office:value-type="float" office:value="148.675074067351" calcext:value-type="float">
            <text:p>148.675074067351</text:p>
          </table:table-cell>
          <table:table-cell office:value-type="float" office:value="-9.33344000535844" calcext:value-type="float">
            <text:p>-9.33344000535844</text:p>
          </table:table-cell>
          <table:table-cell office:value-type="float" office:value="148.675074067351" calcext:value-type="float">
            <text:p>148.675074067351</text:p>
          </table:table-cell>
          <table:table-cell office:value-type="float" office:value="-9.33344000535844" calcext:value-type="float">
            <text:p>-9.33344000535844</text:p>
          </table:table-cell>
        </table:table-row>
        <table:table-row table:style-name="ro1">
          <table:table-cell office:value-type="string" calcext:value-type="string">
            <text:p>ASIA-TROPICAL</text:p>
          </table:table-cell>
          <table:table-cell/>
          <table:table-cell office:value-type="string" calcext:value-type="string">
            <text:p>Lesser Sunda Is.</text:p>
          </table:table-cell>
          <table:table-cell office:value-type="string" calcext:value-type="string">
            <text:p>Mount Rinjani</text:p>
          </table:table-cell>
          <table:table-cell office:value-type="float" office:value="3726" calcext:value-type="float">
            <text:p>3726</text:p>
          </table:table-cell>
          <table:table-cell office:value-type="float" office:value="3646" calcext:value-type="float">
            <text:p>3646</text:p>
          </table:table-cell>
          <table:table-cell office:value-type="float" office:value="3181" calcext:value-type="float">
            <text:p>3181</text:p>
          </table:table-cell>
          <table:table-cell office:value-type="float" office:value="-8.41666666666667" calcext:value-type="float">
            <text:p>-8.41666666666667</text:p>
          </table:table-cell>
          <table:table-cell office:value-type="float" office:value="116.466666666667" calcext:value-type="float">
            <text:p>116.466666666667</text:p>
          </table:table-cell>
          <table:table-cell office:value-type="float" office:value="116.127217499641" calcext:value-type="float">
            <text:p>116.127217499641</text:p>
          </table:table-cell>
          <table:table-cell office:value-type="float" office:value="-8.0766851852534" calcext:value-type="float">
            <text:p>-8.0766851852534</text:p>
          </table:table-cell>
          <table:table-cell office:value-type="float" office:value="116.127217499641" calcext:value-type="float">
            <text:p>116.127217499641</text:p>
          </table:table-cell>
          <table:table-cell office:value-type="float" office:value="-8.0766851852534" calcext:value-type="float">
            <text:p>-8.0766851852534</text:p>
          </table:table-cell>
        </table:table-row>
        <table:table-row table:style-name="ro1">
          <table:table-cell office:value-type="string" calcext:value-type="string">
            <text:p>ASIA-TROPICAL</text:p>
          </table:table-cell>
          <table:table-cell/>
          <table:table-cell office:value-type="string" calcext:value-type="string">
            <text:p>Jawa</text:p>
          </table:table-cell>
          <table:table-cell office:value-type="string" calcext:value-type="string">
            <text:p>Semeru</text:p>
          </table:table-cell>
          <table:table-cell office:value-type="float" office:value="3676" calcext:value-type="float">
            <text:p>3676</text:p>
          </table:table-cell>
          <table:table-cell office:value-type="float" office:value="3642" calcext:value-type="float">
            <text:p>3642</text:p>
          </table:table-cell>
          <table:table-cell office:value-type="float" office:value="3060" calcext:value-type="float">
            <text:p>3060</text:p>
          </table:table-cell>
          <table:table-cell office:value-type="float" office:value="-8.1" calcext:value-type="float">
            <text:p>-8.1</text:p>
          </table:table-cell>
          <table:table-cell office:value-type="float" office:value="112.916666666667" calcext:value-type="float">
            <text:p>112.916666666667</text:p>
          </table:table-cell>
          <table:table-cell office:value-type="float" office:value="112.582005868002" calcext:value-type="float">
            <text:p>112.582005868002</text:p>
          </table:table-cell>
          <table:table-cell office:value-type="float" office:value="-7.76454349617745" calcext:value-type="float">
            <text:p>-7.76454349617745</text:p>
          </table:table-cell>
          <table:table-cell office:value-type="float" office:value="112.582005868002" calcext:value-type="float">
            <text:p>112.582005868002</text:p>
          </table:table-cell>
          <table:table-cell office:value-type="float" office:value="-7.76454349617745" calcext:value-type="float">
            <text:p>-7.7645434961774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Kenya</text:p>
          </table:table-cell>
          <table:table-cell office:value-type="string" calcext:value-type="string">
            <text:p>Mount Kenya</text:p>
          </table:table-cell>
          <table:table-cell office:value-type="float" office:value="5199" calcext:value-type="float">
            <text:p>5199</text:p>
          </table:table-cell>
          <table:table-cell office:value-type="float" office:value="3642" calcext:value-type="float">
            <text:p>3642</text:p>
          </table:table-cell>
          <table:table-cell office:value-type="float" office:value="1212" calcext:value-type="float">
            <text:p>1212</text:p>
          </table:table-cell>
          <table:table-cell office:value-type="float" office:value="-0.152222222222222" calcext:value-type="float">
            <text:p>-0.152222222222222</text:p>
          </table:table-cell>
          <table:table-cell office:value-type="float" office:value="37.3088888888889" calcext:value-type="float">
            <text:p>37.3088888888889</text:p>
          </table:table-cell>
          <table:table-cell office:value-type="float" office:value="37.3330089449111" calcext:value-type="float">
            <text:p>37.3330089449111</text:p>
          </table:table-cell>
          <table:table-cell office:value-type="float" office:value="-0.290726404005619" calcext:value-type="float">
            <text:p>-0.290726404005619</text:p>
          </table:table-cell>
          <table:table-cell office:value-type="float" office:value="37.2948302134895" calcext:value-type="float">
            <text:p>37.2948302134895</text:p>
          </table:table-cell>
          <table:table-cell office:value-type="float" office:value="-0.139244516410738" calcext:value-type="float">
            <text:p>-0.139244516410738</text:p>
          </table:table-cell>
        </table:table-row>
        <table:table-row table:style-name="ro1">
          <table:table-cell office:value-type="string" calcext:value-type="string">
            <text:p>ASIA-TROPICAL</text:p>
          </table:table-cell>
          <table:table-cell/>
          <table:table-cell office:value-type="string" calcext:value-type="string">
            <text:p>Myanmar</text:p>
          </table:table-cell>
          <table:table-cell office:value-type="string" calcext:value-type="string">
            <text:p>Saramati</text:p>
          </table:table-cell>
          <table:table-cell office:value-type="float" office:value="3826" calcext:value-type="float">
            <text:p>3826</text:p>
          </table:table-cell>
          <table:table-cell office:value-type="float" office:value="3617" calcext:value-type="float">
            <text:p>3617</text:p>
          </table:table-cell>
          <table:table-cell office:value-type="float" office:value="3149" calcext:value-type="float">
            <text:p>3149</text:p>
          </table:table-cell>
          <table:table-cell office:value-type="float" office:value="25.7333333333333" calcext:value-type="float">
            <text:p>25.7333333333333</text:p>
          </table:table-cell>
          <table:table-cell office:value-type="float" office:value="95.0333333333333" calcext:value-type="float">
            <text:p>95.0333333333333</text:p>
          </table:table-cell>
          <table:table-cell office:value-type="float" office:value="94.6483770441384" calcext:value-type="float">
            <text:p>94.6483770441384</text:p>
          </table:table-cell>
          <table:table-cell office:value-type="float" office:value="26.0802085143432" calcext:value-type="float">
            <text:p>26.0802085143432</text:p>
          </table:table-cell>
          <table:table-cell office:value-type="float" office:value="95.0207312941556" calcext:value-type="float">
            <text:p>95.0207312941556</text:p>
          </table:table-cell>
          <table:table-cell office:value-type="float" office:value="25.688064350098" calcext:value-type="float">
            <text:p>25.688064350098</text:p>
          </table:table-cell>
        </table:table-row>
        <table:table-row table:style-name="ro1">
          <table:table-cell office:value-type="string" calcext:value-type="string">
            <text:p>ASIA-TEMPERATE</text:p>
          </table:table-cell>
          <table:table-cell/>
          <table:table-cell office:value-type="string" calcext:value-type="string">
            <text:p>Taiwan</text:p>
          </table:table-cell>
          <table:table-cell office:value-type="string" calcext:value-type="string">
            <text:p>Yushan</text:p>
          </table:table-cell>
          <table:table-cell office:value-type="float" office:value="3952" calcext:value-type="float">
            <text:p>3952</text:p>
          </table:table-cell>
          <table:table-cell office:value-type="float" office:value="3575" calcext:value-type="float">
            <text:p>3575</text:p>
          </table:table-cell>
          <table:table-cell office:value-type="float" office:value="3033" calcext:value-type="float">
            <text:p>3033</text:p>
          </table:table-cell>
          <table:table-cell office:value-type="float" office:value="23.47" calcext:value-type="float">
            <text:p>23.47</text:p>
          </table:table-cell>
          <table:table-cell office:value-type="float" office:value="120.957266666667" calcext:value-type="float">
            <text:p>120.957266666667</text:p>
          </table:table-cell>
          <table:table-cell office:value-type="float" office:value="120.564618993134" calcext:value-type="float">
            <text:p>120.564618993134</text:p>
          </table:table-cell>
          <table:table-cell office:value-type="float" office:value="23.8306278101674" calcext:value-type="float">
            <text:p>23.8306278101674</text:p>
          </table:table-cell>
          <table:table-cell office:value-type="float" office:value="120.564618993134" calcext:value-type="float">
            <text:p>120.564618993134</text:p>
          </table:table-cell>
          <table:table-cell office:value-type="float" office:value="23.8306278101674" calcext:value-type="float">
            <text:p>23.8306278101674</text:p>
          </table:table-cell>
        </table:table-row>
        <table:table-row table:style-name="ro1">
          <table:table-cell office:value-type="string" calcext:value-type="string">
            <text:p>ASIA-TROPICAL</text:p>
          </table:table-cell>
          <table:table-cell/>
          <table:table-cell office:value-type="string" calcext:value-type="string">
            <text:p>Sumatera</text:p>
          </table:table-cell>
          <table:table-cell office:value-type="string" calcext:value-type="string">
            <text:p>Mount Kerinci</text:p>
          </table:table-cell>
          <table:table-cell office:value-type="float" office:value="3805" calcext:value-type="float">
            <text:p>3805</text:p>
          </table:table-cell>
          <table:table-cell office:value-type="float" office:value="3567" calcext:value-type="float">
            <text:p>3567</text:p>
          </table:table-cell>
          <table:table-cell office:value-type="float" office:value="3147" calcext:value-type="float">
            <text:p>3147</text:p>
          </table:table-cell>
          <table:table-cell office:value-type="float" office:value="-1.69694388888889" calcext:value-type="float">
            <text:p>-1.69694388888889</text:p>
          </table:table-cell>
          <table:table-cell office:value-type="float" office:value="101.264443888889" calcext:value-type="float">
            <text:p>101.264443888889</text:p>
          </table:table-cell>
          <table:table-cell office:value-type="float" office:value="100.918722569119" calcext:value-type="float">
            <text:p>100.918722569119</text:p>
          </table:table-cell>
          <table:table-cell office:value-type="float" office:value="-1.35076917646823" calcext:value-type="float">
            <text:p>-1.35076917646823</text:p>
          </table:table-cell>
          <table:table-cell office:value-type="float" office:value="100.918722569119" calcext:value-type="float">
            <text:p>100.918722569119</text:p>
          </table:table-cell>
          <table:table-cell office:value-type="float" office:value="-1.35076917646823" calcext:value-type="float">
            <text:p>-1.3507691764682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Tanzania</text:p>
          </table:table-cell>
          <table:table-cell office:value-type="string" calcext:value-type="string">
            <text:p>Mount Meru</text:p>
          </table:table-cell>
          <table:table-cell office:value-type="float" office:value="4565" calcext:value-type="float">
            <text:p>4565</text:p>
          </table:table-cell>
          <table:table-cell office:value-type="float" office:value="3507" calcext:value-type="float">
            <text:p>3507</text:p>
          </table:table-cell>
          <table:table-cell office:value-type="float" office:value="3045" calcext:value-type="float">
            <text:p>3045</text:p>
          </table:table-cell>
          <table:table-cell office:value-type="float" office:value="-3.24678055555556" calcext:value-type="float">
            <text:p>-3.24678055555556</text:p>
          </table:table-cell>
          <table:table-cell office:value-type="float" office:value="36.76025" calcext:value-type="float">
            <text:p>36.76025</text:p>
          </table:table-cell>
          <table:table-cell office:value-type="float" office:value="36.3463000299951" calcext:value-type="float">
            <text:p>36.3463000299951</text:p>
          </table:table-cell>
          <table:table-cell office:value-type="float" office:value="-2.83092583104248" calcext:value-type="float">
            <text:p>-2.83092583104248</text:p>
          </table:table-cell>
          <table:table-cell office:value-type="float" office:value="36.7600250499245" calcext:value-type="float">
            <text:p>36.7600250499245</text:p>
          </table:table-cell>
          <table:table-cell office:value-type="float" office:value="-3.30352788241432" calcext:value-type="float">
            <text:p>-3.3035278824143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Morocco</text:p>
          </table:table-cell>
          <table:table-cell office:value-type="string" calcext:value-type="string">
            <text:p>Toubkal</text:p>
          </table:table-cell>
          <table:table-cell office:value-type="float" office:value="4167" calcext:value-type="float">
            <text:p>4167</text:p>
          </table:table-cell>
          <table:table-cell office:value-type="float" office:value="3459" calcext:value-type="float">
            <text:p>3459</text:p>
          </table:table-cell>
          <table:table-cell office:value-type="float" office:value="2456" calcext:value-type="float">
            <text:p>2456</text:p>
          </table:table-cell>
          <table:table-cell office:value-type="float" office:value="31.0619444444444" calcext:value-type="float">
            <text:p>31.0619444444444</text:p>
          </table:table-cell>
          <table:table-cell office:value-type="float" office:value="-7.91611111111111" calcext:value-type="float">
            <text:p>-7.91611111111111</text:p>
          </table:table-cell>
          <table:table-cell office:value-type="float" office:value="-8.35839184893346" calcext:value-type="float">
            <text:p>-8.35839184893346</text:p>
          </table:table-cell>
          <table:table-cell office:value-type="float" office:value="31.4395960572932" calcext:value-type="float">
            <text:p>31.4395960572932</text:p>
          </table:table-cell>
          <table:table-cell office:value-type="float" office:value="-8.35839184893346" calcext:value-type="float">
            <text:p>-8.35839184893346</text:p>
          </table:table-cell>
          <table:table-cell office:value-type="float" office:value="31.4395960572932" calcext:value-type="float">
            <text:p>31.4395960572932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/>
          <table:table-cell office:value-type="string" calcext:value-type="string">
            <text:p>Costa Rica</text:p>
          </table:table-cell>
          <table:table-cell office:value-type="string" calcext:value-type="string">
            <text:p>Chirripó Grande</text:p>
          </table:table-cell>
          <table:table-cell office:value-type="float" office:value="3820" calcext:value-type="float">
            <text:p>3820</text:p>
          </table:table-cell>
          <table:table-cell office:value-type="float" office:value="3453" calcext:value-type="float">
            <text:p>3453</text:p>
          </table:table-cell>
          <table:table-cell office:value-type="float" office:value="2408" calcext:value-type="float">
            <text:p>2408</text:p>
          </table:table-cell>
          <table:table-cell office:value-type="float" office:value="9.48423333333333" calcext:value-type="float">
            <text:p>9.48423333333333</text:p>
          </table:table-cell>
          <table:table-cell office:value-type="float" office:value="-83.4887555555556" calcext:value-type="float">
            <text:p>-83.4887555555556</text:p>
          </table:table-cell>
          <table:table-cell office:value-type="float" office:value="-83.8405915189406" calcext:value-type="float">
            <text:p>-83.8405915189406</text:p>
          </table:table-cell>
          <table:table-cell office:value-type="float" office:value="9.83128219052228" calcext:value-type="float">
            <text:p>9.83128219052228</text:p>
          </table:table-cell>
          <table:table-cell office:value-type="float" office:value="-83.4850663361005" calcext:value-type="float">
            <text:p>-83.4850663361005</text:p>
          </table:table-cell>
          <table:table-cell office:value-type="float" office:value="9.57378648486947" calcext:value-type="float">
            <text:p>9.57378648486947</text:p>
          </table:table-cell>
        </table:table-row>
        <table:table-row table:style-name="ro1">
          <table:table-cell office:value-type="string" calcext:value-type="string">
            <text:p>ASIA-TROPICAL</text:p>
          </table:table-cell>
          <table:table-cell/>
          <table:table-cell office:value-type="string" calcext:value-type="string">
            <text:p>Sulawesi</text:p>
          </table:table-cell>
          <table:table-cell office:value-type="string" calcext:value-type="string">
            <text:p>Mount Latimojong</text:p>
          </table:table-cell>
          <table:table-cell office:value-type="float" office:value="3478" calcext:value-type="float">
            <text:p>3478</text:p>
          </table:table-cell>
          <table:table-cell office:value-type="float" office:value="3452" calcext:value-type="float">
            <text:p>3452</text:p>
          </table:table-cell>
          <table:table-cell office:value-type="float" office:value="2648" calcext:value-type="float">
            <text:p>2648</text:p>
          </table:table-cell>
          <table:table-cell office:value-type="float" office:value="-3.385" calcext:value-type="float">
            <text:p>-3.385</text:p>
          </table:table-cell>
          <table:table-cell office:value-type="float" office:value="120.024166666667" calcext:value-type="float">
            <text:p>120.024166666667</text:p>
          </table:table-cell>
          <table:table-cell office:value-type="float" office:value="119.709174194977" calcext:value-type="float">
            <text:p>119.709174194977</text:p>
          </table:table-cell>
          <table:table-cell office:value-type="float" office:value="-3.06630540440691" calcext:value-type="float">
            <text:p>-3.06630540440691</text:p>
          </table:table-cell>
          <table:table-cell office:value-type="float" office:value="120.075773304189" calcext:value-type="float">
            <text:p>120.075773304189</text:p>
          </table:table-cell>
          <table:table-cell office:value-type="float" office:value="-3.36252582912011" calcext:value-type="float">
            <text:p>-3.36252582912011</text:p>
          </table:table-cell>
        </table:table-row>
        <table:table-row table:style-name="ro1">
          <table:table-cell office:value-type="string" calcext:value-type="string">
            <text:p>ASIA-TEMPERATE</text:p>
          </table:table-cell>
          <table:table-cell/>
          <table:table-cell office:value-type="string" calcext:value-type="string">
            <text:p>Altay</text:p>
          </table:table-cell>
          <table:table-cell office:value-type="string" calcext:value-type="string">
            <text:p>Belukha Mountain</text:p>
          </table:table-cell>
          <table:table-cell office:value-type="float" office:value="4506" calcext:value-type="float">
            <text:p>4506</text:p>
          </table:table-cell>
          <table:table-cell office:value-type="float" office:value="3426" calcext:value-type="float">
            <text:p>3426</text:p>
          </table:table-cell>
          <table:table-cell office:value-type="float" office:value="2775" calcext:value-type="float">
            <text:p>2775</text:p>
          </table:table-cell>
          <table:table-cell office:value-type="float" office:value="49.8069444444444" calcext:value-type="float">
            <text:p>49.8069444444444</text:p>
          </table:table-cell>
          <table:table-cell office:value-type="float" office:value="86.5897222222222" calcext:value-type="float">
            <text:p>86.5897222222222</text:p>
          </table:table-cell>
          <table:table-cell office:value-type="float" office:value="85.9737932473915" calcext:value-type="float">
            <text:p>85.9737932473915</text:p>
          </table:table-cell>
          <table:table-cell office:value-type="float" office:value="50.2011301736976" calcext:value-type="float">
            <text:p>50.2011301736976</text:p>
          </table:table-cell>
          <table:table-cell office:value-type="float" office:value="86.6074210408561" calcext:value-type="float">
            <text:p>86.6074210408561</text:p>
          </table:table-cell>
          <table:table-cell office:value-type="float" office:value="49.7689570330451" calcext:value-type="float">
            <text:p>49.7689570330451</text:p>
          </table:table-cell>
        </table:table-row>
        <table:table-row table:style-name="ro1">
          <table:table-cell office:value-type="string" calcext:value-type="string">
            <text:p>ASIA-TROPICAL</text:p>
          </table:table-cell>
          <table:table-cell/>
          <table:table-cell office:value-type="string" calcext:value-type="string">
            <text:p>Jawa</text:p>
          </table:table-cell>
          <table:table-cell office:value-type="string" calcext:value-type="string">
            <text:p>Mount Slamet</text:p>
          </table:table-cell>
          <table:table-cell office:value-type="float" office:value="3428" calcext:value-type="float">
            <text:p>3428</text:p>
          </table:table-cell>
          <table:table-cell office:value-type="float" office:value="3414" calcext:value-type="float">
            <text:p>3414</text:p>
          </table:table-cell>
          <table:table-cell office:value-type="float" office:value="3121" calcext:value-type="float">
            <text:p>3121</text:p>
          </table:table-cell>
          <table:table-cell office:value-type="float" office:value="-7.239" calcext:value-type="float">
            <text:p>-7.23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8.907953722981" calcext:value-type="float">
            <text:p>108.907953722981</text:p>
          </table:table-cell>
          <table:table-cell office:value-type="float" office:value="-6.92679922728404" calcext:value-type="float">
            <text:p>-6.92679922728404</text:p>
          </table:table-cell>
          <table:table-cell office:value-type="float" office:value="109.229191860943" calcext:value-type="float">
            <text:p>109.229191860943</text:p>
          </table:table-cell>
          <table:table-cell office:value-type="float" office:value="-7.29763884519475" calcext:value-type="float">
            <text:p>-7.2976388451947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Ethiopia</text:p>
          </table:table-cell>
          <table:table-cell office:value-type="string" calcext:value-type="string">
            <text:p>Ras Dashen</text:p>
          </table:table-cell>
          <table:table-cell office:value-type="float" office:value="4550" calcext:value-type="float">
            <text:p>4550</text:p>
          </table:table-cell>
          <table:table-cell office:value-type="float" office:value="3397" calcext:value-type="float">
            <text:p>3397</text:p>
          </table:table-cell>
          <table:table-cell office:value-type="float" office:value="2475" calcext:value-type="float">
            <text:p>2475</text:p>
          </table:table-cell>
          <table:table-cell office:value-type="float" office:value="13.2366666666667" calcext:value-type="float">
            <text:p>13.2366666666667</text:p>
          </table:table-cell>
          <table:table-cell office:value-type="float" office:value="38.3725" calcext:value-type="float">
            <text:p>38.3725</text:p>
          </table:table-cell>
          <table:table-cell office:value-type="float" office:value="38.4936544758142" calcext:value-type="float">
            <text:p>38.4936544758142</text:p>
          </table:table-cell>
          <table:table-cell office:value-type="float" office:value="13.1587675035891" calcext:value-type="float">
            <text:p>13.1587675035891</text:p>
          </table:table-cell>
          <table:table-cell office:value-type="float" office:value="38.3506704767765" calcext:value-type="float">
            <text:p>38.3506704767765</text:p>
          </table:table-cell>
          <table:table-cell office:value-type="float" office:value="13.3305347590445" calcext:value-type="float">
            <text:p>13.3305347590445</text:p>
          </table:table-cell>
        </table:table-row>
        <table:table-row table:style-name="ro1">
          <table:table-cell office:value-type="string" calcext:value-type="string">
            <text:p>ASIA-TEMPERATE</text:p>
          </table:table-cell>
          <table:table-cell/>
          <table:table-cell office:value-type="string" calcext:value-type="string">
            <text:p>Kamchatka</text:p>
          </table:table-cell>
          <table:table-cell office:value-type="string" calcext:value-type="string">
            <text:p>Koryaksky</text:p>
          </table:table-cell>
          <table:table-cell office:value-type="float" office:value="3456" calcext:value-type="float">
            <text:p>3456</text:p>
          </table:table-cell>
          <table:table-cell office:value-type="float" office:value="3391" calcext:value-type="float">
            <text:p>3391</text:p>
          </table:table-cell>
          <table:table-cell office:value-type="float" office:value="3099" calcext:value-type="float">
            <text:p>3099</text:p>
          </table:table-cell>
          <table:table-cell office:value-type="float" office:value="53.3166666666667" calcext:value-type="float">
            <text:p>53.3166666666667</text:p>
          </table:table-cell>
          <table:table-cell office:value-type="float" office:value="158.683333333333" calcext:value-type="float">
            <text:p>158.683333333333</text:p>
          </table:table-cell>
          <table:table-cell office:value-type="float" office:value="158.158761499554" calcext:value-type="float">
            <text:p>158.158761499554</text:p>
          </table:table-cell>
          <table:table-cell office:value-type="float" office:value="53.6281619552029" calcext:value-type="float">
            <text:p>53.6281619552029</text:p>
          </table:table-cell>
          <table:table-cell office:value-type="float" office:value="158.158761499554" calcext:value-type="float">
            <text:p>158.158761499554</text:p>
          </table:table-cell>
          <table:table-cell office:value-type="float" office:value="53.6281619552029" calcext:value-type="float">
            <text:p>53.6281619552029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/>
          <table:table-cell office:value-type="string" calcext:value-type="string">
            <text:p>Panama</text:p>
          </table:table-cell>
          <table:table-cell office:value-type="string" calcext:value-type="string">
            <text:p>Volcán Barú</text:p>
          </table:table-cell>
          <table:table-cell office:value-type="float" office:value="3474" calcext:value-type="float">
            <text:p>3474</text:p>
          </table:table-cell>
          <table:table-cell office:value-type="float" office:value="3375" calcext:value-type="float">
            <text:p>3375</text:p>
          </table:table-cell>
          <table:table-cell office:value-type="float" office:value="2289" calcext:value-type="float">
            <text:p>2289</text:p>
          </table:table-cell>
          <table:table-cell office:value-type="float" office:value="8.80888888888889" calcext:value-type="float">
            <text:p>8.80888888888889</text:p>
          </table:table-cell>
          <table:table-cell office:value-type="float" office:value="-82.5427777777778" calcext:value-type="float">
            <text:p>-82.5427777777778</text:p>
          </table:table-cell>
          <table:table-cell office:value-type="float" office:value="-82.8601428114525" calcext:value-type="float">
            <text:p>-82.8601428114525</text:p>
          </table:table-cell>
          <table:table-cell office:value-type="float" office:value="9.12398699322967" calcext:value-type="float">
            <text:p>9.12398699322967</text:p>
          </table:table-cell>
          <table:table-cell office:value-type="float" office:value="-82.5190102552168" calcext:value-type="float">
            <text:p>-82.5190102552168</text:p>
          </table:table-cell>
          <table:table-cell office:value-type="float" office:value="8.77828241400243" calcext:value-type="float">
            <text:p>8.77828241400243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Sicilia</text:p>
          </table:table-cell>
          <table:table-cell office:value-type="string" calcext:value-type="string">
            <text:p>Etna</text:p>
          </table:table-cell>
          <table:table-cell table:number-columns-repeated="2" office:value-type="float" office:value="3357" calcext:value-type="float">
            <text:p>3357</text:p>
          </table:table-cell>
          <table:table-cell office:value-type="float" office:value="2455" calcext:value-type="float">
            <text:p>2455</text:p>
          </table:table-cell>
          <table:table-cell office:value-type="float" office:value="37.7505561444444" calcext:value-type="float">
            <text:p>37.7505561444444</text:p>
          </table:table-cell>
          <table:table-cell office:value-type="float" office:value="14.9939712555556" calcext:value-type="float">
            <text:p>14.9939712555556</text:p>
          </table:table-cell>
          <table:table-cell office:value-type="float" office:value="14.6100608862246" calcext:value-type="float">
            <text:p>14.6100608862246</text:p>
          </table:table-cell>
          <table:table-cell office:value-type="float" office:value="38.0545005232073" calcext:value-type="float">
            <text:p>38.0545005232073</text:p>
          </table:table-cell>
          <table:table-cell office:value-type="float" office:value="15.0342990706602" calcext:value-type="float">
            <text:p>15.0342990706602</text:p>
          </table:table-cell>
          <table:table-cell office:value-type="float" office:value="37.7307729929813" calcext:value-type="float">
            <text:p>37.7307729929813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Spain</text:p>
          </table:table-cell>
          <table:table-cell office:value-type="string" calcext:value-type="string">
            <text:p>Mulhacén</text:p>
          </table:table-cell>
          <table:table-cell office:value-type="float" office:value="3479" calcext:value-type="float">
            <text:p>3479</text:p>
          </table:table-cell>
          <table:table-cell office:value-type="float" office:value="3352" calcext:value-type="float">
            <text:p>3352</text:p>
          </table:table-cell>
          <table:table-cell office:value-type="float" office:value="2112" calcext:value-type="float">
            <text:p>2112</text:p>
          </table:table-cell>
          <table:table-cell office:value-type="float" office:value="37.0533333333333" calcext:value-type="float">
            <text:p>37.0533333333333</text:p>
          </table:table-cell>
          <table:table-cell office:value-type="float" office:value="-3.31138888888889" calcext:value-type="float">
            <text:p>-3.31138888888889</text:p>
          </table:table-cell>
          <table:table-cell office:value-type="float" office:value="-3.70588784123336" calcext:value-type="float">
            <text:p>-3.70588784123336</text:p>
          </table:table-cell>
          <table:table-cell office:value-type="float" office:value="37.3685462538087" calcext:value-type="float">
            <text:p>37.3685462538087</text:p>
          </table:table-cell>
          <table:table-cell office:value-type="float" office:value="-3.70588784123336" calcext:value-type="float">
            <text:p>-3.70588784123336</text:p>
          </table:table-cell>
          <table:table-cell office:value-type="float" office:value="37.3685462538087" calcext:value-type="float">
            <text:p>37.3685462538087</text:p>
          </table:table-cell>
        </table:table-row>
        <table:table-row table:style-name="ro1">
          <table:table-cell office:value-type="string" calcext:value-type="string">
            <text:p>ASIA-TROPICAL</text:p>
          </table:table-cell>
          <table:table-cell/>
          <table:table-cell office:value-type="string" calcext:value-type="string">
            <text:p>Jawa</text:p>
          </table:table-cell>
          <table:table-cell office:value-type="string" calcext:value-type="string">
            <text:p>Arjuno-Welirang</text:p>
          </table:table-cell>
          <table:table-cell office:value-type="float" office:value="3339" calcext:value-type="float">
            <text:p>3339</text:p>
          </table:table-cell>
          <table:table-cell office:value-type="float" office:value="3338" calcext:value-type="float">
            <text:p>3338</text:p>
          </table:table-cell>
          <table:table-cell office:value-type="float" office:value="2887" calcext:value-type="float">
            <text:p>2887</text:p>
          </table:table-cell>
          <table:table-cell office:value-type="float" office:value="-7.765" calcext:value-type="float">
            <text:p>-7.765</text:p>
          </table:table-cell>
          <table:table-cell office:value-type="float" office:value="112.589722222222" calcext:value-type="float">
            <text:p>112.589722222222</text:p>
          </table:table-cell>
          <table:table-cell office:value-type="float" office:value="112.285827247171" calcext:value-type="float">
            <text:p>112.285827247171</text:p>
          </table:table-cell>
          <table:table-cell office:value-type="float" office:value="-7.46012894890846" calcext:value-type="float">
            <text:p>-7.46012894890846</text:p>
          </table:table-cell>
          <table:table-cell office:value-type="float" office:value="112.630107514935" calcext:value-type="float">
            <text:p>112.630107514935</text:p>
          </table:table-cell>
          <table:table-cell office:value-type="float" office:value="-7.73827885343686" calcext:value-type="float">
            <text:p>-7.73827885343686</text:p>
          </table:table-cell>
        </table:table-row>
        <table:table-row table:style-name="ro1">
          <table:table-cell office:value-type="string" calcext:value-type="string">
            <text:p>ASIA-TROPICAL</text:p>
          </table:table-cell>
          <table:table-cell/>
          <table:table-cell office:value-type="string" calcext:value-type="string">
            <text:p>Sumatera</text:p>
          </table:table-cell>
          <table:table-cell office:value-type="string" calcext:value-type="string">
            <text:p>Mount Leuser</text:p>
          </table:table-cell>
          <table:table-cell office:value-type="float" office:value="3466" calcext:value-type="float">
            <text:p>3466</text:p>
          </table:table-cell>
          <table:table-cell office:value-type="float" office:value="3338" calcext:value-type="float">
            <text:p>3338</text:p>
          </table:table-cell>
          <table:table-cell office:value-type="float" office:value="2724" calcext:value-type="float">
            <text:p>2724</text:p>
          </table:table-cell>
          <table:table-cell office:value-type="float" office:value="3.7975" calcext:value-type="float">
            <text:p>3.7975</text:p>
          </table:table-cell>
          <table:table-cell office:value-type="float" office:value="97.2191666666667" calcext:value-type="float">
            <text:p>97.2191666666667</text:p>
          </table:table-cell>
          <table:table-cell office:value-type="float" office:value="96.9055269241774" calcext:value-type="float">
            <text:p>96.9055269241774</text:p>
          </table:table-cell>
          <table:table-cell office:value-type="float" office:value="4.11327857806443" calcext:value-type="float">
            <text:p>4.11327857806443</text:p>
          </table:table-cell>
          <table:table-cell office:value-type="float" office:value="96.9055269241774" calcext:value-type="float">
            <text:p>96.9055269241774</text:p>
          </table:table-cell>
          <table:table-cell office:value-type="float" office:value="4.11327857806443" calcext:value-type="float">
            <text:p>4.1132785780644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Zaïre</text:p>
          </table:table-cell>
          <table:table-cell office:value-type="string" calcext:value-type="string">
            <text:p>Mount Karisimbi</text:p>
          </table:table-cell>
          <table:table-cell office:value-type="float" office:value="4507" calcext:value-type="float">
            <text:p>4507</text:p>
          </table:table-cell>
          <table:table-cell office:value-type="float" office:value="3325" calcext:value-type="float">
            <text:p>3325</text:p>
          </table:table-cell>
          <table:table-cell office:value-type="float" office:value="2597" calcext:value-type="float">
            <text:p>2597</text:p>
          </table:table-cell>
          <table:table-cell office:value-type="float" office:value="-1.5" calcext:value-type="float">
            <text:p>-1.5</text:p>
          </table:table-cell>
          <table:table-cell office:value-type="float" office:value="29.45" calcext:value-type="float">
            <text:p>29.45</text:p>
          </table:table-cell>
          <table:table-cell office:value-type="float" office:value="29.420481986483" calcext:value-type="float">
            <text:p>29.420481986483</text:p>
          </table:table-cell>
          <table:table-cell office:value-type="float" office:value="-1.36918356317761" calcext:value-type="float">
            <text:p>-1.36918356317761</text:p>
          </table:table-cell>
          <table:table-cell office:value-type="float" office:value="29.3980162755325" calcext:value-type="float">
            <text:p>29.3980162755325</text:p>
          </table:table-cell>
          <table:table-cell office:value-type="float" office:value="-1.43474955859518" calcext:value-type="float">
            <text:p>-1.43474955859518</text:p>
          </table:table-cell>
        </table:table-row>
        <table:table-row table:style-name="ro1">
          <table:table-cell office:value-type="string" calcext:value-type="string">
            <text:p>ASIA-TEMPERATE</text:p>
          </table:table-cell>
          <table:table-cell/>
          <table:table-cell office:value-type="string" calcext:value-type="string">
            <text:p>Kamchatka</text:p>
          </table:table-cell>
          <table:table-cell office:value-type="string" calcext:value-type="string">
            <text:p>Shiveluch</text:p>
          </table:table-cell>
          <table:table-cell office:value-type="float" office:value="3307" calcext:value-type="float">
            <text:p>3307</text:p>
          </table:table-cell>
          <table:table-cell office:value-type="float" office:value="3275" calcext:value-type="float">
            <text:p>3275</text:p>
          </table:table-cell>
          <table:table-cell office:value-type="float" office:value="2751" calcext:value-type="float">
            <text:p>2751</text:p>
          </table:table-cell>
          <table:table-cell office:value-type="float" office:value="56.6536333333333" calcext:value-type="float">
            <text:p>56.6536333333333</text:p>
          </table:table-cell>
          <table:table-cell office:value-type="float" office:value="161.362966666667" calcext:value-type="float">
            <text:p>161.362966666667</text:p>
          </table:table-cell>
          <table:table-cell office:value-type="float" office:value="160.817127661105" calcext:value-type="float">
            <text:p>160.817127661105</text:p>
          </table:table-cell>
          <table:table-cell office:value-type="float" office:value="56.9513542918163" calcext:value-type="float">
            <text:p>56.9513542918163</text:p>
          </table:table-cell>
          <table:table-cell office:value-type="float" office:value="161.428737131982" calcext:value-type="float">
            <text:p>161.428737131982</text:p>
          </table:table-cell>
          <table:table-cell office:value-type="float" office:value="56.6449499052027" calcext:value-type="float">
            <text:p>56.644949905202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Uganda</text:p>
          </table:table-cell>
          <table:table-cell office:value-type="string" calcext:value-type="string">
            <text:p>Mount Elgon</text:p>
          </table:table-cell>
          <table:table-cell office:value-type="float" office:value="4321" calcext:value-type="float">
            <text:p>4321</text:p>
          </table:table-cell>
          <table:table-cell office:value-type="float" office:value="3214" calcext:value-type="float">
            <text:p>3214</text:p>
          </table:table-cell>
          <table:table-cell office:value-type="float" office:value="1846" calcext:value-type="float">
            <text:p>1846</text:p>
          </table:table-cell>
          <table:table-cell office:value-type="float" office:value="1.11861111111111" calcext:value-type="float">
            <text:p>1.11861111111111</text:p>
          </table:table-cell>
          <table:table-cell office:value-type="float" office:value="34.5263888888889" calcext:value-type="float">
            <text:p>34.5263888888889</text:p>
          </table:table-cell>
          <table:table-cell office:value-type="float" office:value="34.1589011312033" calcext:value-type="float">
            <text:p>34.1589011312033</text:p>
          </table:table-cell>
          <table:table-cell office:value-type="float" office:value="1.48806512041363" calcext:value-type="float">
            <text:p>1.48806512041363</text:p>
          </table:table-cell>
          <table:table-cell office:value-type="float" office:value="34.1589011312033" calcext:value-type="float">
            <text:p>34.1589011312033</text:p>
          </table:table-cell>
          <table:table-cell office:value-type="float" office:value="1.48806512041363" calcext:value-type="float">
            <text:p>1.48806512041363</text:p>
          </table:table-cell>
        </table:table-row>
        <table:table-row table:style-name="ro1">
          <table:table-cell office:value-type="string" calcext:value-type="string">
            <text:p>ASIA-TROPICAL</text:p>
          </table:table-cell>
          <table:table-cell/>
          <table:table-cell office:value-type="string" calcext:value-type="string">
            <text:p>Jawa</text:p>
          </table:table-cell>
          <table:table-cell office:value-type="string" calcext:value-type="string">
            <text:p>Mount Lawu</text:p>
          </table:table-cell>
          <table:table-cell office:value-type="float" office:value="3265" calcext:value-type="float">
            <text:p>3265</text:p>
          </table:table-cell>
          <table:table-cell office:value-type="float" office:value="3213" calcext:value-type="float">
            <text:p>3213</text:p>
          </table:table-cell>
          <table:table-cell office:value-type="float" office:value="2890" calcext:value-type="float">
            <text:p>2890</text:p>
          </table:table-cell>
          <table:table-cell office:value-type="float" office:value="-7.625" calcext:value-type="float">
            <text:p>-7.625</text:p>
          </table:table-cell>
          <table:table-cell office:value-type="float" office:value="111.191666666667" calcext:value-type="float">
            <text:p>111.191666666667</text:p>
          </table:table-cell>
          <table:table-cell office:value-type="float" office:value="110.894564577907" calcext:value-type="float">
            <text:p>110.894564577907</text:p>
          </table:table-cell>
          <table:table-cell office:value-type="float" office:value="-7.32700562129342" calcext:value-type="float">
            <text:p>-7.32700562129342</text:p>
          </table:table-cell>
          <table:table-cell office:value-type="float" office:value="111.229681606617" calcext:value-type="float">
            <text:p>111.229681606617</text:p>
          </table:table-cell>
          <table:table-cell office:value-type="float" office:value="-7.58706671280504" calcext:value-type="float">
            <text:p>-7.58706671280504</text:p>
          </table:table-cell>
        </table:table-row>
        <table:table-row table:style-name="ro1">
          <table:table-cell office:value-type="string" calcext:value-type="string">
            <text:p>AUSTRALASIA</text:p>
          </table:table-cell>
          <table:table-cell/>
          <table:table-cell office:value-type="string" calcext:value-type="string">
            <text:p>New Zealand South</text:p>
          </table:table-cell>
          <table:table-cell office:value-type="string" calcext:value-type="string">
            <text:p>Aoraki/Mount Cook</text:p>
          </table:table-cell>
          <table:table-cell office:value-type="float" office:value="3724" calcext:value-type="float">
            <text:p>3724</text:p>
          </table:table-cell>
          <table:table-cell office:value-type="float" office:value="3208" calcext:value-type="float">
            <text:p>3208</text:p>
          </table:table-cell>
          <table:table-cell office:value-type="float" office:value="2479" calcext:value-type="float">
            <text:p>2479</text:p>
          </table:table-cell>
          <table:table-cell office:value-type="float" office:value="-43.595" calcext:value-type="float">
            <text:p>-43.595</text:p>
          </table:table-cell>
          <table:table-cell office:value-type="float" office:value="170.141944444444" calcext:value-type="float">
            <text:p>170.141944444444</text:p>
          </table:table-cell>
          <table:table-cell office:value-type="float" office:value="169.68092783664" calcext:value-type="float">
            <text:p>169.68092783664</text:p>
          </table:table-cell>
          <table:table-cell office:value-type="float" office:value="-43.2559549415587" calcext:value-type="float">
            <text:p>-43.2559549415587</text:p>
          </table:table-cell>
          <table:table-cell office:value-type="float" office:value="169.68092783664" calcext:value-type="float">
            <text:p>169.68092783664</text:p>
          </table:table-cell>
          <table:table-cell office:value-type="float" office:value="-43.2559549415587" calcext:value-type="float">
            <text:p>-43.2559549415587</text:p>
          </table:table-cell>
        </table:table-row>
        <table:table-row table:style-name="ro1">
          <table:table-cell office:value-type="string" calcext:value-type="string">
            <text:p>ASIA-TEMPERATE</text:p>
          </table:table-cell>
          <table:table-cell/>
          <table:table-cell office:value-type="string" calcext:value-type="string">
            <text:p>Kamchatka</text:p>
          </table:table-cell>
          <table:table-cell office:value-type="string" calcext:value-type="string">
            <text:p>Ichinsky</text:p>
          </table:table-cell>
          <table:table-cell office:value-type="float" office:value="3607" calcext:value-type="float">
            <text:p>3607</text:p>
          </table:table-cell>
          <table:table-cell office:value-type="float" office:value="3207" calcext:value-type="float">
            <text:p>3207</text:p>
          </table:table-cell>
          <table:table-cell office:value-type="float" office:value="2600" calcext:value-type="float">
            <text:p>2600</text:p>
          </table:table-cell>
          <table:table-cell office:value-type="float" office:value="55.6777777777778" calcext:value-type="float">
            <text:p>55.6777777777778</text:p>
          </table:table-cell>
          <table:table-cell office:value-type="float" office:value="157.721666666667" calcext:value-type="float">
            <text:p>157.721666666667</text:p>
          </table:table-cell>
          <table:table-cell office:value-type="float" office:value="157.495439084967" calcext:value-type="float">
            <text:p>157.495439084967</text:p>
          </table:table-cell>
          <table:table-cell office:value-type="float" office:value="55.725038799127" calcext:value-type="float">
            <text:p>55.725038799127</text:p>
          </table:table-cell>
          <table:table-cell office:value-type="float" office:value="157.141194304687" calcext:value-type="float">
            <text:p>157.141194304687</text:p>
          </table:table-cell>
          <table:table-cell office:value-type="float" office:value="56.0023167995506" calcext:value-type="float">
            <text:p>56.0023167995506</text:p>
          </table:table-cell>
        </table:table-row>
        <table:table-row table:style-name="ro1">
          <table:table-cell office:value-type="string" calcext:value-type="string">
            <text:p>ASIA-TROPICAL</text:p>
          </table:table-cell>
          <table:table-cell/>
          <table:table-cell office:value-type="string" calcext:value-type="string">
            <text:p>Jawa</text:p>
          </table:table-cell>
          <table:table-cell office:value-type="string" calcext:value-type="string">
            <text:p>Raung</text:p>
          </table:table-cell>
          <table:table-cell office:value-type="float" office:value="3332" calcext:value-type="float">
            <text:p>3332</text:p>
          </table:table-cell>
          <table:table-cell office:value-type="float" office:value="3197" calcext:value-type="float">
            <text:p>3197</text:p>
          </table:table-cell>
          <table:table-cell office:value-type="float" office:value="2436" calcext:value-type="float">
            <text:p>2436</text:p>
          </table:table-cell>
          <table:table-cell office:value-type="float" office:value="-8.125" calcext:value-type="float">
            <text:p>-8.125</text:p>
          </table:table-cell>
          <table:table-cell office:value-type="float" office:value="114.041666666667" calcext:value-type="float">
            <text:p>114.041666666667</text:p>
          </table:table-cell>
          <table:table-cell office:value-type="float" office:value="113.738150610877" calcext:value-type="float">
            <text:p>113.738150610877</text:p>
          </table:table-cell>
          <table:table-cell office:value-type="float" office:value="-7.82175708563373" calcext:value-type="float">
            <text:p>-7.82175708563373</text:p>
          </table:table-cell>
          <table:table-cell office:value-type="float" office:value="113.738150610877" calcext:value-type="float">
            <text:p>113.738150610877</text:p>
          </table:table-cell>
          <table:table-cell office:value-type="float" office:value="-7.82175708563373" calcext:value-type="float">
            <text:p>-7.82175708563373</text:p>
          </table:table-cell>
        </table:table-row>
        <table:table-row table:style-name="ro1">
          <table:table-cell office:value-type="string" calcext:value-type="string">
            <text:p>ASIA-TEMPERATE</text:p>
          </table:table-cell>
          <table:table-cell/>
          <table:table-cell office:value-type="string" calcext:value-type="string">
            <text:p>Armenia</text:p>
          </table:table-cell>
          <table:table-cell office:value-type="string" calcext:value-type="string">
            <text:p>Aragats Lerr</text:p>
          </table:table-cell>
          <table:table-cell office:value-type="float" office:value="4090" calcext:value-type="float">
            <text:p>4090</text:p>
          </table:table-cell>
          <table:table-cell office:value-type="float" office:value="3134" calcext:value-type="float">
            <text:p>3134</text:p>
          </table:table-cell>
          <table:table-cell office:value-type="float" office:value="1436" calcext:value-type="float">
            <text:p>1436</text:p>
          </table:table-cell>
          <table:table-cell office:value-type="float" office:value="40.5230555555556" calcext:value-type="float">
            <text:p>40.5230555555556</text:p>
          </table:table-cell>
          <table:table-cell office:value-type="float" office:value="44.1952777777778" calcext:value-type="float">
            <text:p>44.1952777777778</text:p>
          </table:table-cell>
          <table:table-cell office:value-type="float" office:value="43.7053721939313" calcext:value-type="float">
            <text:p>43.7053721939313</text:p>
          </table:table-cell>
          <table:table-cell office:value-type="float" office:value="40.8931717325294" calcext:value-type="float">
            <text:p>40.8931717325294</text:p>
          </table:table-cell>
          <table:table-cell office:value-type="float" office:value="44.2243602511602" calcext:value-type="float">
            <text:p>44.2243602511602</text:p>
          </table:table-cell>
          <table:table-cell office:value-type="float" office:value="40.5069772752107" calcext:value-type="float">
            <text:p>40.506977275210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Réunion</text:p>
          </table:table-cell>
          <table:table-cell office:value-type="string" calcext:value-type="string">
            <text:p>Piton des Neiges</text:p>
          </table:table-cell>
          <table:table-cell table:number-columns-repeated="2" office:value-type="float" office:value="3069" calcext:value-type="float">
            <text:p>3069</text:p>
          </table:table-cell>
          <table:table-cell office:value-type="float" office:value="2765" calcext:value-type="float">
            <text:p>2765</text:p>
          </table:table-cell>
          <table:table-cell office:value-type="float" office:value="-21.0988888888889" calcext:value-type="float">
            <text:p>-21.0988888888889</text:p>
          </table:table-cell>
          <table:table-cell office:value-type="float" office:value="55.4788888888889" calcext:value-type="float">
            <text:p>55.4788888888889</text:p>
          </table:table-cell>
          <table:table-cell office:value-type="float" office:value="55.1828607722316" calcext:value-type="float">
            <text:p>55.1828607722316</text:p>
          </table:table-cell>
          <table:table-cell office:value-type="float" office:value="-20.8192252846652" calcext:value-type="float">
            <text:p>-20.8192252846652</text:p>
          </table:table-cell>
          <table:table-cell office:value-type="float" office:value="55.4445837076368" calcext:value-type="float">
            <text:p>55.4445837076368</text:p>
          </table:table-cell>
          <table:table-cell office:value-type="float" office:value="-21.0723766762864" calcext:value-type="float">
            <text:p>-21.0723766762864</text:p>
          </table:table-cell>
        </table:table-row>
        <table:table-row table:style-name="ro1">
          <table:table-cell office:value-type="string" calcext:value-type="string">
            <text:p>ANTARCTIC</text:p>
          </table:table-cell>
          <table:table-cell/>
          <table:table-cell office:value-type="string" calcext:value-type="string">
            <text:p>South Georgia</text:p>
          </table:table-cell>
          <table:table-cell office:value-type="string" calcext:value-type="string">
            <text:p>Mount Paget</text:p>
          </table:table-cell>
          <table:table-cell office:value-type="float" office:value="2934" calcext:value-type="float">
            <text:p>2934</text:p>
          </table:table-cell>
          <table:table-cell table:number-columns-repeated="2" office:value-type="float" office:value="3032" calcext:value-type="float">
            <text:p>3032</text:p>
          </table:table-cell>
          <table:table-cell office:value-type="float" office:value="-54.4408333333333" calcext:value-type="float">
            <text:p>-54.4408333333333</text:p>
          </table:table-cell>
          <table:table-cell office:value-type="float" office:value="-36.5552777777778" calcext:value-type="float">
            <text:p>-36.5552777777778</text:p>
          </table:table-cell>
          <table:table-cell office:value-type="float" office:value="-37.0261314569288" calcext:value-type="float">
            <text:p>-37.0261314569288</text:p>
          </table:table-cell>
          <table:table-cell office:value-type="float" office:value="-54.1637040496945" calcext:value-type="float">
            <text:p>-54.1637040496945</text:p>
          </table:table-cell>
          <table:table-cell office:value-type="float" office:value="-37.0261314569288" calcext:value-type="float">
            <text:p>-37.0261314569288</text:p>
          </table:table-cell>
          <table:table-cell office:value-type="float" office:value="-54.1637040496945" calcext:value-type="float">
            <text:p>-54.1637040496945</text:p>
          </table:table-cell>
        </table:table-row>
        <table:table-row table:style-name="ro1">
          <table:table-cell office:value-type="string" calcext:value-type="string">
            <text:p>ASIA-TROPICAL</text:p>
          </table:table-cell>
          <table:table-cell/>
          <table:table-cell office:value-type="string" calcext:value-type="string">
            <text:p>Bali</text:p>
          </table:table-cell>
          <table:table-cell office:value-type="string" calcext:value-type="string">
            <text:p>Mount Agung</text:p>
          </table:table-cell>
          <table:table-cell table:number-columns-repeated="3" office:value-type="float" office:value="3031" calcext:value-type="float">
            <text:p>3031</text:p>
          </table:table-cell>
          <table:table-cell office:value-type="float" office:value="-8.34194444444445" calcext:value-type="float">
            <text:p>-8.34194444444445</text:p>
          </table:table-cell>
          <table:table-cell office:value-type="float" office:value="115.507777777778" calcext:value-type="float">
            <text:p>115.507777777778</text:p>
          </table:table-cell>
          <table:table-cell office:value-type="float" office:value="115.231390039995" calcext:value-type="float">
            <text:p>115.231390039995</text:p>
          </table:table-cell>
          <table:table-cell office:value-type="float" office:value="-8.06575665638485" calcext:value-type="float">
            <text:p>-8.06575665638485</text:p>
          </table:table-cell>
          <table:table-cell office:value-type="float" office:value="115.231390039995" calcext:value-type="float">
            <text:p>115.231390039995</text:p>
          </table:table-cell>
          <table:table-cell office:value-type="float" office:value="-8.06575665638485" calcext:value-type="float">
            <text:p>-8.06575665638485</text:p>
          </table:table-cell>
        </table:table-row>
        <table:table-row table:style-name="ro1">
          <table:table-cell office:value-type="string" calcext:value-type="string">
            <text:p>ASIA-TROPICAL</text:p>
          </table:table-cell>
          <table:table-cell/>
          <table:table-cell office:value-type="string" calcext:value-type="string">
            <text:p>Maluku</text:p>
          </table:table-cell>
          <table:table-cell office:value-type="string" calcext:value-type="string">
            <text:p>Mount Binaiya</text:p>
          </table:table-cell>
          <table:table-cell table:number-columns-repeated="2" office:value-type="float" office:value="3027" calcext:value-type="float">
            <text:p>3027</text:p>
          </table:table-cell>
          <table:table-cell office:value-type="float" office:value="2962" calcext:value-type="float">
            <text:p>2962</text:p>
          </table:table-cell>
          <table:table-cell office:value-type="float" office:value="-3.17333333333333" calcext:value-type="float">
            <text:p>-3.17333333333333</text:p>
          </table:table-cell>
          <table:table-cell office:value-type="float" office:value="129.455" calcext:value-type="float">
            <text:p>129.455</text:p>
          </table:table-cell>
          <table:table-cell office:value-type="float" office:value="129.181609946723" calcext:value-type="float">
            <text:p>129.181609946723</text:p>
          </table:table-cell>
          <table:table-cell office:value-type="float" office:value="-2.89878425066981" calcext:value-type="float">
            <text:p>-2.89878425066981</text:p>
          </table:table-cell>
          <table:table-cell office:value-type="float" office:value="129.462692724691" calcext:value-type="float">
            <text:p>129.462692724691</text:p>
          </table:table-cell>
          <table:table-cell office:value-type="float" office:value="-3.22890507081472" calcext:value-type="float">
            <text:p>-3.2289050708147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Bioko</text:p>
          </table:table-cell>
          <table:table-cell office:value-type="string" calcext:value-type="string">
            <text:p>Pico Basilé</text:p>
          </table:table-cell>
          <table:table-cell office:value-type="float" office:value="3011" calcext:value-type="float">
            <text:p>3011</text:p>
          </table:table-cell>
          <table:table-cell office:value-type="float" office:value="2971" calcext:value-type="float">
            <text:p>2971</text:p>
          </table:table-cell>
          <table:table-cell office:value-type="float" office:value="2877" calcext:value-type="float">
            <text:p>2877</text:p>
          </table:table-cell>
          <table:table-cell office:value-type="float" office:value="3.58333333333333" calcext:value-type="float">
            <text:p>3.58333333333333</text:p>
          </table:table-cell>
          <table:table-cell office:value-type="float" office:value="8.76666666666667" calcext:value-type="float">
            <text:p>8.76666666666667</text:p>
          </table:table-cell>
          <table:table-cell office:value-type="float" office:value="8.49444929295331" calcext:value-type="float">
            <text:p>8.49444929295331</text:p>
          </table:table-cell>
          <table:table-cell office:value-type="float" office:value="3.85698843225953" calcext:value-type="float">
            <text:p>3.85698843225953</text:p>
          </table:table-cell>
          <table:table-cell office:value-type="float" office:value="8.80505315030974" calcext:value-type="float">
            <text:p>8.80505315030974</text:p>
          </table:table-cell>
          <table:table-cell office:value-type="float" office:value="3.55407731529367" calcext:value-type="float">
            <text:p>3.55407731529367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Greece</text:p>
          </table:table-cell>
          <table:table-cell office:value-type="string" calcext:value-type="string">
            <text:p>Olympus</text:p>
          </table:table-cell>
          <table:table-cell office:value-type="float" office:value="2918" calcext:value-type="float">
            <text:p>2918</text:p>
          </table:table-cell>
          <table:table-cell office:value-type="float" office:value="2847" calcext:value-type="float">
            <text:p>2847</text:p>
          </table:table-cell>
          <table:table-cell office:value-type="float" office:value="2357" calcext:value-type="float">
            <text:p>2357</text:p>
          </table:table-cell>
          <table:table-cell office:value-type="float" office:value="40.0855555555556" calcext:value-type="float">
            <text:p>40.0855555555556</text:p>
          </table:table-cell>
          <table:table-cell office:value-type="float" office:value="22.3586111111111" calcext:value-type="float">
            <text:p>22.3586111111111</text:p>
          </table:table-cell>
          <table:table-cell office:value-type="float" office:value="22.0123796076432" calcext:value-type="float">
            <text:p>22.0123796076432</text:p>
          </table:table-cell>
          <table:table-cell office:value-type="float" office:value="40.3492292671489" calcext:value-type="float">
            <text:p>40.3492292671489</text:p>
          </table:table-cell>
          <table:table-cell office:value-type="float" office:value="22.0123796076432" calcext:value-type="float">
            <text:p>22.0123796076432</text:p>
          </table:table-cell>
          <table:table-cell office:value-type="float" office:value="40.3492292671489" calcext:value-type="float">
            <text:p>40.3492292671489</text:p>
          </table:table-cell>
        </table:table-row>
        <table:table-row table:style-name="ro1">
          <table:table-cell office:value-type="string" calcext:value-type="string">
            <text:p>ASIA-TROPICAL</text:p>
          </table:table-cell>
          <table:table-cell/>
          <table:table-cell office:value-type="string" calcext:value-type="string">
            <text:p>Sulawesi</text:p>
          </table:table-cell>
          <table:table-cell office:value-type="string" calcext:value-type="string">
            <text:p>Moncong Lompotabang</text:p>
          </table:table-cell>
          <table:table-cell office:value-type="float" office:value="2874" calcext:value-type="float">
            <text:p>2874</text:p>
          </table:table-cell>
          <table:table-cell office:value-type="float" office:value="2844" calcext:value-type="float">
            <text:p>2844</text:p>
          </table:table-cell>
          <table:table-cell office:value-type="float" office:value="1809" calcext:value-type="float">
            <text:p>1809</text:p>
          </table:table-cell>
          <table:table-cell office:value-type="float" office:value="-5.34667906944444" calcext:value-type="float">
            <text:p>-5.34667906944444</text:p>
          </table:table-cell>
          <table:table-cell office:value-type="float" office:value="119.931666530556" calcext:value-type="float">
            <text:p>119.931666530556</text:p>
          </table:table-cell>
          <table:table-cell office:value-type="float" office:value="119.670358638667" calcext:value-type="float">
            <text:p>119.670358638667</text:p>
          </table:table-cell>
          <table:table-cell office:value-type="float" office:value="-5.08415287259664" calcext:value-type="float">
            <text:p>-5.08415287259664</text:p>
          </table:table-cell>
          <table:table-cell office:value-type="float" office:value="119.886779228981" calcext:value-type="float">
            <text:p>119.886779228981</text:p>
          </table:table-cell>
          <table:table-cell office:value-type="float" office:value="-5.37584079090069" calcext:value-type="float">
            <text:p>-5.3758407909006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Cape Verde</text:p>
          </table:table-cell>
          <table:table-cell office:value-type="string" calcext:value-type="string">
            <text:p>Pico do Fogo</text:p>
          </table:table-cell>
          <table:table-cell table:number-columns-repeated="3" office:value-type="float" office:value="2829" calcext:value-type="float">
            <text:p>2829</text:p>
          </table:table-cell>
          <table:table-cell office:value-type="float" office:value="14.9492694444444" calcext:value-type="float">
            <text:p>14.9492694444444</text:p>
          </table:table-cell>
          <table:table-cell office:value-type="float" office:value="-24.3403694444444" calcext:value-type="float">
            <text:p>-24.3403694444444</text:p>
          </table:table-cell>
          <table:table-cell office:value-type="float" office:value="-24.6049195422999" calcext:value-type="float">
            <text:p>-24.6049195422999</text:p>
          </table:table-cell>
          <table:table-cell office:value-type="float" office:value="15.2073652819362" calcext:value-type="float">
            <text:p>15.2073652819362</text:p>
          </table:table-cell>
          <table:table-cell office:value-type="float" office:value="-24.6049195422999" calcext:value-type="float">
            <text:p>-24.6049195422999</text:p>
          </table:table-cell>
          <table:table-cell office:value-type="float" office:value="15.2073652819362" calcext:value-type="float">
            <text:p>15.2073652819362</text:p>
          </table:table-cell>
        </table:table-row>
        <table:table-row table:style-name="ro1">
          <table:table-cell office:value-type="string" calcext:value-type="string">
            <text:p>ASIA-TROPICAL</text:p>
          </table:table-cell>
          <table:table-cell/>
          <table:table-cell office:value-type="string" calcext:value-type="string">
            <text:p>Philippines</text:p>
          </table:table-cell>
          <table:table-cell office:value-type="string" calcext:value-type="string">
            <text:p>Mount Apo</text:p>
          </table:table-cell>
          <table:table-cell office:value-type="float" office:value="2954" calcext:value-type="float">
            <text:p>2954</text:p>
          </table:table-cell>
          <table:table-cell office:value-type="float" office:value="2818" calcext:value-type="float">
            <text:p>2818</text:p>
          </table:table-cell>
          <table:table-cell office:value-type="float" office:value="2017" calcext:value-type="float">
            <text:p>2017</text:p>
          </table:table-cell>
          <table:table-cell office:value-type="float" office:value="6.9875" calcext:value-type="float">
            <text:p>6.9875</text:p>
          </table:table-cell>
          <table:table-cell office:value-type="float" office:value="125.270833333333" calcext:value-type="float">
            <text:p>125.270833333333</text:p>
          </table:table-cell>
          <table:table-cell office:value-type="float" office:value="125.001758754437" calcext:value-type="float">
            <text:p>125.001758754437</text:p>
          </table:table-cell>
          <table:table-cell office:value-type="float" office:value="7.25674829736814" calcext:value-type="float">
            <text:p>7.25674829736814</text:p>
          </table:table-cell>
          <table:table-cell office:value-type="float" office:value="125.001758754437" calcext:value-type="float">
            <text:p>125.001758754437</text:p>
          </table:table-cell>
          <table:table-cell office:value-type="float" office:value="7.25674829736814" calcext:value-type="float">
            <text:p>7.25674829736814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Spain</text:p>
          </table:table-cell>
          <table:table-cell office:value-type="string" calcext:value-type="string">
            <text:p>Aneto</text:p>
          </table:table-cell>
          <table:table-cell office:value-type="float" office:value="3404" calcext:value-type="float">
            <text:p>3404</text:p>
          </table:table-cell>
          <table:table-cell office:value-type="float" office:value="2791" calcext:value-type="float">
            <text:p>2791</text:p>
          </table:table-cell>
          <table:table-cell office:value-type="float" office:value="2171" calcext:value-type="float">
            <text:p>2171</text:p>
          </table:table-cell>
          <table:table-cell office:value-type="float" office:value="42.6309916666667" calcext:value-type="float">
            <text:p>42.6309916666667</text:p>
          </table:table-cell>
          <table:table-cell office:value-type="float" office:value="0.656686111111111" calcext:value-type="float">
            <text:p>0.656686111111111</text:p>
          </table:table-cell>
          <table:table-cell office:value-type="float" office:value="0.234907712359574" calcext:value-type="float">
            <text:p>0.234907712359574</text:p>
          </table:table-cell>
          <table:table-cell office:value-type="float" office:value="42.9414602758781" calcext:value-type="float">
            <text:p>42.9414602758781</text:p>
          </table:table-cell>
          <table:table-cell office:value-type="float" office:value="0.234907712359574" calcext:value-type="float">
            <text:p>0.234907712359574</text:p>
          </table:table-cell>
          <table:table-cell office:value-type="float" office:value="42.9414602758781" calcext:value-type="float">
            <text:p>42.9414602758781</text:p>
          </table:table-cell>
        </table:table-row>
        <table:table-row table:style-name="ro1">
          <table:table-cell office:value-type="string" calcext:value-type="string">
            <text:p>ASIA-TROPICAL</text:p>
          </table:table-cell>
          <table:table-cell/>
          <table:table-cell office:value-type="string" calcext:value-type="string">
            <text:p>East Timor</text:p>
          </table:table-cell>
          <table:table-cell office:value-type="string" calcext:value-type="string">
            <text:p>Pico do Ramelau</text:p>
          </table:table-cell>
          <table:table-cell office:value-type="float" office:value="2963" calcext:value-type="float">
            <text:p>2963</text:p>
          </table:table-cell>
          <table:table-cell office:value-type="float" office:value="2763" calcext:value-type="float">
            <text:p>2763</text:p>
          </table:table-cell>
          <table:table-cell office:value-type="float" office:value="2244" calcext:value-type="float">
            <text:p>2244</text:p>
          </table:table-cell>
          <table:table-cell office:value-type="float" office:value="-8.90666666666667" calcext:value-type="float">
            <text:p>-8.90666666666667</text:p>
          </table:table-cell>
          <table:table-cell office:value-type="float" office:value="125.493333333333" calcext:value-type="float">
            <text:p>125.493333333333</text:p>
          </table:table-cell>
          <table:table-cell office:value-type="float" office:value="125.22272088239" calcext:value-type="float">
            <text:p>125.22272088239</text:p>
          </table:table-cell>
          <table:table-cell office:value-type="float" office:value="-8.63789891272944" calcext:value-type="float">
            <text:p>-8.63789891272944</text:p>
          </table:table-cell>
          <table:table-cell office:value-type="float" office:value="125.22272088239" calcext:value-type="float">
            <text:p>125.22272088239</text:p>
          </table:table-cell>
          <table:table-cell office:value-type="float" office:value="-8.63789891272944" calcext:value-type="float">
            <text:p>-8.63789891272944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/>
          <table:table-cell office:value-type="string" calcext:value-type="string">
            <text:p>Haiti</text:p>
          </table:table-cell>
          <table:table-cell office:value-type="string" calcext:value-type="string">
            <text:p>Pic la Selle</text:p>
          </table:table-cell>
          <table:table-cell table:number-columns-repeated="2" office:value-type="float" office:value="2674" calcext:value-type="float">
            <text:p>2674</text:p>
          </table:table-cell>
          <table:table-cell office:value-type="float" office:value="2103" calcext:value-type="float">
            <text:p>2103</text:p>
          </table:table-cell>
          <table:table-cell office:value-type="float" office:value="18.3602388888889" calcext:value-type="float">
            <text:p>18.3602388888889</text:p>
          </table:table-cell>
          <table:table-cell office:value-type="float" office:value="-71.9766833333333" calcext:value-type="float">
            <text:p>-71.9766833333333</text:p>
          </table:table-cell>
          <table:table-cell office:value-type="float" office:value="-72.2350270383055" calcext:value-type="float">
            <text:p>-72.2350270383055</text:p>
          </table:table-cell>
          <table:table-cell office:value-type="float" office:value="18.6061214675014" calcext:value-type="float">
            <text:p>18.6061214675014</text:p>
          </table:table-cell>
          <table:table-cell office:value-type="float" office:value="-72.2350270383055" calcext:value-type="float">
            <text:p>-72.2350270383055</text:p>
          </table:table-cell>
          <table:table-cell office:value-type="float" office:value="18.6061214675014" calcext:value-type="float">
            <text:p>18.6061214675014</text:p>
          </table:table-cell>
        </table:table-row>
        <table:table-row table:style-name="ro1">
          <table:table-cell office:value-type="string" calcext:value-type="string">
            <text:p>ASIA-TEMPERATE</text:p>
          </table:table-cell>
          <table:table-cell/>
          <table:table-cell office:value-type="string" calcext:value-type="string">
            <text:p>Oman</text:p>
          </table:table-cell>
          <table:table-cell office:value-type="string" calcext:value-type="string">
            <text:p>Jabal Shams</text:p>
          </table:table-cell>
          <table:table-cell office:value-type="float" office:value="3019" calcext:value-type="float">
            <text:p>3019</text:p>
          </table:table-cell>
          <table:table-cell office:value-type="float" office:value="2630" calcext:value-type="float">
            <text:p>2630</text:p>
          </table:table-cell>
          <table:table-cell office:value-type="float" office:value="2347" calcext:value-type="float">
            <text:p>2347</text:p>
          </table:table-cell>
          <table:table-cell office:value-type="float" office:value="23.2373881944444" calcext:value-type="float">
            <text:p>23.2373881944444</text:p>
          </table:table-cell>
          <table:table-cell office:value-type="float" office:value="57.2637936944444" calcext:value-type="float">
            <text:p>57.2637936944444</text:p>
          </table:table-cell>
          <table:table-cell office:value-type="float" office:value="57.312824773857" calcext:value-type="float">
            <text:p>57.312824773857</text:p>
          </table:table-cell>
          <table:table-cell office:value-type="float" office:value="23.3165243378975" calcext:value-type="float">
            <text:p>23.3165243378975</text:p>
          </table:table-cell>
          <table:table-cell office:value-type="float" office:value="57.2932591048831" calcext:value-type="float">
            <text:p>57.2932591048831</text:p>
          </table:table-cell>
          <table:table-cell office:value-type="float" office:value="23.2623521380179" calcext:value-type="float">
            <text:p>23.2623521380179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Slovenia</text:p>
          </table:table-cell>
          <table:table-cell office:value-type="string" calcext:value-type="string">
            <text:p>Triglav</text:p>
          </table:table-cell>
          <table:table-cell office:value-type="float" office:value="2864" calcext:value-type="float">
            <text:p>2864</text:p>
          </table:table-cell>
          <table:table-cell office:value-type="float" office:value="2555" calcext:value-type="float">
            <text:p>2555</text:p>
          </table:table-cell>
          <table:table-cell office:value-type="float" office:value="2286" calcext:value-type="float">
            <text:p>2286</text:p>
          </table:table-cell>
          <table:table-cell office:value-type="float" office:value="46.3783333333333" calcext:value-type="float">
            <text:p>46.3783333333333</text:p>
          </table:table-cell>
          <table:table-cell office:value-type="float" office:value="13.8363888888889" calcext:value-type="float">
            <text:p>13.8363888888889</text:p>
          </table:table-cell>
          <table:table-cell office:value-type="float" office:value="13.4592786764104" calcext:value-type="float">
            <text:p>13.4592786764104</text:p>
          </table:table-cell>
          <table:table-cell office:value-type="float" office:value="46.6374744995625" calcext:value-type="float">
            <text:p>46.6374744995625</text:p>
          </table:table-cell>
          <table:table-cell office:value-type="float" office:value="13.4592786764104" calcext:value-type="float">
            <text:p>13.4592786764104</text:p>
          </table:table-cell>
          <table:table-cell office:value-type="float" office:value="46.6374744995625" calcext:value-type="float">
            <text:p>46.6374744995625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/>
          <table:table-cell office:value-type="string" calcext:value-type="string">
            <text:p>Dominican Republic</text:p>
          </table:table-cell>
          <table:table-cell office:value-type="string" calcext:value-type="string">
            <text:p>Pico Duarte</text:p>
          </table:table-cell>
          <table:table-cell office:value-type="float" office:value="3098" calcext:value-type="float">
            <text:p>3098</text:p>
          </table:table-cell>
          <table:table-cell office:value-type="float" office:value="2553" calcext:value-type="float">
            <text:p>2553</text:p>
          </table:table-cell>
          <table:table-cell office:value-type="float" office:value="2028" calcext:value-type="float">
            <text:p>2028</text:p>
          </table:table-cell>
          <table:table-cell office:value-type="float" office:value="19.0280777777778" calcext:value-type="float">
            <text:p>19.0280777777778</text:p>
          </table:table-cell>
          <table:table-cell office:value-type="float" office:value="-71.0014888888889" calcext:value-type="float">
            <text:p>-71.0014888888889</text:p>
          </table:table-cell>
          <table:table-cell office:value-type="float" office:value="-71.013403703441" calcext:value-type="float">
            <text:p>-71.013403703441</text:p>
          </table:table-cell>
          <table:table-cell office:value-type="float" office:value="18.9376913764931" calcext:value-type="float">
            <text:p>18.9376913764931</text:p>
          </table:table-cell>
          <table:table-cell office:value-type="float" office:value="-71.3012666875479" calcext:value-type="float">
            <text:p>-71.3012666875479</text:p>
          </table:table-cell>
          <table:table-cell office:value-type="float" office:value="19.3123591784838" calcext:value-type="float">
            <text:p>19.3123591784838</text:p>
          </table:table-cell>
        </table:table-row>
        <table:table-row table:style-name="ro1">
          <table:table-cell office:value-type="string" calcext:value-type="string">
            <text:p>ASIA-TEMPERATE</text:p>
          </table:table-cell>
          <table:table-cell/>
          <table:table-cell office:value-type="string" calcext:value-type="string">
            <text:p>North Yemen</text:p>
          </table:table-cell>
          <table:table-cell office:value-type="string" calcext:value-type="string">
            <text:p>Jabal An-Nabi Shu'ayb</text:p>
          </table:table-cell>
          <table:table-cell office:value-type="float" office:value="3666" calcext:value-type="float">
            <text:p>3666</text:p>
          </table:table-cell>
          <table:table-cell office:value-type="float" office:value="2487" calcext:value-type="float">
            <text:p>2487</text:p>
          </table:table-cell>
          <table:table-cell office:value-type="float" office:value="1995" calcext:value-type="float">
            <text:p>1995</text:p>
          </table:table-cell>
          <table:table-cell office:value-type="float" office:value="15.2791666666667" calcext:value-type="float">
            <text:p>15.2791666666667</text:p>
          </table:table-cell>
          <table:table-cell office:value-type="float" office:value="43.9758333333333" calcext:value-type="float">
            <text:p>43.9758333333333</text:p>
          </table:table-cell>
          <table:table-cell office:value-type="float" office:value="43.6320684052764" calcext:value-type="float">
            <text:p>43.6320684052764</text:p>
          </table:table-cell>
          <table:table-cell office:value-type="float" office:value="15.6122436567971" calcext:value-type="float">
            <text:p>15.6122436567971</text:p>
          </table:table-cell>
          <table:table-cell office:value-type="float" office:value="43.9258894360459" calcext:value-type="float">
            <text:p>43.9258894360459</text:p>
          </table:table-cell>
          <table:table-cell office:value-type="float" office:value="15.257787677947" calcext:value-type="float">
            <text:p>15.257787677947</text:p>
          </table:table-cell>
        </table:table-row>
        <table:table-row table:style-name="ro1">
          <table:table-cell office:value-type="string" calcext:value-type="string">
            <text:p>ASIA-TROPICAL</text:p>
          </table:table-cell>
          <table:table-cell/>
          <table:table-cell office:value-type="string" calcext:value-type="string">
            <text:p>Philippines</text:p>
          </table:table-cell>
          <table:table-cell office:value-type="string" calcext:value-type="string">
            <text:p>Mount Pulag</text:p>
          </table:table-cell>
          <table:table-cell office:value-type="float" office:value="2922" calcext:value-type="float">
            <text:p>2922</text:p>
          </table:table-cell>
          <table:table-cell office:value-type="float" office:value="2448" calcext:value-type="float">
            <text:p>2448</text:p>
          </table:table-cell>
          <table:table-cell office:value-type="float" office:value="2039" calcext:value-type="float">
            <text:p>2039</text:p>
          </table:table-cell>
          <table:table-cell office:value-type="float" office:value="16.5836111111111" calcext:value-type="float">
            <text:p>16.5836111111111</text:p>
          </table:table-cell>
          <table:table-cell office:value-type="float" office:value="120.883611111111" calcext:value-type="float">
            <text:p>120.883611111111</text:p>
          </table:table-cell>
          <table:table-cell office:value-type="float" office:value="120.607880264255" calcext:value-type="float">
            <text:p>120.607880264255</text:p>
          </table:table-cell>
          <table:table-cell office:value-type="float" office:value="16.8487772704916" calcext:value-type="float">
            <text:p>16.8487772704916</text:p>
          </table:table-cell>
          <table:table-cell office:value-type="float" office:value="120.607880264255" calcext:value-type="float">
            <text:p>120.607880264255</text:p>
          </table:table-cell>
          <table:table-cell office:value-type="float" office:value="16.8487772704916" calcext:value-type="float">
            <text:p>16.8487772704916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/>
          <table:table-cell office:value-type="string" calcext:value-type="string">
            <text:p>Honduras</text:p>
          </table:table-cell>
          <table:table-cell office:value-type="string" calcext:value-type="string">
            <text:p>Pico Bonito</text:p>
          </table:table-cell>
          <table:table-cell office:value-type="float" office:value="2450" calcext:value-type="float">
            <text:p>2450</text:p>
          </table:table-cell>
          <table:table-cell office:value-type="float" office:value="2447" calcext:value-type="float">
            <text:p>2447</text:p>
          </table:table-cell>
          <table:table-cell office:value-type="float" office:value="1817" calcext:value-type="float">
            <text:p>1817</text:p>
          </table:table-cell>
          <table:table-cell office:value-type="float" office:value="15.5575" calcext:value-type="float">
            <text:p>15.5575</text:p>
          </table:table-cell>
          <table:table-cell office:value-type="float" office:value="-86.8756" calcext:value-type="float">
            <text:p>-86.8756</text:p>
          </table:table-cell>
          <table:table-cell office:value-type="float" office:value="-87.1056020721066" calcext:value-type="float">
            <text:p>-87.1056020721066</text:p>
          </table:table-cell>
          <table:table-cell office:value-type="float" office:value="15.7797379559143" calcext:value-type="float">
            <text:p>15.7797379559143</text:p>
          </table:table-cell>
          <table:table-cell office:value-type="float" office:value="-87.1056020721066" calcext:value-type="float">
            <text:p>-87.1056020721066</text:p>
          </table:table-cell>
          <table:table-cell office:value-type="float" office:value="15.7797379559143" calcext:value-type="float">
            <text:p>15.7797379559143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Macedonia</text:p>
          </table:table-cell>
          <table:table-cell office:value-type="string" calcext:value-type="string">
            <text:p>Korab</text:p>
          </table:table-cell>
          <table:table-cell office:value-type="float" office:value="2764" calcext:value-type="float">
            <text:p>2764</text:p>
          </table:table-cell>
          <table:table-cell office:value-type="float" office:value="2430" calcext:value-type="float">
            <text:p>2430</text:p>
          </table:table-cell>
          <table:table-cell office:value-type="float" office:value="1736" calcext:value-type="float">
            <text:p>1736</text:p>
          </table:table-cell>
          <table:table-cell office:value-type="float" office:value="41.7908333333333" calcext:value-type="float">
            <text:p>41.7908333333333</text:p>
          </table:table-cell>
          <table:table-cell office:value-type="float" office:value="20.5461111111111" calcext:value-type="float">
            <text:p>20.5461111111111</text:p>
          </table:table-cell>
          <table:table-cell office:value-type="float" office:value="20.2094462682147" calcext:value-type="float">
            <text:p>20.2094462682147</text:p>
          </table:table-cell>
          <table:table-cell office:value-type="float" office:value="42.0413081269139" calcext:value-type="float">
            <text:p>42.0413081269139</text:p>
          </table:table-cell>
          <table:table-cell office:value-type="float" office:value="20.5054972718342" calcext:value-type="float">
            <text:p>20.5054972718342</text:p>
          </table:table-cell>
          <table:table-cell office:value-type="float" office:value="41.8077075185088" calcext:value-type="float">
            <text:p>41.8077075185088</text:p>
          </table:table-cell>
        </table:table-row>
        <table:table-row table:style-name="ro1">
          <table:table-cell office:value-type="string" calcext:value-type="string">
            <text:p>ASIA-TEMPERATE</text:p>
          </table:table-cell>
          <table:table-cell/>
          <table:table-cell office:value-type="string" calcext:value-type="string">
            <text:p>Iran</text:p>
          </table:table-cell>
          <table:table-cell office:value-type="string" calcext:value-type="string">
            <text:p>Taftan</text:p>
          </table:table-cell>
          <table:table-cell office:value-type="float" office:value="3941" calcext:value-type="float">
            <text:p>3941</text:p>
          </table:table-cell>
          <table:table-cell office:value-type="float" office:value="2429" calcext:value-type="float">
            <text:p>2429</text:p>
          </table:table-cell>
          <table:table-cell office:value-type="float" office:value="1747" calcext:value-type="float">
            <text:p>1747</text:p>
          </table:table-cell>
          <table:table-cell office:value-type="float" office:value="28.6" calcext:value-type="float">
            <text:p>28.6</text:p>
          </table:table-cell>
          <table:table-cell office:value-type="float" office:value="61.1333333333333" calcext:value-type="float">
            <text:p>61.1333333333333</text:p>
          </table:table-cell>
          <table:table-cell office:value-type="float" office:value="61.2284371954316" calcext:value-type="float">
            <text:p>61.2284371954316</text:p>
          </table:table-cell>
          <table:table-cell office:value-type="float" office:value="28.5688828815658" calcext:value-type="float">
            <text:p>28.5688828815658</text:p>
          </table:table-cell>
          <table:table-cell office:value-type="float" office:value="61.1645689698218" calcext:value-type="float">
            <text:p>61.1645689698218</text:p>
          </table:table-cell>
          <table:table-cell office:value-type="float" office:value="28.6072598348941" calcext:value-type="float">
            <text:p>28.607259834894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Madagascar</text:p>
          </table:table-cell>
          <table:table-cell office:value-type="string" calcext:value-type="string">
            <text:p>Maromokotro</text:p>
          </table:table-cell>
          <table:table-cell office:value-type="float" office:value="2876" calcext:value-type="float">
            <text:p>2876</text:p>
          </table:table-cell>
          <table:table-cell office:value-type="float" office:value="2418" calcext:value-type="float">
            <text:p>2418</text:p>
          </table:table-cell>
          <table:table-cell office:value-type="float" office:value="1760" calcext:value-type="float">
            <text:p>1760</text:p>
          </table:table-cell>
          <table:table-cell office:value-type="float" office:value="-14.0227777777778" calcext:value-type="float">
            <text:p>-14.0227777777778</text:p>
          </table:table-cell>
          <table:table-cell office:value-type="float" office:value="48.9658333333333" calcext:value-type="float">
            <text:p>48.9658333333333</text:p>
          </table:table-cell>
          <table:table-cell office:value-type="float" office:value="48.68996301907" calcext:value-type="float">
            <text:p>48.68996301907</text:p>
          </table:table-cell>
          <table:table-cell office:value-type="float" office:value="-13.7522366366117" calcext:value-type="float">
            <text:p>-13.7522366366117</text:p>
          </table:table-cell>
          <table:table-cell office:value-type="float" office:value="48.955786816197" calcext:value-type="float">
            <text:p>48.955786816197</text:p>
          </table:table-cell>
          <table:table-cell office:value-type="float" office:value="-14.0777758903698" calcext:value-type="float">
            <text:p>-14.0777758903698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Norway</text:p>
          </table:table-cell>
          <table:table-cell office:value-type="string" calcext:value-type="string">
            <text:p>Store Skagastølstinden</text:p>
          </table:table-cell>
          <table:table-cell table:number-columns-repeated="2" office:value-type="float" office:value="2405" calcext:value-type="float">
            <text:p>2405</text:p>
          </table:table-cell>
          <table:table-cell office:value-type="float" office:value="2020" calcext:value-type="float">
            <text:p>2020</text:p>
          </table:table-cell>
          <table:table-cell office:value-type="float" office:value="61.4616666666667" calcext:value-type="float">
            <text:p>61.4616666666667</text:p>
          </table:table-cell>
          <table:table-cell office:value-type="float" office:value="7.87194444444444" calcext:value-type="float">
            <text:p>7.87194444444444</text:p>
          </table:table-cell>
          <table:table-cell office:value-type="float" office:value="7.41442840556121" calcext:value-type="float">
            <text:p>7.41442840556121</text:p>
          </table:table-cell>
          <table:table-cell office:value-type="float" office:value="61.6787385569985" calcext:value-type="float">
            <text:p>61.6787385569985</text:p>
          </table:table-cell>
          <table:table-cell office:value-type="float" office:value="7.41442840556121" calcext:value-type="float">
            <text:p>7.41442840556121</text:p>
          </table:table-cell>
          <table:table-cell office:value-type="float" office:value="61.6787385569985" calcext:value-type="float">
            <text:p>61.678738556998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Chad</text:p>
          </table:table-cell>
          <table:table-cell office:value-type="string" calcext:value-type="string">
            <text:p>Emi Koussi</text:p>
          </table:table-cell>
          <table:table-cell office:value-type="float" office:value="3445" calcext:value-type="float">
            <text:p>3445</text:p>
          </table:table-cell>
          <table:table-cell office:value-type="float" office:value="2402" calcext:value-type="float">
            <text:p>2402</text:p>
          </table:table-cell>
          <table:table-cell office:value-type="float" office:value="1266" calcext:value-type="float">
            <text:p>1266</text:p>
          </table:table-cell>
          <table:table-cell office:value-type="float" office:value="19.7894444444444" calcext:value-type="float">
            <text:p>19.7894444444444</text:p>
          </table:table-cell>
          <table:table-cell office:value-type="float" office:value="18.5511111111111" calcext:value-type="float">
            <text:p>18.5511111111111</text:p>
          </table:table-cell>
          <table:table-cell office:value-type="float" office:value="18.5263602788751" calcext:value-type="float">
            <text:p>18.5263602788751</text:p>
          </table:table-cell>
          <table:table-cell office:value-type="float" office:value="19.698251271153" calcext:value-type="float">
            <text:p>19.698251271153</text:p>
          </table:table-cell>
          <table:table-cell office:value-type="float" office:value="18.2370766354377" calcext:value-type="float">
            <text:p>18.2370766354377</text:p>
          </table:table-cell>
          <table:table-cell office:value-type="float" office:value="20.0864060395277" calcext:value-type="float">
            <text:p>20.0864060395277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/>
          <table:table-cell office:value-type="string" calcext:value-type="string">
            <text:p>Espírito Santo</text:p>
          </table:table-cell>
          <table:table-cell office:value-type="string" calcext:value-type="string">
            <text:p>Pico da Bandeira</text:p>
          </table:table-cell>
          <table:table-cell office:value-type="float" office:value="2891" calcext:value-type="float">
            <text:p>2891</text:p>
          </table:table-cell>
          <table:table-cell office:value-type="float" office:value="2392" calcext:value-type="float">
            <text:p>2392</text:p>
          </table:table-cell>
          <table:table-cell office:value-type="float" office:value="1978" calcext:value-type="float">
            <text:p>1978</text:p>
          </table:table-cell>
          <table:table-cell office:value-type="float" office:value="-20.4355555555556" calcext:value-type="float">
            <text:p>-20.4355555555556</text:p>
          </table:table-cell>
          <table:table-cell office:value-type="float" office:value="-41.7977777777778" calcext:value-type="float">
            <text:p>-41.7977777777778</text:p>
          </table:table-cell>
          <table:table-cell office:value-type="float" office:value="-42.0758241308106" calcext:value-type="float">
            <text:p>-42.0758241308106</text:p>
          </table:table-cell>
          <table:table-cell office:value-type="float" office:value="-20.1717141515452" calcext:value-type="float">
            <text:p>-20.1717141515452</text:p>
          </table:table-cell>
          <table:table-cell office:value-type="float" office:value="-41.8367327353024" calcext:value-type="float">
            <text:p>-41.8367327353024</text:p>
          </table:table-cell>
          <table:table-cell office:value-type="float" office:value="-20.442912796072" calcext:value-type="float">
            <text:p>-20.442912796072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/>
          <table:table-cell office:value-type="string" calcext:value-type="string">
            <text:p>Honduras</text:p>
          </table:table-cell>
          <table:table-cell office:value-type="string" calcext:value-type="string">
            <text:p>Cerro Las Minas</text:p>
          </table:table-cell>
          <table:table-cell office:value-type="float" office:value="2870" calcext:value-type="float">
            <text:p>2870</text:p>
          </table:table-cell>
          <table:table-cell office:value-type="float" office:value="2386" calcext:value-type="float">
            <text:p>2386</text:p>
          </table:table-cell>
          <table:table-cell office:value-type="float" office:value="1944" calcext:value-type="float">
            <text:p>1944</text:p>
          </table:table-cell>
          <table:table-cell office:value-type="float" office:value="14.5339444444444" calcext:value-type="float">
            <text:p>14.5339444444444</text:p>
          </table:table-cell>
          <table:table-cell office:value-type="float" office:value="-88.6802" calcext:value-type="float">
            <text:p>-88.6802</text:p>
          </table:table-cell>
          <table:table-cell office:value-type="float" office:value="-88.9481450241006" calcext:value-type="float">
            <text:p>-88.9481450241006</text:p>
          </table:table-cell>
          <table:table-cell office:value-type="float" office:value="14.7950320753922" calcext:value-type="float">
            <text:p>14.7950320753922</text:p>
          </table:table-cell>
          <table:table-cell office:value-type="float" office:value="-88.6625197708946" calcext:value-type="float">
            <text:p>-88.6625197708946</text:p>
          </table:table-cell>
          <table:table-cell office:value-type="float" office:value="14.6008698159942" calcext:value-type="float">
            <text:p>14.6008698159942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/>
          <table:table-cell office:value-type="string" calcext:value-type="string">
            <text:p>Haiti</text:p>
          </table:table-cell>
          <table:table-cell office:value-type="string" calcext:value-type="string">
            <text:p>Pic Macaya</text:p>
          </table:table-cell>
          <table:table-cell table:number-columns-repeated="2" office:value-type="float" office:value="2347" calcext:value-type="float">
            <text:p>2347</text:p>
          </table:table-cell>
          <table:table-cell office:value-type="float" office:value="2022" calcext:value-type="float">
            <text:p>2022</text:p>
          </table:table-cell>
          <table:table-cell office:value-type="float" office:value="18.3822" calcext:value-type="float">
            <text:p>18.3822</text:p>
          </table:table-cell>
          <table:table-cell office:value-type="float" office:value="-74.0243" calcext:value-type="float">
            <text:p>-74.0243</text:p>
          </table:table-cell>
          <table:table-cell office:value-type="float" office:value="-74.2516501185473" calcext:value-type="float">
            <text:p>-74.2516501185473</text:p>
          </table:table-cell>
          <table:table-cell office:value-type="float" office:value="18.5989398485089" calcext:value-type="float">
            <text:p>18.5989398485089</text:p>
          </table:table-cell>
          <table:table-cell office:value-type="float" office:value="-74.2516501185473" calcext:value-type="float">
            <text:p>-74.2516501185473</text:p>
          </table:table-cell>
          <table:table-cell office:value-type="float" office:value="18.5989398485089" calcext:value-type="float">
            <text:p>18.5989398485089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/>
          <table:table-cell office:value-type="string" calcext:value-type="string">
            <text:p>Honduras</text:p>
          </table:table-cell>
          <table:table-cell office:value-type="string" calcext:value-type="string">
            <text:p>Cerro El Pital</text:p>
          </table:table-cell>
          <table:table-cell office:value-type="float" office:value="2730" calcext:value-type="float">
            <text:p>2730</text:p>
          </table:table-cell>
          <table:table-cell office:value-type="float" office:value="2306" calcext:value-type="float">
            <text:p>2306</text:p>
          </table:table-cell>
          <table:table-cell office:value-type="float" office:value="1965" calcext:value-type="float">
            <text:p>1965</text:p>
          </table:table-cell>
          <table:table-cell office:value-type="float" office:value="14.3844444444444" calcext:value-type="float">
            <text:p>14.3844444444444</text:p>
          </table:table-cell>
          <table:table-cell office:value-type="float" office:value="-89.1291666666667" calcext:value-type="float">
            <text:p>-89.1291666666667</text:p>
          </table:table-cell>
          <table:table-cell office:value-type="float" office:value="-89.3839193014092" calcext:value-type="float">
            <text:p>-89.3839193014092</text:p>
          </table:table-cell>
          <table:table-cell office:value-type="float" office:value="14.6333501687518" calcext:value-type="float">
            <text:p>14.6333501687518</text:p>
          </table:table-cell>
          <table:table-cell office:value-type="float" office:value="-89.3839193014092" calcext:value-type="float">
            <text:p>-89.3839193014092</text:p>
          </table:table-cell>
          <table:table-cell office:value-type="float" office:value="14.6333501687518" calcext:value-type="float">
            <text:p>14.6333501687518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Albania</text:p>
          </table:table-cell>
          <table:table-cell office:value-type="string" calcext:value-type="string">
            <text:p>Zla Kolata</text:p>
          </table:table-cell>
          <table:table-cell office:value-type="float" office:value="2525" calcext:value-type="float">
            <text:p>2525</text:p>
          </table:table-cell>
          <table:table-cell office:value-type="float" office:value="2303" calcext:value-type="float">
            <text:p>2303</text:p>
          </table:table-cell>
          <table:table-cell office:value-type="float" office:value="1919" calcext:value-type="float">
            <text:p>1919</text:p>
          </table:table-cell>
          <table:table-cell office:value-type="float" office:value="42.485" calcext:value-type="float">
            <text:p>42.485</text:p>
          </table:table-cell>
          <table:table-cell office:value-type="float" office:value="19.8961111111111" calcext:value-type="float">
            <text:p>19.8961111111111</text:p>
          </table:table-cell>
          <table:table-cell office:value-type="float" office:value="19.5851292216711" calcext:value-type="float">
            <text:p>19.5851292216711</text:p>
          </table:table-cell>
          <table:table-cell office:value-type="float" office:value="42.7143605132734" calcext:value-type="float">
            <text:p>42.7143605132734</text:p>
          </table:table-cell>
          <table:table-cell office:value-type="float" office:value="19.9328875811902" calcext:value-type="float">
            <text:p>19.9328875811902</text:p>
          </table:table-cell>
          <table:table-cell office:value-type="float" office:value="42.4582122120228" calcext:value-type="float">
            <text:p>42.4582122120228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Svalbard</text:p>
          </table:table-cell>
          <table:table-cell office:value-type="string" calcext:value-type="string">
            <text:p>Jan Mayen</text:p>
          </table:table-cell>
          <table:table-cell table:number-columns-repeated="3" office:value-type="float" office:value="2277" calcext:value-type="float">
            <text:p>2277</text:p>
          </table:table-cell>
          <table:table-cell office:value-type="float" office:value="71.0822222222222" calcext:value-type="float">
            <text:p>71.0822222222222</text:p>
          </table:table-cell>
          <table:table-cell office:value-type="float" office:value="-8.17833333333333" calcext:value-type="float">
            <text:p>-8.17833333333333</text:p>
          </table:table-cell>
          <table:table-cell office:value-type="float" office:value="-8.81743951394137" calcext:value-type="float">
            <text:p>-8.81743951394137</text:p>
          </table:table-cell>
          <table:table-cell office:value-type="float" office:value="71.2859772061575" calcext:value-type="float">
            <text:p>71.2859772061575</text:p>
          </table:table-cell>
          <table:table-cell office:value-type="float" office:value="-8.81743951394137" calcext:value-type="float">
            <text:p>-8.81743951394137</text:p>
          </table:table-cell>
          <table:table-cell office:value-type="float" office:value="71.2859772061575" calcext:value-type="float">
            <text:p>71.2859772061575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Bulgaria</text:p>
          </table:table-cell>
          <table:table-cell office:value-type="string" calcext:value-type="string">
            <text:p>Musala</text:p>
          </table:table-cell>
          <table:table-cell office:value-type="float" office:value="2925" calcext:value-type="float">
            <text:p>2925</text:p>
          </table:table-cell>
          <table:table-cell office:value-type="float" office:value="2259" calcext:value-type="float">
            <text:p>2259</text:p>
          </table:table-cell>
          <table:table-cell office:value-type="float" office:value="1577" calcext:value-type="float">
            <text:p>1577</text:p>
          </table:table-cell>
          <table:table-cell office:value-type="float" office:value="42.1797222222222" calcext:value-type="float">
            <text:p>42.1797222222222</text:p>
          </table:table-cell>
          <table:table-cell office:value-type="float" office:value="23.5852777777778" calcext:value-type="float">
            <text:p>23.5852777777778</text:p>
          </table:table-cell>
          <table:table-cell office:value-type="float" office:value="23.2279933133613" calcext:value-type="float">
            <text:p>23.2279933133613</text:p>
          </table:table-cell>
          <table:table-cell office:value-type="float" office:value="42.4434410194208" calcext:value-type="float">
            <text:p>42.4434410194208</text:p>
          </table:table-cell>
          <table:table-cell office:value-type="float" office:value="23.2279933133613" calcext:value-type="float">
            <text:p>23.2279933133613</text:p>
          </table:table-cell>
          <table:table-cell office:value-type="float" office:value="42.4434410194208" calcext:value-type="float">
            <text:p>42.4434410194208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/>
          <table:table-cell office:value-type="string" calcext:value-type="string">
            <text:p>Jamaica</text:p>
          </table:table-cell>
          <table:table-cell office:value-type="string" calcext:value-type="string">
            <text:p>Blue Mountain Peak</text:p>
          </table:table-cell>
          <table:table-cell table:number-columns-repeated="2" office:value-type="float" office:value="2256" calcext:value-type="float">
            <text:p>2256</text:p>
          </table:table-cell>
          <table:table-cell office:value-type="float" office:value="2046" calcext:value-type="float">
            <text:p>2046</text:p>
          </table:table-cell>
          <table:table-cell office:value-type="float" office:value="18.0464444444444" calcext:value-type="float">
            <text:p>18.0464444444444</text:p>
          </table:table-cell>
          <table:table-cell office:value-type="float" office:value="-76.5788444444444" calcext:value-type="float">
            <text:p>-76.5788444444444</text:p>
          </table:table-cell>
          <table:table-cell office:value-type="float" office:value="-76.7935414095001" calcext:value-type="float">
            <text:p>-76.7935414095001</text:p>
          </table:table-cell>
          <table:table-cell office:value-type="float" office:value="18.252276308665" calcext:value-type="float">
            <text:p>18.252276308665</text:p>
          </table:table-cell>
          <table:table-cell office:value-type="float" office:value="-76.7935414095001" calcext:value-type="float">
            <text:p>-76.7935414095001</text:p>
          </table:table-cell>
          <table:table-cell office:value-type="float" office:value="18.252276308665" calcext:value-type="float">
            <text:p>18.252276308665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Macedonia</text:p>
          </table:table-cell>
          <table:table-cell office:value-type="string" calcext:value-type="string">
            <text:p>Velika Rudoka</text:p>
          </table:table-cell>
          <table:table-cell office:value-type="float" office:value="2660" calcext:value-type="float">
            <text:p>2660</text:p>
          </table:table-cell>
          <table:table-cell office:value-type="float" office:value="2238" calcext:value-type="float">
            <text:p>2238</text:p>
          </table:table-cell>
          <table:table-cell office:value-type="float" office:value="2000" calcext:value-type="float">
            <text:p>2000</text:p>
          </table:table-cell>
          <table:table-cell office:value-type="float" office:value="41.9183333333333" calcext:value-type="float">
            <text:p>41.9183333333333</text:p>
          </table:table-cell>
          <table:table-cell office:value-type="float" office:value="20.7763888888889" calcext:value-type="float">
            <text:p>20.7763888888889</text:p>
          </table:table-cell>
          <table:table-cell office:value-type="float" office:value="20.4516787976886" calcext:value-type="float">
            <text:p>20.4516787976886</text:p>
          </table:table-cell>
          <table:table-cell office:value-type="float" office:value="42.1601937128311" calcext:value-type="float">
            <text:p>42.1601937128311</text:p>
          </table:table-cell>
          <table:table-cell office:value-type="float" office:value="20.4516787976886" calcext:value-type="float">
            <text:p>20.4516787976886</text:p>
          </table:table-cell>
          <table:table-cell office:value-type="float" office:value="42.1601937128311" calcext:value-type="float">
            <text:p>42.1601937128311</text:p>
          </table:table-cell>
        </table:table-row>
        <table:table-row table:style-name="ro1">
          <table:table-cell office:value-type="string" calcext:value-type="string">
            <text:p>AUSTRALASIA</text:p>
          </table:table-cell>
          <table:table-cell/>
          <table:table-cell office:value-type="string" calcext:value-type="string">
            <text:p>New Zealand North</text:p>
          </table:table-cell>
          <table:table-cell office:value-type="string" calcext:value-type="string">
            <text:p>Mount Ruapehu</text:p>
          </table:table-cell>
          <table:table-cell office:value-type="float" office:value="2797" calcext:value-type="float">
            <text:p>2797</text:p>
          </table:table-cell>
          <table:table-cell office:value-type="float" office:value="2235" calcext:value-type="float">
            <text:p>2235</text:p>
          </table:table-cell>
          <table:table-cell office:value-type="float" office:value="1631" calcext:value-type="float">
            <text:p>1631</text:p>
          </table:table-cell>
          <table:table-cell office:value-type="float" office:value="-39.2894444444444" calcext:value-type="float">
            <text:p>-39.2894444444444</text:p>
          </table:table-cell>
          <table:table-cell office:value-type="float" office:value="175.5625" calcext:value-type="float">
            <text:p>175.5625</text:p>
          </table:table-cell>
          <table:table-cell office:value-type="float" office:value="175.235135830356" calcext:value-type="float">
            <text:p>175.235135830356</text:p>
          </table:table-cell>
          <table:table-cell office:value-type="float" office:value="-39.0331273444047" calcext:value-type="float">
            <text:p>-39.0331273444047</text:p>
          </table:table-cell>
          <table:table-cell office:value-type="float" office:value="175.526621364266" calcext:value-type="float">
            <text:p>175.526621364266</text:p>
          </table:table-cell>
          <table:table-cell office:value-type="float" office:value="-39.2970500995952" calcext:value-type="float">
            <text:p>-39.2970500995952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Andorra</text:p>
          </table:table-cell>
          <table:table-cell office:value-type="string" calcext:value-type="string">
            <text:p>Pic de Coma Pedrosa</text:p>
          </table:table-cell>
          <table:table-cell office:value-type="float" office:value="2943" calcext:value-type="float">
            <text:p>2943</text:p>
          </table:table-cell>
          <table:table-cell office:value-type="float" office:value="2212" calcext:value-type="float">
            <text:p>2212</text:p>
          </table:table-cell>
          <table:table-cell office:value-type="float" office:value="1790" calcext:value-type="float">
            <text:p>1790</text:p>
          </table:table-cell>
          <table:table-cell office:value-type="float" office:value="42.5916666666667" calcext:value-type="float">
            <text:p>42.5916666666667</text:p>
          </table:table-cell>
          <table:table-cell office:value-type="float" office:value="1.44361111111111" calcext:value-type="float">
            <text:p>1.44361111111111</text:p>
          </table:table-cell>
          <table:table-cell office:value-type="float" office:value="1.46416878863049" calcext:value-type="float">
            <text:p>1.46416878863049</text:p>
          </table:table-cell>
          <table:table-cell office:value-type="float" office:value="42.678849898953" calcext:value-type="float">
            <text:p>42.678849898953</text:p>
          </table:table-cell>
          <table:table-cell office:value-type="float" office:value="1.0787919998234" calcext:value-type="float">
            <text:p>1.0787919998234</text:p>
          </table:table-cell>
          <table:table-cell office:value-type="float" office:value="42.8605631995447" calcext:value-type="float">
            <text:p>42.860563199544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Nunavut</text:p>
          </table:table-cell>
          <table:table-cell office:value-type="string" calcext:value-type="string">
            <text:p>Mount Odin</text:p>
          </table:table-cell>
          <table:table-cell office:value-type="float" office:value="2143" calcext:value-type="float">
            <text:p>2143</text:p>
          </table:table-cell>
          <table:table-cell office:value-type="float" office:value="2135" calcext:value-type="float">
            <text:p>2135</text:p>
          </table:table-cell>
          <table:table-cell office:value-type="float" office:value="2103" calcext:value-type="float">
            <text:p>2103</text:p>
          </table:table-cell>
          <table:table-cell office:value-type="float" office:value="66.5468" calcext:value-type="float">
            <text:p>66.5468</text:p>
          </table:table-cell>
          <table:table-cell office:value-type="float" office:value="-65.4289" calcext:value-type="float">
            <text:p>-65.4289</text:p>
          </table:table-cell>
          <table:table-cell office:value-type="float" office:value="-65.9178093480031" calcext:value-type="float">
            <text:p>-65.9178093480031</text:p>
          </table:table-cell>
          <table:table-cell office:value-type="float" office:value="66.7383473166672" calcext:value-type="float">
            <text:p>66.7383473166672</text:p>
          </table:table-cell>
          <table:table-cell office:value-type="float" office:value="-65.9178093480031" calcext:value-type="float">
            <text:p>-65.9178093480031</text:p>
          </table:table-cell>
          <table:table-cell office:value-type="float" office:value="66.7383473166672" calcext:value-type="float">
            <text:p>66.7383473166672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Romania</text:p>
          </table:table-cell>
          <table:table-cell office:value-type="string" calcext:value-type="string">
            <text:p>Moldoveanu</text:p>
          </table:table-cell>
          <table:table-cell office:value-type="float" office:value="2544" calcext:value-type="float">
            <text:p>2544</text:p>
          </table:table-cell>
          <table:table-cell office:value-type="float" office:value="2113" calcext:value-type="float">
            <text:p>2113</text:p>
          </table:table-cell>
          <table:table-cell office:value-type="float" office:value="1486" calcext:value-type="float">
            <text:p>1486</text:p>
          </table:table-cell>
          <table:table-cell office:value-type="float" office:value="45.6" calcext:value-type="float">
            <text:p>45.6</text:p>
          </table:table-cell>
          <table:table-cell office:value-type="float" office:value="24.7361111111111" calcext:value-type="float">
            <text:p>24.7361111111111</text:p>
          </table:table-cell>
          <table:table-cell office:value-type="float" office:value="24.7135816888983" calcext:value-type="float">
            <text:p>24.7135816888983</text:p>
          </table:table-cell>
          <table:table-cell office:value-type="float" office:value="45.6876766309171" calcext:value-type="float">
            <text:p>45.6876766309171</text:p>
          </table:table-cell>
          <table:table-cell office:value-type="float" office:value="24.7809379375012" calcext:value-type="float">
            <text:p>24.7809379375012</text:p>
          </table:table-cell>
          <table:table-cell office:value-type="float" office:value="45.6381849863866" calcext:value-type="float">
            <text:p>45.6381849863866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Iceland</text:p>
          </table:table-cell>
          <table:table-cell office:value-type="string" calcext:value-type="string">
            <text:p>Hvannadalshnúkur</text:p>
          </table:table-cell>
          <table:table-cell table:number-columns-repeated="2" office:value-type="float" office:value="2110" calcext:value-type="float">
            <text:p>2110</text:p>
          </table:table-cell>
          <table:table-cell office:value-type="float" office:value="1770" calcext:value-type="float">
            <text:p>1770</text:p>
          </table:table-cell>
          <table:table-cell office:value-type="float" office:value="64.0141666666667" calcext:value-type="float">
            <text:p>64.0141666666667</text:p>
          </table:table-cell>
          <table:table-cell office:value-type="float" office:value="-16.6775" calcext:value-type="float">
            <text:p>-16.6775</text:p>
          </table:table-cell>
          <table:table-cell office:value-type="float" office:value="-17.1144633768118" calcext:value-type="float">
            <text:p>-17.1144633768118</text:p>
          </table:table-cell>
          <table:table-cell office:value-type="float" office:value="64.2043580517317" calcext:value-type="float">
            <text:p>64.2043580517317</text:p>
          </table:table-cell>
          <table:table-cell office:value-type="float" office:value="-17.1144633768118" calcext:value-type="float">
            <text:p>-17.1144633768118</text:p>
          </table:table-cell>
          <table:table-cell office:value-type="float" office:value="64.2043580517317" calcext:value-type="float">
            <text:p>64.204358051731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Nunavut</text:p>
          </table:table-cell>
          <table:table-cell office:value-type="string" calcext:value-type="string">
            <text:p>Beitstad Peak</text:p>
          </table:table-cell>
          <table:table-cell office:value-type="float" office:value="2347" calcext:value-type="float">
            <text:p>2347</text:p>
          </table:table-cell>
          <table:table-cell office:value-type="float" office:value="2065" calcext:value-type="float">
            <text:p>2065</text:p>
          </table:table-cell>
          <table:table-cell office:value-type="float" office:value="882" calcext:value-type="float">
            <text:p>882</text:p>
          </table:table-cell>
          <table:table-cell office:value-type="float" office:value="78.8007" calcext:value-type="float">
            <text:p>78.8007</text:p>
          </table:table-cell>
          <table:table-cell office:value-type="float" office:value="-79.5292" calcext:value-type="float">
            <text:p>-79.5292</text:p>
          </table:table-cell>
          <table:table-cell office:value-type="float" office:value="-79.0967537923509" calcext:value-type="float">
            <text:p>-79.0967537923509</text:p>
          </table:table-cell>
          <table:table-cell office:value-type="float" office:value="78.7704289031545" calcext:value-type="float">
            <text:p>78.7704289031545</text:p>
          </table:table-cell>
          <table:table-cell office:value-type="float" office:value="-80.6375614192709" calcext:value-type="float">
            <text:p>-80.6375614192709</text:p>
          </table:table-cell>
          <table:table-cell office:value-type="float" office:value="79.0105585844997" calcext:value-type="float">
            <text:p>79.0105585844997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/>
          <table:table-cell office:value-type="string" calcext:value-type="string">
            <text:p>Honduras</text:p>
          </table:table-cell>
          <table:table-cell office:value-type="string" calcext:value-type="string">
            <text:p>Sierra de Agalta High Point</text:p>
          </table:table-cell>
          <table:table-cell office:value-type="float" office:value="2335" calcext:value-type="float">
            <text:p>2335</text:p>
          </table:table-cell>
          <table:table-cell office:value-type="float" office:value="2026" calcext:value-type="float">
            <text:p>2026</text:p>
          </table:table-cell>
          <table:table-cell office:value-type="float" office:value="1714" calcext:value-type="float">
            <text:p>1714</text:p>
          </table:table-cell>
          <table:table-cell office:value-type="float" office:value="14.9576" calcext:value-type="float">
            <text:p>14.9576</text:p>
          </table:table-cell>
          <table:table-cell office:value-type="float" office:value="-85.9165" calcext:value-type="float">
            <text:p>-85.9165</text:p>
          </table:table-cell>
          <table:table-cell office:value-type="float" office:value="-85.8842087762589" calcext:value-type="float">
            <text:p>-85.8842087762589</text:p>
          </table:table-cell>
          <table:table-cell office:value-type="float" office:value="14.8715138494502" calcext:value-type="float">
            <text:p>14.8715138494502</text:p>
          </table:table-cell>
          <table:table-cell office:value-type="float" office:value="-86.1354073633508" calcext:value-type="float">
            <text:p>-86.1354073633508</text:p>
          </table:table-cell>
          <table:table-cell office:value-type="float" office:value="15.169652547771" calcext:value-type="float">
            <text:p>15.169652547771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Norway</text:p>
          </table:table-cell>
          <table:table-cell office:value-type="string" calcext:value-type="string">
            <text:p>Galdhøpiggen</text:p>
          </table:table-cell>
          <table:table-cell office:value-type="float" office:value="2469" calcext:value-type="float">
            <text:p>2469</text:p>
          </table:table-cell>
          <table:table-cell office:value-type="float" office:value="1982" calcext:value-type="float">
            <text:p>1982</text:p>
          </table:table-cell>
          <table:table-cell office:value-type="float" office:value="1735" calcext:value-type="float">
            <text:p>1735</text:p>
          </table:table-cell>
          <table:table-cell office:value-type="float" office:value="61.6363888888889" calcext:value-type="float">
            <text:p>61.6363888888889</text:p>
          </table:table-cell>
          <table:table-cell office:value-type="float" office:value="8.3125" calcext:value-type="float">
            <text:p>8.3125</text:p>
          </table:table-cell>
          <table:table-cell office:value-type="float" office:value="7.83765655518143" calcext:value-type="float">
            <text:p>7.83765655518143</text:p>
          </table:table-cell>
          <table:table-cell office:value-type="float" office:value="61.8599503037537" calcext:value-type="float">
            <text:p>61.8599503037537</text:p>
          </table:table-cell>
          <table:table-cell office:value-type="float" office:value="8.27956502614648" calcext:value-type="float">
            <text:p>8.27956502614648</text:p>
          </table:table-cell>
          <table:table-cell office:value-type="float" office:value="61.658863438491" calcext:value-type="float">
            <text:p>61.658863438491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/>
          <table:table-cell office:value-type="string" calcext:value-type="string">
            <text:p>Cuba</text:p>
          </table:table-cell>
          <table:table-cell office:value-type="string" calcext:value-type="string">
            <text:p>Pico Turquino</text:p>
          </table:table-cell>
          <table:table-cell table:number-columns-repeated="2" office:value-type="float" office:value="1974" calcext:value-type="float">
            <text:p>1974</text:p>
          </table:table-cell>
          <table:table-cell office:value-type="float" office:value="1957" calcext:value-type="float">
            <text:p>1957</text:p>
          </table:table-cell>
          <table:table-cell office:value-type="float" office:value="19.9897611111111" calcext:value-type="float">
            <text:p>19.9897611111111</text:p>
          </table:table-cell>
          <table:table-cell office:value-type="float" office:value="-76.8359166666667" calcext:value-type="float">
            <text:p>-76.8359166666667</text:p>
          </table:table-cell>
          <table:table-cell office:value-type="float" office:value="-77.026426362259" calcext:value-type="float">
            <text:p>-77.026426362259</text:p>
          </table:table-cell>
          <table:table-cell office:value-type="float" office:value="20.1688289303651" calcext:value-type="float">
            <text:p>20.1688289303651</text:p>
          </table:table-cell>
          <table:table-cell office:value-type="float" office:value="-77.026426362259" calcext:value-type="float">
            <text:p>-77.026426362259</text:p>
          </table:table-cell>
          <table:table-cell office:value-type="float" office:value="20.1688289303651" calcext:value-type="float">
            <text:p>20.1688289303651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Bosnia-Herzegovina</text:p>
          </table:table-cell>
          <table:table-cell office:value-type="string" calcext:value-type="string">
            <text:p>Veliki Maglić</text:p>
          </table:table-cell>
          <table:table-cell office:value-type="float" office:value="2386" calcext:value-type="float">
            <text:p>2386</text:p>
          </table:table-cell>
          <table:table-cell office:value-type="float" office:value="1957" calcext:value-type="float">
            <text:p>1957</text:p>
          </table:table-cell>
          <table:table-cell office:value-type="float" office:value="1659" calcext:value-type="float">
            <text:p>1659</text:p>
          </table:table-cell>
          <table:table-cell office:value-type="float" office:value="43.2811111111111" calcext:value-type="float">
            <text:p>43.2811111111111</text:p>
          </table:table-cell>
          <table:table-cell office:value-type="float" office:value="18.7330555555556" calcext:value-type="float">
            <text:p>18.7330555555556</text:p>
          </table:table-cell>
          <table:table-cell office:value-type="float" office:value="18.7505062547327" calcext:value-type="float">
            <text:p>18.7505062547327</text:p>
          </table:table-cell>
          <table:table-cell office:value-type="float" office:value="43.3433517052943" calcext:value-type="float">
            <text:p>43.3433517052943</text:p>
          </table:table-cell>
          <table:table-cell office:value-type="float" office:value="18.4352661536718" calcext:value-type="float">
            <text:p>18.4352661536718</text:p>
          </table:table-cell>
          <table:table-cell office:value-type="float" office:value="43.4982325517603" calcext:value-type="float">
            <text:p>43.498232551760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Nunavut</text:p>
          </table:table-cell>
          <table:table-cell office:value-type="string" calcext:value-type="string">
            <text:p>Kisimngiuqtuq Peak</text:p>
          </table:table-cell>
          <table:table-cell table:number-columns-repeated="3" office:value-type="float" office:value="1905" calcext:value-type="float">
            <text:p>1905</text:p>
          </table:table-cell>
          <table:table-cell office:value-type="float" office:value="70.7993" calcext:value-type="float">
            <text:p>70.7993</text:p>
          </table:table-cell>
          <table:table-cell office:value-type="float" office:value="-71.6502" calcext:value-type="float">
            <text:p>-71.6502</text:p>
          </table:table-cell>
          <table:table-cell office:value-type="float" office:value="-72.1768875560712" calcext:value-type="float">
            <text:p>-72.1768875560712</text:p>
          </table:table-cell>
          <table:table-cell office:value-type="float" office:value="70.9695189173612" calcext:value-type="float">
            <text:p>70.9695189173612</text:p>
          </table:table-cell>
          <table:table-cell office:value-type="float" office:value="-72.1768875560712" calcext:value-type="float">
            <text:p>-72.1768875560712</text:p>
          </table:table-cell>
          <table:table-cell office:value-type="float" office:value="70.9695189173612" calcext:value-type="float">
            <text:p>70.969518917361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Nunavut</text:p>
          </table:table-cell>
          <table:table-cell office:value-type="string" calcext:value-type="string">
            <text:p>Qiajivik Mountain</text:p>
          </table:table-cell>
          <table:table-cell table:number-columns-repeated="2" office:value-type="float" office:value="1905" calcext:value-type="float">
            <text:p>1905</text:p>
          </table:table-cell>
          <table:table-cell office:value-type="float" office:value="1840" calcext:value-type="float">
            <text:p>1840</text:p>
          </table:table-cell>
          <table:table-cell office:value-type="float" office:value="72.1809" calcext:value-type="float">
            <text:p>72.1809</text:p>
          </table:table-cell>
          <table:table-cell office:value-type="float" office:value="-75.909" calcext:value-type="float">
            <text:p>-75.909</text:p>
          </table:table-cell>
          <table:table-cell office:value-type="float" office:value="-76.4754198119463" calcext:value-type="float">
            <text:p>-76.4754198119463</text:p>
          </table:table-cell>
          <table:table-cell office:value-type="float" office:value="72.3510312405678" calcext:value-type="float">
            <text:p>72.3510312405678</text:p>
          </table:table-cell>
          <table:table-cell office:value-type="float" office:value="-76.4754198119463" calcext:value-type="float">
            <text:p>-76.4754198119463</text:p>
          </table:table-cell>
          <table:table-cell office:value-type="float" office:value="72.3510312405678" calcext:value-type="float">
            <text:p>72.3510312405678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Slovakia</text:p>
          </table:table-cell>
          <table:table-cell office:value-type="string" calcext:value-type="string">
            <text:p>Rysy</text:p>
          </table:table-cell>
          <table:table-cell office:value-type="float" office:value="2501" calcext:value-type="float">
            <text:p>2501</text:p>
          </table:table-cell>
          <table:table-cell office:value-type="float" office:value="1889" calcext:value-type="float">
            <text:p>1889</text:p>
          </table:table-cell>
          <table:table-cell office:value-type="float" office:value="1629" calcext:value-type="float">
            <text:p>1629</text:p>
          </table:table-cell>
          <table:table-cell office:value-type="float" office:value="49.1794444444444" calcext:value-type="float">
            <text:p>49.1794444444444</text:p>
          </table:table-cell>
          <table:table-cell office:value-type="float" office:value="20.0880555555556" calcext:value-type="float">
            <text:p>20.0880555555556</text:p>
          </table:table-cell>
          <table:table-cell office:value-type="float" office:value="20.1926694164166" calcext:value-type="float">
            <text:p>20.1926694164166</text:p>
          </table:table-cell>
          <table:table-cell office:value-type="float" office:value="49.1289083526946" calcext:value-type="float">
            <text:p>49.1289083526946</text:p>
          </table:table-cell>
          <table:table-cell office:value-type="float" office:value="19.7420089862901" calcext:value-type="float">
            <text:p>19.7420089862901</text:p>
          </table:table-cell>
          <table:table-cell office:value-type="float" office:value="49.4049329335376" calcext:value-type="float">
            <text:p>49.4049329335376</text:p>
          </table:table-cell>
        </table:table-row>
        <table:table-row table:style-name="ro1">
          <table:table-cell office:value-type="string" calcext:value-type="string">
            <text:p>AUSTRALASIA</text:p>
          </table:table-cell>
          <table:table-cell/>
          <table:table-cell office:value-type="string" calcext:value-type="string">
            <text:p>New South Wales</text:p>
          </table:table-cell>
          <table:table-cell office:value-type="string" calcext:value-type="string">
            <text:p>Mount Kosciuszko</text:p>
          </table:table-cell>
          <table:table-cell office:value-type="float" office:value="2228" calcext:value-type="float">
            <text:p>2228</text:p>
          </table:table-cell>
          <table:table-cell office:value-type="float" office:value="1823" calcext:value-type="float">
            <text:p>1823</text:p>
          </table:table-cell>
          <table:table-cell office:value-type="float" office:value="1627" calcext:value-type="float">
            <text:p>1627</text:p>
          </table:table-cell>
          <table:table-cell office:value-type="float" office:value="-36.4561111111111" calcext:value-type="float">
            <text:p>-36.4561111111111</text:p>
          </table:table-cell>
          <table:table-cell office:value-type="float" office:value="148.263333333333" calcext:value-type="float">
            <text:p>148.263333333333</text:p>
          </table:table-cell>
          <table:table-cell office:value-type="float" office:value="148.007267943953" calcext:value-type="float">
            <text:p>148.007267943953</text:p>
          </table:table-cell>
          <table:table-cell office:value-type="float" office:value="-36.2487011610003" calcext:value-type="float">
            <text:p>-36.2487011610003</text:p>
          </table:table-cell>
          <table:table-cell office:value-type="float" office:value="148.007267943953" calcext:value-type="float">
            <text:p>148.007267943953</text:p>
          </table:table-cell>
          <table:table-cell office:value-type="float" office:value="-36.2487011610003" calcext:value-type="float">
            <text:p>-36.2487011610003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Serbia</text:p>
          </table:table-cell>
          <table:table-cell office:value-type="string" calcext:value-type="string">
            <text:p>Midžor</text:p>
          </table:table-cell>
          <table:table-cell office:value-type="float" office:value="2169" calcext:value-type="float">
            <text:p>2169</text:p>
          </table:table-cell>
          <table:table-cell office:value-type="float" office:value="1823" calcext:value-type="float">
            <text:p>1823</text:p>
          </table:table-cell>
          <table:table-cell office:value-type="float" office:value="1449" calcext:value-type="float">
            <text:p>1449</text:p>
          </table:table-cell>
          <table:table-cell office:value-type="float" office:value="43.3947222222222" calcext:value-type="float">
            <text:p>43.3947222222222</text:p>
          </table:table-cell>
          <table:table-cell office:value-type="float" office:value="22.6819444444444" calcext:value-type="float">
            <text:p>22.6819444444444</text:p>
          </table:table-cell>
          <table:table-cell office:value-type="float" office:value="22.7272231047226" calcext:value-type="float">
            <text:p>22.7272231047226</text:p>
          </table:table-cell>
          <table:table-cell office:value-type="float" office:value="43.4502033873235" calcext:value-type="float">
            <text:p>43.4502033873235</text:p>
          </table:table-cell>
          <table:table-cell office:value-type="float" office:value="22.7055890078418" calcext:value-type="float">
            <text:p>22.7055890078418</text:p>
          </table:table-cell>
          <table:table-cell office:value-type="float" office:value="43.414206625572" calcext:value-type="float">
            <text:p>43.414206625572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/>
          <table:table-cell office:value-type="string" calcext:value-type="string">
            <text:p>Nicaragua</text:p>
          </table:table-cell>
          <table:table-cell office:value-type="string" calcext:value-type="string">
            <text:p>Volcán San Cristóbal</text:p>
          </table:table-cell>
          <table:table-cell office:value-type="float" office:value="1745" calcext:value-type="float">
            <text:p>1745</text:p>
          </table:table-cell>
          <table:table-cell office:value-type="float" office:value="1742" calcext:value-type="float">
            <text:p>1742</text:p>
          </table:table-cell>
          <table:table-cell office:value-type="float" office:value="1565" calcext:value-type="float">
            <text:p>1565</text:p>
          </table:table-cell>
          <table:table-cell office:value-type="float" office:value="12.7026" calcext:value-type="float">
            <text:p>12.7026</text:p>
          </table:table-cell>
          <table:table-cell office:value-type="float" office:value="-87.0057" calcext:value-type="float">
            <text:p>-87.0057</text:p>
          </table:table-cell>
          <table:table-cell office:value-type="float" office:value="-87.1677058556236" calcext:value-type="float">
            <text:p>-87.1677058556236</text:p>
          </table:table-cell>
          <table:table-cell office:value-type="float" office:value="12.8599694376313" calcext:value-type="float">
            <text:p>12.8599694376313</text:p>
          </table:table-cell>
          <table:table-cell office:value-type="float" office:value="-87.1677058556236" calcext:value-type="float">
            <text:p>-87.1677058556236</text:p>
          </table:table-cell>
          <table:table-cell office:value-type="float" office:value="12.8599694376313" calcext:value-type="float">
            <text:p>12.859969437631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Nunavut</text:p>
          </table:table-cell>
          <table:table-cell office:value-type="string" calcext:value-type="string">
            <text:p>McBeth-Inugsuin Peak</text:p>
          </table:table-cell>
          <table:table-cell table:number-columns-repeated="2" office:value-type="float" office:value="1721" calcext:value-type="float">
            <text:p>1721</text:p>
          </table:table-cell>
          <table:table-cell office:value-type="float" office:value="1043" calcext:value-type="float">
            <text:p>1043</text:p>
          </table:table-cell>
          <table:table-cell office:value-type="float" office:value="69.6524" calcext:value-type="float">
            <text:p>69.6524</text:p>
          </table:table-cell>
          <table:table-cell office:value-type="float" office:value="-69.3059" calcext:value-type="float">
            <text:p>-69.3059</text:p>
          </table:table-cell>
          <table:table-cell office:value-type="float" office:value="-69.7556738827039" calcext:value-type="float">
            <text:p>-69.7556738827039</text:p>
          </table:table-cell>
          <table:table-cell office:value-type="float" office:value="69.8056940181071" calcext:value-type="float">
            <text:p>69.8056940181071</text:p>
          </table:table-cell>
          <table:table-cell office:value-type="float" office:value="-69.7556738827039" calcext:value-type="float">
            <text:p>-69.7556738827039</text:p>
          </table:table-cell>
          <table:table-cell office:value-type="float" office:value="69.8056940181071" calcext:value-type="float">
            <text:p>69.8056940181071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/>
          <table:table-cell office:value-type="string" calcext:value-type="string">
            <text:p>Panama</text:p>
          </table:table-cell>
          <table:table-cell office:value-type="string" calcext:value-type="string">
            <text:p>Cerro Tacarcuna</text:p>
          </table:table-cell>
          <table:table-cell office:value-type="float" office:value="1875" calcext:value-type="float">
            <text:p>1875</text:p>
          </table:table-cell>
          <table:table-cell office:value-type="float" office:value="1717" calcext:value-type="float">
            <text:p>1717</text:p>
          </table:table-cell>
          <table:table-cell office:value-type="float" office:value="1141" calcext:value-type="float">
            <text:p>1141</text:p>
          </table:table-cell>
          <table:table-cell office:value-type="float" office:value="8.1659" calcext:value-type="float">
            <text:p>8.1659</text:p>
          </table:table-cell>
          <table:table-cell office:value-type="float" office:value="-77.2959" calcext:value-type="float">
            <text:p>-77.2959</text:p>
          </table:table-cell>
          <table:table-cell office:value-type="float" office:value="-77.2359570384009" calcext:value-type="float">
            <text:p>-77.2359570384009</text:p>
          </table:table-cell>
          <table:table-cell office:value-type="float" office:value="8.20301239486259" calcext:value-type="float">
            <text:p>8.20301239486259</text:p>
          </table:table-cell>
          <table:table-cell office:value-type="float" office:value="-77.2972156586502" calcext:value-type="float">
            <text:p>-77.2972156586502</text:p>
          </table:table-cell>
          <table:table-cell office:value-type="float" office:value="8.119379557493" calcext:value-type="float">
            <text:p>8.119379557493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/>
          <table:table-cell office:value-type="string" calcext:value-type="string">
            <text:p>Galápagos</text:p>
          </table:table-cell>
          <table:table-cell office:value-type="string" calcext:value-type="string">
            <text:p>Volcán Wolf</text:p>
          </table:table-cell>
          <table:table-cell table:number-columns-repeated="3" office:value-type="float" office:value="1707" calcext:value-type="float">
            <text:p>1707</text:p>
          </table:table-cell>
          <table:table-cell office:value-type="float" office:value="0.0419444444444444" calcext:value-type="float">
            <text:p>0.0419444444444444</text:p>
          </table:table-cell>
          <table:table-cell office:value-type="float" office:value="-91.3344444444444" calcext:value-type="float">
            <text:p>-91.3344444444444</text:p>
          </table:table-cell>
          <table:table-cell office:value-type="float" office:value="-91.4929530435335" calcext:value-type="float">
            <text:p>-91.4929530435335</text:p>
          </table:table-cell>
          <table:table-cell office:value-type="float" office:value="0.20115842118739" calcext:value-type="float">
            <text:p>0.20115842118739</text:p>
          </table:table-cell>
          <table:table-cell office:value-type="float" office:value="-91.4929530435335" calcext:value-type="float">
            <text:p>-91.4929530435335</text:p>
          </table:table-cell>
          <table:table-cell office:value-type="float" office:value="0.20115842118739" calcext:value-type="float">
            <text:p>0.2011584211873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Nunavut</text:p>
          </table:table-cell>
          <table:table-cell office:value-type="string" calcext:value-type="string">
            <text:p>Outlook Peak</text:p>
          </table:table-cell>
          <table:table-cell office:value-type="float" office:value="2210" calcext:value-type="float">
            <text:p>2210</text:p>
          </table:table-cell>
          <table:table-cell office:value-type="float" office:value="1655" calcext:value-type="float">
            <text:p>1655</text:p>
          </table:table-cell>
          <table:table-cell office:value-type="float" office:value="1106" calcext:value-type="float">
            <text:p>1106</text:p>
          </table:table-cell>
          <table:table-cell office:value-type="float" office:value="79.7397" calcext:value-type="float">
            <text:p>79.7397</text:p>
          </table:table-cell>
          <table:table-cell office:value-type="float" office:value="-91.4061" calcext:value-type="float">
            <text:p>-91.4061</text:p>
          </table:table-cell>
          <table:table-cell office:value-type="float" office:value="-92.5451008992013" calcext:value-type="float">
            <text:p>-92.5451008992013</text:p>
          </table:table-cell>
          <table:table-cell office:value-type="float" office:value="79.9372450772756" calcext:value-type="float">
            <text:p>79.9372450772756</text:p>
          </table:table-cell>
          <table:table-cell office:value-type="float" office:value="-91.4299372785238" calcext:value-type="float">
            <text:p>-91.4299372785238</text:p>
          </table:table-cell>
          <table:table-cell office:value-type="float" office:value="79.7220112064193" calcext:value-type="float">
            <text:p>79.722011206419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Labrador</text:p>
          </table:table-cell>
          <table:table-cell office:value-type="string" calcext:value-type="string">
            <text:p>Mount Caubvick</text:p>
          </table:table-cell>
          <table:table-cell table:number-columns-repeated="2" office:value-type="float" office:value="1652" calcext:value-type="float">
            <text:p>1652</text:p>
          </table:table-cell>
          <table:table-cell office:value-type="float" office:value="1305" calcext:value-type="float">
            <text:p>1305</text:p>
          </table:table-cell>
          <table:table-cell office:value-type="float" office:value="58.8877851851852" calcext:value-type="float">
            <text:p>58.8877851851852</text:p>
          </table:table-cell>
          <table:table-cell office:value-type="float" office:value="-63.7097481481482" calcext:value-type="float">
            <text:p>-63.7097481481482</text:p>
          </table:table-cell>
          <table:table-cell office:value-type="float" office:value="-63.9996579199158" calcext:value-type="float">
            <text:p>-63.9996579199158</text:p>
          </table:table-cell>
          <table:table-cell office:value-type="float" office:value="59.0365270641376" calcext:value-type="float">
            <text:p>59.0365270641376</text:p>
          </table:table-cell>
          <table:table-cell office:value-type="float" office:value="-63.7079247865447" calcext:value-type="float">
            <text:p>-63.7079247865447</text:p>
          </table:table-cell>
          <table:table-cell office:value-type="float" office:value="58.9336136847309" calcext:value-type="float">
            <text:p>58.9336136847309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Sweden</text:p>
          </table:table-cell>
          <table:table-cell office:value-type="string" calcext:value-type="string">
            <text:p>Kebnekaise – Nordtoppen</text:p>
          </table:table-cell>
          <table:table-cell office:value-type="float" office:value="2097" calcext:value-type="float">
            <text:p>2097</text:p>
          </table:table-cell>
          <table:table-cell office:value-type="float" office:value="1618" calcext:value-type="float">
            <text:p>1618</text:p>
          </table:table-cell>
          <table:table-cell office:value-type="float" office:value="1517" calcext:value-type="float">
            <text:p>1517</text:p>
          </table:table-cell>
          <table:table-cell office:value-type="float" office:value="67.9044444444445" calcext:value-type="float">
            <text:p>67.9044444444445</text:p>
          </table:table-cell>
          <table:table-cell office:value-type="float" office:value="18.5269444444444" calcext:value-type="float">
            <text:p>18.5269444444444</text:p>
          </table:table-cell>
          <table:table-cell office:value-type="float" office:value="18.6796958004652" calcext:value-type="float">
            <text:p>18.6796958004652</text:p>
          </table:table-cell>
          <table:table-cell office:value-type="float" office:value="67.9393851304796" calcext:value-type="float">
            <text:p>67.9393851304796</text:p>
          </table:table-cell>
          <table:table-cell office:value-type="float" office:value="18.5663193437335" calcext:value-type="float">
            <text:p>18.5663193437335</text:p>
          </table:table-cell>
          <table:table-cell office:value-type="float" office:value="67.8834147973674" calcext:value-type="float">
            <text:p>67.8834147973674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/>
          <table:table-cell office:value-type="string" calcext:value-type="string">
            <text:p>Honduras</text:p>
          </table:table-cell>
          <table:table-cell office:value-type="string" calcext:value-type="string">
            <text:p>Pico Mogotón</text:p>
          </table:table-cell>
          <table:table-cell office:value-type="float" office:value="2106" calcext:value-type="float">
            <text:p>2106</text:p>
          </table:table-cell>
          <table:table-cell office:value-type="float" office:value="1573" calcext:value-type="float">
            <text:p>1573</text:p>
          </table:table-cell>
          <table:table-cell office:value-type="float" office:value="1083" calcext:value-type="float">
            <text:p>1083</text:p>
          </table:table-cell>
          <table:table-cell office:value-type="float" office:value="13.7630777777778" calcext:value-type="float">
            <text:p>13.7630777777778</text:p>
          </table:table-cell>
          <table:table-cell office:value-type="float" office:value="-86.3983166666667" calcext:value-type="float">
            <text:p>-86.3983166666667</text:p>
          </table:table-cell>
          <table:table-cell office:value-type="float" office:value="-86.5944648847563" calcext:value-type="float">
            <text:p>-86.5944648847563</text:p>
          </table:table-cell>
          <table:table-cell office:value-type="float" office:value="13.9533055395456" calcext:value-type="float">
            <text:p>13.9533055395456</text:p>
          </table:table-cell>
          <table:table-cell office:value-type="float" office:value="-86.4047438040497" calcext:value-type="float">
            <text:p>-86.4047438040497</text:p>
          </table:table-cell>
          <table:table-cell office:value-type="float" office:value="13.7816519007018" calcext:value-type="float">
            <text:p>13.7816519007018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/>
          <table:table-cell office:value-type="string" calcext:value-type="string">
            <text:p>Panama</text:p>
          </table:table-cell>
          <table:table-cell office:value-type="string" calcext:value-type="string">
            <text:p>Cerro Hoya</text:p>
          </table:table-cell>
          <table:table-cell table:number-columns-repeated="2" office:value-type="float" office:value="1559" calcext:value-type="float">
            <text:p>1559</text:p>
          </table:table-cell>
          <table:table-cell office:value-type="float" office:value="1185" calcext:value-type="float">
            <text:p>1185</text:p>
          </table:table-cell>
          <table:table-cell office:value-type="float" office:value="7.3179" calcext:value-type="float">
            <text:p>7.3179</text:p>
          </table:table-cell>
          <table:table-cell office:value-type="float" office:value="-80.681" calcext:value-type="float">
            <text:p>-80.681</text:p>
          </table:table-cell>
          <table:table-cell office:value-type="float" office:value="-80.8234571780876" calcext:value-type="float">
            <text:p>-80.8234571780876</text:p>
          </table:table-cell>
          <table:table-cell office:value-type="float" office:value="7.45825765065871" calcext:value-type="float">
            <text:p>7.45825765065871</text:p>
          </table:table-cell>
          <table:table-cell office:value-type="float" office:value="-80.7237886615532" calcext:value-type="float">
            <text:p>-80.7237886615532</text:p>
          </table:table-cell>
          <table:table-cell office:value-type="float" office:value="7.28647623650434" calcext:value-type="float">
            <text:p>7.28647623650434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/>
          <table:table-cell office:value-type="string" calcext:value-type="string">
            <text:p>Guadeloupe</text:p>
          </table:table-cell>
          <table:table-cell office:value-type="string" calcext:value-type="string">
            <text:p>La Grande Soufrière</text:p>
          </table:table-cell>
          <table:table-cell table:number-columns-repeated="2" office:value-type="float" office:value="1467" calcext:value-type="float">
            <text:p>1467</text:p>
          </table:table-cell>
          <table:table-cell office:value-type="float" office:value="1046" calcext:value-type="float">
            <text:p>1046</text:p>
          </table:table-cell>
          <table:table-cell office:value-type="float" office:value="16.04495" calcext:value-type="float">
            <text:p>16.04495</text:p>
          </table:table-cell>
          <table:table-cell office:value-type="float" office:value="-61.6638444444444" calcext:value-type="float">
            <text:p>-61.6638444444444</text:p>
          </table:table-cell>
          <table:table-cell office:value-type="float" office:value="-61.802661052336" calcext:value-type="float">
            <text:p>-61.802661052336</text:p>
          </table:table-cell>
          <table:table-cell office:value-type="float" office:value="16.1773382520499" calcext:value-type="float">
            <text:p>16.1773382520499</text:p>
          </table:table-cell>
          <table:table-cell office:value-type="float" office:value="-61.6437058523065" calcext:value-type="float">
            <text:p>-61.6437058523065</text:p>
          </table:table-cell>
          <table:table-cell office:value-type="float" office:value="16.0486089330038" calcext:value-type="float">
            <text:p>16.0486089330038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Ukraine</text:p>
          </table:table-cell>
          <table:table-cell office:value-type="string" calcext:value-type="string">
            <text:p>Gora Goverla</text:p>
          </table:table-cell>
          <table:table-cell office:value-type="float" office:value="2061" calcext:value-type="float">
            <text:p>2061</text:p>
          </table:table-cell>
          <table:table-cell office:value-type="float" office:value="1452" calcext:value-type="float">
            <text:p>1452</text:p>
          </table:table-cell>
          <table:table-cell office:value-type="float" office:value="1077" calcext:value-type="float">
            <text:p>1077</text:p>
          </table:table-cell>
          <table:table-cell office:value-type="float" office:value="48.16" calcext:value-type="float">
            <text:p>48.16</text:p>
          </table:table-cell>
          <table:table-cell office:value-type="float" office:value="24.5002777777778" calcext:value-type="float">
            <text:p>24.5002777777778</text:p>
          </table:table-cell>
          <table:table-cell office:value-type="float" office:value="24.4722848390073" calcext:value-type="float">
            <text:p>24.4722848390073</text:p>
          </table:table-cell>
          <table:table-cell office:value-type="float" office:value="48.0985268412889" calcext:value-type="float">
            <text:p>48.0985268412889</text:p>
          </table:table-cell>
          <table:table-cell office:value-type="float" office:value="24.485698000725" calcext:value-type="float">
            <text:p>24.485698000725</text:p>
          </table:table-cell>
          <table:table-cell office:value-type="float" office:value="48.1434962800676" calcext:value-type="float">
            <text:p>48.1434962800676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/>
          <table:table-cell office:value-type="string" calcext:value-type="string">
            <text:p>Dominica</text:p>
          </table:table-cell>
          <table:table-cell office:value-type="string" calcext:value-type="string">
            <text:p>Morne Diablotins</text:p>
          </table:table-cell>
          <table:table-cell table:number-columns-repeated="2" office:value-type="float" office:value="1447" calcext:value-type="float">
            <text:p>1447</text:p>
          </table:table-cell>
          <table:table-cell office:value-type="float" office:value="1446" calcext:value-type="float">
            <text:p>1446</text:p>
          </table:table-cell>
          <table:table-cell office:value-type="float" office:value="15.5038888888889" calcext:value-type="float">
            <text:p>15.5038888888889</text:p>
          </table:table-cell>
          <table:table-cell office:value-type="float" office:value="-61.3980555555556" calcext:value-type="float">
            <text:p>-61.3980555555556</text:p>
          </table:table-cell>
          <table:table-cell office:value-type="float" office:value="-61.5346358797669" calcext:value-type="float">
            <text:p>-61.5346358797669</text:p>
          </table:table-cell>
          <table:table-cell office:value-type="float" office:value="15.6358346186546" calcext:value-type="float">
            <text:p>15.6358346186546</text:p>
          </table:table-cell>
          <table:table-cell office:value-type="float" office:value="-61.5346358797669" calcext:value-type="float">
            <text:p>-61.5346358797669</text:p>
          </table:table-cell>
          <table:table-cell office:value-type="float" office:value="15.6358346186546" calcext:value-type="float">
            <text:p>15.6358346186546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/>
          <table:table-cell office:value-type="string" calcext:value-type="string">
            <text:p>Martinique</text:p>
          </table:table-cell>
          <table:table-cell office:value-type="string" calcext:value-type="string">
            <text:p>Montagne Pelée</text:p>
          </table:table-cell>
          <table:table-cell table:number-columns-repeated="2" office:value-type="float" office:value="1395" calcext:value-type="float">
            <text:p>1395</text:p>
          </table:table-cell>
          <table:table-cell office:value-type="float" office:value="1247" calcext:value-type="float">
            <text:p>1247</text:p>
          </table:table-cell>
          <table:table-cell office:value-type="float" office:value="14.8091666666667" calcext:value-type="float">
            <text:p>14.8091666666667</text:p>
          </table:table-cell>
          <table:table-cell office:value-type="float" office:value="-61.1655555555556" calcext:value-type="float">
            <text:p>-61.1655555555556</text:p>
          </table:table-cell>
          <table:table-cell office:value-type="float" office:value="-61.2964775687578" calcext:value-type="float">
            <text:p>-61.2964775687578</text:p>
          </table:table-cell>
          <table:table-cell office:value-type="float" office:value="14.9348895149698" calcext:value-type="float">
            <text:p>14.9348895149698</text:p>
          </table:table-cell>
          <table:table-cell office:value-type="float" office:value="-61.2964775687578" calcext:value-type="float">
            <text:p>-61.2964775687578</text:p>
          </table:table-cell>
          <table:table-cell office:value-type="float" office:value="14.9348895149698" calcext:value-type="float">
            <text:p>14.9348895149698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Great Britain</text:p>
          </table:table-cell>
          <table:table-cell office:value-type="string" calcext:value-type="string">
            <text:p>Ben Nevis</text:p>
          </table:table-cell>
          <table:table-cell table:number-columns-repeated="2" office:value-type="float" office:value="1345" calcext:value-type="float">
            <text:p>1345</text:p>
          </table:table-cell>
          <table:table-cell office:value-type="float" office:value="1326" calcext:value-type="float">
            <text:p>1326</text:p>
          </table:table-cell>
          <table:table-cell office:value-type="float" office:value="56.7969444444444" calcext:value-type="float">
            <text:p>56.7969444444444</text:p>
          </table:table-cell>
          <table:table-cell office:value-type="float" office:value="-5.00361111111111" calcext:value-type="float">
            <text:p>-5.00361111111111</text:p>
          </table:table-cell>
          <table:table-cell office:value-type="float" office:value="-5.22765098690819" calcext:value-type="float">
            <text:p>-5.22765098690819</text:p>
          </table:table-cell>
          <table:table-cell office:value-type="float" office:value="56.9189187471311" calcext:value-type="float">
            <text:p>56.9189187471311</text:p>
          </table:table-cell>
          <table:table-cell office:value-type="float" office:value="-5.22765098690819" calcext:value-type="float">
            <text:p>-5.22765098690819</text:p>
          </table:table-cell>
          <table:table-cell office:value-type="float" office:value="56.9189187471311" calcext:value-type="float">
            <text:p>56.918918747131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Guadalupe I.</text:p>
          </table:table-cell>
          <table:table-cell office:value-type="string" calcext:value-type="string">
            <text:p>Isla Guadalupe High Point</text:p>
          </table:table-cell>
          <table:table-cell table:number-columns-repeated="3" office:value-type="float" office:value="1310" calcext:value-type="float">
            <text:p>1310</text:p>
          </table:table-cell>
          <table:table-cell office:value-type="float" office:value="29.1016" calcext:value-type="float">
            <text:p>29.1016</text:p>
          </table:table-cell>
          <table:table-cell office:value-type="float" office:value="-118.3132" calcext:value-type="float">
            <text:p>-118.3132</text:p>
          </table:table-cell>
          <table:table-cell office:value-type="float" office:value="-118.449213536783" calcext:value-type="float">
            <text:p>-118.449213536783</text:p>
          </table:table-cell>
          <table:table-cell office:value-type="float" office:value="29.2190449413913" calcext:value-type="float">
            <text:p>29.2190449413913</text:p>
          </table:table-cell>
          <table:table-cell office:value-type="float" office:value="-118.449213536783" calcext:value-type="float">
            <text:p>-118.449213536783</text:p>
          </table:table-cell>
          <table:table-cell office:value-type="float" office:value="29.2190449413913" calcext:value-type="float">
            <text:p>29.2190449413913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/>
          <table:table-cell office:value-type="string" calcext:value-type="string">
            <text:p>Cuba</text:p>
          </table:table-cell>
          <table:table-cell office:value-type="string" calcext:value-type="string">
            <text:p>Gran Piedra</text:p>
          </table:table-cell>
          <table:table-cell table:number-columns-repeated="2" office:value-type="float" office:value="1249" calcext:value-type="float">
            <text:p>1249</text:p>
          </table:table-cell>
          <table:table-cell office:value-type="float" office:value="1049" calcext:value-type="float">
            <text:p>1049</text:p>
          </table:table-cell>
          <table:table-cell office:value-type="float" office:value="20.0115" calcext:value-type="float">
            <text:p>20.0115</text:p>
          </table:table-cell>
          <table:table-cell office:value-type="float" office:value="-75.627" calcext:value-type="float">
            <text:p>-75.627</text:p>
          </table:table-cell>
          <table:table-cell office:value-type="float" office:value="-75.7481216275256" calcext:value-type="float">
            <text:p>-75.7481216275256</text:p>
          </table:table-cell>
          <table:table-cell office:value-type="float" office:value="20.1251392493282" calcext:value-type="float">
            <text:p>20.1251392493282</text:p>
          </table:table-cell>
          <table:table-cell office:value-type="float" office:value="-75.7481216275256" calcext:value-type="float">
            <text:p>-75.7481216275256</text:p>
          </table:table-cell>
          <table:table-cell office:value-type="float" office:value="20.1251392493282" calcext:value-type="float">
            <text:p>20.1251392493282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/>
          <table:table-cell office:value-type="string" calcext:value-type="string">
            <text:p>St.Vincent</text:p>
          </table:table-cell>
          <table:table-cell office:value-type="string" calcext:value-type="string">
            <text:p>La Soufrière</text:p>
          </table:table-cell>
          <table:table-cell table:number-columns-repeated="3" office:value-type="float" office:value="1234" calcext:value-type="float">
            <text:p>1234</text:p>
          </table:table-cell>
          <table:table-cell office:value-type="float" office:value="13.3477388888889" calcext:value-type="float">
            <text:p>13.3477388888889</text:p>
          </table:table-cell>
          <table:table-cell office:value-type="float" office:value="-61.1761055555556" calcext:value-type="float">
            <text:p>-61.1761055555556</text:p>
          </table:table-cell>
          <table:table-cell office:value-type="float" office:value="-61.288912673928" calcext:value-type="float">
            <text:p>-61.288912673928</text:p>
          </table:table-cell>
          <table:table-cell office:value-type="float" office:value="13.4587558129882" calcext:value-type="float">
            <text:p>13.4587558129882</text:p>
          </table:table-cell>
          <table:table-cell office:value-type="float" office:value="-61.288912673928" calcext:value-type="float">
            <text:p>-61.288912673928</text:p>
          </table:table-cell>
          <table:table-cell office:value-type="float" office:value="13.4587558129882" calcext:value-type="float">
            <text:p>13.4587558129882</text:p>
          </table:table-cell>
        </table:table-row>
        <table:table-row table:style-name="ro1">
          <table:table-cell office:value-type="string" calcext:value-type="string">
            <text:p>AUSTRALASIA</text:p>
          </table:table-cell>
          <table:table-cell/>
          <table:table-cell office:value-type="string" calcext:value-type="string">
            <text:p>Tasmania</text:p>
          </table:table-cell>
          <table:table-cell office:value-type="string" calcext:value-type="string">
            <text:p>Mount Ossa</text:p>
          </table:table-cell>
          <table:table-cell office:value-type="float" office:value="1617" calcext:value-type="float">
            <text:p>1617</text:p>
          </table:table-cell>
          <table:table-cell office:value-type="float" office:value="1232" calcext:value-type="float">
            <text:p>1232</text:p>
          </table:table-cell>
          <table:table-cell office:value-type="float" office:value="986" calcext:value-type="float">
            <text:p>986</text:p>
          </table:table-cell>
          <table:table-cell office:value-type="float" office:value="-41.8708333333333" calcext:value-type="float">
            <text:p>-41.8708333333333</text:p>
          </table:table-cell>
          <table:table-cell office:value-type="float" office:value="146.033333333333" calcext:value-type="float">
            <text:p>146.033333333333</text:p>
          </table:table-cell>
          <table:table-cell office:value-type="float" office:value="145.836538621056" calcext:value-type="float">
            <text:p>145.836538621056</text:p>
          </table:table-cell>
          <table:table-cell office:value-type="float" office:value="-41.7232348357719" calcext:value-type="float">
            <text:p>-41.7232348357719</text:p>
          </table:table-cell>
          <table:table-cell office:value-type="float" office:value="146.01676748799" calcext:value-type="float">
            <text:p>146.01676748799</text:p>
          </table:table-cell>
          <table:table-cell office:value-type="float" office:value="-41.8832116193175" calcext:value-type="float">
            <text:p>-41.8832116193175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/>
          <table:table-cell office:value-type="string" calcext:value-type="string">
            <text:p>Puerto Rico</text:p>
          </table:table-cell>
          <table:table-cell office:value-type="string" calcext:value-type="string">
            <text:p>Cerro de Punta</text:p>
          </table:table-cell>
          <table:table-cell office:value-type="float" office:value="1338" calcext:value-type="float">
            <text:p>1338</text:p>
          </table:table-cell>
          <table:table-cell office:value-type="float" office:value="1194" calcext:value-type="float">
            <text:p>1194</text:p>
          </table:table-cell>
          <table:table-cell office:value-type="float" office:value="935" calcext:value-type="float">
            <text:p>935</text:p>
          </table:table-cell>
          <table:table-cell office:value-type="float" office:value="18.1722" calcext:value-type="float">
            <text:p>18.1722</text:p>
          </table:table-cell>
          <table:table-cell office:value-type="float" office:value="-66.5917" calcext:value-type="float">
            <text:p>-66.5917</text:p>
          </table:table-cell>
          <table:table-cell office:value-type="float" office:value="-66.7198112216598" calcext:value-type="float">
            <text:p>-66.7198112216598</text:p>
          </table:table-cell>
          <table:table-cell office:value-type="float" office:value="18.2937209304228" calcext:value-type="float">
            <text:p>18.2937209304228</text:p>
          </table:table-cell>
          <table:table-cell office:value-type="float" office:value="-66.5826745126944" calcext:value-type="float">
            <text:p>-66.5826745126944</text:p>
          </table:table-cell>
          <table:table-cell office:value-type="float" office:value="18.1559821836683" calcext:value-type="float">
            <text:p>18.155982183668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Nunavut</text:p>
          </table:table-cell>
          <table:table-cell office:value-type="string" calcext:value-type="string">
            <text:p>Barbeau Peak</text:p>
          </table:table-cell>
          <table:table-cell office:value-type="float" office:value="2616" calcext:value-type="float">
            <text:p>2616</text:p>
          </table:table-cell>
          <table:table-cell office:value-type="float" office:value="1191" calcext:value-type="float">
            <text:p>1191</text:p>
          </table:table-cell>
          <table:table-cell office:value-type="float" office:value="834" calcext:value-type="float">
            <text:p>834</text:p>
          </table:table-cell>
          <table:table-cell office:value-type="float" office:value="81.9147611111111" calcext:value-type="float">
            <text:p>81.9147611111111</text:p>
          </table:table-cell>
          <table:table-cell office:value-type="float" office:value="-75.0092333333333" calcext:value-type="float">
            <text:p>-75.0092333333333</text:p>
          </table:table-cell>
          <table:table-cell office:value-type="float" office:value="-75.2015890524314" calcext:value-type="float">
            <text:p>-75.2015890524314</text:p>
          </table:table-cell>
          <table:table-cell office:value-type="float" office:value="81.8785832038796" calcext:value-type="float">
            <text:p>81.8785832038796</text:p>
          </table:table-cell>
          <table:table-cell office:value-type="float" office:value="-76.7317430496838" calcext:value-type="float">
            <text:p>-76.7317430496838</text:p>
          </table:table-cell>
          <table:table-cell office:value-type="float" office:value="82.1460075694199" calcext:value-type="float">
            <text:p>82.1460075694199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/>
          <table:table-cell office:value-type="string" calcext:value-type="string">
            <text:p>St.Kitts-Nevis</text:p>
          </table:table-cell>
          <table:table-cell office:value-type="string" calcext:value-type="string">
            <text:p>Mount Liamuiga</text:p>
          </table:table-cell>
          <table:table-cell table:number-columns-repeated="2" office:value-type="float" office:value="1156" calcext:value-type="float">
            <text:p>1156</text:p>
          </table:table-cell>
          <table:table-cell office:value-type="float" office:value="1126" calcext:value-type="float">
            <text:p>1126</text:p>
          </table:table-cell>
          <table:table-cell office:value-type="float" office:value="17.3684166666667" calcext:value-type="float">
            <text:p>17.3684166666667</text:p>
          </table:table-cell>
          <table:table-cell office:value-type="float" office:value="-62.8029777777778" calcext:value-type="float">
            <text:p>-62.8029777777778</text:p>
          </table:table-cell>
          <table:table-cell office:value-type="float" office:value="-62.9111069241263" calcext:value-type="float">
            <text:p>-62.9111069241263</text:p>
          </table:table-cell>
          <table:table-cell office:value-type="float" office:value="17.4724320655249" calcext:value-type="float">
            <text:p>17.4724320655249</text:p>
          </table:table-cell>
          <table:table-cell office:value-type="float" office:value="-62.7887213299608" calcext:value-type="float">
            <text:p>-62.7887213299608</text:p>
          </table:table-cell>
          <table:table-cell office:value-type="float" office:value="17.382105078569" calcext:value-type="float">
            <text:p>17.382105078569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Great Britain</text:p>
          </table:table-cell>
          <table:table-cell office:value-type="string" calcext:value-type="string">
            <text:p>Ben Lawers</text:p>
          </table:table-cell>
          <table:table-cell office:value-type="float" office:value="1214" calcext:value-type="float">
            <text:p>1214</text:p>
          </table:table-cell>
          <table:table-cell office:value-type="float" office:value="1108" calcext:value-type="float">
            <text:p>1108</text:p>
          </table:table-cell>
          <table:table-cell office:value-type="float" office:value="1023" calcext:value-type="float">
            <text:p>1023</text:p>
          </table:table-cell>
          <table:table-cell office:value-type="float" office:value="56.5455555555556" calcext:value-type="float">
            <text:p>56.5455555555556</text:p>
          </table:table-cell>
          <table:table-cell office:value-type="float" office:value="-4.22083333333333" calcext:value-type="float">
            <text:p>-4.22083333333333</text:p>
          </table:table-cell>
          <table:table-cell office:value-type="float" office:value="-4.41885623300335" calcext:value-type="float">
            <text:p>-4.41885623300335</text:p>
          </table:table-cell>
          <table:table-cell office:value-type="float" office:value="56.6563524490543" calcext:value-type="float">
            <text:p>56.6563524490543</text:p>
          </table:table-cell>
          <table:table-cell office:value-type="float" office:value="-4.19475059199867" calcext:value-type="float">
            <text:p>-4.19475059199867</text:p>
          </table:table-cell>
          <table:table-cell office:value-type="float" office:value="56.5307797952754" calcext:value-type="float">
            <text:p>56.5307797952754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Great Britain</text:p>
          </table:table-cell>
          <table:table-cell office:value-type="string" calcext:value-type="string">
            <text:p>Càrn Eige</text:p>
          </table:table-cell>
          <table:table-cell office:value-type="float" office:value="1183" calcext:value-type="float">
            <text:p>1183</text:p>
          </table:table-cell>
          <table:table-cell office:value-type="float" office:value="1097" calcext:value-type="float">
            <text:p>1097</text:p>
          </table:table-cell>
          <table:table-cell office:value-type="float" office:value="915" calcext:value-type="float">
            <text:p>915</text:p>
          </table:table-cell>
          <table:table-cell office:value-type="float" office:value="57.2876583333333" calcext:value-type="float">
            <text:p>57.2876583333333</text:p>
          </table:table-cell>
          <table:table-cell office:value-type="float" office:value="-5.11607777777778" calcext:value-type="float">
            <text:p>-5.11607777777778</text:p>
          </table:table-cell>
          <table:table-cell office:value-type="float" office:value="-5.31191372677289" calcext:value-type="float">
            <text:p>-5.31191372677289</text:p>
          </table:table-cell>
          <table:table-cell office:value-type="float" office:value="57.3950350212674" calcext:value-type="float">
            <text:p>57.3950350212674</text:p>
          </table:table-cell>
          <table:table-cell office:value-type="float" office:value="-5.13307944352685" calcext:value-type="float">
            <text:p>-5.13307944352685</text:p>
          </table:table-cell>
          <table:table-cell office:value-type="float" office:value="57.2964121728537" calcext:value-type="float">
            <text:p>57.2964121728537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Great Britain</text:p>
          </table:table-cell>
          <table:table-cell office:value-type="string" calcext:value-type="string">
            <text:p>Snowdon</text:p>
          </table:table-cell>
          <table:table-cell office:value-type="float" office:value="1085" calcext:value-type="float">
            <text:p>1085</text:p>
          </table:table-cell>
          <table:table-cell office:value-type="float" office:value="1082" calcext:value-type="float">
            <text:p>1082</text:p>
          </table:table-cell>
          <table:table-cell office:value-type="float" office:value="1025" calcext:value-type="float">
            <text:p>1025</text:p>
          </table:table-cell>
          <table:table-cell office:value-type="float" office:value="53.0684972222222" calcext:value-type="float">
            <text:p>53.0684972222222</text:p>
          </table:table-cell>
          <table:table-cell office:value-type="float" office:value="-4.07623055555556" calcext:value-type="float">
            <text:p>-4.07623055555556</text:p>
          </table:table-cell>
          <table:table-cell office:value-type="float" office:value="-4.24528634690165" calcext:value-type="float">
            <text:p>-4.24528634690165</text:p>
          </table:table-cell>
          <table:table-cell office:value-type="float" office:value="53.1712185799444" calcext:value-type="float">
            <text:p>53.1712185799444</text:p>
          </table:table-cell>
          <table:table-cell office:value-type="float" office:value="-4.24528634690165" calcext:value-type="float">
            <text:p>-4.24528634690165</text:p>
          </table:table-cell>
          <table:table-cell office:value-type="float" office:value="53.1712185799444" calcext:value-type="float">
            <text:p>53.1712185799444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/>
          <table:table-cell office:value-type="string" calcext:value-type="string">
            <text:p>Surinam</text:p>
          </table:table-cell>
          <table:table-cell office:value-type="string" calcext:value-type="string">
            <text:p>Julianatop</text:p>
          </table:table-cell>
          <table:table-cell office:value-type="float" office:value="1230" calcext:value-type="float">
            <text:p>1230</text:p>
          </table:table-cell>
          <table:table-cell office:value-type="float" office:value="1081" calcext:value-type="float">
            <text:p>1081</text:p>
          </table:table-cell>
          <table:table-cell office:value-type="float" office:value="909" calcext:value-type="float">
            <text:p>909</text:p>
          </table:table-cell>
          <table:table-cell office:value-type="float" office:value="3.68277777777778" calcext:value-type="float">
            <text:p>3.68277777777778</text:p>
          </table:table-cell>
          <table:table-cell office:value-type="float" office:value="-56.5355555555556" calcext:value-type="float">
            <text:p>-56.5355555555556</text:p>
          </table:table-cell>
          <table:table-cell office:value-type="float" office:value="-56.6550681552108" calcext:value-type="float">
            <text:p>-56.6550681552108</text:p>
          </table:table-cell>
          <table:table-cell office:value-type="float" office:value="3.80236750560385" calcext:value-type="float">
            <text:p>3.80236750560385</text:p>
          </table:table-cell>
          <table:table-cell office:value-type="float" office:value="-56.5312798313812" calcext:value-type="float">
            <text:p>-56.5312798313812</text:p>
          </table:table-cell>
          <table:table-cell office:value-type="float" office:value="3.67350835954421" calcext:value-type="float">
            <text:p>3.6735083595442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Labrador</text:p>
          </table:table-cell>
          <table:table-cell office:value-type="string" calcext:value-type="string">
            <text:p>Man O'War Peak</text:p>
          </table:table-cell>
          <table:table-cell table:number-columns-repeated="2" office:value-type="float" office:value="1050" calcext:value-type="float">
            <text:p>1050</text:p>
          </table:table-cell>
          <table:table-cell office:value-type="float" office:value="702" calcext:value-type="float">
            <text:p>702</text:p>
          </table:table-cell>
          <table:table-cell office:value-type="float" office:value="56.9686" calcext:value-type="float">
            <text:p>56.9686</text:p>
          </table:table-cell>
          <table:table-cell office:value-type="float" office:value="-61.6692" calcext:value-type="float">
            <text:p>-61.6692</text:p>
          </table:table-cell>
          <table:table-cell office:value-type="float" office:value="-61.8402022704722" calcext:value-type="float">
            <text:p>-61.8402022704722</text:p>
          </table:table-cell>
          <table:table-cell office:value-type="float" office:value="57.0616499144963" calcext:value-type="float">
            <text:p>57.0616499144963</text:p>
          </table:table-cell>
          <table:table-cell office:value-type="float" office:value="-61.6465887978984" calcext:value-type="float">
            <text:p>-61.6465887978984</text:p>
          </table:table-cell>
          <table:table-cell office:value-type="float" office:value="56.9764554031269" calcext:value-type="float">
            <text:p>56.9764554031269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Ireland</text:p>
          </table:table-cell>
          <table:table-cell office:value-type="string" calcext:value-type="string">
            <text:p>Carrauntoohil</text:p>
          </table:table-cell>
          <table:table-cell office:value-type="float" office:value="1039" calcext:value-type="float">
            <text:p>1039</text:p>
          </table:table-cell>
          <table:table-cell office:value-type="float" office:value="1037" calcext:value-type="float">
            <text:p>1037</text:p>
          </table:table-cell>
          <table:table-cell office:value-type="float" office:value="965" calcext:value-type="float">
            <text:p>965</text:p>
          </table:table-cell>
          <table:table-cell office:value-type="float" office:value="51.9994444444444" calcext:value-type="float">
            <text:p>51.9994444444444</text:p>
          </table:table-cell>
          <table:table-cell office:value-type="float" office:value="-9.74277777777778" calcext:value-type="float">
            <text:p>-9.74277777777778</text:p>
          </table:table-cell>
          <table:table-cell office:value-type="float" office:value="-9.89605785759922" calcext:value-type="float">
            <text:p>-9.89605785759922</text:p>
          </table:table-cell>
          <table:table-cell office:value-type="float" office:value="52.0936668597815" calcext:value-type="float">
            <text:p>52.0936668597815</text:p>
          </table:table-cell>
          <table:table-cell office:value-type="float" office:value="-9.72101635359398" calcext:value-type="float">
            <text:p>-9.72101635359398</text:p>
          </table:table-cell>
          <table:table-cell office:value-type="float" office:value="51.9859164411271" calcext:value-type="float">
            <text:p>51.985916441127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Nunavut</text:p>
          </table:table-cell>
          <table:table-cell office:value-type="string" calcext:value-type="string">
            <text:p>Angilaaq Mountain</text:p>
          </table:table-cell>
          <table:table-cell office:value-type="float" office:value="1944" calcext:value-type="float">
            <text:p>1944</text:p>
          </table:table-cell>
          <table:table-cell office:value-type="float" office:value="1036" calcext:value-type="float">
            <text:p>1036</text:p>
          </table:table-cell>
          <table:table-cell office:value-type="float" office:value="640" calcext:value-type="float">
            <text:p>640</text:p>
          </table:table-cell>
          <table:table-cell office:value-type="float" office:value="73.2298" calcext:value-type="float">
            <text:p>73.2298</text:p>
          </table:table-cell>
          <table:table-cell office:value-type="float" office:value="-78.623" calcext:value-type="float">
            <text:p>-78.623</text:p>
          </table:table-cell>
          <table:table-cell office:value-type="float" office:value="-79.2364241986382" calcext:value-type="float">
            <text:p>-79.2364241986382</text:p>
          </table:table-cell>
          <table:table-cell office:value-type="float" office:value="73.4030491752508" calcext:value-type="float">
            <text:p>73.4030491752508</text:p>
          </table:table-cell>
          <table:table-cell office:value-type="float" office:value="-79.2364241986382" calcext:value-type="float">
            <text:p>-79.2364241986382</text:p>
          </table:table-cell>
          <table:table-cell office:value-type="float" office:value="73.4030491752508" calcext:value-type="float">
            <text:p>73.4030491752508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/>
          <table:table-cell office:value-type="string" calcext:value-type="string">
            <text:p>Cuba</text:p>
          </table:table-cell>
          <table:table-cell office:value-type="string" calcext:value-type="string">
            <text:p>Pico San Juan</text:p>
          </table:table-cell>
          <table:table-cell office:value-type="float" office:value="1140" calcext:value-type="float">
            <text:p>1140</text:p>
          </table:table-cell>
          <table:table-cell office:value-type="float" office:value="1029" calcext:value-type="float">
            <text:p>1029</text:p>
          </table:table-cell>
          <table:table-cell office:value-type="float" office:value="470" calcext:value-type="float">
            <text:p>470</text:p>
          </table:table-cell>
          <table:table-cell office:value-type="float" office:value="21.9853" calcext:value-type="float">
            <text:p>21.9853</text:p>
          </table:table-cell>
          <table:table-cell office:value-type="float" office:value="-80.1327" calcext:value-type="float">
            <text:p>-80.1327</text:p>
          </table:table-cell>
          <table:table-cell office:value-type="float" office:value="-80.1599504858562" calcext:value-type="float">
            <text:p>-80.1599504858562</text:p>
          </table:table-cell>
          <table:table-cell office:value-type="float" office:value="21.9463290174192" calcext:value-type="float">
            <text:p>21.9463290174192</text:p>
          </table:table-cell>
          <table:table-cell office:value-type="float" office:value="-80.1575385998918" calcext:value-type="float">
            <text:p>-80.1575385998918</text:p>
          </table:table-cell>
          <table:table-cell office:value-type="float" office:value="21.9937420700196" calcext:value-type="float">
            <text:p>21.993742070019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Revillagigedo Is.</text:p>
          </table:table-cell>
          <table:table-cell office:value-type="string" calcext:value-type="string">
            <text:p>Volcán Everman</text:p>
          </table:table-cell>
          <table:table-cell office:value-type="float" office:value="1050" calcext:value-type="float">
            <text:p>1050</text:p>
          </table:table-cell>
          <table:table-cell office:value-type="float" office:value="1015" calcext:value-type="float">
            <text:p>1015</text:p>
          </table:table-cell>
          <table:table-cell office:value-type="float" office:value="740" calcext:value-type="float">
            <text:p>740</text:p>
          </table:table-cell>
          <table:table-cell office:value-type="float" office:value="18.8" calcext:value-type="float">
            <text:p>18.8</text:p>
          </table:table-cell>
          <table:table-cell office:value-type="float" office:value="-110.9833" calcext:value-type="float">
            <text:p>-110.9833</text:p>
          </table:table-cell>
          <table:table-cell office:value-type="float" office:value="-111.081773007332" calcext:value-type="float">
            <text:p>-111.081773007332</text:p>
          </table:table-cell>
          <table:table-cell office:value-type="float" office:value="18.8937042450933" calcext:value-type="float">
            <text:p>18.8937042450933</text:p>
          </table:table-cell>
          <table:table-cell office:value-type="float" office:value="-110.982114368967" calcext:value-type="float">
            <text:p>-110.982114368967</text:p>
          </table:table-cell>
          <table:table-cell office:value-type="float" office:value="18.7808021514095" calcext:value-type="float">
            <text:p>18.7808021514095</text:p>
          </table:table-cell>
        </table:table-row>
        <table:table-row table:style-name="ro1">
          <table:table-cell office:value-type="string" calcext:value-type="string">
            <text:p>PACIFIC</text:p>
          </table:table-cell>
          <table:table-cell/>
          <table:table-cell office:value-type="string" calcext:value-type="string">
            <text:p>Northern Marianas</text:p>
          </table:table-cell>
          <table:table-cell office:value-type="string" calcext:value-type="string">
            <text:p>Mount Agrihan</text:p>
          </table:table-cell>
          <table:table-cell table:number-columns-repeated="2" office:value-type="float" office:value="977" calcext:value-type="float">
            <text:p>977</text:p>
          </table:table-cell>
          <table:table-cell office:value-type="float" office:value="975" calcext:value-type="float">
            <text:p>975</text:p>
          </table:table-cell>
          <table:table-cell office:value-type="float" office:value="18.7681" calcext:value-type="float">
            <text:p>18.7681</text:p>
          </table:table-cell>
          <table:table-cell office:value-type="float" office:value="145.6732" calcext:value-type="float">
            <text:p>145.6732</text:p>
          </table:table-cell>
          <table:table-cell office:value-type="float" office:value="145.581675557587" calcext:value-type="float">
            <text:p>145.581675557587</text:p>
          </table:table-cell>
          <table:table-cell office:value-type="float" office:value="18.8571103208865" calcext:value-type="float">
            <text:p>18.8571103208865</text:p>
          </table:table-cell>
          <table:table-cell office:value-type="float" office:value="145.683679831776" calcext:value-type="float">
            <text:p>145.683679831776</text:p>
          </table:table-cell>
          <table:table-cell office:value-type="float" office:value="18.762272571557" calcext:value-type="float">
            <text:p>18.762272571557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Great Britain</text:p>
          </table:table-cell>
          <table:table-cell office:value-type="string" calcext:value-type="string">
            <text:p>Ben Macdui</text:p>
          </table:table-cell>
          <table:table-cell office:value-type="float" office:value="1309" calcext:value-type="float">
            <text:p>1309</text:p>
          </table:table-cell>
          <table:table-cell office:value-type="float" office:value="950" calcext:value-type="float">
            <text:p>950</text:p>
          </table:table-cell>
          <table:table-cell office:value-type="float" office:value="749" calcext:value-type="float">
            <text:p>749</text:p>
          </table:table-cell>
          <table:table-cell office:value-type="float" office:value="57.0699888888889" calcext:value-type="float">
            <text:p>57.0699888888889</text:p>
          </table:table-cell>
          <table:table-cell office:value-type="float" office:value="-3.66906388888889" calcext:value-type="float">
            <text:p>-3.66906388888889</text:p>
          </table:table-cell>
          <table:table-cell office:value-type="float" office:value="-3.69456349693192" calcext:value-type="float">
            <text:p>-3.69456349693192</text:p>
          </table:table-cell>
          <table:table-cell office:value-type="float" office:value="57.1122361052415" calcext:value-type="float">
            <text:p>57.1122361052415</text:p>
          </table:table-cell>
          <table:table-cell office:value-type="float" office:value="-3.89724059747415" calcext:value-type="float">
            <text:p>-3.89724059747415</text:p>
          </table:table-cell>
          <table:table-cell office:value-type="float" office:value="57.1928492160046" calcext:value-type="float">
            <text:p>57.1928492160046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/>
          <table:table-cell office:value-type="string" calcext:value-type="string">
            <text:p>St.Lucia</text:p>
          </table:table-cell>
          <table:table-cell office:value-type="string" calcext:value-type="string">
            <text:p>Mount Gimie</text:p>
          </table:table-cell>
          <table:table-cell office:value-type="float" office:value="950" calcext:value-type="float">
            <text:p>950</text:p>
          </table:table-cell>
          <table:table-cell office:value-type="float" office:value="949" calcext:value-type="float">
            <text:p>949</text:p>
          </table:table-cell>
          <table:table-cell office:value-type="float" office:value="783" calcext:value-type="float">
            <text:p>783</text:p>
          </table:table-cell>
          <table:table-cell office:value-type="float" office:value="13.8636111111111" calcext:value-type="float">
            <text:p>13.8636111111111</text:p>
          </table:table-cell>
          <table:table-cell office:value-type="float" office:value="-61.0116666666667" calcext:value-type="float">
            <text:p>-61.0116666666667</text:p>
          </table:table-cell>
          <table:table-cell office:value-type="float" office:value="-61.0985179893596" calcext:value-type="float">
            <text:p>-61.0985179893596</text:p>
          </table:table-cell>
          <table:table-cell office:value-type="float" office:value="13.9482408933795" calcext:value-type="float">
            <text:p>13.9482408933795</text:p>
          </table:table-cell>
          <table:table-cell office:value-type="float" office:value="-61.0985179893596" calcext:value-type="float">
            <text:p>-61.0985179893596</text:p>
          </table:table-cell>
          <table:table-cell office:value-type="float" office:value="13.9482408933795" calcext:value-type="float">
            <text:p>13.9482408933795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Great Britain</text:p>
          </table:table-cell>
          <table:table-cell office:value-type="string" calcext:value-type="string">
            <text:p>Scafell Pike</text:p>
          </table:table-cell>
          <table:table-cell office:value-type="float" office:value="978" calcext:value-type="float">
            <text:p>978</text:p>
          </table:table-cell>
          <table:table-cell office:value-type="float" office:value="930" calcext:value-type="float">
            <text:p>930</text:p>
          </table:table-cell>
          <table:table-cell office:value-type="float" office:value="906" calcext:value-type="float">
            <text:p>906</text:p>
          </table:table-cell>
          <table:table-cell office:value-type="float" office:value="54.4541666666667" calcext:value-type="float">
            <text:p>54.4541666666667</text:p>
          </table:table-cell>
          <table:table-cell office:value-type="float" office:value="-3.21166666666667" calcext:value-type="float">
            <text:p>-3.21166666666667</text:p>
          </table:table-cell>
          <table:table-cell office:value-type="float" office:value="-3.36982337747731" calcext:value-type="float">
            <text:p>-3.36982337747731</text:p>
          </table:table-cell>
          <table:table-cell office:value-type="float" office:value="54.5462800688716" calcext:value-type="float">
            <text:p>54.5462800688716</text:p>
          </table:table-cell>
          <table:table-cell office:value-type="float" office:value="-3.24226950896688" calcext:value-type="float">
            <text:p>-3.24226950896688</text:p>
          </table:table-cell>
          <table:table-cell office:value-type="float" office:value="54.4520516425125" calcext:value-type="float">
            <text:p>54.4520516425125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/>
          <table:table-cell office:value-type="string" calcext:value-type="string">
            <text:p>Trinidad-Tobago</text:p>
          </table:table-cell>
          <table:table-cell office:value-type="string" calcext:value-type="string">
            <text:p>Aripo Peak</text:p>
          </table:table-cell>
          <table:table-cell office:value-type="float" office:value="940" calcext:value-type="float">
            <text:p>940</text:p>
          </table:table-cell>
          <table:table-cell office:value-type="float" office:value="928" calcext:value-type="float">
            <text:p>928</text:p>
          </table:table-cell>
          <table:table-cell office:value-type="float" office:value="787" calcext:value-type="float">
            <text:p>787</text:p>
          </table:table-cell>
          <table:table-cell office:value-type="float" office:value="10.7230777777778" calcext:value-type="float">
            <text:p>10.7230777777778</text:p>
          </table:table-cell>
          <table:table-cell office:value-type="float" office:value="-61.24745" calcext:value-type="float">
            <text:p>-61.24745</text:p>
          </table:table-cell>
          <table:table-cell office:value-type="float" office:value="-61.3330863306311" calcext:value-type="float">
            <text:p>-61.3330863306311</text:p>
          </table:table-cell>
          <table:table-cell office:value-type="float" office:value="10.8079114219676" calcext:value-type="float">
            <text:p>10.8079114219676</text:p>
          </table:table-cell>
          <table:table-cell office:value-type="float" office:value="-61.3330863306311" calcext:value-type="float">
            <text:p>-61.3330863306311</text:p>
          </table:table-cell>
          <table:table-cell office:value-type="float" office:value="10.8079114219676" calcext:value-type="float">
            <text:p>10.8079114219676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/>
          <table:table-cell office:value-type="string" calcext:value-type="string">
            <text:p>Montserrat</text:p>
          </table:table-cell>
          <table:table-cell office:value-type="string" calcext:value-type="string">
            <text:p>Soufriere Hills Volcano</text:p>
          </table:table-cell>
          <table:table-cell table:number-columns-repeated="2" office:value-type="float" office:value="914" calcext:value-type="float">
            <text:p>914</text:p>
          </table:table-cell>
          <table:table-cell office:value-type="float" office:value="888" calcext:value-type="float">
            <text:p>888</text:p>
          </table:table-cell>
          <table:table-cell office:value-type="float" office:value="16.7122222222222" calcext:value-type="float">
            <text:p>16.7122222222222</text:p>
          </table:table-cell>
          <table:table-cell office:value-type="float" office:value="-62.1755555555556" calcext:value-type="float">
            <text:p>-62.1755555555556</text:p>
          </table:table-cell>
          <table:table-cell office:value-type="float" office:value="-62.2605923458586" calcext:value-type="float">
            <text:p>-62.2605923458586</text:p>
          </table:table-cell>
          <table:table-cell office:value-type="float" office:value="16.7952018960168" calcext:value-type="float">
            <text:p>16.7952018960168</text:p>
          </table:table-cell>
          <table:table-cell office:value-type="float" office:value="-62.2605923458586" calcext:value-type="float">
            <text:p>-62.2605923458586</text:p>
          </table:table-cell>
          <table:table-cell office:value-type="float" office:value="16.7952018960168" calcext:value-type="float">
            <text:p>16.7952018960168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Mount Scenery</text:p>
          </table:table-cell>
          <table:table-cell table:number-columns-repeated="3" office:value-type="float" office:value="870" calcext:value-type="float">
            <text:p>870</text:p>
          </table:table-cell>
          <table:table-cell office:value-type="float" office:value="17.6347222222222" calcext:value-type="float">
            <text:p>17.6347222222222</text:p>
          </table:table-cell>
          <table:table-cell office:value-type="float" office:value="-63.2377777777778" calcext:value-type="float">
            <text:p>-63.2377777777778</text:p>
          </table:table-cell>
          <table:table-cell office:value-type="float" office:value="-63.3190879407081" calcext:value-type="float">
            <text:p>-63.3190879407081</text:p>
          </table:table-cell>
          <table:table-cell office:value-type="float" office:value="17.7126352658095" calcext:value-type="float">
            <text:p>17.7126352658095</text:p>
          </table:table-cell>
          <table:table-cell office:value-type="float" office:value="-63.3190879407081" calcext:value-type="float">
            <text:p>-63.3190879407081</text:p>
          </table:table-cell>
          <table:table-cell office:value-type="float" office:value="17.7126352658095" calcext:value-type="float">
            <text:p>17.7126352658095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/>
          <table:table-cell office:value-type="string" calcext:value-type="string">
            <text:p>Grenada</text:p>
          </table:table-cell>
          <table:table-cell office:value-type="string" calcext:value-type="string">
            <text:p>Mount Saint Catherine</text:p>
          </table:table-cell>
          <table:table-cell office:value-type="float" office:value="840" calcext:value-type="float">
            <text:p>840</text:p>
          </table:table-cell>
          <table:table-cell office:value-type="float" office:value="839" calcext:value-type="float">
            <text:p>839</text:p>
          </table:table-cell>
          <table:table-cell office:value-type="float" office:value="685" calcext:value-type="float">
            <text:p>685</text:p>
          </table:table-cell>
          <table:table-cell office:value-type="float" office:value="12.1622611111111" calcext:value-type="float">
            <text:p>12.1622611111111</text:p>
          </table:table-cell>
          <table:table-cell office:value-type="float" office:value="-61.675" calcext:value-type="float">
            <text:p>-61.675</text:p>
          </table:table-cell>
          <table:table-cell office:value-type="float" office:value="-61.7518797818816" calcext:value-type="float">
            <text:p>-61.7518797818816</text:p>
          </table:table-cell>
          <table:table-cell office:value-type="float" office:value="12.2380478685854" calcext:value-type="float">
            <text:p>12.2380478685854</text:p>
          </table:table-cell>
          <table:table-cell office:value-type="float" office:value="-61.685244889464" calcext:value-type="float">
            <text:p>-61.685244889464</text:p>
          </table:table-cell>
          <table:table-cell office:value-type="float" office:value="12.1680010966589" calcext:value-type="float">
            <text:p>12.168001096658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Newfoundland</text:p>
          </table:table-cell>
          <table:table-cell office:value-type="string" calcext:value-type="string">
            <text:p>The Cabox</text:p>
          </table:table-cell>
          <table:table-cell office:value-type="float" office:value="812" calcext:value-type="float">
            <text:p>812</text:p>
          </table:table-cell>
          <table:table-cell office:value-type="float" office:value="774" calcext:value-type="float">
            <text:p>774</text:p>
          </table:table-cell>
          <table:table-cell office:value-type="float" office:value="451" calcext:value-type="float">
            <text:p>451</text:p>
          </table:table-cell>
          <table:table-cell office:value-type="float" office:value="48.8331" calcext:value-type="float">
            <text:p>48.8331</text:p>
          </table:table-cell>
          <table:table-cell office:value-type="float" office:value="-58.4843" calcext:value-type="float">
            <text:p>-58.4843</text:p>
          </table:table-cell>
          <table:table-cell office:value-type="float" office:value="-58.518298139297" calcext:value-type="float">
            <text:p>-58.518298139297</text:p>
          </table:table-cell>
          <table:table-cell office:value-type="float" office:value="48.8533725592248" calcext:value-type="float">
            <text:p>48.8533725592248</text:p>
          </table:table-cell>
          <table:table-cell office:value-type="float" office:value="-58.4876386441636" calcext:value-type="float">
            <text:p>-58.4876386441636</text:p>
          </table:table-cell>
          <table:table-cell office:value-type="float" office:value="48.8556255703146" calcext:value-type="float">
            <text:p>48.855625570314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Labrador</text:p>
          </table:table-cell>
          <table:table-cell office:value-type="string" calcext:value-type="string">
            <text:p>Mealy Mountains High Point</text:p>
          </table:table-cell>
          <table:table-cell office:value-type="float" office:value="1190" calcext:value-type="float">
            <text:p>1190</text:p>
          </table:table-cell>
          <table:table-cell office:value-type="float" office:value="740" calcext:value-type="float">
            <text:p>740</text:p>
          </table:table-cell>
          <table:table-cell office:value-type="float" office:value="574" calcext:value-type="float">
            <text:p>574</text:p>
          </table:table-cell>
          <table:table-cell office:value-type="float" office:value="53.6465" calcext:value-type="float">
            <text:p>53.6465</text:p>
          </table:table-cell>
          <table:table-cell office:value-type="float" office:value="-58.5536" calcext:value-type="float">
            <text:p>-58.5536</text:p>
          </table:table-cell>
          <table:table-cell office:value-type="float" office:value="-58.5085892497056" calcext:value-type="float">
            <text:p>-58.5085892497056</text:p>
          </table:table-cell>
          <table:table-cell office:value-type="float" office:value="53.6687290402132" calcext:value-type="float">
            <text:p>53.6687290402132</text:p>
          </table:table-cell>
          <table:table-cell office:value-type="float" office:value="-58.5690889821797" calcext:value-type="float">
            <text:p>-58.5690889821797</text:p>
          </table:table-cell>
          <table:table-cell office:value-type="float" office:value="53.6170735328798" calcext:value-type="float">
            <text:p>53.617073532879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Northwest Territories</text:p>
          </table:table-cell>
          <table:table-cell office:value-type="string" calcext:value-type="string">
            <text:p>Durham Heights</text:p>
          </table:table-cell>
          <table:table-cell office:value-type="float" office:value="724" calcext:value-type="float">
            <text:p>724</text:p>
          </table:table-cell>
          <table:table-cell office:value-type="float" office:value="709" calcext:value-type="float">
            <text:p>709</text:p>
          </table:table-cell>
          <table:table-cell office:value-type="float" office:value="290" calcext:value-type="float">
            <text:p>290</text:p>
          </table:table-cell>
          <table:table-cell office:value-type="float" office:value="71.1358" calcext:value-type="float">
            <text:p>71.1358</text:p>
          </table:table-cell>
          <table:table-cell office:value-type="float" office:value="-122.9531" calcext:value-type="float">
            <text:p>-122.9531</text:p>
          </table:table-cell>
          <table:table-cell office:value-type="float" office:value="-123.150831313593" calcext:value-type="float">
            <text:p>-123.150831313593</text:p>
          </table:table-cell>
          <table:table-cell office:value-type="float" office:value="71.1996431658725" calcext:value-type="float">
            <text:p>71.1996431658725</text:p>
          </table:table-cell>
          <table:table-cell office:value-type="float" office:value="-122.983962877205" calcext:value-type="float">
            <text:p>-122.983962877205</text:p>
          </table:table-cell>
          <table:table-cell office:value-type="float" office:value="71.1213230106191" calcext:value-type="float">
            <text:p>71.1213230106191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/>
          <table:table-cell office:value-type="string" calcext:value-type="string">
            <text:p>French Guiana</text:p>
          </table:table-cell>
          <table:table-cell office:value-type="string" calcext:value-type="string">
            <text:p>Bellevue de L'Inini</text:p>
          </table:table-cell>
          <table:table-cell office:value-type="float" office:value="851" calcext:value-type="float">
            <text:p>851</text:p>
          </table:table-cell>
          <table:table-cell office:value-type="float" office:value="703" calcext:value-type="float">
            <text:p>703</text:p>
          </table:table-cell>
          <table:table-cell office:value-type="float" office:value="313" calcext:value-type="float">
            <text:p>313</text:p>
          </table:table-cell>
          <table:table-cell office:value-type="float" office:value="3.54388888888889" calcext:value-type="float">
            <text:p>3.54388888888889</text:p>
          </table:table-cell>
          <table:table-cell office:value-type="float" office:value="-53.5747222222222" calcext:value-type="float">
            <text:p>-53.5747222222222</text:p>
          </table:table-cell>
          <table:table-cell office:value-type="float" office:value="-53.6519059015715" calcext:value-type="float">
            <text:p>-53.6519059015715</text:p>
          </table:table-cell>
          <table:table-cell office:value-type="float" office:value="3.62233664862805" calcext:value-type="float">
            <text:p>3.62233664862805</text:p>
          </table:table-cell>
          <table:table-cell office:value-type="float" office:value="-53.5708971747806" calcext:value-type="float">
            <text:p>-53.5708971747806</text:p>
          </table:table-cell>
          <table:table-cell office:value-type="float" office:value="3.52964560237506" calcext:value-type="float">
            <text:p>3.52964560237506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/>
          <table:table-cell office:value-type="string" calcext:value-type="string">
            <text:p>Belize</text:p>
          </table:table-cell>
          <table:table-cell office:value-type="string" calcext:value-type="string">
            <text:p>Doyle's Delight</text:p>
          </table:table-cell>
          <table:table-cell office:value-type="float" office:value="1174" calcext:value-type="float">
            <text:p>1174</text:p>
          </table:table-cell>
          <table:table-cell office:value-type="float" office:value="696" calcext:value-type="float">
            <text:p>696</text:p>
          </table:table-cell>
          <table:table-cell office:value-type="float" office:value="322" calcext:value-type="float">
            <text:p>322</text:p>
          </table:table-cell>
          <table:table-cell office:value-type="float" office:value="16.4941333333333" calcext:value-type="float">
            <text:p>16.4941333333333</text:p>
          </table:table-cell>
          <table:table-cell office:value-type="float" office:value="-89.0455777777778" calcext:value-type="float">
            <text:p>-89.0455777777778</text:p>
          </table:table-cell>
          <table:table-cell office:value-type="float" office:value="-89.0238026469066" calcext:value-type="float">
            <text:p>-89.0238026469066</text:p>
          </table:table-cell>
          <table:table-cell office:value-type="float" office:value="16.4835144475315" calcext:value-type="float">
            <text:p>16.4835144475315</text:p>
          </table:table-cell>
          <table:table-cell office:value-type="float" office:value="-89.0401922810107" calcext:value-type="float">
            <text:p>-89.0401922810107</text:p>
          </table:table-cell>
          <table:table-cell office:value-type="float" office:value="16.4925518850772" calcext:value-type="float">
            <text:p>16.4925518850772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/>
          <table:table-cell office:value-type="string" calcext:value-type="string">
            <text:p>Paraguay</text:p>
          </table:table-cell>
          <table:table-cell office:value-type="string" calcext:value-type="string">
            <text:p>Cerro Tres Kandú</text:p>
          </table:table-cell>
          <table:table-cell office:value-type="float" office:value="842" calcext:value-type="float">
            <text:p>842</text:p>
          </table:table-cell>
          <table:table-cell office:value-type="float" office:value="689" calcext:value-type="float">
            <text:p>689</text:p>
          </table:table-cell>
          <table:table-cell office:value-type="float" office:value="647" calcext:value-type="float">
            <text:p>647</text:p>
          </table:table-cell>
          <table:table-cell office:value-type="float" office:value="-25.9019444444444" calcext:value-type="float">
            <text:p>-25.9019444444444</text:p>
          </table:table-cell>
          <table:table-cell office:value-type="float" office:value="-56.16" calcext:value-type="float">
            <text:p>-56.16</text:p>
          </table:table-cell>
          <table:table-cell office:value-type="float" office:value="-56.2382459413339" calcext:value-type="float">
            <text:p>-56.2382459413339</text:p>
          </table:table-cell>
          <table:table-cell office:value-type="float" office:value="-25.8305696565691" calcext:value-type="float">
            <text:p>-25.8305696565691</text:p>
          </table:table-cell>
          <table:table-cell office:value-type="float" office:value="-56.2382459413339" calcext:value-type="float">
            <text:p>-56.2382459413339</text:p>
          </table:table-cell>
          <table:table-cell office:value-type="float" office:value="-25.8305696565691" calcext:value-type="float">
            <text:p>-25.8305696565691</text:p>
          </table:table-cell>
        </table:table-row>
        <table:table-row table:style-name="ro1">
          <table:table-cell office:value-type="string" calcext:value-type="string">
            <text:p>ANTARCTIC</text:p>
          </table:table-cell>
          <table:table-cell/>
          <table:table-cell office:value-type="string" calcext:value-type="string">
            <text:p>Falkland Is.</text:p>
          </table:table-cell>
          <table:table-cell office:value-type="string" calcext:value-type="string">
            <text:p>Mount Usborne</text:p>
          </table:table-cell>
          <table:table-cell office:value-type="float" office:value="705" calcext:value-type="float">
            <text:p>705</text:p>
          </table:table-cell>
          <table:table-cell office:value-type="float" office:value="666" calcext:value-type="float">
            <text:p>666</text:p>
          </table:table-cell>
          <table:table-cell office:value-type="float" office:value="579" calcext:value-type="float">
            <text:p>579</text:p>
          </table:table-cell>
          <table:table-cell office:value-type="float" office:value="-51.6919444444444" calcext:value-type="float">
            <text:p>-51.6919444444444</text:p>
          </table:table-cell>
          <table:table-cell office:value-type="float" office:value="-58.8338888888889" calcext:value-type="float">
            <text:p>-58.8338888888889</text:p>
          </table:table-cell>
          <table:table-cell office:value-type="float" office:value="-58.9338957505832" calcext:value-type="float">
            <text:p>-58.9338957505832</text:p>
          </table:table-cell>
          <table:table-cell office:value-type="float" office:value="-51.6283126896864" calcext:value-type="float">
            <text:p>-51.6283126896864</text:p>
          </table:table-cell>
          <table:table-cell office:value-type="float" office:value="-58.8255752118437" calcext:value-type="float">
            <text:p>-58.8255752118437</text:p>
          </table:table-cell>
          <table:table-cell office:value-type="float" office:value="-51.6822822179608" calcext:value-type="float">
            <text:p>-51.6822822179608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/>
          <table:table-cell office:value-type="string" calcext:value-type="string">
            <text:p>Netherlands Leeward Is.</text:p>
          </table:table-cell>
          <table:table-cell office:value-type="string" calcext:value-type="string">
            <text:p>Mazinga</text:p>
          </table:table-cell>
          <table:table-cell office:value-type="float" office:value="600" calcext:value-type="float">
            <text:p>600</text:p>
          </table:table-cell>
          <table:table-cell office:value-type="float" office:value="605" calcext:value-type="float">
            <text:p>605</text:p>
          </table:table-cell>
          <table:table-cell office:value-type="float" office:value="600" calcext:value-type="float">
            <text:p>600</text:p>
          </table:table-cell>
          <table:table-cell office:value-type="float" office:value="17.4763888888889" calcext:value-type="float">
            <text:p>17.4763888888889</text:p>
          </table:table-cell>
          <table:table-cell office:value-type="float" office:value="-62.9597222222222" calcext:value-type="float">
            <text:p>-62.9597222222222</text:p>
          </table:table-cell>
          <table:table-cell office:value-type="float" office:value="-63.0155229951698" calcext:value-type="float">
            <text:p>-63.0155229951698</text:p>
          </table:table-cell>
          <table:table-cell office:value-type="float" office:value="17.5312716530604" calcext:value-type="float">
            <text:p>17.5312716530604</text:p>
          </table:table-cell>
          <table:table-cell office:value-type="float" office:value="-63.0155229951698" calcext:value-type="float">
            <text:p>-63.0155229951698</text:p>
          </table:table-cell>
          <table:table-cell office:value-type="float" office:value="17.5312716530604" calcext:value-type="float">
            <text:p>17.5312716530604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all Island High Point</text:p>
          </table:table-cell>
          <table:table-cell table:number-columns-repeated="3" office:value-type="float" office:value="507" calcext:value-type="float">
            <text:p>507</text:p>
          </table:table-cell>
          <table:table-cell office:value-type="float" office:value="60.6647" calcext:value-type="float">
            <text:p>60.6647</text:p>
          </table:table-cell>
          <table:table-cell office:value-type="float" office:value="-173.0887" calcext:value-type="float">
            <text:p>-173.0887</text:p>
          </table:table-cell>
          <table:table-cell office:value-type="float" office:value="-173.179267735984" calcext:value-type="float">
            <text:p>-173.179267735984</text:p>
          </table:table-cell>
          <table:table-cell office:value-type="float" office:value="60.7100367761345" calcext:value-type="float">
            <text:p>60.7100367761345</text:p>
          </table:table-cell>
          <table:table-cell office:value-type="float" office:value="-173.179267735984" calcext:value-type="float">
            <text:p>-173.179267735984</text:p>
          </table:table-cell>
          <table:table-cell office:value-type="float" office:value="60.7100367761345" calcext:value-type="float">
            <text:p>60.7100367761345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/>
          <table:table-cell office:value-type="string" calcext:value-type="string">
            <text:p>Virgin Is.</text:p>
          </table:table-cell>
          <table:table-cell office:value-type="string" calcext:value-type="string">
            <text:p>Crown Mountain</text:p>
          </table:table-cell>
          <table:table-cell table:number-columns-repeated="2" office:value-type="float" office:value="474" calcext:value-type="float">
            <text:p>474</text:p>
          </table:table-cell>
          <table:table-cell office:value-type="float" office:value="466" calcext:value-type="float">
            <text:p>466</text:p>
          </table:table-cell>
          <table:table-cell office:value-type="float" office:value="18.3571" calcext:value-type="float">
            <text:p>18.3571</text:p>
          </table:table-cell>
          <table:table-cell office:value-type="float" office:value="-64.9732" calcext:value-type="float">
            <text:p>-64.9732</text:p>
          </table:table-cell>
          <table:table-cell office:value-type="float" office:value="-65.01734970407" calcext:value-type="float">
            <text:p>-65.01734970407</text:p>
          </table:table-cell>
          <table:table-cell office:value-type="float" office:value="18.4007775326609" calcext:value-type="float">
            <text:p>18.4007775326609</text:p>
          </table:table-cell>
          <table:table-cell office:value-type="float" office:value="-64.9771263998882" calcext:value-type="float">
            <text:p>-64.9771263998882</text:p>
          </table:table-cell>
          <table:table-cell office:value-type="float" office:value="18.34883320228" calcext:value-type="float">
            <text:p>18.34883320228</text:p>
          </table:table-cell>
        </table:table-row>
        <table:table-row table:style-name="ro1">
          <table:table-cell office:value-type="string" calcext:value-type="string">
            <text:p>PACIFIC</text:p>
          </table:table-cell>
          <table:table-cell/>
          <table:table-cell office:value-type="string" calcext:value-type="string">
            <text:p>Guam</text:p>
          </table:table-cell>
          <table:table-cell office:value-type="string" calcext:value-type="string">
            <text:p>Mount Lamlam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343" calcext:value-type="float">
            <text:p>343</text:p>
          </table:table-cell>
          <table:table-cell office:value-type="float" office:value="13.3397" calcext:value-type="float">
            <text:p>13.3397</text:p>
          </table:table-cell>
          <table:table-cell office:value-type="float" office:value="144.6655" calcext:value-type="float">
            <text:p>144.6655</text:p>
          </table:table-cell>
          <table:table-cell office:value-type="float" office:value="144.629172102962" calcext:value-type="float">
            <text:p>144.629172102962</text:p>
          </table:table-cell>
          <table:table-cell office:value-type="float" office:value="13.3764403238698" calcext:value-type="float">
            <text:p>13.3764403238698</text:p>
          </table:table-cell>
          <table:table-cell office:value-type="float" office:value="144.661484753479" calcext:value-type="float">
            <text:p>144.661484753479</text:p>
          </table:table-cell>
          <table:table-cell office:value-type="float" office:value="13.3357680511823" calcext:value-type="float">
            <text:p>13.3357680511823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/>
          <table:table-cell office:value-type="string" calcext:value-type="string">
            <text:p>Uruguay</text:p>
          </table:table-cell>
          <table:table-cell office:value-type="string" calcext:value-type="string">
            <text:p>Cerro Catedral</text:p>
          </table:table-cell>
          <table:table-cell office:value-type="float" office:value="514" calcext:value-type="float">
            <text:p>514</text:p>
          </table:table-cell>
          <table:table-cell office:value-type="float" office:value="337" calcext:value-type="float">
            <text:p>337</text:p>
          </table:table-cell>
          <table:table-cell office:value-type="float" office:value="163" calcext:value-type="float">
            <text:p>163</text:p>
          </table:table-cell>
          <table:table-cell office:value-type="float" office:value="-34.3830555555556" calcext:value-type="float">
            <text:p>-34.3830555555556</text:p>
          </table:table-cell>
          <table:table-cell office:value-type="float" office:value="-54.6738888888889" calcext:value-type="float">
            <text:p>-54.6738888888889</text:p>
          </table:table-cell>
          <table:table-cell office:value-type="float" office:value="-54.6636121443609" calcext:value-type="float">
            <text:p>-54.6636121443609</text:p>
          </table:table-cell>
          <table:table-cell office:value-type="float" office:value="-34.394819353648" calcext:value-type="float">
            <text:p>-34.394819353648</text:p>
          </table:table-cell>
          <table:table-cell office:value-type="float" office:value="-54.6826422158241" calcext:value-type="float">
            <text:p>-54.6826422158241</text:p>
          </table:table-cell>
          <table:table-cell office:value-type="float" office:value="-34.3858047321199" calcext:value-type="float">
            <text:p>-34.385804732119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Nunavut</text:p>
          </table:table-cell>
          <table:table-cell office:value-type="string" calcext:value-type="string">
            <text:p>Devon Ice Cap High Point</text:p>
          </table:table-cell>
          <table:table-cell office:value-type="float" office:value="1920" calcext:value-type="float">
            <text:p>1920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75.3429" calcext:value-type="float">
            <text:p>75.3429</text:p>
          </table:table-cell>
          <table:table-cell office:value-type="float" office:value="-82.6186" calcext:value-type="float">
            <text:p>-82.6186</text:p>
          </table:table-cell>
          <table:table-cell office:value-type="float" office:value="-83.3104173705705" calcext:value-type="float">
            <text:p>-83.3104173705705</text:p>
          </table:table-cell>
          <table:table-cell office:value-type="float" office:value="75.5136735197234" calcext:value-type="float">
            <text:p>75.5136735197234</text:p>
          </table:table-cell>
          <table:table-cell office:value-type="float" office:value="-83.3104173705705" calcext:value-type="float">
            <text:p>-83.3104173705705</text:p>
          </table:table-cell>
          <table:table-cell office:value-type="float" office:value="75.5136735197234" calcext:value-type="float">
            <text:p>75.5136735197234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Northwest Territories</text:p>
          </table:table-cell>
          <table:table-cell office:value-type="string" calcext:value-type="string">
            <text:p>Melville Island High Point</text:p>
          </table:table-cell>
          <table:table-cell office:value-type="float" office:value="762" calcext:value-type="float">
            <text:p>762</text:p>
          </table:table-cell>
          <table:table-cell office:value-type="float" office:value="236" calcext:value-type="float">
            <text:p>236</text:p>
          </table:table-cell>
          <table:table-cell office:value-type="float" office:value="217" calcext:value-type="float">
            <text:p>217</text:p>
          </table:table-cell>
          <table:table-cell office:value-type="float" office:value="75.3694" calcext:value-type="float">
            <text:p>75.3694</text:p>
          </table:table-cell>
          <table:table-cell office:value-type="float" office:value="-115.0827" calcext:value-type="float">
            <text:p>-115.0827</text:p>
          </table:table-cell>
          <table:table-cell office:value-type="float" office:value="-115.34961841677" calcext:value-type="float">
            <text:p>-115.34961841677</text:p>
          </table:table-cell>
          <table:table-cell office:value-type="float" office:value="75.4364844137023" calcext:value-type="float">
            <text:p>75.4364844137023</text:p>
          </table:table-cell>
          <table:table-cell office:value-type="float" office:value="-115.047080206668" calcext:value-type="float">
            <text:p>-115.047080206668</text:p>
          </table:table-cell>
          <table:table-cell office:value-type="float" office:value="75.3649626812856" calcext:value-type="float">
            <text:p>75.364962681285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Nebraska</text:p>
          </table:table-cell>
          <table:table-cell office:value-type="string" calcext:value-type="string">
            <text:p>South Bluff</text:p>
          </table:table-cell>
          <table:table-cell office:value-type="float" office:value="1435" calcext:value-type="float">
            <text:p>1435</text:p>
          </table:table-cell>
          <table:table-cell office:value-type="float" office:value="206" calcext:value-type="float">
            <text:p>206</text:p>
          </table:table-cell>
          <table:table-cell office:value-type="float" office:value="166" calcext:value-type="float">
            <text:p>166</text:p>
          </table:table-cell>
          <table:table-cell office:value-type="float" office:value="41.8208333333333" calcext:value-type="float">
            <text:p>41.8208333333333</text:p>
          </table:table-cell>
          <table:table-cell office:value-type="float" office:value="-103.714722222222" calcext:value-type="float">
            <text:p>-103.714722222222</text:p>
          </table:table-cell>
          <table:table-cell office:value-type="float" office:value="-103.817091496207" calcext:value-type="float">
            <text:p>-103.817091496207</text:p>
          </table:table-cell>
          <table:table-cell office:value-type="float" office:value="41.8973609373559" calcext:value-type="float">
            <text:p>41.8973609373559</text:p>
          </table:table-cell>
          <table:table-cell office:value-type="float" office:value="-103.711652884074" calcext:value-type="float">
            <text:p>-103.711652884074</text:p>
          </table:table-cell>
          <table:table-cell office:value-type="float" office:value="41.8231291395582" calcext:value-type="float">
            <text:p>41.823129139558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Ohio</text:p>
          </table:table-cell>
          <table:table-cell office:value-type="string" calcext:value-type="string">
            <text:p>West Rome Hill</text:p>
          </table:table-cell>
          <table:table-cell office:value-type="float" office:value="354" calcext:value-type="float">
            <text:p>354</text:p>
          </table:table-cell>
          <table:table-cell office:value-type="float" office:value="202" calcext:value-type="float">
            <text:p>202</text:p>
          </table:table-cell>
          <table:table-cell office:value-type="float" office:value="180" calcext:value-type="float">
            <text:p>180</text:p>
          </table:table-cell>
          <table:table-cell office:value-type="float" office:value="38.6775" calcext:value-type="float">
            <text:p>38.6775</text:p>
          </table:table-cell>
          <table:table-cell office:value-type="float" office:value="-83.3986111111111" calcext:value-type="float">
            <text:p>-83.3986111111111</text:p>
          </table:table-cell>
          <table:table-cell office:value-type="float" office:value="-83.4254526717784" calcext:value-type="float">
            <text:p>-83.4254526717784</text:p>
          </table:table-cell>
          <table:table-cell office:value-type="float" office:value="38.6992518169592" calcext:value-type="float">
            <text:p>38.6992518169592</text:p>
          </table:table-cell>
          <table:table-cell office:value-type="float" office:value="-83.3967149183858" calcext:value-type="float">
            <text:p>-83.3967149183858</text:p>
          </table:table-cell>
          <table:table-cell office:value-type="float" office:value="38.6789863385247" calcext:value-type="float">
            <text:p>38.678986338524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Oklahoma</text:p>
          </table:table-cell>
          <table:table-cell office:value-type="string" calcext:value-type="string">
            <text:p>Black Mesa</text:p>
          </table:table-cell>
          <table:table-cell office:value-type="float" office:value="1516" calcext:value-type="float">
            <text:p>1516</text:p>
          </table:table-cell>
          <table:table-cell office:value-type="float" office:value="199" calcext:value-type="float">
            <text:p>199</text:p>
          </table:table-cell>
          <table:table-cell office:value-type="float" office:value="161" calcext:value-type="float">
            <text:p>161</text:p>
          </table:table-cell>
          <table:table-cell office:value-type="float" office:value="36.9318" calcext:value-type="float">
            <text:p>36.9318</text:p>
          </table:table-cell>
          <table:table-cell office:value-type="float" office:value="-102.9979" calcext:value-type="float">
            <text:p>-102.9979</text:p>
          </table:table-cell>
          <table:table-cell office:value-type="float" office:value="-102.998741753241" calcext:value-type="float">
            <text:p>-102.998741753241</text:p>
          </table:table-cell>
          <table:table-cell office:value-type="float" office:value="36.9243659691303" calcext:value-type="float">
            <text:p>36.9243659691303</text:p>
          </table:table-cell>
          <table:table-cell office:value-type="float" office:value="-102.990323775663" calcext:value-type="float">
            <text:p>-102.990323775663</text:p>
          </table:table-cell>
          <table:table-cell office:value-type="float" office:value="36.928871198885" calcext:value-type="float">
            <text:p>36.92887119888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Northwest Territories</text:p>
          </table:table-cell>
          <table:table-cell office:value-type="string" calcext:value-type="string">
            <text:p>Victoria Island High Point</text:p>
          </table:table-cell>
          <table:table-cell office:value-type="float" office:value="655" calcext:value-type="float">
            <text:p>655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71.8528" calcext:value-type="float">
            <text:p>71.8528</text:p>
          </table:table-cell>
          <table:table-cell office:value-type="float" office:value="-112.6073" calcext:value-type="float">
            <text:p>-112.6073</text:p>
          </table:table-cell>
          <table:table-cell office:value-type="float" office:value="-112.626707888916" calcext:value-type="float">
            <text:p>-112.626707888916</text:p>
          </table:table-cell>
          <table:table-cell office:value-type="float" office:value="71.8512307083948" calcext:value-type="float">
            <text:p>71.8512307083948</text:p>
          </table:table-cell>
          <table:table-cell office:value-type="float" office:value="-112.792630273061" calcext:value-type="float">
            <text:p>-112.792630273061</text:p>
          </table:table-cell>
          <table:table-cell office:value-type="float" office:value="71.9116353357106" calcext:value-type="float">
            <text:p>71.911635335710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Nunavut</text:p>
          </table:table-cell>
          <table:table-cell office:value-type="string" calcext:value-type="string">
            <text:p>Mathiassen Mountain</text:p>
          </table:table-cell>
          <table:table-cell office:value-type="float" office:value="625" calcext:value-type="float">
            <text:p>625</text:p>
          </table:table-cell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 office:value-type="float" office:value="64.7403" calcext:value-type="float">
            <text:p>64.7403</text:p>
          </table:table-cell>
          <table:table-cell office:value-type="float" office:value="-83.1573" calcext:value-type="float">
            <text:p>-83.1573</text:p>
          </table:table-cell>
          <table:table-cell office:value-type="float" office:value="-83.2861484935113" calcext:value-type="float">
            <text:p>-83.2861484935113</text:p>
          </table:table-cell>
          <table:table-cell office:value-type="float" office:value="64.7951823236231" calcext:value-type="float">
            <text:p>64.7951823236231</text:p>
          </table:table-cell>
          <table:table-cell office:value-type="float" office:value="-83.2861484935113" calcext:value-type="float">
            <text:p>-83.2861484935113</text:p>
          </table:table-cell>
          <table:table-cell office:value-type="float" office:value="64.7951823236231" calcext:value-type="float">
            <text:p>64.795182323623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Illinois</text:p>
          </table:table-cell>
          <table:table-cell office:value-type="string" calcext:value-type="string">
            <text:p>Bald Knob</text:p>
          </table:table-cell>
          <table:table-cell office:value-type="float" office:value="311" calcext:value-type="float">
            <text:p>311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37.5519444444444" calcext:value-type="float">
            <text:p>37.5519444444444</text:p>
          </table:table-cell>
          <table:table-cell office:value-type="float" office:value="-89.3461111111111" calcext:value-type="float">
            <text:p>-89.3461111111111</text:p>
          </table:table-cell>
          <table:table-cell office:value-type="float" office:value="-89.3362093520702" calcext:value-type="float">
            <text:p>-89.3362093520702</text:p>
          </table:table-cell>
          <table:table-cell office:value-type="float" office:value="37.5485652789143" calcext:value-type="float">
            <text:p>37.5485652789143</text:p>
          </table:table-cell>
          <table:table-cell office:value-type="float" office:value="-89.381489422686" calcext:value-type="float">
            <text:p>-89.381489422686</text:p>
          </table:table-cell>
          <table:table-cell office:value-type="float" office:value="37.5800952934688" calcext:value-type="float">
            <text:p>37.580095293468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Indiana</text:p>
          </table:table-cell>
          <table:table-cell office:value-type="string" calcext:value-type="string">
            <text:p>Williams Benchmark</text:p>
          </table:table-cell>
          <table:table-cell office:value-type="float" office:value="296" calcext:value-type="float">
            <text:p>296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38.1736111111111" calcext:value-type="float">
            <text:p>38.1736111111111</text:p>
          </table:table-cell>
          <table:table-cell office:value-type="float" office:value="-85.9133333333333" calcext:value-type="float">
            <text:p>-85.9133333333333</text:p>
          </table:table-cell>
          <table:table-cell office:value-type="float" office:value="-85.9472974662487" calcext:value-type="float">
            <text:p>-85.9472974662487</text:p>
          </table:table-cell>
          <table:table-cell office:value-type="float" office:value="38.2008584673122" calcext:value-type="float">
            <text:p>38.2008584673122</text:p>
          </table:table-cell>
          <table:table-cell office:value-type="float" office:value="-85.9472974662487" calcext:value-type="float">
            <text:p>-85.9472974662487</text:p>
          </table:table-cell>
          <table:table-cell office:value-type="float" office:value="38.2008584673122" calcext:value-type="float">
            <text:p>38.200858467312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Illinois</text:p>
          </table:table-cell>
          <table:table-cell office:value-type="string" calcext:value-type="string">
            <text:p>Williams Hill</text:p>
          </table:table-cell>
          <table:table-cell office:value-type="float" office:value="324" calcext:value-type="float">
            <text:p>324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7.5825" calcext:value-type="float">
            <text:p>37.5825</text:p>
          </table:table-cell>
          <table:table-cell office:value-type="float" office:value="-88.4758333333333" calcext:value-type="float">
            <text:p>-88.4758333333333</text:p>
          </table:table-cell>
          <table:table-cell office:value-type="float" office:value="-88.4673983656556" calcext:value-type="float">
            <text:p>-88.4673983656556</text:p>
          </table:table-cell>
          <table:table-cell office:value-type="float" office:value="37.5869596082348" calcext:value-type="float">
            <text:p>37.5869596082348</text:p>
          </table:table-cell>
          <table:table-cell office:value-type="float" office:value="-88.5126989861657" calcext:value-type="float">
            <text:p>-88.5126989861657</text:p>
          </table:table-cell>
          <table:table-cell office:value-type="float" office:value="37.6117314359239" calcext:value-type="float">
            <text:p>37.611731435923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Iowa</text:p>
          </table:table-cell>
          <table:table-cell office:value-type="string" calcext:value-type="string">
            <text:p>Marching Bears Ridge</text:p>
          </table:table-cell>
          <table:table-cell office:value-type="float" office:value="335" calcext:value-type="float">
            <text:p>335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43.0658333333333" calcext:value-type="float">
            <text:p>43.0658333333333</text:p>
          </table:table-cell>
          <table:table-cell office:value-type="float" office:value="-91.1888888888889" calcext:value-type="float">
            <text:p>-91.1888888888889</text:p>
          </table:table-cell>
          <table:table-cell office:value-type="float" office:value="-91.2146170746593" calcext:value-type="float">
            <text:p>-91.2146170746593</text:p>
          </table:table-cell>
          <table:table-cell office:value-type="float" office:value="43.0852284016055" calcext:value-type="float">
            <text:p>43.0852284016055</text:p>
          </table:table-cell>
          <table:table-cell office:value-type="float" office:value="-91.2146170746593" calcext:value-type="float">
            <text:p>-91.2146170746593</text:p>
          </table:table-cell>
          <table:table-cell office:value-type="float" office:value="43.0852284016055" calcext:value-type="float">
            <text:p>43.085228401605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Saskatchewan</text:p>
          </table:table-cell>
          <table:table-cell office:value-type="string" calcext:value-type="string">
            <text:p>Saskatchewan High Point</text:p>
          </table:table-cell>
          <table:table-cell office:value-type="float" office:value="1392" calcext:value-type="float">
            <text:p>1392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49.5511111111111" calcext:value-type="float">
            <text:p>49.5511111111111</text:p>
          </table:table-cell>
          <table:table-cell office:value-type="float" office:value="-109.987222222222" calcext:value-type="float">
            <text:p>-109.987222222222</text:p>
          </table:table-cell>
          <table:table-cell office:value-type="float" office:value="-110.103559171189" calcext:value-type="float">
            <text:p>-110.103559171189</text:p>
          </table:table-cell>
          <table:table-cell office:value-type="float" office:value="49.6283314051699" calcext:value-type="float">
            <text:p>49.6283314051699</text:p>
          </table:table-cell>
          <table:table-cell office:value-type="float" office:value="-110.103559171189" calcext:value-type="float">
            <text:p>-110.103559171189</text:p>
          </table:table-cell>
          <table:table-cell office:value-type="float" office:value="49.6283314051699" calcext:value-type="float">
            <text:p>49.628331405169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North Dakota</text:p>
          </table:table-cell>
          <table:table-cell office:value-type="string" calcext:value-type="string">
            <text:p>Kildeer Mountain</text:p>
          </table:table-cell>
          <table:table-cell office:value-type="float" office:value="1000" calcext:value-type="float">
            <text:p>100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47.4436111111111" calcext:value-type="float">
            <text:p>47.4436111111111</text:p>
          </table:table-cell>
          <table:table-cell office:value-type="float" office:value="-102.943055555556" calcext:value-type="float">
            <text:p>-102.943055555556</text:p>
          </table:table-cell>
          <table:table-cell office:value-type="float" office:value="-103.026074777267" calcext:value-type="float">
            <text:p>-103.026074777267</text:p>
          </table:table-cell>
          <table:table-cell office:value-type="float" office:value="47.4997513577493" calcext:value-type="float">
            <text:p>47.4997513577493</text:p>
          </table:table-cell>
          <table:table-cell office:value-type="float" office:value="-103.026074777267" calcext:value-type="float">
            <text:p>-103.026074777267</text:p>
          </table:table-cell>
          <table:table-cell office:value-type="float" office:value="47.4997513577493" calcext:value-type="float">
            <text:p>47.499751357749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North Dakota</text:p>
          </table:table-cell>
          <table:table-cell office:value-type="string" calcext:value-type="string">
            <text:p>White Butte</text:p>
          </table:table-cell>
          <table:table-cell office:value-type="float" office:value="1069" calcext:value-type="float">
            <text:p>1069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46.387" calcext:value-type="float">
            <text:p>46.387</text:p>
          </table:table-cell>
          <table:table-cell office:value-type="float" office:value="-103.3027" calcext:value-type="float">
            <text:p>-103.3027</text:p>
          </table:table-cell>
          <table:table-cell office:value-type="float" office:value="-103.296654660407" calcext:value-type="float">
            <text:p>-103.296654660407</text:p>
          </table:table-cell>
          <table:table-cell office:value-type="float" office:value="46.3889340047643" calcext:value-type="float">
            <text:p>46.3889340047643</text:p>
          </table:table-cell>
          <table:table-cell office:value-type="float" office:value="-103.384493489378" calcext:value-type="float">
            <text:p>-103.384493489378</text:p>
          </table:table-cell>
          <table:table-cell office:value-type="float" office:value="46.4451305984354" calcext:value-type="float">
            <text:p>46.4451305984354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Manitoba</text:p>
          </table:table-cell>
          <table:table-cell office:value-type="string" calcext:value-type="string">
            <text:p>Baldy Mountain</text:p>
          </table:table-cell>
          <table:table-cell office:value-type="float" office:value="831" calcext:value-type="float">
            <text:p>831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51.47" calcext:value-type="float">
            <text:p>51.47</text:p>
          </table:table-cell>
          <table:table-cell office:value-type="float" office:value="-100.72" calcext:value-type="float">
            <text:p>-100.72</text:p>
          </table:table-cell>
          <table:table-cell office:value-type="float" office:value="-100.807245834974" calcext:value-type="float">
            <text:p>-100.807245834974</text:p>
          </table:table-cell>
          <table:table-cell office:value-type="float" office:value="51.5256491859973" calcext:value-type="float">
            <text:p>51.5256491859973</text:p>
          </table:table-cell>
          <table:table-cell office:value-type="float" office:value="-100.807245834974" calcext:value-type="float">
            <text:p>-100.807245834974</text:p>
          </table:table-cell>
          <table:table-cell office:value-type="float" office:value="51.5256491859973" calcext:value-type="float">
            <text:p>51.5256491859973</text:p>
          </table:table-cell>
        </table:table-row>
        <table:table-row table:style-name="ro1">
          <table:table-cell office:value-type="string" calcext:value-type="string">
            <text:p>SOUTHERN AMERICA</text:p>
          </table:table-cell>
          <table:table-cell/>
          <table:table-cell office:value-type="string" calcext:value-type="string">
            <text:p>Navassa I.</text:p>
          </table:table-cell>
          <table:table-cell office:value-type="string" calcext:value-type="string">
            <text:p>Navassa Island high point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8.3968" calcext:value-type="float">
            <text:p>18.3968</text:p>
          </table:table-cell>
          <table:table-cell office:value-type="float" office:value="-75.0125" calcext:value-type="float">
            <text:p>-75.0125</text:p>
          </table:table-cell>
          <table:table-cell office:value-type="float" office:value="-75.0171845915498" calcext:value-type="float">
            <text:p>-75.0171845915498</text:p>
          </table:table-cell>
          <table:table-cell office:value-type="float" office:value="18.3968451019022" calcext:value-type="float">
            <text:p>18.3968451019022</text:p>
          </table:table-cell>
          <table:table-cell office:value-type="float" office:value="-75.0313822888696" calcext:value-type="float">
            <text:p>-75.0313822888696</text:p>
          </table:table-cell>
          <table:table-cell office:value-type="float" office:value="18.4149135145838" calcext:value-type="float">
            <text:p>18.414913514583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Delaware</text:p>
          </table:table-cell>
          <table:table-cell office:value-type="string" calcext:value-type="string">
            <text:p>Iron Hill</text:p>
          </table:table-cell>
          <table:table-cell office:value-type="float" office:value="104" calcext:value-type="float">
            <text:p>10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9.6402777777778" calcext:value-type="float">
            <text:p>39.6402777777778</text:p>
          </table:table-cell>
          <table:table-cell office:value-type="float" office:value="-75.7522222222222" calcext:value-type="float">
            <text:p>-75.7522222222222</text:p>
          </table:table-cell>
          <table:table-cell office:value-type="float" office:value="-75.7493679005606" calcext:value-type="float">
            <text:p>-75.7493679005606</text:p>
          </table:table-cell>
          <table:table-cell office:value-type="float" office:value="39.6447360800779" calcext:value-type="float">
            <text:p>39.6447360800779</text:p>
          </table:table-cell>
          <table:table-cell office:value-type="float" office:value="-75.7755855991064" calcext:value-type="float">
            <text:p>-75.7755855991064</text:p>
          </table:table-cell>
          <table:table-cell office:value-type="float" office:value="39.6582438907425" calcext:value-type="float">
            <text:p>39.658243890742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Delaware</text:p>
          </table:table-cell>
          <table:table-cell office:value-type="string" calcext:value-type="string">
            <text:p>Brandywine Creek State Park High Point</text:p>
          </table:table-cell>
          <table:table-cell office:value-type="float" office:value="122" calcext:value-type="float">
            <text:p>12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9.8125" calcext:value-type="float">
            <text:p>39.8125</text:p>
          </table:table-cell>
          <table:table-cell office:value-type="float" office:value="-75.5580555555556" calcext:value-type="float">
            <text:p>-75.5580555555556</text:p>
          </table:table-cell>
          <table:table-cell office:value-type="float" office:value="-75.5660559615269" calcext:value-type="float">
            <text:p>-75.5660559615269</text:p>
          </table:table-cell>
          <table:table-cell office:value-type="float" office:value="39.8175883838692" calcext:value-type="float">
            <text:p>39.8175883838692</text:p>
          </table:table-cell>
          <table:table-cell office:value-type="float" office:value="-75.5806589255478" calcext:value-type="float">
            <text:p>-75.5806589255478</text:p>
          </table:table-cell>
          <table:table-cell office:value-type="float" office:value="39.8288445615016" calcext:value-type="float">
            <text:p>39.828844561501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Mississippi</text:p>
          </table:table-cell>
          <table:table-cell office:value-type="string" calcext:value-type="string">
            <text:p>Woodall Mountain</text:p>
          </table:table-cell>
          <table:table-cell office:value-type="float" office:value="246" calcext:value-type="float">
            <text:p>246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4.7877" calcext:value-type="float">
            <text:p>34.7877</text:p>
          </table:table-cell>
          <table:table-cell office:value-type="float" office:value="-88.2416" calcext:value-type="float">
            <text:p>-88.2416</text:p>
          </table:table-cell>
          <table:table-cell office:value-type="float" office:value="-88.2440584632258" calcext:value-type="float">
            <text:p>-88.2440584632258</text:p>
          </table:table-cell>
          <table:table-cell office:value-type="float" office:value="34.7901788566447" calcext:value-type="float">
            <text:p>34.7901788566447</text:p>
          </table:table-cell>
          <table:table-cell office:value-type="float" office:value="-88.2686497085424" calcext:value-type="float">
            <text:p>-88.2686497085424</text:p>
          </table:table-cell>
          <table:table-cell office:value-type="float" office:value="34.8104576903656" calcext:value-type="float">
            <text:p>34.810457690365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Campeche</text:p>
          </table:table-cell>
          <table:table-cell office:value-type="string" calcext:value-type="string">
            <text:p>Cerro Champerico</text:p>
          </table:table-cell>
          <table:table-cell office:value-type="float" office:value="390" calcext:value-type="float">
            <text:p>39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7.9088888888889" calcext:value-type="float">
            <text:p>17.9088888888889</text:p>
          </table:table-cell>
          <table:table-cell office:value-type="float" office:value="-89.47" calcext:value-type="float">
            <text:p>-89.47</text:p>
          </table:table-cell>
          <table:table-cell office:value-type="float" office:value="-89.5062947089331" calcext:value-type="float">
            <text:p>-89.5062947089331</text:p>
          </table:table-cell>
          <table:table-cell office:value-type="float" office:value="17.9441675545953" calcext:value-type="float">
            <text:p>17.9441675545953</text:p>
          </table:table-cell>
          <table:table-cell office:value-type="float" office:value="-89.5062947089331" calcext:value-type="float">
            <text:p>-89.5062947089331</text:p>
          </table:table-cell>
          <table:table-cell office:value-type="float" office:value="17.9441675545953" calcext:value-type="float">
            <text:p>17.944167554595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Quintana Roo</text:p>
          </table:table-cell>
          <table:table-cell office:value-type="string" calcext:value-type="string">
            <text:p>Cerro El Charro</text:p>
          </table:table-cell>
          <table:table-cell office:value-type="float" office:value="240" calcext:value-type="float">
            <text:p>24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8.1019444444444" calcext:value-type="float">
            <text:p>18.1019444444444</text:p>
          </table:table-cell>
          <table:table-cell office:value-type="float" office:value="-88.8930555555556" calcext:value-type="float">
            <text:p>-88.8930555555556</text:p>
          </table:table-cell>
          <table:table-cell office:value-type="float" office:value="-88.915119057973" calcext:value-type="float">
            <text:p>-88.915119057973</text:p>
          </table:table-cell>
          <table:table-cell office:value-type="float" office:value="18.1237625077109" calcext:value-type="float">
            <text:p>18.1237625077109</text:p>
          </table:table-cell>
          <table:table-cell office:value-type="float" office:value="-88.915119057973" calcext:value-type="float">
            <text:p>-88.915119057973</text:p>
          </table:table-cell>
          <table:table-cell office:value-type="float" office:value="18.1237625077109" calcext:value-type="float">
            <text:p>18.123762507710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North Dakota</text:p>
          </table:table-cell>
          <table:table-cell office:value-type="string" calcext:value-type="string">
            <text:p>Boundary Butte</text:p>
          </table:table-cell>
          <table:table-cell office:value-type="float" office:value="774" calcext:value-type="float">
            <text:p>77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8.9994444444444" calcext:value-type="float">
            <text:p>48.9994444444444</text:p>
          </table:table-cell>
          <table:table-cell office:value-type="float" office:value="-100.43" calcext:value-type="float">
            <text:p>-100.43</text:p>
          </table:table-cell>
          <table:table-cell office:value-type="float" office:value="-100.501200977569" calcext:value-type="float">
            <text:p>-100.501200977569</text:p>
          </table:table-cell>
          <table:table-cell office:value-type="float" office:value="49.0470351205504" calcext:value-type="float">
            <text:p>49.0470351205504</text:p>
          </table:table-cell>
          <table:table-cell office:value-type="float" office:value="-100.501200977569" calcext:value-type="float">
            <text:p>-100.501200977569</text:p>
          </table:table-cell>
          <table:table-cell office:value-type="float" office:value="49.0470351205504" calcext:value-type="float">
            <text:p>49.0470351205504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Ohio</text:p>
          </table:table-cell>
          <table:table-cell office:value-type="string" calcext:value-type="string">
            <text:p>Peninsula Hill</text:p>
          </table:table-cell>
          <table:table-cell office:value-type="float" office:value="244" calcext:value-type="float">
            <text:p>24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1.245" calcext:value-type="float">
            <text:p>41.245</text:p>
          </table:table-cell>
          <table:table-cell office:value-type="float" office:value="-81.5519444444444" calcext:value-type="float">
            <text:p>-81.5519444444444</text:p>
          </table:table-cell>
          <table:table-cell office:value-type="float" office:value="-81.5441296459713" calcext:value-type="float">
            <text:p>-81.5441296459713</text:p>
          </table:table-cell>
          <table:table-cell office:value-type="float" office:value="41.250897511709" calcext:value-type="float">
            <text:p>41.250897511709</text:p>
          </table:table-cell>
          <table:table-cell office:value-type="float" office:value="-81.5739608947434" calcext:value-type="float">
            <text:p>-81.5739608947434</text:p>
          </table:table-cell>
          <table:table-cell office:value-type="float" office:value="41.2621509739075" calcext:value-type="float">
            <text:p>41.262150973907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Louisiana</text:p>
          </table:table-cell>
          <table:table-cell office:value-type="string" calcext:value-type="string">
            <text:p>Bossier Parish High Point</text:p>
          </table:table-cell>
          <table:table-cell office:value-type="float" office:value="143" calcext:value-type="float">
            <text:p>143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2.9366666666667" calcext:value-type="float">
            <text:p>32.9366666666667</text:p>
          </table:table-cell>
          <table:table-cell office:value-type="float" office:value="-93.7416666666667" calcext:value-type="float">
            <text:p>-93.7416666666667</text:p>
          </table:table-cell>
          <table:table-cell office:value-type="float" office:value="-93.7611850316153" calcext:value-type="float">
            <text:p>-93.7611850316153</text:p>
          </table:table-cell>
          <table:table-cell office:value-type="float" office:value="32.9540225767436" calcext:value-type="float">
            <text:p>32.9540225767436</text:p>
          </table:table-cell>
          <table:table-cell office:value-type="float" office:value="-93.7611850316153" calcext:value-type="float">
            <text:p>-93.7611850316153</text:p>
          </table:table-cell>
          <table:table-cell office:value-type="float" office:value="32.9540225767436" calcext:value-type="float">
            <text:p>32.954022576743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Illinois</text:p>
          </table:table-cell>
          <table:table-cell office:value-type="string" calcext:value-type="string">
            <text:p>Charles Mound</text:p>
          </table:table-cell>
          <table:table-cell office:value-type="float" office:value="376" calcext:value-type="float">
            <text:p>37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2.5041" calcext:value-type="float">
            <text:p>42.5041</text:p>
          </table:table-cell>
          <table:table-cell office:value-type="float" office:value="-90.2398" calcext:value-type="float">
            <text:p>-90.2398</text:p>
          </table:table-cell>
          <table:table-cell office:value-type="float" office:value="-90.2443621515772" calcext:value-type="float">
            <text:p>-90.2443621515772</text:p>
          </table:table-cell>
          <table:table-cell office:value-type="float" office:value="42.5007240513304" calcext:value-type="float">
            <text:p>42.5007240513304</text:p>
          </table:table-cell>
          <table:table-cell office:value-type="float" office:value="-90.271748795205" calcext:value-type="float">
            <text:p>-90.271748795205</text:p>
          </table:table-cell>
          <table:table-cell office:value-type="float" office:value="42.5277264766369" calcext:value-type="float">
            <text:p>42.527726476636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Yucatán</text:p>
          </table:table-cell>
          <table:table-cell office:value-type="string" calcext:value-type="string">
            <text:p>Cerro Benito Juaréz</text:p>
          </table:table-cell>
          <table:table-cell office:value-type="float" office:value="210" calcext:value-type="float">
            <text:p>2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9.9363888888889" calcext:value-type="float">
            <text:p>19.9363888888889</text:p>
          </table:table-cell>
          <table:table-cell office:value-type="float" office:value="-89.3327777777778" calcext:value-type="float">
            <text:p>-89.3327777777778</text:p>
          </table:table-cell>
          <table:table-cell office:value-type="float" office:value="-89.3284315232748" calcext:value-type="float">
            <text:p>-89.3284315232748</text:p>
          </table:table-cell>
          <table:table-cell office:value-type="float" office:value="19.9382406150835" calcext:value-type="float">
            <text:p>19.9382406150835</text:p>
          </table:table-cell>
          <table:table-cell office:value-type="float" office:value="-89.3523139828499" calcext:value-type="float">
            <text:p>-89.3523139828499</text:p>
          </table:table-cell>
          <table:table-cell office:value-type="float" office:value="19.9540475771508" calcext:value-type="float">
            <text:p>19.954047577150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Louisiana</text:p>
          </table:table-cell>
          <table:table-cell office:value-type="string" calcext:value-type="string">
            <text:p>Driskill Mountain</text:p>
          </table:table-cell>
          <table:table-cell office:value-type="float" office:value="163" calcext:value-type="float">
            <text:p>16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32.4249" calcext:value-type="float">
            <text:p>32.4249</text:p>
          </table:table-cell>
          <table:table-cell office:value-type="float" office:value="-92.8967" calcext:value-type="float">
            <text:p>-92.8967</text:p>
          </table:table-cell>
          <table:table-cell office:value-type="float" office:value="-92.9001555790379" calcext:value-type="float">
            <text:p>-92.9001555790379</text:p>
          </table:table-cell>
          <table:table-cell office:value-type="float" office:value="32.4287324203985" calcext:value-type="float">
            <text:p>32.4287324203985</text:p>
          </table:table-cell>
          <table:table-cell office:value-type="float" office:value="-92.9161072978589" calcext:value-type="float">
            <text:p>-92.9161072978589</text:p>
          </table:table-cell>
          <table:table-cell office:value-type="float" office:value="32.4422573573212" calcext:value-type="float">
            <text:p>32.442257357321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Rhode Island</text:p>
          </table:table-cell>
          <table:table-cell office:value-type="string" calcext:value-type="string">
            <text:p>Pocasset Hill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1.6536111111111" calcext:value-type="float">
            <text:p>41.6536111111111</text:p>
          </table:table-cell>
          <table:table-cell office:value-type="float" office:value="-71.1905555555556" calcext:value-type="float">
            <text:p>-71.1905555555556</text:p>
          </table:table-cell>
          <table:table-cell office:value-type="float" office:value="-71.2008204021495" calcext:value-type="float">
            <text:p>-71.2008204021495</text:p>
          </table:table-cell>
          <table:table-cell office:value-type="float" office:value="41.6571670733789" calcext:value-type="float">
            <text:p>41.6571670733789</text:p>
          </table:table-cell>
          <table:table-cell office:value-type="float" office:value="-71.2128307184453" calcext:value-type="float">
            <text:p>-71.2128307184453</text:p>
          </table:table-cell>
          <table:table-cell office:value-type="float" office:value="41.6706707734493" calcext:value-type="float">
            <text:p>41.670670773449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Indiana</text:p>
          </table:table-cell>
          <table:table-cell office:value-type="string" calcext:value-type="string">
            <text:p>Mount Holden</text:p>
          </table:table-cell>
          <table:table-cell office:value-type="float" office:value="233" calcext:value-type="float">
            <text:p>23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1.6644444444444" calcext:value-type="float">
            <text:p>41.6644444444444</text:p>
          </table:table-cell>
          <table:table-cell office:value-type="float" office:value="-87.0527777777778" calcext:value-type="float">
            <text:p>-87.0527777777778</text:p>
          </table:table-cell>
          <table:table-cell office:value-type="float" office:value="-87.0558395660205" calcext:value-type="float">
            <text:p>-87.0558395660205</text:p>
          </table:table-cell>
          <table:table-cell office:value-type="float" office:value="41.6643993797887" calcext:value-type="float">
            <text:p>41.6643993797887</text:p>
          </table:table-cell>
          <table:table-cell office:value-type="float" office:value="-87.0768585396157" calcext:value-type="float">
            <text:p>-87.0768585396157</text:p>
          </table:table-cell>
          <table:table-cell office:value-type="float" office:value="41.6824040686267" calcext:value-type="float">
            <text:p>41.682404068626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Kansas</text:p>
          </table:table-cell>
          <table:table-cell office:value-type="string" calcext:value-type="string">
            <text:p>Goodwin Hill</text:p>
          </table:table-cell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9.1072222222222" calcext:value-type="float">
            <text:p>39.1072222222222</text:p>
          </table:table-cell>
          <table:table-cell office:value-type="float" office:value="-96.5711111111111" calcext:value-type="float">
            <text:p>-96.5711111111111</text:p>
          </table:table-cell>
          <table:table-cell office:value-type="float" office:value="-96.5752158374295" calcext:value-type="float">
            <text:p>-96.5752158374295</text:p>
          </table:table-cell>
          <table:table-cell office:value-type="float" office:value="39.1152839280608" calcext:value-type="float">
            <text:p>39.1152839280608</text:p>
          </table:table-cell>
          <table:table-cell office:value-type="float" office:value="-96.5954542723673" calcext:value-type="float">
            <text:p>-96.5954542723673</text:p>
          </table:table-cell>
          <table:table-cell office:value-type="float" office:value="39.1265409291069" calcext:value-type="float">
            <text:p>39.126540929106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Rhode Island</text:p>
          </table:table-cell>
          <table:table-cell office:value-type="string" calcext:value-type="string">
            <text:p>Beacon Pole Hill</text:p>
          </table:table-cell>
          <table:table-cell office:value-type="float" office:value="168" calcext:value-type="float">
            <text:p>16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1.9952777777778" calcext:value-type="float">
            <text:p>41.9952777777778</text:p>
          </table:table-cell>
          <table:table-cell office:value-type="float" office:value="-71.4516666666667" calcext:value-type="float">
            <text:p>-71.4516666666667</text:p>
          </table:table-cell>
          <table:table-cell office:value-type="float" office:value="-71.4553474249831" calcext:value-type="float">
            <text:p>-71.4553474249831</text:p>
          </table:table-cell>
          <table:table-cell office:value-type="float" office:value="41.9902810058849" calcext:value-type="float">
            <text:p>41.9902810058849</text:p>
          </table:table-cell>
          <table:table-cell office:value-type="float" office:value="-71.4764761333322" calcext:value-type="float">
            <text:p>-71.4764761333322</text:p>
          </table:table-cell>
          <table:table-cell office:value-type="float" office:value="42.0150368154412" calcext:value-type="float">
            <text:p>42.015036815441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Mississippi</text:p>
          </table:table-cell>
          <table:table-cell office:value-type="string" calcext:value-type="string">
            <text:p>Choctaw County High Point</text:p>
          </table:table-cell>
          <table:table-cell office:value-type="float" office:value="220" calcext:value-type="float">
            <text:p>22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3.1283333333333" calcext:value-type="float">
            <text:p>33.1283333333333</text:p>
          </table:table-cell>
          <table:table-cell office:value-type="float" office:value="-89.3105555555556" calcext:value-type="float">
            <text:p>-89.3105555555556</text:p>
          </table:table-cell>
          <table:table-cell office:value-type="float" office:value="-89.3327963634359" calcext:value-type="float">
            <text:p>-89.3327963634359</text:p>
          </table:table-cell>
          <table:table-cell office:value-type="float" office:value="33.1479423911192" calcext:value-type="float">
            <text:p>33.1479423911192</text:p>
          </table:table-cell>
          <table:table-cell office:value-type="float" office:value="-89.3327963634359" calcext:value-type="float">
            <text:p>-89.3327963634359</text:p>
          </table:table-cell>
          <table:table-cell office:value-type="float" office:value="33.1479423911192" calcext:value-type="float">
            <text:p>33.147942391119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Prince Edward Island</text:p>
          </table:table-cell>
          <table:table-cell office:value-type="string" calcext:value-type="string">
            <text:p>Prince Edward Island High Point</text:p>
          </table:table-cell>
          <table:table-cell office:value-type="float" office:value="140" calcext:value-type="float">
            <text:p>14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6.3311111111111" calcext:value-type="float">
            <text:p>46.3311111111111</text:p>
          </table:table-cell>
          <table:table-cell office:value-type="float" office:value="-63.4188888888889" calcext:value-type="float">
            <text:p>-63.4188888888889</text:p>
          </table:table-cell>
          <table:table-cell office:value-type="float" office:value="-63.4172653447465" calcext:value-type="float">
            <text:p>-63.4172653447465</text:p>
          </table:table-cell>
          <table:table-cell office:value-type="float" office:value="46.3367337310359" calcext:value-type="float">
            <text:p>46.3367337310359</text:p>
          </table:table-cell>
          <table:table-cell office:value-type="float" office:value="-63.443247038344" calcext:value-type="float">
            <text:p>-63.443247038344</text:p>
          </table:table-cell>
          <table:table-cell office:value-type="float" office:value="46.3479764135645" calcext:value-type="float">
            <text:p>46.347976413564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Indiana</text:p>
          </table:table-cell>
          <table:table-cell office:value-type="string" calcext:value-type="string">
            <text:p>Washington County High Point</text:p>
          </table:table-cell>
          <table:table-cell office:value-type="float" office:value="320" calcext:value-type="float">
            <text:p>32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8.6416666666667" calcext:value-type="float">
            <text:p>38.6416666666667</text:p>
          </table:table-cell>
          <table:table-cell office:value-type="float" office:value="-85.9872222222222" calcext:value-type="float">
            <text:p>-85.9872222222222</text:p>
          </table:table-cell>
          <table:table-cell office:value-type="float" office:value="-85.9925629552843" calcext:value-type="float">
            <text:p>-85.9925629552843</text:p>
          </table:table-cell>
          <table:table-cell office:value-type="float" office:value="38.6374776737711" calcext:value-type="float">
            <text:p>38.6374776737711</text:p>
          </table:table-cell>
          <table:table-cell office:value-type="float" office:value="-86.0241652555188" calcext:value-type="float">
            <text:p>-86.0241652555188</text:p>
          </table:table-cell>
          <table:table-cell office:value-type="float" office:value="38.6712530730356" calcext:value-type="float">
            <text:p>38.671253073035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Florida</text:p>
          </table:table-cell>
          <table:table-cell office:value-type="string" calcext:value-type="string">
            <text:p>Sugarloaf Mountain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8.6491666666667" calcext:value-type="float">
            <text:p>28.6491666666667</text:p>
          </table:table-cell>
          <table:table-cell office:value-type="float" office:value="-81.7330555555556" calcext:value-type="float">
            <text:p>-81.7330555555556</text:p>
          </table:table-cell>
          <table:table-cell office:value-type="float" office:value="-81.7374026932501" calcext:value-type="float">
            <text:p>-81.7374026932501</text:p>
          </table:table-cell>
          <table:table-cell office:value-type="float" office:value="28.6498432969259" calcext:value-type="float">
            <text:p>28.6498432969259</text:p>
          </table:table-cell>
          <table:table-cell office:value-type="float" office:value="-81.7527484772944" calcext:value-type="float">
            <text:p>-81.7527484772944</text:p>
          </table:table-cell>
          <table:table-cell office:value-type="float" office:value="28.6656318734628" calcext:value-type="float">
            <text:p>28.665631873462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Ohio</text:p>
          </table:table-cell>
          <table:table-cell office:value-type="string" calcext:value-type="string">
            <text:p>Campbell Hill</text:p>
          </table:table-cell>
          <table:table-cell office:value-type="float" office:value="472" calcext:value-type="float">
            <text:p>47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0.3703" calcext:value-type="float">
            <text:p>40.3703</text:p>
          </table:table-cell>
          <table:table-cell office:value-type="float" office:value="-83.7201" calcext:value-type="float">
            <text:p>-83.7201</text:p>
          </table:table-cell>
          <table:table-cell office:value-type="float" office:value="-83.7146253435848" calcext:value-type="float">
            <text:p>-83.7146253435848</text:p>
          </table:table-cell>
          <table:table-cell office:value-type="float" office:value="40.3654818551293" calcext:value-type="float">
            <text:p>40.3654818551293</text:p>
          </table:table-cell>
          <table:table-cell office:value-type="float" office:value="-83.7617413048876" calcext:value-type="float">
            <text:p>-83.7617413048876</text:p>
          </table:table-cell>
          <table:table-cell office:value-type="float" office:value="40.4014969309531" calcext:value-type="float">
            <text:p>40.401496930953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Florida</text:p>
          </table:table-cell>
          <table:table-cell office:value-type="string" calcext:value-type="string">
            <text:p>Logan Hill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0.5655555555556" calcext:value-type="float">
            <text:p>30.5655555555556</text:p>
          </table:table-cell>
          <table:table-cell office:value-type="float" office:value="-84.9572222222222" calcext:value-type="float">
            <text:p>-84.9572222222222</text:p>
          </table:table-cell>
          <table:table-cell office:value-type="float" office:value="-84.9594632904507" calcext:value-type="float">
            <text:p>-84.9594632904507</text:p>
          </table:table-cell>
          <table:table-cell office:value-type="float" office:value="30.5636161770074" calcext:value-type="float">
            <text:p>30.5636161770074</text:p>
          </table:table-cell>
          <table:table-cell office:value-type="float" office:value="-84.9777083281096" calcext:value-type="float">
            <text:p>-84.9777083281096</text:p>
          </table:table-cell>
          <table:table-cell office:value-type="float" office:value="30.5816550173181" calcext:value-type="float">
            <text:p>30.581655017318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Rhode Island</text:p>
          </table:table-cell>
          <table:table-cell office:value-type="string" calcext:value-type="string">
            <text:p>Jerimoth Hill</text:p>
          </table:table-cell>
          <table:table-cell office:value-type="float" office:value="247" calcext:value-type="float">
            <text:p>24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1.8493" calcext:value-type="float">
            <text:p>41.8493</text:p>
          </table:table-cell>
          <table:table-cell office:value-type="float" office:value="-71.7789" calcext:value-type="float">
            <text:p>-71.7789</text:p>
          </table:table-cell>
          <table:table-cell office:value-type="float" office:value="-71.7832955476493" calcext:value-type="float">
            <text:p>-71.7832955476493</text:p>
          </table:table-cell>
          <table:table-cell office:value-type="float" office:value="41.8550170045936" calcext:value-type="float">
            <text:p>41.8550170045936</text:p>
          </table:table-cell>
          <table:table-cell office:value-type="float" office:value="-71.8134129151491" calcext:value-type="float">
            <text:p>-71.8134129151491</text:p>
          </table:table-cell>
          <table:table-cell office:value-type="float" office:value="41.8752693042243" calcext:value-type="float">
            <text:p>41.875269304224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District of Columbia</text:p>
          </table:table-cell>
          <table:table-cell office:value-type="string" calcext:value-type="string">
            <text:p>Point Reno</text:p>
          </table:table-cell>
          <table:table-cell office:value-type="float" office:value="126" calcext:value-type="float">
            <text:p>12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8.9517" calcext:value-type="float">
            <text:p>38.9517</text:p>
          </table:table-cell>
          <table:table-cell office:value-type="float" office:value="-77.076" calcext:value-type="float">
            <text:p>-77.076</text:p>
          </table:table-cell>
          <table:table-cell office:value-type="float" office:value="-77.0699432056437" calcext:value-type="float">
            <text:p>-77.0699432056437</text:p>
          </table:table-cell>
          <table:table-cell office:value-type="float" office:value="38.9564289438634" calcext:value-type="float">
            <text:p>38.9564289438634</text:p>
          </table:table-cell>
          <table:table-cell office:value-type="float" office:value="-77.0987886847549" calcext:value-type="float">
            <text:p>-77.0987886847549</text:p>
          </table:table-cell>
          <table:table-cell office:value-type="float" office:value="38.9676866515987" calcext:value-type="float">
            <text:p>38.967686651598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Kansas</text:p>
          </table:table-cell>
          <table:table-cell office:value-type="string" calcext:value-type="string">
            <text:p>Pottawatomie County High Point</text:p>
          </table:table-cell>
          <table:table-cell office:value-type="float" office:value="475" calcext:value-type="float">
            <text:p>4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9.5063888888889" calcext:value-type="float">
            <text:p>39.5063888888889</text:p>
          </table:table-cell>
          <table:table-cell office:value-type="float" office:value="-96.3875" calcext:value-type="float">
            <text:p>-96.3875</text:p>
          </table:table-cell>
          <table:table-cell office:value-type="float" office:value="-96.3943015933468" calcext:value-type="float">
            <text:p>-96.3943015933468</text:p>
          </table:table-cell>
          <table:table-cell office:value-type="float" office:value="39.5033713489249" calcext:value-type="float">
            <text:p>39.5033713489249</text:p>
          </table:table-cell>
          <table:table-cell office:value-type="float" office:value="-96.4175665335699" calcext:value-type="float">
            <text:p>-96.4175665335699</text:p>
          </table:table-cell>
          <table:table-cell office:value-type="float" office:value="39.5303885342538" calcext:value-type="float">
            <text:p>39.5303885342538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Iowa</text:p>
          </table:table-cell>
          <table:table-cell office:value-type="string" calcext:value-type="string">
            <text:p>Carroll County High Point</text:p>
          </table:table-cell>
          <table:table-cell office:value-type="float" office:value="475" calcext:value-type="float">
            <text:p>47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1.9925" calcext:value-type="float">
            <text:p>41.9925</text:p>
          </table:table-cell>
          <table:table-cell office:value-type="float" office:value="-95.0733333333333" calcext:value-type="float">
            <text:p>-95.0733333333333</text:p>
          </table:table-cell>
          <table:table-cell office:value-type="float" office:value="-95.0754451906677" calcext:value-type="float">
            <text:p>-95.0754451906677</text:p>
          </table:table-cell>
          <table:table-cell office:value-type="float" office:value="41.988673665916" calcext:value-type="float">
            <text:p>41.988673665916</text:p>
          </table:table-cell>
          <table:table-cell office:value-type="float" office:value="-95.105629354413" calcext:value-type="float">
            <text:p>-95.105629354413</text:p>
          </table:table-cell>
          <table:table-cell office:value-type="float" office:value="42.0179291114425" calcext:value-type="float">
            <text:p>42.017929111442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Florida</text:p>
          </table:table-cell>
          <table:table-cell office:value-type="string" calcext:value-type="string">
            <text:p>Britton Hill</text:p>
          </table:table-cell>
          <table:table-cell office:value-type="float" office:value="105" calcext:value-type="float">
            <text:p>10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0.9848" calcext:value-type="float">
            <text:p>30.9848</text:p>
          </table:table-cell>
          <table:table-cell office:value-type="float" office:value="-86.2824" calcext:value-type="float">
            <text:p>-86.2824</text:p>
          </table:table-cell>
          <table:table-cell office:value-type="float" office:value="-86.2793116093363" calcext:value-type="float">
            <text:p>-86.2793116093363</text:p>
          </table:table-cell>
          <table:table-cell office:value-type="float" office:value="30.9852058355516" calcext:value-type="float">
            <text:p>30.9852058355516</text:p>
          </table:table-cell>
          <table:table-cell office:value-type="float" office:value="-86.302870496037" calcext:value-type="float">
            <text:p>-86.302870496037</text:p>
          </table:table-cell>
          <table:table-cell office:value-type="float" office:value="31.0009886057372" calcext:value-type="float">
            <text:p>31.000988605737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Mississippi</text:p>
          </table:table-cell>
          <table:table-cell office:value-type="string" calcext:value-type="string">
            <text:p>Russell Benchmark</text:p>
          </table:table-cell>
          <table:table-cell office:value-type="float" office:value="122" calcext:value-type="float">
            <text:p>12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2.5325" calcext:value-type="float">
            <text:p>32.5325</text:p>
          </table:table-cell>
          <table:table-cell office:value-type="float" office:value="-90.6608333333333" calcext:value-type="float">
            <text:p>-90.6608333333333</text:p>
          </table:table-cell>
          <table:table-cell office:value-type="float" office:value="-90.6655706313744" calcext:value-type="float">
            <text:p>-90.6655706313744</text:p>
          </table:table-cell>
          <table:table-cell office:value-type="float" office:value="32.5397589392281" calcext:value-type="float">
            <text:p>32.5397589392281</text:p>
          </table:table-cell>
          <table:table-cell office:value-type="float" office:value="-90.6815411178846" calcext:value-type="float">
            <text:p>-90.6815411178846</text:p>
          </table:table-cell>
          <table:table-cell office:value-type="float" office:value="32.5487747604666" calcext:value-type="float">
            <text:p>32.548774760466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Iowa</text:p>
          </table:table-cell>
          <table:table-cell office:value-type="string" calcext:value-type="string">
            <text:p>Hawkeye Point</text:p>
          </table:table-cell>
          <table:table-cell office:value-type="float" office:value="509" calcext:value-type="float">
            <text:p>50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3.4602" calcext:value-type="float">
            <text:p>43.4602</text:p>
          </table:table-cell>
          <table:table-cell office:value-type="float" office:value="-95.7089" calcext:value-type="float">
            <text:p>-95.7089</text:p>
          </table:table-cell>
          <table:table-cell office:value-type="float" office:value="-95.7101972566626" calcext:value-type="float">
            <text:p>-95.7101972566626</text:p>
          </table:table-cell>
          <table:table-cell office:value-type="float" office:value="43.4525043314531" calcext:value-type="float">
            <text:p>43.4525043314531</text:p>
          </table:table-cell>
          <table:table-cell office:value-type="float" office:value="-95.7472844799211" calcext:value-type="float">
            <text:p>-95.7472844799211</text:p>
          </table:table-cell>
          <table:table-cell office:value-type="float" office:value="43.488500910867" calcext:value-type="float">
            <text:p>43.48850091086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Delaware</text:p>
          </table:table-cell>
          <table:table-cell office:value-type="string" calcext:value-type="string">
            <text:p>Near the Ebright Azimuth</text:p>
          </table:table-cell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9.836" calcext:value-type="float">
            <text:p>39.836</text:p>
          </table:table-cell>
          <table:table-cell office:value-type="float" office:value="-75.5222" calcext:value-type="float">
            <text:p>-75.5222</text:p>
          </table:table-cell>
          <table:table-cell office:value-type="float" office:value="-75.5319554522194" calcext:value-type="float">
            <text:p>-75.5319554522194</text:p>
          </table:table-cell>
          <table:table-cell office:value-type="float" office:value="39.8397372621334" calcext:value-type="float">
            <text:p>39.8397372621334</text:p>
          </table:table-cell>
          <table:table-cell office:value-type="float" office:value="-75.543642824792" calcext:value-type="float">
            <text:p>-75.543642824792</text:p>
          </table:table-cell>
          <table:table-cell office:value-type="float" office:value="39.8532453573197" calcext:value-type="float">
            <text:p>39.853245357319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Indiana</text:p>
          </table:table-cell>
          <table:table-cell office:value-type="string" calcext:value-type="string">
            <text:p>Hoosier Hill</text:p>
          </table:table-cell>
          <table:table-cell office:value-type="float" office:value="383" calcext:value-type="float">
            <text:p>38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0.0012" calcext:value-type="float">
            <text:p>40.0012</text:p>
          </table:table-cell>
          <table:table-cell office:value-type="float" office:value="-84.8487" calcext:value-type="float">
            <text:p>-84.8487</text:p>
          </table:table-cell>
          <table:table-cell office:value-type="float" office:value="-84.880037603742" calcext:value-type="float">
            <text:p>-84.880037603742</text:p>
          </table:table-cell>
          <table:table-cell office:value-type="float" office:value="40.0266382316623" calcext:value-type="float">
            <text:p>40.0266382316623</text:p>
          </table:table-cell>
          <table:table-cell office:value-type="float" office:value="-84.880037603742" calcext:value-type="float">
            <text:p>-84.880037603742</text:p>
          </table:table-cell>
          <table:table-cell office:value-type="float" office:value="40.0266382316623" calcext:value-type="float">
            <text:p>40.026638231662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Greenland</text:p>
          </table:table-cell>
          <table:table-cell office:value-type="string" calcext:value-type="string">
            <text:p>Gunnbjørn Fjeld</text:p>
          </table:table-cell>
          <table:table-cell office:value-type="float" office:value="3694" calcext:value-type="float">
            <text:p>3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91895" calcext:value-type="float">
            <text:p>68.91895</text:p>
          </table:table-cell>
          <table:table-cell office:value-type="float" office:value="-29.8988166666667" calcext:value-type="float">
            <text:p>-29.8988166666667</text:p>
          </table:table-cell>
          <table:table-cell office:value-type="float" office:value="-30.8358753209209" calcext:value-type="float">
            <text:p>-30.8358753209209</text:p>
          </table:table-cell>
          <table:table-cell office:value-type="float" office:value="69.2497642375593" calcext:value-type="float">
            <text:p>69.2497642375593</text:p>
          </table:table-cell>
          <table:table-cell office:value-type="float" office:value="-30.8358753209209" calcext:value-type="float">
            <text:p>-30.8358753209209</text:p>
          </table:table-cell>
          <table:table-cell office:value-type="float" office:value="69.2497642375593" calcext:value-type="float">
            <text:p>69.249764237559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Greenland</text:p>
          </table:table-cell>
          <table:table-cell office:value-type="string" calcext:value-type="string">
            <text:p>Mont Forel</text:p>
          </table:table-cell>
          <table:table-cell office:value-type="float" office:value="3391" calcext:value-type="float">
            <text:p>3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9354" calcext:value-type="float">
            <text:p>66.9354</text:p>
          </table:table-cell>
          <table:table-cell office:value-type="float" office:value="-36.7873" calcext:value-type="float">
            <text:p>-36.7873</text:p>
          </table:table-cell>
          <table:table-cell office:value-type="float" office:value="-37.5753636231118" calcext:value-type="float">
            <text:p>-37.5753636231118</text:p>
          </table:table-cell>
          <table:table-cell office:value-type="float" office:value="67.2402684134816" calcext:value-type="float">
            <text:p>67.2402684134816</text:p>
          </table:table-cell>
          <table:table-cell office:value-type="float" office:value="-37.5753636231118" calcext:value-type="float">
            <text:p>-37.5753636231118</text:p>
          </table:table-cell>
          <table:table-cell office:value-type="float" office:value="67.2402684134816" calcext:value-type="float">
            <text:p>67.2402684134816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Greenland</text:p>
          </table:table-cell>
          <table:table-cell office:value-type="string" calcext:value-type="string">
            <text:p>Greenland Ice Sheet High Point</text:p>
          </table:table-cell>
          <table:table-cell office:value-type="float" office:value="3238" calcext:value-type="float">
            <text:p>3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4667" calcext:value-type="float">
            <text:p>72.4667</text:p>
          </table:table-cell>
          <table:table-cell office:value-type="float" office:value="-37.1" calcext:value-type="float">
            <text:p>-37.1</text:p>
          </table:table-cell>
          <table:table-cell office:value-type="float" office:value="-38.0820079793736" calcext:value-type="float">
            <text:p>-38.0820079793736</text:p>
          </table:table-cell>
          <table:table-cell office:value-type="float" office:value="72.755512577824" calcext:value-type="float">
            <text:p>72.755512577824</text:p>
          </table:table-cell>
          <table:table-cell office:value-type="float" office:value="-38.0820079793736" calcext:value-type="float">
            <text:p>-38.0820079793736</text:p>
          </table:table-cell>
          <table:table-cell office:value-type="float" office:value="72.755512577824" calcext:value-type="float">
            <text:p>72.755512577824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Greenland</text:p>
          </table:table-cell>
          <table:table-cell office:value-type="string" calcext:value-type="string">
            <text:p>Petermann Bjerg</text:p>
          </table:table-cell>
          <table:table-cell office:value-type="float" office:value="2933" calcext:value-type="float">
            <text:p>2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0905" calcext:value-type="float">
            <text:p>73.0905</text:p>
          </table:table-cell>
          <table:table-cell office:value-type="float" office:value="-28.6187" calcext:value-type="float">
            <text:p>-28.6187</text:p>
          </table:table-cell>
          <table:table-cell office:value-type="float" office:value="-29.53953970328" calcext:value-type="float">
            <text:p>-29.53953970328</text:p>
          </table:table-cell>
          <table:table-cell office:value-type="float" office:value="73.3532120258499" calcext:value-type="float">
            <text:p>73.3532120258499</text:p>
          </table:table-cell>
          <table:table-cell office:value-type="float" office:value="-29.53953970328" calcext:value-type="float">
            <text:p>-29.53953970328</text:p>
          </table:table-cell>
          <table:table-cell office:value-type="float" office:value="73.3532120258499" calcext:value-type="float">
            <text:p>73.353212025849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Greenland</text:p>
          </table:table-cell>
          <table:table-cell office:value-type="string" calcext:value-type="string">
            <text:p>Stauning Alper</text:p>
          </table:table-cell>
          <table:table-cell office:value-type="float" office:value="2831" calcext:value-type="float">
            <text:p>2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1167" calcext:value-type="float">
            <text:p>72.1167</text:p>
          </table:table-cell>
          <table:table-cell office:value-type="float" office:value="-24.9" calcext:value-type="float">
            <text:p>-24.9</text:p>
          </table:table-cell>
          <table:table-cell office:value-type="float" office:value="-25.7408851379626" calcext:value-type="float">
            <text:p>-25.7408851379626</text:p>
          </table:table-cell>
          <table:table-cell office:value-type="float" office:value="72.3709054034171" calcext:value-type="float">
            <text:p>72.3709054034171</text:p>
          </table:table-cell>
          <table:table-cell office:value-type="float" office:value="-25.7408851379626" calcext:value-type="float">
            <text:p>-25.7408851379626</text:p>
          </table:table-cell>
          <table:table-cell office:value-type="float" office:value="72.3709054034171" calcext:value-type="float">
            <text:p>72.370905403417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Greenland</text:p>
          </table:table-cell>
          <table:table-cell office:value-type="string" calcext:value-type="string">
            <text:p>Patuersoq</text:p>
          </table:table-cell>
          <table:table-cell office:value-type="float" office:value="2740" calcext:value-type="float">
            <text:p>27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8333" calcext:value-type="float">
            <text:p>60.8333</text:p>
          </table:table-cell>
          <table:table-cell office:value-type="float" office:value="-44.2333" calcext:value-type="float">
            <text:p>-44.2333</text:p>
          </table:table-cell>
          <table:table-cell office:value-type="float" office:value="-44.7449681940365" calcext:value-type="float">
            <text:p>-44.7449681940365</text:p>
          </table:table-cell>
          <table:table-cell office:value-type="float" office:value="61.080342190037" calcext:value-type="float">
            <text:p>61.080342190037</text:p>
          </table:table-cell>
          <table:table-cell office:value-type="float" office:value="-44.7449681940365" calcext:value-type="float">
            <text:p>-44.7449681940365</text:p>
          </table:table-cell>
          <table:table-cell office:value-type="float" office:value="61.080342190037" calcext:value-type="float">
            <text:p>61.08034219003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Greenland</text:p>
          </table:table-cell>
          <table:table-cell office:value-type="string" calcext:value-type="string">
            <text:p>Avannaarsua High Point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5" calcext:value-type="float">
            <text:p>77.5</text:p>
          </table:table-cell>
          <table:table-cell office:value-type="float" office:value="-47.6167" calcext:value-type="float">
            <text:p>-47.6167</text:p>
          </table:table-cell>
          <table:table-cell office:value-type="float" office:value="-48.7176878681275" calcext:value-type="float">
            <text:p>-48.7176878681275</text:p>
          </table:table-cell>
          <table:table-cell office:value-type="float" office:value="77.7318122645997" calcext:value-type="float">
            <text:p>77.7318122645997</text:p>
          </table:table-cell>
          <table:table-cell office:value-type="float" office:value="-48.7176878681275" calcext:value-type="float">
            <text:p>-48.7176878681275</text:p>
          </table:table-cell>
          <table:table-cell office:value-type="float" office:value="77.7318122645997" calcext:value-type="float">
            <text:p>77.731812264599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Greenland</text:p>
          </table:table-cell>
          <table:table-cell office:value-type="string" calcext:value-type="string">
            <text:p>Sukkertoppen</text:p>
          </table:table-cell>
          <table:table-cell office:value-type="float" office:value="2440" calcext:value-type="float">
            <text:p>2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2" calcext:value-type="float">
            <text:p>66.2</text:p>
          </table:table-cell>
          <table:table-cell office:value-type="float" office:value="-52.35" calcext:value-type="float">
            <text:p>-52.35</text:p>
          </table:table-cell>
          <table:table-cell office:value-type="float" office:value="-52.8991610039729" calcext:value-type="float">
            <text:p>-52.8991610039729</text:p>
          </table:table-cell>
          <table:table-cell office:value-type="float" office:value="66.4185199993773" calcext:value-type="float">
            <text:p>66.4185199993773</text:p>
          </table:table-cell>
          <table:table-cell office:value-type="float" office:value="-52.8991610039729" calcext:value-type="float">
            <text:p>-52.8991610039729</text:p>
          </table:table-cell>
          <table:table-cell office:value-type="float" office:value="66.4185199993773" calcext:value-type="float">
            <text:p>66.418519999377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Greenland</text:p>
          </table:table-cell>
          <table:table-cell office:value-type="string" calcext:value-type="string">
            <text:p>Reval Toppen</text:p>
          </table:table-cell>
          <table:table-cell office:value-type="float" office:value="2320" calcext:value-type="float">
            <text:p>2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6606" calcext:value-type="float">
            <text:p>76.6606</text:p>
          </table:table-cell>
          <table:table-cell office:value-type="float" office:value="-25.7067" calcext:value-type="float">
            <text:p>-25.7067</text:p>
          </table:table-cell>
          <table:table-cell office:value-type="float" office:value="-26.6261131774422" calcext:value-type="float">
            <text:p>-26.6261131774422</text:p>
          </table:table-cell>
          <table:table-cell office:value-type="float" office:value="76.8688052897892" calcext:value-type="float">
            <text:p>76.8688052897892</text:p>
          </table:table-cell>
          <table:table-cell office:value-type="float" office:value="-26.6261131774422" calcext:value-type="float">
            <text:p>-26.6261131774422</text:p>
          </table:table-cell>
          <table:table-cell office:value-type="float" office:value="76.8688052897892" calcext:value-type="float">
            <text:p>76.868805289789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Greenland</text:p>
          </table:table-cell>
          <table:table-cell office:value-type="string" calcext:value-type="string">
            <text:p>Perserajoq</text:p>
          </table:table-cell>
          <table:table-cell office:value-type="float" office:value="2259" calcext:value-type="float">
            <text:p>2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4" calcext:value-type="float">
            <text:p>71.4</text:p>
          </table:table-cell>
          <table:table-cell office:value-type="float" office:value="-51.9667" calcext:value-type="float">
            <text:p>-51.9667</text:p>
          </table:table-cell>
          <table:table-cell office:value-type="float" office:value="-52.6113173793577" calcext:value-type="float">
            <text:p>-52.6113173793577</text:p>
          </table:table-cell>
          <table:table-cell office:value-type="float" office:value="71.6031179041001" calcext:value-type="float">
            <text:p>71.6031179041001</text:p>
          </table:table-cell>
          <table:table-cell office:value-type="float" office:value="-52.6113173793577" calcext:value-type="float">
            <text:p>-52.6113173793577</text:p>
          </table:table-cell>
          <table:table-cell office:value-type="float" office:value="71.6031179041001" calcext:value-type="float">
            <text:p>71.603117904100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Greenland</text:p>
          </table:table-cell>
          <table:table-cell office:value-type="string" calcext:value-type="string">
            <text:p>Renland High Point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3333" calcext:value-type="float">
            <text:p>71.3333</text:p>
          </table:table-cell>
          <table:table-cell office:value-type="float" office:value="-26.3333" calcext:value-type="float">
            <text:p>-26.3333</text:p>
          </table:table-cell>
          <table:table-cell office:value-type="float" office:value="-26.9587940901491" calcext:value-type="float">
            <text:p>-26.9587940901491</text:p>
          </table:table-cell>
          <table:table-cell office:value-type="float" office:value="71.5305642716467" calcext:value-type="float">
            <text:p>71.5305642716467</text:p>
          </table:table-cell>
          <table:table-cell office:value-type="float" office:value="-26.9587940901491" calcext:value-type="float">
            <text:p>-26.9587940901491</text:p>
          </table:table-cell>
          <table:table-cell office:value-type="float" office:value="71.5305642716467" calcext:value-type="float">
            <text:p>71.5305642716467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Greenland</text:p>
          </table:table-cell>
          <table:table-cell office:value-type="string" calcext:value-type="string">
            <text:p>Gaaseland High Point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2" calcext:value-type="float">
            <text:p>70.2</text:p>
          </table:table-cell>
          <table:table-cell office:value-type="float" office:value="-27.6667" calcext:value-type="float">
            <text:p>-27.6667</text:p>
          </table:table-cell>
          <table:table-cell office:value-type="float" office:value="-28.2304174281882" calcext:value-type="float">
            <text:p>-28.2304174281882</text:p>
          </table:table-cell>
          <table:table-cell office:value-type="float" office:value="70.3884745757004" calcext:value-type="float">
            <text:p>70.3884745757004</text:p>
          </table:table-cell>
          <table:table-cell office:value-type="float" office:value="-28.2304174281882" calcext:value-type="float">
            <text:p>-28.2304174281882</text:p>
          </table:table-cell>
          <table:table-cell office:value-type="float" office:value="70.3884745757004" calcext:value-type="float">
            <text:p>70.3884745757004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Greenland</text:p>
          </table:table-cell>
          <table:table-cell office:value-type="string" calcext:value-type="string">
            <text:p>Favres Bjerg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95" calcext:value-type="float">
            <text:p>73.95</text:p>
          </table:table-cell>
          <table:table-cell office:value-type="float" office:value="-23.2" calcext:value-type="float">
            <text:p>-23.2</text:p>
          </table:table-cell>
          <table:table-cell office:value-type="float" office:value="-23.8590498876137" calcext:value-type="float">
            <text:p>-23.8590498876137</text:p>
          </table:table-cell>
          <table:table-cell office:value-type="float" office:value="74.1293214308234" calcext:value-type="float">
            <text:p>74.1293214308234</text:p>
          </table:table-cell>
          <table:table-cell office:value-type="float" office:value="-23.8590498876137" calcext:value-type="float">
            <text:p>-23.8590498876137</text:p>
          </table:table-cell>
          <table:table-cell office:value-type="float" office:value="74.1293214308234" calcext:value-type="float">
            <text:p>74.1293214308234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Greenland</text:p>
          </table:table-cell>
          <table:table-cell office:value-type="string" calcext:value-type="string">
            <text:p>Peary Land High Point</text:p>
          </table:table-cell>
          <table:table-cell office:value-type="float" office:value="1910" calcext:value-type="float">
            <text:p>19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3167" calcext:value-type="float">
            <text:p>83.3167</text:p>
          </table:table-cell>
          <table:table-cell office:value-type="float" office:value="-35.3333" calcext:value-type="float">
            <text:p>-35.3333</text:p>
          </table:table-cell>
          <table:table-cell office:value-type="float" office:value="-36.8509932853567" calcext:value-type="float">
            <text:p>-36.8509932853567</text:p>
          </table:table-cell>
          <table:table-cell office:value-type="float" office:value="83.487028309861" calcext:value-type="float">
            <text:p>83.487028309861</text:p>
          </table:table-cell>
          <table:table-cell office:value-type="float" office:value="-36.8509932853567" calcext:value-type="float">
            <text:p>-36.8509932853567</text:p>
          </table:table-cell>
          <table:table-cell office:value-type="float" office:value="83.487028309861" calcext:value-type="float">
            <text:p>83.487028309861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Greenland</text:p>
          </table:table-cell>
          <table:table-cell office:value-type="string" calcext:value-type="string">
            <text:p>Hahn Land High Point</text:p>
          </table:table-cell>
          <table:table-cell office:value-type="float" office:value="1744" calcext:value-type="float">
            <text:p>1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4333" calcext:value-type="float">
            <text:p>80.4333</text:p>
          </table:table-cell>
          <table:table-cell office:value-type="float" office:value="-19.8333" calcext:value-type="float">
            <text:p>-19.8333</text:p>
          </table:table-cell>
          <table:table-cell office:value-type="float" office:value="-20.7950864294801" calcext:value-type="float">
            <text:p>-20.7950864294801</text:p>
          </table:table-cell>
          <table:table-cell office:value-type="float" office:value="80.5881373158795" calcext:value-type="float">
            <text:p>80.5881373158795</text:p>
          </table:table-cell>
          <table:table-cell office:value-type="float" office:value="-20.7950864294801" calcext:value-type="float">
            <text:p>-20.7950864294801</text:p>
          </table:table-cell>
          <table:table-cell office:value-type="float" office:value="80.5881373158795" calcext:value-type="float">
            <text:p>80.588137315879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Greenland</text:p>
          </table:table-cell>
          <table:table-cell office:value-type="string" calcext:value-type="string">
            <text:p>Point 174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6667" calcext:value-type="float">
            <text:p>63.6667</text:p>
          </table:table-cell>
          <table:table-cell office:value-type="float" office:value="-50.2167" calcext:value-type="float">
            <text:p>-50.2167</text:p>
          </table:table-cell>
          <table:table-cell office:value-type="float" office:value="-50.5726034736501" calcext:value-type="float">
            <text:p>-50.5726034736501</text:p>
          </table:table-cell>
          <table:table-cell office:value-type="float" office:value="63.8230269424152" calcext:value-type="float">
            <text:p>63.8230269424152</text:p>
          </table:table-cell>
          <table:table-cell office:value-type="float" office:value="-50.5726034736501" calcext:value-type="float">
            <text:p>-50.5726034736501</text:p>
          </table:table-cell>
          <table:table-cell office:value-type="float" office:value="63.8230269424152" calcext:value-type="float">
            <text:p>63.8230269424152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Greenland</text:p>
          </table:table-cell>
          <table:table-cell office:value-type="string" calcext:value-type="string">
            <text:p>Azimuthbjerg</text:p>
          </table:table-cell>
          <table:table-cell office:value-type="float" office:value="1738" calcext:value-type="float">
            <text:p>1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4552" calcext:value-type="float">
            <text:p>63.4552</text:p>
          </table:table-cell>
          <table:table-cell office:value-type="float" office:value="-41.8508" calcext:value-type="float">
            <text:p>-41.8508</text:p>
          </table:table-cell>
          <table:table-cell office:value-type="float" office:value="-42.2036557791717" calcext:value-type="float">
            <text:p>-42.2036557791717</text:p>
          </table:table-cell>
          <table:table-cell office:value-type="float" office:value="63.6117160375849" calcext:value-type="float">
            <text:p>63.6117160375849</text:p>
          </table:table-cell>
          <table:table-cell office:value-type="float" office:value="-42.2036557791717" calcext:value-type="float">
            <text:p>-42.2036557791717</text:p>
          </table:table-cell>
          <table:table-cell office:value-type="float" office:value="63.6117160375849" calcext:value-type="float">
            <text:p>63.6117160375849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Greenland</text:p>
          </table:table-cell>
          <table:table-cell office:value-type="string" calcext:value-type="string">
            <text:p>J.A.D. Jensen Nunatakker</text:p>
          </table:table-cell>
          <table:table-cell office:value-type="float" office:value="1668" calcext:value-type="float">
            <text:p>1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792" calcext:value-type="float">
            <text:p>62.792</text:p>
          </table:table-cell>
          <table:table-cell office:value-type="float" office:value="-48.8483" calcext:value-type="float">
            <text:p>-48.8483</text:p>
          </table:table-cell>
          <table:table-cell office:value-type="float" office:value="-49.179274534282" calcext:value-type="float">
            <text:p>-49.179274534282</text:p>
          </table:table-cell>
          <table:table-cell office:value-type="float" office:value="62.9413986403023" calcext:value-type="float">
            <text:p>62.9413986403023</text:p>
          </table:table-cell>
          <table:table-cell office:value-type="float" office:value="-49.179274534282" calcext:value-type="float">
            <text:p>-49.179274534282</text:p>
          </table:table-cell>
          <table:table-cell office:value-type="float" office:value="62.9413986403023" calcext:value-type="float">
            <text:p>62.941398640302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Greenland</text:p>
          </table:table-cell>
          <table:table-cell office:value-type="string" calcext:value-type="string">
            <text:p>Haffner Bjerg</text:p>
          </table:table-cell>
          <table:table-cell office:value-type="float" office:value="1050" calcext:value-type="float">
            <text:p>1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3426" calcext:value-type="float">
            <text:p>76.3426</text:p>
          </table:table-cell>
          <table:table-cell office:value-type="float" office:value="-62.3453" calcext:value-type="float">
            <text:p>-62.3453</text:p>
          </table:table-cell>
          <table:table-cell office:value-type="float" office:value="-62.7414105843712" calcext:value-type="float">
            <text:p>-62.7414105843712</text:p>
          </table:table-cell>
          <table:table-cell office:value-type="float" office:value="76.4352276872653" calcext:value-type="float">
            <text:p>76.4352276872653</text:p>
          </table:table-cell>
          <table:table-cell office:value-type="float" office:value="-62.7414105843712" calcext:value-type="float">
            <text:p>-62.7414105843712</text:p>
          </table:table-cell>
          <table:table-cell office:value-type="float" office:value="76.4352276872653" calcext:value-type="float">
            <text:p>76.4352276872653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Greenland</text:p>
          </table:table-cell>
          <table:table-cell office:value-type="string" calcext:value-type="string">
            <text:p>Point 813</text:p>
          </table:table-cell>
          <table:table-cell office:value-type="float" office:value="813" calcext:value-type="float">
            <text:p>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4035" calcext:value-type="float">
            <text:p>76.4035</text:p>
          </table:table-cell>
          <table:table-cell office:value-type="float" office:value="-68.7271" calcext:value-type="float">
            <text:p>-68.7271</text:p>
          </table:table-cell>
          <table:table-cell office:value-type="float" office:value="-69.0336048177034" calcext:value-type="float">
            <text:p>-69.0336048177034</text:p>
          </table:table-cell>
          <table:table-cell office:value-type="float" office:value="76.4749329476855" calcext:value-type="float">
            <text:p>76.4749329476855</text:p>
          </table:table-cell>
          <table:table-cell office:value-type="float" office:value="-69.0336048177034" calcext:value-type="float">
            <text:p>-69.0336048177034</text:p>
          </table:table-cell>
          <table:table-cell office:value-type="float" office:value="76.4749329476855" calcext:value-type="float">
            <text:p>76.4749329476855</text:p>
          </table:table-cell>
        </table:table-row>
        <table:table-row table:style-name="ro1">
          <table:table-cell office:value-type="string" calcext:value-type="string">
            <text:p>NORTHERN AMERICA</text:p>
          </table:table-cell>
          <table:table-cell/>
          <table:table-cell office:value-type="string" calcext:value-type="string">
            <text:p>Greenland</text:p>
          </table:table-cell>
          <table:table-cell office:value-type="string" calcext:value-type="string">
            <text:p>Point 574</text:p>
          </table:table-cell>
          <table:table-cell office:value-type="float" office:value="574" calcext:value-type="float">
            <text:p>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-59.1667" calcext:value-type="float">
            <text:p>-59.1667</text:p>
          </table:table-cell>
          <table:table-cell office:value-type="float" office:value="-59.5302105758653" calcext:value-type="float">
            <text:p>-59.5302105758653</text:p>
          </table:table-cell>
          <table:table-cell office:value-type="float" office:value="82.0503022365564" calcext:value-type="float">
            <text:p>82.0503022365564</text:p>
          </table:table-cell>
          <table:table-cell office:value-type="float" office:value="-59.5302105758653" calcext:value-type="float">
            <text:p>-59.5302105758653</text:p>
          </table:table-cell>
          <table:table-cell office:value-type="float" office:value="82.0503022365564" calcext:value-type="float">
            <text:p>82.0503022365564</text:p>
          </table:table-cell>
        </table:table-row>
      </table:table>
      <table:named-expressions/>
      <table:database-ranges>
        <table:database-range table:name="__Anonymous_Sheet_DB__0" table:target-range-address="worldpeaks4.A1:worldpeaks4.M720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28T15:55:40.512000000</dc:date>
    <dc:creator>Greg Schmidt</dc:creator>
    <meta:editing-duration>PT22M28S</meta:editing-duration>
    <meta:editing-cycles>3</meta:editing-cycles>
    <meta:generator>LibreOffice/24.8.2.1$Windows_X86_64 LibreOffice_project/0f794b6e29741098670a3b95d60478a65d05ef13</meta:generator>
    <meta:document-statistic meta:table-count="1" meta:cell-count="9148" meta:object-count="0"/>
  </office:meta>
</office:document-meta>
</file>